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84.5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73.11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72.31pt"/>
    </style:style>
    <style:style style:name="co11" style:family="table-column">
      <style:table-column-properties fo:break-before="auto" style:column-width="80.39pt"/>
    </style:style>
    <style:style style:name="co12" style:family="table-column">
      <style:table-column-properties fo:break-before="auto" style:column-width="14.6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54.4pt"/>
    </style:style>
    <style:style style:name="co15" style:family="table-column">
      <style:table-column-properties fo:break-before="auto" style:column-width="19.5pt"/>
    </style:style>
    <style:style style:name="co16" style:family="table-column">
      <style:table-column-properties fo:break-before="auto" style:column-width="83.65pt"/>
    </style:style>
    <style:style style:name="co17" style:family="table-column">
      <style:table-column-properties fo:break-before="auto" style:column-width="90.99pt"/>
    </style:style>
    <style:style style:name="co18" style:family="table-column">
      <style:table-column-properties fo:break-before="auto" style:column-width="112.9pt"/>
    </style:style>
    <style:style style:name="co19" style:family="table-column">
      <style:table-column-properties fo:break-before="auto" style:column-width="116.19pt"/>
    </style:style>
    <style:style style:name="co20" style:family="table-column">
      <style:table-column-properties fo:break-before="auto" style:column-width="43.85pt"/>
    </style:style>
    <style:style style:name="co21" style:family="table-column">
      <style:table-column-properties fo:break-before="auto" style:column-width="39pt"/>
    </style:style>
    <style:style style:name="co22" style:family="table-column">
      <style:table-column-properties fo:break-before="auto" style:column-width="69.05pt"/>
    </style:style>
    <style:style style:name="co23" style:family="table-column">
      <style:table-column-properties fo:break-before="auto" style:column-width="40.59pt"/>
    </style:style>
    <style:style style:name="co24" style:family="table-column">
      <style:table-column-properties fo:break-before="auto" style:column-width="98.31pt"/>
    </style:style>
    <style:style style:name="co25" style:family="table-column">
      <style:table-column-properties fo:break-before="auto" style:column-width="26.79pt"/>
    </style:style>
    <style:style style:name="co26" style:family="table-column">
      <style:table-column-properties fo:break-before="auto" style:column-width="89.35pt"/>
    </style:style>
    <style:style style:name="co27" style:family="table-column">
      <style:table-column-properties fo:break-before="auto" style:column-width="102.36pt"/>
    </style:style>
    <style:style style:name="co28" style:family="table-column">
      <style:table-column-properties fo:break-before="auto" style:column-width="9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65d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aad"/>
    </style:style>
    <style:style style:name="ce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f04e4d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15" style:family="table-cell" style:parent-style-name="Default">
      <style:table-cell-properties fo:background-color="#f04e4d"/>
    </style:style>
    <style:style style:name="ce16" style:family="table-cell" style:parent-style-name="Default" style:data-style-name="N2">
      <style:table-cell-properties fo:background-color="#f04e4d"/>
    </style:style>
    <style:style style:name="ce13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ackground-color="#f9a87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9a870"/>
    </style:style>
    <style:style style:name="ce20" style:family="table-cell" style:parent-style-name="Default" style:data-style-name="N2">
      <style:table-cell-properties fo:background-color="#f9a870"/>
    </style:style>
    <style:style style:name="ce21" style:family="table-cell" style:parent-style-name="Default">
      <style:table-cell-properties fo:background-color="#f9a870"/>
      <style:text-properties fo:color="#ce181e"/>
    </style:style>
    <style:style style:name="ce31" style:family="table-cell" style:parent-style-name="Default">
      <style:table-cell-properties fo:background-color="#bce4e5"/>
    </style:style>
    <style:style style:name="ce3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f413d"/>
    </style:style>
    <style:style style:name="ce39" style:family="table-cell" style:parent-style-name="Default">
      <style:table-cell-properties fo:background-color="#ed1c24"/>
    </style:style>
    <style:style style:name="ce41" style:family="table-cell" style:parent-style-name="Default">
      <style:table-cell-properties fo:background-color="#00b6bd"/>
    </style:style>
    <style:style style:name="ce33" style:family="table-cell" style:parent-style-name="Default" style:data-style-name="N2">
      <style:table-cell-properties fo:background-color="#bce4e5"/>
    </style:style>
    <style:style style:name="ce38" style:family="table-cell" style:parent-style-name="Default" style:data-style-name="N2">
      <style:table-cell-properties fo:background-color="#ef413d"/>
    </style:style>
    <style:style style:name="ce45" style:family="table-cell" style:parent-style-name="Default">
      <style:table-cell-properties fo:border-bottom="none" fo:background-color="#adc5e7" fo:border-left="0.06pt solid #000000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>
      <style:table-cell-properties fo:background-color="#00888a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ackground-color="#bce4e5" fo:border-left="none" fo:border-right="none" fo:border-top="0.06pt solid #000000"/>
    </style:style>
    <style:style style:name="ce54" style:family="table-cell" style:parent-style-name="Default" style:data-style-name="N2">
      <style:table-cell-properties fo:border-bottom="0.06pt solid #000000" fo:background-color="#bce4e5" fo:border-left="none" fo:border-right="none" fo:border-top="none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9" table:default-cell-style-name="Default"/>
        <table:table-row table:style-name="ro1">
          <table:table-cell table:style-name="ce1"/>
          <table:table-cell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>
            <text:p>T1 MODEL</text:p>
          </table:table-cell>
          <table:table-cell/>
          <table:table-cell table:style-name="Default"/>
          <table:table-cell table:number-columns-repeated="37"/>
        </table:table-row>
        <table:table-row table:style-name="ro1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5" office:value-type="string" calcext:value-type="string">
            <text:p>14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 table:number-columns-repeated="5"/>
          <table:table-cell table:style-name="ce1" office:value-type="string" calcext:value-type="string">
            <text:p>SR4j-2200</text:p>
          </table:table-cell>
          <table:table-cell table:number-columns-repeated="5"/>
          <table:table-cell table:style-name="ce1" office:value-type="string" calcext:value-type="string">
            <text:p>SR4j-100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scaled</text:p>
          </table:table-cell>
          <table:table-cell table:formula="of:=[.E6]/[.B6]" office:value-type="float" office:value="1.88914910226386" calcext:value-type="float">
            <text:p>1.88914910226386</text:p>
          </table:table-cell>
          <table:table-cell table:number-columns-repeated="9"/>
          <table:table-cell office:value-type="string" calcext:value-type="string">
            <text:p>scaled</text:p>
          </table:table-cell>
          <table:table-cell table:formula="of:=[.Q7]/[.O7]" office:value-type="float" office:value="1.88914910226386" calcext:value-type="float">
            <text:p>1.889149102263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62" calcext:value-type="float">
            <text:p>2562.00</text:p>
          </table:table-cell>
          <table:table-cell table:formula="of:=([.B6]-[.B5])/[.B5]*100" office:value-type="string" office:string-value="" calcext:value-type="error">
            <text:p>#DIV/0!</text:p>
          </table:table-cell>
          <table:table-cell table:style-name="ce3"/>
          <table:table-cell table:style-name="ce3" office:value-type="float" office:value="4840" calcext:value-type="float">
            <text:p>4840.00</text:p>
          </table:table-cell>
          <table:table-cell table:style-name="ce3" table:formula="of:=([.E6]-[.E5])/[.E5]*100" office:value-type="float" office:value="-51.6" calcext:value-type="float">
            <text:p>-51.60</text:p>
          </table:table-cell>
          <table:table-cell table:style-name="ce3" table:formula="of:=[.E6]/[.$H$5]" office:value-type="float" office:value="2562" calcext:value-type="float">
            <text:p>2562.00</text:p>
          </table:table-cell>
          <table:table-cell table:style-name="ce3"/>
          <table:table-cell table:style-name="ce3" office:value-type="float" office:value="57.6" calcext:value-type="float">
            <text:p>57.60</text:p>
          </table:table-cell>
          <table:table-cell table:style-name="ce3" table:number-columns-repeated="2"/>
          <table:table-cell table:style-name="ce3" office:value-type="float" office:value="9012" calcext:value-type="float">
            <text:p>9012.00</text:p>
          </table:table-cell>
          <table:table-cell table:style-name="ce3" table:number-columns-repeated="2"/>
          <table:table-cell table:style-name="ce3" office:value-type="float" office:value="2562" calcext:value-type="float">
            <text:p>2562.00</text:p>
          </table:table-cell>
          <table:table-cell table:style-name="ce3"/>
          <table:table-cell table:style-name="ce3" office:value-type="float" office:value="4840" calcext:value-type="float">
            <text:p>4840.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2532" calcext:value-type="float">
            <text:p>2532.00</text:p>
          </table:table-cell>
          <table:table-cell table:formula="of:=([.B7]-[.B6])/[.B6]" office:value-type="float" office:value="-0.0117096018735363" calcext:value-type="float">
            <text:p>-0.01</text:p>
          </table:table-cell>
          <table:table-cell table:style-name="ce3"/>
          <table:table-cell table:style-name="ce3" office:value-type="float" office:value="4840" calcext:value-type="float">
            <text:p>4840.00</text:p>
          </table:table-cell>
          <table:table-cell table:style-name="ce3" table:formula="of:=([.E7]-[.E6])/[.E6]*100" office:value-type="float" office:value="0" calcext:value-type="float">
            <text:p>0.00</text:p>
          </table:table-cell>
          <table:table-cell table:style-name="ce3" table:formula="of:=[.E7]/[.$H$5]" office:value-type="float" office:value="2562" calcext:value-type="float">
            <text:p>2562.00</text:p>
          </table:table-cell>
          <table:table-cell table:style-name="ce3"/>
          <table:table-cell table:style-name="ce3" office:value-type="float" office:value="57.6" calcext:value-type="float">
            <text:p>57.60</text:p>
          </table:table-cell>
          <table:table-cell table:style-name="ce3" table:formula="of:=([.I7]-[.I6])/[.I6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9012" calcext:value-type="float">
            <text:p>9012.00</text:p>
          </table:table-cell>
          <table:table-cell table:style-name="ce3" table:formula="of:=([.L7]-[.L6])/[.L6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2562" calcext:value-type="float">
            <text:p>2562.00</text:p>
          </table:table-cell>
          <table:table-cell table:style-name="ce3" table:formula="of:=([.O7]-[.O6])/[.O6]*100" office:value-type="float" office:value="0" calcext:value-type="float">
            <text:p>0.00</text:p>
          </table:table-cell>
          <table:table-cell table:style-name="ce3" office:value-type="float" office:value="4840" calcext:value-type="float">
            <text:p>4840.00</text:p>
          </table:table-cell>
          <table:table-cell table:style-name="ce3" table:formula="of:=([.Q7]-[.Q6])/[.Q6]*100" office:value-type="float" office:value="0" calcext:value-type="float">
            <text:p>0.00</text:p>
          </table:table-cell>
          <table:table-cell table:formula="of:=[.Q7]/[.$S$5]" office:value-type="float" office:value="2562" calcext:value-type="float">
            <text:p>256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1931" calcext:value-type="float">
            <text:p>1931.00</text:p>
          </table:table-cell>
          <table:table-cell table:formula="of:=([.B8]-[.B7])/[.B7]*100" office:value-type="float" office:value="-23.7361769352291" calcext:value-type="float">
            <text:p>-23.74</text:p>
          </table:table-cell>
          <table:table-cell table:style-name="ce3"/>
          <table:table-cell table:style-name="ce3" office:value-type="float" office:value="4097" calcext:value-type="float">
            <text:p>4097.00</text:p>
          </table:table-cell>
          <table:table-cell table:style-name="ce3" table:formula="of:=([.E8]-[.E7])/[.E7]*100" office:value-type="float" office:value="-15.3512396694215" calcext:value-type="float">
            <text:p>-15.35</text:p>
          </table:table-cell>
          <table:table-cell table:style-name="ce3" table:formula="of:=[.E8]/[.$H$5]" office:value-type="float" office:value="2168.70123966942" calcext:value-type="float">
            <text:p>2168.70</text:p>
          </table:table-cell>
          <table:table-cell table:style-name="ce3"/>
          <table:table-cell table:style-name="ce3" office:value-type="float" office:value="53.5" calcext:value-type="float">
            <text:p>53.50</text:p>
          </table:table-cell>
          <table:table-cell table:style-name="ce3" table:formula="of:=([.I8]-[.I7])/[.I7]*100" office:value-type="float" office:value="-7.11805555555556" calcext:value-type="float">
            <text:p>-7.12</text:p>
          </table:table-cell>
          <table:table-cell table:style-name="ce3"/>
          <table:table-cell table:style-name="ce3" office:value-type="float" office:value="8558" calcext:value-type="float">
            <text:p>8558.00</text:p>
          </table:table-cell>
          <table:table-cell table:style-name="ce3" table:formula="of:=([.L8]-[.L7])/[.L7]*100" office:value-type="float" office:value="-5.03772747447847" calcext:value-type="float">
            <text:p>-5.04</text:p>
          </table:table-cell>
          <table:table-cell table:style-name="ce3"/>
          <table:table-cell table:style-name="ce3" office:value-type="float" office:value="1931" calcext:value-type="float">
            <text:p>1931.00</text:p>
          </table:table-cell>
          <table:table-cell table:style-name="ce3" table:formula="of:=([.O8]-[.O7])/[.O7]*100" office:value-type="float" office:value="-24.6291959406714" calcext:value-type="float">
            <text:p>-24.63</text:p>
          </table:table-cell>
          <table:table-cell table:style-name="ce3" office:value-type="float" office:value="4097" calcext:value-type="float">
            <text:p>4097.00</text:p>
          </table:table-cell>
          <table:table-cell table:style-name="ce3" table:formula="of:=([.Q8]-[.Q7])/[.Q7]*100" office:value-type="float" office:value="-15.3512396694215" calcext:value-type="float">
            <text:p>-15.35</text:p>
          </table:table-cell>
          <table:table-cell table:formula="of:=[.Q8]/[.$S$5]" office:value-type="float" office:value="2168.70123966942" calcext:value-type="float">
            <text:p>2168.701239669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718" calcext:value-type="float">
            <text:p>1718.00</text:p>
          </table:table-cell>
          <table:table-cell table:formula="of:=([.B9]-[.B8])/[.B8]*100" office:value-type="float" office:value="-11.0305541170378" calcext:value-type="float">
            <text:p>-11.03</text:p>
          </table:table-cell>
          <table:table-cell table:style-name="ce3"/>
          <table:table-cell table:style-name="ce3" office:value-type="float" office:value="3572" calcext:value-type="float">
            <text:p>3572.00</text:p>
          </table:table-cell>
          <table:table-cell table:style-name="ce3" table:formula="of:=([.E9]-[.E8])/[.E8]*100" office:value-type="float" office:value="-12.8142543324384" calcext:value-type="float">
            <text:p>-12.81</text:p>
          </table:table-cell>
          <table:table-cell table:style-name="ce3" table:formula="of:=[.E9]/[.$H$5]" office:value-type="float" office:value="1890.79834710744" calcext:value-type="float">
            <text:p>1890.80</text:p>
          </table:table-cell>
          <table:table-cell table:style-name="ce3"/>
          <table:table-cell table:style-name="ce3" office:value-type="float" office:value="44.7" calcext:value-type="float">
            <text:p>44.70</text:p>
          </table:table-cell>
          <table:table-cell table:style-name="ce3" table:formula="of:=([.I9]-[.I8])/[.I8]*100" office:value-type="float" office:value="-16.4485981308411" calcext:value-type="float">
            <text:p>-16.45</text:p>
          </table:table-cell>
          <table:table-cell table:style-name="ce3"/>
          <table:table-cell table:style-name="ce3" office:value-type="float" office:value="7228" calcext:value-type="float">
            <text:p>7228.00</text:p>
          </table:table-cell>
          <table:table-cell table:style-name="ce3" table:formula="of:=([.L9]-[.L8])/[.L8]*100" office:value-type="float" office:value="-15.5410142556672" calcext:value-type="float">
            <text:p>-15.54</text:p>
          </table:table-cell>
          <table:table-cell table:style-name="ce3"/>
          <table:table-cell table:style-name="ce3" office:value-type="float" office:value="1718" calcext:value-type="float">
            <text:p>1718.00</text:p>
          </table:table-cell>
          <table:table-cell table:style-name="ce3" table:formula="of:=([.O9]-[.O8])/[.O8]*100" office:value-type="float" office:value="-11.0305541170378" calcext:value-type="float">
            <text:p>-11.03</text:p>
          </table:table-cell>
          <table:table-cell table:style-name="ce3" office:value-type="float" office:value="3572" calcext:value-type="float">
            <text:p>3572.00</text:p>
          </table:table-cell>
          <table:table-cell table:style-name="ce3" table:formula="of:=([.Q9]-[.Q8])/[.Q8]*100" office:value-type="float" office:value="-12.8142543324384" calcext:value-type="float">
            <text:p>-12.81</text:p>
          </table:table-cell>
          <table:table-cell table:formula="of:=[.Q9]/[.$S$5]" office:value-type="float" office:value="1890.79834710744" calcext:value-type="float">
            <text:p>1890.7983471074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583" calcext:value-type="float">
            <text:p>1583.00</text:p>
          </table:table-cell>
          <table:table-cell table:formula="of:=([.B10]-[.B9])/[.B9]*100" office:value-type="float" office:value="-7.85797438882421" calcext:value-type="float">
            <text:p>-7.86</text:p>
          </table:table-cell>
          <table:table-cell table:style-name="ce3"/>
          <table:table-cell table:style-name="ce3" office:value-type="float" office:value="3219" calcext:value-type="float">
            <text:p>3219.00</text:p>
          </table:table-cell>
          <table:table-cell table:style-name="ce3" table:formula="of:=([.E10]-[.E9])/[.E9]*100" office:value-type="float" office:value="-9.88241881298992" calcext:value-type="float">
            <text:p>-9.88</text:p>
          </table:table-cell>
          <table:table-cell table:style-name="ce3" table:formula="of:=[.E10]/[.$H$5]" office:value-type="float" office:value="1703.94173553719" calcext:value-type="float">
            <text:p>1703.94</text:p>
          </table:table-cell>
          <table:table-cell table:style-name="ce3"/>
          <table:table-cell table:style-name="ce3" office:value-type="float" office:value="39.8" calcext:value-type="float">
            <text:p>39.80</text:p>
          </table:table-cell>
          <table:table-cell table:style-name="ce3" table:formula="of:=([.I10]-[.I9])/[.I9]*100" office:value-type="float" office:value="-10.9619686800895" calcext:value-type="float">
            <text:p>-10.96</text:p>
          </table:table-cell>
          <table:table-cell table:style-name="ce3"/>
          <table:table-cell table:style-name="ce3" office:value-type="float" office:value="6299" calcext:value-type="float">
            <text:p>6299.00</text:p>
          </table:table-cell>
          <table:table-cell table:style-name="ce3" table:formula="of:=([.L10]-[.L9])/[.L9]*100" office:value-type="float" office:value="-12.8527946873271" calcext:value-type="float">
            <text:p>-12.85</text:p>
          </table:table-cell>
          <table:table-cell table:style-name="ce3"/>
          <table:table-cell table:style-name="ce3" office:value-type="float" office:value="1583" calcext:value-type="float">
            <text:p>1583.00</text:p>
          </table:table-cell>
          <table:table-cell table:style-name="ce3" table:formula="of:=([.O10]-[.O9])/[.O9]*100" office:value-type="float" office:value="-7.85797438882421" calcext:value-type="float">
            <text:p>-7.86</text:p>
          </table:table-cell>
          <table:table-cell table:style-name="ce3" office:value-type="float" office:value="3219" calcext:value-type="float">
            <text:p>3219.00</text:p>
          </table:table-cell>
          <table:table-cell table:style-name="ce3" table:formula="of:=([.Q10]-[.Q9])/[.Q9]*100" office:value-type="float" office:value="-9.88241881298992" calcext:value-type="float">
            <text:p>-9.88</text:p>
          </table:table-cell>
          <table:table-cell table:formula="of:=[.Q10]/[.$S$5]" office:value-type="float" office:value="1703.94173553719" calcext:value-type="float">
            <text:p>1703.941735537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661" calcext:value-type="float">
            <text:p>661.00</text:p>
          </table:table-cell>
          <table:table-cell table:formula="of:=([.B11]-[.B10])/[.B10]*100" office:value-type="float" office:value="-58.2438408085913" calcext:value-type="float">
            <text:p>-58.24</text:p>
          </table:table-cell>
          <table:table-cell table:style-name="ce3"/>
          <table:table-cell table:style-name="ce3" office:value-type="float" office:value="1563" calcext:value-type="float">
            <text:p>1563.00</text:p>
          </table:table-cell>
          <table:table-cell table:style-name="ce3" table:formula="of:=([.E11]-[.E10])/[.E10]*100" office:value-type="float" office:value="-51.4445479962721" calcext:value-type="float">
            <text:p>-51.44</text:p>
          </table:table-cell>
          <table:table-cell table:style-name="ce3" table:formula="of:=[.E11]/[.$H$5]" office:value-type="float" office:value="827.356611570248" calcext:value-type="float">
            <text:p>827.36</text:p>
          </table:table-cell>
          <table:table-cell table:style-name="ce3"/>
          <table:table-cell table:style-name="ce3" office:value-type="float" office:value="35.3" calcext:value-type="float">
            <text:p>35.30</text:p>
          </table:table-cell>
          <table:table-cell table:style-name="ce3" table:formula="of:=([.I11]-[.I10])/[.I10]*100" office:value-type="float" office:value="-11.3065326633166" calcext:value-type="float">
            <text:p>-11.31</text:p>
          </table:table-cell>
          <table:table-cell table:style-name="ce3"/>
          <table:table-cell table:style-name="ce3" office:value-type="float" office:value="5527" calcext:value-type="float">
            <text:p>5527.00</text:p>
          </table:table-cell>
          <table:table-cell table:style-name="ce3" table:formula="of:=([.L11]-[.L10])/[.L10]*100" office:value-type="float" office:value="-12.2559136370853" calcext:value-type="float">
            <text:p>-12.26</text:p>
          </table:table-cell>
          <table:table-cell table:style-name="ce3"/>
          <table:table-cell table:style-name="ce3" office:value-type="float" office:value="661" calcext:value-type="float">
            <text:p>661.00</text:p>
          </table:table-cell>
          <table:table-cell table:style-name="ce3" table:formula="of:=([.O11]-[.O10])/[.O10]*100" office:value-type="float" office:value="-58.2438408085913" calcext:value-type="float">
            <text:p>-58.24</text:p>
          </table:table-cell>
          <table:table-cell table:style-name="ce3" office:value-type="float" office:value="1563" calcext:value-type="float">
            <text:p>1563.00</text:p>
          </table:table-cell>
          <table:table-cell table:style-name="ce3" table:formula="of:=([.Q11]-[.Q10])/[.Q10]*100" office:value-type="float" office:value="-51.4445479962721" calcext:value-type="float">
            <text:p>-51.44</text:p>
          </table:table-cell>
          <table:table-cell table:formula="of:=[.Q11]/[.$S$5]" office:value-type="float" office:value="827.356611570248" calcext:value-type="float">
            <text:p>827.3566115702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574" calcext:value-type="float">
            <text:p>574.00</text:p>
          </table:table-cell>
          <table:table-cell table:formula="of:=([.B12]-[.B11])/[.B11]*100" office:value-type="float" office:value="-13.1618759455371" calcext:value-type="float">
            <text:p>-13.16</text:p>
          </table:table-cell>
          <table:table-cell table:style-name="ce3"/>
          <table:table-cell table:style-name="ce3" office:value-type="float" office:value="1439" calcext:value-type="float">
            <text:p>1439.00</text:p>
          </table:table-cell>
          <table:table-cell table:style-name="ce3" table:formula="of:=([.E12]-[.E11])/[.E11]*100" office:value-type="float" office:value="-7.93346129238644" calcext:value-type="float">
            <text:p>-7.93</text:p>
          </table:table-cell>
          <table:table-cell table:style-name="ce3" table:formula="of:=[.E12]/[.$H$5]" office:value-type="float" office:value="761.718595041322" calcext:value-type="float">
            <text:p>761.72</text:p>
          </table:table-cell>
          <table:table-cell table:style-name="ce3"/>
          <table:table-cell table:style-name="ce3" office:value-type="float" office:value="32.1" calcext:value-type="float">
            <text:p>32.10</text:p>
          </table:table-cell>
          <table:table-cell table:style-name="ce3" table:formula="of:=([.I12]-[.I11])/[.I11]*100" office:value-type="float" office:value="-9.06515580736543" calcext:value-type="float">
            <text:p>-9.07</text:p>
          </table:table-cell>
          <table:table-cell table:style-name="ce3"/>
          <table:table-cell table:style-name="ce3" office:value-type="float" office:value="5285" calcext:value-type="float">
            <text:p>5285.00</text:p>
          </table:table-cell>
          <table:table-cell table:style-name="ce3" table:formula="of:=([.L12]-[.L11])/[.L11]*100" office:value-type="float" office:value="-4.37850551836439" calcext:value-type="float">
            <text:p>-4.38</text:p>
          </table:table-cell>
          <table:table-cell table:style-name="ce3"/>
          <table:table-cell table:style-name="ce3" office:value-type="float" office:value="574" calcext:value-type="float">
            <text:p>574.00</text:p>
          </table:table-cell>
          <table:table-cell table:style-name="ce3" table:formula="of:=([.O12]-[.O11])/[.O11]*100" office:value-type="float" office:value="-13.1618759455371" calcext:value-type="float">
            <text:p>-13.16</text:p>
          </table:table-cell>
          <table:table-cell table:style-name="ce3" office:value-type="float" office:value="1339" calcext:value-type="float">
            <text:p>1339.00</text:p>
          </table:table-cell>
          <table:table-cell table:style-name="ce3" table:formula="of:=([.Q12]-[.Q11])/[.Q11]*100" office:value-type="float" office:value="-14.3314139475368" calcext:value-type="float">
            <text:p>-14.33</text:p>
          </table:table-cell>
          <table:table-cell table:formula="of:=[.Q12]/[.$S$5]" office:value-type="float" office:value="708.784710743802" calcext:value-type="float">
            <text:p>708.7847107438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429" calcext:value-type="float">
            <text:p>429.00</text:p>
          </table:table-cell>
          <table:table-cell table:formula="of:=([.B13]-[.B12])/[.B12]*100" office:value-type="float" office:value="-25.2613240418118" calcext:value-type="float">
            <text:p>-25.26</text:p>
          </table:table-cell>
          <table:table-cell table:style-name="ce3"/>
          <table:table-cell table:style-name="ce3" office:value-type="float" office:value="1059" calcext:value-type="float">
            <text:p>1059.00</text:p>
          </table:table-cell>
          <table:table-cell table:style-name="ce3" table:formula="of:=([.E13]-[.E12])/[.E12]*100" office:value-type="float" office:value="-26.4072272411397" calcext:value-type="float">
            <text:p>-26.41</text:p>
          </table:table-cell>
          <table:table-cell table:style-name="ce3" table:formula="of:=[.E13]/[.$H$5]" office:value-type="float" office:value="560.569834710744" calcext:value-type="float">
            <text:p>560.57</text:p>
          </table:table-cell>
          <table:table-cell table:style-name="ce3"/>
          <table:table-cell table:style-name="ce3" office:value-type="float" office:value="22.3" calcext:value-type="float">
            <text:p>22.30</text:p>
          </table:table-cell>
          <table:table-cell table:style-name="ce3" table:formula="of:=([.I13]-[.I12])/[.I12]*100" office:value-type="float" office:value="-30.5295950155763" calcext:value-type="float">
            <text:p>-30.53</text:p>
          </table:table-cell>
          <table:table-cell table:style-name="ce3"/>
          <table:table-cell table:style-name="ce3" office:value-type="float" office:value="3814" calcext:value-type="float">
            <text:p>3814.00</text:p>
          </table:table-cell>
          <table:table-cell table:style-name="ce3" table:formula="of:=([.L13]-[.L12])/[.L12]*100" office:value-type="float" office:value="-27.833491012299" calcext:value-type="float">
            <text:p>-27.83</text:p>
          </table:table-cell>
          <table:table-cell table:style-name="ce3"/>
          <table:table-cell table:style-name="ce3" office:value-type="float" office:value="429" calcext:value-type="float">
            <text:p>429.00</text:p>
          </table:table-cell>
          <table:table-cell table:style-name="ce3" table:formula="of:=([.O13]-[.O12])/[.O12]*100" office:value-type="float" office:value="-25.2613240418118" calcext:value-type="float">
            <text:p>-25.26</text:p>
          </table:table-cell>
          <table:table-cell table:style-name="ce3" office:value-type="float" office:value="1009" calcext:value-type="float">
            <text:p>1009.00</text:p>
          </table:table-cell>
          <table:table-cell table:style-name="ce3" table:formula="of:=([.Q13]-[.Q12])/[.Q12]*100" office:value-type="float" office:value="-24.6452576549664" calcext:value-type="float">
            <text:p>-24.65</text:p>
          </table:table-cell>
          <table:table-cell table:formula="of:=[.Q13]/[.$S$5]" office:value-type="float" office:value="534.102892561983" calcext:value-type="float">
            <text:p>534.10289256198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398" calcext:value-type="float">
            <text:p>398.00</text:p>
          </table:table-cell>
          <table:table-cell table:formula="of:=([.B14]-[.B13])/[.B13]*100" office:value-type="float" office:value="-7.22610722610723" calcext:value-type="float">
            <text:p>-7.23</text:p>
          </table:table-cell>
          <table:table-cell table:style-name="ce3"/>
          <table:table-cell table:style-name="ce3" office:value-type="float" office:value="958" calcext:value-type="float">
            <text:p>958.00</text:p>
          </table:table-cell>
          <table:table-cell table:style-name="ce3" table:formula="of:=([.E14]-[.E13])/[.E13]*100" office:value-type="float" office:value="-9.53729933899906" calcext:value-type="float">
            <text:p>-9.54</text:p>
          </table:table-cell>
          <table:table-cell table:style-name="ce3" table:formula="of:=[.E14]/[.$H$5]" office:value-type="float" office:value="507.106611570248" calcext:value-type="float">
            <text:p>507.11</text:p>
          </table:table-cell>
          <table:table-cell table:style-name="ce3"/>
          <table:table-cell table:style-name="ce3" office:value-type="float" office:value="13.9" calcext:value-type="float">
            <text:p>13.90</text:p>
          </table:table-cell>
          <table:table-cell table:style-name="ce3" table:formula="of:=([.I14]-[.I13])/[.I13]*100" office:value-type="float" office:value="-37.6681614349776" calcext:value-type="float">
            <text:p>-37.67</text:p>
          </table:table-cell>
          <table:table-cell table:style-name="ce3"/>
          <table:table-cell table:style-name="ce3" office:value-type="float" office:value="2342" calcext:value-type="float">
            <text:p>2342.00</text:p>
          </table:table-cell>
          <table:table-cell table:style-name="ce3" table:formula="of:=([.L14]-[.L13])/[.L13]*100" office:value-type="float" office:value="-38.5946512847404" calcext:value-type="float">
            <text:p>-38.59</text:p>
          </table:table-cell>
          <table:table-cell table:style-name="ce3"/>
          <table:table-cell table:style-name="ce3" office:value-type="float" office:value="149" calcext:value-type="float">
            <text:p>149.00</text:p>
          </table:table-cell>
          <table:table-cell table:style-name="ce3" table:formula="of:=([.O14]-[.O13])/[.O13]*100" office:value-type="float" office:value="-65.2680652680653" calcext:value-type="float">
            <text:p>-65.27</text:p>
          </table:table-cell>
          <table:table-cell table:style-name="ce3" office:value-type="float" office:value="356" calcext:value-type="float">
            <text:p>356.00</text:p>
          </table:table-cell>
          <table:table-cell table:style-name="ce3" table:formula="of:=([.Q14]-[.Q13])/[.Q13]*100" office:value-type="float" office:value="-64.7175421209118" calcext:value-type="float">
            <text:p>-64.72</text:p>
          </table:table-cell>
          <table:table-cell table:formula="of:=[.Q14]/[.$S$5]" office:value-type="float" office:value="188.444628099174" calcext:value-type="float">
            <text:p>188.44462809917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0.279" calcext:value-type="float">
            <text:p>0.28</text:p>
          </table:table-cell>
          <table:table-cell table:formula="of:=([.B15]-[.B14])/[.B14]*100" office:value-type="float" office:value="-99.9298994974874" calcext:value-type="float">
            <text:p>-99.93</text:p>
          </table:table-cell>
          <table:table-cell table:style-name="ce3"/>
          <table:table-cell table:style-name="ce3" office:value-type="float" office:value="4" calcext:value-type="float">
            <text:p>4.00</text:p>
          </table:table-cell>
          <table:table-cell table:style-name="ce3" table:formula="of:=([.E15]-[.E14])/[.E14]*100" office:value-type="float" office:value="-99.5824634655532" calcext:value-type="float">
            <text:p>-99.58</text:p>
          </table:table-cell>
          <table:table-cell table:style-name="ce3" table:formula="of:=[.E15]/[.$H$5]" office:value-type="float" office:value="2.11735537190083" calcext:value-type="float">
            <text:p>2.12</text:p>
          </table:table-cell>
          <table:table-cell table:style-name="ce3"/>
          <table:table-cell table:style-name="ce3" office:value-type="float" office:value="13.6" calcext:value-type="float">
            <text:p>13.60</text:p>
          </table:table-cell>
          <table:table-cell table:style-name="ce3" table:formula="of:=([.I15]-[.I14])/[.I14]*100" office:value-type="float" office:value="-2.15827338129497" calcext:value-type="float">
            <text:p>-2.16</text:p>
          </table:table-cell>
          <table:table-cell table:style-name="ce3"/>
          <table:table-cell table:style-name="ce3" office:value-type="float" office:value="2259" calcext:value-type="float">
            <text:p>2259.00</text:p>
          </table:table-cell>
          <table:table-cell table:style-name="ce3" table:formula="of:=([.L15]-[.L14])/[.L14]*100" office:value-type="float" office:value="-3.54397950469684" calcext:value-type="float">
            <text:p>-3.54</text:p>
          </table:table-cell>
          <table:table-cell table:style-name="ce3"/>
          <table:table-cell table:style-name="ce3" office:value-type="float" office:value="149" calcext:value-type="float">
            <text:p>149.00</text:p>
          </table:table-cell>
          <table:table-cell table:style-name="ce3" table:formula="of:=([.O15]-[.O14])/[.O14]*100" office:value-type="float" office:value="0" calcext:value-type="float">
            <text:p>0.00</text:p>
          </table:table-cell>
          <table:table-cell table:style-name="ce3" office:value-type="float" office:value="356" calcext:value-type="float">
            <text:p>356.00</text:p>
          </table:table-cell>
          <table:table-cell table:style-name="ce3" table:formula="of:=([.Q15]-[.Q14])/[.Q14]*100" office:value-type="float" office:value="0" calcext:value-type="float">
            <text:p>0.00</text:p>
          </table:table-cell>
          <table:table-cell table:formula="of:=[.Q15]/[.$S$5]" office:value-type="float" office:value="188.444628099174" calcext:value-type="float">
            <text:p>188.444628099174</text:p>
          </table:table-cell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7" office:value-type="string" calcext:value-type="string">
            <text:p>18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 table:number-columns-repeated="5"/>
          <table:table-cell table:style-name="ce1" office:value-type="string" calcext:value-type="string">
            <text:p>SR4j-2200</text:p>
          </table:table-cell>
          <table:table-cell table:number-columns-repeated="5"/>
          <table:table-cell table:style-name="ce1" office:value-type="string" calcext:value-type="string">
            <text:p>SR4j-1000</text:p>
          </table:table-cell>
          <table:table-cell table:number-columns-repeated="5"/>
          <table:table-cell table:style-name="ce7" office:value-type="string" calcext:value-type="string">
            <text:p>1800_1000</text:p>
          </table:table-cell>
          <table:table-cell table:style-name="ce1" office:value-type="string" calcext:value-type="string">
            <text:p>SR4j-3400</text:p>
          </table:table-cell>
          <table:table-cell table:style-name="ce21" office:value-type="string" calcext:value-type="string">
            <text:p>LUND</text:p>
          </table:table-cell>
          <table:table-cell office:value-type="string" calcext:value-type="string">
            <text:p>ok</text:p>
          </table:table-cell>
          <table:table-cell table:number-columns-repeated="5"/>
          <table:table-cell table:style-name="ce1" office:value-type="string" calcext:value-type="string">
            <text:p>SR4j-2200</text:p>
          </table:table-cell>
          <table:table-cell office:value-type="string" calcext:value-type="string">
            <text:p>ok</text:p>
          </table:table-cell>
          <table:table-cell table:number-columns-repeated="4"/>
          <table:table-cell table:style-name="ce1" office:value-type="string" calcext:value-type="string">
            <text:p>SR4j-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Drop</text:p>
          </table:table-cell>
          <table:table-cell table:number-columns-repeated="11"/>
          <table:table-cell office:value-type="string" calcext:value-type="string">
            <text:p>scaled</text:p>
          </table:table-cell>
          <table:table-cell table:formula="of:=[.L21]/[.I21]" office:value-type="float" office:value="16.93147751606" calcext:value-type="float">
            <text:p>16.93147751606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scaled</text:p>
          </table:table-cell>
          <table:table-cell table:formula="of:=[.Y21]/[.V21]" office:value-type="float" office:value="4.57815845824411" calcext:value-type="float">
            <text:p>4.57815845824411</text:p>
          </table:table-cell>
          <table:table-cell table:number-columns-repeated="5"/>
          <table:table-cell office:value-type="string" calcext:value-type="string">
            <text:p>scaled</text:p>
          </table:table-cell>
          <table:table-cell table:formula="of:=[.AG21]/[.AD21]" office:value-type="float" office:value="4.57815845824411" calcext:value-type="float">
            <text:p>4.57815845824411</text:p>
          </table:table-cell>
          <table:table-cell table:number-columns-repeated="3"/>
          <table:table-cell office:value-type="string" calcext:value-type="string">
            <text:p>scaled</text:p>
          </table:table-cell>
          <table:table-cell table:style-name="ce3" table:formula="of:=[.AL21]/[.AJ21]" office:value-type="float" office:value="4.57815845824411" calcext:value-type="float">
            <text:p>4.58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467" calcext:value-type="float">
            <text:p>467.00</text:p>
          </table:table-cell>
          <table:table-cell/>
          <table:table-cell table:style-name="ce3"/>
          <table:table-cell table:style-name="ce3" office:value-type="float" office:value="7907" calcext:value-type="float">
            <text:p>7907.00</text:p>
          </table:table-cell>
          <table:table-cell table:style-name="ce3" table:formula="of:=([.E21]-[.E20])/[.E20]*100" office:value-type="float" office:value="-20.93" calcext:value-type="float">
            <text:p>-20.93</text:p>
          </table:table-cell>
          <table:table-cell table:style-name="ce3" table:number-columns-repeated="2"/>
          <table:table-cell table:style-name="ce3" office:value-type="float" office:value="467" calcext:value-type="float">
            <text:p>467.00</text:p>
          </table:table-cell>
          <table:table-cell table:style-name="ce3" table:number-columns-repeated="2"/>
          <table:table-cell table:style-name="ce3" office:value-type="float" office:value="7907" calcext:value-type="float">
            <text:p>7907.00</text:p>
          </table:table-cell>
          <table:table-cell table:style-name="ce3" table:number-columns-repeated="2"/>
          <table:table-cell table:style-name="ce3" office:value-type="float" office:value="467" calcext:value-type="float">
            <text:p>467.00</text:p>
          </table:table-cell>
          <table:table-cell table:style-name="ce3"/>
          <table:table-cell table:style-name="ce3" office:value-type="float" office:value="7907" calcext:value-type="float">
            <text:p>7907.00</text:p>
          </table:table-cell>
          <table:table-cell table:number-columns-repeated="3"/>
          <table:table-cell office:value-type="string" calcext:value-type="string">
            <text:p>Prese</text:p>
          </table:table-cell>
          <table:table-cell table:style-name="ce3" office:value-type="float" office:value="467" calcext:value-type="float">
            <text:p>467.00</text:p>
          </table:table-cell>
          <table:table-cell table:style-name="ce3" table:number-columns-repeated="2"/>
          <table:table-cell table:style-name="ce3" office:value-type="float" office:value="2138" calcext:value-type="float">
            <text:p>2138.00</text:p>
          </table:table-cell>
          <table:table-cell table:style-name="ce3"/>
          <table:table-cell table:number-columns-repeated="3"/>
          <table:table-cell table:style-name="ce3" office:value-type="float" office:value="467" calcext:value-type="float">
            <text:p>467.00</text:p>
          </table:table-cell>
          <table:table-cell table:style-name="ce3" table:number-columns-repeated="2"/>
          <table:table-cell table:style-name="ce3" office:value-type="float" office:value="2138" calcext:value-type="float">
            <text:p>2138.00</text:p>
          </table:table-cell>
          <table:table-cell table:style-name="ce3"/>
          <table:table-cell/>
          <table:table-cell table:style-name="ce3" office:value-type="float" office:value="467" calcext:value-type="float">
            <text:p>467.00</text:p>
          </table:table-cell>
          <table:table-cell table:style-name="ce3"/>
          <table:table-cell table:style-name="ce3" office:value-type="float" office:value="2138" calcext:value-type="float">
            <text:p>2138.00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22]-[.B21])/[.B21]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7907" calcext:value-type="float">
            <text:p>7907.00</text:p>
          </table:table-cell>
          <table:table-cell table:style-name="ce3" table:formula="of:=([.E22]-[.E21])/[.E21]*100" office:value-type="float" office:value="0" calcext:value-type="float">
            <text:p>0.00</text:p>
          </table:table-cell>
          <table:table-cell table:style-name="ce3" table:number-columns-repeated="2"/>
          <table:table-cell table:style-name="ce3" office:value-type="float" office:value="467" calcext:value-type="float">
            <text:p>467.00</text:p>
          </table:table-cell>
          <table:table-cell table:style-name="ce3" table:formula="of:=([.I22]-[.I21])/[.I21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7907" calcext:value-type="float">
            <text:p>7907.00</text:p>
          </table:table-cell>
          <table:table-cell table:style-name="ce3" table:formula="of:=([.L22]-[.L21])/[.L21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467" calcext:value-type="float">
            <text:p>467.00</text:p>
          </table:table-cell>
          <table:table-cell table:style-name="ce3" table:formula="of:=([.O22]-[.O21])/[.O21]*100" office:value-type="float" office:value="0" calcext:value-type="float">
            <text:p>0.00</text:p>
          </table:table-cell>
          <table:table-cell table:style-name="ce3" office:value-type="float" office:value="7907" calcext:value-type="float">
            <text:p>7907.00</text:p>
          </table:table-cell>
          <table:table-cell table:style-name="ce3" table:formula="of:=([.Q22]-[.Q21])/[.Q21]*100" office:value-type="float" office:value="0" calcext:value-type="float">
            <text:p>0.00</text:p>
          </table:table-cell>
          <table:table-cell table:formula="of:=[.Q22]/[.$S$20]" office:value-type="float" office:value="467" calcext:value-type="float">
            <text:p>467</text:p>
          </table:table-cell>
          <table:table-cell/>
          <table:table-cell office:value-type="string" calcext:value-type="string">
            <text:p>Jet&gt;2</text:p>
          </table:table-cell>
          <table:table-cell table:style-name="ce3" office:value-type="float" office:value="467" calcext:value-type="float">
            <text:p>467.00</text:p>
          </table:table-cell>
          <table:table-cell table:style-name="ce3" table:formula="of:=([.V22]-[.V21])/[.V21]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2138" calcext:value-type="float">
            <text:p>2138.00</text:p>
          </table:table-cell>
          <table:table-cell table:style-name="ce3" table:formula="of:=([.Y22]-[.Y21])/[.Y21]*100" office:value-type="float" office:value="0" calcext:value-type="float">
            <text:p>0.00</text:p>
          </table:table-cell>
          <table:table-cell table:formula="of:=[.Y22]/[.$AB$20]" office:value-type="float" office:value="467" calcext:value-type="float">
            <text:p>467</text:p>
          </table:table-cell>
          <table:table-cell table:number-columns-repeated="2"/>
          <table:table-cell table:style-name="ce3" office:value-type="float" office:value="467" calcext:value-type="float">
            <text:p>467.00</text:p>
          </table:table-cell>
          <table:table-cell table:style-name="ce3" table:formula="of:=([.AD22]-[.AD21])/[.AD21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2138" calcext:value-type="float">
            <text:p>2138.00</text:p>
          </table:table-cell>
          <table:table-cell table:style-name="ce3" table:formula="of:=([.AG22]-[.AG21])/[.AG21]*100" office:value-type="float" office:value="0" calcext:value-type="float">
            <text:p>0.00</text:p>
          </table:table-cell>
          <table:table-cell table:formula="of:=[.AG22]/[.$AI$20]" office:value-type="float" office:value="467" calcext:value-type="float">
            <text:p>467</text:p>
          </table:table-cell>
          <table:table-cell table:style-name="ce3" office:value-type="float" office:value="467" calcext:value-type="float">
            <text:p>467.00</text:p>
          </table:table-cell>
          <table:table-cell table:style-name="ce3" table:formula="of:=([.AJ22]-[.AJ21])/[.AJ21]*100" office:value-type="float" office:value="0" calcext:value-type="float">
            <text:p>0.00</text:p>
          </table:table-cell>
          <table:table-cell table:style-name="ce3" office:value-type="float" office:value="2138" calcext:value-type="float">
            <text:p>2138.00</text:p>
          </table:table-cell>
          <table:table-cell table:style-name="ce3" table:formula="of:=([.AL22]-[.AL21])/[.AL21]*100" office:value-type="float" office:value="0" calcext:value-type="float">
            <text:p>0.00</text:p>
          </table:table-cell>
          <table:table-cell table:style-name="ce3" table:formula="of:=[.AL22]/[.$AN$20]" office:value-type="float" office:value="467" calcext:value-type="float">
            <text:p>467.00</text:p>
          </table:table-cell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410" calcext:value-type="float">
            <text:p>410.00</text:p>
          </table:table-cell>
          <table:table-cell table:formula="of:=([.B23]-[.B22])/[.B22]*100" office:value-type="float" office:value="-12.2055674518201" calcext:value-type="float">
            <text:p>-12.21</text:p>
          </table:table-cell>
          <table:table-cell table:style-name="ce3"/>
          <table:table-cell table:style-name="ce3" office:value-type="float" office:value="7264" calcext:value-type="float">
            <text:p>7264.00</text:p>
          </table:table-cell>
          <table:table-cell table:style-name="ce3" table:formula="of:=([.E23]-[.E22])/[.E22]*100" office:value-type="float" office:value="-8.13203490577969" calcext:value-type="float">
            <text:p>-8.13</text:p>
          </table:table-cell>
          <table:table-cell table:style-name="ce3" table:number-columns-repeated="2"/>
          <table:table-cell table:style-name="ce3" office:value-type="float" office:value="410" calcext:value-type="float">
            <text:p>410.00</text:p>
          </table:table-cell>
          <table:table-cell table:style-name="ce3" table:formula="of:=([.I23]-[.I22])/[.I22]*100" office:value-type="float" office:value="-12.2055674518201" calcext:value-type="float">
            <text:p>-12.21</text:p>
          </table:table-cell>
          <table:table-cell table:style-name="ce3"/>
          <table:table-cell table:style-name="ce3" office:value-type="float" office:value="7264" calcext:value-type="float">
            <text:p>7264.00</text:p>
          </table:table-cell>
          <table:table-cell table:style-name="ce3" table:formula="of:=([.L23]-[.L22])/[.L22]*100" office:value-type="float" office:value="-8.13203490577969" calcext:value-type="float">
            <text:p>-8.13</text:p>
          </table:table-cell>
          <table:table-cell table:style-name="ce3"/>
          <table:table-cell table:style-name="ce3" office:value-type="float" office:value="410" calcext:value-type="float">
            <text:p>410.00</text:p>
          </table:table-cell>
          <table:table-cell table:style-name="ce3" table:formula="of:=([.O23]-[.O22])/[.O22]*100" office:value-type="float" office:value="-12.2055674518201" calcext:value-type="float">
            <text:p>-12.21</text:p>
          </table:table-cell>
          <table:table-cell table:style-name="ce3" office:value-type="float" office:value="7264" calcext:value-type="float">
            <text:p>7264.00</text:p>
          </table:table-cell>
          <table:table-cell table:style-name="ce3" table:formula="of:=([.Q23]-[.Q22])/[.Q22]*100" office:value-type="float" office:value="-8.13203490577969" calcext:value-type="float">
            <text:p>-8.13</text:p>
          </table:table-cell>
          <table:table-cell table:formula="of:=[.Q23]/[.$S$20]" office:value-type="float" office:value="429.023396990009" calcext:value-type="float">
            <text:p>429.023396990009</text:p>
          </table:table-cell>
          <table:table-cell/>
          <table:table-cell office:value-type="string" calcext:value-type="string">
            <text:p>Jet&gt;4</text:p>
          </table:table-cell>
          <table:table-cell table:style-name="ce3" office:value-type="float" office:value="410" calcext:value-type="float">
            <text:p>410.00</text:p>
          </table:table-cell>
          <table:table-cell table:style-name="ce3" table:formula="of:=([.V23]-[.V22])/[.V22]*100" office:value-type="float" office:value="-12.2055674518201" calcext:value-type="float">
            <text:p>-12.21</text:p>
          </table:table-cell>
          <table:table-cell table:style-name="ce3"/>
          <table:table-cell table:style-name="ce3" office:value-type="float" office:value="1842" calcext:value-type="float">
            <text:p>1842.00</text:p>
          </table:table-cell>
          <table:table-cell table:style-name="ce3" table:formula="of:=([.Y23]-[.Y22])/[.Y22]*100" office:value-type="float" office:value="-13.844714686623" calcext:value-type="float">
            <text:p>-13.84</text:p>
          </table:table-cell>
          <table:table-cell table:formula="of:=[.Y23]/[.$AB$20]" office:value-type="float" office:value="402.345182413471" calcext:value-type="float">
            <text:p>402.345182413471</text:p>
          </table:table-cell>
          <table:table-cell table:number-columns-repeated="2"/>
          <table:table-cell table:style-name="ce3" office:value-type="float" office:value="410" calcext:value-type="float">
            <text:p>410.00</text:p>
          </table:table-cell>
          <table:table-cell table:style-name="ce3" table:formula="of:=([.AD23]-[.AD22])/[.AD22]*100" office:value-type="float" office:value="-12.2055674518201" calcext:value-type="float">
            <text:p>-12.21</text:p>
          </table:table-cell>
          <table:table-cell table:style-name="ce3"/>
          <table:table-cell table:style-name="ce3" office:value-type="float" office:value="1842" calcext:value-type="float">
            <text:p>1842.00</text:p>
          </table:table-cell>
          <table:table-cell table:style-name="ce3" table:formula="of:=([.AG23]-[.AG22])/[.AG22]*100" office:value-type="float" office:value="-13.844714686623" calcext:value-type="float">
            <text:p>-13.84</text:p>
          </table:table-cell>
          <table:table-cell table:formula="of:=[.AG23]/[.$AI$20]" office:value-type="float" office:value="402.345182413471" calcext:value-type="float">
            <text:p>402.345182413471</text:p>
          </table:table-cell>
          <table:table-cell table:style-name="ce3" office:value-type="float" office:value="410" calcext:value-type="float">
            <text:p>410.00</text:p>
          </table:table-cell>
          <table:table-cell table:style-name="ce3" table:formula="of:=([.AJ23]-[.AJ22])/[.AJ22]*100" office:value-type="float" office:value="-12.2055674518201" calcext:value-type="float">
            <text:p>-12.21</text:p>
          </table:table-cell>
          <table:table-cell table:style-name="ce3" office:value-type="float" office:value="1842" calcext:value-type="float">
            <text:p>1842.00</text:p>
          </table:table-cell>
          <table:table-cell table:style-name="ce3" table:formula="of:=([.AL23]-[.AL22])/[.AL22]*100" office:value-type="float" office:value="-13.844714686623" calcext:value-type="float">
            <text:p>-13.84</text:p>
          </table:table-cell>
          <table:table-cell table:style-name="ce3" table:formula="of:=[.AL23]/[.$AN$20]" office:value-type="float" office:value="402.345182413471" calcext:value-type="float">
            <text:p>402.35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357" calcext:value-type="float">
            <text:p>357.00</text:p>
          </table:table-cell>
          <table:table-cell table:formula="of:=([.B24]-[.B23])/[.B23]*100" office:value-type="float" office:value="-12.9268292682927" calcext:value-type="float">
            <text:p>-12.93</text:p>
          </table:table-cell>
          <table:table-cell table:style-name="ce3"/>
          <table:table-cell table:style-name="ce3" office:value-type="float" office:value="6327" calcext:value-type="float">
            <text:p>6327.00</text:p>
          </table:table-cell>
          <table:table-cell table:style-name="ce3" table:formula="of:=([.E24]-[.E23])/[.E23]*100" office:value-type="float" office:value="-12.8992290748899" calcext:value-type="float">
            <text:p>-12.90</text:p>
          </table:table-cell>
          <table:table-cell table:style-name="ce3" table:number-columns-repeated="2"/>
          <table:table-cell table:style-name="ce3" office:value-type="float" office:value="357" calcext:value-type="float">
            <text:p>357.00</text:p>
          </table:table-cell>
          <table:table-cell table:style-name="ce3" table:formula="of:=([.I24]-[.I23])/[.I23]*100" office:value-type="float" office:value="-12.9268292682927" calcext:value-type="float">
            <text:p>-12.93</text:p>
          </table:table-cell>
          <table:table-cell table:style-name="ce3"/>
          <table:table-cell table:style-name="ce3" office:value-type="float" office:value="6327" calcext:value-type="float">
            <text:p>6327.00</text:p>
          </table:table-cell>
          <table:table-cell table:style-name="ce3" table:formula="of:=([.L24]-[.L23])/[.L23]*100" office:value-type="float" office:value="-12.8992290748899" calcext:value-type="float">
            <text:p>-12.90</text:p>
          </table:table-cell>
          <table:table-cell table:style-name="ce3"/>
          <table:table-cell table:style-name="ce3" office:value-type="float" office:value="357" calcext:value-type="float">
            <text:p>357.00</text:p>
          </table:table-cell>
          <table:table-cell table:style-name="ce3" table:formula="of:=([.O24]-[.O23])/[.O23]*100" office:value-type="float" office:value="-12.9268292682927" calcext:value-type="float">
            <text:p>-12.93</text:p>
          </table:table-cell>
          <table:table-cell table:style-name="ce3" office:value-type="float" office:value="6327" calcext:value-type="float">
            <text:p>6327.00</text:p>
          </table:table-cell>
          <table:table-cell table:style-name="ce3" table:formula="of:=([.Q24]-[.Q23])/[.Q23]*100" office:value-type="float" office:value="-12.8992290748899" calcext:value-type="float">
            <text:p>-12.90</text:p>
          </table:table-cell>
          <table:table-cell table:formula="of:=[.Q24]/[.$S$20]" office:value-type="float" office:value="373.682686227393" calcext:value-type="float">
            <text:p>373.682686227393</text:p>
          </table:table-cell>
          <table:table-cell/>
          <table:table-cell office:value-type="string" calcext:value-type="string">
            <text:p>Dphi(j3)&gt;0.4</text:p>
          </table:table-cell>
          <table:table-cell table:style-name="ce3" office:value-type="float" office:value="357" calcext:value-type="float">
            <text:p>357.00</text:p>
          </table:table-cell>
          <table:table-cell table:style-name="ce3" table:formula="of:=([.V24]-[.V23])/[.V23]*100" office:value-type="float" office:value="-12.9268292682927" calcext:value-type="float">
            <text:p>-12.93</text:p>
          </table:table-cell>
          <table:table-cell table:style-name="ce3"/>
          <table:table-cell table:style-name="ce3" office:value-type="float" office:value="1586" calcext:value-type="float">
            <text:p>1586.00</text:p>
          </table:table-cell>
          <table:table-cell table:style-name="ce3" table:formula="of:=([.Y24]-[.Y23])/[.Y23]*100" office:value-type="float" office:value="-13.8979370249729" calcext:value-type="float">
            <text:p>-13.90</text:p>
          </table:table-cell>
          <table:table-cell table:formula="of:=[.Y24]/[.$AB$20]" office:value-type="float" office:value="346.427502338634" calcext:value-type="float">
            <text:p>346.427502338634</text:p>
          </table:table-cell>
          <table:table-cell table:number-columns-repeated="2"/>
          <table:table-cell table:style-name="ce3" office:value-type="float" office:value="357" calcext:value-type="float">
            <text:p>357.00</text:p>
          </table:table-cell>
          <table:table-cell table:style-name="ce3" table:formula="of:=([.AD24]-[.AD23])/[.AD23]*100" office:value-type="float" office:value="-12.9268292682927" calcext:value-type="float">
            <text:p>-12.93</text:p>
          </table:table-cell>
          <table:table-cell table:style-name="ce3"/>
          <table:table-cell table:style-name="ce3" office:value-type="float" office:value="1586" calcext:value-type="float">
            <text:p>1586.00</text:p>
          </table:table-cell>
          <table:table-cell table:style-name="ce3" table:formula="of:=([.AG24]-[.AG23])/[.AG23]*100" office:value-type="float" office:value="-13.8979370249729" calcext:value-type="float">
            <text:p>-13.90</text:p>
          </table:table-cell>
          <table:table-cell table:formula="of:=[.AG24]/[.$AI$20]" office:value-type="float" office:value="346.427502338634" calcext:value-type="float">
            <text:p>346.427502338634</text:p>
          </table:table-cell>
          <table:table-cell table:style-name="ce3" office:value-type="float" office:value="357" calcext:value-type="float">
            <text:p>357.00</text:p>
          </table:table-cell>
          <table:table-cell table:style-name="ce3" table:formula="of:=([.AJ24]-[.AJ23])/[.AJ23]*100" office:value-type="float" office:value="-12.9268292682927" calcext:value-type="float">
            <text:p>-12.93</text:p>
          </table:table-cell>
          <table:table-cell table:style-name="ce3" office:value-type="float" office:value="1586" calcext:value-type="float">
            <text:p>1586.00</text:p>
          </table:table-cell>
          <table:table-cell table:style-name="ce3" table:formula="of:=([.AL24]-[.AL23])/[.AL23]*100" office:value-type="float" office:value="-13.8979370249729" calcext:value-type="float">
            <text:p>-13.90</text:p>
          </table:table-cell>
          <table:table-cell table:style-name="ce3" table:formula="of:=[.AL24]/[.$AN$20]" office:value-type="float" office:value="346.427502338634" calcext:value-type="float">
            <text:p>346.43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22" calcext:value-type="float">
            <text:p>322.00</text:p>
          </table:table-cell>
          <table:table-cell table:formula="of:=([.B25]-[.B24])/[.B24]*100" office:value-type="float" office:value="-9.80392156862745" calcext:value-type="float">
            <text:p>-9.80</text:p>
          </table:table-cell>
          <table:table-cell table:style-name="ce3"/>
          <table:table-cell table:style-name="ce3" office:value-type="float" office:value="5624" calcext:value-type="float">
            <text:p>5624.00</text:p>
          </table:table-cell>
          <table:table-cell table:style-name="ce3" table:formula="of:=([.E25]-[.E24])/[.E24]*100" office:value-type="float" office:value="-11.1111111111111" calcext:value-type="float">
            <text:p>-11.11</text:p>
          </table:table-cell>
          <table:table-cell table:style-name="ce3" table:number-columns-repeated="2"/>
          <table:table-cell table:style-name="ce3" office:value-type="float" office:value="322" calcext:value-type="float">
            <text:p>322.00</text:p>
          </table:table-cell>
          <table:table-cell table:style-name="ce3" table:formula="of:=([.I25]-[.I24])/[.I24]*100" office:value-type="float" office:value="-9.80392156862745" calcext:value-type="float">
            <text:p>-9.80</text:p>
          </table:table-cell>
          <table:table-cell table:style-name="ce3"/>
          <table:table-cell table:style-name="ce3" office:value-type="float" office:value="5624" calcext:value-type="float">
            <text:p>5624.00</text:p>
          </table:table-cell>
          <table:table-cell table:style-name="ce3" table:formula="of:=([.L25]-[.L24])/[.L24]*100" office:value-type="float" office:value="-11.1111111111111" calcext:value-type="float">
            <text:p>-11.11</text:p>
          </table:table-cell>
          <table:table-cell table:style-name="ce3"/>
          <table:table-cell table:style-name="ce3" office:value-type="float" office:value="322" calcext:value-type="float">
            <text:p>322.00</text:p>
          </table:table-cell>
          <table:table-cell table:style-name="ce3" table:formula="of:=([.O25]-[.O24])/[.O24]*100" office:value-type="float" office:value="-9.80392156862745" calcext:value-type="float">
            <text:p>-9.80</text:p>
          </table:table-cell>
          <table:table-cell table:style-name="ce3" office:value-type="float" office:value="5624" calcext:value-type="float">
            <text:p>5624.00</text:p>
          </table:table-cell>
          <table:table-cell table:style-name="ce3" table:formula="of:=([.Q25]-[.Q24])/[.Q24]*100" office:value-type="float" office:value="-11.1111111111111" calcext:value-type="float">
            <text:p>-11.11</text:p>
          </table:table-cell>
          <table:table-cell table:formula="of:=[.Q25]/[.$S$20]" office:value-type="float" office:value="332.162387757683" calcext:value-type="float">
            <text:p>332.162387757683</text:p>
          </table:table-cell>
          <table:table-cell/>
          <table:table-cell office:value-type="string" calcext:value-type="string">
            <text:p>Dphi(rest)&gt;0.2</text:p>
          </table:table-cell>
          <table:table-cell table:style-name="ce3" office:value-type="float" office:value="322" calcext:value-type="float">
            <text:p>322.00</text:p>
          </table:table-cell>
          <table:table-cell table:style-name="ce3" table:formula="of:=([.V25]-[.V24])/[.V24]*100" office:value-type="float" office:value="-9.80392156862745" calcext:value-type="float">
            <text:p>-9.80</text:p>
          </table:table-cell>
          <table:table-cell table:style-name="ce3"/>
          <table:table-cell table:style-name="ce3" office:value-type="float" office:value="1462" calcext:value-type="float">
            <text:p>1462.00</text:p>
          </table:table-cell>
          <table:table-cell table:style-name="ce3" table:formula="of:=([.Y25]-[.Y24])/[.Y24]*100" office:value-type="float" office:value="-7.81841109709962" calcext:value-type="float">
            <text:p>-7.82</text:p>
          </table:table-cell>
          <table:table-cell table:formula="of:=[.Y25]/[.$AB$20]" office:value-type="float" office:value="319.342376052385" calcext:value-type="float">
            <text:p>319.342376052385</text:p>
          </table:table-cell>
          <table:table-cell table:number-columns-repeated="2"/>
          <table:table-cell table:style-name="ce3" office:value-type="float" office:value="322" calcext:value-type="float">
            <text:p>322.00</text:p>
          </table:table-cell>
          <table:table-cell table:style-name="ce3" table:formula="of:=([.AD25]-[.AD24])/[.AD24]*100" office:value-type="float" office:value="-9.80392156862745" calcext:value-type="float">
            <text:p>-9.80</text:p>
          </table:table-cell>
          <table:table-cell table:style-name="ce3"/>
          <table:table-cell table:style-name="ce3" office:value-type="float" office:value="1462" calcext:value-type="float">
            <text:p>1462.00</text:p>
          </table:table-cell>
          <table:table-cell table:style-name="ce3" table:formula="of:=([.AG25]-[.AG24])/[.AG24]*100" office:value-type="float" office:value="-7.81841109709962" calcext:value-type="float">
            <text:p>-7.82</text:p>
          </table:table-cell>
          <table:table-cell table:formula="of:=[.AG25]/[.$AI$20]" office:value-type="float" office:value="319.342376052385" calcext:value-type="float">
            <text:p>319.342376052385</text:p>
          </table:table-cell>
          <table:table-cell table:style-name="ce3" office:value-type="float" office:value="322" calcext:value-type="float">
            <text:p>322.00</text:p>
          </table:table-cell>
          <table:table-cell table:style-name="ce3" table:formula="of:=([.AJ25]-[.AJ24])/[.AJ24]*100" office:value-type="float" office:value="-9.80392156862745" calcext:value-type="float">
            <text:p>-9.80</text:p>
          </table:table-cell>
          <table:table-cell table:style-name="ce3" office:value-type="float" office:value="1462" calcext:value-type="float">
            <text:p>1462.00</text:p>
          </table:table-cell>
          <table:table-cell table:style-name="ce3" table:formula="of:=([.AL25]-[.AL24])/[.AL24]*100" office:value-type="float" office:value="-7.81841109709962" calcext:value-type="float">
            <text:p>-7.82</text:p>
          </table:table-cell>
          <table:table-cell table:style-name="ce3" table:formula="of:=[.AL25]/[.$AN$20]" office:value-type="float" office:value="319.342376052385" calcext:value-type="float">
            <text:p>319.34</text:p>
          </table:table-cell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234" calcext:value-type="float">
            <text:p>234.00</text:p>
          </table:table-cell>
          <table:table-cell table:formula="of:=([.B26]-[.B25])/[.B25]*100" office:value-type="float" office:value="-27.3291925465838" calcext:value-type="float">
            <text:p>-27.33</text:p>
          </table:table-cell>
          <table:table-cell table:style-name="ce3"/>
          <table:table-cell table:style-name="ce3" office:value-type="float" office:value="4184" calcext:value-type="float">
            <text:p>4184.00</text:p>
          </table:table-cell>
          <table:table-cell table:style-name="ce3" table:formula="of:=([.E26]-[.E25])/[.E25]*100" office:value-type="float" office:value="-25.6045519203414" calcext:value-type="float">
            <text:p>-25.60</text:p>
          </table:table-cell>
          <table:table-cell table:style-name="ce3" table:number-columns-repeated="2"/>
          <table:table-cell table:style-name="ce3" office:value-type="float" office:value="234" calcext:value-type="float">
            <text:p>234.00</text:p>
          </table:table-cell>
          <table:table-cell table:style-name="ce3" table:formula="of:=([.I26]-[.I25])/[.I25]*100" office:value-type="float" office:value="-27.3291925465838" calcext:value-type="float">
            <text:p>-27.33</text:p>
          </table:table-cell>
          <table:table-cell table:style-name="ce3"/>
          <table:table-cell table:style-name="ce3" office:value-type="float" office:value="4184" calcext:value-type="float">
            <text:p>4184.00</text:p>
          </table:table-cell>
          <table:table-cell table:style-name="ce3" table:formula="of:=([.L26]-[.L25])/[.L25]*100" office:value-type="float" office:value="-25.6045519203414" calcext:value-type="float">
            <text:p>-25.60</text:p>
          </table:table-cell>
          <table:table-cell table:style-name="ce3"/>
          <table:table-cell table:style-name="ce3" office:value-type="float" office:value="234" calcext:value-type="float">
            <text:p>234.00</text:p>
          </table:table-cell>
          <table:table-cell table:style-name="ce3" table:formula="of:=([.O26]-[.O25])/[.O25]*100" office:value-type="float" office:value="-27.3291925465838" calcext:value-type="float">
            <text:p>-27.33</text:p>
          </table:table-cell>
          <table:table-cell table:style-name="ce3" office:value-type="float" office:value="4184" calcext:value-type="float">
            <text:p>4184.00</text:p>
          </table:table-cell>
          <table:table-cell table:style-name="ce3" table:formula="of:=([.Q26]-[.Q25])/[.Q25]*100" office:value-type="float" office:value="-25.6045519203414" calcext:value-type="float">
            <text:p>-25.60</text:p>
          </table:table-cell>
          <table:table-cell table:formula="of:=[.Q26]/[.$S$20]" office:value-type="float" office:value="247.113696724421" calcext:value-type="float">
            <text:p>247.113696724421</text:p>
          </table:table-cell>
          <table:table-cell/>
          <table:table-cell office:value-type="string" calcext:value-type="string">
            <text:p>pt(j4)&gt;100</text:p>
          </table:table-cell>
          <table:table-cell table:style-name="ce3" office:value-type="float" office:value="234" calcext:value-type="float">
            <text:p>234.00</text:p>
          </table:table-cell>
          <table:table-cell table:style-name="ce3" table:formula="of:=([.V26]-[.V25])/[.V25]*100" office:value-type="float" office:value="-27.3291925465838" calcext:value-type="float">
            <text:p>-27.33</text:p>
          </table:table-cell>
          <table:table-cell table:style-name="ce3"/>
          <table:table-cell table:style-name="ce3" office:value-type="float" office:value="987" calcext:value-type="float">
            <text:p>987.00</text:p>
          </table:table-cell>
          <table:table-cell table:style-name="ce3" table:formula="of:=([.Y26]-[.Y25])/[.Y25]*100" office:value-type="float" office:value="-32.4897400820793" calcext:value-type="float">
            <text:p>-32.49</text:p>
          </table:table-cell>
          <table:table-cell table:formula="of:=[.Y26]/[.$AB$20]" office:value-type="float" office:value="215.588868101029" calcext:value-type="float">
            <text:p>215.588868101029</text:p>
          </table:table-cell>
          <table:table-cell table:number-columns-repeated="2"/>
          <table:table-cell table:style-name="ce3" office:value-type="float" office:value="234" calcext:value-type="float">
            <text:p>234.00</text:p>
          </table:table-cell>
          <table:table-cell table:style-name="ce3" table:formula="of:=([.AD26]-[.AD25])/[.AD25]*100" office:value-type="float" office:value="-27.3291925465838" calcext:value-type="float">
            <text:p>-27.33</text:p>
          </table:table-cell>
          <table:table-cell table:style-name="ce3"/>
          <table:table-cell table:style-name="ce3" office:value-type="float" office:value="987" calcext:value-type="float">
            <text:p>987.00</text:p>
          </table:table-cell>
          <table:table-cell table:style-name="ce3" table:formula="of:=([.AG26]-[.AG25])/[.AG25]*100" office:value-type="float" office:value="-32.4897400820793" calcext:value-type="float">
            <text:p>-32.49</text:p>
          </table:table-cell>
          <table:table-cell table:formula="of:=[.AG26]/[.$AI$20]" office:value-type="float" office:value="215.588868101029" calcext:value-type="float">
            <text:p>215.588868101029</text:p>
          </table:table-cell>
          <table:table-cell table:style-name="ce3" office:value-type="float" office:value="234" calcext:value-type="float">
            <text:p>234.00</text:p>
          </table:table-cell>
          <table:table-cell table:style-name="ce3" table:formula="of:=([.AJ26]-[.AJ25])/[.AJ25]*100" office:value-type="float" office:value="-27.3291925465838" calcext:value-type="float">
            <text:p>-27.33</text:p>
          </table:table-cell>
          <table:table-cell table:style-name="ce3" office:value-type="float" office:value="987" calcext:value-type="float">
            <text:p>987.00</text:p>
          </table:table-cell>
          <table:table-cell table:style-name="ce3" table:formula="of:=([.AL26]-[.AL25])/[.AL25]*100" office:value-type="float" office:value="-32.4897400820793" calcext:value-type="float">
            <text:p>-32.49</text:p>
          </table:table-cell>
          <table:table-cell table:style-name="ce3" table:formula="of:=[.AL26]/[.$AN$20]" office:value-type="float" office:value="215.588868101029" calcext:value-type="float">
            <text:p>215.59</text:p>
          </table:table-cell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214" calcext:value-type="float">
            <text:p>214.00</text:p>
          </table:table-cell>
          <table:table-cell table:formula="of:=([.B27]-[.B26])/[.B26]*100" office:value-type="float" office:value="-8.54700854700855" calcext:value-type="float">
            <text:p>-8.55</text:p>
          </table:table-cell>
          <table:table-cell table:style-name="ce3"/>
          <table:table-cell table:style-name="ce3" office:value-type="float" office:value="3819" calcext:value-type="float">
            <text:p>3819.00</text:p>
          </table:table-cell>
          <table:table-cell table:style-name="ce3" table:formula="of:=([.E27]-[.E26])/[.E26]*100" office:value-type="float" office:value="-8.72370936902486" calcext:value-type="float">
            <text:p>-8.72</text:p>
          </table:table-cell>
          <table:table-cell table:style-name="ce3" table:number-columns-repeated="2"/>
          <table:table-cell table:style-name="ce3" office:value-type="float" office:value="214" calcext:value-type="float">
            <text:p>214.00</text:p>
          </table:table-cell>
          <table:table-cell table:style-name="ce3" table:formula="of:=([.I27]-[.I26])/[.I26]*100" office:value-type="float" office:value="-8.54700854700855" calcext:value-type="float">
            <text:p>-8.55</text:p>
          </table:table-cell>
          <table:table-cell table:style-name="ce3"/>
          <table:table-cell table:style-name="ce3" office:value-type="float" office:value="3819" calcext:value-type="float">
            <text:p>3819.00</text:p>
          </table:table-cell>
          <table:table-cell table:style-name="ce3" table:formula="of:=([.L27]-[.L26])/[.L26]*100" office:value-type="float" office:value="-8.72370936902486" calcext:value-type="float">
            <text:p>-8.72</text:p>
          </table:table-cell>
          <table:table-cell table:style-name="ce3"/>
          <table:table-cell table:style-name="ce3" office:value-type="float" office:value="214" calcext:value-type="float">
            <text:p>214.00</text:p>
          </table:table-cell>
          <table:table-cell table:style-name="ce3" table:formula="of:=([.O27]-[.O26])/[.O26]*100" office:value-type="float" office:value="-8.54700854700855" calcext:value-type="float">
            <text:p>-8.55</text:p>
          </table:table-cell>
          <table:table-cell table:style-name="ce3" office:value-type="float" office:value="3819" calcext:value-type="float">
            <text:p>3819.00</text:p>
          </table:table-cell>
          <table:table-cell table:style-name="ce3" table:formula="of:=([.Q27]-[.Q26])/[.Q26]*100" office:value-type="float" office:value="-8.72370936902486" calcext:value-type="float">
            <text:p>-8.72</text:p>
          </table:table-cell>
          <table:table-cell table:formula="of:=[.Q27]/[.$S$20]" office:value-type="float" office:value="225.556216011129" calcext:value-type="float">
            <text:p>225.556216011129</text:p>
          </table:table-cell>
          <table:table-cell/>
          <table:table-cell office:value-type="string" calcext:value-type="string">
            <text:p>eta(j4)&lt;2</text:p>
          </table:table-cell>
          <table:table-cell table:style-name="ce3" office:value-type="float" office:value="214" calcext:value-type="float">
            <text:p>214.00</text:p>
          </table:table-cell>
          <table:table-cell table:style-name="ce3" table:formula="of:=([.V27]-[.V26])/[.V26]*100" office:value-type="float" office:value="-8.54700854700855" calcext:value-type="float">
            <text:p>-8.55</text:p>
          </table:table-cell>
          <table:table-cell table:style-name="ce3"/>
          <table:table-cell table:style-name="ce3" office:value-type="float" office:value="923" calcext:value-type="float">
            <text:p>923.00</text:p>
          </table:table-cell>
          <table:table-cell table:style-name="ce3" table:formula="of:=([.Y27]-[.Y26])/[.Y26]*100" office:value-type="float" office:value="-6.48429584599797" calcext:value-type="float">
            <text:p>-6.48</text:p>
          </table:table-cell>
          <table:table-cell table:formula="of:=[.Y27]/[.$AB$20]" office:value-type="float" office:value="201.60944808232" calcext:value-type="float">
            <text:p>201.60944808232</text:p>
          </table:table-cell>
          <table:table-cell table:number-columns-repeated="2"/>
          <table:table-cell table:style-name="ce3" office:value-type="float" office:value="214" calcext:value-type="float">
            <text:p>214.00</text:p>
          </table:table-cell>
          <table:table-cell table:style-name="ce3" table:formula="of:=([.AD27]-[.AD26])/[.AD26]*100" office:value-type="float" office:value="-8.54700854700855" calcext:value-type="float">
            <text:p>-8.55</text:p>
          </table:table-cell>
          <table:table-cell table:style-name="ce3"/>
          <table:table-cell table:style-name="ce3" office:value-type="float" office:value="923" calcext:value-type="float">
            <text:p>923.00</text:p>
          </table:table-cell>
          <table:table-cell table:style-name="ce3" table:formula="of:=([.AG27]-[.AG26])/[.AG26]*100" office:value-type="float" office:value="-6.48429584599797" calcext:value-type="float">
            <text:p>-6.48</text:p>
          </table:table-cell>
          <table:table-cell table:formula="of:=[.AG27]/[.$AI$20]" office:value-type="float" office:value="201.60944808232" calcext:value-type="float">
            <text:p>201.60944808232</text:p>
          </table:table-cell>
          <table:table-cell table:style-name="ce3" office:value-type="float" office:value="214" calcext:value-type="float">
            <text:p>214.00</text:p>
          </table:table-cell>
          <table:table-cell table:style-name="ce3" table:formula="of:=([.AJ27]-[.AJ26])/[.AJ26]*100" office:value-type="float" office:value="-8.54700854700855" calcext:value-type="float">
            <text:p>-8.55</text:p>
          </table:table-cell>
          <table:table-cell table:style-name="ce3" office:value-type="float" office:value="923" calcext:value-type="float">
            <text:p>923.00</text:p>
          </table:table-cell>
          <table:table-cell table:style-name="ce3" table:formula="of:=([.AL27]-[.AL26])/[.AL26]*100" office:value-type="float" office:value="-6.48429584599797" calcext:value-type="float">
            <text:p>-6.48</text:p>
          </table:table-cell>
          <table:table-cell table:style-name="ce3" table:formula="of:=[.AL27]/[.$AN$20]" office:value-type="float" office:value="201.60944808232" calcext:value-type="float">
            <text:p>201.61</text:p>
          </table:table-cell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159" calcext:value-type="float">
            <text:p>159.00</text:p>
          </table:table-cell>
          <table:table-cell table:formula="of:=([.B28]-[.B27])/[.B27]*100" office:value-type="float" office:value="-25.7009345794392" calcext:value-type="float">
            <text:p>-25.70</text:p>
          </table:table-cell>
          <table:table-cell table:style-name="ce3"/>
          <table:table-cell table:style-name="ce3" office:value-type="float" office:value="2920" calcext:value-type="float">
            <text:p>2920.00</text:p>
          </table:table-cell>
          <table:table-cell table:style-name="ce3" table:formula="of:=([.E28]-[.E27])/[.E27]*100" office:value-type="float" office:value="-23.5401937680021" calcext:value-type="float">
            <text:p>-23.54</text:p>
          </table:table-cell>
          <table:table-cell table:style-name="ce3" table:number-columns-repeated="2"/>
          <table:table-cell table:style-name="ce3" office:value-type="float" office:value="159" calcext:value-type="float">
            <text:p>159.00</text:p>
          </table:table-cell>
          <table:table-cell table:style-name="ce3" table:formula="of:=([.I28]-[.I27])/[.I27]*100" office:value-type="float" office:value="-25.7009345794392" calcext:value-type="float">
            <text:p>-25.70</text:p>
          </table:table-cell>
          <table:table-cell table:style-name="ce3"/>
          <table:table-cell table:style-name="ce3" office:value-type="float" office:value="2920" calcext:value-type="float">
            <text:p>2920.00</text:p>
          </table:table-cell>
          <table:table-cell table:style-name="ce3" table:formula="of:=([.L28]-[.L27])/[.L27]*100" office:value-type="float" office:value="-23.5401937680021" calcext:value-type="float">
            <text:p>-23.54</text:p>
          </table:table-cell>
          <table:table-cell table:style-name="ce3"/>
          <table:table-cell table:style-name="ce3" office:value-type="float" office:value="159" calcext:value-type="float">
            <text:p>159.00</text:p>
          </table:table-cell>
          <table:table-cell table:style-name="ce3" table:formula="of:=([.O28]-[.O27])/[.O27]*100" office:value-type="float" office:value="-25.7009345794392" calcext:value-type="float">
            <text:p>-25.70</text:p>
          </table:table-cell>
          <table:table-cell table:style-name="ce3" office:value-type="float" office:value="2920" calcext:value-type="float">
            <text:p>2920.00</text:p>
          </table:table-cell>
          <table:table-cell table:style-name="ce3" table:formula="of:=([.Q28]-[.Q27])/[.Q27]*100" office:value-type="float" office:value="-23.5401937680021" calcext:value-type="float">
            <text:p>-23.54</text:p>
          </table:table-cell>
          <table:table-cell table:formula="of:=[.Q28]/[.$S$20]" office:value-type="float" office:value="172.459845706336" calcext:value-type="float">
            <text:p>172.459845706336</text:p>
          </table:table-cell>
          <table:table-cell/>
          <table:table-cell office:value-type="string" calcext:value-type="string">
            <text:p>Aplanarity</text:p>
          </table:table-cell>
          <table:table-cell table:style-name="ce3" office:value-type="float" office:value="159" calcext:value-type="float">
            <text:p>159.00</text:p>
          </table:table-cell>
          <table:table-cell table:style-name="ce3" table:formula="of:=([.V28]-[.V27])/[.V27]*100" office:value-type="float" office:value="-25.7009345794392" calcext:value-type="float">
            <text:p>-25.70</text:p>
          </table:table-cell>
          <table:table-cell table:style-name="ce3"/>
          <table:table-cell table:style-name="ce3" office:value-type="float" office:value="650" calcext:value-type="float">
            <text:p>650.00</text:p>
          </table:table-cell>
          <table:table-cell table:style-name="ce3" table:formula="of:=([.Y28]-[.Y27])/[.Y27]*100" office:value-type="float" office:value="-29.5774647887324" calcext:value-type="float">
            <text:p>-29.58</text:p>
          </table:table-cell>
          <table:table-cell table:formula="of:=[.Y28]/[.$AB$20]" office:value-type="float" office:value="141.978484565014" calcext:value-type="float">
            <text:p>141.978484565014</text:p>
          </table:table-cell>
          <table:table-cell table:number-columns-repeated="2"/>
          <table:table-cell table:style-name="ce3" office:value-type="float" office:value="159" calcext:value-type="float">
            <text:p>159.00</text:p>
          </table:table-cell>
          <table:table-cell table:style-name="ce3" table:formula="of:=([.AD28]-[.AD27])/[.AD27]*100" office:value-type="float" office:value="-25.7009345794392" calcext:value-type="float">
            <text:p>-25.70</text:p>
          </table:table-cell>
          <table:table-cell table:style-name="ce3"/>
          <table:table-cell table:style-name="ce3" office:value-type="float" office:value="650" calcext:value-type="float">
            <text:p>650.00</text:p>
          </table:table-cell>
          <table:table-cell table:style-name="ce3" table:formula="of:=([.AG28]-[.AG27])/[.AG27]*100" office:value-type="float" office:value="-29.5774647887324" calcext:value-type="float">
            <text:p>-29.58</text:p>
          </table:table-cell>
          <table:table-cell table:formula="of:=[.AG28]/[.$AI$20]" office:value-type="float" office:value="141.978484565014" calcext:value-type="float">
            <text:p>141.978484565014</text:p>
          </table:table-cell>
          <table:table-cell table:style-name="ce3" office:value-type="float" office:value="159" calcext:value-type="float">
            <text:p>159.00</text:p>
          </table:table-cell>
          <table:table-cell table:style-name="ce3" table:formula="of:=([.AJ28]-[.AJ27])/[.AJ27]*100" office:value-type="float" office:value="-25.7009345794392" calcext:value-type="float">
            <text:p>-25.70</text:p>
          </table:table-cell>
          <table:table-cell table:style-name="ce3" office:value-type="float" office:value="650" calcext:value-type="float">
            <text:p>650.00</text:p>
          </table:table-cell>
          <table:table-cell table:style-name="ce3" table:formula="of:=([.AL28]-[.AL27])/[.AL27]*100" office:value-type="float" office:value="-29.5774647887324" calcext:value-type="float">
            <text:p>-29.58</text:p>
          </table:table-cell>
          <table:table-cell table:style-name="ce3" table:formula="of:=[.AL28]/[.$AN$20]" office:value-type="float" office:value="141.978484565014" calcext:value-type="float">
            <text:p>141.98</text:p>
          </table:table-cell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42" calcext:value-type="float">
            <text:p>142.00</text:p>
          </table:table-cell>
          <table:table-cell table:formula="of:=([.B29]-[.B28])/[.B28]*100" office:value-type="float" office:value="-10.6918238993711" calcext:value-type="float">
            <text:p>-10.69</text:p>
          </table:table-cell>
          <table:table-cell table:style-name="ce3"/>
          <table:table-cell table:style-name="ce3" office:value-type="float" office:value="2593" calcext:value-type="float">
            <text:p>2593.00</text:p>
          </table:table-cell>
          <table:table-cell table:style-name="ce3" table:formula="of:=([.E29]-[.E28])/[.E28]*100" office:value-type="float" office:value="-11.1986301369863" calcext:value-type="float">
            <text:p>-11.20</text:p>
          </table:table-cell>
          <table:table-cell table:style-name="ce3" table:number-columns-repeated="2"/>
          <table:table-cell table:style-name="ce3" office:value-type="float" office:value="82.7" calcext:value-type="float">
            <text:p>82.70</text:p>
          </table:table-cell>
          <table:table-cell table:style-name="ce3" table:formula="of:=([.I29]-[.I28])/[.I28]*100" office:value-type="float" office:value="-47.9874213836478" calcext:value-type="float">
            <text:p>-47.99</text:p>
          </table:table-cell>
          <table:table-cell table:style-name="ce3"/>
          <table:table-cell table:style-name="ce3" office:value-type="float" office:value="1476" calcext:value-type="float">
            <text:p>1476.00</text:p>
          </table:table-cell>
          <table:table-cell table:style-name="ce3" table:formula="of:=([.L29]-[.L28])/[.L28]*100" office:value-type="float" office:value="-49.4520547945205" calcext:value-type="float">
            <text:p>-49.45</text:p>
          </table:table-cell>
          <table:table-cell table:style-name="ce3"/>
          <table:table-cell table:style-name="ce3" office:value-type="float" office:value="82.7" calcext:value-type="float">
            <text:p>82.70</text:p>
          </table:table-cell>
          <table:table-cell table:style-name="ce3" table:formula="of:=([.O29]-[.O28])/[.O28]*100" office:value-type="float" office:value="-47.9874213836478" calcext:value-type="float">
            <text:p>-47.99</text:p>
          </table:table-cell>
          <table:table-cell table:style-name="ce3" office:value-type="float" office:value="1476" calcext:value-type="float">
            <text:p>1476.00</text:p>
          </table:table-cell>
          <table:table-cell table:style-name="ce3" table:formula="of:=([.Q29]-[.Q28])/[.Q28]*100" office:value-type="float" office:value="-49.4520547945205" calcext:value-type="float">
            <text:p>-49.45</text:p>
          </table:table-cell>
          <table:table-cell table:formula="of:=[.Q29]/[.$S$20]" office:value-type="float" office:value="87.1749083090932" calcext:value-type="float">
            <text:p>87.1749083090932</text:p>
          </table:table-cell>
          <table:table-cell/>
          <table:table-cell office:value-type="string" calcext:value-type="string">
            <text:p>Etmiss/HT</text:p>
          </table:table-cell>
          <table:table-cell table:style-name="ce3" office:value-type="float" office:value="142" calcext:value-type="float">
            <text:p>142.00</text:p>
          </table:table-cell>
          <table:table-cell table:style-name="ce3" table:formula="of:=([.V29]-[.V28])/[.V28]*100" office:value-type="float" office:value="-10.6918238993711" calcext:value-type="float">
            <text:p>-10.69</text:p>
          </table:table-cell>
          <table:table-cell table:style-name="ce3"/>
          <table:table-cell table:style-name="ce3" office:value-type="float" office:value="596" calcext:value-type="float">
            <text:p>596.00</text:p>
          </table:table-cell>
          <table:table-cell table:style-name="ce3" table:formula="of:=([.Y29]-[.Y28])/[.Y28]*100" office:value-type="float" office:value="-8.30769230769231" calcext:value-type="float">
            <text:p>-8.31</text:p>
          </table:table-cell>
          <table:table-cell table:formula="of:=[.Y29]/[.$AB$20]" office:value-type="float" office:value="130.183348924228" calcext:value-type="float">
            <text:p>130.183348924228</text:p>
          </table:table-cell>
          <table:table-cell table:number-columns-repeated="2"/>
          <table:table-cell table:style-name="ce3" office:value-type="float" office:value="82.7" calcext:value-type="float">
            <text:p>82.70</text:p>
          </table:table-cell>
          <table:table-cell table:style-name="ce3" table:formula="of:=([.AD29]-[.AD28])/[.AD28]*100" office:value-type="float" office:value="-47.9874213836478" calcext:value-type="float">
            <text:p>-47.99</text:p>
          </table:table-cell>
          <table:table-cell table:style-name="ce3"/>
          <table:table-cell table:style-name="ce3" office:value-type="float" office:value="322" calcext:value-type="float">
            <text:p>322.00</text:p>
          </table:table-cell>
          <table:table-cell table:style-name="ce3" table:formula="of:=([.AG29]-[.AG28])/[.AG28]*100" office:value-type="float" office:value="-50.4615384615385" calcext:value-type="float">
            <text:p>-50.46</text:p>
          </table:table-cell>
          <table:table-cell table:formula="of:=[.AG29]/[.$AI$20]" office:value-type="float" office:value="70.33395696913" calcext:value-type="float">
            <text:p>70.33395696913</text:p>
          </table:table-cell>
          <table:table-cell table:style-name="ce3" office:value-type="float" office:value="82.7" calcext:value-type="float">
            <text:p>82.70</text:p>
          </table:table-cell>
          <table:table-cell table:style-name="ce3" table:formula="of:=([.AJ29]-[.AJ28])/[.AJ28]*100" office:value-type="float" office:value="-47.9874213836478" calcext:value-type="float">
            <text:p>-47.99</text:p>
          </table:table-cell>
          <table:table-cell table:style-name="ce3" office:value-type="float" office:value="322" calcext:value-type="float">
            <text:p>322.00</text:p>
          </table:table-cell>
          <table:table-cell table:style-name="ce3" table:formula="of:=([.AL29]-[.AL28])/[.AL28]*100" office:value-type="float" office:value="-50.4615384615385" calcext:value-type="float">
            <text:p>-50.46</text:p>
          </table:table-cell>
          <table:table-cell table:style-name="ce3" table:formula="of:=[.AL29]/[.$AN$20]" office:value-type="float" office:value="70.33395696913" calcext:value-type="float">
            <text:p>70.33</text:p>
          </table:table-cell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1.43" calcext:value-type="float">
            <text:p>1.43</text:p>
          </table:table-cell>
          <table:table-cell table:formula="of:=([.B30]-[.B29])/[.B29]*100" office:value-type="float" office:value="-98.9929577464789" calcext:value-type="float">
            <text:p>-98.99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table:formula="of:=([.E30]-[.E29])/[.E29]*100" office:value-type="float" office:value="-97.686077902044" calcext:value-type="float">
            <text:p>-97.69</text:p>
          </table:table-cell>
          <table:table-cell table:style-name="ce3" table:number-columns-repeated="2"/>
          <table:table-cell table:style-name="ce3" office:value-type="float" office:value="34.9" calcext:value-type="float">
            <text:p>34.90</text:p>
          </table:table-cell>
          <table:table-cell table:style-name="ce3" table:formula="of:=([.I30]-[.I29])/[.I29]*100" office:value-type="float" office:value="-57.7992744860943" calcext:value-type="float">
            <text:p>-57.80</text:p>
          </table:table-cell>
          <table:table-cell table:style-name="ce3"/>
          <table:table-cell table:style-name="ce3" office:value-type="float" office:value="703" calcext:value-type="float">
            <text:p>703.00</text:p>
          </table:table-cell>
          <table:table-cell table:style-name="ce3" table:formula="of:=([.L30]-[.L29])/[.L29]*100" office:value-type="float" office:value="-52.3712737127371" calcext:value-type="float">
            <text:p>-52.37</text:p>
          </table:table-cell>
          <table:table-cell table:style-name="ce3"/>
          <table:table-cell table:style-name="ce3" office:value-type="float" office:value="82.7" calcext:value-type="float">
            <text:p>82.70</text:p>
          </table:table-cell>
          <table:table-cell table:style-name="ce3" table:formula="of:=([.O30]-[.O29])/[.O29]*100" office:value-type="float" office:value="0" calcext:value-type="float">
            <text:p>0.00</text:p>
          </table:table-cell>
          <table:table-cell table:style-name="ce3" office:value-type="float" office:value="703" calcext:value-type="float">
            <text:p>703.00</text:p>
          </table:table-cell>
          <table:table-cell table:style-name="ce3" table:formula="of:=([.Q30]-[.Q29])/[.Q29]*100" office:value-type="float" office:value="-52.3712737127371" calcext:value-type="float">
            <text:p>-52.37</text:p>
          </table:table-cell>
          <table:table-cell table:formula="of:=[.Q30]/[.$S$20]" office:value-type="float" office:value="41.5202984697104" calcext:value-type="float">
            <text:p>41.5202984697104</text:p>
          </table:table-cell>
          <table:table-cell/>
          <table:table-cell office:value-type="string" calcext:value-type="string">
            <text:p>Meff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formula="of:=([.V30]-[.V29])/[.V29]*100" office:value-type="float" office:value="-98.9929577464789" calcext:value-type="float">
            <text:p>-98.99</text:p>
          </table:table-cell>
          <table:table-cell table:style-name="ce3"/>
          <table:table-cell table:style-name="ce3" office:value-type="float" office:value="5" calcext:value-type="float">
            <text:p>5.00</text:p>
          </table:table-cell>
          <table:table-cell table:style-name="ce3" table:formula="of:=([.Y30]-[.Y29])/[.Y29]*100" office:value-type="float" office:value="-99.1610738255034" calcext:value-type="float">
            <text:p>-99.16</text:p>
          </table:table-cell>
          <table:table-cell table:formula="of:=[.Y30]/[.$AB$20]" office:value-type="float" office:value="1.09214218896165" calcext:value-type="float">
            <text:p>1.09214218896165</text:p>
          </table:table-cell>
          <table:table-cell table:number-columns-repeated="2"/>
          <table:table-cell table:style-name="ce3" office:value-type="float" office:value="34.9" calcext:value-type="float">
            <text:p>34.90</text:p>
          </table:table-cell>
          <table:table-cell table:style-name="ce3" table:formula="of:=([.AD30]-[.AD29])/[.AD29]*100" office:value-type="float" office:value="-57.7992744860943" calcext:value-type="float">
            <text:p>-57.80</text:p>
          </table:table-cell>
          <table:table-cell table:style-name="ce3"/>
          <table:table-cell table:style-name="ce3" office:value-type="float" office:value="135" calcext:value-type="float">
            <text:p>135.00</text:p>
          </table:table-cell>
          <table:table-cell table:style-name="ce3" table:formula="of:=([.AG30]-[.AG29])/[.AG29]*100" office:value-type="float" office:value="-58.0745341614907" calcext:value-type="float">
            <text:p>-58.07</text:p>
          </table:table-cell>
          <table:table-cell table:formula="of:=[.AG30]/[.$AI$20]" office:value-type="float" office:value="29.4878391019645" calcext:value-type="float">
            <text:p>29.4878391019645</text:p>
          </table:table-cell>
          <table:table-cell table:style-name="ce3" office:value-type="float" office:value="82.7" calcext:value-type="float">
            <text:p>82.70</text:p>
          </table:table-cell>
          <table:table-cell table:style-name="ce3" table:formula="of:=([.AJ30]-[.AJ29])/[.AJ29]*100" office:value-type="float" office:value="0" calcext:value-type="float">
            <text:p>0.00</text:p>
          </table:table-cell>
          <table:table-cell table:style-name="ce3" office:value-type="float" office:value="322" calcext:value-type="float">
            <text:p>322.00</text:p>
          </table:table-cell>
          <table:table-cell table:style-name="ce3" table:formula="of:=([.AL30]-[.AL29])/[.AL29]*100" office:value-type="float" office:value="0" calcext:value-type="float">
            <text:p>0.00</text:p>
          </table:table-cell>
          <table:table-cell table:style-name="ce3" table:formula="of:=[.AL30]/[.$AN$20]" office:value-type="float" office:value="70.33395696913" calcext:value-type="float">
            <text:p>70.33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9"/>
          <table:table-cell/>
          <table:table-cell table:style-name="Default"/>
          <table:table-cell table:number-columns-repeated="37"/>
        </table:table-row>
        <table:table-row table:style-name="ro1">
          <table:table-cell table:style-name="ce8" office:value-type="string" calcext:value-type="string">
            <text:p>2200_6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 table:number-columns-repeated="5"/>
          <table:table-cell table:style-name="ce1" office:value-type="string" calcext:value-type="string">
            <text:p>SR4j-2200</text:p>
          </table:table-cell>
          <table:table-cell table:number-columns-repeated="5"/>
          <table:table-cell table:style-name="ce1" office:value-type="string" calcext:value-type="string">
            <text:p>SR4j-100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caled</text:p>
          </table:table-cell>
          <table:table-cell table:formula="of:=[.E37]/[.B37]" office:value-type="float" office:value="55.9895833333333" calcext:value-type="float">
            <text:p>55.9895833333333</text:p>
          </table:table-cell>
          <table:table-cell table:number-columns-repeated="5"/>
          <table:table-cell office:value-type="string" calcext:value-type="string">
            <text:p>scaled</text:p>
          </table:table-cell>
          <table:table-cell table:formula="of:=[.L37]/[.I37]" office:value-type="float" office:value="55.9895833333333" calcext:value-type="float">
            <text:p>55.9895833333333</text:p>
          </table:table-cell>
          <table:table-cell table:number-columns-repeated="3"/>
          <table:table-cell office:value-type="string" calcext:value-type="string">
            <text:p>scaled</text:p>
          </table:table-cell>
          <table:table-cell table:formula="of:=[.Q37]/[.O37]" office:value-type="float" office:value="55.9895833333333" calcext:value-type="float">
            <text:p>55.98958333333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57.6" calcext:value-type="float">
            <text:p>57.60</text:p>
          </table:table-cell>
          <table:table-cell table:formula="of:=([.B37]-[.B36])/[.B36]*100" office:value-type="string" office:string-value="" calcext:value-type="error">
            <text:p>#DIV/0!</text:p>
          </table:table-cell>
          <table:table-cell table:style-name="ce3"/>
          <table:table-cell table:style-name="ce3" office:value-type="float" office:value="3225" calcext:value-type="float">
            <text:p>3225.00</text:p>
          </table:table-cell>
          <table:table-cell table:style-name="ce3" table:number-columns-repeated="3"/>
          <table:table-cell table:style-name="ce3" office:value-type="float" office:value="57.6" calcext:value-type="float">
            <text:p>57.60</text:p>
          </table:table-cell>
          <table:table-cell table:style-name="ce3" table:number-columns-repeated="2"/>
          <table:table-cell table:style-name="ce3" office:value-type="float" office:value="3225" calcext:value-type="float">
            <text:p>3225.00</text:p>
          </table:table-cell>
          <table:table-cell table:style-name="ce3" table:number-columns-repeated="2"/>
          <table:table-cell table:style-name="ce3" office:value-type="float" office:value="57.6" calcext:value-type="float">
            <text:p>57.60</text:p>
          </table:table-cell>
          <table:table-cell table:style-name="ce3"/>
          <table:table-cell table:style-name="ce3" office:value-type="float" office:value="3225" calcext:value-type="float">
            <text:p>3225.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57.6" calcext:value-type="float">
            <text:p>57.60</text:p>
          </table:table-cell>
          <table:table-cell table:formula="of:=([.B38]-[.B37])/[.B37]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3225" calcext:value-type="float">
            <text:p>3225.00</text:p>
          </table:table-cell>
          <table:table-cell table:style-name="ce3" table:formula="of:=([.E38]-[.E37])/[.E37]*100" office:value-type="float" office:value="0" calcext:value-type="float">
            <text:p>0.00</text:p>
          </table:table-cell>
          <table:table-cell table:style-name="ce3" table:formula="of:=[.E38]/[.$G$36]" office:value-type="float" office:value="57.6" calcext:value-type="float">
            <text:p>57.60</text:p>
          </table:table-cell>
          <table:table-cell table:style-name="ce3"/>
          <table:table-cell table:style-name="ce3" office:value-type="float" office:value="57.6" calcext:value-type="float">
            <text:p>57.60</text:p>
          </table:table-cell>
          <table:table-cell table:style-name="ce3" table:formula="of:=([.I38]-[.I37])/[.I37]*100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3225" calcext:value-type="float">
            <text:p>3225.00</text:p>
          </table:table-cell>
          <table:table-cell table:style-name="ce3" table:formula="of:=([.L38]-[.L37])/[.L37]*100" office:value-type="float" office:value="0" calcext:value-type="float">
            <text:p>0.00</text:p>
          </table:table-cell>
          <table:table-cell table:style-name="ce3" table:formula="of:=[.L38]/[.$N$36]" office:value-type="float" office:value="57.6" calcext:value-type="float">
            <text:p>57.60</text:p>
          </table:table-cell>
          <table:table-cell table:style-name="ce3" office:value-type="float" office:value="57.6" calcext:value-type="float">
            <text:p>57.60</text:p>
          </table:table-cell>
          <table:table-cell table:style-name="ce3" table:formula="of:=([.O38]-[.O37])/[.O37]*100" office:value-type="float" office:value="0" calcext:value-type="float">
            <text:p>0.00</text:p>
          </table:table-cell>
          <table:table-cell table:style-name="ce3" office:value-type="float" office:value="3225" calcext:value-type="float">
            <text:p>3225.00</text:p>
          </table:table-cell>
          <table:table-cell table:style-name="ce3" table:formula="of:=([.Q38]-[.Q37])/[.Q37]*100" office:value-type="float" office:value="0" calcext:value-type="float">
            <text:p>0.00</text:p>
          </table:table-cell>
          <table:table-cell table:formula="of:=[.Q38]/[.$S$36]" office:value-type="float" office:value="57.6" calcext:value-type="float">
            <text:p>57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53.5" calcext:value-type="float">
            <text:p>53.50</text:p>
          </table:table-cell>
          <table:table-cell table:formula="of:=([.B39]-[.B38])/[.B38]*100" office:value-type="float" office:value="-7.11805555555556" calcext:value-type="float">
            <text:p>-7.12</text:p>
          </table:table-cell>
          <table:table-cell table:style-name="ce3"/>
          <table:table-cell table:style-name="ce3" office:value-type="float" office:value="2931" calcext:value-type="float">
            <text:p>2931.00</text:p>
          </table:table-cell>
          <table:table-cell table:style-name="ce3" table:formula="of:=([.E39]-[.E38])/[.E38]*100" office:value-type="float" office:value="-9.11627906976744" calcext:value-type="float">
            <text:p>-9.12</text:p>
          </table:table-cell>
          <table:table-cell table:style-name="ce3" table:formula="of:=[.E39]/[.$G$36]" office:value-type="float" office:value="52.349023255814" calcext:value-type="float">
            <text:p>52.35</text:p>
          </table:table-cell>
          <table:table-cell table:style-name="ce3"/>
          <table:table-cell table:style-name="ce3" office:value-type="float" office:value="53.5" calcext:value-type="float">
            <text:p>53.50</text:p>
          </table:table-cell>
          <table:table-cell table:style-name="ce3" table:formula="of:=([.I39]-[.I38])/[.I38]*100" office:value-type="float" office:value="-7.11805555555556" calcext:value-type="float">
            <text:p>-7.12</text:p>
          </table:table-cell>
          <table:table-cell table:style-name="ce3"/>
          <table:table-cell table:style-name="ce3" office:value-type="float" office:value="2931" calcext:value-type="float">
            <text:p>2931.00</text:p>
          </table:table-cell>
          <table:table-cell table:style-name="ce3" table:formula="of:=([.L39]-[.L38])/[.L38]*100" office:value-type="float" office:value="-9.11627906976744" calcext:value-type="float">
            <text:p>-9.12</text:p>
          </table:table-cell>
          <table:table-cell table:style-name="ce3" table:formula="of:=[.L39]/[.$N$36]" office:value-type="float" office:value="52.349023255814" calcext:value-type="float">
            <text:p>52.35</text:p>
          </table:table-cell>
          <table:table-cell table:style-name="ce3" office:value-type="float" office:value="53.5" calcext:value-type="float">
            <text:p>53.50</text:p>
          </table:table-cell>
          <table:table-cell table:style-name="ce3" table:formula="of:=([.O39]-[.O38])/[.O38]*100" office:value-type="float" office:value="-7.11805555555556" calcext:value-type="float">
            <text:p>-7.12</text:p>
          </table:table-cell>
          <table:table-cell table:style-name="ce3" office:value-type="float" office:value="2931" calcext:value-type="float">
            <text:p>2931.00</text:p>
          </table:table-cell>
          <table:table-cell table:style-name="ce3" table:formula="of:=([.Q39]-[.Q38])/[.Q38]*100" office:value-type="float" office:value="-9.11627906976744" calcext:value-type="float">
            <text:p>-9.12</text:p>
          </table:table-cell>
          <table:table-cell table:formula="of:=[.Q39]/[.$S$36]" office:value-type="float" office:value="52.349023255814" calcext:value-type="float">
            <text:p>52.3490232558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44.7" calcext:value-type="float">
            <text:p>44.70</text:p>
          </table:table-cell>
          <table:table-cell table:formula="of:=([.B40]-[.B39])/[.B39]*100" office:value-type="float" office:value="-16.4485981308411" calcext:value-type="float">
            <text:p>-16.45</text:p>
          </table:table-cell>
          <table:table-cell table:style-name="ce3"/>
          <table:table-cell table:style-name="ce3" office:value-type="float" office:value="2464" calcext:value-type="float">
            <text:p>2464.00</text:p>
          </table:table-cell>
          <table:table-cell table:style-name="ce3" table:formula="of:=([.E40]-[.E39])/[.E39]*100" office:value-type="float" office:value="-15.9331286250426" calcext:value-type="float">
            <text:p>-15.93</text:p>
          </table:table-cell>
          <table:table-cell table:style-name="ce3" table:formula="of:=[.E40]/[.$G$36]" office:value-type="float" office:value="44.0081860465116" calcext:value-type="float">
            <text:p>44.01</text:p>
          </table:table-cell>
          <table:table-cell table:style-name="ce3"/>
          <table:table-cell table:style-name="ce3" office:value-type="float" office:value="44.7" calcext:value-type="float">
            <text:p>44.70</text:p>
          </table:table-cell>
          <table:table-cell table:style-name="ce3" table:formula="of:=([.I40]-[.I39])/[.I39]*100" office:value-type="float" office:value="-16.4485981308411" calcext:value-type="float">
            <text:p>-16.45</text:p>
          </table:table-cell>
          <table:table-cell table:style-name="ce3"/>
          <table:table-cell table:style-name="ce3" office:value-type="float" office:value="2464" calcext:value-type="float">
            <text:p>2464.00</text:p>
          </table:table-cell>
          <table:table-cell table:style-name="ce3" table:formula="of:=([.L40]-[.L39])/[.L39]*100" office:value-type="float" office:value="-15.9331286250426" calcext:value-type="float">
            <text:p>-15.93</text:p>
          </table:table-cell>
          <table:table-cell table:style-name="ce3" table:formula="of:=[.L40]/[.$N$36]" office:value-type="float" office:value="44.0081860465116" calcext:value-type="float">
            <text:p>44.01</text:p>
          </table:table-cell>
          <table:table-cell table:style-name="ce3" office:value-type="float" office:value="44.7" calcext:value-type="float">
            <text:p>44.70</text:p>
          </table:table-cell>
          <table:table-cell table:style-name="ce3" table:formula="of:=([.O40]-[.O39])/[.O39]*100" office:value-type="float" office:value="-16.4485981308411" calcext:value-type="float">
            <text:p>-16.45</text:p>
          </table:table-cell>
          <table:table-cell table:style-name="ce3" office:value-type="float" office:value="2464" calcext:value-type="float">
            <text:p>2464.00</text:p>
          </table:table-cell>
          <table:table-cell table:style-name="ce3" table:formula="of:=([.Q40]-[.Q39])/[.Q39]*100" office:value-type="float" office:value="-15.9331286250426" calcext:value-type="float">
            <text:p>-15.93</text:p>
          </table:table-cell>
          <table:table-cell table:formula="of:=[.Q40]/[.$S$36]" office:value-type="float" office:value="44.0081860465116" calcext:value-type="float">
            <text:p>44.00818604651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9.8" calcext:value-type="float">
            <text:p>39.80</text:p>
          </table:table-cell>
          <table:table-cell table:formula="of:=([.B41]-[.B40])/[.B40]*100" office:value-type="float" office:value="-10.9619686800895" calcext:value-type="float">
            <text:p>-10.96</text:p>
          </table:table-cell>
          <table:table-cell table:style-name="ce3"/>
          <table:table-cell table:style-name="ce3" office:value-type="float" office:value="2243" calcext:value-type="float">
            <text:p>2243.00</text:p>
          </table:table-cell>
          <table:table-cell table:style-name="ce3" table:formula="of:=([.E41]-[.E40])/[.E40]*100" office:value-type="float" office:value="-8.96915584415584" calcext:value-type="float">
            <text:p>-8.97</text:p>
          </table:table-cell>
          <table:table-cell table:style-name="ce3" table:formula="of:=[.E41]/[.$G$36]" office:value-type="float" office:value="40.061023255814" calcext:value-type="float">
            <text:p>40.06</text:p>
          </table:table-cell>
          <table:table-cell table:style-name="ce3"/>
          <table:table-cell table:style-name="ce3" office:value-type="float" office:value="39.8" calcext:value-type="float">
            <text:p>39.80</text:p>
          </table:table-cell>
          <table:table-cell table:style-name="ce3" table:formula="of:=([.I41]-[.I40])/[.I40]*100" office:value-type="float" office:value="-10.9619686800895" calcext:value-type="float">
            <text:p>-10.96</text:p>
          </table:table-cell>
          <table:table-cell table:style-name="ce3"/>
          <table:table-cell table:style-name="ce3" office:value-type="float" office:value="2243" calcext:value-type="float">
            <text:p>2243.00</text:p>
          </table:table-cell>
          <table:table-cell table:style-name="ce3" table:formula="of:=([.L41]-[.L40])/[.L40]*100" office:value-type="float" office:value="-8.96915584415584" calcext:value-type="float">
            <text:p>-8.97</text:p>
          </table:table-cell>
          <table:table-cell table:style-name="ce3" table:formula="of:=[.L41]/[.$N$36]" office:value-type="float" office:value="40.061023255814" calcext:value-type="float">
            <text:p>40.06</text:p>
          </table:table-cell>
          <table:table-cell table:style-name="ce3" office:value-type="float" office:value="39.8" calcext:value-type="float">
            <text:p>39.80</text:p>
          </table:table-cell>
          <table:table-cell table:style-name="ce3" table:formula="of:=([.O41]-[.O40])/[.O40]*100" office:value-type="float" office:value="-10.9619686800895" calcext:value-type="float">
            <text:p>-10.96</text:p>
          </table:table-cell>
          <table:table-cell table:style-name="ce3" office:value-type="float" office:value="2243" calcext:value-type="float">
            <text:p>2243.00</text:p>
          </table:table-cell>
          <table:table-cell table:style-name="ce3" table:formula="of:=([.Q41]-[.Q40])/[.Q40]*100" office:value-type="float" office:value="-8.96915584415584" calcext:value-type="float">
            <text:p>-8.97</text:p>
          </table:table-cell>
          <table:table-cell table:formula="of:=[.Q41]/[.$S$36]" office:value-type="float" office:value="40.061023255814" calcext:value-type="float">
            <text:p>40.0610232558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35.3" calcext:value-type="float">
            <text:p>35.30</text:p>
          </table:table-cell>
          <table:table-cell table:formula="of:=([.B42]-[.B41])/[.B41]*100" office:value-type="float" office:value="-11.3065326633166" calcext:value-type="float">
            <text:p>-11.31</text:p>
          </table:table-cell>
          <table:table-cell table:style-name="ce3"/>
          <table:table-cell table:style-name="ce3" office:value-type="float" office:value="1973" calcext:value-type="float">
            <text:p>1973.00</text:p>
          </table:table-cell>
          <table:table-cell table:style-name="ce3" table:formula="of:=([.E42]-[.E41])/[.E41]*100" office:value-type="float" office:value="-12.037449843959" calcext:value-type="float">
            <text:p>-12.04</text:p>
          </table:table-cell>
          <table:table-cell table:style-name="ce3" table:formula="of:=[.E42]/[.$G$36]" office:value-type="float" office:value="35.2386976744186" calcext:value-type="float">
            <text:p>35.24</text:p>
          </table:table-cell>
          <table:table-cell table:style-name="ce3"/>
          <table:table-cell table:style-name="ce3" office:value-type="float" office:value="35.3" calcext:value-type="float">
            <text:p>35.30</text:p>
          </table:table-cell>
          <table:table-cell table:style-name="ce3" table:formula="of:=([.I42]-[.I41])/[.I41]*100" office:value-type="float" office:value="-11.3065326633166" calcext:value-type="float">
            <text:p>-11.31</text:p>
          </table:table-cell>
          <table:table-cell table:style-name="ce3"/>
          <table:table-cell table:style-name="ce3" office:value-type="float" office:value="1973" calcext:value-type="float">
            <text:p>1973.00</text:p>
          </table:table-cell>
          <table:table-cell table:style-name="ce3" table:formula="of:=([.L42]-[.L41])/[.L41]*100" office:value-type="float" office:value="-12.037449843959" calcext:value-type="float">
            <text:p>-12.04</text:p>
          </table:table-cell>
          <table:table-cell table:style-name="ce3" table:formula="of:=[.L42]/[.$N$36]" office:value-type="float" office:value="35.2386976744186" calcext:value-type="float">
            <text:p>35.24</text:p>
          </table:table-cell>
          <table:table-cell table:style-name="ce3" office:value-type="float" office:value="35.3" calcext:value-type="float">
            <text:p>35.30</text:p>
          </table:table-cell>
          <table:table-cell table:style-name="ce3" table:formula="of:=([.O42]-[.O41])/[.O41]*100" office:value-type="float" office:value="-11.3065326633166" calcext:value-type="float">
            <text:p>-11.31</text:p>
          </table:table-cell>
          <table:table-cell table:style-name="ce3" office:value-type="float" office:value="1973" calcext:value-type="float">
            <text:p>1973.00</text:p>
          </table:table-cell>
          <table:table-cell table:style-name="ce3" table:formula="of:=([.Q42]-[.Q41])/[.Q41]*100" office:value-type="float" office:value="-12.037449843959" calcext:value-type="float">
            <text:p>-12.04</text:p>
          </table:table-cell>
          <table:table-cell table:formula="of:=[.Q42]/[.$S$36]" office:value-type="float" office:value="35.2386976744186" calcext:value-type="float">
            <text:p>35.23869767441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32.1" calcext:value-type="float">
            <text:p>32.10</text:p>
          </table:table-cell>
          <table:table-cell table:formula="of:=([.B43]-[.B42])/[.B42]*100" office:value-type="float" office:value="-9.06515580736543" calcext:value-type="float">
            <text:p>-9.07</text:p>
          </table:table-cell>
          <table:table-cell table:style-name="ce3"/>
          <table:table-cell table:style-name="ce3" office:value-type="float" office:value="1801" calcext:value-type="float">
            <text:p>1801.00</text:p>
          </table:table-cell>
          <table:table-cell table:style-name="ce3" table:formula="of:=([.E43]-[.E42])/[.E42]*100" office:value-type="float" office:value="-8.71768879878358" calcext:value-type="float">
            <text:p>-8.72</text:p>
          </table:table-cell>
          <table:table-cell table:style-name="ce3" table:formula="of:=[.E43]/[.$G$36]" office:value-type="float" office:value="32.1666976744186" calcext:value-type="float">
            <text:p>32.17</text:p>
          </table:table-cell>
          <table:table-cell table:style-name="ce3"/>
          <table:table-cell table:style-name="ce3" office:value-type="float" office:value="32.1" calcext:value-type="float">
            <text:p>32.10</text:p>
          </table:table-cell>
          <table:table-cell table:style-name="ce3" table:formula="of:=([.I43]-[.I42])/[.I42]*100" office:value-type="float" office:value="-9.06515580736543" calcext:value-type="float">
            <text:p>-9.07</text:p>
          </table:table-cell>
          <table:table-cell table:style-name="ce3"/>
          <table:table-cell table:style-name="ce3" office:value-type="float" office:value="1801" calcext:value-type="float">
            <text:p>1801.00</text:p>
          </table:table-cell>
          <table:table-cell table:style-name="ce3" table:formula="of:=([.L43]-[.L42])/[.L42]*100" office:value-type="float" office:value="-8.71768879878358" calcext:value-type="float">
            <text:p>-8.72</text:p>
          </table:table-cell>
          <table:table-cell table:style-name="ce3" table:formula="of:=[.L43]/[.$N$36]" office:value-type="float" office:value="32.1666976744186" calcext:value-type="float">
            <text:p>32.17</text:p>
          </table:table-cell>
          <table:table-cell table:style-name="ce3" office:value-type="float" office:value="32.1" calcext:value-type="float">
            <text:p>32.10</text:p>
          </table:table-cell>
          <table:table-cell table:style-name="ce3" table:formula="of:=([.O43]-[.O42])/[.O42]*100" office:value-type="float" office:value="-9.06515580736543" calcext:value-type="float">
            <text:p>-9.07</text:p>
          </table:table-cell>
          <table:table-cell table:style-name="ce3" office:value-type="float" office:value="1801" calcext:value-type="float">
            <text:p>1801.00</text:p>
          </table:table-cell>
          <table:table-cell table:style-name="ce3" table:formula="of:=([.Q43]-[.Q42])/[.Q42]*100" office:value-type="float" office:value="-8.71768879878358" calcext:value-type="float">
            <text:p>-8.72</text:p>
          </table:table-cell>
          <table:table-cell table:formula="of:=[.Q43]/[.$S$36]" office:value-type="float" office:value="32.1666976744186" calcext:value-type="float">
            <text:p>32.16669767441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22.3" calcext:value-type="float">
            <text:p>22.30</text:p>
          </table:table-cell>
          <table:table-cell table:formula="of:=([.B44]-[.B43])/[.B43]*100" office:value-type="float" office:value="-30.5295950155763" calcext:value-type="float">
            <text:p>-30.53</text:p>
          </table:table-cell>
          <table:table-cell table:style-name="ce3"/>
          <table:table-cell table:style-name="ce3" office:value-type="float" office:value="1204" calcext:value-type="float">
            <text:p>1204.00</text:p>
          </table:table-cell>
          <table:table-cell table:style-name="ce3" table:formula="of:=([.E44]-[.E43])/[.E43]*100" office:value-type="float" office:value="-33.1482509716824" calcext:value-type="float">
            <text:p>-33.15</text:p>
          </table:table-cell>
          <table:table-cell table:style-name="ce3" table:formula="of:=[.E44]/[.$G$36]" office:value-type="float" office:value="21.504" calcext:value-type="float">
            <text:p>21.50</text:p>
          </table:table-cell>
          <table:table-cell table:style-name="ce3"/>
          <table:table-cell table:style-name="ce3" office:value-type="float" office:value="22.3" calcext:value-type="float">
            <text:p>22.30</text:p>
          </table:table-cell>
          <table:table-cell table:style-name="ce3" table:formula="of:=([.I44]-[.I43])/[.I43]*100" office:value-type="float" office:value="-30.5295950155763" calcext:value-type="float">
            <text:p>-30.53</text:p>
          </table:table-cell>
          <table:table-cell table:style-name="ce3"/>
          <table:table-cell table:style-name="ce3" office:value-type="float" office:value="1204" calcext:value-type="float">
            <text:p>1204.00</text:p>
          </table:table-cell>
          <table:table-cell table:style-name="ce3" table:formula="of:=([.L44]-[.L43])/[.L43]*100" office:value-type="float" office:value="-33.1482509716824" calcext:value-type="float">
            <text:p>-33.15</text:p>
          </table:table-cell>
          <table:table-cell table:style-name="ce3" table:formula="of:=[.L44]/[.$N$36]" office:value-type="float" office:value="21.504" calcext:value-type="float">
            <text:p>21.50</text:p>
          </table:table-cell>
          <table:table-cell table:style-name="ce3" office:value-type="float" office:value="22.3" calcext:value-type="float">
            <text:p>22.30</text:p>
          </table:table-cell>
          <table:table-cell table:style-name="ce3" table:formula="of:=([.O44]-[.O43])/[.O43]*100" office:value-type="float" office:value="-30.5295950155763" calcext:value-type="float">
            <text:p>-30.53</text:p>
          </table:table-cell>
          <table:table-cell table:style-name="ce3" office:value-type="float" office:value="1204" calcext:value-type="float">
            <text:p>1204.00</text:p>
          </table:table-cell>
          <table:table-cell table:style-name="ce3" table:formula="of:=([.Q44]-[.Q43])/[.Q43]*100" office:value-type="float" office:value="-33.1482509716824" calcext:value-type="float">
            <text:p>-33.15</text:p>
          </table:table-cell>
          <table:table-cell table:formula="of:=[.Q44]/[.$S$36]" office:value-type="float" office:value="21.504" calcext:value-type="float">
            <text:p>21.5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9.6" calcext:value-type="float">
            <text:p>19.60</text:p>
          </table:table-cell>
          <table:table-cell table:formula="of:=([.B45]-[.B44])/[.B44]*100" office:value-type="float" office:value="-12.1076233183856" calcext:value-type="float">
            <text:p>-12.11</text:p>
          </table:table-cell>
          <table:table-cell table:style-name="ce3"/>
          <table:table-cell table:style-name="ce3" office:value-type="float" office:value="1059" calcext:value-type="float">
            <text:p>1059.00</text:p>
          </table:table-cell>
          <table:table-cell table:style-name="ce3" table:formula="of:=([.E45]-[.E44])/[.E44]*100" office:value-type="float" office:value="-12.0431893687708" calcext:value-type="float">
            <text:p>-12.04</text:p>
          </table:table-cell>
          <table:table-cell table:style-name="ce3" table:formula="of:=[.E45]/[.$G$36]" office:value-type="float" office:value="18.9142325581395" calcext:value-type="float">
            <text:p>18.91</text:p>
          </table:table-cell>
          <table:table-cell table:style-name="ce3"/>
          <table:table-cell table:style-name="ce3" office:value-type="float" office:value="13.9" calcext:value-type="float">
            <text:p>13.90</text:p>
          </table:table-cell>
          <table:table-cell table:style-name="ce3" table:formula="of:=([.I45]-[.I44])/[.I44]*100" office:value-type="float" office:value="-37.6681614349776" calcext:value-type="float">
            <text:p>-37.67</text:p>
          </table:table-cell>
          <table:table-cell table:style-name="ce3"/>
          <table:table-cell table:style-name="ce3" office:value-type="float" office:value="746" calcext:value-type="float">
            <text:p>746.00</text:p>
          </table:table-cell>
          <table:table-cell table:style-name="ce3" table:formula="of:=([.L45]-[.L44])/[.L44]*100" office:value-type="float" office:value="-38.0398671096345" calcext:value-type="float">
            <text:p>-38.04</text:p>
          </table:table-cell>
          <table:table-cell table:style-name="ce3" table:formula="of:=[.L45]/[.$N$36]" office:value-type="float" office:value="13.3239069767442" calcext:value-type="float">
            <text:p>13.32</text:p>
          </table:table-cell>
          <table:table-cell table:style-name="ce3" office:value-type="float" office:value="13.9" calcext:value-type="float">
            <text:p>13.90</text:p>
          </table:table-cell>
          <table:table-cell table:style-name="ce3" table:formula="of:=([.O45]-[.O44])/[.O44]*100" office:value-type="float" office:value="-37.6681614349776" calcext:value-type="float">
            <text:p>-37.67</text:p>
          </table:table-cell>
          <table:table-cell table:style-name="ce3" office:value-type="float" office:value="746" calcext:value-type="float">
            <text:p>746.00</text:p>
          </table:table-cell>
          <table:table-cell table:style-name="ce3" table:formula="of:=([.Q45]-[.Q44])/[.Q44]*100" office:value-type="float" office:value="-38.0398671096345" calcext:value-type="float">
            <text:p>-38.04</text:p>
          </table:table-cell>
          <table:table-cell table:formula="of:=[.Q45]/[.$S$36]" office:value-type="float" office:value="13.3239069767442" calcext:value-type="float">
            <text:p>13.323906976744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8.04" calcext:value-type="float">
            <text:p>8.04</text:p>
          </table:table-cell>
          <table:table-cell table:formula="of:=([.B46]-[.B45])/[.B45]*100" office:value-type="float" office:value="-58.9795918367347" calcext:value-type="float">
            <text:p>-58.98</text:p>
          </table:table-cell>
          <table:table-cell table:style-name="ce3"/>
          <table:table-cell table:style-name="ce3" office:value-type="float" office:value="423" calcext:value-type="float">
            <text:p>423.00</text:p>
          </table:table-cell>
          <table:table-cell table:style-name="ce3" table:formula="of:=([.E46]-[.E45])/[.E45]*100" office:value-type="float" office:value="-60.056657223796" calcext:value-type="float">
            <text:p>-60.06</text:p>
          </table:table-cell>
          <table:table-cell table:style-name="ce3" table:formula="of:=[.E46]/[.$G$36]" office:value-type="float" office:value="7.55497674418605" calcext:value-type="float">
            <text:p>7.55</text:p>
          </table:table-cell>
          <table:table-cell table:style-name="ce3"/>
          <table:table-cell table:style-name="ce3" office:value-type="float" office:value="13.6" calcext:value-type="float">
            <text:p>13.60</text:p>
          </table:table-cell>
          <table:table-cell table:style-name="ce3" table:formula="of:=([.I46]-[.I45])/[.I45]*100" office:value-type="float" office:value="-2.15827338129497" calcext:value-type="float">
            <text:p>-2.16</text:p>
          </table:table-cell>
          <table:table-cell table:style-name="ce3"/>
          <table:table-cell table:style-name="ce3" office:value-type="float" office:value="728" calcext:value-type="float">
            <text:p>728.00</text:p>
          </table:table-cell>
          <table:table-cell table:style-name="ce3" table:formula="of:=([.L46]-[.L45])/[.L45]*100" office:value-type="float" office:value="-2.41286863270777" calcext:value-type="float">
            <text:p>-2.41</text:p>
          </table:table-cell>
          <table:table-cell table:style-name="ce3" table:formula="of:=[.L46]/[.$N$36]" office:value-type="float" office:value="13.0024186046512" calcext:value-type="float">
            <text:p>13.00</text:p>
          </table:table-cell>
          <table:table-cell table:style-name="ce3" office:value-type="float" office:value="13.9" calcext:value-type="float">
            <text:p>13.90</text:p>
          </table:table-cell>
          <table:table-cell table:style-name="ce3" table:formula="of:=([.O46]-[.O45])/[.O45]*100" office:value-type="float" office:value="0" calcext:value-type="float">
            <text:p>0.00</text:p>
          </table:table-cell>
          <table:table-cell table:style-name="ce3" office:value-type="float" office:value="746" calcext:value-type="float">
            <text:p>746.00</text:p>
          </table:table-cell>
          <table:table-cell table:style-name="ce3" table:formula="of:=([.Q46]-[.Q45])/[.Q45]*100" office:value-type="float" office:value="0" calcext:value-type="float">
            <text:p>0.00</text:p>
          </table:table-cell>
          <table:table-cell table:formula="of:=[.Q46]/[.$S$36]" office:value-type="float" office:value="13.3239069767442" calcext:value-type="float">
            <text:p>13.3239069767442</text:p>
          </table:table-cell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11" table:number-columns-repeated="24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>
            <text:p>T5WW MODEL</text:p>
          </table:table-cell>
          <table:table-cell/>
          <table:table-cell table:style-name="Default"/>
          <table:table-cell table:number-columns-repeated="37"/>
        </table:table-row>
        <table:table-row table:style-name="ro1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>
            <text:p>1400_1100_800</text:p>
          </table:table-cell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2000_1500_1000</text:p>
          </table:table-cell>
          <table:table-cell table:number-columns-repeated="6"/>
          <table:table-cell table:style-name="ce1" office:value-type="string" calcext:value-type="string">
            <text:p>2200_1200_2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/>
          <table:table-cell table:style-name="ce1" office:value-type="string" calcext:value-type="string">
            <text:p>SR5j</text:p>
          </table:table-cell>
          <table:table-cell table:style-name="Default"/>
          <table:table-cell table:number-columns-repeated="37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6428" calcext:value-type="float">
            <text:p>64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160" calcext:value-type="float">
            <text:p>1160</text:p>
          </table:table-cell>
          <table:table-cell table:formula="of:=([.B58]-[.B57])/[.B57]*100" office:value-type="float" office:value="0" calcext:value-type="float">
            <text:p>0.00</text:p>
          </table:table-cell>
          <table:table-cell/>
          <table:table-cell office:value-type="float" office:value="3768" calcext:value-type="float">
            <text:p>3768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25.4" calcext:value-type="float">
            <text:p>25.4</text:p>
          </table:table-cell>
          <table:table-cell table:formula="of:=([.R58]-[.R57])/[.R57]*100"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table:formula="of:=([.T58]-[.T57])/[.T57]*10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1022" calcext:value-type="float">
            <text:p>1022</text:p>
          </table:table-cell>
          <table:table-cell table:formula="of:=([.B59]-[.B58])/[.B58]*100" office:value-type="float" office:value="-11.8965517241379" calcext:value-type="float">
            <text:p>-11.90</text:p>
          </table:table-cell>
          <table:table-cell/>
          <table:table-cell office:value-type="float" office:value="3433" calcext:value-type="float">
            <text:p>3433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24.4" calcext:value-type="float">
            <text:p>24.4</text:p>
          </table:table-cell>
          <table:table-cell table:formula="of:=([.R59]-[.R58])/[.R58]*100" office:value-type="float" office:value="-3.93700787401575" calcext:value-type="float">
            <text:p>-3.93700787401575</text:p>
          </table:table-cell>
          <table:table-cell office:value-type="float" office:value="6211" calcext:value-type="float">
            <text:p>6211</text:p>
          </table:table-cell>
          <table:table-cell table:formula="of:=([.T59]-[.T58])/[.T58]*100" office:value-type="float" office:value="-3.3758556316117" calcext:value-type="float">
            <text:p>-3.37585563161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895" calcext:value-type="float">
            <text:p>895</text:p>
          </table:table-cell>
          <table:table-cell table:formula="of:=([.B60]-[.B59])/[.B59]*100" office:value-type="float" office:value="-12.426614481409" calcext:value-type="float">
            <text:p>-12.43</text:p>
          </table:table-cell>
          <table:table-cell/>
          <table:table-cell office:value-type="float" office:value="2915" calcext:value-type="float">
            <text:p>2915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20.4" calcext:value-type="float">
            <text:p>20.4</text:p>
          </table:table-cell>
          <table:table-cell table:formula="of:=([.R60]-[.R59])/[.R59]*100" office:value-type="float" office:value="-16.3934426229508" calcext:value-type="float">
            <text:p>-16.3934426229508</text:p>
          </table:table-cell>
          <table:table-cell office:value-type="float" office:value="5142" calcext:value-type="float">
            <text:p>5142</text:p>
          </table:table-cell>
          <table:table-cell table:formula="of:=([.T60]-[.T59])/[.T59]*100" office:value-type="float" office:value="-17.2113991305748" calcext:value-type="float">
            <text:p>-17.21139913057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783" calcext:value-type="float">
            <text:p>783</text:p>
          </table:table-cell>
          <table:table-cell table:formula="of:=([.B61]-[.B60])/[.B60]*100" office:value-type="float" office:value="-12.5139664804469" calcext:value-type="float">
            <text:p>-12.51</text:p>
          </table:table-cell>
          <table:table-cell/>
          <table:table-cell office:value-type="float" office:value="2466" calcext:value-type="float">
            <text:p>2466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16.5" calcext:value-type="float">
            <text:p>16.5</text:p>
          </table:table-cell>
          <table:table-cell table:formula="of:=([.R61]-[.R60])/[.R60]*100" office:value-type="float" office:value="-19.1176470588235" calcext:value-type="float">
            <text:p>-19.1176470588235</text:p>
          </table:table-cell>
          <table:table-cell office:value-type="float" office:value="4157" calcext:value-type="float">
            <text:p>4157</text:p>
          </table:table-cell>
          <table:table-cell table:formula="of:=([.T61]-[.T60])/[.T60]*100" office:value-type="float" office:value="-19.1559704395177" calcext:value-type="float">
            <text:p>-19.15597043951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46.2" calcext:value-type="float">
            <text:p>46.2</text:p>
          </table:table-cell>
          <table:table-cell table:formula="of:=([.B62]-[.B61])/[.B61]*100" office:value-type="float" office:value="-94.0996168582375" calcext:value-type="float">
            <text:p>-94.10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13.1" calcext:value-type="float">
            <text:p>13.1</text:p>
          </table:table-cell>
          <table:table-cell table:formula="of:=([.R62]-[.R61])/[.R61]*100" office:value-type="float" office:value="-20.6060606060606" calcext:value-type="float">
            <text:p>-20.6060606060606</text:p>
          </table:table-cell>
          <table:table-cell office:value-type="float" office:value="3040" calcext:value-type="float">
            <text:p>3040</text:p>
          </table:table-cell>
          <table:table-cell table:formula="of:=([.T62]-[.T61])/[.T61]*100" office:value-type="float" office:value="-26.8703391869136" calcext:value-type="float">
            <text:p>-26.87033918691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8.6" calcext:value-type="float">
            <text:p>18.6</text:p>
          </table:table-cell>
          <table:table-cell table:formula="of:=([.B63]-[.B62])/[.B62]*100" office:value-type="float" office:value="-59.7402597402597" calcext:value-type="float">
            <text:p>-59.7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table:style-name="ce13"/>
          <table:table-cell table:number-columns-repeated="6"/>
          <table:table-cell table:style-name="ce13"/>
          <table:table-cell/>
          <table:table-cell office:value-type="float" office:value="6.38" calcext:value-type="float">
            <text:p>6.38</text:p>
          </table:table-cell>
          <table:table-cell table:formula="of:=([.R63]-[.R62])/[.R62]*100" office:value-type="float" office:value="-51.2977099236641" calcext:value-type="float">
            <text:p>-51.2977099236641</text:p>
          </table:table-cell>
          <table:table-cell office:value-type="float" office:value="1412" calcext:value-type="float">
            <text:p>1412</text:p>
          </table:table-cell>
          <table:table-cell table:formula="of:=([.T63]-[.T62])/[.T62]*100" office:value-type="float" office:value="-53.5526315789474" calcext:value-type="float">
            <text:p>-53.55263157894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18.4" calcext:value-type="float">
            <text:p>18.4</text:p>
          </table:table-cell>
          <table:table-cell table:formula="of:=([.B64]-[.B63])/[.B63]*100" office:value-type="float" office:value="-1.07526881720432" calcext:value-type="float">
            <text:p>-1.08</text:p>
          </table:table-cell>
          <table:table-cell table:number-columns-repeated="5"/>
          <table:table-cell table:style-name="ce13"/>
          <table:table-cell table:number-columns-repeated="6"/>
          <table:table-cell table:style-name="ce13"/>
          <table:table-cell/>
          <table:table-cell office:value-type="float" office:value="6.38" calcext:value-type="float">
            <text:p>6.38</text:p>
          </table:table-cell>
          <table:table-cell table:formula="of:=([.R64]-[.R63])/[.R63]*100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formula="of:=([.T64]-[.T63])/[.T63]*100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ce13"/>
          <table:table-cell table:number-columns-repeated="6"/>
          <table:table-cell table:style-name="ce13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1000</text:p>
          </table:table-cell>
          <table:table-cell table:number-columns-repeated="6"/>
          <table:table-cell table:style-name="ce13"/>
          <table:table-cell/>
          <table:table-cell table:style-name="ce1" office:value-type="string" calcext:value-type="string">
            <text:p>SR6j-1000</text:p>
          </table:table-cell>
          <table:table-cell table:number-columns-repeated="4"/>
          <table:table-cell table:style-name="ce13"/>
          <table:table-cell/>
          <table:table-cell table:style-name="ce1" office:value-type="string" calcext:value-type="string">
            <text:p>SR6j-1000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table:number-columns-repeated="3"/>
          <table:table-cell table:style-name="ce13"/>
          <table:table-cell office:value-type="string" calcext:value-type="string">
            <text:p>Prese</text:p>
          </table:table-cell>
          <table:table-cell office:value-type="float" office:value="64.3" calcext:value-type="float">
            <text:p>64.3</text:p>
          </table:table-cell>
          <table:table-cell/>
          <table:table-cell office:value-type="float" office:value="5784" calcext:value-type="float">
            <text:p>5784</text:p>
          </table:table-cell>
          <table:table-cell table:number-columns-repeated="2"/>
          <table:table-cell table:style-name="ce13"/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6428" calcext:value-type="float">
            <text:p>6428</text:p>
          </table:table-cell>
          <table:table-cell/>
          <table:table-cell table:style-name="ce3" table:formula="of:=[.T68]/[.R68]" office:value-type="float" office:value="253.070866141732" calcext:value-type="float">
            <text:p>253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160" calcext:value-type="float">
            <text:p>1160</text:p>
          </table:table-cell>
          <table:table-cell table:formula="of:=([.B69]-[.B68])/[.B68]*100" office:value-type="float" office:value="0" calcext:value-type="float">
            <text:p>0.00</text:p>
          </table:table-cell>
          <table:table-cell/>
          <table:table-cell office:value-type="float" office:value="3768" calcext:value-type="float">
            <text:p>3768</text:p>
          </table:table-cell>
          <table:table-cell table:formula="of:=([.E69]-[.E68])/[.E68]*100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office:value-type="string" calcext:value-type="string">
            <text:p>Jet &gt; 2</text:p>
          </table:table-cell>
          <table:table-cell office:value-type="float" office:value="64.3" calcext:value-type="float">
            <text:p>64.3</text:p>
          </table:table-cell>
          <table:table-cell table:formula="of:=([.K69]-[.K68])/[.K68]*100"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table:formula="of:=([.M69]-[.M68])/[.M68]*100"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table:formula="of:=([.R69]-[.R68])/[.R68]*100"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table:formula="of:=([.T69]-[.T68])/[.T68]*100" office:value-type="float" office:value="0" calcext:value-type="float">
            <text:p>0</text:p>
          </table:table-cell>
          <table:table-cell table:style-name="ce3" table:formula="of:=[.T69]/[.$V$68]" office:value-type="float" office:value="25.4" calcext:value-type="float">
            <text:p>25.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798" calcext:value-type="float">
            <text:p>798</text:p>
          </table:table-cell>
          <table:table-cell table:formula="of:=([.B70]-[.B69])/[.B69]*100" office:value-type="float" office:value="-31.2068965517241" calcext:value-type="float">
            <text:p>-31.21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([.E70]-[.E69])/[.E69]*100" office:value-type="float" office:value="-25.0530785562633" calcext:value-type="float">
            <text:p>-25.0530785562633</text:p>
          </table:table-cell>
          <table:table-cell table:number-columns-repeated="2"/>
          <table:table-cell table:style-name="ce13"/>
          <table:table-cell office:value-type="string" calcext:value-type="string">
            <text:p>Jet &gt; 6</text:p>
          </table:table-cell>
          <table:table-cell office:value-type="float" office:value="50.7" calcext:value-type="float">
            <text:p>50.7</text:p>
          </table:table-cell>
          <table:table-cell table:style-name="ce3" table:formula="of:=([.K70]-[.K69])/[.K69]*100" office:value-type="float" office:value="-21.1508553654743" calcext:value-type="float">
            <text:p>-21.15</text:p>
          </table:table-cell>
          <table:table-cell office:value-type="float" office:value="4640" calcext:value-type="float">
            <text:p>4640</text:p>
          </table:table-cell>
          <table:table-cell table:style-name="ce3" table:formula="of:=([.M70]-[.M69])/[.M69]*100" office:value-type="float" office:value="-19.7786998616874" calcext:value-type="float">
            <text:p>-19.78</text:p>
          </table:table-cell>
          <table:table-cell/>
          <table:table-cell table:style-name="ce13"/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table:formula="of:=([.R70]-[.R69])/[.R69]*100" office:value-type="float" office:value="-14.5669291338583" calcext:value-type="float">
            <text:p>-14.5669291338583</text:p>
          </table:table-cell>
          <table:table-cell office:value-type="float" office:value="5558" calcext:value-type="float">
            <text:p>5558</text:p>
          </table:table-cell>
          <table:table-cell table:formula="of:=([.T70]-[.T69])/[.T69]*100" office:value-type="float" office:value="-13.5345364032358" calcext:value-type="float">
            <text:p>-13.5345364032358</text:p>
          </table:table-cell>
          <table:table-cell table:style-name="ce3" table:formula="of:=[.T70]/[.$V$68]" office:value-type="float" office:value="21.9622277535781" calcext:value-type="float">
            <text:p>21.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700" calcext:value-type="float">
            <text:p>700</text:p>
          </table:table-cell>
          <table:table-cell table:formula="of:=([.B71]-[.B70])/[.B70]*100" office:value-type="float" office:value="-12.280701754386" calcext:value-type="float">
            <text:p>-12.28</text:p>
          </table:table-cell>
          <table:table-cell/>
          <table:table-cell office:value-type="float" office:value="2395" calcext:value-type="float">
            <text:p>2395</text:p>
          </table:table-cell>
          <table:table-cell table:formula="of:=([.E71]-[.E70])/[.E70]*100" office:value-type="float" office:value="-15.1912181303116" calcext:value-type="float">
            <text:p>-15.1912181303116</text:p>
          </table:table-cell>
          <table:table-cell table:number-columns-repeated="2"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43.6" calcext:value-type="float">
            <text:p>43.6</text:p>
          </table:table-cell>
          <table:table-cell table:style-name="ce3" table:formula="of:=([.K71]-[.K70])/[.K70]*100" office:value-type="float" office:value="-14.0039447731755" calcext:value-type="float">
            <text:p>-14.00</text:p>
          </table:table-cell>
          <table:table-cell office:value-type="float" office:value="3995" calcext:value-type="float">
            <text:p>3995</text:p>
          </table:table-cell>
          <table:table-cell table:style-name="ce3" table:formula="of:=([.M71]-[.M70])/[.M70]*100" office:value-type="float" office:value="-13.9008620689655" calcext:value-type="float">
            <text:p>-13.90</text:p>
          </table:table-cell>
          <table:table-cell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table:formula="of:=([.R71]-[.R70])/[.R70]*100" office:value-type="float" office:value="-16.5898617511521" calcext:value-type="float">
            <text:p>-16.5898617511521</text:p>
          </table:table-cell>
          <table:table-cell office:value-type="float" office:value="4575" calcext:value-type="float">
            <text:p>4575</text:p>
          </table:table-cell>
          <table:table-cell table:formula="of:=([.T71]-[.T70])/[.T70]*100" office:value-type="float" office:value="-17.6862180640518" calcext:value-type="float">
            <text:p>-17.6862180640518</text:p>
          </table:table-cell>
          <table:table-cell table:style-name="ce3" table:formula="of:=[.T71]/[.$V$68]" office:value-type="float" office:value="18.0779402613566" calcext:value-type="float">
            <text:p>18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600" calcext:value-type="float">
            <text:p>600</text:p>
          </table:table-cell>
          <table:table-cell table:formula="of:=([.B72]-[.B71])/[.B71]*100" office:value-type="float" office:value="-14.2857142857143" calcext:value-type="float">
            <text:p>-14.29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([.E72]-[.E71])/[.E71]*100" office:value-type="float" office:value="-17.160751565762" calcext:value-type="float">
            <text:p>-17.160751565762</text:p>
          </table:table-cell>
          <table:table-cell table:number-columns-repeated="2"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35.9" calcext:value-type="float">
            <text:p>35.9</text:p>
          </table:table-cell>
          <table:table-cell table:style-name="ce3" table:formula="of:=([.K72]-[.K71])/[.K71]*100" office:value-type="float" office:value="-17.6605504587156" calcext:value-type="float">
            <text:p>-17.66</text:p>
          </table:table-cell>
          <table:table-cell office:value-type="float" office:value="3305" calcext:value-type="float">
            <text:p>3305</text:p>
          </table:table-cell>
          <table:table-cell table:style-name="ce3" table:formula="of:=([.M72]-[.M71])/[.M71]*100" office:value-type="float" office:value="-17.2715894868586" calcext:value-type="float">
            <text:p>-17.27</text:p>
          </table:table-cell>
          <table:table-cell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table:formula="of:=([.R72]-[.R71])/[.R71]*100" office:value-type="float" office:value="-20.4419889502762" calcext:value-type="float">
            <text:p>-20.4419889502762</text:p>
          </table:table-cell>
          <table:table-cell office:value-type="float" office:value="3650" calcext:value-type="float">
            <text:p>3650</text:p>
          </table:table-cell>
          <table:table-cell table:formula="of:=([.T72]-[.T71])/[.T71]*100" office:value-type="float" office:value="-20.2185792349727" calcext:value-type="float">
            <text:p>-20.2185792349727</text:p>
          </table:table-cell>
          <table:table-cell table:style-name="ce3" table:formula="of:=[.T72]/[.$V$68]" office:value-type="float" office:value="14.4228375855632" calcext:value-type="float">
            <text:p>14.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13" calcext:value-type="float">
            <text:p>313</text:p>
          </table:table-cell>
          <table:table-cell table:formula="of:=([.B73]-[.B72])/[.B72]*100" office:value-type="float" office:value="-47.8333333333333" calcext:value-type="float">
            <text:p>-47.83</text:p>
          </table:table-cell>
          <table:table-cell/>
          <table:table-cell office:value-type="float" office:value="1109" calcext:value-type="float">
            <text:p>1109</text:p>
          </table:table-cell>
          <table:table-cell table:formula="of:=([.E73]-[.E72])/[.E72]*100" office:value-type="float" office:value="-44.1028225806452" calcext:value-type="float">
            <text:p>-44.1028225806452</text:p>
          </table:table-cell>
          <table:table-cell table:number-columns-repeated="2"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25.7" calcext:value-type="float">
            <text:p>25.7</text:p>
          </table:table-cell>
          <table:table-cell table:style-name="ce3" table:formula="of:=([.K73]-[.K72])/[.K72]*100" office:value-type="float" office:value="-28.4122562674095" calcext:value-type="float">
            <text:p>-28.41</text:p>
          </table:table-cell>
          <table:table-cell office:value-type="float" office:value="2405" calcext:value-type="float">
            <text:p>2405</text:p>
          </table:table-cell>
          <table:table-cell table:style-name="ce3" table:formula="of:=([.M73]-[.M72])/[.M72]*100" office:value-type="float" office:value="-27.231467473525" calcext:value-type="float">
            <text:p>-27.23</text:p>
          </table:table-cell>
          <table:table-cell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table:formula="of:=([.R73]-[.R72])/[.R72]*100" office:value-type="float" office:value="-14.5833333333333" calcext:value-type="float">
            <text:p>-14.5833333333333</text:p>
          </table:table-cell>
          <table:table-cell office:value-type="float" office:value="3092" calcext:value-type="float">
            <text:p>3092</text:p>
          </table:table-cell>
          <table:table-cell table:formula="of:=([.T73]-[.T72])/[.T72]*100" office:value-type="float" office:value="-15.2876712328767" calcext:value-type="float">
            <text:p>-15.2876712328767</text:p>
          </table:table-cell>
          <table:table-cell table:style-name="ce3" table:formula="of:=[.T73]/[.$V$68]" office:value-type="float" office:value="12.2179215930305" calcext:value-type="float">
            <text:p>12.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60" calcext:value-type="float">
            <text:p>260</text:p>
          </table:table-cell>
          <table:table-cell table:formula="of:=([.B74]-[.B73])/[.B73]*100" office:value-type="float" office:value="-16.9329073482428" calcext:value-type="float">
            <text:p>-16.93</text:p>
          </table:table-cell>
          <table:table-cell/>
          <table:table-cell office:value-type="float" office:value="998" calcext:value-type="float">
            <text:p>998</text:p>
          </table:table-cell>
          <table:table-cell table:formula="of:=([.E74]-[.E73])/[.E73]*100" office:value-type="float" office:value="-10.0090171325519" calcext:value-type="float">
            <text:p>-10.0090171325519</text:p>
          </table:table-cell>
          <table:table-cell table:number-columns-repeated="2"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22.6" calcext:value-type="float">
            <text:p>22.6</text:p>
          </table:table-cell>
          <table:table-cell table:style-name="ce3" table:formula="of:=([.K74]-[.K73])/[.K73]*100" office:value-type="float" office:value="-12.0622568093385" calcext:value-type="float">
            <text:p>-12.06</text:p>
          </table:table-cell>
          <table:table-cell office:value-type="float" office:value="2201" calcext:value-type="float">
            <text:p>2201</text:p>
          </table:table-cell>
          <table:table-cell table:style-name="ce3" table:formula="of:=([.M74]-[.M73])/[.M73]*100" office:value-type="float" office:value="-8.48232848232848" calcext:value-type="float">
            <text:p>-8.48</text:p>
          </table:table-cell>
          <table:table-cell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table:formula="of:=([.R74]-[.R73])/[.R73]*100" office:value-type="float" office:value="-14.6341463414634" calcext:value-type="float">
            <text:p>-14.6341463414634</text:p>
          </table:table-cell>
          <table:table-cell office:value-type="float" office:value="2505" calcext:value-type="float">
            <text:p>2505</text:p>
          </table:table-cell>
          <table:table-cell table:formula="of:=([.T74]-[.T73])/[.T73]*100" office:value-type="float" office:value="-18.9844760672704" calcext:value-type="float">
            <text:p>-18.9844760672704</text:p>
          </table:table-cell>
          <table:table-cell table:style-name="ce3" table:formula="of:=[.T74]/[.$V$68]" office:value-type="float" office:value="9.89841319228376" calcext:value-type="float">
            <text:p>9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71" calcext:value-type="float">
            <text:p>171</text:p>
          </table:table-cell>
          <table:table-cell table:formula="of:=([.B75]-[.B74])/[.B74]*100" office:value-type="float" office:value="-34.2307692307692" calcext:value-type="float">
            <text:p>-34.23</text:p>
          </table:table-cell>
          <table:table-cell/>
          <table:table-cell office:value-type="float" office:value="617" calcext:value-type="float">
            <text:p>617</text:p>
          </table:table-cell>
          <table:table-cell table:formula="of:=([.E75]-[.E74])/[.E74]*100" office:value-type="float" office:value="-38.1763527054108" calcext:value-type="float">
            <text:p>-38.1763527054108</text:p>
          </table:table-cell>
          <table:table-cell table:number-columns-repeated="2"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16" calcext:value-type="float">
            <text:p>16</text:p>
          </table:table-cell>
          <table:table-cell table:style-name="ce3" table:formula="of:=([.K75]-[.K74])/[.K74]*100" office:value-type="float" office:value="-29.2035398230089" calcext:value-type="float">
            <text:p>-29.20</text:p>
          </table:table-cell>
          <table:table-cell office:value-type="float" office:value="1525" calcext:value-type="float">
            <text:p>1525</text:p>
          </table:table-cell>
          <table:table-cell table:style-name="ce3" table:formula="of:=([.M75]-[.M74])/[.M74]*100" office:value-type="float" office:value="-30.7133121308496" calcext:value-type="float">
            <text:p>-30.71</text:p>
          </table:table-cell>
          <table:table-cell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28</text:p>
          </table:table-cell>
          <table:table-cell table:formula="of:=([.R75]-[.R74])/[.R74]*100" office:value-type="float" office:value="-30.6666666666667" calcext:value-type="float">
            <text:p>-30.6666666666667</text:p>
          </table:table-cell>
          <table:table-cell office:value-type="float" office:value="1963" calcext:value-type="float">
            <text:p>1963</text:p>
          </table:table-cell>
          <table:table-cell table:formula="of:=([.T75]-[.T74])/[.T74]*100" office:value-type="float" office:value="-21.6367265469062" calcext:value-type="float">
            <text:p>-21.6367265469062</text:p>
          </table:table-cell>
          <table:table-cell table:style-name="ce3" table:formula="of:=[.T75]/[.$V$68]" office:value-type="float" office:value="7.75672059738643" calcext:value-type="float">
            <text:p>7.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2.8" calcext:value-type="float">
            <text:p>42.8</text:p>
          </table:table-cell>
          <table:table-cell table:formula="of:=([.B76]-[.B75])/[.B75]*100" office:value-type="float" office:value="-74.9707602339181" calcext:value-type="float">
            <text:p>-74.9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E76]-[.E75])/[.E75]*100" office:value-type="float" office:value="-77.9578606158833" calcext:value-type="float">
            <text:p>-77.9578606158833</text:p>
          </table:table-cell>
          <table:table-cell table:number-columns-repeated="2"/>
          <table:table-cell table:style-name="ce13"/>
          <table:table-cell office:value-type="string" calcext:value-type="string">
            <text:p>Etmiss_HT&gt;16</text:p>
          </table:table-cell>
          <table:table-cell office:value-type="float" office:value="6.91" calcext:value-type="float">
            <text:p>6.91</text:p>
          </table:table-cell>
          <table:table-cell table:style-name="ce3" table:formula="of:=([.K76]-[.K75])/[.K75]*100" office:value-type="float" office:value="-56.8125" calcext:value-type="float">
            <text:p>-56.81</text:p>
          </table:table-cell>
          <table:table-cell office:value-type="float" office:value="632" calcext:value-type="float">
            <text:p>632</text:p>
          </table:table-cell>
          <table:table-cell table:style-name="ce3" table:formula="of:=([.M76]-[.M75])/[.M75]*100" office:value-type="float" office:value="-58.5573770491803" calcext:value-type="float">
            <text:p>-58.56</text:p>
          </table:table-cell>
          <table:table-cell/>
          <table:table-cell table:style-name="ce13"/>
          <table:table-cell office:value-type="string" calcext:value-type="string">
            <text:p>Etmiss_HT&gt;16</text:p>
          </table:table-cell>
          <table:table-cell office:value-type="float" office:value="3.58" calcext:value-type="float">
            <text:p>3.58</text:p>
          </table:table-cell>
          <table:table-cell table:formula="of:=([.R76]-[.R75])/[.R75]*100" office:value-type="float" office:value="-50.8241758241758" calcext:value-type="float">
            <text:p>-50.8241758241758</text:p>
          </table:table-cell>
          <table:table-cell office:value-type="float" office:value="942" calcext:value-type="float">
            <text:p>942</text:p>
          </table:table-cell>
          <table:table-cell table:formula="of:=([.T76]-[.T75])/[.T75]*100" office:value-type="float" office:value="-52.0122261844116" calcext:value-type="float">
            <text:p>-52.0122261844116</text:p>
          </table:table-cell>
          <table:table-cell table:style-name="ce3" table:formula="of:=[.T76]/[.$V$68]" office:value-type="float" office:value="3.72227753578096" calcext:value-type="float">
            <text:p>3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42.8" calcext:value-type="float">
            <text:p>42.8</text:p>
          </table:table-cell>
          <table:table-cell table:formula="of:=([.B77]-[.B76])/[.B76]*100" office:value-type="float" office:value="0" calcext:value-type="float">
            <text:p>0.0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E77]-[.E76])/[.E76]*100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office:value-type="string" calcext:value-type="string">
            <text:p>Meff&gt;1000</text:p>
          </table:table-cell>
          <table:table-cell office:value-type="float" office:value="6.91" calcext:value-type="float">
            <text:p>6.91</text:p>
          </table:table-cell>
          <table:table-cell table:formula="of:=([.K77]-[.K76])/[.K76]*100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style-name="ce3" table:formula="of:=([.M77]-[.M76])/[.M76]*100" office:value-type="float" office:value="0" calcext:value-type="float">
            <text:p>0.00</text:p>
          </table:table-cell>
          <table:table-cell/>
          <table:table-cell table:style-name="ce13"/>
          <table:table-cell office:value-type="string" calcext:value-type="string">
            <text:p>Meff&gt;1000</text:p>
          </table:table-cell>
          <table:table-cell office:value-type="float" office:value="3.58" calcext:value-type="float">
            <text:p>3.58</text:p>
          </table:table-cell>
          <table:table-cell table:formula="of:=([.R77]-[.R76])/[.R76]*100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table:formula="of:=([.T77]-[.T76])/[.T76]*100" office:value-type="float" office:value="0" calcext:value-type="float">
            <text:p>0</text:p>
          </table:table-cell>
          <table:table-cell table:style-name="ce3" table:formula="of:=[.T77]/[.$V$68]" office:value-type="float" office:value="3.72227753578096" calcext:value-type="float">
            <text:p>3.72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3"/>
          <table:table-cell table:number-columns-repeated="4"/>
          <table:table-cell table:style-name="ce3"/>
          <table:table-cell/>
          <table:table-cell table:style-name="ce13"/>
          <table:table-cell table:number-columns-repeated="3"/>
          <table:table-cell office:value-type="string" calcext:value-type="string">
            <text:p>q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R6j-2200</text:p>
          </table:table-cell>
          <table:table-cell table:number-columns-repeated="6"/>
          <table:table-cell table:style-name="ce13"/>
          <table:table-cell/>
          <table:table-cell table:style-name="ce1" office:value-type="string" calcext:value-type="string">
            <text:p>SR6j-2200</text:p>
          </table:table-cell>
          <table:table-cell table:number-columns-repeated="2"/>
          <table:table-cell table:style-name="ce3"/>
          <table:table-cell/>
          <table:table-cell table:style-name="ce13"/>
          <table:table-cell/>
          <table:table-cell table:style-name="ce1" office:value-type="string" calcext:value-type="string">
            <text:p>SR6j-2200</text:p>
          </table:table-cell>
          <table:table-cell table:number-columns-repeated="3"/>
          <table:table-cell table:style-name="ce3" table:formula="of:=[.T79]/[.$V$68]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table:number-columns-repeated="3"/>
          <table:table-cell table:style-name="ce13"/>
          <table:table-cell office:value-type="string" calcext:value-type="string">
            <text:p>Prese</text:p>
          </table:table-cell>
          <table:table-cell office:value-type="float" office:value="64.3" calcext:value-type="float">
            <text:p>64.3</text:p>
          </table:table-cell>
          <table:table-cell/>
          <table:table-cell office:value-type="float" office:value="5784" calcext:value-type="float">
            <text:p>5784</text:p>
          </table:table-cell>
          <table:table-cell table:style-name="ce3"/>
          <table:table-cell/>
          <table:table-cell table:style-name="ce13"/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6428" calcext:value-type="float">
            <text:p>6428</text:p>
          </table:table-cell>
          <table:table-cell/>
          <table:table-cell table:style-name="ce3" table:formula="of:=[.T80]/[.$V$68]" office:value-type="float" office:value="25.4" calcext:value-type="float">
            <text:p>25.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160" calcext:value-type="float">
            <text:p>1160</text:p>
          </table:table-cell>
          <table:table-cell table:formula="of:=([.B81]-[.B80])/[.B80]*100" office:value-type="float" office:value="0" calcext:value-type="float">
            <text:p>0.00</text:p>
          </table:table-cell>
          <table:table-cell/>
          <table:table-cell office:value-type="float" office:value="3768" calcext:value-type="float">
            <text:p>3768</text:p>
          </table:table-cell>
          <table:table-cell table:formula="of:=([.E81]-[.E80])/[.E80]*100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office:value-type="string" calcext:value-type="string">
            <text:p>Jet &gt; 2</text:p>
          </table:table-cell>
          <table:table-cell office:value-type="float" office:value="64.3" calcext:value-type="float">
            <text:p>64.3</text:p>
          </table:table-cell>
          <table:table-cell table:style-name="ce3" table:formula="of:=([.K81]-[.K80])/[.K80]*100" office:value-type="float" office:value="0" calcext:value-type="float">
            <text:p>0.00</text:p>
          </table:table-cell>
          <table:table-cell office:value-type="float" office:value="5784" calcext:value-type="float">
            <text:p>5784</text:p>
          </table:table-cell>
          <table:table-cell table:style-name="ce3" table:formula="of:=([.M81]-[.M80])/[.M80]*100" office:value-type="float" office:value="0" calcext:value-type="float">
            <text:p>0.00</text:p>
          </table:table-cell>
          <table:table-cell/>
          <table:table-cell table:style-name="ce13"/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table:formula="of:=([.R81]-[.R80])/[.R80]*100"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table:formula="of:=([.T81]-[.T80])/[.T80]*100" office:value-type="float" office:value="0" calcext:value-type="float">
            <text:p>0</text:p>
          </table:table-cell>
          <table:table-cell table:style-name="ce3" table:formula="of:=[.T81]/[.$V$68]" office:value-type="float" office:value="25.4" calcext:value-type="float">
            <text:p>25.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798" calcext:value-type="float">
            <text:p>798</text:p>
          </table:table-cell>
          <table:table-cell table:formula="of:=([.B82]-[.B81])/[.B81]*100" office:value-type="float" office:value="-31.2068965517241" calcext:value-type="float">
            <text:p>-31.21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([.E82]-[.E81])/[.E81]*100" office:value-type="float" office:value="-25.0530785562633" calcext:value-type="float">
            <text:p>-25.0530785562633</text:p>
          </table:table-cell>
          <table:table-cell table:number-columns-repeated="2"/>
          <table:table-cell table:style-name="ce13"/>
          <table:table-cell office:value-type="string" calcext:value-type="string">
            <text:p>Jet &gt; 6</text:p>
          </table:table-cell>
          <table:table-cell office:value-type="float" office:value="50.7" calcext:value-type="float">
            <text:p>50.7</text:p>
          </table:table-cell>
          <table:table-cell table:style-name="ce3" table:formula="of:=([.K82]-[.K81])/[.K81]*100" office:value-type="float" office:value="-21.1508553654743" calcext:value-type="float">
            <text:p>-21.15</text:p>
          </table:table-cell>
          <table:table-cell office:value-type="float" office:value="4640" calcext:value-type="float">
            <text:p>4640</text:p>
          </table:table-cell>
          <table:table-cell table:style-name="ce3" table:formula="of:=([.M82]-[.M81])/[.M81]*100" office:value-type="float" office:value="-19.7786998616874" calcext:value-type="float">
            <text:p>-19.78</text:p>
          </table:table-cell>
          <table:table-cell/>
          <table:table-cell table:style-name="ce13"/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table:style-name="ce3" table:formula="of:=([.R82]-[.R81])/[.R81]*100" office:value-type="float" office:value="-14.5669291338583" calcext:value-type="float">
            <text:p>-14.57</text:p>
          </table:table-cell>
          <table:table-cell office:value-type="float" office:value="5558" calcext:value-type="float">
            <text:p>5558</text:p>
          </table:table-cell>
          <table:table-cell table:style-name="ce3" table:formula="of:=([.T82]-[.T81])/[.T81]*100" office:value-type="float" office:value="-13.5345364032358" calcext:value-type="float">
            <text:p>-13.53</text:p>
          </table:table-cell>
          <table:table-cell table:style-name="ce3" table:formula="of:=[.T82]/[.$V$68]" office:value-type="float" office:value="21.9622277535781" calcext:value-type="float">
            <text:p>21.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700" calcext:value-type="float">
            <text:p>700</text:p>
          </table:table-cell>
          <table:table-cell table:formula="of:=([.B83]-[.B82])/[.B82]*100" office:value-type="float" office:value="-12.280701754386" calcext:value-type="float">
            <text:p>-12.28</text:p>
          </table:table-cell>
          <table:table-cell/>
          <table:table-cell office:value-type="float" office:value="2395" calcext:value-type="float">
            <text:p>2395</text:p>
          </table:table-cell>
          <table:table-cell table:formula="of:=([.E83]-[.E82])/[.E82]*100" office:value-type="float" office:value="-15.1912181303116" calcext:value-type="float">
            <text:p>-15.1912181303116</text:p>
          </table:table-cell>
          <table:table-cell table:number-columns-repeated="2"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43.6" calcext:value-type="float">
            <text:p>43.6</text:p>
          </table:table-cell>
          <table:table-cell table:style-name="ce3" table:formula="of:=([.K83]-[.K82])/[.K82]*100" office:value-type="float" office:value="-14.0039447731755" calcext:value-type="float">
            <text:p>-14.00</text:p>
          </table:table-cell>
          <table:table-cell office:value-type="float" office:value="3995" calcext:value-type="float">
            <text:p>3995</text:p>
          </table:table-cell>
          <table:table-cell table:style-name="ce3" table:formula="of:=([.M83]-[.M82])/[.M82]*100" office:value-type="float" office:value="-13.9008620689655" calcext:value-type="float">
            <text:p>-13.90</text:p>
          </table:table-cell>
          <table:table-cell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table:style-name="ce3" table:formula="of:=([.R83]-[.R82])/[.R82]*100" office:value-type="float" office:value="-16.5898617511521" calcext:value-type="float">
            <text:p>-16.59</text:p>
          </table:table-cell>
          <table:table-cell office:value-type="float" office:value="4575" calcext:value-type="float">
            <text:p>4575</text:p>
          </table:table-cell>
          <table:table-cell table:style-name="ce3" table:formula="of:=([.T83]-[.T82])/[.T82]*100" office:value-type="float" office:value="-17.6862180640518" calcext:value-type="float">
            <text:p>-17.69</text:p>
          </table:table-cell>
          <table:table-cell table:style-name="ce3" table:formula="of:=[.T83]/[.$V$68]" office:value-type="float" office:value="18.0779402613566" calcext:value-type="float">
            <text:p>18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600" calcext:value-type="float">
            <text:p>600</text:p>
          </table:table-cell>
          <table:table-cell table:formula="of:=([.B84]-[.B83])/[.B83]*100" office:value-type="float" office:value="-14.2857142857143" calcext:value-type="float">
            <text:p>-14.29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([.E84]-[.E83])/[.E83]*100" office:value-type="float" office:value="-17.160751565762" calcext:value-type="float">
            <text:p>-17.160751565762</text:p>
          </table:table-cell>
          <table:table-cell table:number-columns-repeated="2"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35.9" calcext:value-type="float">
            <text:p>35.9</text:p>
          </table:table-cell>
          <table:table-cell table:style-name="ce3" table:formula="of:=([.K84]-[.K83])/[.K83]*100" office:value-type="float" office:value="-17.6605504587156" calcext:value-type="float">
            <text:p>-17.66</text:p>
          </table:table-cell>
          <table:table-cell office:value-type="float" office:value="3305" calcext:value-type="float">
            <text:p>3305</text:p>
          </table:table-cell>
          <table:table-cell table:style-name="ce3" table:formula="of:=([.M84]-[.M83])/[.M83]*100" office:value-type="float" office:value="-17.2715894868586" calcext:value-type="float">
            <text:p>-17.27</text:p>
          </table:table-cell>
          <table:table-cell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table:style-name="ce3" table:formula="of:=([.R84]-[.R83])/[.R83]*100" office:value-type="float" office:value="-20.4419889502762" calcext:value-type="float">
            <text:p>-20.44</text:p>
          </table:table-cell>
          <table:table-cell office:value-type="float" office:value="3650" calcext:value-type="float">
            <text:p>3650</text:p>
          </table:table-cell>
          <table:table-cell table:style-name="ce3" table:formula="of:=([.T84]-[.T83])/[.T83]*100" office:value-type="float" office:value="-20.2185792349727" calcext:value-type="float">
            <text:p>-20.22</text:p>
          </table:table-cell>
          <table:table-cell table:style-name="ce3" table:formula="of:=[.T84]/[.$V$68]" office:value-type="float" office:value="14.4228375855632" calcext:value-type="float">
            <text:p>14.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13" calcext:value-type="float">
            <text:p>313</text:p>
          </table:table-cell>
          <table:table-cell table:formula="of:=([.B85]-[.B84])/[.B84]*100" office:value-type="float" office:value="-47.8333333333333" calcext:value-type="float">
            <text:p>-47.83</text:p>
          </table:table-cell>
          <table:table-cell/>
          <table:table-cell office:value-type="float" office:value="1109" calcext:value-type="float">
            <text:p>1109</text:p>
          </table:table-cell>
          <table:table-cell table:formula="of:=([.E85]-[.E84])/[.E84]*100" office:value-type="float" office:value="-44.1028225806452" calcext:value-type="float">
            <text:p>-44.1028225806452</text:p>
          </table:table-cell>
          <table:table-cell table:number-columns-repeated="2"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25.7" calcext:value-type="float">
            <text:p>25.7</text:p>
          </table:table-cell>
          <table:table-cell table:style-name="ce3" table:formula="of:=([.K85]-[.K84])/[.K84]*100" office:value-type="float" office:value="-28.4122562674095" calcext:value-type="float">
            <text:p>-28.41</text:p>
          </table:table-cell>
          <table:table-cell office:value-type="float" office:value="2405" calcext:value-type="float">
            <text:p>2405</text:p>
          </table:table-cell>
          <table:table-cell table:style-name="ce3" table:formula="of:=([.M85]-[.M84])/[.M84]*100" office:value-type="float" office:value="-27.231467473525" calcext:value-type="float">
            <text:p>-27.23</text:p>
          </table:table-cell>
          <table:table-cell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table:style-name="ce3" table:formula="of:=([.R85]-[.R84])/[.R84]*100" office:value-type="float" office:value="-14.5833333333333" calcext:value-type="float">
            <text:p>-14.58</text:p>
          </table:table-cell>
          <table:table-cell office:value-type="float" office:value="3092" calcext:value-type="float">
            <text:p>3092</text:p>
          </table:table-cell>
          <table:table-cell table:style-name="ce3" table:formula="of:=([.T85]-[.T84])/[.T84]*100" office:value-type="float" office:value="-15.2876712328767" calcext:value-type="float">
            <text:p>-15.29</text:p>
          </table:table-cell>
          <table:table-cell table:style-name="ce3" table:formula="of:=[.T85]/[.$V$68]" office:value-type="float" office:value="12.2179215930305" calcext:value-type="float">
            <text:p>12.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60" calcext:value-type="float">
            <text:p>260</text:p>
          </table:table-cell>
          <table:table-cell table:formula="of:=([.B86]-[.B85])/[.B85]*100" office:value-type="float" office:value="-16.9329073482428" calcext:value-type="float">
            <text:p>-16.93</text:p>
          </table:table-cell>
          <table:table-cell/>
          <table:table-cell office:value-type="float" office:value="998" calcext:value-type="float">
            <text:p>998</text:p>
          </table:table-cell>
          <table:table-cell table:formula="of:=([.E86]-[.E85])/[.E85]*100" office:value-type="float" office:value="-10.0090171325519" calcext:value-type="float">
            <text:p>-10.0090171325519</text:p>
          </table:table-cell>
          <table:table-cell table:number-columns-repeated="2"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22.6" calcext:value-type="float">
            <text:p>22.6</text:p>
          </table:table-cell>
          <table:table-cell table:style-name="ce3" table:formula="of:=([.K86]-[.K85])/[.K85]*100" office:value-type="float" office:value="-12.0622568093385" calcext:value-type="float">
            <text:p>-12.06</text:p>
          </table:table-cell>
          <table:table-cell office:value-type="float" office:value="2201" calcext:value-type="float">
            <text:p>2201</text:p>
          </table:table-cell>
          <table:table-cell table:style-name="ce3" table:formula="of:=([.M86]-[.M85])/[.M85]*100" office:value-type="float" office:value="-8.48232848232848" calcext:value-type="float">
            <text:p>-8.48</text:p>
          </table:table-cell>
          <table:table-cell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table:style-name="ce3" table:formula="of:=([.R86]-[.R85])/[.R85]*100" office:value-type="float" office:value="-14.6341463414634" calcext:value-type="float">
            <text:p>-14.63</text:p>
          </table:table-cell>
          <table:table-cell office:value-type="float" office:value="2505" calcext:value-type="float">
            <text:p>2505</text:p>
          </table:table-cell>
          <table:table-cell table:style-name="ce3" table:formula="of:=([.T86]-[.T85])/[.T85]*100" office:value-type="float" office:value="-18.9844760672704" calcext:value-type="float">
            <text:p>-18.98</text:p>
          </table:table-cell>
          <table:table-cell table:style-name="ce3" table:formula="of:=[.T86]/[.$V$68]" office:value-type="float" office:value="9.89841319228376" calcext:value-type="float">
            <text:p>9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71" calcext:value-type="float">
            <text:p>171</text:p>
          </table:table-cell>
          <table:table-cell table:formula="of:=([.B87]-[.B86])/[.B86]*100" office:value-type="float" office:value="-34.2307692307692" calcext:value-type="float">
            <text:p>-34.23</text:p>
          </table:table-cell>
          <table:table-cell/>
          <table:table-cell office:value-type="float" office:value="617" calcext:value-type="float">
            <text:p>617</text:p>
          </table:table-cell>
          <table:table-cell table:formula="of:=([.E87]-[.E86])/[.E86]*100" office:value-type="float" office:value="-38.1763527054108" calcext:value-type="float">
            <text:p>-38.1763527054108</text:p>
          </table:table-cell>
          <table:table-cell table:number-columns-repeated="2"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16" calcext:value-type="float">
            <text:p>16</text:p>
          </table:table-cell>
          <table:table-cell table:style-name="ce3" table:formula="of:=([.K87]-[.K86])/[.K86]*100" office:value-type="float" office:value="-29.2035398230089" calcext:value-type="float">
            <text:p>-29.20</text:p>
          </table:table-cell>
          <table:table-cell office:value-type="float" office:value="1525" calcext:value-type="float">
            <text:p>1525</text:p>
          </table:table-cell>
          <table:table-cell table:style-name="ce3" table:formula="of:=([.M87]-[.M86])/[.M86]*100" office:value-type="float" office:value="-30.7133121308496" calcext:value-type="float">
            <text:p>-30.71</text:p>
          </table:table-cell>
          <table:table-cell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28</text:p>
          </table:table-cell>
          <table:table-cell table:style-name="ce3" table:formula="of:=([.R87]-[.R86])/[.R86]*100" office:value-type="float" office:value="-30.6666666666667" calcext:value-type="float">
            <text:p>-30.67</text:p>
          </table:table-cell>
          <table:table-cell office:value-type="float" office:value="1963" calcext:value-type="float">
            <text:p>1963</text:p>
          </table:table-cell>
          <table:table-cell table:style-name="ce3" table:formula="of:=([.T87]-[.T86])/[.T86]*100" office:value-type="float" office:value="-21.6367265469062" calcext:value-type="float">
            <text:p>-21.64</text:p>
          </table:table-cell>
          <table:table-cell table:style-name="ce3" table:formula="of:=[.T87]/[.$V$68]" office:value-type="float" office:value="7.75672059738643" calcext:value-type="float">
            <text:p>7.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2.8" calcext:value-type="float">
            <text:p>42.8</text:p>
          </table:table-cell>
          <table:table-cell table:formula="of:=([.B88]-[.B87])/[.B87]*100" office:value-type="float" office:value="-74.9707602339181" calcext:value-type="float">
            <text:p>-74.9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E88]-[.E87])/[.E87]*100" office:value-type="float" office:value="-77.9578606158833" calcext:value-type="float">
            <text:p>-77.9578606158833</text:p>
          </table:table-cell>
          <table:table-cell table:number-columns-repeated="2"/>
          <table:table-cell table:style-name="ce13"/>
          <table:table-cell office:value-type="string" calcext:value-type="string">
            <text:p>Etmiss_HT&gt;16</text:p>
          </table:table-cell>
          <table:table-cell office:value-type="float" office:value="6.91" calcext:value-type="float">
            <text:p>6.91</text:p>
          </table:table-cell>
          <table:table-cell table:style-name="ce3" table:formula="of:=([.K88]-[.K87])/[.K87]*100" office:value-type="float" office:value="-56.8125" calcext:value-type="float">
            <text:p>-56.81</text:p>
          </table:table-cell>
          <table:table-cell office:value-type="float" office:value="632" calcext:value-type="float">
            <text:p>632</text:p>
          </table:table-cell>
          <table:table-cell table:style-name="ce3" table:formula="of:=([.M88]-[.M87])/[.M87]*100" office:value-type="float" office:value="-58.5573770491803" calcext:value-type="float">
            <text:p>-58.56</text:p>
          </table:table-cell>
          <table:table-cell/>
          <table:table-cell table:style-name="ce13"/>
          <table:table-cell office:value-type="string" calcext:value-type="string">
            <text:p>Etmiss_HT&gt;16</text:p>
          </table:table-cell>
          <table:table-cell office:value-type="float" office:value="3.59" calcext:value-type="float">
            <text:p>3.59</text:p>
          </table:table-cell>
          <table:table-cell table:style-name="ce3" table:formula="of:=([.R88]-[.R87])/[.R87]*100" office:value-type="float" office:value="-50.6868131868132" calcext:value-type="float">
            <text:p>-50.69</text:p>
          </table:table-cell>
          <table:table-cell office:value-type="float" office:value="942" calcext:value-type="float">
            <text:p>942</text:p>
          </table:table-cell>
          <table:table-cell table:style-name="ce3" table:formula="of:=([.T88]-[.T87])/[.T87]*100" office:value-type="float" office:value="-52.0122261844116" calcext:value-type="float">
            <text:p>-52.01</text:p>
          </table:table-cell>
          <table:table-cell table:style-name="ce3" table:formula="of:=[.T88]/[.$V$68]" office:value-type="float" office:value="3.72227753578096" calcext:value-type="float">
            <text:p>3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3.31" calcext:value-type="float">
            <text:p>3.31</text:p>
          </table:table-cell>
          <table:table-cell table:formula="of:=([.B89]-[.B88])/[.B88]*100" office:value-type="float" office:value="-92.2663551401869" calcext:value-type="float">
            <text:p>-92.2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E89]-[.E88])/[.E88]*100" office:value-type="float" office:value="-81.6176470588235" calcext:value-type="float">
            <text:p>-81.6176470588235</text:p>
          </table:table-cell>
          <table:table-cell table:number-columns-repeated="2"/>
          <table:table-cell table:style-name="ce13"/>
          <table:table-cell office:value-type="string" calcext:value-type="string">
            <text:p>Meff&gt;1000</text:p>
          </table:table-cell>
          <table:table-cell office:value-type="float" office:value="4.87" calcext:value-type="float">
            <text:p>4.87</text:p>
          </table:table-cell>
          <table:table-cell table:style-name="ce3" table:formula="of:=([.K89]-[.K88])/[.K88]*100" office:value-type="float" office:value="-29.5224312590449" calcext:value-type="float">
            <text:p>-29.52</text:p>
          </table:table-cell>
          <table:table-cell office:value-type="float" office:value="420" calcext:value-type="float">
            <text:p>420</text:p>
          </table:table-cell>
          <table:table-cell table:style-name="ce3" table:formula="of:=([.M89]-[.M88])/[.M88]*100" office:value-type="float" office:value="-33.5443037974684" calcext:value-type="float">
            <text:p>-33.54</text:p>
          </table:table-cell>
          <table:table-cell/>
          <table:table-cell table:style-name="ce13"/>
          <table:table-cell office:value-type="string" calcext:value-type="string">
            <text:p>Meff&gt;1000</text:p>
          </table:table-cell>
          <table:table-cell office:value-type="float" office:value="3.57" calcext:value-type="float">
            <text:p>3.57</text:p>
          </table:table-cell>
          <table:table-cell table:style-name="ce3" table:formula="of:=([.R89]-[.R88])/[.R88]*100" office:value-type="float" office:value="-0.557103064066841" calcext:value-type="float">
            <text:p>-0.56</text:p>
          </table:table-cell>
          <table:table-cell office:value-type="float" office:value="932" calcext:value-type="float">
            <text:p>932</text:p>
          </table:table-cell>
          <table:table-cell table:style-name="ce3" table:formula="of:=([.T89]-[.T88])/[.T88]*100" office:value-type="float" office:value="-1.06157112526539" calcext:value-type="float">
            <text:p>-1.06</text:p>
          </table:table-cell>
          <table:table-cell table:style-name="ce3" table:formula="of:=[.T89]/[.$V$68]" office:value-type="float" office:value="3.68276291225887" calcext:value-type="float">
            <text:p>3.6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([.E90]-[.E89])/[.E89]*100" office:value-type="float" office:value="-100" calcext:value-type="float">
            <text:p>-100</text:p>
          </table:table-cell>
          <table:table-cell table:number-columns-repeated="2"/>
          <table:table-cell table:style-name="ce1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13"/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R6j-3400</text:p>
          </table:table-cell>
          <table:table-cell table:number-columns-repeated="2"/>
          <table:table-cell office:value-type="string" calcext:value-type="string">
            <text:p>MA5</text:p>
          </table:table-cell>
          <table:table-cell/>
          <table:table-cell office:value-type="string" calcext:value-type="string">
            <text:p>scaled </text:p>
          </table:table-cell>
          <table:table-cell table:formula="of:=[.E92]/[.B92]" office:value-type="float" office:value="3.24827586206897" calcext:value-type="float">
            <text:p>3.24827586206897</text:p>
          </table:table-cell>
          <table:table-cell table:style-name="ce13"/>
          <table:table-cell/>
          <table:table-cell table:style-name="ce1" office:value-type="string" calcext:value-type="string">
            <text:p>SR6j-3400</text:p>
          </table:table-cell>
          <table:table-cell table:style-name="ce3"/>
          <table:table-cell/>
          <table:table-cell table:style-name="ce3"/>
          <table:table-cell/>
          <table:table-cell table:style-name="ce13"/>
          <table:table-cell/>
          <table:table-cell table:style-name="ce1" office:value-type="string" calcext:value-type="string">
            <text:p>SR6j-3400</text:p>
          </table:table-cell>
          <table:table-cell table:style-name="ce3"/>
          <table:table-cell/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table:number-columns-repeated="3"/>
          <table:table-cell table:style-name="ce13"/>
          <table:table-cell office:value-type="string" calcext:value-type="string">
            <text:p>Prese</text:p>
          </table:table-cell>
          <table:table-cell office:value-type="float" office:value="64.3" calcext:value-type="float">
            <text:p>64.3</text:p>
          </table:table-cell>
          <table:table-cell table:style-name="ce3"/>
          <table:table-cell office:value-type="float" office:value="5784" calcext:value-type="float">
            <text:p>5784</text:p>
          </table:table-cell>
          <table:table-cell table:style-name="ce3"/>
          <table:table-cell/>
          <table:table-cell table:style-name="ce13"/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 table:style-name="ce3"/>
          <table:table-cell office:value-type="float" office:value="6428" calcext:value-type="float">
            <text:p>6428</text:p>
          </table:table-cell>
          <table:table-cell table:style-name="ce3"/>
          <table:table-cell table:style-name="ce3" table:formula="of:=[.T92]/[.$V$68]" office:value-type="float" office:value="25.4" calcext:value-type="float">
            <text:p>25.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160" calcext:value-type="float">
            <text:p>1160</text:p>
          </table:table-cell>
          <table:table-cell table:formula="of:=([.B93]-[.B92])/[.B92]*100" office:value-type="float" office:value="0" calcext:value-type="float">
            <text:p>0.00</text:p>
          </table:table-cell>
          <table:table-cell/>
          <table:table-cell office:value-type="float" office:value="3768" calcext:value-type="float">
            <text:p>3768</text:p>
          </table:table-cell>
          <table:table-cell table:formula="of:=([.E93]-[.E92])/[.E92]*100" office:value-type="float" office:value="0" calcext:value-type="float">
            <text:p>0</text:p>
          </table:table-cell>
          <table:table-cell table:formula="of:=[.E93]/[.$H$91]" office:value-type="float" office:value="1160" calcext:value-type="float">
            <text:p>1160</text:p>
          </table:table-cell>
          <table:table-cell/>
          <table:table-cell table:style-name="ce13"/>
          <table:table-cell office:value-type="string" calcext:value-type="string">
            <text:p>Jet &gt; 2</text:p>
          </table:table-cell>
          <table:table-cell office:value-type="float" office:value="64.3" calcext:value-type="float">
            <text:p>64.3</text:p>
          </table:table-cell>
          <table:table-cell table:style-name="ce3" table:formula="of:=([.K93]-[.K92])/[.K92]*100" office:value-type="float" office:value="0" calcext:value-type="float">
            <text:p>0.00</text:p>
          </table:table-cell>
          <table:table-cell office:value-type="float" office:value="5784" calcext:value-type="float">
            <text:p>5784</text:p>
          </table:table-cell>
          <table:table-cell table:style-name="ce3" table:formula="of:=([.M93]-[.M92])/[.M92]*100" office:value-type="float" office:value="0" calcext:value-type="float">
            <text:p>0.00</text:p>
          </table:table-cell>
          <table:table-cell/>
          <table:table-cell table:style-name="ce13"/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table:style-name="ce3" table:formula="of:=([.R93]-[.R92])/[.R92]*100" office:value-type="float" office:value="0" calcext:value-type="float">
            <text:p>0.00</text:p>
          </table:table-cell>
          <table:table-cell office:value-type="float" office:value="6428" calcext:value-type="float">
            <text:p>6428</text:p>
          </table:table-cell>
          <table:table-cell table:style-name="ce3" table:formula="of:=([.T93]-[.T92])/[.T92]*100" office:value-type="float" office:value="0" calcext:value-type="float">
            <text:p>0.00</text:p>
          </table:table-cell>
          <table:table-cell table:style-name="ce3" table:formula="of:=[.T93]/[.$V$68]" office:value-type="float" office:value="25.4" calcext:value-type="float">
            <text:p>25.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798" calcext:value-type="float">
            <text:p>798</text:p>
          </table:table-cell>
          <table:table-cell table:formula="of:=([.B94]-[.B93])/[.B93]*100" office:value-type="float" office:value="-31.2068965517241" calcext:value-type="float">
            <text:p>-31.21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([.E94]-[.E93])/[.E93]*100" office:value-type="float" office:value="-25.0530785562633" calcext:value-type="float">
            <text:p>-25.0530785562633</text:p>
          </table:table-cell>
          <table:table-cell table:formula="of:=[.E94]/[.$H$91]" office:value-type="float" office:value="869.384288747346" calcext:value-type="float">
            <text:p>869.384288747346</text:p>
          </table:table-cell>
          <table:table-cell/>
          <table:table-cell table:style-name="ce13"/>
          <table:table-cell office:value-type="string" calcext:value-type="string">
            <text:p>Jet &gt; 6</text:p>
          </table:table-cell>
          <table:table-cell office:value-type="float" office:value="50.7" calcext:value-type="float">
            <text:p>50.7</text:p>
          </table:table-cell>
          <table:table-cell table:style-name="ce3" table:formula="of:=([.K94]-[.K93])/[.K93]*100" office:value-type="float" office:value="-21.1508553654743" calcext:value-type="float">
            <text:p>-21.15</text:p>
          </table:table-cell>
          <table:table-cell office:value-type="float" office:value="4640" calcext:value-type="float">
            <text:p>4640</text:p>
          </table:table-cell>
          <table:table-cell table:style-name="ce3" table:formula="of:=([.M94]-[.M93])/[.M93]*100" office:value-type="float" office:value="-19.7786998616874" calcext:value-type="float">
            <text:p>-19.78</text:p>
          </table:table-cell>
          <table:table-cell/>
          <table:table-cell table:style-name="ce13"/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table:style-name="ce3" table:formula="of:=([.R94]-[.R93])/[.R93]*100" office:value-type="float" office:value="-14.5669291338583" calcext:value-type="float">
            <text:p>-14.57</text:p>
          </table:table-cell>
          <table:table-cell office:value-type="float" office:value="5558" calcext:value-type="float">
            <text:p>5558</text:p>
          </table:table-cell>
          <table:table-cell table:style-name="ce3" table:formula="of:=([.T94]-[.T93])/[.T93]*100" office:value-type="float" office:value="-13.5345364032358" calcext:value-type="float">
            <text:p>-13.53</text:p>
          </table:table-cell>
          <table:table-cell table:style-name="ce3" table:formula="of:=[.T94]/[.$V$68]" office:value-type="float" office:value="21.9622277535781" calcext:value-type="float">
            <text:p>21.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700" calcext:value-type="float">
            <text:p>700</text:p>
          </table:table-cell>
          <table:table-cell table:formula="of:=([.B95]-[.B94])/[.B94]*100" office:value-type="float" office:value="-12.280701754386" calcext:value-type="float">
            <text:p>-12.28</text:p>
          </table:table-cell>
          <table:table-cell/>
          <table:table-cell office:value-type="float" office:value="2395" calcext:value-type="float">
            <text:p>2395</text:p>
          </table:table-cell>
          <table:table-cell table:formula="of:=([.E95]-[.E94])/[.E94]*100" office:value-type="float" office:value="-15.1912181303116" calcext:value-type="float">
            <text:p>-15.1912181303116</text:p>
          </table:table-cell>
          <table:table-cell table:formula="of:=[.E95]/[.$H$91]" office:value-type="float" office:value="737.314225053079" calcext:value-type="float">
            <text:p>737.314225053079</text:p>
          </table:table-cell>
          <table:table-cell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43.6" calcext:value-type="float">
            <text:p>43.6</text:p>
          </table:table-cell>
          <table:table-cell table:style-name="ce3" table:formula="of:=([.K95]-[.K94])/[.K94]*100" office:value-type="float" office:value="-14.0039447731755" calcext:value-type="float">
            <text:p>-14.00</text:p>
          </table:table-cell>
          <table:table-cell office:value-type="float" office:value="3995" calcext:value-type="float">
            <text:p>3995</text:p>
          </table:table-cell>
          <table:table-cell table:style-name="ce3" table:formula="of:=([.M95]-[.M94])/[.M94]*100" office:value-type="float" office:value="-13.9008620689655" calcext:value-type="float">
            <text:p>-13.90</text:p>
          </table:table-cell>
          <table:table-cell/>
          <table:table-cell table:style-name="ce13"/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table:style-name="ce3" table:formula="of:=([.R95]-[.R94])/[.R94]*100" office:value-type="float" office:value="-16.5898617511521" calcext:value-type="float">
            <text:p>-16.59</text:p>
          </table:table-cell>
          <table:table-cell office:value-type="float" office:value="4575" calcext:value-type="float">
            <text:p>4575</text:p>
          </table:table-cell>
          <table:table-cell table:style-name="ce3" table:formula="of:=([.T95]-[.T94])/[.T94]*100" office:value-type="float" office:value="-17.6862180640518" calcext:value-type="float">
            <text:p>-17.69</text:p>
          </table:table-cell>
          <table:table-cell table:style-name="ce3" table:formula="of:=[.T95]/[.$V$68]" office:value-type="float" office:value="18.0779402613566" calcext:value-type="float">
            <text:p>18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600" calcext:value-type="float">
            <text:p>600</text:p>
          </table:table-cell>
          <table:table-cell table:formula="of:=([.B96]-[.B95])/[.B95]*100" office:value-type="float" office:value="-14.2857142857143" calcext:value-type="float">
            <text:p>-14.29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([.E96]-[.E95])/[.E95]*100" office:value-type="float" office:value="-17.160751565762" calcext:value-type="float">
            <text:p>-17.160751565762</text:p>
          </table:table-cell>
          <table:table-cell table:formula="of:=[.E96]/[.$H$91]" office:value-type="float" office:value="610.785562632696" calcext:value-type="float">
            <text:p>610.785562632696</text:p>
          </table:table-cell>
          <table:table-cell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35.9" calcext:value-type="float">
            <text:p>35.9</text:p>
          </table:table-cell>
          <table:table-cell table:style-name="ce3" table:formula="of:=([.K96]-[.K95])/[.K95]*100" office:value-type="float" office:value="-17.6605504587156" calcext:value-type="float">
            <text:p>-17.66</text:p>
          </table:table-cell>
          <table:table-cell office:value-type="float" office:value="3305" calcext:value-type="float">
            <text:p>3305</text:p>
          </table:table-cell>
          <table:table-cell table:style-name="ce3" table:formula="of:=([.M96]-[.M95])/[.M95]*100" office:value-type="float" office:value="-17.2715894868586" calcext:value-type="float">
            <text:p>-17.27</text:p>
          </table:table-cell>
          <table:table-cell/>
          <table:table-cell table:style-name="ce13"/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table:style-name="ce3" table:formula="of:=([.R96]-[.R95])/[.R95]*100" office:value-type="float" office:value="-20.4419889502762" calcext:value-type="float">
            <text:p>-20.44</text:p>
          </table:table-cell>
          <table:table-cell office:value-type="float" office:value="3650" calcext:value-type="float">
            <text:p>3650</text:p>
          </table:table-cell>
          <table:table-cell table:style-name="ce3" table:formula="of:=([.T96]-[.T95])/[.T95]*100" office:value-type="float" office:value="-20.2185792349727" calcext:value-type="float">
            <text:p>-20.22</text:p>
          </table:table-cell>
          <table:table-cell table:style-name="ce3" table:formula="of:=[.T96]/[.$V$68]" office:value-type="float" office:value="14.4228375855632" calcext:value-type="float">
            <text:p>14.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13" calcext:value-type="float">
            <text:p>313</text:p>
          </table:table-cell>
          <table:table-cell table:formula="of:=([.B97]-[.B96])/[.B96]*100" office:value-type="float" office:value="-47.8333333333333" calcext:value-type="float">
            <text:p>-47.83</text:p>
          </table:table-cell>
          <table:table-cell/>
          <table:table-cell office:value-type="float" office:value="1109" calcext:value-type="float">
            <text:p>1109</text:p>
          </table:table-cell>
          <table:table-cell table:formula="of:=([.E97]-[.E96])/[.E96]*100" office:value-type="float" office:value="-44.1028225806452" calcext:value-type="float">
            <text:p>-44.1028225806452</text:p>
          </table:table-cell>
          <table:table-cell table:formula="of:=[.E97]/[.$H$91]" office:value-type="float" office:value="341.411889596603" calcext:value-type="float">
            <text:p>341.411889596603</text:p>
          </table:table-cell>
          <table:table-cell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25.7" calcext:value-type="float">
            <text:p>25.7</text:p>
          </table:table-cell>
          <table:table-cell table:style-name="ce3" table:formula="of:=([.K97]-[.K96])/[.K96]*100" office:value-type="float" office:value="-28.4122562674095" calcext:value-type="float">
            <text:p>-28.41</text:p>
          </table:table-cell>
          <table:table-cell office:value-type="float" office:value="2405" calcext:value-type="float">
            <text:p>2405</text:p>
          </table:table-cell>
          <table:table-cell table:style-name="ce3" table:formula="of:=([.M97]-[.M96])/[.M96]*100" office:value-type="float" office:value="-27.231467473525" calcext:value-type="float">
            <text:p>-27.23</text:p>
          </table:table-cell>
          <table:table-cell/>
          <table:table-cell table:style-name="ce13"/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table:style-name="ce3" table:formula="of:=([.R97]-[.R96])/[.R96]*100" office:value-type="float" office:value="-14.5833333333333" calcext:value-type="float">
            <text:p>-14.58</text:p>
          </table:table-cell>
          <table:table-cell office:value-type="float" office:value="3092" calcext:value-type="float">
            <text:p>3092</text:p>
          </table:table-cell>
          <table:table-cell table:style-name="ce3" table:formula="of:=([.T97]-[.T96])/[.T96]*100" office:value-type="float" office:value="-15.2876712328767" calcext:value-type="float">
            <text:p>-15.29</text:p>
          </table:table-cell>
          <table:table-cell table:style-name="ce3" table:formula="of:=[.T97]/[.$V$68]" office:value-type="float" office:value="12.2179215930305" calcext:value-type="float">
            <text:p>12.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60" calcext:value-type="float">
            <text:p>260</text:p>
          </table:table-cell>
          <table:table-cell table:formula="of:=([.B98]-[.B97])/[.B97]*100" office:value-type="float" office:value="-16.9329073482428" calcext:value-type="float">
            <text:p>-16.93</text:p>
          </table:table-cell>
          <table:table-cell/>
          <table:table-cell office:value-type="float" office:value="998" calcext:value-type="float">
            <text:p>998</text:p>
          </table:table-cell>
          <table:table-cell table:formula="of:=([.E98]-[.E97])/[.E97]*100" office:value-type="float" office:value="-10.0090171325519" calcext:value-type="float">
            <text:p>-10.0090171325519</text:p>
          </table:table-cell>
          <table:table-cell table:formula="of:=[.E98]/[.$H$91]" office:value-type="float" office:value="307.23991507431" calcext:value-type="float">
            <text:p>307.23991507431</text:p>
          </table:table-cell>
          <table:table-cell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22.6" calcext:value-type="float">
            <text:p>22.6</text:p>
          </table:table-cell>
          <table:table-cell table:style-name="ce3" table:formula="of:=([.K98]-[.K97])/[.K97]*100" office:value-type="float" office:value="-12.0622568093385" calcext:value-type="float">
            <text:p>-12.06</text:p>
          </table:table-cell>
          <table:table-cell office:value-type="float" office:value="1896" calcext:value-type="float">
            <text:p>1896</text:p>
          </table:table-cell>
          <table:table-cell table:style-name="ce3" table:formula="of:=([.M98]-[.M97])/[.M97]*100" office:value-type="float" office:value="-21.1642411642412" calcext:value-type="float">
            <text:p>-21.16</text:p>
          </table:table-cell>
          <table:table-cell/>
          <table:table-cell table:style-name="ce13"/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table:style-name="ce3" table:formula="of:=([.R98]-[.R97])/[.R97]*100" office:value-type="float" office:value="-14.6341463414634" calcext:value-type="float">
            <text:p>-14.63</text:p>
          </table:table-cell>
          <table:table-cell office:value-type="float" office:value="2863" calcext:value-type="float">
            <text:p>2863</text:p>
          </table:table-cell>
          <table:table-cell table:style-name="ce3" table:formula="of:=([.T98]-[.T97])/[.T97]*100" office:value-type="float" office:value="-7.40620957309185" calcext:value-type="float">
            <text:p>-7.41</text:p>
          </table:table-cell>
          <table:table-cell table:style-name="ce3" table:formula="of:=[.T98]/[.$V$68]" office:value-type="float" office:value="11.3130367143746" calcext:value-type="float">
            <text:p>11.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71" calcext:value-type="float">
            <text:p>171</text:p>
          </table:table-cell>
          <table:table-cell table:formula="of:=([.B99]-[.B98])/[.B98]*100" office:value-type="float" office:value="-34.2307692307692" calcext:value-type="float">
            <text:p>-34.23</text:p>
          </table:table-cell>
          <table:table-cell/>
          <table:table-cell office:value-type="float" office:value="617" calcext:value-type="float">
            <text:p>617</text:p>
          </table:table-cell>
          <table:table-cell table:formula="of:=([.E99]-[.E98])/[.E98]*100" office:value-type="float" office:value="-38.1763527054108" calcext:value-type="float">
            <text:p>-38.1763527054108</text:p>
          </table:table-cell>
          <table:table-cell table:formula="of:=[.E99]/[.$H$91]" office:value-type="float" office:value="189.946921443737" calcext:value-type="float">
            <text:p>189.946921443737</text:p>
          </table:table-cell>
          <table:table-cell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16" calcext:value-type="float">
            <text:p>16</text:p>
          </table:table-cell>
          <table:table-cell table:style-name="ce3" table:formula="of:=([.K99]-[.K98])/[.K98]*100" office:value-type="float" office:value="-29.2035398230089" calcext:value-type="float">
            <text:p>-29.20</text:p>
          </table:table-cell>
          <table:table-cell office:value-type="float" office:value="1298" calcext:value-type="float">
            <text:p>1298</text:p>
          </table:table-cell>
          <table:table-cell table:style-name="ce3" table:formula="of:=([.M99]-[.M98])/[.M98]*100" office:value-type="float" office:value="-31.5400843881857" calcext:value-type="float">
            <text:p>-31.54</text:p>
          </table:table-cell>
          <table:table-cell/>
          <table:table-cell table:style-name="ce13"/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28</text:p>
          </table:table-cell>
          <table:table-cell table:style-name="ce3" table:formula="of:=([.R99]-[.R98])/[.R98]*100" office:value-type="float" office:value="-30.6666666666667" calcext:value-type="float">
            <text:p>-30.67</text:p>
          </table:table-cell>
          <table:table-cell office:value-type="float" office:value="1963" calcext:value-type="float">
            <text:p>1963</text:p>
          </table:table-cell>
          <table:table-cell table:style-name="ce3" table:formula="of:=([.T99]-[.T98])/[.T98]*100" office:value-type="float" office:value="-31.4355571079287" calcext:value-type="float">
            <text:p>-31.44</text:p>
          </table:table-cell>
          <table:table-cell table:style-name="ce3" table:formula="of:=[.T99]/[.$V$68]" office:value-type="float" office:value="7.75672059738643" calcext:value-type="float">
            <text:p>7.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143" calcext:value-type="float">
            <text:p>143</text:p>
          </table:table-cell>
          <table:table-cell table:formula="of:=([.B100]-[.B99])/[.B99]*100" office:value-type="float" office:value="-16.374269005848" calcext:value-type="float">
            <text:p>-16.37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([.E100]-[.E99])/[.E99]*100" office:value-type="float" office:value="-17.0178282009725" calcext:value-type="float">
            <text:p>-17.0178282009725</text:p>
          </table:table-cell>
          <table:table-cell table:formula="of:=[.E100]/[.$H$91]" office:value-type="float" office:value="157.622080679406" calcext:value-type="float">
            <text:p>157.622080679406</text:p>
          </table:table-cell>
          <table:table-cell/>
          <table:table-cell table:style-name="ce13"/>
          <table:table-cell office:value-type="string" calcext:value-type="string">
            <text:p>Etmiss_HT&gt;10</text:p>
          </table:table-cell>
          <table:table-cell office:value-type="float" office:value="13.5" calcext:value-type="float">
            <text:p>13.5</text:p>
          </table:table-cell>
          <table:table-cell table:style-name="ce3" table:formula="of:=([.K100]-[.K99])/[.K99]*100" office:value-type="float" office:value="-15.625" calcext:value-type="float">
            <text:p>-15.63</text:p>
          </table:table-cell>
          <table:table-cell office:value-type="float" office:value="1080" calcext:value-type="float">
            <text:p>1080</text:p>
          </table:table-cell>
          <table:table-cell table:style-name="ce3" table:formula="of:=([.M100]-[.M99])/[.M99]*100" office:value-type="float" office:value="-16.7950693374422" calcext:value-type="float">
            <text:p>-16.80</text:p>
          </table:table-cell>
          <table:table-cell/>
          <table:table-cell table:style-name="ce13"/>
          <table:table-cell office:value-type="string" calcext:value-type="string">
            <text:p>Etmiss_HT&gt;10</text:p>
          </table:table-cell>
          <table:table-cell office:value-type="float" office:value="6.03" calcext:value-type="float">
            <text:p>6.03</text:p>
          </table:table-cell>
          <table:table-cell table:style-name="ce3" table:formula="of:=([.R100]-[.R99])/[.R99]*100" office:value-type="float" office:value="-17.1703296703297" calcext:value-type="float">
            <text:p>-17.17</text:p>
          </table:table-cell>
          <table:table-cell office:value-type="float" office:value="1597" calcext:value-type="float">
            <text:p>1597</text:p>
          </table:table-cell>
          <table:table-cell table:style-name="ce3" table:formula="of:=([.T100]-[.T99])/[.T99]*100" office:value-type="float" office:value="-18.6449312277127" calcext:value-type="float">
            <text:p>-18.64</text:p>
          </table:table-cell>
          <table:table-cell table:style-name="ce3" table:formula="of:=[.T100]/[.$V$68]" office:value-type="float" office:value="6.31048537647791" calcext:value-type="float">
            <text:p>6.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0.152" calcext:value-type="float">
            <text:p>0.152</text:p>
          </table:table-cell>
          <table:table-cell table:formula="of:=([.B101]-[.B100])/[.B100]*100" office:value-type="float" office:value="-99.8937062937063" calcext:value-type="float">
            <text:p>-99.89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E101]-[.E100])/[.E100]*100" office:value-type="float" office:value="-99.21875" calcext:value-type="float">
            <text:p>-99.21875</text:p>
          </table:table-cell>
          <table:table-cell table:formula="of:=[.E101]/[.$H$91]" office:value-type="float" office:value="1.23142250530786" calcext:value-type="float">
            <text:p>1.23142250530786</text:p>
          </table:table-cell>
          <table:table-cell/>
          <table:table-cell table:style-name="ce13"/>
          <table:table-cell office:value-type="string" calcext:value-type="string">
            <text:p>Meff&gt; 3400</text:p>
          </table:table-cell>
          <table:table-cell office:value-type="float" office:value="0.26" calcext:value-type="float">
            <text:p>0.26</text:p>
          </table:table-cell>
          <table:table-cell table:style-name="ce3" table:formula="of:=([.K101]-[.K100])/[.K100]*100" office:value-type="float" office:value="-98.0740740740741" calcext:value-type="float">
            <text:p>-98.07</text:p>
          </table:table-cell>
          <table:table-cell office:value-type="float" office:value="30" calcext:value-type="float">
            <text:p>30</text:p>
          </table:table-cell>
          <table:table-cell table:style-name="ce3" table:formula="of:=([.M101]-[.M100])/[.M100]*100" office:value-type="float" office:value="-97.2222222222222" calcext:value-type="float">
            <text:p>-97.22</text:p>
          </table:table-cell>
          <table:table-cell/>
          <table:table-cell table:style-name="ce13"/>
          <table:table-cell office:value-type="string" calcext:value-type="string">
            <text:p>Meff&gt; 3400</text:p>
          </table:table-cell>
          <table:table-cell office:value-type="float" office:value="3.56" calcext:value-type="float">
            <text:p>3.56</text:p>
          </table:table-cell>
          <table:table-cell table:style-name="ce3" table:formula="of:=([.R101]-[.R100])/[.R100]*100" office:value-type="float" office:value="-40.9618573797678" calcext:value-type="float">
            <text:p>-40.96</text:p>
          </table:table-cell>
          <table:table-cell office:value-type="float" office:value="825" calcext:value-type="float">
            <text:p>825</text:p>
          </table:table-cell>
          <table:table-cell table:style-name="ce3" table:formula="of:=([.T101]-[.T100])/[.T100]*100" office:value-type="float" office:value="-48.3406386975579" calcext:value-type="float">
            <text:p>-48.34</text:p>
          </table:table-cell>
          <table:table-cell table:style-name="ce3" table:formula="of:=[.T101]/[.$V$68]" office:value-type="float" office:value="3.2599564405725" calcext:value-type="float">
            <text:p>3.26</text:p>
          </table:table-cell>
          <table:table-cell table:number-columns-repeated="18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style-name="ce11" table:number-columns-repeated="2"/>
          <table:table-cell/>
          <table:table-cell table:style-name="ce11" table:number-columns-repeated="8"/>
          <table:table-cell/>
          <table:table-cell table:style-name="ce11" table:number-columns-repeated="12"/>
          <table:table-cell table:number-columns-repeated="16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T2 model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1" office:value-type="string" calcext:value-type="string">
            <text:p>1200_600</text:p>
          </table:table-cell>
          <table:table-cell table:number-columns-repeated="39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8"/>
          <table:table-cell table:style-name="ce1" office:value-type="string" calcext:value-type="string">
            <text:p>1400_60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7420" calcext:value-type="float">
            <text:p>7420</text:p>
          </table:table-cell>
          <table:table-cell table:number-columns-repeated="4"/>
          <table:table-cell office:value-type="string" calcext:value-type="string">
            <text:p>Prese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8308" calcext:value-type="float">
            <text:p>830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12]-[.B111])/[.B111]*100" office:value-type="float" office:value="0" calcext:value-type="float">
            <text:p>0.00</text:p>
          </table:table-cell>
          <table:table-cell/>
          <table:table-cell office:value-type="float" office:value="7420" calcext:value-type="float">
            <text:p>7420</text:p>
          </table:table-cell>
          <table:table-cell table:formula="of:=([.E112]-[.E111])/[.E111]*10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Jet &gt; 2</text:p>
          </table:table-cell>
          <table:table-cell office:value-type="float" office:value="541" calcext:value-type="float">
            <text:p>541</text:p>
          </table:table-cell>
          <table:table-cell table:formula="of:=([.K112]-[.K111])/[.K111]*100" office:value-type="float" office:value="0" calcext:value-type="float">
            <text:p>0</text:p>
          </table:table-cell>
          <table:table-cell office:value-type="float" office:value="8308" calcext:value-type="float">
            <text:p>8308</text:p>
          </table:table-cell>
          <table:table-cell table:formula="of:=([.M112]-[.M111])/[.M111]*100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13]-[.B112])/[.B112]*100" office:value-type="float" office:value="-18.7180941576858" calcext:value-type="float">
            <text:p>-18.72</text:p>
          </table:table-cell>
          <table:table-cell/>
          <table:table-cell office:value-type="float" office:value="5909" calcext:value-type="float">
            <text:p>5909</text:p>
          </table:table-cell>
          <table:table-cell table:formula="of:=([.E113]-[.E112])/[.E112]*100" office:value-type="float" office:value="-20.3638814016173" calcext:value-type="float">
            <text:p>-20.3638814016173</text:p>
          </table:table-cell>
          <table:table-cell table:number-columns-repeated="3"/>
          <table:table-cell office:value-type="string" calcext:value-type="string">
            <text:p>Dphi(j3)&gt;0.8</text:p>
          </table:table-cell>
          <table:table-cell office:value-type="float" office:value="431" calcext:value-type="float">
            <text:p>431</text:p>
          </table:table-cell>
          <table:table-cell table:style-name="ce3" table:formula="of:=([.K113]-[.K112])/[.K112]*100" office:value-type="float" office:value="-20.3327171903882" calcext:value-type="float">
            <text:p>-20.33</text:p>
          </table:table-cell>
          <table:table-cell office:value-type="float" office:value="6572" calcext:value-type="float">
            <text:p>6572</text:p>
          </table:table-cell>
          <table:table-cell table:style-name="ce3" table:formula="of:=([.M113]-[.M112])/[.M112]*100" office:value-type="float" office:value="-20.8955223880597" calcext:value-type="float">
            <text:p>-20.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14]-[.B113])/[.B113]*100" office:value-type="float" office:value="-3.90788555478018" calcext:value-type="float">
            <text:p>-3.91</text:p>
          </table:table-cell>
          <table:table-cell/>
          <table:table-cell office:value-type="float" office:value="5509" calcext:value-type="float">
            <text:p>5509</text:p>
          </table:table-cell>
          <table:table-cell table:formula="of:=([.E114]-[.E113])/[.E113]*100" office:value-type="float" office:value="-6.76933491284481" calcext:value-type="float">
            <text:p>-6.76933491284481</text:p>
          </table:table-cell>
          <table:table-cell table:number-columns-repeated="3"/>
          <table:table-cell office:value-type="string" calcext:value-type="string">
            <text:p>Dphi(rest)&gt;0.4</text:p>
          </table:table-cell>
          <table:table-cell office:value-type="float" office:value="411" calcext:value-type="float">
            <text:p>411</text:p>
          </table:table-cell>
          <table:table-cell table:style-name="ce3" table:formula="of:=([.K114]-[.K113])/[.K113]*100" office:value-type="float" office:value="-4.64037122969838" calcext:value-type="float">
            <text:p>-4.64</text:p>
          </table:table-cell>
          <table:table-cell office:value-type="float" office:value="6058" calcext:value-type="float">
            <text:p>6058</text:p>
          </table:table-cell>
          <table:table-cell table:style-name="ce3" table:formula="of:=([.M114]-[.M113])/[.M113]*100" office:value-type="float" office:value="-7.82105903834449" calcext:value-type="float">
            <text:p>-7.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15]-[.B114])/[.B114]*100" office:value-type="float" office:value="-38.0537400145243" calcext:value-type="float">
            <text:p>-38.05</text:p>
          </table:table-cell>
          <table:table-cell/>
          <table:table-cell office:value-type="float" office:value="3494" calcext:value-type="float">
            <text:p>3494</text:p>
          </table:table-cell>
          <table:table-cell table:formula="of:=([.E115]-[.E114])/[.E114]*100" office:value-type="float" office:value="-36.5765111635505" calcext:value-type="float">
            <text:p>-36.5765111635505</text:p>
          </table:table-cell>
          <table:table-cell table:number-columns-repeated="3"/>
          <table:table-cell office:value-type="string" calcext:value-type="string">
            <text:p>pt(j2)&gt;250</text:p>
          </table:table-cell>
          <table:table-cell office:value-type="float" office:value="311" calcext:value-type="float">
            <text:p>311</text:p>
          </table:table-cell>
          <table:table-cell table:style-name="ce3" table:formula="of:=([.K115]-[.K114])/[.K114]*100" office:value-type="float" office:value="-24.330900243309" calcext:value-type="float">
            <text:p>-24.33</text:p>
          </table:table-cell>
          <table:table-cell office:value-type="float" office:value="4570" calcext:value-type="float">
            <text:p>4570</text:p>
          </table:table-cell>
          <table:table-cell table:style-name="ce3" table:formula="of:=([.M115]-[.M114])/[.M114]*100" office:value-type="float" office:value="-24.5625619016177" calcext:value-type="float">
            <text:p>-24.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116]-[.B115])/[.B115]*100" office:value-type="float" office:value="-1.99296600234467" calcext:value-type="float">
            <text:p>-1.99</text:p>
          </table:table-cell>
          <table:table-cell/>
          <table:table-cell office:value-type="float" office:value="3437" calcext:value-type="float">
            <text:p>3437</text:p>
          </table:table-cell>
          <table:table-cell table:formula="of:=([.E116]-[.E115])/[.E115]*100" office:value-type="float" office:value="-1.63136805953062" calcext:value-type="float">
            <text:p>-1.63136805953062</text:p>
          </table:table-cell>
          <table:table-cell table:number-columns-repeated="3"/>
          <table:table-cell office:value-type="string" calcext:value-type="string">
            <text:p>eta(j1,2)&lt;2</text:p>
          </table:table-cell>
          <table:table-cell office:value-type="float" office:value="306" calcext:value-type="float">
            <text:p>306</text:p>
          </table:table-cell>
          <table:table-cell table:style-name="ce3" table:formula="of:=([.K116]-[.K115])/[.K115]*100" office:value-type="float" office:value="-1.60771704180064" calcext:value-type="float">
            <text:p>-1.61</text:p>
          </table:table-cell>
          <table:table-cell office:value-type="float" office:value="4524" calcext:value-type="float">
            <text:p>4524</text:p>
          </table:table-cell>
          <table:table-cell table:style-name="ce3" table:formula="of:=([.M116]-[.M115])/[.M115]*100" office:value-type="float" office:value="-1.00656455142232" calcext:value-type="float">
            <text:p>-1.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117]-[.B116])/[.B116]*100" office:value-type="float" office:value="-32.0574162679426" calcext:value-type="float">
            <text:p>-32.06</text:p>
          </table:table-cell>
          <table:table-cell/>
          <table:table-cell office:value-type="float" office:value="2253" calcext:value-type="float">
            <text:p>2253</text:p>
          </table:table-cell>
          <table:table-cell table:formula="of:=([.E117]-[.E116])/[.E116]*100" office:value-type="float" office:value="-34.4486470759383" calcext:value-type="float">
            <text:p>-34.4486470759383</text:p>
          </table:table-cell>
          <table:table-cell table:number-columns-repeated="3"/>
          <table:table-cell office:value-type="string" calcext:value-type="string">
            <text:p>Etmiss_HT&gt;16</text:p>
          </table:table-cell>
          <table:table-cell office:value-type="float" office:value="228" calcext:value-type="float">
            <text:p>228</text:p>
          </table:table-cell>
          <table:table-cell table:style-name="ce3" table:formula="of:=([.K117]-[.K116])/[.K116]*100" office:value-type="float" office:value="-25.4901960784314" calcext:value-type="float">
            <text:p>-25.49</text:p>
          </table:table-cell>
          <table:table-cell office:value-type="float" office:value="3310" calcext:value-type="float">
            <text:p>3310</text:p>
          </table:table-cell>
          <table:table-cell table:style-name="ce3" table:formula="of:=([.M117]-[.M116])/[.M116]*100" office:value-type="float" office:value="-26.8346595932803" calcext:value-type="float">
            <text:p>-26.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118]-[.B117])/[.B117]*100" office:value-type="float" office:value="-35.5633802816901" calcext:value-type="float">
            <text:p>-35.56</text:p>
          </table:table-cell>
          <table:table-cell/>
          <table:table-cell office:value-type="float" office:value="1528" calcext:value-type="float">
            <text:p>1528</text:p>
          </table:table-cell>
          <table:table-cell table:formula="of:=([.E118]-[.E117])/[.E117]*100" office:value-type="float" office:value="-32.179316466933" calcext:value-type="float">
            <text:p>-32.179316466933</text:p>
          </table:table-cell>
          <table:table-cell table:number-columns-repeated="3"/>
          <table:table-cell office:value-type="string" calcext:value-type="string">
            <text:p>Meff&gt;1600</text:p>
          </table:table-cell>
          <table:table-cell office:value-type="float" office:value="202" calcext:value-type="float">
            <text:p>202</text:p>
          </table:table-cell>
          <table:table-cell table:style-name="ce3" table:formula="of:=([.K118]-[.K117])/[.K117]*100" office:value-type="float" office:value="-11.4035087719298" calcext:value-type="float">
            <text:p>-11.40</text:p>
          </table:table-cell>
          <table:table-cell office:value-type="float" office:value="2945" calcext:value-type="float">
            <text:p>2945</text:p>
          </table:table-cell>
          <table:table-cell table:style-name="ce3" table:formula="of:=([.M118]-[.M117])/[.M117]*100" office:value-type="float" office:value="-11.0271903323263" calcext:value-type="float">
            <text:p>-11.03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3"/>
          <table:table-cell/>
          <table:table-cell table:style-name="ce3" table:formula="of:=([.M119]-[.M118])/[.M118]*100" office:value-type="float" office:value="-100" calcext:value-type="float">
            <text:p>-100.00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9"/>
          <table:table-cell table:style-name="ce3"/>
          <table:table-cell/>
          <table:table-cell table:style-name="ce3"/>
          <table:table-cell table:number-columns-repeated="26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7"/>
          <table:table-cell office:value-type="string" calcext:value-type="string">
            <text:p>Prese</text:p>
          </table:table-cell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8308" calcext:value-type="float">
            <text:p>8308</text:p>
          </table:table-cell>
          <table:table-cell table:style-name="ce3"/>
          <table:table-cell table:number-columns-repeated="26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23]-[.B122])/[.B122]*10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Jet &gt; 2</text:p>
          </table:table-cell>
          <table:table-cell office:value-type="float" office:value="541" calcext:value-type="float">
            <text:p>541</text:p>
          </table:table-cell>
          <table:table-cell table:style-name="ce3" table:formula="of:=([.K123]-[.K122])/[.K122]*100" office:value-type="float" office:value="0" calcext:value-type="float">
            <text:p>0.00</text:p>
          </table:table-cell>
          <table:table-cell office:value-type="float" office:value="8308" calcext:value-type="float">
            <text:p>8308</text:p>
          </table:table-cell>
          <table:table-cell table:style-name="ce3" table:formula="of:=([.M123]-[.M122])/[.M122]*100" office:value-type="float" office:value="0" calcext:value-type="float">
            <text:p>0.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124]-[.B123])/[.B123]*100" office:value-type="float" office:value="-9.07543959160522" calcext:value-type="float">
            <text:p>-9.08</text:p>
          </table:table-cell>
          <table:table-cell table:number-columns-repeated="6"/>
          <table:table-cell office:value-type="string" calcext:value-type="string">
            <text:p>Dphi(j3)&gt;0.4</text:p>
          </table:table-cell>
          <table:table-cell office:value-type="float" office:value="483" calcext:value-type="float">
            <text:p>483</text:p>
          </table:table-cell>
          <table:table-cell table:style-name="ce3" table:formula="of:=([.K124]-[.K123])/[.K123]*100" office:value-type="float" office:value="-10.720887245841" calcext:value-type="float">
            <text:p>-10.72</text:p>
          </table:table-cell>
          <table:table-cell office:value-type="float" office:value="7468" calcext:value-type="float">
            <text:p>7468</text:p>
          </table:table-cell>
          <table:table-cell table:style-name="ce3" table:formula="of:=([.M124]-[.M123])/[.M123]*100" office:value-type="float" office:value="-10.1107366393837" calcext:value-type="float">
            <text:p>-10.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125]-[.B124])/[.B124]*100" office:value-type="float" office:value="-2.24578914535246" calcext:value-type="float">
            <text:p>-2.25</text:p>
          </table:table-cell>
          <table:table-cell table:number-columns-repeated="6"/>
          <table:table-cell office:value-type="string" calcext:value-type="string">
            <text:p>Dphi(rest)&gt;0.2</text:p>
          </table:table-cell>
          <table:table-cell office:value-type="float" office:value="470" calcext:value-type="float">
            <text:p>470</text:p>
          </table:table-cell>
          <table:table-cell table:style-name="ce3" table:formula="of:=([.K125]-[.K124])/[.K124]*100" office:value-type="float" office:value="-2.69151138716356" calcext:value-type="float">
            <text:p>-2.69</text:p>
          </table:table-cell>
          <table:table-cell office:value-type="float" office:value="7168" calcext:value-type="float">
            <text:p>7168</text:p>
          </table:table-cell>
          <table:table-cell table:style-name="ce3" table:formula="of:=([.M125]-[.M124])/[.M124]*100" office:value-type="float" office:value="-4.01713979646492" calcext:value-type="float">
            <text:p>-4.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126]-[.B125])/[.B125]*100" office:value-type="float" office:value="-67.5175494575622" calcext:value-type="float">
            <text:p>-67.52</text:p>
          </table:table-cell>
          <table:table-cell table:number-columns-repeated="6"/>
          <table:table-cell office:value-type="string" calcext:value-type="string">
            <text:p>pt(j1)&gt;600</text:p>
          </table:table-cell>
          <table:table-cell office:value-type="float" office:value="269" calcext:value-type="float">
            <text:p>269</text:p>
          </table:table-cell>
          <table:table-cell table:style-name="ce3" table:formula="of:=([.K126]-[.K125])/[.K125]*100" office:value-type="float" office:value="-42.7659574468085" calcext:value-type="float">
            <text:p>-42.77</text:p>
          </table:table-cell>
          <table:table-cell office:value-type="float" office:value="3636" calcext:value-type="float">
            <text:p>3636</text:p>
          </table:table-cell>
          <table:table-cell table:style-name="ce3" table:formula="of:=([.M126]-[.M125])/[.M125]*100" office:value-type="float" office:value="-49.2745535714286" calcext:value-type="float">
            <text:p>-49.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127]-[.B126])/[.B126]*100" office:value-type="float" office:value="-33.7917485265226" calcext:value-type="float">
            <text:p>-33.79</text:p>
          </table:table-cell>
          <table:table-cell table:number-columns-repeated="6"/>
          <table:table-cell office:value-type="string" calcext:value-type="string">
            <text:p>Etmiss_HT&gt;16</text:p>
          </table:table-cell>
          <table:table-cell office:value-type="float" office:value="201" calcext:value-type="float">
            <text:p>201</text:p>
          </table:table-cell>
          <table:table-cell table:style-name="ce3" table:formula="of:=([.K127]-[.K126])/[.K126]*100" office:value-type="float" office:value="-25.2788104089219" calcext:value-type="float">
            <text:p>-25.28</text:p>
          </table:table-cell>
          <table:table-cell office:value-type="float" office:value="2574" calcext:value-type="float">
            <text:p>2574</text:p>
          </table:table-cell>
          <table:table-cell table:style-name="ce3" table:formula="of:=([.M127]-[.M126])/[.M126]*100" office:value-type="float" office:value="-29.2079207920792" calcext:value-type="float">
            <text:p>-29.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128]-[.B127])/[.B127]*100" office:value-type="float" office:value="-70.0296735905044" calcext:value-type="float">
            <text:p>-70.03</text:p>
          </table:table-cell>
          <table:table-cell table:number-columns-repeated="6"/>
          <table:table-cell office:value-type="string" calcext:value-type="string">
            <text:p>Meff&gt;2200</text:p>
          </table:table-cell>
          <table:table-cell office:value-type="float" office:value="108" calcext:value-type="float">
            <text:p>108</text:p>
          </table:table-cell>
          <table:table-cell table:style-name="ce3" table:formula="of:=([.K128]-[.K127])/[.K127]*100" office:value-type="float" office:value="-46.2686567164179" calcext:value-type="float">
            <text:p>-46.27</text:p>
          </table:table-cell>
          <table:table-cell office:value-type="float" office:value="1490" calcext:value-type="float">
            <text:p>1490</text:p>
          </table:table-cell>
          <table:table-cell table:style-name="ce3" table:formula="of:=([.M128]-[.M127])/[.M127]*100" office:value-type="float" office:value="-42.1134421134421" calcext:value-type="float">
            <text:p>-42.11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9"/>
          <table:table-cell table:style-name="ce3"/>
          <table:table-cell/>
          <table:table-cell table:style-name="ce3" table:formula="of:=([.M130]-[.M129])/[.M129]*100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7"/>
          <table:table-cell office:value-type="string" calcext:value-type="string">
            <text:p>Prese</text:p>
          </table:table-cell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8308" calcext:value-type="float">
            <text:p>8308</text:p>
          </table:table-cell>
          <table:table-cell table:style-name="ce3" table:formula="of:=([.M131]-[.M130])/[.M130]*100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32]-[.B131])/[.B131]*10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Jet &gt; 2</text:p>
          </table:table-cell>
          <table:table-cell office:value-type="float" office:value="541" calcext:value-type="float">
            <text:p>541</text:p>
          </table:table-cell>
          <table:table-cell table:style-name="ce3" table:formula="of:=([.K132]-[.K131])/[.K131]*100" office:value-type="float" office:value="0" calcext:value-type="float">
            <text:p>0.00</text:p>
          </table:table-cell>
          <table:table-cell office:value-type="float" office:value="8308" calcext:value-type="float">
            <text:p>8308</text:p>
          </table:table-cell>
          <table:table-cell table:style-name="ce3" table:formula="of:=([.M132]-[.M131])/[.M131]*100" office:value-type="float" office:value="0" calcext:value-type="float">
            <text:p>0.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33]-[.B132])/[.B132]*100" office:value-type="float" office:value="-18.7180941576858" calcext:value-type="float">
            <text:p>-18.72</text:p>
          </table:table-cell>
          <table:table-cell table:number-columns-repeated="6"/>
          <table:table-cell office:value-type="string" calcext:value-type="string">
            <text:p>Dphi(j3)&gt;0.8</text:p>
          </table:table-cell>
          <table:table-cell office:value-type="float" office:value="431" calcext:value-type="float">
            <text:p>431</text:p>
          </table:table-cell>
          <table:table-cell table:style-name="ce3" table:formula="of:=([.K133]-[.K132])/[.K132]*100" office:value-type="float" office:value="-20.3327171903882" calcext:value-type="float">
            <text:p>-20.33</text:p>
          </table:table-cell>
          <table:table-cell office:value-type="float" office:value="6572" calcext:value-type="float">
            <text:p>6572</text:p>
          </table:table-cell>
          <table:table-cell table:style-name="ce3" table:formula="of:=([.M133]-[.M132])/[.M132]*100" office:value-type="float" office:value="-20.8955223880597" calcext:value-type="float">
            <text:p>-20.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34]-[.B133])/[.B133]*100" office:value-type="float" office:value="-3.90788555478018" calcext:value-type="float">
            <text:p>-3.91</text:p>
          </table:table-cell>
          <table:table-cell table:number-columns-repeated="6"/>
          <table:table-cell office:value-type="string" calcext:value-type="string">
            <text:p>Dphi(rest)&gt;0.4</text:p>
          </table:table-cell>
          <table:table-cell office:value-type="float" office:value="411" calcext:value-type="float">
            <text:p>411</text:p>
          </table:table-cell>
          <table:table-cell table:style-name="ce3" table:formula="of:=([.K134]-[.K133])/[.K133]*100" office:value-type="float" office:value="-4.64037122969838" calcext:value-type="float">
            <text:p>-4.64</text:p>
          </table:table-cell>
          <table:table-cell office:value-type="float" office:value="6058" calcext:value-type="float">
            <text:p>6058</text:p>
          </table:table-cell>
          <table:table-cell table:style-name="ce3" table:formula="of:=([.M134]-[.M133])/[.M133]*100" office:value-type="float" office:value="-7.82105903834449" calcext:value-type="float">
            <text:p>-7.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35]-[.B134])/[.B134]*100" office:value-type="float" office:value="-38.0537400145243" calcext:value-type="float">
            <text:p>-38.05</text:p>
          </table:table-cell>
          <table:table-cell table:number-columns-repeated="6"/>
          <table:table-cell office:value-type="string" calcext:value-type="string">
            <text:p>pt(j2)&gt;250</text:p>
          </table:table-cell>
          <table:table-cell office:value-type="float" office:value="311" calcext:value-type="float">
            <text:p>311</text:p>
          </table:table-cell>
          <table:table-cell table:style-name="ce3" table:formula="of:=([.K135]-[.K134])/[.K134]*100" office:value-type="float" office:value="-24.330900243309" calcext:value-type="float">
            <text:p>-24.33</text:p>
          </table:table-cell>
          <table:table-cell office:value-type="float" office:value="4570" calcext:value-type="float">
            <text:p>4570</text:p>
          </table:table-cell>
          <table:table-cell table:style-name="ce3" table:formula="of:=([.M135]-[.M134])/[.M134]*100" office:value-type="float" office:value="-24.5625619016177" calcext:value-type="float">
            <text:p>-24.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136]-[.B135])/[.B135]*100" office:value-type="float" office:value="-23.2121922626026" calcext:value-type="float">
            <text:p>-23.21</text:p>
          </table:table-cell>
          <table:table-cell table:number-columns-repeated="6"/>
          <table:table-cell office:value-type="string" calcext:value-type="string">
            <text:p>eta(j1,2)&lt;1.2</text:p>
          </table:table-cell>
          <table:table-cell office:value-type="float" office:value="235" calcext:value-type="float">
            <text:p>235</text:p>
          </table:table-cell>
          <table:table-cell table:style-name="ce3" table:formula="of:=([.K136]-[.K135])/[.K135]*100" office:value-type="float" office:value="-24.4372990353698" calcext:value-type="float">
            <text:p>-24.44</text:p>
          </table:table-cell>
          <table:table-cell office:value-type="float" office:value="3836" calcext:value-type="float">
            <text:p>3836</text:p>
          </table:table-cell>
          <table:table-cell table:style-name="ce3" table:formula="of:=([.M136]-[.M135])/[.M135]*100" office:value-type="float" office:value="-16.0612691466083" calcext:value-type="float">
            <text:p>-16.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137]-[.B136])/[.B136]*100" office:value-type="float" office:value="-32.9770992366412" calcext:value-type="float">
            <text:p>-32.98</text:p>
          </table:table-cell>
          <table:table-cell table:number-columns-repeated="6"/>
          <table:table-cell office:value-type="string" calcext:value-type="string">
            <text:p>Etmiss_HT&gt;16</text:p>
          </table:table-cell>
          <table:table-cell office:value-type="float" office:value="173" calcext:value-type="float">
            <text:p>173</text:p>
          </table:table-cell>
          <table:table-cell table:style-name="ce3" table:formula="of:=([.K137]-[.K136])/[.K136]*100" office:value-type="float" office:value="-26.3829787234043" calcext:value-type="float">
            <text:p>-26.38</text:p>
          </table:table-cell>
          <table:table-cell office:value-type="float" office:value="2786" calcext:value-type="float">
            <text:p>2786</text:p>
          </table:table-cell>
          <table:table-cell table:style-name="ce3" table:formula="of:=([.M137]-[.M136])/[.M136]*100" office:value-type="float" office:value="-27.3722627737226" calcext:value-type="float">
            <text:p>-27.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138]-[.B137])/[.B137]*100" office:value-type="float" office:value="-96.4464692482916" calcext:value-type="float">
            <text:p>-96.45</text:p>
          </table:table-cell>
          <table:table-cell table:number-columns-repeated="6"/>
          <table:table-cell office:value-type="string" calcext:value-type="string">
            <text:p>Meff&gt;2800</text:p>
          </table:table-cell>
          <table:table-cell office:value-type="float" office:value="18.8" calcext:value-type="float">
            <text:p>18.8</text:p>
          </table:table-cell>
          <table:table-cell table:style-name="ce3" table:formula="of:=([.K138]-[.K137])/[.K137]*100" office:value-type="float" office:value="-89.1329479768786" calcext:value-type="float">
            <text:p>-89.13</text:p>
          </table:table-cell>
          <table:table-cell office:value-type="float" office:value="263" calcext:value-type="float">
            <text:p>263</text:p>
          </table:table-cell>
          <table:table-cell table:style-name="ce3" table:formula="of:=([.M138]-[.M137])/[.M137]*100" office:value-type="float" office:value="-90.5599425699928" calcext:value-type="float">
            <text:p>-90.56</text:p>
          </table:table-cell>
          <table:table-cell table:number-columns-repeated="26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 table:style-name="ce12" office:value-type="string" calcext:value-type="string">
            <text:p>1200_600</text:p>
          </table:table-cell>
          <table:table-cell table:style-name="ce15" office:value-type="string" calcext:value-type="string">
            <text:p>50 k</text:p>
          </table:table-cell>
          <table:table-cell table:style-name="ce16"/>
          <table:table-cell table:style-name="ce15" table:number-columns-repeated="3"/>
          <table:table-cell table:number-columns-repeated="2"/>
          <table:table-cell table:style-name="ce18" office:value-type="string" calcext:value-type="string">
            <text:p>1200_600</text:p>
          </table:table-cell>
          <table:table-cell table:style-name="ce19" office:value-type="string" calcext:value-type="string">
            <text:p>MLM</text:p>
          </table:table-cell>
          <table:table-cell table:style-name="ce20"/>
          <table:table-cell table:style-name="ce19" table:number-columns-repeated="3"/>
          <table:table-cell table:number-columns-repeated="2"/>
          <table:table-cell office:value-type="string" calcext:value-type="string">
            <text:p>MLM NON VA BENE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7"/>
          <table:table-cell table:style-name="ce1" office:value-type="string" calcext:value-type="string">
            <text:p>SR2j_1600</text:p>
          </table:table-cell>
          <table:table-cell table:style-name="ce3"/>
          <table:table-cell table:number-columns-repeated="2"/>
          <table:table-cell office:value-type="string" calcext:value-type="string">
            <text:p>scaled</text:p>
          </table:table-cell>
          <table:table-cell table:formula="of:=[.M155]/[.J155]" office:value-type="float" office:value="3.93477027793534" calcext:value-type="float">
            <text:p>3.934770277935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37337" calcext:value-type="float">
            <text:p>37337</text:p>
          </table:table-cell>
          <table:table-cell/>
          <table:table-cell table:style-name="ce3" table:formula="of:=[.E155]/[.B155]" office:value-type="float" office:value="21.1781055019853" calcext:value-type="float">
            <text:p>21.18</text:p>
          </table:table-cell>
          <table:table-cell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ce3"/>
          <table:table-cell/>
          <table:table-cell office:value-type="float" office:value="6937" calcext:value-type="float">
            <text:p>69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56]-[.B155])/[.B155]*100" office:value-type="float" office:value="0" calcext:value-type="float">
            <text:p>0.00</text:p>
          </table:table-cell>
          <table:table-cell/>
          <table:table-cell office:value-type="float" office:value="37337" calcext:value-type="float">
            <text:p>37337</text:p>
          </table:table-cell>
          <table:table-cell table:style-name="ce3" table:formula="of:=([.E156]-[.E155])/[.E155]*100" office:value-type="float" office:value="0" calcext:value-type="float">
            <text:p>0.00</text:p>
          </table:table-cell>
          <table:table-cell table:style-name="ce3" table:formula="of:=[.E156]/[.$G$155]" office:value-type="float" office:value="1763" calcext:value-type="float">
            <text:p>1763.00</text:p>
          </table:table-cell>
          <table:table-cell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ce3" table:formula="of:=([.J156]-[.J155])/[.J155]*100" office:value-type="float" office:value="0" calcext:value-type="float">
            <text:p>0.00</text:p>
          </table:table-cell>
          <table:table-cell/>
          <table:table-cell office:value-type="float" office:value="6937" calcext:value-type="float">
            <text:p>6937</text:p>
          </table:table-cell>
          <table:table-cell table:style-name="ce3" table:formula="of:=([.M156]-[.M155])/[.M155]*100" office:value-type="float" office:value="0" calcext:value-type="float">
            <text:p>0.00</text:p>
          </table:table-cell>
          <table:table-cell table:formula="of:=[.M156]/[.$O$154]" office:value-type="float" office:value="1763" calcext:value-type="float">
            <text:p>17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57]-[.B156])/[.B156]*100" office:value-type="float" office:value="-18.7180941576858" calcext:value-type="float">
            <text:p>-18.72</text:p>
          </table:table-cell>
          <table:table-cell/>
          <table:table-cell office:value-type="float" office:value="29697" calcext:value-type="float">
            <text:p>29697</text:p>
          </table:table-cell>
          <table:table-cell table:style-name="ce3" table:formula="of:=([.E157]-[.E156])/[.E156]*100" office:value-type="float" office:value="-20.4622760264617" calcext:value-type="float">
            <text:p>-20.46</text:p>
          </table:table-cell>
          <table:table-cell table:style-name="ce3" table:formula="of:=[.E157]/[.$G$155]" office:value-type="float" office:value="1402.25007365348" calcext:value-type="float">
            <text:p>1402.25</text:p>
          </table:table-cell>
          <table:table-cell/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style-name="ce3" table:formula="of:=([.J157]-[.J156])/[.J156]*100" office:value-type="float" office:value="-18.7180941576858" calcext:value-type="float">
            <text:p>-18.72</text:p>
          </table:table-cell>
          <table:table-cell/>
          <table:table-cell office:value-type="float" office:value="5517" calcext:value-type="float">
            <text:p>5517</text:p>
          </table:table-cell>
          <table:table-cell table:style-name="ce3" table:formula="of:=([.M157]-[.M156])/[.M156]*100" office:value-type="float" office:value="-20.4699437797319" calcext:value-type="float">
            <text:p>-20.47</text:p>
          </table:table-cell>
          <table:table-cell table:formula="of:=[.M157]/[.$O$154]" office:value-type="float" office:value="1402.11489116333" calcext:value-type="float">
            <text:p>1402.11489116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58]-[.B157])/[.B157]*100" office:value-type="float" office:value="-3.90788555478018" calcext:value-type="float">
            <text:p>-3.91</text:p>
          </table:table-cell>
          <table:table-cell/>
          <table:table-cell office:value-type="float" office:value="27626" calcext:value-type="float">
            <text:p>27626</text:p>
          </table:table-cell>
          <table:table-cell table:style-name="ce3" table:formula="of:=([.E158]-[.E157])/[.E157]*100" office:value-type="float" office:value="-6.97376839411388" calcext:value-type="float">
            <text:p>-6.97</text:p>
          </table:table-cell>
          <table:table-cell table:style-name="ce3" table:formula="of:=[.E158]/[.$G$155]" office:value-type="float" office:value="1304.4604012106" calcext:value-type="float">
            <text:p>1304.46</text:p>
          </table:table-cell>
          <table:table-cell/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style-name="ce3" table:formula="of:=([.J158]-[.J157])/[.J157]*100" office:value-type="float" office:value="-3.90788555478018" calcext:value-type="float">
            <text:p>-3.91</text:p>
          </table:table-cell>
          <table:table-cell/>
          <table:table-cell office:value-type="float" office:value="5229" calcext:value-type="float">
            <text:p>5229</text:p>
          </table:table-cell>
          <table:table-cell table:style-name="ce3" table:formula="of:=([.M158]-[.M157])/[.M157]*100" office:value-type="float" office:value="-5.22022838499184" calcext:value-type="float">
            <text:p>-5.22</text:p>
          </table:table-cell>
          <table:table-cell table:formula="of:=[.M158]/[.$O$154]" office:value-type="float" office:value="1328.92129162462" calcext:value-type="float">
            <text:p>1328.921291624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59]-[.B158])/[.B158]*100" office:value-type="float" office:value="-38.0537400145243" calcext:value-type="float">
            <text:p>-38.05</text:p>
          </table:table-cell>
          <table:table-cell/>
          <table:table-cell office:value-type="float" office:value="17434" calcext:value-type="float">
            <text:p>17434</text:p>
          </table:table-cell>
          <table:table-cell table:style-name="ce3" table:formula="of:=([.E159]-[.E158])/[.E158]*100" office:value-type="float" office:value="-36.8927821617317" calcext:value-type="float">
            <text:p>-36.89</text:p>
          </table:table-cell>
          <table:table-cell table:style-name="ce3" table:formula="of:=[.E159]/[.$G$155]" office:value-type="float" office:value="823.208667005919" calcext:value-type="float">
            <text:p>823.21</text:p>
          </table:table-cell>
          <table:table-cell/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style-name="ce3" table:formula="of:=([.J159]-[.J158])/[.J158]*100" office:value-type="float" office:value="-38.0537400145243" calcext:value-type="float">
            <text:p>-38.05</text:p>
          </table:table-cell>
          <table:table-cell/>
          <table:table-cell office:value-type="float" office:value="3570" calcext:value-type="float">
            <text:p>3570</text:p>
          </table:table-cell>
          <table:table-cell table:style-name="ce3" table:formula="of:=([.M159]-[.M158])/[.M158]*100" office:value-type="float" office:value="-31.7269076305221" calcext:value-type="float">
            <text:p>-31.73</text:p>
          </table:table-cell>
          <table:table-cell table:formula="of:=[.M159]/[.$O$154]" office:value-type="float" office:value="907.295660948537" calcext:value-type="float">
            <text:p>907.2956609485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160]-[.B159])/[.B159]*100" office:value-type="float" office:value="-1.99296600234467" calcext:value-type="float">
            <text:p>-1.99</text:p>
          </table:table-cell>
          <table:table-cell/>
          <table:table-cell office:value-type="float" office:value="17148" calcext:value-type="float">
            <text:p>17148</text:p>
          </table:table-cell>
          <table:table-cell table:style-name="ce3" table:formula="of:=([.E160]-[.E159])/[.E159]*100" office:value-type="float" office:value="-1.64047263966961" calcext:value-type="float">
            <text:p>-1.64</text:p>
          </table:table-cell>
          <table:table-cell table:style-name="ce3" table:formula="of:=[.E160]/[.$G$155]" office:value-type="float" office:value="809.704154056298" calcext:value-type="float">
            <text:p>809.70</text:p>
          </table:table-cell>
          <table:table-cell/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style-name="ce3" table:formula="of:=([.J160]-[.J159])/[.J159]*100" office:value-type="float" office:value="-1.99296600234467" calcext:value-type="float">
            <text:p>-1.99</text:p>
          </table:table-cell>
          <table:table-cell/>
          <table:table-cell office:value-type="float" office:value="3510" calcext:value-type="float">
            <text:p>3510</text:p>
          </table:table-cell>
          <table:table-cell table:style-name="ce3" table:formula="of:=([.M160]-[.M159])/[.M159]*100" office:value-type="float" office:value="-1.68067226890756" calcext:value-type="float">
            <text:p>-1.68</text:p>
          </table:table-cell>
          <table:table-cell table:formula="of:=[.M160]/[.$O$154]" office:value-type="float" office:value="892.046994377973" calcext:value-type="float">
            <text:p>892.0469943779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161]-[.B160])/[.B160]*100" office:value-type="float" office:value="-32.0574162679426" calcext:value-type="float">
            <text:p>-32.06</text:p>
          </table:table-cell>
          <table:table-cell/>
          <table:table-cell office:value-type="float" office:value="11359" calcext:value-type="float">
            <text:p>11359</text:p>
          </table:table-cell>
          <table:table-cell table:style-name="ce3" table:formula="of:=([.E161]-[.E160])/[.E160]*100" office:value-type="float" office:value="-33.7590389549802" calcext:value-type="float">
            <text:p>-33.76</text:p>
          </table:table-cell>
          <table:table-cell table:style-name="ce3" table:formula="of:=[.E161]/[.$G$155]" office:value-type="float" office:value="536.35581326834" calcext:value-type="float">
            <text:p>536.36</text:p>
          </table:table-cell>
          <table:table-cell/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style-name="ce3" table:formula="of:=([.J161]-[.J160])/[.J160]*100" office:value-type="float" office:value="-32.0574162679426" calcext:value-type="float">
            <text:p>-32.06</text:p>
          </table:table-cell>
          <table:table-cell/>
          <table:table-cell office:value-type="float" office:value="2264" calcext:value-type="float">
            <text:p>2264</text:p>
          </table:table-cell>
          <table:table-cell table:style-name="ce3" table:formula="of:=([.M161]-[.M160])/[.M160]*100" office:value-type="float" office:value="-35.4985754985755" calcext:value-type="float">
            <text:p>-35.50</text:p>
          </table:table-cell>
          <table:table-cell table:formula="of:=[.M161]/[.$O$154]" office:value-type="float" office:value="575.383018595935" calcext:value-type="float">
            <text:p>575.3830185959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162]-[.B161])/[.B161]*100" office:value-type="float" office:value="-35.5633802816901" calcext:value-type="float">
            <text:p>-35.56</text:p>
          </table:table-cell>
          <table:table-cell/>
          <table:table-cell office:value-type="float" office:value="7834" calcext:value-type="float">
            <text:p>7834</text:p>
          </table:table-cell>
          <table:table-cell table:style-name="ce3" table:formula="of:=([.E162]-[.E161])/[.E161]*100" office:value-type="float" office:value="-31.0326613258209" calcext:value-type="float">
            <text:p>-31.03</text:p>
          </table:table-cell>
          <table:table-cell table:style-name="ce3" table:formula="of:=[.E162]/[.$G$155]" office:value-type="float" office:value="369.910330235423" calcext:value-type="float">
            <text:p>369.91</text:p>
          </table:table-cell>
          <table:table-cell/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style-name="ce3" table:formula="of:=([.J162]-[.J161])/[.J161]*100" office:value-type="float" office:value="-35.5633802816901" calcext:value-type="float">
            <text:p>-35.56</text:p>
          </table:table-cell>
          <table:table-cell/>
          <table:table-cell office:value-type="float" office:value="1805" calcext:value-type="float">
            <text:p>1805</text:p>
          </table:table-cell>
          <table:table-cell table:style-name="ce3" table:formula="of:=([.M162]-[.M161])/[.M161]*100" office:value-type="float" office:value="-20.273851590106" calcext:value-type="float">
            <text:p>-20.27</text:p>
          </table:table-cell>
          <table:table-cell table:formula="of:=[.M162]/[.$O$154]" office:value-type="float" office:value="458.730719331123" calcext:value-type="float">
            <text:p>458.730719331123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formula="of:=[.M163]/[.$O$15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formula="of:=[.M164]/[.$O$15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SR2j_2200</text:p>
          </table:table-cell>
          <table:table-cell table:style-name="ce3"/>
          <table:table-cell table:number-columns-repeated="2"/>
          <table:table-cell table:style-name="ce3"/>
          <table:table-cell table:formula="of:=[.M165]/[.$O$15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37337" calcext:value-type="float">
            <text:p>37337</text:p>
          </table:table-cell>
          <table:table-cell table:style-name="ce3"/>
          <table:table-cell table:style-name="ce3" table:formula="of:=[.E166]/[.$G$155]" office:value-type="float" office:value="1763" calcext:value-type="float">
            <text:p>1763.00</text:p>
          </table:table-cell>
          <table:table-cell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ce3"/>
          <table:table-cell/>
          <table:table-cell office:value-type="float" office:value="6937" calcext:value-type="float">
            <text:p>6937</text:p>
          </table:table-cell>
          <table:table-cell table:style-name="ce3"/>
          <table:table-cell table:formula="of:=[.M166]/[.$O$154]" office:value-type="float" office:value="1763" calcext:value-type="float">
            <text:p>17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67]-[.B166])/[.B166]*100" office:value-type="float" office:value="0" calcext:value-type="float">
            <text:p>0.00</text:p>
          </table:table-cell>
          <table:table-cell/>
          <table:table-cell office:value-type="float" office:value="37337" calcext:value-type="float">
            <text:p>37337</text:p>
          </table:table-cell>
          <table:table-cell table:style-name="ce3" table:formula="of:=([.E167]-[.E166])/[.E166]*100" office:value-type="float" office:value="0" calcext:value-type="float">
            <text:p>0.00</text:p>
          </table:table-cell>
          <table:table-cell table:style-name="ce3" table:formula="of:=[.E167]/[.$G$155]" office:value-type="float" office:value="1763" calcext:value-type="float">
            <text:p>1763.00</text:p>
          </table:table-cell>
          <table:table-cell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ce3" table:formula="of:=([.J167]-[.J166])/[.J166]*100" office:value-type="float" office:value="0" calcext:value-type="float">
            <text:p>0.00</text:p>
          </table:table-cell>
          <table:table-cell/>
          <table:table-cell office:value-type="float" office:value="6937" calcext:value-type="float">
            <text:p>6937</text:p>
          </table:table-cell>
          <table:table-cell table:style-name="ce3" table:formula="of:=([.M167]-[.M166])/[.M166]*100" office:value-type="float" office:value="0" calcext:value-type="float">
            <text:p>0.00</text:p>
          </table:table-cell>
          <table:table-cell table:formula="of:=[.M167]/[.$O$154]" office:value-type="float" office:value="1763" calcext:value-type="float">
            <text:p>17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168]-[.B167])/[.B167]*100" office:value-type="float" office:value="-9.07543959160522" calcext:value-type="float">
            <text:p>-9.08</text:p>
          </table:table-cell>
          <table:table-cell/>
          <table:table-cell office:value-type="float" office:value="33684" calcext:value-type="float">
            <text:p>33684</text:p>
          </table:table-cell>
          <table:table-cell table:style-name="ce3" table:formula="of:=([.E168]-[.E167])/[.E167]*100" office:value-type="float" office:value="-9.78386051369955" calcext:value-type="float">
            <text:p>-9.78</text:p>
          </table:table-cell>
          <table:table-cell table:style-name="ce3" table:formula="of:=[.E168]/[.$G$155]" office:value-type="float" office:value="1590.51053914348" calcext:value-type="float">
            <text:p>1590.51</text:p>
          </table:table-cell>
          <table:table-cell/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style-name="ce3" table:formula="of:=([.J168]-[.J167])/[.J167]*100" office:value-type="float" office:value="-9.07543959160522" calcext:value-type="float">
            <text:p>-9.08</text:p>
          </table:table-cell>
          <table:table-cell/>
          <table:table-cell office:value-type="float" office:value="6262" calcext:value-type="float">
            <text:p>6262</text:p>
          </table:table-cell>
          <table:table-cell table:style-name="ce3" table:formula="of:=([.M168]-[.M167])/[.M167]*100" office:value-type="float" office:value="-9.73043102205564" calcext:value-type="float">
            <text:p>-9.73</text:p>
          </table:table-cell>
          <table:table-cell table:formula="of:=[.M168]/[.$O$154]" office:value-type="float" office:value="1591.45250108116" calcext:value-type="float">
            <text:p>1591.452501081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169]-[.B168])/[.B168]*100" office:value-type="float" office:value="-2.24578914535246" calcext:value-type="float">
            <text:p>-2.25</text:p>
          </table:table-cell>
          <table:table-cell/>
          <table:table-cell office:value-type="float" office:value="32468" calcext:value-type="float">
            <text:p>32468</text:p>
          </table:table-cell>
          <table:table-cell table:style-name="ce3" table:formula="of:=([.E169]-[.E168])/[.E168]*100" office:value-type="float" office:value="-3.61002256264102" calcext:value-type="float">
            <text:p>-3.61</text:p>
          </table:table-cell>
          <table:table-cell table:style-name="ce3" table:formula="of:=[.E169]/[.$G$155]" office:value-type="float" office:value="1533.09274981921" calcext:value-type="float">
            <text:p>1533.09</text:p>
          </table:table-cell>
          <table:table-cell/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style-name="ce3" table:formula="of:=([.J169]-[.J168])/[.J168]*100" office:value-type="float" office:value="-2.24578914535246" calcext:value-type="float">
            <text:p>-2.25</text:p>
          </table:table-cell>
          <table:table-cell/>
          <table:table-cell office:value-type="float" office:value="6098" calcext:value-type="float">
            <text:p>6098</text:p>
          </table:table-cell>
          <table:table-cell table:style-name="ce3" table:formula="of:=([.M169]-[.M168])/[.M168]*100" office:value-type="float" office:value="-2.61897157457681" calcext:value-type="float">
            <text:p>-2.62</text:p>
          </table:table-cell>
          <table:table-cell table:formula="of:=[.M169]/[.$O$154]" office:value-type="float" office:value="1549.77281245495" calcext:value-type="float">
            <text:p>1549.772812454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170]-[.B169])/[.B169]*100" office:value-type="float" office:value="-67.5175494575622" calcext:value-type="float">
            <text:p>-67.52</text:p>
          </table:table-cell>
          <table:table-cell/>
          <table:table-cell office:value-type="float" office:value="9438" calcext:value-type="float">
            <text:p>9438</text:p>
          </table:table-cell>
          <table:table-cell table:style-name="ce3" table:formula="of:=([.E170]-[.E169])/[.E169]*100" office:value-type="float" office:value="-70.9313785881483" calcext:value-type="float">
            <text:p>-70.93</text:p>
          </table:table-cell>
          <table:table-cell table:style-name="ce3" table:formula="of:=[.E170]/[.$G$155]" office:value-type="float" office:value="445.648927337494" calcext:value-type="float">
            <text:p>445.65</text:p>
          </table:table-cell>
          <table:table-cell/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style-name="ce3" table:formula="of:=([.J170]-[.J169])/[.J169]*100" office:value-type="float" office:value="-67.5175494575622" calcext:value-type="float">
            <text:p>-67.52</text:p>
          </table:table-cell>
          <table:table-cell/>
          <table:table-cell office:value-type="float" office:value="2742" calcext:value-type="float">
            <text:p>2742</text:p>
          </table:table-cell>
          <table:table-cell table:style-name="ce3" table:formula="of:=([.M170]-[.M169])/[.M169]*100" office:value-type="float" office:value="-55.0344375204985" calcext:value-type="float">
            <text:p>-55.03</text:p>
          </table:table-cell>
          <table:table-cell table:formula="of:=[.M170]/[.$O$154]" office:value-type="float" office:value="696.864062274759" calcext:value-type="float">
            <text:p>696.86406227475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171]-[.B170])/[.B170]*100" office:value-type="float" office:value="-33.7917485265226" calcext:value-type="float">
            <text:p>-33.79</text:p>
          </table:table-cell>
          <table:table-cell/>
          <table:table-cell office:value-type="float" office:value="6050" calcext:value-type="float">
            <text:p>6050</text:p>
          </table:table-cell>
          <table:table-cell table:style-name="ce3" table:formula="of:=([.E171]-[.E170])/[.E170]*100" office:value-type="float" office:value="-35.8974358974359" calcext:value-type="float">
            <text:p>-35.90</text:p>
          </table:table-cell>
          <table:table-cell table:style-name="ce3" table:formula="of:=[.E171]/[.$G$155]" office:value-type="float" office:value="285.672389318906" calcext:value-type="float">
            <text:p>285.67</text:p>
          </table:table-cell>
          <table:table-cell/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style-name="ce3" table:formula="of:=([.J171]-[.J170])/[.J170]*100" office:value-type="float" office:value="-33.7917485265226" calcext:value-type="float">
            <text:p>-33.79</text:p>
          </table:table-cell>
          <table:table-cell/>
          <table:table-cell office:value-type="float" office:value="1755" calcext:value-type="float">
            <text:p>1755</text:p>
          </table:table-cell>
          <table:table-cell table:style-name="ce3" table:formula="of:=([.M171]-[.M170])/[.M170]*100" office:value-type="float" office:value="-35.9956236323851" calcext:value-type="float">
            <text:p>-36.00</text:p>
          </table:table-cell>
          <table:table-cell table:formula="of:=[.M171]/[.$O$154]" office:value-type="float" office:value="446.023497188987" calcext:value-type="float">
            <text:p>446.0234971889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172]-[.B171])/[.B171]*100" office:value-type="float" office:value="-70.0296735905044" calcext:value-type="float">
            <text:p>-70.03</text:p>
          </table:table-cell>
          <table:table-cell/>
          <table:table-cell office:value-type="float" office:value="1992" calcext:value-type="float">
            <text:p>1992</text:p>
          </table:table-cell>
          <table:table-cell table:style-name="ce3" table:formula="of:=([.E172]-[.E171])/[.E171]*100" office:value-type="float" office:value="-67.0743801652893" calcext:value-type="float">
            <text:p>-67.07</text:p>
          </table:table-cell>
          <table:table-cell table:style-name="ce3" table:formula="of:=[.E172]/[.$G$155]" office:value-type="float" office:value="94.0594048798779" calcext:value-type="float">
            <text:p>94.06</text:p>
          </table:table-cell>
          <table:table-cell/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style-name="ce3" table:formula="of:=([.J172]-[.J171])/[.J171]*100" office:value-type="float" office:value="-70.0296735905044" calcext:value-type="float">
            <text:p>-70.03</text:p>
          </table:table-cell>
          <table:table-cell/>
          <table:table-cell office:value-type="float" office:value="660" calcext:value-type="float">
            <text:p>660</text:p>
          </table:table-cell>
          <table:table-cell table:style-name="ce3" table:formula="of:=([.M172]-[.M171])/[.M171]*100" office:value-type="float" office:value="-62.3931623931624" calcext:value-type="float">
            <text:p>-62.39</text:p>
          </table:table-cell>
          <table:table-cell table:formula="of:=[.M172]/[.$O$154]" office:value-type="float" office:value="167.7353322762" calcext:value-type="float">
            <text:p>167.7353322762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formula="of:=[.M173]/[.$O$15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SR2j_2800</text:p>
          </table:table-cell>
          <table:table-cell table:style-name="ce3"/>
          <table:table-cell table:number-columns-repeated="2"/>
          <table:table-cell table:style-name="ce3"/>
          <table:table-cell table:formula="of:=[.M174]/[.$O$15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37337" calcext:value-type="float">
            <text:p>37337</text:p>
          </table:table-cell>
          <table:table-cell table:style-name="ce3"/>
          <table:table-cell table:style-name="ce3" table:formula="of:=[.E175]/[.$G$155]" office:value-type="float" office:value="1763" calcext:value-type="float">
            <text:p>1763.00</text:p>
          </table:table-cell>
          <table:table-cell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ce3"/>
          <table:table-cell/>
          <table:table-cell office:value-type="float" office:value="6937" calcext:value-type="float">
            <text:p>6937</text:p>
          </table:table-cell>
          <table:table-cell table:style-name="ce3"/>
          <table:table-cell table:formula="of:=[.M175]/[.$O$154]" office:value-type="float" office:value="1763" calcext:value-type="float">
            <text:p>17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76]-[.B175])/[.B175]*100" office:value-type="float" office:value="0" calcext:value-type="float">
            <text:p>0.00</text:p>
          </table:table-cell>
          <table:table-cell/>
          <table:table-cell office:value-type="float" office:value="37337" calcext:value-type="float">
            <text:p>37337</text:p>
          </table:table-cell>
          <table:table-cell table:style-name="ce3" table:formula="of:=([.E176]-[.E175])/[.E175]*100" office:value-type="float" office:value="0" calcext:value-type="float">
            <text:p>0.00</text:p>
          </table:table-cell>
          <table:table-cell table:style-name="ce3" table:formula="of:=[.E176]/[.$G$155]" office:value-type="float" office:value="1763" calcext:value-type="float">
            <text:p>1763.00</text:p>
          </table:table-cell>
          <table:table-cell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ce3" table:formula="of:=([.J176]-[.J175])/[.J175]*100" office:value-type="float" office:value="0" calcext:value-type="float">
            <text:p>0.00</text:p>
          </table:table-cell>
          <table:table-cell/>
          <table:table-cell office:value-type="float" office:value="6937" calcext:value-type="float">
            <text:p>6937</text:p>
          </table:table-cell>
          <table:table-cell table:style-name="ce3" table:formula="of:=([.M176]-[.M175])/[.M175]*100" office:value-type="float" office:value="0" calcext:value-type="float">
            <text:p>0.00</text:p>
          </table:table-cell>
          <table:table-cell table:formula="of:=[.M176]/[.$O$154]" office:value-type="float" office:value="1763" calcext:value-type="float">
            <text:p>17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77]-[.B176])/[.B176]*100" office:value-type="float" office:value="-18.7180941576858" calcext:value-type="float">
            <text:p>-18.72</text:p>
          </table:table-cell>
          <table:table-cell/>
          <table:table-cell office:value-type="float" office:value="29697" calcext:value-type="float">
            <text:p>29697</text:p>
          </table:table-cell>
          <table:table-cell table:style-name="ce3" table:formula="of:=([.E177]-[.E176])/[.E176]*100" office:value-type="float" office:value="-20.4622760264617" calcext:value-type="float">
            <text:p>-20.46</text:p>
          </table:table-cell>
          <table:table-cell table:style-name="ce3" table:formula="of:=[.E177]/[.$G$155]" office:value-type="float" office:value="1402.25007365348" calcext:value-type="float">
            <text:p>1402.25</text:p>
          </table:table-cell>
          <table:table-cell/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style-name="ce3" table:formula="of:=([.J177]-[.J176])/[.J176]*100" office:value-type="float" office:value="-18.7180941576858" calcext:value-type="float">
            <text:p>-18.72</text:p>
          </table:table-cell>
          <table:table-cell/>
          <table:table-cell office:value-type="float" office:value="5517" calcext:value-type="float">
            <text:p>5517</text:p>
          </table:table-cell>
          <table:table-cell table:style-name="ce3" table:formula="of:=([.M177]-[.M176])/[.M176]*100" office:value-type="float" office:value="-20.4699437797319" calcext:value-type="float">
            <text:p>-20.47</text:p>
          </table:table-cell>
          <table:table-cell table:formula="of:=[.M177]/[.$O$154]" office:value-type="float" office:value="1402.11489116333" calcext:value-type="float">
            <text:p>1402.11489116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78]-[.B177])/[.B177]*100" office:value-type="float" office:value="-3.90788555478018" calcext:value-type="float">
            <text:p>-3.91</text:p>
          </table:table-cell>
          <table:table-cell/>
          <table:table-cell office:value-type="float" office:value="27626" calcext:value-type="float">
            <text:p>27626</text:p>
          </table:table-cell>
          <table:table-cell table:style-name="ce3" table:formula="of:=([.E178]-[.E177])/[.E177]*100" office:value-type="float" office:value="-6.97376839411388" calcext:value-type="float">
            <text:p>-6.97</text:p>
          </table:table-cell>
          <table:table-cell table:style-name="ce3" table:formula="of:=[.E178]/[.$G$155]" office:value-type="float" office:value="1304.4604012106" calcext:value-type="float">
            <text:p>1304.46</text:p>
          </table:table-cell>
          <table:table-cell/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style-name="ce3" table:formula="of:=([.J178]-[.J177])/[.J177]*100" office:value-type="float" office:value="-3.90788555478018" calcext:value-type="float">
            <text:p>-3.91</text:p>
          </table:table-cell>
          <table:table-cell/>
          <table:table-cell office:value-type="float" office:value="5229" calcext:value-type="float">
            <text:p>5229</text:p>
          </table:table-cell>
          <table:table-cell table:style-name="ce3" table:formula="of:=([.M178]-[.M177])/[.M177]*100" office:value-type="float" office:value="-5.22022838499184" calcext:value-type="float">
            <text:p>-5.22</text:p>
          </table:table-cell>
          <table:table-cell table:formula="of:=[.M178]/[.$O$154]" office:value-type="float" office:value="1328.92129162462" calcext:value-type="float">
            <text:p>1328.921291624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79]-[.B178])/[.B178]*100" office:value-type="float" office:value="-38.0537400145243" calcext:value-type="float">
            <text:p>-38.05</text:p>
          </table:table-cell>
          <table:table-cell/>
          <table:table-cell office:value-type="float" office:value="17434" calcext:value-type="float">
            <text:p>17434</text:p>
          </table:table-cell>
          <table:table-cell table:style-name="ce3" table:formula="of:=([.E179]-[.E178])/[.E178]*100" office:value-type="float" office:value="-36.8927821617317" calcext:value-type="float">
            <text:p>-36.89</text:p>
          </table:table-cell>
          <table:table-cell table:style-name="ce3" table:formula="of:=[.E179]/[.$G$155]" office:value-type="float" office:value="823.208667005919" calcext:value-type="float">
            <text:p>823.21</text:p>
          </table:table-cell>
          <table:table-cell/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style-name="ce3" table:formula="of:=([.J179]-[.J178])/[.J178]*100" office:value-type="float" office:value="-38.0537400145243" calcext:value-type="float">
            <text:p>-38.05</text:p>
          </table:table-cell>
          <table:table-cell/>
          <table:table-cell office:value-type="float" office:value="3570" calcext:value-type="float">
            <text:p>3570</text:p>
          </table:table-cell>
          <table:table-cell table:style-name="ce3" table:formula="of:=([.M179]-[.M178])/[.M178]*100" office:value-type="float" office:value="-31.7269076305221" calcext:value-type="float">
            <text:p>-31.73</text:p>
          </table:table-cell>
          <table:table-cell table:formula="of:=[.M179]/[.$O$154]" office:value-type="float" office:value="907.295660948537" calcext:value-type="float">
            <text:p>907.2956609485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180]-[.B179])/[.B179]*100" office:value-type="float" office:value="-23.2121922626026" calcext:value-type="float">
            <text:p>-23.21</text:p>
          </table:table-cell>
          <table:table-cell/>
          <table:table-cell office:value-type="float" office:value="14350" calcext:value-type="float">
            <text:p>14350</text:p>
          </table:table-cell>
          <table:table-cell table:style-name="ce3" table:formula="of:=([.E180]-[.E179])/[.E179]*100" office:value-type="float" office:value="-17.6895721004933" calcext:value-type="float">
            <text:p>-17.69</text:p>
          </table:table-cell>
          <table:table-cell table:style-name="ce3" table:formula="of:=[.E180]/[.$G$155]" office:value-type="float" office:value="677.586576318397" calcext:value-type="float">
            <text:p>677.59</text:p>
          </table:table-cell>
          <table:table-cell/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style-name="ce3" table:formula="of:=([.J180]-[.J179])/[.J179]*100" office:value-type="float" office:value="-23.2121922626026" calcext:value-type="float">
            <text:p>-23.21</text:p>
          </table:table-cell>
          <table:table-cell/>
          <table:table-cell office:value-type="float" office:value="2923" calcext:value-type="float">
            <text:p>2923</text:p>
          </table:table-cell>
          <table:table-cell table:style-name="ce3" table:formula="of:=([.M180]-[.M179])/[.M179]*100" office:value-type="float" office:value="-18.1232492997199" calcext:value-type="float">
            <text:p>-18.12</text:p>
          </table:table-cell>
          <table:table-cell table:formula="of:=[.M180]/[.$O$154]" office:value-type="float" office:value="742.864206429292" calcext:value-type="float">
            <text:p>742.8642064292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181]-[.B180])/[.B180]*100" office:value-type="float" office:value="-32.9770992366412" calcext:value-type="float">
            <text:p>-32.98</text:p>
          </table:table-cell>
          <table:table-cell/>
          <table:table-cell office:value-type="float" office:value="9506" calcext:value-type="float">
            <text:p>9506</text:p>
          </table:table-cell>
          <table:table-cell table:style-name="ce3" table:formula="of:=([.E181]-[.E180])/[.E180]*100" office:value-type="float" office:value="-33.7560975609756" calcext:value-type="float">
            <text:p>-33.76</text:p>
          </table:table-cell>
          <table:table-cell table:style-name="ce3" table:formula="of:=[.E181]/[.$G$155]" office:value-type="float" office:value="448.859790556285" calcext:value-type="float">
            <text:p>448.86</text:p>
          </table:table-cell>
          <table:table-cell/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style-name="ce3" table:formula="of:=([.J181]-[.J180])/[.J180]*100" office:value-type="float" office:value="-32.9770992366412" calcext:value-type="float">
            <text:p>-32.98</text:p>
          </table:table-cell>
          <table:table-cell/>
          <table:table-cell office:value-type="float" office:value="1885" calcext:value-type="float">
            <text:p>1885</text:p>
          </table:table-cell>
          <table:table-cell table:style-name="ce3" table:formula="of:=([.M181]-[.M180])/[.M180]*100" office:value-type="float" office:value="-35.5114608279165" calcext:value-type="float">
            <text:p>-35.51</text:p>
          </table:table-cell>
          <table:table-cell table:formula="of:=[.M181]/[.$O$154]" office:value-type="float" office:value="479.062274758541" calcext:value-type="float">
            <text:p>479.0622747585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182]-[.B181])/[.B181]*100" office:value-type="float" office:value="-96.4464692482916" calcext:value-type="float">
            <text:p>-96.45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3" table:formula="of:=([.E182]-[.E181])/[.E181]*100" office:value-type="float" office:value="-96.6337050284031" calcext:value-type="float">
            <text:p>-96.63</text:p>
          </table:table-cell>
          <table:table-cell table:style-name="ce3" table:formula="of:=[.E182]/[.$G$155]" office:value-type="float" office:value="15.1099445590165" calcext:value-type="float">
            <text:p>15.11</text:p>
          </table:table-cell>
          <table:table-cell/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style-name="ce3" table:formula="of:=([.J182]-[.J181])/[.J181]*100" office:value-type="float" office:value="-96.4464692482916" calcext:value-type="float">
            <text:p>-96.45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3" table:formula="of:=([.M182]-[.M181])/[.M181]*100" office:value-type="float" office:value="-93.5809018567639" calcext:value-type="float">
            <text:p>-93.58</text:p>
          </table:table-cell>
          <table:table-cell table:formula="of:=[.M182]/[.$O$154]" office:value-type="float" office:value="30.75147758397" calcext:value-type="float">
            <text:p>30.7514775839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number-columns-repeated="2"/>
          <table:table-cell table:number-columns-repeated="33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34"/>
        </table:table-row>
        <table:table-row table:style-name="ro1">
          <table:table-cell table:style-name="ce1" office:value-type="string" calcext:value-type="string">
            <text:p>T6 800_600_400</text:p>
          </table:table-cell>
          <table:table-cell/>
          <table:table-cell table:style-name="Default"/>
          <table:table-cell table:number-columns-repeated="2"/>
          <table:table-cell table:style-name="ce3"/>
          <table:table-cell table:number-columns-repeated="3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34"/>
        </table:table-row>
        <table:table-row table:style-name="ro1">
          <table:table-cell/>
          <table:table-cell table:style-name="ce1" office:value-type="string" calcext:value-type="string">
            <text:p>SR5j</text:p>
          </table:table-cell>
          <table:table-cell table:style-name="Default"/>
          <table:table-cell/>
          <table:table-cell office:value-type="float" office:value="2401" calcext:value-type="float">
            <text:p>2401</text:p>
          </table:table-cell>
          <table:table-cell table:style-name="ce3" office:value-type="string" calcext:value-type="string">
            <text:p>scale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style-name="ce3" table:formula="of:=([.E193]-[.E192])/[.E192]*100" office:value-type="float" office:value="-81.6743023740108" calcext:value-type="float">
            <text:p>-81.6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94]-[.B193])/[.B193]*100" office:value-type="float" office:value="0" calcext:value-type="float">
            <text:p>0.00</text:p>
          </table:table-cell>
          <table:table-cell/>
          <table:table-cell office:value-type="float" office:value="440" calcext:value-type="float">
            <text:p>440</text:p>
          </table:table-cell>
          <table:table-cell table:style-name="ce3" table:formula="of:=([.E194]-[.E193])/[.E193]*100" office:value-type="float" office:value="0" calcext:value-type="float">
            <text:p>0.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3513" calcext:value-type="float">
            <text:p>3513</text:p>
          </table:table-cell>
          <table:table-cell table:formula="of:=([.B195]-[.B194])/[.B194]*100" office:value-type="float" office:value="-42.4192755286019" calcext:value-type="float">
            <text:p>-42.42</text:p>
          </table:table-cell>
          <table:table-cell/>
          <table:table-cell office:value-type="float" office:value="306" calcext:value-type="float">
            <text:p>306</text:p>
          </table:table-cell>
          <table:table-cell table:style-name="ce3" table:formula="of:=([.E195]-[.E194])/[.E194]*100" office:value-type="float" office:value="-30.4545454545455" calcext:value-type="float">
            <text:p>-30.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2985" calcext:value-type="float">
            <text:p>2985</text:p>
          </table:table-cell>
          <table:table-cell table:formula="of:=([.B196]-[.B195])/[.B195]*100" office:value-type="float" office:value="-15.0298889837745" calcext:value-type="float">
            <text:p>-15.03</text:p>
          </table:table-cell>
          <table:table-cell/>
          <table:table-cell office:value-type="float" office:value="259" calcext:value-type="float">
            <text:p>259</text:p>
          </table:table-cell>
          <table:table-cell table:style-name="ce3" table:formula="of:=([.E196]-[.E195])/[.E195]*100" office:value-type="float" office:value="-15.359477124183" calcext:value-type="float">
            <text:p>-15.3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2669" calcext:value-type="float">
            <text:p>2669</text:p>
          </table:table-cell>
          <table:table-cell table:formula="of:=([.B197]-[.B196])/[.B196]*100" office:value-type="float" office:value="-10.5862646566164" calcext:value-type="float">
            <text:p>-10.59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ce3" table:formula="of:=([.E197]-[.E196])/[.E196]*100" office:value-type="float" office:value="-10.8108108108108" calcext:value-type="float">
            <text:p>-10.8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240" calcext:value-type="float">
            <text:p>240</text:p>
          </table:table-cell>
          <table:table-cell table:formula="of:=([.B198]-[.B197])/[.B197]*100" office:value-type="float" office:value="-91.007868115399" calcext:value-type="float">
            <text:p>-91.0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" table:formula="of:=([.E198]-[.E197])/[.E197]*100" office:value-type="float" office:value="-92.6406926406927" calcext:value-type="float">
            <text:p>-92.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68.4" calcext:value-type="float">
            <text:p>68.4</text:p>
          </table:table-cell>
          <table:table-cell table:formula="of:=([.B199]-[.B198])/[.B198]*100" office:value-type="float" office:value="-71.5" calcext:value-type="float">
            <text:p>-71.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([.E199]-[.E198])/[.E198]*100" office:value-type="float" office:value="-70.5882352941177" calcext:value-type="float">
            <text:p>-70.5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68.4" calcext:value-type="float">
            <text:p>68.4</text:p>
          </table:table-cell>
          <table:table-cell table:formula="of:=([.B200]-[.B199])/[.B199]*100"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([.E200]-[.E199])/[.E199]*100" office:value-type="float" office:value="0" calcext:value-type="float">
            <text:p>0.00</text:p>
          </table:table-cell>
          <table:table-cell table:number-columns-repeated="34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34"/>
        </table:table-row>
        <table:table-row table:style-name="ro1">
          <table:table-cell/>
          <table:table-cell table:style-name="ce1" office:value-type="string" calcext:value-type="string">
            <text:p>SR6j-1000</text:p>
          </table:table-cell>
          <table:table-cell table:number-columns-repeated="3"/>
          <table:table-cell table:style-name="ce3"/>
          <table:table-cell table:number-columns-repeated="34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style-name="ce3"/>
          <table:table-cell table:number-columns-repeated="34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05]-[.B204])/[.B204]*100" office:value-type="float" office:value="0" calcext:value-type="float">
            <text:p>0.00</text:p>
          </table:table-cell>
          <table:table-cell/>
          <table:table-cell office:value-type="float" office:value="440" calcext:value-type="float">
            <text:p>440</text:p>
          </table:table-cell>
          <table:table-cell table:style-name="ce3" table:formula="of:=([.E205]-[.E204])/[.E204]*100" office:value-type="float" office:value="0" calcext:value-type="float">
            <text:p>0.0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06]-[.B205])/[.B205]*100" office:value-type="float" office:value="-71.2833961645632" calcext:value-type="float">
            <text:p>-71.28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3" table:formula="of:=([.E206]-[.E205])/[.E205]*100" office:value-type="float" office:value="-57.7272727272727" calcext:value-type="float">
            <text:p>-57.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07]-[.B206])/[.B206]*100" office:value-type="float" office:value="-17.351598173516" calcext:value-type="float">
            <text:p>-17.35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3" table:formula="of:=([.E207]-[.E206])/[.E206]*100" office:value-type="float" office:value="-12.9032258064516" calcext:value-type="float">
            <text:p>-12.9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08]-[.B207])/[.B207]*100" office:value-type="float" office:value="-13.5359116022099" calcext:value-type="float">
            <text:p>-13.54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" table:formula="of:=([.E208]-[.E207])/[.E207]*100" office:value-type="float" office:value="-11.1111111111111" calcext:value-type="float">
            <text:p>-11.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09]-[.B208])/[.B208]*100" office:value-type="float" office:value="-69.0095846645367" calcext:value-type="float">
            <text:p>-69.01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" table:formula="of:=([.E209]-[.E208])/[.E208]*100" office:value-type="float" office:value="-59.7222222222222" calcext:value-type="float">
            <text:p>-59.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10]-[.B209])/[.B209]*100" office:value-type="float" office:value="-35.5670103092784" calcext:value-type="float">
            <text:p>-35.57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3" table:formula="of:=([.E210]-[.E209])/[.E209]*100" office:value-type="float" office:value="-24.1379310344828" calcext:value-type="float">
            <text:p>-24.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11]-[.B210])/[.B210]*100" office:value-type="float" office:value="-50.8" calcext:value-type="float">
            <text:p>-50.8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" table:formula="of:=([.E211]-[.E210])/[.E210]*100" office:value-type="float" office:value="-34.0909090909091" calcext:value-type="float">
            <text:p>-34.0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212]-[.B211])/[.B211]*100" office:value-type="float" office:value="-91.5447154471545" calcext:value-type="float">
            <text:p>-91.5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([.E212]-[.E211])/[.E211]*100" office:value-type="float" office:value="-93.1034482758621" calcext:value-type="float">
            <text:p>-93.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10.4" calcext:value-type="float">
            <text:p>10.4</text:p>
          </table:table-cell>
          <table:table-cell table:formula="of:=([.B213]-[.B212])/[.B212]*10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([.E213]-[.E212])/[.E212]*100" office:value-type="float" office:value="0" calcext:value-type="float">
            <text:p>0.00</text:p>
          </table:table-cell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SR6j-22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17]-[.B216])/[.B216]*100" office:value-type="float" office:value="0" calcext:value-type="float">
            <text:p>0.0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18]-[.B217])/[.B217]*100" office:value-type="float" office:value="-71.2833961645632" calcext:value-type="float">
            <text:p>-71.2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19]-[.B218])/[.B218]*100" office:value-type="float" office:value="-17.351598173516" calcext:value-type="float">
            <text:p>-17.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20]-[.B219])/[.B219]*100" office:value-type="float" office:value="-13.5359116022099" calcext:value-type="float">
            <text:p>-13.5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21]-[.B220])/[.B220]*100" office:value-type="float" office:value="-69.0095846645367" calcext:value-type="float">
            <text:p>-69.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22]-[.B221])/[.B221]*100" office:value-type="float" office:value="-35.5670103092784" calcext:value-type="float">
            <text:p>-35.5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23]-[.B222])/[.B222]*100" office:value-type="float" office:value="-50.8" calcext:value-type="float">
            <text:p>-50.8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224]-[.B223])/[.B223]*100" office:value-type="float" office:value="-91.5447154471545" calcext:value-type="float">
            <text:p>-91.5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3.31" calcext:value-type="float">
            <text:p>3.31</text:p>
          </table:table-cell>
          <table:table-cell table:formula="of:=([.B225]-[.B224])/[.B224]*100" office:value-type="float" office:value="-68.1730769230769" calcext:value-type="float">
            <text:p>-68.17</text:p>
          </table:table-cell>
          <table:table-cell table:number-columns-repeated="3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1" office:value-type="string" calcext:value-type="string">
            <text:p>SR6j-34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29]-[.B228])/[.B228]*100" office:value-type="float" office:value="0" calcext:value-type="float">
            <text:p>0.0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30]-[.B229])/[.B229]*100" office:value-type="float" office:value="-71.2833961645632" calcext:value-type="float">
            <text:p>-71.2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31]-[.B230])/[.B230]*100" office:value-type="float" office:value="-17.351598173516" calcext:value-type="float">
            <text:p>-17.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32]-[.B231])/[.B231]*100" office:value-type="float" office:value="-13.5359116022099" calcext:value-type="float">
            <text:p>-13.5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33]-[.B232])/[.B232]*100" office:value-type="float" office:value="-69.0095846645367" calcext:value-type="float">
            <text:p>-69.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34]-[.B233])/[.B233]*100" office:value-type="float" office:value="-35.5670103092784" calcext:value-type="float">
            <text:p>-35.5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35]-[.B234])/[.B234]*100" office:value-type="float" office:value="-50.8" calcext:value-type="float">
            <text:p>-50.8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84.6" calcext:value-type="float">
            <text:p>84.6</text:p>
          </table:table-cell>
          <table:table-cell table:formula="of:=([.B236]-[.B235])/[.B235]*100" office:value-type="float" office:value="-31.219512195122" calcext:value-type="float">
            <text:p>-31.2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0" calcext:value-type="float">
            <text:p>0</text:p>
          </table:table-cell>
          <table:table-cell table:formula="of:=([.B237]-[.B236])/[.B236]*100" office:value-type="float" office:value="-100" calcext:value-type="float">
            <text:p>-100.00</text:p>
          </table:table-cell>
          <table:table-cell table:number-columns-repeated="37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3"/>
        <table:table-column table:style-name="co2" table:default-cell-style-name="Default"/>
        <table:table-column table:style-name="co14" table:default-cell-style-name="ce3"/>
        <table:table-column table:style-name="co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" table:default-cell-style-name="ce3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5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8" office:value-type="string" calcext:value-type="string">
            <text:p>2200_6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style-name="Default"/>
          <table:table-cell/>
          <table:table-cell table:style-name="Default"/>
          <table:table-cell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3" table:formula="of:=[.D3]/[.B3]" office:value-type="float" office:value="544.895833333333" calcext:value-type="float">
            <text:p>544.90</text:p>
          </table:table-cell>
          <table:table-cell table:style-name="ce31"/>
          <table:table-cell/>
          <table:table-cell table:style-name="Default"/>
          <table:table-cell/>
          <table:table-cell table:style-name="Default"/>
          <table:table-cell table:formula="of:=[.J3]/[.H3]" office:value-type="float" office:value="544.895833333333" calcext:value-type="float">
            <text:p>544.895833333333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P3]/[.N3]" office:value-type="float" office:value="544.895833333333" calcext:value-type="float">
            <text:p>544.8958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31386" calcext:value-type="float">
            <text:p>31386</text:p>
          </table:table-cell>
          <table:table-cell/>
          <table:table-cell table:style-name="ce3"/>
          <table:table-cell table:style-name="ce33"/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31386" calcext:value-type="float">
            <text:p>31386</text:p>
          </table:table-cell>
          <table:table-cell/>
          <table:table-cell table:style-name="ce3"/>
          <table:table-cell table:style-name="ce33"/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31386" calcext:value-type="float">
            <text:p>31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57.6" calcext:value-type="float">
            <text:p>57.60</text:p>
          </table:table-cell>
          <table:table-cell table:formula="of:=([.B4]-[.B3])/[.B3]" office:value-type="float" office:value="0" calcext:value-type="float">
            <text:p>0.00</text:p>
          </table:table-cell>
          <table:table-cell office:value-type="float" office:value="31386" calcext:value-type="float">
            <text:p>31386</text:p>
          </table:table-cell>
          <table:table-cell table:formula="of:=([.D4]-[.D3])/[.D3]*100" office:value-type="float" office:value="0" calcext:value-type="float">
            <text:p>0.00</text:p>
          </table:table-cell>
          <table:table-cell table:style-name="ce3" table:formula="of:=[.D4]/[.$F$2]" office:value-type="float" office:value="57.6" calcext:value-type="float">
            <text:p>57.60</text:p>
          </table:table-cell>
          <table:table-cell table:style-name="ce33"/>
          <table:table-cell table:style-name="ce3" office:value-type="float" office:value="57.6" calcext:value-type="float">
            <text:p>57.60</text:p>
          </table:table-cell>
          <table:table-cell table:formula="of:=([.H4]-[.H3])/[.H3]*100" office:value-type="float" office:value="0" calcext:value-type="float">
            <text:p>0.00</text:p>
          </table:table-cell>
          <table:table-cell office:value-type="float" office:value="31386" calcext:value-type="float">
            <text:p>31386</text:p>
          </table:table-cell>
          <table:table-cell table:formula="of:=([.J4]-[.J3])/[.J3]*100" office:value-type="float" office:value="0" calcext:value-type="float">
            <text:p>0.00</text:p>
          </table:table-cell>
          <table:table-cell table:style-name="ce3" table:formula="of:=[.J4]/[.$L$2]" office:value-type="float" office:value="57.6" calcext:value-type="float">
            <text:p>57.60</text:p>
          </table:table-cell>
          <table:table-cell table:style-name="ce33"/>
          <table:table-cell table:style-name="ce3" office:value-type="float" office:value="57.6" calcext:value-type="float">
            <text:p>57.60</text:p>
          </table:table-cell>
          <table:table-cell table:formula="of:=([.N4]-[.N3])/[.N3]*100" office:value-type="float" office:value="0" calcext:value-type="float">
            <text:p>0.00</text:p>
          </table:table-cell>
          <table:table-cell office:value-type="float" office:value="31386" calcext:value-type="float">
            <text:p>31386</text:p>
          </table:table-cell>
          <table:table-cell table:style-name="ce3" table:formula="of:=([.P4]-[.P3])/[.P3]*100" office:value-type="float" office:value="0" calcext:value-type="float">
            <text:p>0.00</text:p>
          </table:table-cell>
          <table:table-cell table:style-name="ce3" table:formula="of:=[.P4]/[.$R$2]" office:value-type="float" office:value="57.6" calcext:value-type="float">
            <text:p>57.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53.5" calcext:value-type="float">
            <text:p>53.50</text:p>
          </table:table-cell>
          <table:table-cell table:formula="of:=([.B5]-[.B4])/[.B4]*100" office:value-type="float" office:value="-7.11805555555556" calcext:value-type="float">
            <text:p>-7.12</text:p>
          </table:table-cell>
          <table:table-cell office:value-type="float" office:value="28910" calcext:value-type="float">
            <text:p>28910</text:p>
          </table:table-cell>
          <table:table-cell table:formula="of:=([.D5]-[.D4])/[.D4]*100" office:value-type="float" office:value="-7.88886764799592" calcext:value-type="float">
            <text:p>-7.89</text:p>
          </table:table-cell>
          <table:table-cell table:style-name="ce3" table:formula="of:=[.D5]/[.$F$2]" office:value-type="float" office:value="53.0560122347544" calcext:value-type="float">
            <text:p>53.06</text:p>
          </table:table-cell>
          <table:table-cell table:style-name="ce33"/>
          <table:table-cell table:style-name="ce3" office:value-type="float" office:value="53.5" calcext:value-type="float">
            <text:p>53.50</text:p>
          </table:table-cell>
          <table:table-cell table:formula="of:=([.H5]-[.H4])/[.H4]*100" office:value-type="float" office:value="-7.11805555555556" calcext:value-type="float">
            <text:p>-7.12</text:p>
          </table:table-cell>
          <table:table-cell office:value-type="float" office:value="28910" calcext:value-type="float">
            <text:p>28910</text:p>
          </table:table-cell>
          <table:table-cell table:formula="of:=([.J5]-[.J4])/[.J4]*100" office:value-type="float" office:value="-7.88886764799592" calcext:value-type="float">
            <text:p>-7.89</text:p>
          </table:table-cell>
          <table:table-cell table:style-name="ce3" table:formula="of:=[.J5]/[.$L$2]" office:value-type="float" office:value="53.0560122347544" calcext:value-type="float">
            <text:p>53.06</text:p>
          </table:table-cell>
          <table:table-cell table:style-name="ce33"/>
          <table:table-cell table:style-name="ce3" office:value-type="float" office:value="53.5" calcext:value-type="float">
            <text:p>53.50</text:p>
          </table:table-cell>
          <table:table-cell table:formula="of:=([.N5]-[.N4])/[.N4]*100" office:value-type="float" office:value="-7.11805555555556" calcext:value-type="float">
            <text:p>-7.12</text:p>
          </table:table-cell>
          <table:table-cell office:value-type="float" office:value="28910" calcext:value-type="float">
            <text:p>28910</text:p>
          </table:table-cell>
          <table:table-cell table:style-name="ce3" table:formula="of:=([.P5]-[.P4])/[.P4]*100" office:value-type="float" office:value="-7.88886764799592" calcext:value-type="float">
            <text:p>-7.89</text:p>
          </table:table-cell>
          <table:table-cell table:style-name="ce3" table:formula="of:=[.P5]/[.$R$2]" office:value-type="float" office:value="53.0560122347544" calcext:value-type="float">
            <text:p>53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44.7" calcext:value-type="float">
            <text:p>44.70</text:p>
          </table:table-cell>
          <table:table-cell table:formula="of:=([.B6]-[.B5])/[.B5]*100" office:value-type="float" office:value="-16.4485981308411" calcext:value-type="float">
            <text:p>-16.45</text:p>
          </table:table-cell>
          <table:table-cell office:value-type="float" office:value="24243" calcext:value-type="float">
            <text:p>24243</text:p>
          </table:table-cell>
          <table:table-cell table:formula="of:=([.D6]-[.D5])/[.D5]*100" office:value-type="float" office:value="-16.1432030439294" calcext:value-type="float">
            <text:p>-16.14</text:p>
          </table:table-cell>
          <table:table-cell table:style-name="ce3" table:formula="of:=[.D6]/[.$F$2]" office:value-type="float" office:value="44.4910724526859" calcext:value-type="float">
            <text:p>44.49</text:p>
          </table:table-cell>
          <table:table-cell table:style-name="ce33"/>
          <table:table-cell table:style-name="ce3" office:value-type="float" office:value="44.7" calcext:value-type="float">
            <text:p>44.70</text:p>
          </table:table-cell>
          <table:table-cell table:formula="of:=([.H6]-[.H5])/[.H5]*100" office:value-type="float" office:value="-16.4485981308411" calcext:value-type="float">
            <text:p>-16.45</text:p>
          </table:table-cell>
          <table:table-cell office:value-type="float" office:value="24243" calcext:value-type="float">
            <text:p>24243</text:p>
          </table:table-cell>
          <table:table-cell table:formula="of:=([.J6]-[.J5])/[.J5]*100" office:value-type="float" office:value="-16.1432030439294" calcext:value-type="float">
            <text:p>-16.14</text:p>
          </table:table-cell>
          <table:table-cell table:style-name="ce3" table:formula="of:=[.J6]/[.$L$2]" office:value-type="float" office:value="44.4910724526859" calcext:value-type="float">
            <text:p>44.49</text:p>
          </table:table-cell>
          <table:table-cell table:style-name="ce33"/>
          <table:table-cell table:style-name="ce3" office:value-type="float" office:value="44.7" calcext:value-type="float">
            <text:p>44.70</text:p>
          </table:table-cell>
          <table:table-cell table:formula="of:=([.N6]-[.N5])/[.N5]*100" office:value-type="float" office:value="-16.4485981308411" calcext:value-type="float">
            <text:p>-16.45</text:p>
          </table:table-cell>
          <table:table-cell office:value-type="float" office:value="24243" calcext:value-type="float">
            <text:p>24243</text:p>
          </table:table-cell>
          <table:table-cell table:style-name="ce3" table:formula="of:=([.P6]-[.P5])/[.P5]*100" office:value-type="float" office:value="-16.1432030439294" calcext:value-type="float">
            <text:p>-16.14</text:p>
          </table:table-cell>
          <table:table-cell table:style-name="ce3" table:formula="of:=[.P6]/[.$R$2]" office:value-type="float" office:value="44.4910724526859" calcext:value-type="float">
            <text:p>44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9.8" calcext:value-type="float">
            <text:p>39.80</text:p>
          </table:table-cell>
          <table:table-cell table:formula="of:=([.B7]-[.B6])/[.B6]*100" office:value-type="float" office:value="-10.9619686800895" calcext:value-type="float">
            <text:p>-10.96</text:p>
          </table:table-cell>
          <table:table-cell office:value-type="float" office:value="21857" calcext:value-type="float">
            <text:p>21857</text:p>
          </table:table-cell>
          <table:table-cell table:formula="of:=([.D7]-[.D6])/[.D6]*100" office:value-type="float" office:value="-9.84201625211401" calcext:value-type="float">
            <text:p>-9.84</text:p>
          </table:table-cell>
          <table:table-cell table:style-name="ce3" table:formula="of:=[.D7]/[.$F$2]" office:value-type="float" office:value="40.1122538711527" calcext:value-type="float">
            <text:p>40.11</text:p>
          </table:table-cell>
          <table:table-cell table:style-name="ce33"/>
          <table:table-cell table:style-name="ce3" office:value-type="float" office:value="39.8" calcext:value-type="float">
            <text:p>39.80</text:p>
          </table:table-cell>
          <table:table-cell table:formula="of:=([.H7]-[.H6])/[.H6]*100" office:value-type="float" office:value="-10.9619686800895" calcext:value-type="float">
            <text:p>-10.96</text:p>
          </table:table-cell>
          <table:table-cell office:value-type="float" office:value="21857" calcext:value-type="float">
            <text:p>21857</text:p>
          </table:table-cell>
          <table:table-cell table:formula="of:=([.J7]-[.J6])/[.J6]*100" office:value-type="float" office:value="-9.84201625211401" calcext:value-type="float">
            <text:p>-9.84</text:p>
          </table:table-cell>
          <table:table-cell table:style-name="ce3" table:formula="of:=[.J7]/[.$L$2]" office:value-type="float" office:value="40.1122538711527" calcext:value-type="float">
            <text:p>40.11</text:p>
          </table:table-cell>
          <table:table-cell table:style-name="ce33"/>
          <table:table-cell table:style-name="ce3" office:value-type="float" office:value="39.8" calcext:value-type="float">
            <text:p>39.80</text:p>
          </table:table-cell>
          <table:table-cell table:formula="of:=([.N7]-[.N6])/[.N6]*100" office:value-type="float" office:value="-10.9619686800895" calcext:value-type="float">
            <text:p>-10.96</text:p>
          </table:table-cell>
          <table:table-cell office:value-type="float" office:value="21857" calcext:value-type="float">
            <text:p>21857</text:p>
          </table:table-cell>
          <table:table-cell table:style-name="ce3" table:formula="of:=([.P7]-[.P6])/[.P6]*100" office:value-type="float" office:value="-9.84201625211401" calcext:value-type="float">
            <text:p>-9.84</text:p>
          </table:table-cell>
          <table:table-cell table:style-name="ce3" table:formula="of:=[.P7]/[.$R$2]" office:value-type="float" office:value="40.1122538711527" calcext:value-type="float">
            <text:p>40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35.3" calcext:value-type="float">
            <text:p>35.30</text:p>
          </table:table-cell>
          <table:table-cell table:formula="of:=([.B8]-[.B7])/[.B7]*100" office:value-type="float" office:value="-11.3065326633166" calcext:value-type="float">
            <text:p>-11.31</text:p>
          </table:table-cell>
          <table:table-cell office:value-type="float" office:value="18976" calcext:value-type="float">
            <text:p>18976</text:p>
          </table:table-cell>
          <table:table-cell table:formula="of:=([.D8]-[.D7])/[.D7]*100" office:value-type="float" office:value="-13.1811319028229" calcext:value-type="float">
            <text:p>-13.18</text:p>
          </table:table-cell>
          <table:table-cell table:style-name="ce3" table:formula="of:=[.D8]/[.$F$2]" office:value-type="float" office:value="34.8250047792009" calcext:value-type="float">
            <text:p>34.83</text:p>
          </table:table-cell>
          <table:table-cell table:style-name="ce33"/>
          <table:table-cell table:style-name="ce3" office:value-type="float" office:value="35.3" calcext:value-type="float">
            <text:p>35.30</text:p>
          </table:table-cell>
          <table:table-cell table:formula="of:=([.H8]-[.H7])/[.H7]*100" office:value-type="float" office:value="-11.3065326633166" calcext:value-type="float">
            <text:p>-11.31</text:p>
          </table:table-cell>
          <table:table-cell office:value-type="float" office:value="18976" calcext:value-type="float">
            <text:p>18976</text:p>
          </table:table-cell>
          <table:table-cell table:formula="of:=([.J8]-[.J7])/[.J7]*100" office:value-type="float" office:value="-13.1811319028229" calcext:value-type="float">
            <text:p>-13.18</text:p>
          </table:table-cell>
          <table:table-cell table:style-name="ce3" table:formula="of:=[.J8]/[.$L$2]" office:value-type="float" office:value="34.8250047792009" calcext:value-type="float">
            <text:p>34.83</text:p>
          </table:table-cell>
          <table:table-cell table:style-name="ce33"/>
          <table:table-cell table:style-name="ce3" office:value-type="float" office:value="35.3" calcext:value-type="float">
            <text:p>35.30</text:p>
          </table:table-cell>
          <table:table-cell table:formula="of:=([.N8]-[.N7])/[.N7]*100" office:value-type="float" office:value="-11.3065326633166" calcext:value-type="float">
            <text:p>-11.31</text:p>
          </table:table-cell>
          <table:table-cell office:value-type="float" office:value="18976" calcext:value-type="float">
            <text:p>18976</text:p>
          </table:table-cell>
          <table:table-cell table:style-name="ce3" table:formula="of:=([.P8]-[.P7])/[.P7]*100" office:value-type="float" office:value="-13.1811319028229" calcext:value-type="float">
            <text:p>-13.18</text:p>
          </table:table-cell>
          <table:table-cell table:style-name="ce3" table:formula="of:=[.P8]/[.$R$2]" office:value-type="float" office:value="34.8250047792009" calcext:value-type="float">
            <text:p>34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32.1" calcext:value-type="float">
            <text:p>32.10</text:p>
          </table:table-cell>
          <table:table-cell table:formula="of:=([.B9]-[.B8])/[.B8]*100" office:value-type="float" office:value="-9.06515580736543" calcext:value-type="float">
            <text:p>-9.07</text:p>
          </table:table-cell>
          <table:table-cell office:value-type="float" office:value="17260" calcext:value-type="float">
            <text:p>17260</text:p>
          </table:table-cell>
          <table:table-cell table:formula="of:=([.D9]-[.D8])/[.D8]*100" office:value-type="float" office:value="-9.04300168634064" calcext:value-type="float">
            <text:p>-9.04</text:p>
          </table:table-cell>
          <table:table-cell table:style-name="ce3" table:formula="of:=[.D9]/[.$F$2]" office:value-type="float" office:value="31.6757790097496" calcext:value-type="float">
            <text:p>31.68</text:p>
          </table:table-cell>
          <table:table-cell table:style-name="ce33"/>
          <table:table-cell table:style-name="ce3" office:value-type="float" office:value="32.1" calcext:value-type="float">
            <text:p>32.10</text:p>
          </table:table-cell>
          <table:table-cell table:formula="of:=([.H9]-[.H8])/[.H8]*100" office:value-type="float" office:value="-9.06515580736543" calcext:value-type="float">
            <text:p>-9.07</text:p>
          </table:table-cell>
          <table:table-cell office:value-type="float" office:value="17260" calcext:value-type="float">
            <text:p>17260</text:p>
          </table:table-cell>
          <table:table-cell table:formula="of:=([.J9]-[.J8])/[.J8]*100" office:value-type="float" office:value="-9.04300168634064" calcext:value-type="float">
            <text:p>-9.04</text:p>
          </table:table-cell>
          <table:table-cell table:style-name="ce3" table:formula="of:=[.J9]/[.$L$2]" office:value-type="float" office:value="31.6757790097496" calcext:value-type="float">
            <text:p>31.68</text:p>
          </table:table-cell>
          <table:table-cell table:style-name="ce33"/>
          <table:table-cell table:style-name="ce3" office:value-type="float" office:value="32.1" calcext:value-type="float">
            <text:p>32.10</text:p>
          </table:table-cell>
          <table:table-cell table:formula="of:=([.N9]-[.N8])/[.N8]*100" office:value-type="float" office:value="-9.06515580736543" calcext:value-type="float">
            <text:p>-9.07</text:p>
          </table:table-cell>
          <table:table-cell office:value-type="float" office:value="17260" calcext:value-type="float">
            <text:p>17260</text:p>
          </table:table-cell>
          <table:table-cell table:style-name="ce3" table:formula="of:=([.P9]-[.P8])/[.P8]*100" office:value-type="float" office:value="-9.04300168634064" calcext:value-type="float">
            <text:p>-9.04</text:p>
          </table:table-cell>
          <table:table-cell table:style-name="ce3" table:formula="of:=[.P9]/[.$R$2]" office:value-type="float" office:value="31.6757790097496" calcext:value-type="float">
            <text:p>31.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22.3" calcext:value-type="float">
            <text:p>22.30</text:p>
          </table:table-cell>
          <table:table-cell table:formula="of:=([.B10]-[.B9])/[.B9]*100" office:value-type="float" office:value="-30.5295950155763" calcext:value-type="float">
            <text:p>-30.53</text:p>
          </table:table-cell>
          <table:table-cell office:value-type="float" office:value="11357" calcext:value-type="float">
            <text:p>11357</text:p>
          </table:table-cell>
          <table:table-cell table:formula="of:=([.D10]-[.D9])/[.D9]*100" office:value-type="float" office:value="-34.2004634994206" calcext:value-type="float">
            <text:p>-34.20</text:p>
          </table:table-cell>
          <table:table-cell table:style-name="ce3" table:formula="of:=[.D10]/[.$F$2]" office:value-type="float" office:value="20.842515771363" calcext:value-type="float">
            <text:p>20.84</text:p>
          </table:table-cell>
          <table:table-cell table:style-name="ce33"/>
          <table:table-cell table:style-name="ce3" office:value-type="float" office:value="22.3" calcext:value-type="float">
            <text:p>22.30</text:p>
          </table:table-cell>
          <table:table-cell table:formula="of:=([.H10]-[.H9])/[.H9]*100" office:value-type="float" office:value="-30.5295950155763" calcext:value-type="float">
            <text:p>-30.53</text:p>
          </table:table-cell>
          <table:table-cell office:value-type="float" office:value="11357" calcext:value-type="float">
            <text:p>11357</text:p>
          </table:table-cell>
          <table:table-cell table:formula="of:=([.J10]-[.J9])/[.J9]*100" office:value-type="float" office:value="-34.2004634994206" calcext:value-type="float">
            <text:p>-34.20</text:p>
          </table:table-cell>
          <table:table-cell table:style-name="ce3" table:formula="of:=[.J10]/[.$L$2]" office:value-type="float" office:value="20.842515771363" calcext:value-type="float">
            <text:p>20.84</text:p>
          </table:table-cell>
          <table:table-cell table:style-name="ce33"/>
          <table:table-cell table:style-name="ce3" office:value-type="float" office:value="22.3" calcext:value-type="float">
            <text:p>22.30</text:p>
          </table:table-cell>
          <table:table-cell table:formula="of:=([.N10]-[.N9])/[.N9]*100" office:value-type="float" office:value="-30.5295950155763" calcext:value-type="float">
            <text:p>-30.53</text:p>
          </table:table-cell>
          <table:table-cell office:value-type="float" office:value="11357" calcext:value-type="float">
            <text:p>11357</text:p>
          </table:table-cell>
          <table:table-cell table:style-name="ce3" table:formula="of:=([.P10]-[.P9])/[.P9]*100" office:value-type="float" office:value="-34.2004634994206" calcext:value-type="float">
            <text:p>-34.20</text:p>
          </table:table-cell>
          <table:table-cell table:style-name="ce3" table:formula="of:=[.P10]/[.$R$2]" office:value-type="float" office:value="20.842515771363" calcext:value-type="float">
            <text:p>20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9.6" calcext:value-type="float">
            <text:p>19.60</text:p>
          </table:table-cell>
          <table:table-cell table:formula="of:=([.B11]-[.B10])/[.B10]*100" office:value-type="float" office:value="-12.1076233183856" calcext:value-type="float">
            <text:p>-12.11</text:p>
          </table:table-cell>
          <table:table-cell office:value-type="float" office:value="10010" calcext:value-type="float">
            <text:p>10010</text:p>
          </table:table-cell>
          <table:table-cell table:formula="of:=([.D11]-[.D10])/[.D10]*100" office:value-type="float" office:value="-11.8605265475037" calcext:value-type="float">
            <text:p>-11.86</text:p>
          </table:table-cell>
          <table:table-cell table:style-name="ce3" table:formula="of:=[.D11]/[.$F$2]" office:value-type="float" office:value="18.3704836551329" calcext:value-type="float">
            <text:p>18.37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formula="of:=([.H11]-[.H10])/[.H10]*100" office:value-type="float" office:value="-37.6681614349776" calcext:value-type="float">
            <text:p>-37.67</text:p>
          </table:table-cell>
          <table:table-cell table:style-name="ce3" office:value-type="float" office:value="7125" calcext:value-type="float">
            <text:p>7125.00</text:p>
          </table:table-cell>
          <table:table-cell table:formula="of:=([.J11]-[.J10])/[.J10]*100" office:value-type="float" office:value="-37.2633618032931" calcext:value-type="float">
            <text:p>-37.26</text:p>
          </table:table-cell>
          <table:table-cell table:style-name="ce3" table:formula="of:=[.J11]/[.$L$2]" office:value-type="float" office:value="13.0758937105716" calcext:value-type="float">
            <text:p>13.08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formula="of:=([.N11]-[.N10])/[.N10]*100" office:value-type="float" office:value="-37.6681614349776" calcext:value-type="float">
            <text:p>-37.67</text:p>
          </table:table-cell>
          <table:table-cell office:value-type="float" office:value="7125" calcext:value-type="float">
            <text:p>7125</text:p>
          </table:table-cell>
          <table:table-cell table:style-name="ce3" table:formula="of:=([.P11]-[.P10])/[.P10]*100" office:value-type="float" office:value="-37.2633618032931" calcext:value-type="float">
            <text:p>-37.26</text:p>
          </table:table-cell>
          <table:table-cell table:style-name="ce3" table:formula="of:=[.P11]/[.$R$2]" office:value-type="float" office:value="13.0758937105716" calcext:value-type="float">
            <text:p>13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8.04" calcext:value-type="float">
            <text:p>8.04</text:p>
          </table:table-cell>
          <table:table-cell table:formula="of:=([.B12]-[.B11])/[.B11]*100" office:value-type="float" office:value="-58.9795918367347" calcext:value-type="float">
            <text:p>-58.98</text:p>
          </table:table-cell>
          <table:table-cell table:style-name="ce3" office:value-type="float" office:value="3863" calcext:value-type="float">
            <text:p>3863.00</text:p>
          </table:table-cell>
          <table:table-cell table:formula="of:=([.D12]-[.D11])/[.D11]*100" office:value-type="float" office:value="-61.4085914085914" calcext:value-type="float">
            <text:p>-61.41</text:p>
          </table:table-cell>
          <table:table-cell table:style-name="ce3" table:formula="of:=[.D12]/[.$F$2]" office:value-type="float" office:value="7.08942840757025" calcext:value-type="float">
            <text:p>7.09</text:p>
          </table:table-cell>
          <table:table-cell table:style-name="ce33"/>
          <table:table-cell table:style-name="ce3" office:value-type="float" office:value="13.6" calcext:value-type="float">
            <text:p>13.60</text:p>
          </table:table-cell>
          <table:table-cell table:formula="of:=([.H12]-[.H11])/[.H11]*100" office:value-type="float" office:value="-2.15827338129497" calcext:value-type="float">
            <text:p>-2.16</text:p>
          </table:table-cell>
          <table:table-cell table:style-name="ce3" office:value-type="float" office:value="6978" calcext:value-type="float">
            <text:p>6978.00</text:p>
          </table:table-cell>
          <table:table-cell table:formula="of:=([.J12]-[.J11])/[.J11]*100" office:value-type="float" office:value="-2.06315789473684" calcext:value-type="float">
            <text:p>-2.06</text:p>
          </table:table-cell>
          <table:table-cell table:style-name="ce3" table:formula="of:=[.J12]/[.$L$2]" office:value-type="float" office:value="12.8061173771745" calcext:value-type="float">
            <text:p>12.81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formula="of:=([.N12]-[.N11])/[.N11]*100" office:value-type="float" office:value="0" calcext:value-type="float">
            <text:p>0.00</text:p>
          </table:table-cell>
          <table:table-cell office:value-type="float" office:value="7125" calcext:value-type="float">
            <text:p>7125</text:p>
          </table:table-cell>
          <table:table-cell table:style-name="ce3" table:formula="of:=([.P12]-[.P11])/[.P11]*100" office:value-type="float" office:value="0" calcext:value-type="float">
            <text:p>0.00</text:p>
          </table:table-cell>
          <table:table-cell table:style-name="ce3" table:formula="of:=[.P12]/[.$R$2]" office:value-type="float" office:value="13.0758937105716" calcext:value-type="float">
            <text:p>13.08</text:p>
          </table:table-cell>
          <table:table-cell table:number-columns-repeated="12"/>
        </table:table-row>
        <table:table-row table:style-name="ro1">
          <table:table-cell table:style-name="ce31" table:number-columns-repeated="5"/>
          <table:table-cell table:style-name="ce33"/>
          <table:table-cell table:style-name="ce31" table:number-columns-repeated="4"/>
          <table:table-cell table:style-name="ce33"/>
          <table:table-cell table:style-name="ce31" table:number-columns-repeated="5"/>
          <table:table-cell table:style-name="ce33"/>
          <table:table-cell table:style-name="ce31"/>
          <table:table-cell table:number-columns-repeated="12"/>
        </table:table-row>
        <table:table-row table:style-name="ro1">
          <table:table-cell table:style-name="ce5" office:value-type="string" calcext:value-type="string">
            <text:p>14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style-name="Default"/>
          <table:table-cell table:number-columns-repeated="3"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3" table:formula="of:=[.D16]/[.B16]" office:value-type="float" office:value="4.59562841530055" calcext:value-type="float">
            <text:p>4.60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J16]/[.H16]" office:value-type="float" office:value="4.59562841530055" calcext:value-type="float">
            <text:p>4.59562841530055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P16]/[.N16]" office:value-type="float" office:value="4.59562841530055" calcext:value-type="float">
            <text:p>4.59562841530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62" calcext:value-type="float">
            <text:p>2562.00</text:p>
          </table:table-cell>
          <table:table-cell table:formula="of:=([.B16]-[.B15])/[.B15]*100" office:value-type="string" office:string-value="" calcext:value-type="error">
            <text:p>#DIV/0!</text:p>
          </table:table-cell>
          <table:table-cell office:value-type="float" office:value="11774" calcext:value-type="float">
            <text:p>11774</text:p>
          </table:table-cell>
          <table:table-cell table:formula="of:=([.D16]-[.E15])/[.E15]*100" office:value-type="string" office:string-value="" calcext:value-type="error">
            <text:p>#DIV/0!</text:p>
          </table:table-cell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/>
          <table:table-cell office:value-type="float" office:value="11774" calcext:value-type="float">
            <text:p>11774</text:p>
          </table:table-cell>
          <table:table-cell/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style-name="Default"/>
          <table:table-cell office:value-type="float" office:value="11774" calcext:value-type="float">
            <text:p>11774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2532" calcext:value-type="float">
            <text:p>2532.00</text:p>
          </table:table-cell>
          <table:table-cell table:formula="of:=([.B17]-[.B16])/[.B16]" office:value-type="float" office:value="-0.0117096018735363" calcext:value-type="float">
            <text:p>-0.01</text:p>
          </table:table-cell>
          <table:table-cell office:value-type="float" office:value="11774" calcext:value-type="float">
            <text:p>11774</text:p>
          </table:table-cell>
          <table:table-cell table:formula="of:=([.D17]-[.D16])/[.D16]*100" office:value-type="float" office:value="0" calcext:value-type="float">
            <text:p>0.00</text:p>
          </table:table-cell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formula="of:=([.H17]-[.H16])/[.H16]*100" office:value-type="float" office:value="0" calcext:value-type="float">
            <text:p>0.00</text:p>
          </table:table-cell>
          <table:table-cell office:value-type="float" office:value="11774" calcext:value-type="float">
            <text:p>11774</text:p>
          </table:table-cell>
          <table:table-cell table:formula="of:=([.J17]-[.J16])/[.J16]*100" office:value-type="float" office:value="0" calcext:value-type="float">
            <text:p>0.00</text:p>
          </table:table-cell>
          <table:table-cell table:style-name="ce3" table:formula="of:=[.J17]/[.$L$15]" office:value-type="float" office:value="2562" calcext:value-type="float">
            <text:p>2562.00</text:p>
          </table:table-cell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formula="of:=([.N17]-[.N16])/[.N16]*100" office:value-type="float" office:value="0" calcext:value-type="float">
            <text:p>0.00</text:p>
          </table:table-cell>
          <table:table-cell office:value-type="float" office:value="11774" calcext:value-type="float">
            <text:p>11774</text:p>
          </table:table-cell>
          <table:table-cell table:style-name="ce3" table:formula="of:=([.P17]-[.P16])/[.P16]*100" office:value-type="float" office:value="0" calcext:value-type="float">
            <text:p>0.00</text:p>
          </table:table-cell>
          <table:table-cell table:style-name="ce3" table:formula="of:=[.P17]/[.$R$15]" office:value-type="float" office:value="2562" calcext:value-type="float">
            <text:p>256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1931" calcext:value-type="float">
            <text:p>1931.00</text:p>
          </table:table-cell>
          <table:table-cell table:formula="of:=([.B18]-[.B17])/[.B17]*100" office:value-type="float" office:value="-23.7361769352291" calcext:value-type="float">
            <text:p>-23.74</text:p>
          </table:table-cell>
          <table:table-cell office:value-type="float" office:value="8803" calcext:value-type="float">
            <text:p>8803</text:p>
          </table:table-cell>
          <table:table-cell table:formula="of:=([.D18]-[.D17])/[.D17]*100" office:value-type="float" office:value="-25.2335654832682" calcext:value-type="float">
            <text:p>-25.23</text:p>
          </table:table-cell>
          <table:table-cell table:style-name="ce3" table:formula="of:=[.D18]/[.$F$15]" office:value-type="float" office:value="1915.51605231867" calcext:value-type="float">
            <text:p>1915.52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formula="of:=([.H18]-[.H17])/[.H17]*100" office:value-type="float" office:value="-24.6291959406714" calcext:value-type="float">
            <text:p>-24.63</text:p>
          </table:table-cell>
          <table:table-cell office:value-type="float" office:value="8803" calcext:value-type="float">
            <text:p>8803</text:p>
          </table:table-cell>
          <table:table-cell table:formula="of:=([.J18]-[.J17])/[.J17]*100" office:value-type="float" office:value="-25.2335654832682" calcext:value-type="float">
            <text:p>-25.23</text:p>
          </table:table-cell>
          <table:table-cell table:style-name="ce3" table:formula="of:=[.J18]/[.$L$15]" office:value-type="float" office:value="1915.51605231867" calcext:value-type="float">
            <text:p>1915.52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formula="of:=([.N18]-[.N17])/[.N17]*100" office:value-type="float" office:value="-24.6291959406714" calcext:value-type="float">
            <text:p>-24.63</text:p>
          </table:table-cell>
          <table:table-cell office:value-type="float" office:value="8803" calcext:value-type="float">
            <text:p>8803</text:p>
          </table:table-cell>
          <table:table-cell table:style-name="ce3" table:formula="of:=([.P18]-[.P17])/[.P17]*100" office:value-type="float" office:value="-25.2335654832682" calcext:value-type="float">
            <text:p>-25.23</text:p>
          </table:table-cell>
          <table:table-cell table:style-name="ce3" table:formula="of:=[.P18]/[.$R$15]" office:value-type="float" office:value="1915.51605231867" calcext:value-type="float">
            <text:p>1915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718" calcext:value-type="float">
            <text:p>1718.00</text:p>
          </table:table-cell>
          <table:table-cell table:formula="of:=([.B19]-[.B18])/[.B18]*100" office:value-type="float" office:value="-11.0305541170378" calcext:value-type="float">
            <text:p>-11.03</text:p>
          </table:table-cell>
          <table:table-cell office:value-type="float" office:value="7680" calcext:value-type="float">
            <text:p>7680</text:p>
          </table:table-cell>
          <table:table-cell table:formula="of:=([.D19]-[.D18])/[.D18]*100" office:value-type="float" office:value="-12.7570146540952" calcext:value-type="float">
            <text:p>-12.76</text:p>
          </table:table-cell>
          <table:table-cell table:style-name="ce3" table:formula="of:=[.D19]/[.$F$15]" office:value-type="float" office:value="1671.15338882283" calcext:value-type="float">
            <text:p>1671.15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formula="of:=([.H19]-[.H18])/[.H18]*100" office:value-type="float" office:value="-11.0305541170378" calcext:value-type="float">
            <text:p>-11.03</text:p>
          </table:table-cell>
          <table:table-cell office:value-type="float" office:value="7680" calcext:value-type="float">
            <text:p>7680</text:p>
          </table:table-cell>
          <table:table-cell table:formula="of:=([.J19]-[.J18])/[.J18]*100" office:value-type="float" office:value="-12.7570146540952" calcext:value-type="float">
            <text:p>-12.76</text:p>
          </table:table-cell>
          <table:table-cell table:style-name="ce3" table:formula="of:=[.J19]/[.$L$15]" office:value-type="float" office:value="1671.15338882283" calcext:value-type="float">
            <text:p>1671.15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formula="of:=([.N19]-[.N18])/[.N18]*100" office:value-type="float" office:value="-11.0305541170378" calcext:value-type="float">
            <text:p>-11.03</text:p>
          </table:table-cell>
          <table:table-cell office:value-type="float" office:value="7680" calcext:value-type="float">
            <text:p>7680</text:p>
          </table:table-cell>
          <table:table-cell table:style-name="ce3" table:formula="of:=([.P19]-[.P18])/[.P18]*100" office:value-type="float" office:value="-12.7570146540952" calcext:value-type="float">
            <text:p>-12.76</text:p>
          </table:table-cell>
          <table:table-cell table:style-name="ce3" table:formula="of:=[.P19]/[.$R$15]" office:value-type="float" office:value="1671.15338882283" calcext:value-type="float">
            <text:p>1671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583" calcext:value-type="float">
            <text:p>1583.00</text:p>
          </table:table-cell>
          <table:table-cell table:formula="of:=([.B20]-[.B19])/[.B19]*100" office:value-type="float" office:value="-7.85797438882421" calcext:value-type="float">
            <text:p>-7.86</text:p>
          </table:table-cell>
          <table:table-cell office:value-type="float" office:value="7044" calcext:value-type="float">
            <text:p>7044</text:p>
          </table:table-cell>
          <table:table-cell table:formula="of:=([.D20]-[.D19])/[.D19]*100" office:value-type="float" office:value="-8.28125" calcext:value-type="float">
            <text:p>-8.28</text:p>
          </table:table-cell>
          <table:table-cell table:style-name="ce3" table:formula="of:=[.D20]/[.$F$15]" office:value-type="float" office:value="1532.76099881094" calcext:value-type="float">
            <text:p>1532.76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formula="of:=([.H20]-[.H19])/[.H19]*100" office:value-type="float" office:value="-7.85797438882421" calcext:value-type="float">
            <text:p>-7.86</text:p>
          </table:table-cell>
          <table:table-cell office:value-type="float" office:value="7044" calcext:value-type="float">
            <text:p>7044</text:p>
          </table:table-cell>
          <table:table-cell table:formula="of:=([.J20]-[.J19])/[.J19]*100" office:value-type="float" office:value="-8.28125" calcext:value-type="float">
            <text:p>-8.28</text:p>
          </table:table-cell>
          <table:table-cell table:style-name="ce3" table:formula="of:=[.J20]/[.$L$15]" office:value-type="float" office:value="1532.76099881094" calcext:value-type="float">
            <text:p>1532.76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formula="of:=([.N20]-[.N19])/[.N19]*100" office:value-type="float" office:value="-7.85797438882421" calcext:value-type="float">
            <text:p>-7.86</text:p>
          </table:table-cell>
          <table:table-cell office:value-type="float" office:value="7044" calcext:value-type="float">
            <text:p>7044</text:p>
          </table:table-cell>
          <table:table-cell table:style-name="ce3" table:formula="of:=([.P20]-[.P19])/[.P19]*100" office:value-type="float" office:value="-8.28125" calcext:value-type="float">
            <text:p>-8.28</text:p>
          </table:table-cell>
          <table:table-cell table:style-name="ce3" table:formula="of:=[.P20]/[.$R$15]" office:value-type="float" office:value="1532.76099881094" calcext:value-type="float">
            <text:p>153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661" calcext:value-type="float">
            <text:p>661.00</text:p>
          </table:table-cell>
          <table:table-cell table:formula="of:=([.B21]-[.B20])/[.B20]*100" office:value-type="float" office:value="-58.2438408085913" calcext:value-type="float">
            <text:p>-58.24</text:p>
          </table:table-cell>
          <table:table-cell office:value-type="float" office:value="3029" calcext:value-type="float">
            <text:p>3029</text:p>
          </table:table-cell>
          <table:table-cell table:formula="of:=([.D21]-[.D20])/[.D20]*100" office:value-type="float" office:value="-56.9988642816581" calcext:value-type="float">
            <text:p>-57.00</text:p>
          </table:table-cell>
          <table:table-cell table:style-name="ce3" table:formula="of:=[.D21]/[.$F$15]" office:value-type="float" office:value="659.104637336504" calcext:value-type="float">
            <text:p>659.10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formula="of:=([.H21]-[.H20])/[.H20]*100" office:value-type="float" office:value="-58.2438408085913" calcext:value-type="float">
            <text:p>-58.24</text:p>
          </table:table-cell>
          <table:table-cell office:value-type="float" office:value="3029" calcext:value-type="float">
            <text:p>3029</text:p>
          </table:table-cell>
          <table:table-cell table:formula="of:=([.J21]-[.J20])/[.J20]*100" office:value-type="float" office:value="-56.9988642816581" calcext:value-type="float">
            <text:p>-57.00</text:p>
          </table:table-cell>
          <table:table-cell table:style-name="ce3" table:formula="of:=[.J21]/[.$L$15]" office:value-type="float" office:value="659.104637336504" calcext:value-type="float">
            <text:p>659.10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formula="of:=([.N21]-[.N20])/[.N20]*100" office:value-type="float" office:value="-58.2438408085913" calcext:value-type="float">
            <text:p>-58.24</text:p>
          </table:table-cell>
          <table:table-cell office:value-type="float" office:value="3029" calcext:value-type="float">
            <text:p>3029</text:p>
          </table:table-cell>
          <table:table-cell table:style-name="ce3" table:formula="of:=([.P21]-[.P20])/[.P20]*100" office:value-type="float" office:value="-56.9988642816581" calcext:value-type="float">
            <text:p>-57.00</text:p>
          </table:table-cell>
          <table:table-cell table:style-name="ce3" table:formula="of:=[.P21]/[.$R$15]" office:value-type="float" office:value="659.104637336504" calcext:value-type="float">
            <text:p>659.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574" calcext:value-type="float">
            <text:p>574.00</text:p>
          </table:table-cell>
          <table:table-cell table:formula="of:=([.B22]-[.B21])/[.B21]*100" office:value-type="float" office:value="-13.1618759455371" calcext:value-type="float">
            <text:p>-13.16</text:p>
          </table:table-cell>
          <table:table-cell office:value-type="float" office:value="2771" calcext:value-type="float">
            <text:p>2771</text:p>
          </table:table-cell>
          <table:table-cell table:formula="of:=([.D22]-[.D21])/[.D21]*100" office:value-type="float" office:value="-8.51766259491581" calcext:value-type="float">
            <text:p>-8.52</text:p>
          </table:table-cell>
          <table:table-cell table:style-name="ce3" table:formula="of:=[.D22]/[.$F$15]" office:value-type="float" office:value="602.964328180737" calcext:value-type="float">
            <text:p>602.96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formula="of:=([.H22]-[.H21])/[.H21]*100" office:value-type="float" office:value="-13.1618759455371" calcext:value-type="float">
            <text:p>-13.16</text:p>
          </table:table-cell>
          <table:table-cell office:value-type="float" office:value="2771" calcext:value-type="float">
            <text:p>2771</text:p>
          </table:table-cell>
          <table:table-cell table:formula="of:=([.J22]-[.J21])/[.J21]*100" office:value-type="float" office:value="-8.51766259491581" calcext:value-type="float">
            <text:p>-8.52</text:p>
          </table:table-cell>
          <table:table-cell table:style-name="ce3" table:formula="of:=[.J22]/[.$L$15]" office:value-type="float" office:value="602.964328180737" calcext:value-type="float">
            <text:p>602.96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formula="of:=([.N22]-[.N21])/[.N21]*100" office:value-type="float" office:value="-13.1618759455371" calcext:value-type="float">
            <text:p>-13.16</text:p>
          </table:table-cell>
          <table:table-cell office:value-type="float" office:value="2771" calcext:value-type="float">
            <text:p>2771</text:p>
          </table:table-cell>
          <table:table-cell table:style-name="ce3" table:formula="of:=([.P22]-[.P21])/[.P21]*100" office:value-type="float" office:value="-8.51766259491581" calcext:value-type="float">
            <text:p>-8.52</text:p>
          </table:table-cell>
          <table:table-cell table:style-name="ce3" table:formula="of:=[.P22]/[.$R$15]" office:value-type="float" office:value="602.964328180737" calcext:value-type="float">
            <text:p>60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429" calcext:value-type="float">
            <text:p>429.00</text:p>
          </table:table-cell>
          <table:table-cell table:formula="of:=([.B23]-[.B22])/[.B22]*100" office:value-type="float" office:value="-25.2613240418118" calcext:value-type="float">
            <text:p>-25.26</text:p>
          </table:table-cell>
          <table:table-cell office:value-type="float" office:value="1873" calcext:value-type="float">
            <text:p>1873</text:p>
          </table:table-cell>
          <table:table-cell table:formula="of:=([.D23]-[.D22])/[.D22]*100" office:value-type="float" office:value="-32.4070732587514" calcext:value-type="float">
            <text:p>-32.41</text:p>
          </table:table-cell>
          <table:table-cell table:style-name="ce3" table:formula="of:=[.D23]/[.$F$15]" office:value-type="float" office:value="407.561236623068" calcext:value-type="float">
            <text:p>407.56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formula="of:=([.H23]-[.H22])/[.H22]*100" office:value-type="float" office:value="-25.2613240418118" calcext:value-type="float">
            <text:p>-25.26</text:p>
          </table:table-cell>
          <table:table-cell office:value-type="float" office:value="1873" calcext:value-type="float">
            <text:p>1873</text:p>
          </table:table-cell>
          <table:table-cell table:formula="of:=([.J23]-[.J22])/[.J22]*100" office:value-type="float" office:value="-32.4070732587514" calcext:value-type="float">
            <text:p>-32.41</text:p>
          </table:table-cell>
          <table:table-cell table:style-name="ce3" table:formula="of:=[.J23]/[.$L$15]" office:value-type="float" office:value="407.561236623068" calcext:value-type="float">
            <text:p>407.56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formula="of:=([.N23]-[.N22])/[.N22]*100" office:value-type="float" office:value="-25.2613240418118" calcext:value-type="float">
            <text:p>-25.26</text:p>
          </table:table-cell>
          <table:table-cell office:value-type="float" office:value="1873" calcext:value-type="float">
            <text:p>1873</text:p>
          </table:table-cell>
          <table:table-cell table:style-name="ce3" table:formula="of:=([.P23]-[.P22])/[.P22]*100" office:value-type="float" office:value="-32.4070732587514" calcext:value-type="float">
            <text:p>-32.41</text:p>
          </table:table-cell>
          <table:table-cell table:style-name="ce3" table:formula="of:=[.P23]/[.$R$15]" office:value-type="float" office:value="407.561236623068" calcext:value-type="float">
            <text:p>407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398" calcext:value-type="float">
            <text:p>398.00</text:p>
          </table:table-cell>
          <table:table-cell table:formula="of:=([.B24]-[.B23])/[.B23]*100" office:value-type="float" office:value="-7.22610722610723" calcext:value-type="float">
            <text:p>-7.23</text:p>
          </table:table-cell>
          <table:table-cell table:style-name="ce3" office:value-type="float" office:value="1722" calcext:value-type="float">
            <text:p>1722.00</text:p>
          </table:table-cell>
          <table:table-cell table:formula="of:=([.D24]-[.D23])/[.D23]*100" office:value-type="float" office:value="-8.06193272824346" calcext:value-type="float">
            <text:p>-8.06</text:p>
          </table:table-cell>
          <table:table-cell table:style-name="ce3" table:formula="of:=[.D24]/[.$F$15]" office:value-type="float" office:value="374.703923900119" calcext:value-type="float">
            <text:p>374.70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H24]-[.H23])/[.H23]*100" office:value-type="float" office:value="-65.2680652680653" calcext:value-type="float">
            <text:p>-65.27</text:p>
          </table:table-cell>
          <table:table-cell table:style-name="ce3" office:value-type="float" office:value="685" calcext:value-type="float">
            <text:p>685.00</text:p>
          </table:table-cell>
          <table:table-cell table:formula="of:=([.J24]-[.J23])/[.J23]*100" office:value-type="float" office:value="-63.4276561665777" calcext:value-type="float">
            <text:p>-63.43</text:p>
          </table:table-cell>
          <table:table-cell table:style-name="ce3" table:formula="of:=[.J24]/[.$L$15]" office:value-type="float" office:value="149.054696789536" calcext:value-type="float">
            <text:p>149.05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N24]-[.N23])/[.N23]*100" office:value-type="float" office:value="-65.2680652680653" calcext:value-type="float">
            <text:p>-65.27</text:p>
          </table:table-cell>
          <table:table-cell office:value-type="float" office:value="685" calcext:value-type="float">
            <text:p>685</text:p>
          </table:table-cell>
          <table:table-cell table:style-name="ce3" table:formula="of:=([.P24]-[.P23])/[.P23]*100" office:value-type="float" office:value="-63.4276561665777" calcext:value-type="float">
            <text:p>-63.43</text:p>
          </table:table-cell>
          <table:table-cell table:style-name="ce3" table:formula="of:=[.P24]/[.$R$15]" office:value-type="float" office:value="149.054696789536" calcext:value-type="float">
            <text:p>149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0.279" calcext:value-type="float">
            <text:p>0.28</text:p>
          </table:table-cell>
          <table:table-cell table:formula="of:=([.B25]-[.B24])/[.B24]*100" office:value-type="float" office:value="-99.9298994974874" calcext:value-type="float">
            <text:p>-99.93</text:p>
          </table:table-cell>
          <table:table-cell table:style-name="ce3" office:value-type="float" office:value="4" calcext:value-type="float">
            <text:p>4.00</text:p>
          </table:table-cell>
          <table:table-cell table:formula="of:=([.D25]-[.D24])/[.D24]*100" office:value-type="float" office:value="-99.7677119628339" calcext:value-type="float">
            <text:p>-99.77</text:p>
          </table:table-cell>
          <table:table-cell table:style-name="ce3" table:formula="of:=[.D25]/[.$F$15]" office:value-type="float" office:value="0.870392390011891" calcext:value-type="float">
            <text:p>0.87</text:p>
          </table:table-cell>
          <table:table-cell table:style-name="ce33"/>
          <table:table-cell table:style-name="ce3" office:value-type="float" office:value="13.7" calcext:value-type="float">
            <text:p>13.70</text:p>
          </table:table-cell>
          <table:table-cell table:formula="of:=([.H25]-[.H24])/[.H24]*100" office:value-type="float" office:value="-90.8053691275168" calcext:value-type="float">
            <text:p>-90.81</text:p>
          </table:table-cell>
          <table:table-cell table:style-name="ce3" office:value-type="float" office:value="110" calcext:value-type="float">
            <text:p>110.00</text:p>
          </table:table-cell>
          <table:table-cell table:formula="of:=([.J25]-[.J24])/[.J24]*100" office:value-type="float" office:value="-83.9416058394161" calcext:value-type="float">
            <text:p>-83.94</text:p>
          </table:table-cell>
          <table:table-cell table:style-name="ce3" table:formula="of:=[.J25]/[.$L$15]" office:value-type="float" office:value="23.935790725327" calcext:value-type="float">
            <text:p>23.94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N25]-[.N24])/[.N24]*100" office:value-type="float" office:value="0" calcext:value-type="float">
            <text:p>0.00</text:p>
          </table:table-cell>
          <table:table-cell office:value-type="float" office:value="685" calcext:value-type="float">
            <text:p>685</text:p>
          </table:table-cell>
          <table:table-cell table:style-name="ce3" table:formula="of:=([.P25]-[.P24])/[.P24]*100" office:value-type="float" office:value="0" calcext:value-type="float">
            <text:p>0.00</text:p>
          </table:table-cell>
          <table:table-cell table:style-name="ce3" table:formula="of:=[.P25]/[.$R$15]" office:value-type="float" office:value="149.054696789536" calcext:value-type="float">
            <text:p>149.05</text:p>
          </table:table-cell>
          <table:table-cell table:number-columns-repeated="12"/>
        </table:table-row>
        <table:table-row table:style-name="ro1">
          <table:table-cell table:style-name="ce31" table:number-columns-repeated="5"/>
          <table:table-cell table:style-name="ce33"/>
          <table:table-cell table:style-name="ce31" table:number-columns-repeated="12"/>
          <table:table-cell table:number-columns-repeated="12"/>
        </table:table-row>
        <table:table-row table:style-name="ro1">
          <table:table-cell table:style-name="ce32" office:value-type="string" calcext:value-type="string">
            <text:p>18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style-name="Default"/>
          <table:table-cell table:number-columns-repeated="3"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scale factor</text:p>
          </table:table-cell>
          <table:table-cell/>
          <table:table-cell table:style-name="Default"/>
          <table:table-cell/>
          <table:table-cell table:style-name="Default"/>
          <table:table-cell table:style-name="ce3" table:formula="of:=[.D29]/[.B29]" office:value-type="float" office:value="50.0535331905782" calcext:value-type="float">
            <text:p>50.05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J29]/[.H29]" office:value-type="float" office:value="50.0535331905782" calcext:value-type="float">
            <text:p>50.0535331905782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P29]/[.N29]" office:value-type="float" office:value="50.0535331905782" calcext:value-type="float">
            <text:p>50.0535331905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29]-[.B28])/[.B28]*100" office:value-type="string" office:string-value="" calcext:value-type="error">
            <text:p>#DIV/0!</text:p>
          </table:table-cell>
          <table:table-cell office:value-type="float" office:value="23375" calcext:value-type="float">
            <text:p>23375</text:p>
          </table:table-cell>
          <table:table-cell/>
          <table:table-cell table:style-name="ce3"/>
          <table:table-cell table:style-name="ce33"/>
          <table:table-cell table:style-name="ce3" office:value-type="float" office:value="467" calcext:value-type="float">
            <text:p>467.00</text:p>
          </table:table-cell>
          <table:table-cell/>
          <table:table-cell office:value-type="float" office:value="23375" calcext:value-type="float">
            <text:p>23375</text:p>
          </table:table-cell>
          <table:table-cell/>
          <table:table-cell table:style-name="ce3"/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style-name="Default"/>
          <table:table-cell office:value-type="float" office:value="23375" calcext:value-type="float">
            <text:p>23375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30]-[.B29])/[.B29]" office:value-type="float" office:value="0" calcext:value-type="float">
            <text:p>0.00</text:p>
          </table:table-cell>
          <table:table-cell office:value-type="float" office:value="23575" calcext:value-type="float">
            <text:p>23575</text:p>
          </table:table-cell>
          <table:table-cell table:formula="of:=([.D30]-[.D29])/[.D29]*100" office:value-type="float" office:value="0.855614973262032" calcext:value-type="float">
            <text:p>0.86</text:p>
          </table:table-cell>
          <table:table-cell table:style-name="ce3"/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formula="of:=([.H30]-[.H29])/[.H29]*100" office:value-type="float" office:value="0" calcext:value-type="float">
            <text:p>0.00</text:p>
          </table:table-cell>
          <table:table-cell office:value-type="float" office:value="23575" calcext:value-type="float">
            <text:p>23575</text:p>
          </table:table-cell>
          <table:table-cell table:formula="of:=([.J30]-[.J29])/[.J29]*100" office:value-type="float" office:value="0.855614973262032" calcext:value-type="float">
            <text:p>0.86</text:p>
          </table:table-cell>
          <table:table-cell table:style-name="ce3" table:formula="of:=[.J30]/[.$L$28]" office:value-type="float" office:value="470.995721925134" calcext:value-type="float">
            <text:p>471.00</text:p>
          </table:table-cell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formula="of:=([.N30]-[.N29])/[.N29]*100" office:value-type="float" office:value="0" calcext:value-type="float">
            <text:p>0.00</text:p>
          </table:table-cell>
          <table:table-cell office:value-type="float" office:value="23575" calcext:value-type="float">
            <text:p>23575</text:p>
          </table:table-cell>
          <table:table-cell table:style-name="ce3" table:formula="of:=([.P30]-[.P29])/[.P29]*100" office:value-type="float" office:value="0.855614973262032" calcext:value-type="float">
            <text:p>0.86</text:p>
          </table:table-cell>
          <table:table-cell table:style-name="ce3" table:formula="of:=[.P30]/[.$R$28]" office:value-type="float" office:value="470.995721925134" calcext:value-type="float">
            <text:p>471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410" calcext:value-type="float">
            <text:p>410.00</text:p>
          </table:table-cell>
          <table:table-cell table:formula="of:=([.B31]-[.B30])/[.B30]*100" office:value-type="float" office:value="-12.2055674518201" calcext:value-type="float">
            <text:p>-12.21</text:p>
          </table:table-cell>
          <table:table-cell office:value-type="float" office:value="20312" calcext:value-type="float">
            <text:p>20312</text:p>
          </table:table-cell>
          <table:table-cell table:formula="of:=([.D31]-[.D30])/[.D30]*100" office:value-type="float" office:value="-13.8409331919406" calcext:value-type="float">
            <text:p>-13.84</text:p>
          </table:table-cell>
          <table:table-cell table:style-name="ce3" table:formula="of:=[.D31]/[.$F$28]" office:value-type="float" office:value="405.805518716578" calcext:value-type="float">
            <text:p>405.81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formula="of:=([.H31]-[.H30])/[.H30]*100" office:value-type="float" office:value="-12.2055674518201" calcext:value-type="float">
            <text:p>-12.21</text:p>
          </table:table-cell>
          <table:table-cell office:value-type="float" office:value="20312" calcext:value-type="float">
            <text:p>20312</text:p>
          </table:table-cell>
          <table:table-cell table:formula="of:=([.J31]-[.J30])/[.J30]*100" office:value-type="float" office:value="-13.8409331919406" calcext:value-type="float">
            <text:p>-13.84</text:p>
          </table:table-cell>
          <table:table-cell table:style-name="ce3" table:formula="of:=[.J31]/[.$L$28]" office:value-type="float" office:value="405.805518716578" calcext:value-type="float">
            <text:p>405.81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formula="of:=([.N31]-[.N30])/[.N30]*100" office:value-type="float" office:value="-12.2055674518201" calcext:value-type="float">
            <text:p>-12.21</text:p>
          </table:table-cell>
          <table:table-cell office:value-type="float" office:value="20312" calcext:value-type="float">
            <text:p>20312</text:p>
          </table:table-cell>
          <table:table-cell table:style-name="ce3" table:formula="of:=([.P31]-[.P30])/[.P30]*100" office:value-type="float" office:value="-13.8409331919406" calcext:value-type="float">
            <text:p>-13.84</text:p>
          </table:table-cell>
          <table:table-cell table:style-name="ce3" table:formula="of:=[.P31]/[.$R$28]" office:value-type="float" office:value="405.805518716578" calcext:value-type="float">
            <text:p>40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357" calcext:value-type="float">
            <text:p>357.00</text:p>
          </table:table-cell>
          <table:table-cell table:formula="of:=([.B32]-[.B31])/[.B31]*100" office:value-type="float" office:value="-12.9268292682927" calcext:value-type="float">
            <text:p>-12.93</text:p>
          </table:table-cell>
          <table:table-cell office:value-type="float" office:value="17652" calcext:value-type="float">
            <text:p>17652</text:p>
          </table:table-cell>
          <table:table-cell table:formula="of:=([.D32]-[.D31])/[.D31]*100" office:value-type="float" office:value="-13.0957069712485" calcext:value-type="float">
            <text:p>-13.10</text:p>
          </table:table-cell>
          <table:table-cell table:style-name="ce3" table:formula="of:=[.D32]/[.$F$28]" office:value-type="float" office:value="352.662417112299" calcext:value-type="float">
            <text:p>352.66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formula="of:=([.H32]-[.H31])/[.H31]*100" office:value-type="float" office:value="-12.9268292682927" calcext:value-type="float">
            <text:p>-12.93</text:p>
          </table:table-cell>
          <table:table-cell office:value-type="float" office:value="17652" calcext:value-type="float">
            <text:p>17652</text:p>
          </table:table-cell>
          <table:table-cell table:formula="of:=([.J32]-[.J31])/[.J31]*100" office:value-type="float" office:value="-13.0957069712485" calcext:value-type="float">
            <text:p>-13.10</text:p>
          </table:table-cell>
          <table:table-cell table:style-name="ce3" table:formula="of:=[.J32]/[.$L$28]" office:value-type="float" office:value="352.662417112299" calcext:value-type="float">
            <text:p>352.66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formula="of:=([.N32]-[.N31])/[.N31]*100" office:value-type="float" office:value="-12.9268292682927" calcext:value-type="float">
            <text:p>-12.93</text:p>
          </table:table-cell>
          <table:table-cell office:value-type="float" office:value="17652" calcext:value-type="float">
            <text:p>17652</text:p>
          </table:table-cell>
          <table:table-cell table:style-name="ce3" table:formula="of:=([.P32]-[.P31])/[.P31]*100" office:value-type="float" office:value="-13.0957069712485" calcext:value-type="float">
            <text:p>-13.10</text:p>
          </table:table-cell>
          <table:table-cell table:style-name="ce3" table:formula="of:=[.P32]/[.$R$28]" office:value-type="float" office:value="352.662417112299" calcext:value-type="float">
            <text:p>352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22" calcext:value-type="float">
            <text:p>322.00</text:p>
          </table:table-cell>
          <table:table-cell table:formula="of:=([.B33]-[.B32])/[.B32]*100" office:value-type="float" office:value="-9.80392156862745" calcext:value-type="float">
            <text:p>-9.80</text:p>
          </table:table-cell>
          <table:table-cell office:value-type="float" office:value="16123" calcext:value-type="float">
            <text:p>16123</text:p>
          </table:table-cell>
          <table:table-cell table:formula="of:=([.D33]-[.D32])/[.D32]*100" office:value-type="float" office:value="-8.66190799909359" calcext:value-type="float">
            <text:p>-8.66</text:p>
          </table:table-cell>
          <table:table-cell table:style-name="ce3" table:formula="of:=[.D33]/[.$F$28]" office:value-type="float" office:value="322.115122994652" calcext:value-type="float">
            <text:p>322.12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formula="of:=([.H33]-[.H32])/[.H32]*100" office:value-type="float" office:value="-9.80392156862745" calcext:value-type="float">
            <text:p>-9.80</text:p>
          </table:table-cell>
          <table:table-cell office:value-type="float" office:value="16123" calcext:value-type="float">
            <text:p>16123</text:p>
          </table:table-cell>
          <table:table-cell table:formula="of:=([.J33]-[.J32])/[.J32]*100" office:value-type="float" office:value="-8.66190799909359" calcext:value-type="float">
            <text:p>-8.66</text:p>
          </table:table-cell>
          <table:table-cell table:style-name="ce3" table:formula="of:=[.J33]/[.$L$28]" office:value-type="float" office:value="322.115122994652" calcext:value-type="float">
            <text:p>322.12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formula="of:=([.N33]-[.N32])/[.N32]*100" office:value-type="float" office:value="-9.80392156862745" calcext:value-type="float">
            <text:p>-9.80</text:p>
          </table:table-cell>
          <table:table-cell office:value-type="float" office:value="16123" calcext:value-type="float">
            <text:p>16123</text:p>
          </table:table-cell>
          <table:table-cell table:style-name="ce3" table:formula="of:=([.P33]-[.P32])/[.P32]*100" office:value-type="float" office:value="-8.66190799909359" calcext:value-type="float">
            <text:p>-8.66</text:p>
          </table:table-cell>
          <table:table-cell table:style-name="ce3" table:formula="of:=[.P33]/[.$R$28]" office:value-type="float" office:value="322.115122994652" calcext:value-type="float">
            <text:p>322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234" calcext:value-type="float">
            <text:p>234.00</text:p>
          </table:table-cell>
          <table:table-cell table:formula="of:=([.B34]-[.B33])/[.B33]*100" office:value-type="float" office:value="-27.3291925465838" calcext:value-type="float">
            <text:p>-27.33</text:p>
          </table:table-cell>
          <table:table-cell office:value-type="float" office:value="11401" calcext:value-type="float">
            <text:p>11401</text:p>
          </table:table-cell>
          <table:table-cell table:formula="of:=([.D34]-[.D33])/[.D33]*100" office:value-type="float" office:value="-29.2873534701979" calcext:value-type="float">
            <text:p>-29.29</text:p>
          </table:table-cell>
          <table:table-cell table:style-name="ce3" table:formula="of:=[.D34]/[.$F$28]" office:value-type="float" office:value="227.776128342246" calcext:value-type="float">
            <text:p>227.78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formula="of:=([.H34]-[.H33])/[.H33]*100" office:value-type="float" office:value="-27.3291925465838" calcext:value-type="float">
            <text:p>-27.33</text:p>
          </table:table-cell>
          <table:table-cell office:value-type="float" office:value="11401" calcext:value-type="float">
            <text:p>11401</text:p>
          </table:table-cell>
          <table:table-cell table:formula="of:=([.J34]-[.J33])/[.J33]*100" office:value-type="float" office:value="-29.2873534701979" calcext:value-type="float">
            <text:p>-29.29</text:p>
          </table:table-cell>
          <table:table-cell table:style-name="ce3" table:formula="of:=[.J34]/[.$L$28]" office:value-type="float" office:value="227.776128342246" calcext:value-type="float">
            <text:p>227.78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formula="of:=([.N34]-[.N33])/[.N33]*100" office:value-type="float" office:value="-27.3291925465838" calcext:value-type="float">
            <text:p>-27.33</text:p>
          </table:table-cell>
          <table:table-cell office:value-type="float" office:value="11401" calcext:value-type="float">
            <text:p>11401</text:p>
          </table:table-cell>
          <table:table-cell table:style-name="ce3" table:formula="of:=([.P34]-[.P33])/[.P33]*100" office:value-type="float" office:value="-29.2873534701979" calcext:value-type="float">
            <text:p>-29.29</text:p>
          </table:table-cell>
          <table:table-cell table:style-name="ce3" table:formula="of:=[.P34]/[.$R$28]" office:value-type="float" office:value="227.776128342246" calcext:value-type="float">
            <text:p>227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214" calcext:value-type="float">
            <text:p>214.00</text:p>
          </table:table-cell>
          <table:table-cell table:formula="of:=([.B35]-[.B34])/[.B34]*100" office:value-type="float" office:value="-8.54700854700855" calcext:value-type="float">
            <text:p>-8.55</text:p>
          </table:table-cell>
          <table:table-cell office:value-type="float" office:value="10579" calcext:value-type="float">
            <text:p>10579</text:p>
          </table:table-cell>
          <table:table-cell table:formula="of:=([.D35]-[.D34])/[.D34]*100" office:value-type="float" office:value="-7.20989386895886" calcext:value-type="float">
            <text:p>-7.21</text:p>
          </table:table-cell>
          <table:table-cell table:style-name="ce3" table:formula="of:=[.D35]/[.$F$28]" office:value-type="float" office:value="211.353711229947" calcext:value-type="float">
            <text:p>211.35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formula="of:=([.H35]-[.H34])/[.H34]*100" office:value-type="float" office:value="-8.54700854700855" calcext:value-type="float">
            <text:p>-8.55</text:p>
          </table:table-cell>
          <table:table-cell office:value-type="float" office:value="10579" calcext:value-type="float">
            <text:p>10579</text:p>
          </table:table-cell>
          <table:table-cell table:formula="of:=([.J35]-[.J34])/[.J34]*100" office:value-type="float" office:value="-7.20989386895886" calcext:value-type="float">
            <text:p>-7.21</text:p>
          </table:table-cell>
          <table:table-cell table:style-name="ce3" table:formula="of:=[.J35]/[.$L$28]" office:value-type="float" office:value="211.353711229947" calcext:value-type="float">
            <text:p>211.35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formula="of:=([.N35]-[.N34])/[.N34]*100" office:value-type="float" office:value="-8.54700854700855" calcext:value-type="float">
            <text:p>-8.55</text:p>
          </table:table-cell>
          <table:table-cell office:value-type="float" office:value="10579" calcext:value-type="float">
            <text:p>10579</text:p>
          </table:table-cell>
          <table:table-cell table:style-name="ce3" table:formula="of:=([.P35]-[.P34])/[.P34]*100" office:value-type="float" office:value="-7.20989386895886" calcext:value-type="float">
            <text:p>-7.21</text:p>
          </table:table-cell>
          <table:table-cell table:style-name="ce3" table:formula="of:=[.P35]/[.$R$28]" office:value-type="float" office:value="211.353711229947" calcext:value-type="float">
            <text:p>211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159" calcext:value-type="float">
            <text:p>159.00</text:p>
          </table:table-cell>
          <table:table-cell table:formula="of:=([.B36]-[.B35])/[.B35]*100" office:value-type="float" office:value="-25.7009345794392" calcext:value-type="float">
            <text:p>-25.70</text:p>
          </table:table-cell>
          <table:table-cell office:value-type="float" office:value="7464" calcext:value-type="float">
            <text:p>7464</text:p>
          </table:table-cell>
          <table:table-cell table:formula="of:=([.D36]-[.D35])/[.D35]*100" office:value-type="float" office:value="-29.445127138671" calcext:value-type="float">
            <text:p>-29.45</text:p>
          </table:table-cell>
          <table:table-cell table:style-name="ce3" table:formula="of:=[.D36]/[.$F$28]" office:value-type="float" office:value="149.120342245989" calcext:value-type="float">
            <text:p>149.12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formula="of:=([.H36]-[.H35])/[.H35]*100" office:value-type="float" office:value="-25.7009345794392" calcext:value-type="float">
            <text:p>-25.70</text:p>
          </table:table-cell>
          <table:table-cell office:value-type="float" office:value="7464" calcext:value-type="float">
            <text:p>7464</text:p>
          </table:table-cell>
          <table:table-cell table:formula="of:=([.J36]-[.J35])/[.J35]*100" office:value-type="float" office:value="-29.445127138671" calcext:value-type="float">
            <text:p>-29.45</text:p>
          </table:table-cell>
          <table:table-cell table:style-name="ce3" table:formula="of:=[.J36]/[.$L$28]" office:value-type="float" office:value="149.120342245989" calcext:value-type="float">
            <text:p>149.12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formula="of:=([.N36]-[.N35])/[.N35]*100" office:value-type="float" office:value="-25.7009345794392" calcext:value-type="float">
            <text:p>-25.70</text:p>
          </table:table-cell>
          <table:table-cell office:value-type="float" office:value="7464" calcext:value-type="float">
            <text:p>7464</text:p>
          </table:table-cell>
          <table:table-cell table:style-name="ce3" table:formula="of:=([.P36]-[.P35])/[.P35]*100" office:value-type="float" office:value="-29.445127138671" calcext:value-type="float">
            <text:p>-29.45</text:p>
          </table:table-cell>
          <table:table-cell table:style-name="ce3" table:formula="of:=[.P36]/[.$R$28]" office:value-type="float" office:value="149.120342245989" calcext:value-type="float">
            <text:p>149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42" calcext:value-type="float">
            <text:p>142.00</text:p>
          </table:table-cell>
          <table:table-cell table:formula="of:=([.B37]-[.B36])/[.B36]*100" office:value-type="float" office:value="-10.6918238993711" calcext:value-type="float">
            <text:p>-10.69</text:p>
          </table:table-cell>
          <table:table-cell table:style-name="ce3" office:value-type="float" office:value="6680" calcext:value-type="float">
            <text:p>6680.00</text:p>
          </table:table-cell>
          <table:table-cell table:formula="of:=([.D37]-[.D36])/[.D36]*100" office:value-type="float" office:value="-10.5037513397642" calcext:value-type="float">
            <text:p>-10.50</text:p>
          </table:table-cell>
          <table:table-cell table:style-name="ce3" table:formula="of:=[.D37]/[.$F$28]" office:value-type="float" office:value="133.457112299465" calcext:value-type="float">
            <text:p>133.46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H37]-[.H36])/[.H36]*100" office:value-type="float" office:value="-47.9874213836478" calcext:value-type="float">
            <text:p>-47.99</text:p>
          </table:table-cell>
          <table:table-cell table:style-name="ce3" office:value-type="float" office:value="3923" calcext:value-type="float">
            <text:p>3923.00</text:p>
          </table:table-cell>
          <table:table-cell table:formula="of:=([.J37]-[.J36])/[.J36]*100" office:value-type="float" office:value="-47.441050375134" calcext:value-type="float">
            <text:p>-47.44</text:p>
          </table:table-cell>
          <table:table-cell table:style-name="ce3" table:formula="of:=[.J37]/[.$L$28]" office:value-type="float" office:value="78.3760855614973" calcext:value-type="float">
            <text:p>78.38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N37]-[.N36])/[.N36]*100" office:value-type="float" office:value="-47.9874213836478" calcext:value-type="float">
            <text:p>-47.99</text:p>
          </table:table-cell>
          <table:table-cell office:value-type="float" office:value="3923" calcext:value-type="float">
            <text:p>3923</text:p>
          </table:table-cell>
          <table:table-cell table:style-name="ce3" table:formula="of:=([.P37]-[.P36])/[.P36]*100" office:value-type="float" office:value="-47.441050375134" calcext:value-type="float">
            <text:p>-47.44</text:p>
          </table:table-cell>
          <table:table-cell table:style-name="ce3" table:formula="of:=[.P37]/[.$R$28]" office:value-type="float" office:value="78.3760855614973" calcext:value-type="float">
            <text:p>78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1.43" calcext:value-type="float">
            <text:p>1.43</text:p>
          </table:table-cell>
          <table:table-cell table:formula="of:=([.B38]-[.B37])/[.B37]*100" office:value-type="float" office:value="-98.9929577464789" calcext:value-type="float">
            <text:p>-98.99</text:p>
          </table:table-cell>
          <table:table-cell table:style-name="ce3" office:value-type="float" office:value="113" calcext:value-type="float">
            <text:p>113.00</text:p>
          </table:table-cell>
          <table:table-cell table:formula="of:=([.D38]-[.D37])/[.D37]*100" office:value-type="float" office:value="-98.3083832335329" calcext:value-type="float">
            <text:p>-98.31</text:p>
          </table:table-cell>
          <table:table-cell table:style-name="ce3" table:formula="of:=[.D38]/[.$F$28]" office:value-type="float" office:value="2.25758288770053" calcext:value-type="float">
            <text:p>2.26</text:p>
          </table:table-cell>
          <table:table-cell table:style-name="ce33"/>
          <table:table-cell table:style-name="ce3" office:value-type="float" office:value="34.9" calcext:value-type="float">
            <text:p>34.90</text:p>
          </table:table-cell>
          <table:table-cell table:formula="of:=([.H38]-[.H37])/[.H37]*100" office:value-type="float" office:value="-57.7992744860943" calcext:value-type="float">
            <text:p>-57.80</text:p>
          </table:table-cell>
          <table:table-cell table:style-name="ce3" office:value-type="float" office:value="1627" calcext:value-type="float">
            <text:p>1627.00</text:p>
          </table:table-cell>
          <table:table-cell table:formula="of:=([.J38]-[.J37])/[.J37]*100" office:value-type="float" office:value="-58.5266377772113" calcext:value-type="float">
            <text:p>-58.53</text:p>
          </table:table-cell>
          <table:table-cell table:style-name="ce3" table:formula="of:=[.J38]/[.$L$28]" office:value-type="float" office:value="32.5051978609626" calcext:value-type="float">
            <text:p>32.51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N38]-[.N37])/[.N37]*100" office:value-type="float" office:value="0" calcext:value-type="float">
            <text:p>0.00</text:p>
          </table:table-cell>
          <table:table-cell office:value-type="float" office:value="3923" calcext:value-type="float">
            <text:p>3923</text:p>
          </table:table-cell>
          <table:table-cell table:style-name="ce3" table:formula="of:=([.P38]-[.P37])/[.P37]*100" office:value-type="float" office:value="0" calcext:value-type="float">
            <text:p>0.00</text:p>
          </table:table-cell>
          <table:table-cell table:style-name="ce3" table:formula="of:=[.P38]/[.$R$28]" office:value-type="float" office:value="78.3760855614973" calcext:value-type="float">
            <text:p>78.38</text:p>
          </table:table-cell>
          <table:table-cell table:number-columns-repeated="12"/>
        </table:table-row>
        <table:table-row table:style-name="ro1" table:number-rows-repeated="2">
          <table:table-cell table:style-name="ce36" table:number-columns-repeated="5"/>
          <table:table-cell table:style-name="ce38"/>
          <table:table-cell table:style-name="ce36" table:number-columns-repeated="12"/>
          <table:table-cell table:number-columns-repeated="12"/>
        </table:table-row>
        <table:table-row table:style-name="ro1">
          <table:table-cell table:style-name="ce8" office:value-type="string" calcext:value-type="string">
            <text:p>T5WW = 2200_1200_200</text:p>
          </table:table-cell>
          <table:table-cell/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8" office:value-type="string" calcext:value-type="string">
            <text:p>T5WW = 1400_1100_800</text:p>
          </table:table-cell>
          <table:table-cell table:style-name="ce13"/>
          <table:table-cell/>
          <table:table-cell table:style-name="Default"/>
          <table:table-cell/>
          <table:table-cell table:style-name="ce31"/>
          <table:table-cell table:style-name="ce8" office:value-type="string" calcext:value-type="string">
            <text:p>T5WW = 2000_1500_1000</text:p>
          </table:table-cell>
          <table:table-cell table:style-name="ce8"/>
          <table:table-cell table:number-columns-repeated="15"/>
        </table:table-row>
        <table:table-row table:style-name="ro1">
          <table:table-cell table:style-name="ce1" office:value-type="string" calcext:value-type="string">
            <text:p>SR6j-1000</text:p>
          </table:table-cell>
          <table:table-cell/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/>
          <table:table-cell table:style-name="Default"/>
          <table:table-cell/>
          <table:table-cell table:style-name="Default"/>
          <table:table-cell/>
          <table:table-cell table:style-name="ce31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/>
          <table:table-cell/>
          <table:table-cell table:style-name="ce3" table:formula="of:=[.D44]/[.B44]" office:value-type="float" office:value="920.669291338583" calcext:value-type="float">
            <text:p>920.67</text:p>
          </table:table-cell>
          <table:table-cell table:style-name="ce33"/>
          <table:table-cell table:style-name="ce3"/>
          <table:table-cell/>
          <table:table-cell table:style-name="ce3"/>
          <table:table-cell/>
          <table:table-cell table:style-name="ce3" table:formula="of:=[.J44]/[.H44]" office:value-type="float" office:value="7.87931034482759" calcext:value-type="float">
            <text:p>7.88</text:p>
          </table:table-cell>
          <table:table-cell table:style-name="ce33"/>
          <table:table-cell table:style-name="ce3"/>
          <table:table-cell/>
          <table:table-cell table:style-name="ce3" table:number-columns-repeated="2"/>
          <table:table-cell table:formula="of:=[.P44]/[.N44]" office:value-type="float" office:value="297.06065318818" calcext:value-type="float">
            <text:p>297.06065318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23385" calcext:value-type="float">
            <text:p>23385.00</text:p>
          </table:table-cell>
          <table:table-cell/>
          <table:table-cell table:style-name="ce3"/>
          <table:table-cell table:style-name="ce33"/>
          <table:table-cell table:style-name="ce3" office:value-type="float" office:value="1160" calcext:value-type="float">
            <text:p>1160.00</text:p>
          </table:table-cell>
          <table:table-cell/>
          <table:table-cell table:style-name="ce3" office:value-type="float" office:value="9140" calcext:value-type="float">
            <text:p>9140.00</text:p>
          </table:table-cell>
          <table:table-cell/>
          <table:table-cell table:style-name="ce3"/>
          <table:table-cell table:style-name="ce33"/>
          <table:table-cell table:style-name="ce3" office:value-type="float" office:value="64.3" calcext:value-type="float">
            <text:p>64.30</text:p>
          </table:table-cell>
          <table:table-cell/>
          <table:table-cell table:style-name="ce3" office:value-type="float" office:value="19101" calcext:value-type="float">
            <text:p>19101.00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45]-[.B44])/[.B44]*100" office:value-type="float" office:value="0" calcext:value-type="float">
            <text:p>0.00</text:p>
          </table:table-cell>
          <table:table-cell table:style-name="ce3" office:value-type="float" office:value="23385" calcext:value-type="float">
            <text:p>23385.00</text:p>
          </table:table-cell>
          <table:table-cell table:formula="of:=([.D45]-[.D44])/[.D44]*100" office:value-type="float" office:value="0" calcext:value-type="float">
            <text:p>0.00</text:p>
          </table:table-cell>
          <table:table-cell table:style-name="ce3" table:formula="of:=[.D45]/[.$F$43]" office:value-type="float" office:value="25.4" calcext:value-type="float">
            <text:p>25.40</text:p>
          </table:table-cell>
          <table:table-cell table:style-name="ce33"/>
          <table:table-cell table:style-name="ce3" office:value-type="float" office:value="1160" calcext:value-type="float">
            <text:p>1160.00</text:p>
          </table:table-cell>
          <table:table-cell table:formula="of:=([.H45]-[.H44])/[.H44]*100" office:value-type="float" office:value="0" calcext:value-type="float">
            <text:p>0.00</text:p>
          </table:table-cell>
          <table:table-cell table:style-name="ce3" office:value-type="float" office:value="9140" calcext:value-type="float">
            <text:p>9140.00</text:p>
          </table:table-cell>
          <table:table-cell table:formula="of:=([.J45]-[.J44])/[.J44]*100" office:value-type="float" office:value="0" calcext:value-type="float">
            <text:p>0.00</text:p>
          </table:table-cell>
          <table:table-cell table:style-name="ce3" table:formula="of:=[.K45]/[.$L$43]" office:value-type="float" office:value="0" calcext:value-type="float">
            <text:p>0.00</text:p>
          </table:table-cell>
          <table:table-cell table:style-name="ce33"/>
          <table:table-cell table:style-name="ce3" office:value-type="float" office:value="64.3" calcext:value-type="float">
            <text:p>64.30</text:p>
          </table:table-cell>
          <table:table-cell table:formula="of:=([.N45]-[.N44])/[.N44]*100" office:value-type="float" office:value="0" calcext:value-type="float">
            <text:p>0.00</text:p>
          </table:table-cell>
          <table:table-cell table:style-name="ce3" office:value-type="float" office:value="19101" calcext:value-type="float">
            <text:p>19101.00</text:p>
          </table:table-cell>
          <table:table-cell table:style-name="ce3" table:formula="of:=([.P45]-[.P44])/[.P44]*100" office:value-type="float" office:value="0" calcext:value-type="float">
            <text:p>0.00</text:p>
          </table:table-cell>
          <table:table-cell table:style-name="ce3" table:formula="of:=[.P45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46]-[.B45])/[.B45]*100" office:value-type="float" office:value="-14.5669291338583" calcext:value-type="float">
            <text:p>-14.57</text:p>
          </table:table-cell>
          <table:table-cell table:style-name="ce3" office:value-type="float" office:value="18729" calcext:value-type="float">
            <text:p>18729.00</text:p>
          </table:table-cell>
          <table:table-cell table:formula="of:=([.D46]-[.D45])/[.D45]*100" office:value-type="float" office:value="-19.9101988454137" calcext:value-type="float">
            <text:p>-19.91</text:p>
          </table:table-cell>
          <table:table-cell table:style-name="ce3" table:formula="of:=[.D46]/[.$F$43]" office:value-type="float" office:value="20.3428094932649" calcext:value-type="float">
            <text:p>20.34</text:p>
          </table:table-cell>
          <table:table-cell table:style-name="ce33"/>
          <table:table-cell table:style-name="ce3" office:value-type="float" office:value="798" calcext:value-type="float">
            <text:p>798.00</text:p>
          </table:table-cell>
          <table:table-cell table:formula="of:=([.H46]-[.H45])/[.H45]*100" office:value-type="float" office:value="-31.2068965517241" calcext:value-type="float">
            <text:p>-31.21</text:p>
          </table:table-cell>
          <table:table-cell table:style-name="ce3" office:value-type="float" office:value="5739" calcext:value-type="float">
            <text:p>5739.00</text:p>
          </table:table-cell>
          <table:table-cell table:formula="of:=([.J46]-[.J45])/[.J45]*100" office:value-type="float" office:value="-37.2100656455142" calcext:value-type="float">
            <text:p>-37.21</text:p>
          </table:table-cell>
          <table:table-cell table:style-name="ce3" table:formula="of:=[.J46]/[.$L$43]" office:value-type="float" office:value="728.363238512035" calcext:value-type="float">
            <text:p>728.36</text:p>
          </table:table-cell>
          <table:table-cell table:style-name="ce33"/>
          <table:table-cell table:style-name="ce3" office:value-type="float" office:value="50.7" calcext:value-type="float">
            <text:p>50.70</text:p>
          </table:table-cell>
          <table:table-cell table:formula="of:=([.N46]-[.N45])/[.N45]*100" office:value-type="float" office:value="-21.1508553654743" calcext:value-type="float">
            <text:p>-21.15</text:p>
          </table:table-cell>
          <table:table-cell table:style-name="ce3" office:value-type="float" office:value="13767" calcext:value-type="float">
            <text:p>13767.00</text:p>
          </table:table-cell>
          <table:table-cell table:style-name="ce3" table:formula="of:=([.P46]-[.P45])/[.P45]*100" office:value-type="float" office:value="-27.9252395162557" calcext:value-type="float">
            <text:p>-27.93</text:p>
          </table:table-cell>
          <table:table-cell table:style-name="ce3" table:formula="of:=[.P46]/[.$R$43]" office:value-type="float" office:value="46.3440709910476" calcext:value-type="float">
            <text:p>46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47]-[.B46])/[.B46]*100" office:value-type="float" office:value="-16.5898617511521" calcext:value-type="float">
            <text:p>-16.59</text:p>
          </table:table-cell>
          <table:table-cell table:style-name="ce3" office:value-type="float" office:value="15555" calcext:value-type="float">
            <text:p>15555.00</text:p>
          </table:table-cell>
          <table:table-cell table:formula="of:=([.D47]-[.D46])/[.D46]*100" office:value-type="float" office:value="-16.9469806182925" calcext:value-type="float">
            <text:p>-16.95</text:p>
          </table:table-cell>
          <table:table-cell table:style-name="ce3" table:formula="of:=[.D47]/[.$F$43]" office:value-type="float" office:value="16.8953175112251" calcext:value-type="float">
            <text:p>16.90</text:p>
          </table:table-cell>
          <table:table-cell table:style-name="ce33"/>
          <table:table-cell table:style-name="ce3" office:value-type="float" office:value="700" calcext:value-type="float">
            <text:p>700.00</text:p>
          </table:table-cell>
          <table:table-cell table:formula="of:=([.H47]-[.H46])/[.H46]*100" office:value-type="float" office:value="-12.280701754386" calcext:value-type="float">
            <text:p>-12.28</text:p>
          </table:table-cell>
          <table:table-cell table:style-name="ce3" office:value-type="float" office:value="4855" calcext:value-type="float">
            <text:p>4855.00</text:p>
          </table:table-cell>
          <table:table-cell table:formula="of:=([.J47]-[.J46])/[.J46]*100" office:value-type="float" office:value="-15.4033803798571" calcext:value-type="float">
            <text:p>-15.40</text:p>
          </table:table-cell>
          <table:table-cell table:style-name="ce3" table:formula="of:=[.J47]/[.$L$43]" office:value-type="float" office:value="616.17067833698" calcext:value-type="float">
            <text:p>616.17</text:p>
          </table:table-cell>
          <table:table-cell table:style-name="ce33"/>
          <table:table-cell table:style-name="ce3" office:value-type="float" office:value="43.6" calcext:value-type="float">
            <text:p>43.60</text:p>
          </table:table-cell>
          <table:table-cell table:formula="of:=([.N47]-[.N46])/[.N46]*100" office:value-type="float" office:value="-14.0039447731755" calcext:value-type="float">
            <text:p>-14.00</text:p>
          </table:table-cell>
          <table:table-cell table:style-name="ce3" office:value-type="float" office:value="11854" calcext:value-type="float">
            <text:p>11854.00</text:p>
          </table:table-cell>
          <table:table-cell table:style-name="ce3" table:formula="of:=([.P47]-[.P46])/[.P46]*100" office:value-type="float" office:value="-13.8955473233094" calcext:value-type="float">
            <text:p>-13.90</text:p>
          </table:table-cell>
          <table:table-cell table:style-name="ce3" table:formula="of:=[.P47]/[.$R$43]" office:value-type="float" office:value="39.9043086749385" calcext:value-type="float">
            <text:p>39.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48]-[.B47])/[.B47]*100" office:value-type="float" office:value="-20.4419889502762" calcext:value-type="float">
            <text:p>-20.44</text:p>
          </table:table-cell>
          <table:table-cell table:style-name="ce3" office:value-type="float" office:value="12514" calcext:value-type="float">
            <text:p>12514.00</text:p>
          </table:table-cell>
          <table:table-cell table:formula="of:=([.D48]-[.D47])/[.D47]*100" office:value-type="float" office:value="-19.5499839279974" calcext:value-type="float">
            <text:p>-19.55</text:p>
          </table:table-cell>
          <table:table-cell table:style-name="ce3" table:formula="of:=[.D48]/[.$F$43]" office:value-type="float" office:value="13.5922856531965" calcext:value-type="float">
            <text:p>13.59</text:p>
          </table:table-cell>
          <table:table-cell table:style-name="ce33"/>
          <table:table-cell table:style-name="ce3" office:value-type="float" office:value="600" calcext:value-type="float">
            <text:p>600.00</text:p>
          </table:table-cell>
          <table:table-cell table:formula="of:=([.H48]-[.H47])/[.H47]*100" office:value-type="float" office:value="-14.2857142857143" calcext:value-type="float">
            <text:p>-14.29</text:p>
          </table:table-cell>
          <table:table-cell table:style-name="ce3" office:value-type="float" office:value="4098" calcext:value-type="float">
            <text:p>4098.00</text:p>
          </table:table-cell>
          <table:table-cell table:formula="of:=([.J48]-[.J47])/[.J47]*100" office:value-type="float" office:value="-15.5921730175077" calcext:value-type="float">
            <text:p>-15.59</text:p>
          </table:table-cell>
          <table:table-cell table:style-name="ce3" table:formula="of:=[.J48]/[.$L$43]" office:value-type="float" office:value="520.096280087527" calcext:value-type="float">
            <text:p>520.10</text:p>
          </table:table-cell>
          <table:table-cell table:style-name="ce33"/>
          <table:table-cell table:style-name="ce3" office:value-type="float" office:value="35.9" calcext:value-type="float">
            <text:p>35.90</text:p>
          </table:table-cell>
          <table:table-cell table:formula="of:=([.N48]-[.N47])/[.N47]*100" office:value-type="float" office:value="-17.6605504587156" calcext:value-type="float">
            <text:p>-17.66</text:p>
          </table:table-cell>
          <table:table-cell table:style-name="ce3" office:value-type="float" office:value="9894" calcext:value-type="float">
            <text:p>9894.00</text:p>
          </table:table-cell>
          <table:table-cell table:style-name="ce3" table:formula="of:=([.P48]-[.P47])/[.P47]*100" office:value-type="float" office:value="-16.5345031213093" calcext:value-type="float">
            <text:p>-16.53</text:p>
          </table:table-cell>
          <table:table-cell table:style-name="ce3" table:formula="of:=[.P48]/[.$R$43]" office:value-type="float" office:value="33.3063295115439" calcext:value-type="float">
            <text:p>3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49]-[.B48])/[.B48]*100" office:value-type="float" office:value="-14.5833333333333" calcext:value-type="float">
            <text:p>-14.58</text:p>
          </table:table-cell>
          <table:table-cell table:style-name="ce3" office:value-type="float" office:value="10322" calcext:value-type="float">
            <text:p>10322.00</text:p>
          </table:table-cell>
          <table:table-cell table:formula="of:=([.D49]-[.D48])/[.D48]*100" office:value-type="float" office:value="-17.5163816525491" calcext:value-type="float">
            <text:p>-17.52</text:p>
          </table:table-cell>
          <table:table-cell table:style-name="ce3" table:formula="of:=[.D49]/[.$F$43]" office:value-type="float" office:value="11.2114090228779" calcext:value-type="float">
            <text:p>11.21</text:p>
          </table:table-cell>
          <table:table-cell table:style-name="ce33"/>
          <table:table-cell table:style-name="ce3" office:value-type="float" office:value="313" calcext:value-type="float">
            <text:p>313.00</text:p>
          </table:table-cell>
          <table:table-cell table:formula="of:=([.H49]-[.H48])/[.H48]*100" office:value-type="float" office:value="-47.8333333333333" calcext:value-type="float">
            <text:p>-47.83</text:p>
          </table:table-cell>
          <table:table-cell table:style-name="ce3" office:value-type="float" office:value="2102" calcext:value-type="float">
            <text:p>2102.00</text:p>
          </table:table-cell>
          <table:table-cell table:formula="of:=([.J49]-[.J48])/[.J48]*100" office:value-type="float" office:value="-48.7066861883846" calcext:value-type="float">
            <text:p>-48.71</text:p>
          </table:table-cell>
          <table:table-cell table:style-name="ce3" table:formula="of:=[.J49]/[.$L$43]" office:value-type="float" office:value="266.774617067834" calcext:value-type="float">
            <text:p>266.77</text:p>
          </table:table-cell>
          <table:table-cell table:style-name="ce33"/>
          <table:table-cell table:style-name="ce3" office:value-type="float" office:value="25.7" calcext:value-type="float">
            <text:p>25.70</text:p>
          </table:table-cell>
          <table:table-cell table:formula="of:=([.N49]-[.N48])/[.N48]*100" office:value-type="float" office:value="-28.4122562674095" calcext:value-type="float">
            <text:p>-28.41</text:p>
          </table:table-cell>
          <table:table-cell table:style-name="ce3" office:value-type="float" office:value="6747" calcext:value-type="float">
            <text:p>6747.00</text:p>
          </table:table-cell>
          <table:table-cell table:style-name="ce3" table:formula="of:=([.P49]-[.P48])/[.P48]*100" office:value-type="float" office:value="-31.8071558520315" calcext:value-type="float">
            <text:p>-31.81</text:p>
          </table:table-cell>
          <table:table-cell table:style-name="ce3" table:formula="of:=[.P49]/[.$R$43]" office:value-type="float" office:value="22.712533375216" calcext:value-type="float">
            <text:p>22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50]-[.B49])/[.B49]*100" office:value-type="float" office:value="-14.6341463414634" calcext:value-type="float">
            <text:p>-14.63</text:p>
          </table:table-cell>
          <table:table-cell table:style-name="ce3" office:value-type="float" office:value="8891" calcext:value-type="float">
            <text:p>8891.00</text:p>
          </table:table-cell>
          <table:table-cell table:formula="of:=([.D50]-[.D49])/[.D49]*100" office:value-type="float" office:value="-13.8635923270684" calcext:value-type="float">
            <text:p>-13.86</text:p>
          </table:table-cell>
          <table:table-cell table:style-name="ce3" table:formula="of:=[.D50]/[.$F$43]" office:value-type="float" office:value="9.65710498182596" calcext:value-type="float">
            <text:p>9.66</text:p>
          </table:table-cell>
          <table:table-cell table:style-name="ce33"/>
          <table:table-cell table:style-name="ce3" office:value-type="float" office:value="260" calcext:value-type="float">
            <text:p>260.00</text:p>
          </table:table-cell>
          <table:table-cell table:formula="of:=([.H50]-[.H49])/[.H49]*100" office:value-type="float" office:value="-16.9329073482428" calcext:value-type="float">
            <text:p>-16.93</text:p>
          </table:table-cell>
          <table:table-cell table:style-name="ce3" office:value-type="float" office:value="1829" calcext:value-type="float">
            <text:p>1829.00</text:p>
          </table:table-cell>
          <table:table-cell table:formula="of:=([.J50]-[.J49])/[.J49]*100" office:value-type="float" office:value="-12.9876308277831" calcext:value-type="float">
            <text:p>-12.99</text:p>
          </table:table-cell>
          <table:table-cell table:style-name="ce3" table:formula="of:=[.J50]/[.$L$43]" office:value-type="float" office:value="232.126914660832" calcext:value-type="float">
            <text:p>232.13</text:p>
          </table:table-cell>
          <table:table-cell table:style-name="ce33"/>
          <table:table-cell table:style-name="ce3" office:value-type="float" office:value="22.6" calcext:value-type="float">
            <text:p>22.60</text:p>
          </table:table-cell>
          <table:table-cell table:formula="of:=([.N50]-[.N49])/[.N49]*100" office:value-type="float" office:value="-12.0622568093385" calcext:value-type="float">
            <text:p>-12.06</text:p>
          </table:table-cell>
          <table:table-cell table:style-name="ce3" office:value-type="float" office:value="5970" calcext:value-type="float">
            <text:p>5970.00</text:p>
          </table:table-cell>
          <table:table-cell table:style-name="ce3" table:formula="of:=([.P50]-[.P49])/[.P49]*100" office:value-type="float" office:value="-11.5162294353046" calcext:value-type="float">
            <text:p>-11.52</text:p>
          </table:table-cell>
          <table:table-cell table:style-name="ce3" table:formula="of:=[.P50]/[.$R$43]" office:value-type="float" office:value="20.096905921156" calcext:value-type="float">
            <text:p>20.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51]-[.B50])/[.B50]*100" office:value-type="float" office:value="-30.6666666666667" calcext:value-type="float">
            <text:p>-30.67</text:p>
          </table:table-cell>
          <table:table-cell table:style-name="ce3" office:value-type="float" office:value="5943" calcext:value-type="float">
            <text:p>5943.00</text:p>
          </table:table-cell>
          <table:table-cell table:formula="of:=([.D51]-[.D50])/[.D50]*100" office:value-type="float" office:value="-33.1571251827691" calcext:value-type="float">
            <text:p>-33.16</text:p>
          </table:table-cell>
          <table:table-cell table:style-name="ce3" table:formula="of:=[.D51]/[.$F$43]" office:value-type="float" office:value="6.45508659397049" calcext:value-type="float">
            <text:p>6.46</text:p>
          </table:table-cell>
          <table:table-cell table:style-name="ce33"/>
          <table:table-cell table:style-name="ce3" office:value-type="float" office:value="171" calcext:value-type="float">
            <text:p>171.00</text:p>
          </table:table-cell>
          <table:table-cell table:formula="of:=([.H51]-[.H50])/[.H50]*100" office:value-type="float" office:value="-34.2307692307692" calcext:value-type="float">
            <text:p>-34.23</text:p>
          </table:table-cell>
          <table:table-cell table:style-name="ce3" office:value-type="float" office:value="1119" calcext:value-type="float">
            <text:p>1119.00</text:p>
          </table:table-cell>
          <table:table-cell table:formula="of:=([.J51]-[.J50])/[.J50]*100" office:value-type="float" office:value="-38.819026790596" calcext:value-type="float">
            <text:p>-38.82</text:p>
          </table:table-cell>
          <table:table-cell table:style-name="ce3" table:formula="of:=[.J51]/[.$L$43]" office:value-type="float" office:value="142.01750547046" calcext:value-type="float">
            <text:p>142.02</text:p>
          </table:table-cell>
          <table:table-cell table:style-name="ce33"/>
          <table:table-cell table:style-name="ce3" office:value-type="float" office:value="16" calcext:value-type="float">
            <text:p>16.00</text:p>
          </table:table-cell>
          <table:table-cell table:formula="of:=([.N51]-[.N50])/[.N50]*100" office:value-type="float" office:value="-29.2035398230089" calcext:value-type="float">
            <text:p>-29.20</text:p>
          </table:table-cell>
          <table:table-cell table:style-name="ce3" office:value-type="float" office:value="4061" calcext:value-type="float">
            <text:p>4061.00</text:p>
          </table:table-cell>
          <table:table-cell table:style-name="ce3" table:formula="of:=([.P51]-[.P50])/[.P50]*100" office:value-type="float" office:value="-31.9765494137353" calcext:value-type="float">
            <text:p>-31.98</text:p>
          </table:table-cell>
          <table:table-cell table:style-name="ce3" table:formula="of:=[.P51]/[.$R$43]" office:value-type="float" office:value="13.6706088686456" calcext:value-type="float">
            <text:p>13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3.58" calcext:value-type="float">
            <text:p>3.58</text:p>
          </table:table-cell>
          <table:table-cell table:formula="of:=([.B52]-[.B51])/[.B51]*100" office:value-type="float" office:value="-50.8241758241758" calcext:value-type="float">
            <text:p>-50.82</text:p>
          </table:table-cell>
          <table:table-cell table:style-name="ce3" office:value-type="float" office:value="2922" calcext:value-type="float">
            <text:p>2922.00</text:p>
          </table:table-cell>
          <table:table-cell table:formula="of:=([.D52]-[.D51])/[.D51]*100" office:value-type="float" office:value="-50.8329126703685" calcext:value-type="float">
            <text:p>-50.83</text:p>
          </table:table-cell>
          <table:table-cell table:style-name="ce3" table:formula="of:=[.D52]/[.$F$43]" office:value-type="float" office:value="3.17377806286081" calcext:value-type="float">
            <text:p>3.17</text:p>
          </table:table-cell>
          <table:table-cell table:style-name="ce33"/>
          <table:table-cell table:style-name="ce3" office:value-type="float" office:value="42.8" calcext:value-type="float">
            <text:p>42.80</text:p>
          </table:table-cell>
          <table:table-cell table:formula="of:=([.H52]-[.H51])/[.H51]*100" office:value-type="float" office:value="-74.9707602339181" calcext:value-type="float">
            <text:p>-74.97</text:p>
          </table:table-cell>
          <table:table-cell table:style-name="ce3" office:value-type="float" office:value="293" calcext:value-type="float">
            <text:p>293.00</text:p>
          </table:table-cell>
          <table:table-cell table:formula="of:=([.J52]-[.J51])/[.J51]*100" office:value-type="float" office:value="-73.8159070598749" calcext:value-type="float">
            <text:p>-73.82</text:p>
          </table:table-cell>
          <table:table-cell table:style-name="ce3" table:formula="of:=[.J52]/[.$L$43]" office:value-type="float" office:value="37.1859956236324" calcext:value-type="float">
            <text:p>37.19</text:p>
          </table:table-cell>
          <table:table-cell table:style-name="ce33"/>
          <table:table-cell table:style-name="ce3" office:value-type="float" office:value="6.91" calcext:value-type="float">
            <text:p>6.91</text:p>
          </table:table-cell>
          <table:table-cell table:formula="of:=([.N52]-[.N51])/[.N51]*100" office:value-type="float" office:value="-56.8125" calcext:value-type="float">
            <text:p>-56.81</text:p>
          </table:table-cell>
          <table:table-cell table:style-name="ce3" office:value-type="float" office:value="1749" calcext:value-type="float">
            <text:p>1749.00</text:p>
          </table:table-cell>
          <table:table-cell table:style-name="ce3" table:formula="of:=([.P52]-[.P51])/[.P51]*100" office:value-type="float" office:value="-56.9317901994583" calcext:value-type="float">
            <text:p>-56.93</text:p>
          </table:table-cell>
          <table:table-cell table:style-name="ce3" table:formula="of:=[.P52]/[.$R$43]" office:value-type="float" office:value="5.88768650855976" calcext:value-type="float">
            <text:p>5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1000</text:p>
          </table:table-cell>
          <table:table-cell table:style-name="ce3" office:value-type="float" office:value="3.58" calcext:value-type="float">
            <text:p>3.58</text:p>
          </table:table-cell>
          <table:table-cell table:formula="of:=([.B53]-[.B52])/[.B52]*100" office:value-type="float" office:value="0" calcext:value-type="float">
            <text:p>0.00</text:p>
          </table:table-cell>
          <table:table-cell table:style-name="ce3" office:value-type="float" office:value="2922" calcext:value-type="float">
            <text:p>2922.00</text:p>
          </table:table-cell>
          <table:table-cell table:formula="of:=([.D53]-[.D52])/[.D52]*100" office:value-type="float" office:value="0" calcext:value-type="float">
            <text:p>0.00</text:p>
          </table:table-cell>
          <table:table-cell table:style-name="ce3" table:formula="of:=[.D53]/[.$F$43]" office:value-type="float" office:value="3.17377806286081" calcext:value-type="float">
            <text:p>3.17</text:p>
          </table:table-cell>
          <table:table-cell table:style-name="ce33"/>
          <table:table-cell table:style-name="ce3" office:value-type="float" office:value="42.8" calcext:value-type="float">
            <text:p>42.80</text:p>
          </table:table-cell>
          <table:table-cell table:formula="of:=([.H53]-[.H52])/[.H52]*100" office:value-type="float" office:value="0" calcext:value-type="float">
            <text:p>0.00</text:p>
          </table:table-cell>
          <table:table-cell table:style-name="ce3" office:value-type="float" office:value="293" calcext:value-type="float">
            <text:p>293.00</text:p>
          </table:table-cell>
          <table:table-cell table:formula="of:=([.J53]-[.J52])/[.J52]*100" office:value-type="float" office:value="0" calcext:value-type="float">
            <text:p>0.00</text:p>
          </table:table-cell>
          <table:table-cell table:style-name="ce3" table:formula="of:=[.J53]/[.$L$43]" office:value-type="float" office:value="37.1859956236324" calcext:value-type="float">
            <text:p>37.19</text:p>
          </table:table-cell>
          <table:table-cell table:style-name="ce33"/>
          <table:table-cell table:style-name="ce3" office:value-type="float" office:value="6.91" calcext:value-type="float">
            <text:p>6.91</text:p>
          </table:table-cell>
          <table:table-cell table:formula="of:=([.N53]-[.N52])/[.N52]*100" office:value-type="float" office:value="0" calcext:value-type="float">
            <text:p>0.00</text:p>
          </table:table-cell>
          <table:table-cell table:style-name="ce3" office:value-type="float" office:value="1749" calcext:value-type="float">
            <text:p>1749.00</text:p>
          </table:table-cell>
          <table:table-cell table:style-name="ce3" table:formula="of:=([.P53]-[.P52])/[.P52]*100" office:value-type="float" office:value="0" calcext:value-type="float">
            <text:p>0.00</text:p>
          </table:table-cell>
          <table:table-cell table:style-name="ce3" table:formula="of:=[.P53]/[.$R$43]" office:value-type="float" office:value="5.88768650855976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SR6j-220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/>
          <table:table-cell/>
          <table:table-cell table:style-name="ce3" table:formula="of:=[.D57]/[.B57]" office:value-type="float" office:value="920.669291338583" calcext:value-type="float">
            <text:p>920.67</text:p>
          </table:table-cell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23385" calcext:value-type="float">
            <text:p>23385.00</text:p>
          </table:table-cell>
          <table:table-cell/>
          <table:table-cell table:style-name="ce3" table:formula="of:=[.D57]/[.$F$43]" office:value-type="float" office:value="25.4" calcext:value-type="float">
            <text:p>25.40</text:p>
          </table:table-cell>
          <table:table-cell table:style-name="ce33"/>
          <table:table-cell table:style-name="ce3" office:value-type="float" office:value="1160" calcext:value-type="float">
            <text:p>1160.00</text:p>
          </table:table-cell>
          <table:table-cell/>
          <table:table-cell table:style-name="ce3" office:value-type="float" office:value="9140" calcext:value-type="float">
            <text:p>9140.00</text:p>
          </table:table-cell>
          <table:table-cell/>
          <table:table-cell table:style-name="ce3" table:formula="of:=[.J57]/[.$L$43]" office:value-type="float" office:value="1160" calcext:value-type="float">
            <text:p>1160.00</text:p>
          </table:table-cell>
          <table:table-cell table:style-name="ce33"/>
          <table:table-cell table:style-name="ce3" office:value-type="float" office:value="64.3" calcext:value-type="float">
            <text:p>64.30</text:p>
          </table:table-cell>
          <table:table-cell/>
          <table:table-cell table:style-name="ce3" office:value-type="float" office:value="19101" calcext:value-type="float">
            <text:p>19101.00</text:p>
          </table:table-cell>
          <table:table-cell table:style-name="ce3"/>
          <table:table-cell table:style-name="ce3" table:formula="of:=[.P57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58]-[.B57])/[.B57]*100" office:value-type="float" office:value="0" calcext:value-type="float">
            <text:p>0.00</text:p>
          </table:table-cell>
          <table:table-cell table:style-name="ce3" office:value-type="float" office:value="23385" calcext:value-type="float">
            <text:p>23385.00</text:p>
          </table:table-cell>
          <table:table-cell table:formula="of:=([.D58]-[.D57])/[.D57]*100" office:value-type="float" office:value="0" calcext:value-type="float">
            <text:p>0.00</text:p>
          </table:table-cell>
          <table:table-cell table:style-name="ce3" table:formula="of:=[.D58]/[.$F$43]" office:value-type="float" office:value="25.4" calcext:value-type="float">
            <text:p>25.40</text:p>
          </table:table-cell>
          <table:table-cell table:style-name="ce33"/>
          <table:table-cell table:style-name="ce3" office:value-type="float" office:value="1160" calcext:value-type="float">
            <text:p>1160.00</text:p>
          </table:table-cell>
          <table:table-cell table:formula="of:=([.H58]-[.H57])/[.H57]*100" office:value-type="float" office:value="0" calcext:value-type="float">
            <text:p>0.00</text:p>
          </table:table-cell>
          <table:table-cell table:style-name="ce3" office:value-type="float" office:value="9140" calcext:value-type="float">
            <text:p>9140.00</text:p>
          </table:table-cell>
          <table:table-cell table:formula="of:=([.J58]-[.J57])/[.J57]*100" office:value-type="float" office:value="0" calcext:value-type="float">
            <text:p>0.00</text:p>
          </table:table-cell>
          <table:table-cell table:style-name="ce3" table:formula="of:=[.J58]/[.$L$43]" office:value-type="float" office:value="1160" calcext:value-type="float">
            <text:p>1160.00</text:p>
          </table:table-cell>
          <table:table-cell table:style-name="ce33"/>
          <table:table-cell table:style-name="ce3" office:value-type="float" office:value="64.3" calcext:value-type="float">
            <text:p>64.30</text:p>
          </table:table-cell>
          <table:table-cell table:formula="of:=([.N58]-[.N57])/[.N57]*100" office:value-type="float" office:value="0" calcext:value-type="float">
            <text:p>0.00</text:p>
          </table:table-cell>
          <table:table-cell table:style-name="ce3" office:value-type="float" office:value="19101" calcext:value-type="float">
            <text:p>19101.00</text:p>
          </table:table-cell>
          <table:table-cell table:style-name="ce3" table:formula="of:=([.P58]-[.P57])/[.P57]*100" office:value-type="float" office:value="0" calcext:value-type="float">
            <text:p>0.00</text:p>
          </table:table-cell>
          <table:table-cell table:style-name="ce3" table:formula="of:=[.P58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59]-[.B58])/[.B58]*100" office:value-type="float" office:value="-14.5669291338583" calcext:value-type="float">
            <text:p>-14.57</text:p>
          </table:table-cell>
          <table:table-cell table:style-name="ce3" office:value-type="float" office:value="18729" calcext:value-type="float">
            <text:p>18729.00</text:p>
          </table:table-cell>
          <table:table-cell table:formula="of:=([.D59]-[.D58])/[.D58]*100" office:value-type="float" office:value="-19.9101988454137" calcext:value-type="float">
            <text:p>-19.91</text:p>
          </table:table-cell>
          <table:table-cell table:style-name="ce3" table:formula="of:=[.D59]/[.$F$43]" office:value-type="float" office:value="20.3428094932649" calcext:value-type="float">
            <text:p>20.34</text:p>
          </table:table-cell>
          <table:table-cell table:style-name="ce33"/>
          <table:table-cell table:style-name="ce3" office:value-type="float" office:value="798" calcext:value-type="float">
            <text:p>798.00</text:p>
          </table:table-cell>
          <table:table-cell table:formula="of:=([.H59]-[.H58])/[.H58]*100" office:value-type="float" office:value="-31.2068965517241" calcext:value-type="float">
            <text:p>-31.21</text:p>
          </table:table-cell>
          <table:table-cell table:style-name="ce3" office:value-type="float" office:value="5739" calcext:value-type="float">
            <text:p>5739.00</text:p>
          </table:table-cell>
          <table:table-cell table:formula="of:=([.J59]-[.J58])/[.J58]*100" office:value-type="float" office:value="-37.2100656455142" calcext:value-type="float">
            <text:p>-37.21</text:p>
          </table:table-cell>
          <table:table-cell table:style-name="ce3" table:formula="of:=[.J59]/[.$L$43]" office:value-type="float" office:value="728.363238512035" calcext:value-type="float">
            <text:p>728.36</text:p>
          </table:table-cell>
          <table:table-cell table:style-name="ce33"/>
          <table:table-cell table:style-name="ce3" office:value-type="float" office:value="50.7" calcext:value-type="float">
            <text:p>50.70</text:p>
          </table:table-cell>
          <table:table-cell table:formula="of:=([.N59]-[.N58])/[.N58]*100" office:value-type="float" office:value="-21.1508553654743" calcext:value-type="float">
            <text:p>-21.15</text:p>
          </table:table-cell>
          <table:table-cell table:style-name="ce3" office:value-type="float" office:value="13767" calcext:value-type="float">
            <text:p>13767.00</text:p>
          </table:table-cell>
          <table:table-cell table:style-name="ce3" table:formula="of:=([.P59]-[.P58])/[.P58]*100" office:value-type="float" office:value="-27.9252395162557" calcext:value-type="float">
            <text:p>-27.93</text:p>
          </table:table-cell>
          <table:table-cell table:style-name="ce3" table:formula="of:=[.P59]/[.$R$43]" office:value-type="float" office:value="46.3440709910476" calcext:value-type="float">
            <text:p>46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60]-[.B59])/[.B59]*100" office:value-type="float" office:value="-16.5898617511521" calcext:value-type="float">
            <text:p>-16.59</text:p>
          </table:table-cell>
          <table:table-cell table:style-name="ce3" office:value-type="float" office:value="15555" calcext:value-type="float">
            <text:p>15555.00</text:p>
          </table:table-cell>
          <table:table-cell table:formula="of:=([.D60]-[.D59])/[.D59]*100" office:value-type="float" office:value="-16.9469806182925" calcext:value-type="float">
            <text:p>-16.95</text:p>
          </table:table-cell>
          <table:table-cell table:style-name="ce3" table:formula="of:=[.D60]/[.$F$43]" office:value-type="float" office:value="16.8953175112251" calcext:value-type="float">
            <text:p>16.90</text:p>
          </table:table-cell>
          <table:table-cell table:style-name="ce33"/>
          <table:table-cell table:style-name="ce3" office:value-type="float" office:value="700" calcext:value-type="float">
            <text:p>700.00</text:p>
          </table:table-cell>
          <table:table-cell table:formula="of:=([.H60]-[.H59])/[.H59]*100" office:value-type="float" office:value="-12.280701754386" calcext:value-type="float">
            <text:p>-12.28</text:p>
          </table:table-cell>
          <table:table-cell table:style-name="ce3" office:value-type="float" office:value="4855" calcext:value-type="float">
            <text:p>4855.00</text:p>
          </table:table-cell>
          <table:table-cell table:formula="of:=([.J60]-[.J59])/[.J59]*100" office:value-type="float" office:value="-15.4033803798571" calcext:value-type="float">
            <text:p>-15.40</text:p>
          </table:table-cell>
          <table:table-cell table:style-name="ce3" table:formula="of:=[.J60]/[.$L$43]" office:value-type="float" office:value="616.17067833698" calcext:value-type="float">
            <text:p>616.17</text:p>
          </table:table-cell>
          <table:table-cell table:style-name="ce33"/>
          <table:table-cell table:style-name="ce3" office:value-type="float" office:value="43.6" calcext:value-type="float">
            <text:p>43.60</text:p>
          </table:table-cell>
          <table:table-cell table:formula="of:=([.N60]-[.N59])/[.N59]*100" office:value-type="float" office:value="-14.0039447731755" calcext:value-type="float">
            <text:p>-14.00</text:p>
          </table:table-cell>
          <table:table-cell table:style-name="ce3" office:value-type="float" office:value="11854" calcext:value-type="float">
            <text:p>11854.00</text:p>
          </table:table-cell>
          <table:table-cell table:style-name="ce3" table:formula="of:=([.P60]-[.P59])/[.P59]*100" office:value-type="float" office:value="-13.8955473233094" calcext:value-type="float">
            <text:p>-13.90</text:p>
          </table:table-cell>
          <table:table-cell table:style-name="ce3" table:formula="of:=[.P60]/[.$R$43]" office:value-type="float" office:value="39.9043086749385" calcext:value-type="float">
            <text:p>39.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61]-[.B60])/[.B60]*100" office:value-type="float" office:value="-20.4419889502762" calcext:value-type="float">
            <text:p>-20.44</text:p>
          </table:table-cell>
          <table:table-cell table:style-name="ce3" office:value-type="float" office:value="12514" calcext:value-type="float">
            <text:p>12514.00</text:p>
          </table:table-cell>
          <table:table-cell table:formula="of:=([.D61]-[.D60])/[.D60]*100" office:value-type="float" office:value="-19.5499839279974" calcext:value-type="float">
            <text:p>-19.55</text:p>
          </table:table-cell>
          <table:table-cell table:style-name="ce3" table:formula="of:=[.D61]/[.$F$43]" office:value-type="float" office:value="13.5922856531965" calcext:value-type="float">
            <text:p>13.59</text:p>
          </table:table-cell>
          <table:table-cell table:style-name="ce33"/>
          <table:table-cell table:style-name="ce3" office:value-type="float" office:value="600" calcext:value-type="float">
            <text:p>600.00</text:p>
          </table:table-cell>
          <table:table-cell table:formula="of:=([.H61]-[.H60])/[.H60]*100" office:value-type="float" office:value="-14.2857142857143" calcext:value-type="float">
            <text:p>-14.29</text:p>
          </table:table-cell>
          <table:table-cell table:style-name="ce3" office:value-type="float" office:value="4098" calcext:value-type="float">
            <text:p>4098.00</text:p>
          </table:table-cell>
          <table:table-cell table:formula="of:=([.J61]-[.J60])/[.J60]*100" office:value-type="float" office:value="-15.5921730175077" calcext:value-type="float">
            <text:p>-15.59</text:p>
          </table:table-cell>
          <table:table-cell table:style-name="ce3" table:formula="of:=[.J61]/[.$L$43]" office:value-type="float" office:value="520.096280087527" calcext:value-type="float">
            <text:p>520.10</text:p>
          </table:table-cell>
          <table:table-cell table:style-name="ce33"/>
          <table:table-cell table:style-name="ce3" office:value-type="float" office:value="35.9" calcext:value-type="float">
            <text:p>35.90</text:p>
          </table:table-cell>
          <table:table-cell table:formula="of:=([.N61]-[.N60])/[.N60]*100" office:value-type="float" office:value="-17.6605504587156" calcext:value-type="float">
            <text:p>-17.66</text:p>
          </table:table-cell>
          <table:table-cell table:style-name="ce3" office:value-type="float" office:value="9894" calcext:value-type="float">
            <text:p>9894.00</text:p>
          </table:table-cell>
          <table:table-cell table:style-name="ce3" table:formula="of:=([.P61]-[.P60])/[.P60]*100" office:value-type="float" office:value="-16.5345031213093" calcext:value-type="float">
            <text:p>-16.53</text:p>
          </table:table-cell>
          <table:table-cell table:style-name="ce3" table:formula="of:=[.P61]/[.$R$43]" office:value-type="float" office:value="33.3063295115439" calcext:value-type="float">
            <text:p>3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62]-[.B61])/[.B61]*100" office:value-type="float" office:value="-14.5833333333333" calcext:value-type="float">
            <text:p>-14.58</text:p>
          </table:table-cell>
          <table:table-cell table:style-name="ce3" office:value-type="float" office:value="10322" calcext:value-type="float">
            <text:p>10322.00</text:p>
          </table:table-cell>
          <table:table-cell table:formula="of:=([.D62]-[.D61])/[.D61]*100" office:value-type="float" office:value="-17.5163816525491" calcext:value-type="float">
            <text:p>-17.52</text:p>
          </table:table-cell>
          <table:table-cell table:style-name="ce3" table:formula="of:=[.D62]/[.$F$43]" office:value-type="float" office:value="11.2114090228779" calcext:value-type="float">
            <text:p>11.21</text:p>
          </table:table-cell>
          <table:table-cell table:style-name="ce33"/>
          <table:table-cell table:style-name="ce3" office:value-type="float" office:value="313" calcext:value-type="float">
            <text:p>313.00</text:p>
          </table:table-cell>
          <table:table-cell table:formula="of:=([.H62]-[.H61])/[.H61]*100" office:value-type="float" office:value="-47.8333333333333" calcext:value-type="float">
            <text:p>-47.83</text:p>
          </table:table-cell>
          <table:table-cell table:style-name="ce3" office:value-type="float" office:value="2102" calcext:value-type="float">
            <text:p>2102.00</text:p>
          </table:table-cell>
          <table:table-cell table:formula="of:=([.J62]-[.J61])/[.J61]*100" office:value-type="float" office:value="-48.7066861883846" calcext:value-type="float">
            <text:p>-48.71</text:p>
          </table:table-cell>
          <table:table-cell table:style-name="ce3" table:formula="of:=[.J62]/[.$L$43]" office:value-type="float" office:value="266.774617067834" calcext:value-type="float">
            <text:p>266.77</text:p>
          </table:table-cell>
          <table:table-cell table:style-name="ce33"/>
          <table:table-cell table:style-name="ce3" office:value-type="float" office:value="25.7" calcext:value-type="float">
            <text:p>25.70</text:p>
          </table:table-cell>
          <table:table-cell table:formula="of:=([.N62]-[.N61])/[.N61]*100" office:value-type="float" office:value="-28.4122562674095" calcext:value-type="float">
            <text:p>-28.41</text:p>
          </table:table-cell>
          <table:table-cell table:style-name="ce3" office:value-type="float" office:value="6747" calcext:value-type="float">
            <text:p>6747.00</text:p>
          </table:table-cell>
          <table:table-cell table:style-name="ce3" table:formula="of:=([.P62]-[.P61])/[.P61]*100" office:value-type="float" office:value="-31.8071558520315" calcext:value-type="float">
            <text:p>-31.81</text:p>
          </table:table-cell>
          <table:table-cell table:style-name="ce3" table:formula="of:=[.P62]/[.$R$43]" office:value-type="float" office:value="22.712533375216" calcext:value-type="float">
            <text:p>22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63]-[.B62])/[.B62]*100" office:value-type="float" office:value="-14.6341463414634" calcext:value-type="float">
            <text:p>-14.63</text:p>
          </table:table-cell>
          <table:table-cell table:style-name="ce3" office:value-type="float" office:value="8891" calcext:value-type="float">
            <text:p>8891.00</text:p>
          </table:table-cell>
          <table:table-cell table:formula="of:=([.D63]-[.D62])/[.D62]*100" office:value-type="float" office:value="-13.8635923270684" calcext:value-type="float">
            <text:p>-13.86</text:p>
          </table:table-cell>
          <table:table-cell table:style-name="ce3" table:formula="of:=[.D63]/[.$F$43]" office:value-type="float" office:value="9.65710498182596" calcext:value-type="float">
            <text:p>9.66</text:p>
          </table:table-cell>
          <table:table-cell table:style-name="ce33"/>
          <table:table-cell table:style-name="ce3" office:value-type="float" office:value="260" calcext:value-type="float">
            <text:p>260.00</text:p>
          </table:table-cell>
          <table:table-cell table:formula="of:=([.H63]-[.H62])/[.H62]*100" office:value-type="float" office:value="-16.9329073482428" calcext:value-type="float">
            <text:p>-16.93</text:p>
          </table:table-cell>
          <table:table-cell table:style-name="ce3" office:value-type="float" office:value="1829" calcext:value-type="float">
            <text:p>1829.00</text:p>
          </table:table-cell>
          <table:table-cell table:formula="of:=([.J63]-[.J62])/[.J62]*100" office:value-type="float" office:value="-12.9876308277831" calcext:value-type="float">
            <text:p>-12.99</text:p>
          </table:table-cell>
          <table:table-cell table:style-name="ce3" table:formula="of:=[.J63]/[.$L$43]" office:value-type="float" office:value="232.126914660832" calcext:value-type="float">
            <text:p>232.13</text:p>
          </table:table-cell>
          <table:table-cell table:style-name="ce33"/>
          <table:table-cell table:style-name="ce3" office:value-type="float" office:value="22.6" calcext:value-type="float">
            <text:p>22.60</text:p>
          </table:table-cell>
          <table:table-cell table:formula="of:=([.N63]-[.N62])/[.N62]*100" office:value-type="float" office:value="-12.0622568093385" calcext:value-type="float">
            <text:p>-12.06</text:p>
          </table:table-cell>
          <table:table-cell table:style-name="ce3" office:value-type="float" office:value="5970" calcext:value-type="float">
            <text:p>5970.00</text:p>
          </table:table-cell>
          <table:table-cell table:style-name="ce3" table:formula="of:=([.P63]-[.P62])/[.P62]*100" office:value-type="float" office:value="-11.5162294353046" calcext:value-type="float">
            <text:p>-11.52</text:p>
          </table:table-cell>
          <table:table-cell table:style-name="ce3" table:formula="of:=[.P63]/[.$R$43]" office:value-type="float" office:value="20.096905921156" calcext:value-type="float">
            <text:p>20.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64]-[.B63])/[.B63]*100" office:value-type="float" office:value="-30.6666666666667" calcext:value-type="float">
            <text:p>-30.67</text:p>
          </table:table-cell>
          <table:table-cell table:style-name="ce3" office:value-type="float" office:value="5943" calcext:value-type="float">
            <text:p>5943.00</text:p>
          </table:table-cell>
          <table:table-cell table:formula="of:=([.D64]-[.D63])/[.D63]*100" office:value-type="float" office:value="-33.1571251827691" calcext:value-type="float">
            <text:p>-33.16</text:p>
          </table:table-cell>
          <table:table-cell table:style-name="ce3" table:formula="of:=[.D64]/[.$F$43]" office:value-type="float" office:value="6.45508659397049" calcext:value-type="float">
            <text:p>6.46</text:p>
          </table:table-cell>
          <table:table-cell table:style-name="ce33"/>
          <table:table-cell table:style-name="ce3" office:value-type="float" office:value="171" calcext:value-type="float">
            <text:p>171.00</text:p>
          </table:table-cell>
          <table:table-cell table:formula="of:=([.H64]-[.H63])/[.H63]*100" office:value-type="float" office:value="-34.2307692307692" calcext:value-type="float">
            <text:p>-34.23</text:p>
          </table:table-cell>
          <table:table-cell table:style-name="ce3" office:value-type="float" office:value="1119" calcext:value-type="float">
            <text:p>1119.00</text:p>
          </table:table-cell>
          <table:table-cell table:formula="of:=([.J64]-[.J63])/[.J63]*100" office:value-type="float" office:value="-38.819026790596" calcext:value-type="float">
            <text:p>-38.82</text:p>
          </table:table-cell>
          <table:table-cell table:style-name="ce3" table:formula="of:=[.J64]/[.$L$43]" office:value-type="float" office:value="142.01750547046" calcext:value-type="float">
            <text:p>142.02</text:p>
          </table:table-cell>
          <table:table-cell table:style-name="ce33"/>
          <table:table-cell table:style-name="ce3" office:value-type="float" office:value="16" calcext:value-type="float">
            <text:p>16.00</text:p>
          </table:table-cell>
          <table:table-cell table:formula="of:=([.N64]-[.N63])/[.N63]*100" office:value-type="float" office:value="-29.2035398230089" calcext:value-type="float">
            <text:p>-29.20</text:p>
          </table:table-cell>
          <table:table-cell table:style-name="ce3" office:value-type="float" office:value="4061" calcext:value-type="float">
            <text:p>4061.00</text:p>
          </table:table-cell>
          <table:table-cell table:style-name="ce3" table:formula="of:=([.P64]-[.P63])/[.P63]*100" office:value-type="float" office:value="-31.9765494137353" calcext:value-type="float">
            <text:p>-31.98</text:p>
          </table:table-cell>
          <table:table-cell table:style-name="ce3" table:formula="of:=[.P64]/[.$R$43]" office:value-type="float" office:value="13.6706088686456" calcext:value-type="float">
            <text:p>13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3.59" calcext:value-type="float">
            <text:p>3.59</text:p>
          </table:table-cell>
          <table:table-cell table:formula="of:=([.B65]-[.B64])/[.B64]*100" office:value-type="float" office:value="-50.6868131868132" calcext:value-type="float">
            <text:p>-50.69</text:p>
          </table:table-cell>
          <table:table-cell table:style-name="ce3" office:value-type="float" office:value="2922" calcext:value-type="float">
            <text:p>2922.00</text:p>
          </table:table-cell>
          <table:table-cell table:formula="of:=([.D65]-[.D64])/[.D64]*100" office:value-type="float" office:value="-50.8329126703685" calcext:value-type="float">
            <text:p>-50.83</text:p>
          </table:table-cell>
          <table:table-cell table:style-name="ce3" table:formula="of:=[.D65]/[.$F$43]" office:value-type="float" office:value="3.17377806286081" calcext:value-type="float">
            <text:p>3.17</text:p>
          </table:table-cell>
          <table:table-cell table:style-name="ce33"/>
          <table:table-cell table:style-name="ce3" office:value-type="float" office:value="42.8" calcext:value-type="float">
            <text:p>42.80</text:p>
          </table:table-cell>
          <table:table-cell table:formula="of:=([.H65]-[.H64])/[.H64]*100" office:value-type="float" office:value="-74.9707602339181" calcext:value-type="float">
            <text:p>-74.97</text:p>
          </table:table-cell>
          <table:table-cell table:style-name="ce3" office:value-type="float" office:value="293" calcext:value-type="float">
            <text:p>293.00</text:p>
          </table:table-cell>
          <table:table-cell table:formula="of:=([.J65]-[.J64])/[.J64]*100" office:value-type="float" office:value="-73.8159070598749" calcext:value-type="float">
            <text:p>-73.82</text:p>
          </table:table-cell>
          <table:table-cell table:style-name="ce3" table:formula="of:=[.J65]/[.$L$43]" office:value-type="float" office:value="37.1859956236324" calcext:value-type="float">
            <text:p>37.19</text:p>
          </table:table-cell>
          <table:table-cell table:style-name="ce33"/>
          <table:table-cell table:style-name="ce3" office:value-type="float" office:value="6.91" calcext:value-type="float">
            <text:p>6.91</text:p>
          </table:table-cell>
          <table:table-cell table:formula="of:=([.N65]-[.N64])/[.N64]*100" office:value-type="float" office:value="-56.8125" calcext:value-type="float">
            <text:p>-56.81</text:p>
          </table:table-cell>
          <table:table-cell table:style-name="ce3" office:value-type="float" office:value="1749" calcext:value-type="float">
            <text:p>1749.00</text:p>
          </table:table-cell>
          <table:table-cell table:style-name="ce3" table:formula="of:=([.P65]-[.P64])/[.P64]*100" office:value-type="float" office:value="-56.9317901994583" calcext:value-type="float">
            <text:p>-56.93</text:p>
          </table:table-cell>
          <table:table-cell table:style-name="ce3" table:formula="of:=[.P65]/[.$R$43]" office:value-type="float" office:value="5.88768650855976" calcext:value-type="float">
            <text:p>5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2200</text:p>
          </table:table-cell>
          <table:table-cell table:style-name="ce3" office:value-type="float" office:value="3.57" calcext:value-type="float">
            <text:p>3.57</text:p>
          </table:table-cell>
          <table:table-cell table:formula="of:=([.B66]-[.B65])/[.B65]*100" office:value-type="float" office:value="-0.557103064066841" calcext:value-type="float">
            <text:p>-0.56</text:p>
          </table:table-cell>
          <table:table-cell table:style-name="ce3" office:value-type="float" office:value="2905" calcext:value-type="float">
            <text:p>2905.00</text:p>
          </table:table-cell>
          <table:table-cell table:formula="of:=([.D66]-[.D65])/[.D65]*100" office:value-type="float" office:value="-0.581793292265572" calcext:value-type="float">
            <text:p>-0.58</text:p>
          </table:table-cell>
          <table:table-cell table:style-name="ce3" table:formula="of:=[.D66]/[.$F$43]" office:value-type="float" office:value="3.15531323497969" calcext:value-type="float">
            <text:p>3.16</text:p>
          </table:table-cell>
          <table:table-cell table:style-name="ce33"/>
          <table:table-cell table:style-name="ce3" office:value-type="float" office:value="4.96" calcext:value-type="float">
            <text:p>4.96</text:p>
          </table:table-cell>
          <table:table-cell table:formula="of:=([.H66]-[.H65])/[.H65]*100" office:value-type="float" office:value="-88.411214953271" calcext:value-type="float">
            <text:p>-88.41</text:p>
          </table:table-cell>
          <table:table-cell table:style-name="ce3" office:value-type="float" office:value="68" calcext:value-type="float">
            <text:p>68.00</text:p>
          </table:table-cell>
          <table:table-cell table:formula="of:=([.J66]-[.J65])/[.J65]*100" office:value-type="float" office:value="-76.7918088737201" calcext:value-type="float">
            <text:p>-76.79</text:p>
          </table:table-cell>
          <table:table-cell table:style-name="ce3" table:formula="of:=[.J66]/[.$L$43]" office:value-type="float" office:value="8.63019693654267" calcext:value-type="float">
            <text:p>8.63</text:p>
          </table:table-cell>
          <table:table-cell table:style-name="ce33"/>
          <table:table-cell table:style-name="ce3" office:value-type="float" office:value="4.87" calcext:value-type="float">
            <text:p>4.87</text:p>
          </table:table-cell>
          <table:table-cell table:formula="of:=([.N66]-[.N65])/[.N65]*100" office:value-type="float" office:value="-29.5224312590449" calcext:value-type="float">
            <text:p>-29.52</text:p>
          </table:table-cell>
          <table:table-cell table:style-name="ce3" office:value-type="float" office:value="1122" calcext:value-type="float">
            <text:p>1122.00</text:p>
          </table:table-cell>
          <table:table-cell table:style-name="ce3" table:formula="of:=([.P66]-[.P65])/[.P65]*100" office:value-type="float" office:value="-35.8490566037736" calcext:value-type="float">
            <text:p>-35.85</text:p>
          </table:table-cell>
          <table:table-cell table:style-name="ce3" table:formula="of:=[.P66]/[.$R$43]" office:value-type="float" office:value="3.77700643945343" calcext:value-type="float">
            <text:p>3.78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SR6j-340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/>
          <table:table-cell/>
          <table:table-cell table:style-name="ce3" table:formula="of:=[.D70]/[.B70]" office:value-type="float" office:value="920.669291338583" calcext:value-type="float">
            <text:p>920.67</text:p>
          </table:table-cell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23385" calcext:value-type="float">
            <text:p>23385.00</text:p>
          </table:table-cell>
          <table:table-cell/>
          <table:table-cell table:style-name="ce3"/>
          <table:table-cell table:style-name="ce33"/>
          <table:table-cell table:style-name="ce3" office:value-type="float" office:value="1160" calcext:value-type="float">
            <text:p>1160.00</text:p>
          </table:table-cell>
          <table:table-cell/>
          <table:table-cell table:style-name="ce3" office:value-type="float" office:value="9140" calcext:value-type="float">
            <text:p>9140.00</text:p>
          </table:table-cell>
          <table:table-cell/>
          <table:table-cell table:style-name="ce3" table:formula="of:=[.J70]/[.$L$43]" office:value-type="float" office:value="1160" calcext:value-type="float">
            <text:p>1160.00</text:p>
          </table:table-cell>
          <table:table-cell table:style-name="ce33"/>
          <table:table-cell table:style-name="ce3" office:value-type="float" office:value="64.3" calcext:value-type="float">
            <text:p>64.30</text:p>
          </table:table-cell>
          <table:table-cell/>
          <table:table-cell table:style-name="ce3" office:value-type="float" office:value="19101" calcext:value-type="float">
            <text:p>19101.00</text:p>
          </table:table-cell>
          <table:table-cell table:style-name="ce3"/>
          <table:table-cell table:style-name="ce3" table:formula="of:=[.P70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71]-[.B70])/[.B70]*100" office:value-type="float" office:value="0" calcext:value-type="float">
            <text:p>0.00</text:p>
          </table:table-cell>
          <table:table-cell table:style-name="ce3" office:value-type="float" office:value="23385" calcext:value-type="float">
            <text:p>23385.00</text:p>
          </table:table-cell>
          <table:table-cell table:formula="of:=([.D71]-[.D70])/[.D70]*100" office:value-type="float" office:value="0" calcext:value-type="float">
            <text:p>0.00</text:p>
          </table:table-cell>
          <table:table-cell table:style-name="ce3" table:formula="of:=[.D71]/[.$F$69]" office:value-type="float" office:value="25.4" calcext:value-type="float">
            <text:p>25.40</text:p>
          </table:table-cell>
          <table:table-cell table:style-name="ce33"/>
          <table:table-cell table:style-name="ce3" office:value-type="float" office:value="1160" calcext:value-type="float">
            <text:p>1160.00</text:p>
          </table:table-cell>
          <table:table-cell table:formula="of:=([.H71]-[.H70])/[.H70]*100" office:value-type="float" office:value="0" calcext:value-type="float">
            <text:p>0.00</text:p>
          </table:table-cell>
          <table:table-cell table:style-name="ce3" office:value-type="float" office:value="9140" calcext:value-type="float">
            <text:p>9140.00</text:p>
          </table:table-cell>
          <table:table-cell table:formula="of:=([.J71]-[.J70])/[.J70]*100" office:value-type="float" office:value="0" calcext:value-type="float">
            <text:p>0.00</text:p>
          </table:table-cell>
          <table:table-cell table:style-name="ce3" table:formula="of:=[.J71]/[.$L$43]" office:value-type="float" office:value="1160" calcext:value-type="float">
            <text:p>1160.00</text:p>
          </table:table-cell>
          <table:table-cell table:style-name="ce33"/>
          <table:table-cell table:style-name="ce3" office:value-type="float" office:value="64.3" calcext:value-type="float">
            <text:p>64.30</text:p>
          </table:table-cell>
          <table:table-cell table:formula="of:=([.N71]-[.N70])/[.N70]*100" office:value-type="float" office:value="0" calcext:value-type="float">
            <text:p>0.00</text:p>
          </table:table-cell>
          <table:table-cell table:style-name="ce3" office:value-type="float" office:value="19101" calcext:value-type="float">
            <text:p>19101.00</text:p>
          </table:table-cell>
          <table:table-cell table:style-name="ce3" table:formula="of:=([.P71]-[.P70])/[.P70]*100" office:value-type="float" office:value="0" calcext:value-type="float">
            <text:p>0.00</text:p>
          </table:table-cell>
          <table:table-cell table:style-name="ce3" table:formula="of:=[.P71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72]-[.B71])/[.B71]*100" office:value-type="float" office:value="-14.5669291338583" calcext:value-type="float">
            <text:p>-14.57</text:p>
          </table:table-cell>
          <table:table-cell table:style-name="ce3" office:value-type="float" office:value="18729" calcext:value-type="float">
            <text:p>18729.00</text:p>
          </table:table-cell>
          <table:table-cell table:formula="of:=([.D72]-[.D71])/[.D71]*100" office:value-type="float" office:value="-19.9101988454137" calcext:value-type="float">
            <text:p>-19.91</text:p>
          </table:table-cell>
          <table:table-cell table:style-name="ce3" table:formula="of:=[.D72]/[.$F$69]" office:value-type="float" office:value="20.3428094932649" calcext:value-type="float">
            <text:p>20.34</text:p>
          </table:table-cell>
          <table:table-cell table:style-name="ce33"/>
          <table:table-cell table:style-name="ce3" office:value-type="float" office:value="798" calcext:value-type="float">
            <text:p>798.00</text:p>
          </table:table-cell>
          <table:table-cell table:formula="of:=([.H72]-[.H71])/[.H71]*100" office:value-type="float" office:value="-31.2068965517241" calcext:value-type="float">
            <text:p>-31.21</text:p>
          </table:table-cell>
          <table:table-cell table:style-name="ce3" office:value-type="float" office:value="5739" calcext:value-type="float">
            <text:p>5739.00</text:p>
          </table:table-cell>
          <table:table-cell table:formula="of:=([.J72]-[.J71])/[.J71]*100" office:value-type="float" office:value="-37.2100656455142" calcext:value-type="float">
            <text:p>-37.21</text:p>
          </table:table-cell>
          <table:table-cell table:style-name="ce3" table:formula="of:=[.J72]/[.$L$43]" office:value-type="float" office:value="728.363238512035" calcext:value-type="float">
            <text:p>728.36</text:p>
          </table:table-cell>
          <table:table-cell table:style-name="ce33"/>
          <table:table-cell table:style-name="ce3" office:value-type="float" office:value="50.7" calcext:value-type="float">
            <text:p>50.70</text:p>
          </table:table-cell>
          <table:table-cell table:formula="of:=([.N72]-[.N71])/[.N71]*100" office:value-type="float" office:value="-21.1508553654743" calcext:value-type="float">
            <text:p>-21.15</text:p>
          </table:table-cell>
          <table:table-cell table:style-name="ce3" office:value-type="float" office:value="13767" calcext:value-type="float">
            <text:p>13767.00</text:p>
          </table:table-cell>
          <table:table-cell table:style-name="ce3" table:formula="of:=([.P72]-[.P71])/[.P71]*100" office:value-type="float" office:value="-27.9252395162557" calcext:value-type="float">
            <text:p>-27.93</text:p>
          </table:table-cell>
          <table:table-cell table:style-name="ce3" table:formula="of:=[.P72]/[.$R$43]" office:value-type="float" office:value="46.3440709910476" calcext:value-type="float">
            <text:p>46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73]-[.B72])/[.B72]*100" office:value-type="float" office:value="-16.5898617511521" calcext:value-type="float">
            <text:p>-16.59</text:p>
          </table:table-cell>
          <table:table-cell table:style-name="ce3" office:value-type="float" office:value="15555" calcext:value-type="float">
            <text:p>15555.00</text:p>
          </table:table-cell>
          <table:table-cell table:formula="of:=([.D73]-[.D72])/[.D72]*100" office:value-type="float" office:value="-16.9469806182925" calcext:value-type="float">
            <text:p>-16.95</text:p>
          </table:table-cell>
          <table:table-cell table:style-name="ce3" table:formula="of:=[.D73]/[.$F$69]" office:value-type="float" office:value="16.8953175112251" calcext:value-type="float">
            <text:p>16.90</text:p>
          </table:table-cell>
          <table:table-cell table:style-name="ce33"/>
          <table:table-cell table:style-name="ce3" office:value-type="float" office:value="700" calcext:value-type="float">
            <text:p>700.00</text:p>
          </table:table-cell>
          <table:table-cell table:formula="of:=([.H73]-[.H72])/[.H72]*100" office:value-type="float" office:value="-12.280701754386" calcext:value-type="float">
            <text:p>-12.28</text:p>
          </table:table-cell>
          <table:table-cell table:style-name="ce3" office:value-type="float" office:value="4855" calcext:value-type="float">
            <text:p>4855.00</text:p>
          </table:table-cell>
          <table:table-cell table:formula="of:=([.J73]-[.J72])/[.J72]*100" office:value-type="float" office:value="-15.4033803798571" calcext:value-type="float">
            <text:p>-15.40</text:p>
          </table:table-cell>
          <table:table-cell table:style-name="ce3" table:formula="of:=[.J73]/[.$L$43]" office:value-type="float" office:value="616.17067833698" calcext:value-type="float">
            <text:p>616.17</text:p>
          </table:table-cell>
          <table:table-cell table:style-name="ce33"/>
          <table:table-cell table:style-name="ce3" office:value-type="float" office:value="43.6" calcext:value-type="float">
            <text:p>43.60</text:p>
          </table:table-cell>
          <table:table-cell table:formula="of:=([.N73]-[.N72])/[.N72]*100" office:value-type="float" office:value="-14.0039447731755" calcext:value-type="float">
            <text:p>-14.00</text:p>
          </table:table-cell>
          <table:table-cell table:style-name="ce3" office:value-type="float" office:value="11854" calcext:value-type="float">
            <text:p>11854.00</text:p>
          </table:table-cell>
          <table:table-cell table:style-name="ce3" table:formula="of:=([.P73]-[.P72])/[.P72]*100" office:value-type="float" office:value="-13.8955473233094" calcext:value-type="float">
            <text:p>-13.90</text:p>
          </table:table-cell>
          <table:table-cell table:style-name="ce3" table:formula="of:=[.P73]/[.$R$43]" office:value-type="float" office:value="39.9043086749385" calcext:value-type="float">
            <text:p>39.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74]-[.B73])/[.B73]*100" office:value-type="float" office:value="-20.4419889502762" calcext:value-type="float">
            <text:p>-20.44</text:p>
          </table:table-cell>
          <table:table-cell table:style-name="ce3" office:value-type="float" office:value="12514" calcext:value-type="float">
            <text:p>12514.00</text:p>
          </table:table-cell>
          <table:table-cell table:formula="of:=([.D74]-[.D73])/[.D73]*100" office:value-type="float" office:value="-19.5499839279974" calcext:value-type="float">
            <text:p>-19.55</text:p>
          </table:table-cell>
          <table:table-cell table:style-name="ce3" table:formula="of:=[.D74]/[.$F$69]" office:value-type="float" office:value="13.5922856531965" calcext:value-type="float">
            <text:p>13.59</text:p>
          </table:table-cell>
          <table:table-cell table:style-name="ce33"/>
          <table:table-cell table:style-name="ce3" office:value-type="float" office:value="600" calcext:value-type="float">
            <text:p>600.00</text:p>
          </table:table-cell>
          <table:table-cell table:formula="of:=([.H74]-[.H73])/[.H73]*100" office:value-type="float" office:value="-14.2857142857143" calcext:value-type="float">
            <text:p>-14.29</text:p>
          </table:table-cell>
          <table:table-cell table:style-name="ce3" office:value-type="float" office:value="4098" calcext:value-type="float">
            <text:p>4098.00</text:p>
          </table:table-cell>
          <table:table-cell table:formula="of:=([.J74]-[.J73])/[.J73]*100" office:value-type="float" office:value="-15.5921730175077" calcext:value-type="float">
            <text:p>-15.59</text:p>
          </table:table-cell>
          <table:table-cell table:style-name="ce3" table:formula="of:=[.J74]/[.$L$43]" office:value-type="float" office:value="520.096280087527" calcext:value-type="float">
            <text:p>520.10</text:p>
          </table:table-cell>
          <table:table-cell table:style-name="ce33"/>
          <table:table-cell table:style-name="ce3" office:value-type="float" office:value="35.9" calcext:value-type="float">
            <text:p>35.90</text:p>
          </table:table-cell>
          <table:table-cell table:formula="of:=([.N74]-[.N73])/[.N73]*100" office:value-type="float" office:value="-17.6605504587156" calcext:value-type="float">
            <text:p>-17.66</text:p>
          </table:table-cell>
          <table:table-cell table:style-name="ce3" office:value-type="float" office:value="9894" calcext:value-type="float">
            <text:p>9894.00</text:p>
          </table:table-cell>
          <table:table-cell table:style-name="ce3" table:formula="of:=([.P74]-[.P73])/[.P73]*100" office:value-type="float" office:value="-16.5345031213093" calcext:value-type="float">
            <text:p>-16.53</text:p>
          </table:table-cell>
          <table:table-cell table:style-name="ce3" table:formula="of:=[.P74]/[.$R$43]" office:value-type="float" office:value="33.3063295115439" calcext:value-type="float">
            <text:p>3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75]-[.B74])/[.B74]*100" office:value-type="float" office:value="-14.5833333333333" calcext:value-type="float">
            <text:p>-14.58</text:p>
          </table:table-cell>
          <table:table-cell table:style-name="ce3" office:value-type="float" office:value="10322" calcext:value-type="float">
            <text:p>10322.00</text:p>
          </table:table-cell>
          <table:table-cell table:formula="of:=([.D75]-[.D74])/[.D74]*100" office:value-type="float" office:value="-17.5163816525491" calcext:value-type="float">
            <text:p>-17.52</text:p>
          </table:table-cell>
          <table:table-cell table:style-name="ce3" table:formula="of:=[.D75]/[.$F$69]" office:value-type="float" office:value="11.2114090228779" calcext:value-type="float">
            <text:p>11.21</text:p>
          </table:table-cell>
          <table:table-cell table:style-name="ce33"/>
          <table:table-cell table:style-name="ce3" office:value-type="float" office:value="313" calcext:value-type="float">
            <text:p>313.00</text:p>
          </table:table-cell>
          <table:table-cell table:formula="of:=([.H75]-[.H74])/[.H74]*100" office:value-type="float" office:value="-47.8333333333333" calcext:value-type="float">
            <text:p>-47.83</text:p>
          </table:table-cell>
          <table:table-cell table:style-name="ce3" office:value-type="float" office:value="2102" calcext:value-type="float">
            <text:p>2102.00</text:p>
          </table:table-cell>
          <table:table-cell table:formula="of:=([.J75]-[.J74])/[.J74]*100" office:value-type="float" office:value="-48.7066861883846" calcext:value-type="float">
            <text:p>-48.71</text:p>
          </table:table-cell>
          <table:table-cell table:style-name="ce3" table:formula="of:=[.J75]/[.$L$43]" office:value-type="float" office:value="266.774617067834" calcext:value-type="float">
            <text:p>266.77</text:p>
          </table:table-cell>
          <table:table-cell table:style-name="ce33"/>
          <table:table-cell table:style-name="ce3" office:value-type="float" office:value="25.7" calcext:value-type="float">
            <text:p>25.70</text:p>
          </table:table-cell>
          <table:table-cell table:formula="of:=([.N75]-[.N74])/[.N74]*100" office:value-type="float" office:value="-28.4122562674095" calcext:value-type="float">
            <text:p>-28.41</text:p>
          </table:table-cell>
          <table:table-cell table:style-name="ce3" office:value-type="float" office:value="6747" calcext:value-type="float">
            <text:p>6747.00</text:p>
          </table:table-cell>
          <table:table-cell table:style-name="ce3" table:formula="of:=([.P75]-[.P74])/[.P74]*100" office:value-type="float" office:value="-31.8071558520315" calcext:value-type="float">
            <text:p>-31.81</text:p>
          </table:table-cell>
          <table:table-cell table:style-name="ce3" table:formula="of:=[.P75]/[.$R$43]" office:value-type="float" office:value="22.712533375216" calcext:value-type="float">
            <text:p>22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76]-[.B75])/[.B75]*100" office:value-type="float" office:value="-14.6341463414634" calcext:value-type="float">
            <text:p>-14.63</text:p>
          </table:table-cell>
          <table:table-cell table:style-name="ce3" office:value-type="float" office:value="8891" calcext:value-type="float">
            <text:p>8891.00</text:p>
          </table:table-cell>
          <table:table-cell table:formula="of:=([.D76]-[.D75])/[.D75]*100" office:value-type="float" office:value="-13.8635923270684" calcext:value-type="float">
            <text:p>-13.86</text:p>
          </table:table-cell>
          <table:table-cell table:style-name="ce3" table:formula="of:=[.D76]/[.$F$69]" office:value-type="float" office:value="9.65710498182596" calcext:value-type="float">
            <text:p>9.66</text:p>
          </table:table-cell>
          <table:table-cell table:style-name="ce33"/>
          <table:table-cell table:style-name="ce3" office:value-type="float" office:value="260" calcext:value-type="float">
            <text:p>260.00</text:p>
          </table:table-cell>
          <table:table-cell table:formula="of:=([.H76]-[.H75])/[.H75]*100" office:value-type="float" office:value="-16.9329073482428" calcext:value-type="float">
            <text:p>-16.93</text:p>
          </table:table-cell>
          <table:table-cell table:style-name="ce3" office:value-type="float" office:value="1829" calcext:value-type="float">
            <text:p>1829.00</text:p>
          </table:table-cell>
          <table:table-cell table:formula="of:=([.J76]-[.J75])/[.J75]*100" office:value-type="float" office:value="-12.9876308277831" calcext:value-type="float">
            <text:p>-12.99</text:p>
          </table:table-cell>
          <table:table-cell table:style-name="ce3" table:formula="of:=[.J76]/[.$L$43]" office:value-type="float" office:value="232.126914660832" calcext:value-type="float">
            <text:p>232.13</text:p>
          </table:table-cell>
          <table:table-cell table:style-name="ce33"/>
          <table:table-cell table:style-name="ce3" office:value-type="float" office:value="22.6" calcext:value-type="float">
            <text:p>22.60</text:p>
          </table:table-cell>
          <table:table-cell table:formula="of:=([.N76]-[.N75])/[.N75]*100" office:value-type="float" office:value="-12.0622568093385" calcext:value-type="float">
            <text:p>-12.06</text:p>
          </table:table-cell>
          <table:table-cell table:style-name="ce3" office:value-type="float" office:value="5970" calcext:value-type="float">
            <text:p>5970.00</text:p>
          </table:table-cell>
          <table:table-cell table:style-name="ce3" table:formula="of:=([.P76]-[.P75])/[.P75]*100" office:value-type="float" office:value="-11.5162294353046" calcext:value-type="float">
            <text:p>-11.52</text:p>
          </table:table-cell>
          <table:table-cell table:style-name="ce3" table:formula="of:=[.P76]/[.$R$43]" office:value-type="float" office:value="20.096905921156" calcext:value-type="float">
            <text:p>20.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77]-[.B76])/[.B76]*100" office:value-type="float" office:value="-30.6666666666667" calcext:value-type="float">
            <text:p>-30.67</text:p>
          </table:table-cell>
          <table:table-cell table:style-name="ce3" office:value-type="float" office:value="5943" calcext:value-type="float">
            <text:p>5943.00</text:p>
          </table:table-cell>
          <table:table-cell table:formula="of:=([.D77]-[.D76])/[.D76]*100" office:value-type="float" office:value="-33.1571251827691" calcext:value-type="float">
            <text:p>-33.16</text:p>
          </table:table-cell>
          <table:table-cell table:style-name="ce3" table:formula="of:=[.D77]/[.$F$69]" office:value-type="float" office:value="6.45508659397049" calcext:value-type="float">
            <text:p>6.46</text:p>
          </table:table-cell>
          <table:table-cell table:style-name="ce33"/>
          <table:table-cell table:style-name="ce3" office:value-type="float" office:value="171" calcext:value-type="float">
            <text:p>171.00</text:p>
          </table:table-cell>
          <table:table-cell table:formula="of:=([.H77]-[.H76])/[.H76]*100" office:value-type="float" office:value="-34.2307692307692" calcext:value-type="float">
            <text:p>-34.23</text:p>
          </table:table-cell>
          <table:table-cell table:style-name="ce3" office:value-type="float" office:value="1119" calcext:value-type="float">
            <text:p>1119.00</text:p>
          </table:table-cell>
          <table:table-cell table:formula="of:=([.J77]-[.J76])/[.J76]*100" office:value-type="float" office:value="-38.819026790596" calcext:value-type="float">
            <text:p>-38.82</text:p>
          </table:table-cell>
          <table:table-cell table:style-name="ce3" table:formula="of:=[.J77]/[.$L$43]" office:value-type="float" office:value="142.01750547046" calcext:value-type="float">
            <text:p>142.02</text:p>
          </table:table-cell>
          <table:table-cell table:style-name="ce33"/>
          <table:table-cell table:style-name="ce3" office:value-type="float" office:value="16" calcext:value-type="float">
            <text:p>16.00</text:p>
          </table:table-cell>
          <table:table-cell table:formula="of:=([.N77]-[.N76])/[.N76]*100" office:value-type="float" office:value="-29.2035398230089" calcext:value-type="float">
            <text:p>-29.20</text:p>
          </table:table-cell>
          <table:table-cell table:style-name="ce3" office:value-type="float" office:value="4061" calcext:value-type="float">
            <text:p>4061.00</text:p>
          </table:table-cell>
          <table:table-cell table:style-name="ce3" table:formula="of:=([.P77]-[.P76])/[.P76]*100" office:value-type="float" office:value="-31.9765494137353" calcext:value-type="float">
            <text:p>-31.98</text:p>
          </table:table-cell>
          <table:table-cell table:style-name="ce3" table:formula="of:=[.P77]/[.$R$43]" office:value-type="float" office:value="13.6706088686456" calcext:value-type="float">
            <text:p>13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0</text:p>
          </table:table-cell>
          <table:table-cell table:style-name="ce3" office:value-type="float" office:value="6.03" calcext:value-type="float">
            <text:p>6.03</text:p>
          </table:table-cell>
          <table:table-cell table:formula="of:=([.B78]-[.B77])/[.B77]*100" office:value-type="float" office:value="-17.1703296703297" calcext:value-type="float">
            <text:p>-17.17</text:p>
          </table:table-cell>
          <table:table-cell table:style-name="ce3" office:value-type="float" office:value="4847" calcext:value-type="float">
            <text:p>4847.00</text:p>
          </table:table-cell>
          <table:table-cell table:formula="of:=([.D78]-[.D77])/[.D77]*100" office:value-type="float" office:value="-18.4418643782601" calcext:value-type="float">
            <text:p>-18.44</text:p>
          </table:table-cell>
          <table:table-cell table:style-name="ce3" table:formula="of:=[.D78]/[.$F$69]" office:value-type="float" office:value="5.2646482788112" calcext:value-type="float">
            <text:p>5.26</text:p>
          </table:table-cell>
          <table:table-cell table:style-name="ce33"/>
          <table:table-cell table:style-name="ce3" office:value-type="float" office:value="143" calcext:value-type="float">
            <text:p>143.00</text:p>
          </table:table-cell>
          <table:table-cell table:formula="of:=([.H78]-[.H77])/[.H77]*100" office:value-type="float" office:value="-16.374269005848" calcext:value-type="float">
            <text:p>-16.37</text:p>
          </table:table-cell>
          <table:table-cell table:style-name="ce3" office:value-type="float" office:value="925" calcext:value-type="float">
            <text:p>925.00</text:p>
          </table:table-cell>
          <table:table-cell table:formula="of:=([.J78]-[.J77])/[.J77]*100" office:value-type="float" office:value="-17.3369079535299" calcext:value-type="float">
            <text:p>-17.34</text:p>
          </table:table-cell>
          <table:table-cell table:style-name="ce3" table:formula="of:=[.J78]/[.$L$43]" office:value-type="float" office:value="117.396061269147" calcext:value-type="float">
            <text:p>117.40</text:p>
          </table:table-cell>
          <table:table-cell table:style-name="ce33"/>
          <table:table-cell table:style-name="ce3" office:value-type="float" office:value="13.5" calcext:value-type="float">
            <text:p>13.50</text:p>
          </table:table-cell>
          <table:table-cell table:formula="of:=([.N78]-[.N77])/[.N77]*100" office:value-type="float" office:value="-15.625" calcext:value-type="float">
            <text:p>-15.63</text:p>
          </table:table-cell>
          <table:table-cell table:style-name="ce3" office:value-type="float" office:value="3422" calcext:value-type="float">
            <text:p>3422.00</text:p>
          </table:table-cell>
          <table:table-cell table:style-name="ce3" table:formula="of:=([.P78]-[.P77])/[.P77]*100" office:value-type="float" office:value="-15.7350406303866" calcext:value-type="float">
            <text:p>-15.74</text:p>
          </table:table-cell>
          <table:table-cell table:style-name="ce3" table:formula="of:=[.P78]/[.$R$43]" office:value-type="float" office:value="11.519533008743" calcext:value-type="float">
            <text:p>11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 3400</text:p>
          </table:table-cell>
          <table:table-cell table:style-name="ce3" office:value-type="float" office:value="3.56" calcext:value-type="float">
            <text:p>3.56</text:p>
          </table:table-cell>
          <table:table-cell table:formula="of:=([.B79]-[.B78])/[.B78]*100" office:value-type="float" office:value="-40.9618573797678" calcext:value-type="float">
            <text:p>-40.96</text:p>
          </table:table-cell>
          <table:table-cell table:style-name="ce3" office:value-type="float" office:value="2702" calcext:value-type="float">
            <text:p>2702.00</text:p>
          </table:table-cell>
          <table:table-cell table:formula="of:=([.D79]-[.D78])/[.D78]*100" office:value-type="float" office:value="-44.2541778419641" calcext:value-type="float">
            <text:p>-44.25</text:p>
          </table:table-cell>
          <table:table-cell table:style-name="ce3" table:formula="of:=[.D79]/[.$F$69]" office:value-type="float" office:value="2.93482146675219" calcext:value-type="float">
            <text:p>2.93</text:p>
          </table:table-cell>
          <table:table-cell table:style-name="ce33"/>
          <table:table-cell table:style-name="ce3" office:value-type="float" office:value="0.152" calcext:value-type="float">
            <text:p>0.15</text:p>
          </table:table-cell>
          <table:table-cell table:formula="of:=([.H79]-[.H78])/[.H78]*100" office:value-type="float" office:value="-99.8937062937063" calcext:value-type="float">
            <text:p>-99.89</text:p>
          </table:table-cell>
          <table:table-cell table:style-name="ce3" office:value-type="float" office:value="3" calcext:value-type="float">
            <text:p>3.00</text:p>
          </table:table-cell>
          <table:table-cell table:formula="of:=([.J79]-[.J78])/[.J78]*100" office:value-type="float" office:value="-99.6756756756757" calcext:value-type="float">
            <text:p>-99.68</text:p>
          </table:table-cell>
          <table:table-cell table:style-name="ce3" table:formula="of:=[.J79]/[.$L$43]" office:value-type="float" office:value="0.380743982494529" calcext:value-type="float">
            <text:p>0.38</text:p>
          </table:table-cell>
          <table:table-cell table:style-name="ce33"/>
          <table:table-cell table:style-name="ce3" office:value-type="float" office:value="0.26" calcext:value-type="float">
            <text:p>0.26</text:p>
          </table:table-cell>
          <table:table-cell table:formula="of:=([.N79]-[.N78])/[.N78]*100" office:value-type="float" office:value="-98.0740740740741" calcext:value-type="float">
            <text:p>-98.07</text:p>
          </table:table-cell>
          <table:table-cell table:style-name="ce3" office:value-type="float" office:value="85" calcext:value-type="float">
            <text:p>85.00</text:p>
          </table:table-cell>
          <table:table-cell table:style-name="ce3" table:formula="of:=([.P79]-[.P78])/[.P78]*100" office:value-type="float" office:value="-97.5160724722385" calcext:value-type="float">
            <text:p>-97.52</text:p>
          </table:table-cell>
          <table:table-cell table:style-name="ce3" table:formula="of:=[.P79]/[.$R$43]" office:value-type="float" office:value="0.286136851473745" calcext:value-type="float">
            <text:p>0.29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style-name="ce33"/>
          <table:table-cell table:style-name="ce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SR5j1600</text:p>
          </table:table-cell>
          <table:table-cell table:style-name="ce3"/>
          <table:table-cell/>
          <table:table-cell table:style-name="ce3"/>
          <table:table-cell/>
          <table:table-cell table:style-name="ce3" table:formula="of:=[.D82]/[.B82]" office:value-type="float" office:value="920.669291338583" calcext:value-type="float">
            <text:p>920.67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23385" calcext:value-type="float">
            <text:p>23385.00</text:p>
          </table:table-cell>
          <table:table-cell/>
          <table:table-cell table:style-name="ce3" table:number-columns-repeated="2"/>
          <table:table-cell table:style-name="ce3" office:value-type="float" office:value="1160" calcext:value-type="float">
            <text:p>1160.00</text:p>
          </table:table-cell>
          <table:table-cell/>
          <table:table-cell table:style-name="ce3" office:value-type="float" office:value="9140" calcext:value-type="float">
            <text:p>9140.00</text:p>
          </table:table-cell>
          <table:table-cell/>
          <table:table-cell table:style-name="ce3" table:formula="of:=[.J82]/[.$L$43]" office:value-type="float" office:value="1160" calcext:value-type="float">
            <text:p>1160.00</text:p>
          </table:table-cell>
          <table:table-cell table:style-name="ce3"/>
          <table:table-cell table:style-name="ce3" office:value-type="float" office:value="64.3" calcext:value-type="float">
            <text:p>64.30</text:p>
          </table:table-cell>
          <table:table-cell/>
          <table:table-cell table:style-name="ce3" office:value-type="float" office:value="19101" calcext:value-type="float">
            <text:p>19101.00</text:p>
          </table:table-cell>
          <table:table-cell table:style-name="ce3"/>
          <table:table-cell table:style-name="ce3" table:formula="of:=[.P82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83]-[.B82])/[.B82]*100" office:value-type="float" office:value="0" calcext:value-type="float">
            <text:p>0.00</text:p>
          </table:table-cell>
          <table:table-cell table:style-name="ce3" office:value-type="float" office:value="23385" calcext:value-type="float">
            <text:p>23385.00</text:p>
          </table:table-cell>
          <table:table-cell table:formula="of:=([.D83]-[.D82])/[.D82]*100" office:value-type="float" office:value="0" calcext:value-type="float">
            <text:p>0.00</text:p>
          </table:table-cell>
          <table:table-cell table:style-name="ce3" table:formula="of:=[.D83]/[.$F$69]" office:value-type="float" office:value="25.4" calcext:value-type="float">
            <text:p>25.40</text:p>
          </table:table-cell>
          <table:table-cell table:style-name="ce3"/>
          <table:table-cell table:style-name="ce3" office:value-type="float" office:value="1160" calcext:value-type="float">
            <text:p>1160.00</text:p>
          </table:table-cell>
          <table:table-cell table:formula="of:=([.H83]-[.H82])/[.H82]*100" office:value-type="float" office:value="0" calcext:value-type="float">
            <text:p>0.00</text:p>
          </table:table-cell>
          <table:table-cell table:style-name="ce3" office:value-type="float" office:value="9140" calcext:value-type="float">
            <text:p>9140.00</text:p>
          </table:table-cell>
          <table:table-cell table:formula="of:=([.J83]-[.J82])/[.J82]*100" office:value-type="float" office:value="0" calcext:value-type="float">
            <text:p>0.00</text:p>
          </table:table-cell>
          <table:table-cell table:style-name="ce3" table:formula="of:=[.J83]/[.$L$43]" office:value-type="float" office:value="1160" calcext:value-type="float">
            <text:p>1160.00</text:p>
          </table:table-cell>
          <table:table-cell table:style-name="ce3"/>
          <table:table-cell table:style-name="ce3" office:value-type="float" office:value="64.3" calcext:value-type="float">
            <text:p>64.30</text:p>
          </table:table-cell>
          <table:table-cell table:formula="of:=([.N83]-[.N82])/[.N82]*100" office:value-type="float" office:value="0" calcext:value-type="float">
            <text:p>0.00</text:p>
          </table:table-cell>
          <table:table-cell table:style-name="ce3" office:value-type="float" office:value="19101" calcext:value-type="float">
            <text:p>19101.00</text:p>
          </table:table-cell>
          <table:table-cell table:style-name="ce3" table:formula="of:=([.P83]-[.P82])/[.P82]*100" office:value-type="float" office:value="0" calcext:value-type="float">
            <text:p>0.00</text:p>
          </table:table-cell>
          <table:table-cell table:style-name="ce3" table:formula="of:=[.P83]/[.$R$43]" office:value-type="float" office:value="64.3" calcext:value-type="float">
            <text:p>64.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5</text:p>
          </table:table-cell>
          <table:table-cell table:style-name="ce3" office:value-type="float" office:value="24.4" calcext:value-type="float">
            <text:p>24.40</text:p>
          </table:table-cell>
          <table:table-cell table:formula="of:=([.B84]-[.B83])/[.B83]*100" office:value-type="float" office:value="-3.93700787401575" calcext:value-type="float">
            <text:p>-3.94</text:p>
          </table:table-cell>
          <table:table-cell table:style-name="ce3" office:value-type="float" office:value="22233" calcext:value-type="float">
            <text:p>22233.00</text:p>
          </table:table-cell>
          <table:table-cell table:formula="of:=([.D84]-[.D83])/[.D83]*100" office:value-type="float" office:value="-4.92623476587556" calcext:value-type="float">
            <text:p>-4.93</text:p>
          </table:table-cell>
          <table:table-cell table:style-name="ce3" table:formula="of:=[.D84]/[.$F$69]" office:value-type="float" office:value="24.1487363694676" calcext:value-type="float">
            <text:p>24.15</text:p>
          </table:table-cell>
          <table:table-cell table:style-name="ce3"/>
          <table:table-cell table:style-name="ce3" office:value-type="float" office:value="1022" calcext:value-type="float">
            <text:p>1022.00</text:p>
          </table:table-cell>
          <table:table-cell table:formula="of:=([.H84]-[.H83])/[.H83]*100" office:value-type="float" office:value="-11.8965517241379" calcext:value-type="float">
            <text:p>-11.90</text:p>
          </table:table-cell>
          <table:table-cell table:style-name="ce3" office:value-type="float" office:value="7798" calcext:value-type="float">
            <text:p>7798.00</text:p>
          </table:table-cell>
          <table:table-cell table:formula="of:=([.J84]-[.J83])/[.J83]*100" office:value-type="float" office:value="-14.6827133479212" calcext:value-type="float">
            <text:p>-14.68</text:p>
          </table:table-cell>
          <table:table-cell table:style-name="ce3" table:formula="of:=[.J84]/[.$L$43]" office:value-type="float" office:value="989.680525164114" calcext:value-type="float">
            <text:p>989.68</text:p>
          </table:table-cell>
          <table:table-cell table:style-name="ce3"/>
          <table:table-cell table:style-name="ce3" office:value-type="float" office:value="60.2" calcext:value-type="float">
            <text:p>60.20</text:p>
          </table:table-cell>
          <table:table-cell table:formula="of:=([.N84]-[.N83])/[.N83]*100" office:value-type="float" office:value="-6.37636080870917" calcext:value-type="float">
            <text:p>-6.38</text:p>
          </table:table-cell>
          <table:table-cell table:style-name="ce3" office:value-type="float" office:value="17355" calcext:value-type="float">
            <text:p>17355.00</text:p>
          </table:table-cell>
          <table:table-cell table:style-name="ce3" table:formula="of:=([.P84]-[.P83])/[.P83]*100" office:value-type="float" office:value="-9.14088267629967" calcext:value-type="float">
            <text:p>-9.14</text:p>
          </table:table-cell>
          <table:table-cell table:style-name="ce3" table:formula="of:=[.P84]/[.$R$43]" office:value-type="float" office:value="58.4224124391393" calcext:value-type="float">
            <text:p>58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20.4" calcext:value-type="float">
            <text:p>20.40</text:p>
          </table:table-cell>
          <table:table-cell table:formula="of:=([.B85]-[.B84])/[.B84]*100" office:value-type="float" office:value="-16.3934426229508" calcext:value-type="float">
            <text:p>-16.39</text:p>
          </table:table-cell>
          <table:table-cell table:style-name="ce3" office:value-type="float" office:value="18454" calcext:value-type="float">
            <text:p>18454.00</text:p>
          </table:table-cell>
          <table:table-cell table:formula="of:=([.D85]-[.D84])/[.D84]*100" office:value-type="float" office:value="-16.9972563306796" calcext:value-type="float">
            <text:p>-17.00</text:p>
          </table:table-cell>
          <table:table-cell table:style-name="ce3" table:formula="of:=[.D85]/[.$F$69]" office:value-type="float" office:value="20.0441137481291" calcext:value-type="float">
            <text:p>20.04</text:p>
          </table:table-cell>
          <table:table-cell table:style-name="ce3"/>
          <table:table-cell table:style-name="ce3" office:value-type="float" office:value="895" calcext:value-type="float">
            <text:p>895.00</text:p>
          </table:table-cell>
          <table:table-cell table:formula="of:=([.H85]-[.H84])/[.H84]*100" office:value-type="float" office:value="-12.426614481409" calcext:value-type="float">
            <text:p>-12.43</text:p>
          </table:table-cell>
          <table:table-cell table:style-name="ce3" office:value-type="float" office:value="6656" calcext:value-type="float">
            <text:p>6656.00</text:p>
          </table:table-cell>
          <table:table-cell table:formula="of:=([.J85]-[.J84])/[.J84]*100" office:value-type="float" office:value="-14.6447807130033" calcext:value-type="float">
            <text:p>-14.64</text:p>
          </table:table-cell>
          <table:table-cell table:style-name="ce3" table:formula="of:=[.J85]/[.$L$43]" office:value-type="float" office:value="844.74398249453" calcext:value-type="float">
            <text:p>844.74</text:p>
          </table:table-cell>
          <table:table-cell table:style-name="ce3"/>
          <table:table-cell table:style-name="ce3" office:value-type="float" office:value="52" calcext:value-type="float">
            <text:p>52.00</text:p>
          </table:table-cell>
          <table:table-cell table:formula="of:=([.N85]-[.N84])/[.N84]*100" office:value-type="float" office:value="-13.6212624584718" calcext:value-type="float">
            <text:p>-13.62</text:p>
          </table:table-cell>
          <table:table-cell office:value-type="float" office:value="14956" calcext:value-type="float">
            <text:p>14956</text:p>
          </table:table-cell>
          <table:table-cell table:style-name="ce3" table:formula="of:=([.P85]-[.P84])/[.P84]*100" office:value-type="float" office:value="-13.8231057332181" calcext:value-type="float">
            <text:p>-13.82</text:p>
          </table:table-cell>
          <table:table-cell table:style-name="ce3" table:formula="of:=[.P86]/[.$R$43]" office:value-type="float" office:value="42.8229045599707" calcext:value-type="float">
            <text:p>42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6.5" calcext:value-type="float">
            <text:p>16.50</text:p>
          </table:table-cell>
          <table:table-cell table:formula="of:=([.B86]-[.B85])/[.B85]*100" office:value-type="float" office:value="-19.1176470588235" calcext:value-type="float">
            <text:p>-19.12</text:p>
          </table:table-cell>
          <table:table-cell table:style-name="ce3" office:value-type="float" office:value="15100" calcext:value-type="float">
            <text:p>15100.00</text:p>
          </table:table-cell>
          <table:table-cell table:formula="of:=([.D86]-[.D85])/[.D85]*100" office:value-type="float" office:value="-18.1749214262491" calcext:value-type="float">
            <text:p>-18.17</text:p>
          </table:table-cell>
          <table:table-cell table:style-name="ce3" table:formula="of:=[.D86]/[.$F$69]" office:value-type="float" office:value="16.4011118238187" calcext:value-type="float">
            <text:p>16.40</text:p>
          </table:table-cell>
          <table:table-cell table:style-name="ce3"/>
          <table:table-cell table:style-name="ce3" office:value-type="float" office:value="783" calcext:value-type="float">
            <text:p>783.00</text:p>
          </table:table-cell>
          <table:table-cell table:formula="of:=([.H86]-[.H85])/[.H85]*100" office:value-type="float" office:value="-12.5139664804469" calcext:value-type="float">
            <text:p>-12.51</text:p>
          </table:table-cell>
          <table:table-cell table:style-name="ce3" office:value-type="float" office:value="5747" calcext:value-type="float">
            <text:p>5747.00</text:p>
          </table:table-cell>
          <table:table-cell table:formula="of:=([.J86]-[.J85])/[.J85]*100" office:value-type="float" office:value="-13.6568509615385" calcext:value-type="float">
            <text:p>-13.66</text:p>
          </table:table-cell>
          <table:table-cell table:style-name="ce3" table:formula="of:=[.J86]/[.$L$43]" office:value-type="float" office:value="729.378555798687" calcext:value-type="float">
            <text:p>729.38</text:p>
          </table:table-cell>
          <table:table-cell table:style-name="ce3"/>
          <table:table-cell table:style-name="ce3" office:value-type="float" office:value="43.6" calcext:value-type="float">
            <text:p>43.60</text:p>
          </table:table-cell>
          <table:table-cell table:formula="of:=([.N86]-[.N85])/[.N85]*100" office:value-type="float" office:value="-16.1538461538462" calcext:value-type="float">
            <text:p>-16.15</text:p>
          </table:table-cell>
          <table:table-cell table:style-name="ce3" office:value-type="float" office:value="12721" calcext:value-type="float">
            <text:p>12721.00</text:p>
          </table:table-cell>
          <table:table-cell table:style-name="ce3" table:formula="of:=([.P86]-[.P85])/[.P85]*100" office:value-type="float" office:value="-14.9438352500669" calcext:value-type="float">
            <text:p>-14.94</text:p>
          </table:table-cell>
          <table:table-cell table:style-name="ce3" table:formula="of:=[.P87]/[.$R$43]" office:value-type="float" office:value="10.4490445526412" calcext:value-type="float">
            <text:p>10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1)</text:p>
          </table:table-cell>
          <table:table-cell table:style-name="ce3" office:value-type="float" office:value="13.1" calcext:value-type="float">
            <text:p>13.10</text:p>
          </table:table-cell>
          <table:table-cell table:formula="of:=([.B87]-[.B86])/[.B86]*100" office:value-type="float" office:value="-20.6060606060606" calcext:value-type="float">
            <text:p>-20.61</text:p>
          </table:table-cell>
          <table:table-cell table:style-name="ce3" office:value-type="float" office:value="11868" calcext:value-type="float">
            <text:p>11868.00</text:p>
          </table:table-cell>
          <table:table-cell table:formula="of:=([.D87]-[.D86])/[.D86]*100" office:value-type="float" office:value="-21.4039735099338" calcext:value-type="float">
            <text:p>-21.40</text:p>
          </table:table-cell>
          <table:table-cell table:style-name="ce3" table:formula="of:=[.D87]/[.$F$69]" office:value-type="float" office:value="12.8906221937139" calcext:value-type="float">
            <text:p>12.89</text:p>
          </table:table-cell>
          <table:table-cell table:style-name="ce3"/>
          <table:table-cell table:style-name="ce3" office:value-type="float" office:value="46.2" calcext:value-type="float">
            <text:p>46.20</text:p>
          </table:table-cell>
          <table:table-cell table:formula="of:=([.H87]-[.H86])/[.H86]*100" office:value-type="float" office:value="-94.0996168582375" calcext:value-type="float">
            <text:p>-94.10</text:p>
          </table:table-cell>
          <table:table-cell table:style-name="ce3" office:value-type="float" office:value="634" calcext:value-type="float">
            <text:p>634.00</text:p>
          </table:table-cell>
          <table:table-cell table:formula="of:=([.J87]-[.J86])/[.J86]*100" office:value-type="float" office:value="-88.9681572994606" calcext:value-type="float">
            <text:p>-88.97</text:p>
          </table:table-cell>
          <table:table-cell table:style-name="ce3" table:formula="of:=[.J87]/[.$L$43]" office:value-type="float" office:value="80.4638949671772" calcext:value-type="float">
            <text:p>80.46</text:p>
          </table:table-cell>
          <table:table-cell table:style-name="ce3"/>
          <table:table-cell table:style-name="ce3" office:value-type="float" office:value="10.7" calcext:value-type="float">
            <text:p>10.70</text:p>
          </table:table-cell>
          <table:table-cell table:formula="of:=([.N87]-[.N86])/[.N86]*100" office:value-type="float" office:value="-75.4587155963303" calcext:value-type="float">
            <text:p>-75.46</text:p>
          </table:table-cell>
          <table:table-cell table:style-name="ce3" office:value-type="float" office:value="3104" calcext:value-type="float">
            <text:p>3104.00</text:p>
          </table:table-cell>
          <table:table-cell table:style-name="ce3" table:formula="of:=([.P87]-[.P86])/[.P86]*100" office:value-type="float" office:value="-75.5994025626916" calcext:value-type="float">
            <text:p>-75.60</text:p>
          </table:table-cell>
          <table:table-cell table:style-name="ce3" table:formula="of:=[.P87]/[.$R$43]" office:value-type="float" office:value="10.4490445526412" calcext:value-type="float">
            <text:p>10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6.38" calcext:value-type="float">
            <text:p>6.38</text:p>
          </table:table-cell>
          <table:table-cell table:formula="of:=([.B88]-[.B87])/[.B87]*100" office:value-type="float" office:value="-51.2977099236641" calcext:value-type="float">
            <text:p>-51.30</text:p>
          </table:table-cell>
          <table:table-cell table:style-name="ce3" office:value-type="float" office:value="5826" calcext:value-type="float">
            <text:p>5826.00</text:p>
          </table:table-cell>
          <table:table-cell table:formula="of:=([.D88]-[.D87])/[.D87]*100" office:value-type="float" office:value="-50.9100101112235" calcext:value-type="float">
            <text:p>-50.91</text:p>
          </table:table-cell>
          <table:table-cell table:style-name="ce3" table:formula="of:=[.D88]/[.$F$69]" office:value-type="float" office:value="6.32800513149455" calcext:value-type="float">
            <text:p>6.33</text:p>
          </table:table-cell>
          <table:table-cell table:style-name="ce3"/>
          <table:table-cell table:style-name="ce3" office:value-type="float" office:value="18.6" calcext:value-type="float">
            <text:p>18.60</text:p>
          </table:table-cell>
          <table:table-cell table:formula="of:=([.H88]-[.H87])/[.H87]*100" office:value-type="float" office:value="-59.7402597402597" calcext:value-type="float">
            <text:p>-59.74</text:p>
          </table:table-cell>
          <table:table-cell table:style-name="ce3" office:value-type="float" office:value="283" calcext:value-type="float">
            <text:p>283.00</text:p>
          </table:table-cell>
          <table:table-cell table:formula="of:=([.J88]-[.J87])/[.J87]*100" office:value-type="float" office:value="-55.3627760252366" calcext:value-type="float">
            <text:p>-55.36</text:p>
          </table:table-cell>
          <table:table-cell table:style-name="ce3" table:formula="of:=[.J88]/[.$L$43]" office:value-type="float" office:value="35.9168490153173" calcext:value-type="float">
            <text:p>35.92</text:p>
          </table:table-cell>
          <table:table-cell table:style-name="ce3"/>
          <table:table-cell table:style-name="ce3" office:value-type="float" office:value="4.86" calcext:value-type="float">
            <text:p>4.86</text:p>
          </table:table-cell>
          <table:table-cell table:formula="of:=([.N88]-[.N87])/[.N87]*100" office:value-type="float" office:value="-54.5794392523364" calcext:value-type="float">
            <text:p>-54.58</text:p>
          </table:table-cell>
          <table:table-cell table:style-name="ce3" office:value-type="float" office:value="1404" calcext:value-type="float">
            <text:p>1404.00</text:p>
          </table:table-cell>
          <table:table-cell table:style-name="ce3" table:formula="of:=([.P88]-[.P87])/[.P87]*100" office:value-type="float" office:value="-54.7680412371134" calcext:value-type="float">
            <text:p>-54.77</text:p>
          </table:table-cell>
          <table:table-cell table:style-name="ce3" table:formula="of:=[.P88]/[.$R$43]" office:value-type="float" office:value="4.72630752316633" calcext:value-type="float">
            <text:p>4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3400</text:p>
          </table:table-cell>
          <table:table-cell table:style-name="ce3" office:value-type="float" office:value="6.38" calcext:value-type="float">
            <text:p>6.38</text:p>
          </table:table-cell>
          <table:table-cell table:formula="of:=([.B89]-[.B88])/[.B88]*100" office:value-type="float" office:value="0" calcext:value-type="float">
            <text:p>0.00</text:p>
          </table:table-cell>
          <table:table-cell table:style-name="ce3" office:value-type="float" office:value="5826" calcext:value-type="float">
            <text:p>5826.00</text:p>
          </table:table-cell>
          <table:table-cell table:formula="of:=([.D89]-[.D88])/[.D88]*100" office:value-type="float" office:value="0" calcext:value-type="float">
            <text:p>0.00</text:p>
          </table:table-cell>
          <table:table-cell table:style-name="ce3" table:formula="of:=[.D89]/[.$F$69]" office:value-type="float" office:value="6.32800513149455" calcext:value-type="float">
            <text:p>6.33</text:p>
          </table:table-cell>
          <table:table-cell table:style-name="ce3"/>
          <table:table-cell table:style-name="ce3" office:value-type="float" office:value="18.4" calcext:value-type="float">
            <text:p>18.40</text:p>
          </table:table-cell>
          <table:table-cell table:formula="of:=([.H89]-[.H88])/[.H88]*100" office:value-type="float" office:value="-1.07526881720432" calcext:value-type="float">
            <text:p>-1.08</text:p>
          </table:table-cell>
          <table:table-cell table:style-name="ce3" office:value-type="float" office:value="282" calcext:value-type="float">
            <text:p>282.00</text:p>
          </table:table-cell>
          <table:table-cell table:formula="of:=([.J89]-[.J88])/[.J88]*100" office:value-type="float" office:value="-0.353356890459364" calcext:value-type="float">
            <text:p>-0.35</text:p>
          </table:table-cell>
          <table:table-cell table:style-name="ce3" table:formula="of:=[.J89]/[.$L$43]" office:value-type="float" office:value="35.7899343544858" calcext:value-type="float">
            <text:p>35.79</text:p>
          </table:table-cell>
          <table:table-cell table:style-name="ce3"/>
          <table:table-cell table:style-name="ce3" office:value-type="float" office:value="4.86" calcext:value-type="float">
            <text:p>4.86</text:p>
          </table:table-cell>
          <table:table-cell table:formula="of:=([.N89]-[.N88])/[.N88]*100" office:value-type="float" office:value="0" calcext:value-type="float">
            <text:p>0.00</text:p>
          </table:table-cell>
          <table:table-cell table:style-name="ce3" office:value-type="float" office:value="1403" calcext:value-type="float">
            <text:p>1403.00</text:p>
          </table:table-cell>
          <table:table-cell table:style-name="ce3" table:formula="of:=([.P89]-[.P88])/[.P88]*100" office:value-type="float" office:value="-0.0712250712250712" calcext:value-type="float">
            <text:p>-0.07</text:p>
          </table:table-cell>
          <table:table-cell table:style-name="ce3" table:formula="of:=[.P89]/[.$R$43]" office:value-type="float" office:value="4.72294120726663" calcext:value-type="float">
            <text:p>4.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2">
          <table:table-cell table:style-name="ce36" table:number-columns-repeated="5"/>
          <table:table-cell table:style-name="ce38"/>
          <table:table-cell table:style-name="ce36" table:number-columns-repeated="11"/>
          <table:table-cell table:number-columns-repeated="13"/>
        </table:table-row>
        <table:table-row table:style-name="ro1">
          <table:table-cell table:style-name="ce1" office:value-type="string" calcext:value-type="string">
            <text:p>T2 1200_6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T2_1600_400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2 1400_600</text:p>
          </table:table-cell>
          <table:table-cell table:style-name="Default"/>
          <table:table-cell table:number-columns-repeated="3"/>
          <table:table-cell table:style-name="ce1" office:value-type="string" calcext:value-type="string">
            <text:p>T2_1600_400</text:p>
          </table:table-cell>
          <table:table-cell office:value-type="string" calcext:value-type="string">
            <text:p>Duhram 362.5</text:p>
          </table:table-cell>
          <table:table-cell table:number-columns-repeated="5"/>
          <table:table-cell table:style-name="ce1" office:value-type="string" calcext:value-type="string">
            <text:p>T2_1600_400</text:p>
          </table:table-cell>
          <table:table-cell office:value-type="string" calcext:value-type="string">
            <text:p>Duhram 4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formula="of:=[.U96]/[.S96]" office:value-type="float" office:value="2.41954022988506" calcext:value-type="float">
            <text:p>2.419540229885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formula="of:=[.AB96]/[.Z96]" office:value-type="float" office:value="48.0689655172414" calcext:value-type="float">
            <text:p>48.0689655172414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9351" calcext:value-type="float">
            <text:p>9351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/>
          <table:table-cell office:value-type="float" office:value="11718" calcext:value-type="float">
            <text:p>11718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table:style-name="Default"/>
          <table:table-cell table:number-columns-repeated="3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421" calcext:value-type="float">
            <text:p>421</text:p>
          </table:table-cell>
          <table:table-cell table:style-name="ce3"/>
          <table:table-cell table:formula="of:=[.U96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8364" calcext:value-type="float">
            <text:p>8364</text:p>
          </table:table-cell>
          <table:table-cell table:style-name="ce3"/>
          <table:table-cell table:formula="of:=[.AB96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B97]-[.B96])/[.B96]*100" office:value-type="float" office:value="0" calcext:value-type="float">
            <text:p>0</text:p>
          </table:table-cell>
          <table:table-cell office:value-type="float" office:value="9351" calcext:value-type="float">
            <text:p>9351</text:p>
          </table:table-cell>
          <table:table-cell table:formula="of:=([.D97]-[.D96])/[.D96]*100" office:value-type="float" office:value="0" calcext:value-type="float">
            <text:p>0.00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([.H97]-[.H96])/[.H96]*100" office:value-type="float" office:value="0" calcext:value-type="float">
            <text:p>0.00</text:p>
          </table:table-cell>
          <table:table-cell office:value-type="float" office:value="11718" calcext:value-type="float">
            <text:p>11718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table:formula="of:=([.N97]-[.N96])/[.N96]*100" office:value-type="float" office:value="0" calcext:value-type="float">
            <text:p>0.0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style-name="ce3" table:formula="of:=([.S97]-[.S96])/[.S96]*100" office:value-type="float" office:value="0" calcext:value-type="float">
            <text:p>0.00</text:p>
          </table:table-cell>
          <table:table-cell office:value-type="float" office:value="421" calcext:value-type="float">
            <text:p>421</text:p>
          </table:table-cell>
          <table:table-cell table:style-name="ce3"/>
          <table:table-cell table:formula="of:=[.U97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 table:formula="of:=([.Z97]-[.Z96])/[.Z96]*100" office:value-type="float" office:value="0" calcext:value-type="float">
            <text:p>0.00</text:p>
          </table:table-cell>
          <table:table-cell office:value-type="float" office:value="8364" calcext:value-type="float">
            <text:p>8364</text:p>
          </table:table-cell>
          <table:table-cell table:style-name="ce3" table:formula="of:=([.AB97]-[.AB96])/[.AB96]*100" office:value-type="float" office:value="0" calcext:value-type="float">
            <text:p>0.00</text:p>
          </table:table-cell>
          <table:table-cell table:formula="of:=[.AB97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98]-[.B97])/[.B97]*100" office:value-type="float" office:value="-18.7180941576858" calcext:value-type="float">
            <text:p>-18.72</text:p>
          </table:table-cell>
          <table:table-cell office:value-type="float" office:value="7947" calcext:value-type="float">
            <text:p>7947</text:p>
          </table:table-cell>
          <table:table-cell table:formula="of:=([.D98]-[.D97])/[.D97]*100" office:value-type="float" office:value="-15.0144369586141" calcext:value-type="float">
            <text:p>-15.0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([.H98]-[.H97])/[.H97]*100" office:value-type="float" office:value="-21.8390804597701" calcext:value-type="float">
            <text:p>-21.84</text:p>
          </table:table-cell>
          <table:table-cell office:value-type="float" office:value="9677" calcext:value-type="float">
            <text:p>9677</text:p>
          </table:table-cell>
          <table:table-cell table:formula="of:=([.J98]-[.J97])/[.J97]*100" office:value-type="float" office:value="-17.4176480628094" calcext:value-type="float">
            <text:p>-17.42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formula="of:=([.N98]-[.N97])/[.N97]*100" office:value-type="float" office:value="-20.3327171903882" calcext:value-type="float">
            <text:p>-20.3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style-name="ce3" table:formula="of:=([.S98]-[.S97])/[.S97]*100" office:value-type="float" office:value="-21.8390804597701" calcext:value-type="float">
            <text:p>-21.84</text:p>
          </table:table-cell>
          <table:table-cell office:value-type="float" office:value="342" calcext:value-type="float">
            <text:p>342</text:p>
          </table:table-cell>
          <table:table-cell table:style-name="ce3" table:formula="of:=([.U98]-[.U97])/[.U97]*100" office:value-type="float" office:value="-18.7648456057007" calcext:value-type="float">
            <text:p>-18.76</text:p>
          </table:table-cell>
          <table:table-cell table:formula="of:=[.U98]/[.$W$94]" office:value-type="float" office:value="141.349168646081" calcext:value-type="float">
            <text:p>141.34916864608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style-name="ce3" table:formula="of:=([.Z98]-[.Z97])/[.Z97]*100" office:value-type="float" office:value="-21.8390804597701" calcext:value-type="float">
            <text:p>-21.84</text:p>
          </table:table-cell>
          <table:table-cell office:value-type="float" office:value="6671" calcext:value-type="float">
            <text:p>6671</text:p>
          </table:table-cell>
          <table:table-cell table:style-name="ce3" table:formula="of:=([.AB98]-[.AB97])/[.AB97]*100" office:value-type="float" office:value="-20.2415112386418" calcext:value-type="float">
            <text:p>-20.24</text:p>
          </table:table-cell>
          <table:table-cell table:formula="of:=[.AB98]/[.$AD$95]" office:value-type="float" office:value="138.779770444763" calcext:value-type="float">
            <text:p>138.779770444763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99]-[.B98])/[.B98]*100" office:value-type="float" office:value="-3.90788555478018" calcext:value-type="float">
            <text:p>-3.91</text:p>
          </table:table-cell>
          <table:table-cell office:value-type="float" office:value="7887" calcext:value-type="float">
            <text:p>7887</text:p>
          </table:table-cell>
          <table:table-cell table:formula="of:=([.D99]-[.D98])/[.D98]*100" office:value-type="float" office:value="-0.755001887504719" calcext:value-type="float">
            <text:p>-0.7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([.H99]-[.H98])/[.H98]*100" office:value-type="float" office:value="-5.14705882352941" calcext:value-type="float">
            <text:p>-5.15</text:p>
          </table:table-cell>
          <table:table-cell office:value-type="float" office:value="9549" calcext:value-type="float">
            <text:p>9549</text:p>
          </table:table-cell>
          <table:table-cell table:formula="of:=([.J99]-[.J98])/[.J98]*100" office:value-type="float" office:value="-1.322723984706" calcext:value-type="float">
            <text:p>-1.32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formula="of:=([.N99]-[.N98])/[.N98]*100" office:value-type="float" office:value="-4.64037122969838" calcext:value-type="float">
            <text:p>-4.6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style-name="ce3" table:formula="of:=([.S99]-[.S98])/[.S98]*100" office:value-type="float" office:value="-5.14705882352941" calcext:value-type="float">
            <text:p>-5.15</text:p>
          </table:table-cell>
          <table:table-cell office:value-type="float" office:value="324" calcext:value-type="float">
            <text:p>324</text:p>
          </table:table-cell>
          <table:table-cell table:style-name="ce3" table:formula="of:=([.U99]-[.U98])/[.U98]*100" office:value-type="float" office:value="-5.26315789473684" calcext:value-type="float">
            <text:p>-5.26</text:p>
          </table:table-cell>
          <table:table-cell table:formula="of:=[.U99]/[.$W$94]" office:value-type="float" office:value="133.90973871734" calcext:value-type="float">
            <text:p>133.9097387173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style-name="ce3" table:formula="of:=([.Z99]-[.Z98])/[.Z98]*100" office:value-type="float" office:value="-5.14705882352941" calcext:value-type="float">
            <text:p>-5.15</text:p>
          </table:table-cell>
          <table:table-cell office:value-type="float" office:value="6468" calcext:value-type="float">
            <text:p>6468</text:p>
          </table:table-cell>
          <table:table-cell table:style-name="ce3" table:formula="of:=([.AB99]-[.AB98])/[.AB98]*100" office:value-type="float" office:value="-3.04302203567681" calcext:value-type="float">
            <text:p>-3.04</text:p>
          </table:table-cell>
          <table:table-cell table:formula="of:=[.AB99]/[.$AD$95]" office:value-type="float" office:value="134.556671449067" calcext:value-type="float">
            <text:p>134.556671449067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00]-[.B99])/[.B99]*100" office:value-type="float" office:value="-38.0537400145243" calcext:value-type="float">
            <text:p>-38.05</text:p>
          </table:table-cell>
          <table:table-cell office:value-type="float" office:value="4902" calcext:value-type="float">
            <text:p>4902</text:p>
          </table:table-cell>
          <table:table-cell table:formula="of:=([.D100]-[.D99])/[.D99]*100" office:value-type="float" office:value="-37.8470901483454" calcext:value-type="float">
            <text:p>-37.8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([.H100]-[.H99])/[.H99]*100" office:value-type="float" office:value="-13.953488372093" calcext:value-type="float">
            <text:p>-13.95</text:p>
          </table:table-cell>
          <table:table-cell office:value-type="float" office:value="8164" calcext:value-type="float">
            <text:p>8164</text:p>
          </table:table-cell>
          <table:table-cell table:formula="of:=([.J100]-[.J99])/[.J99]*100" office:value-type="float" office:value="-14.504136558802" calcext:value-type="float">
            <text:p>-14.50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([.N100]-[.N99])/[.N99]*100" office:value-type="float" office:value="-24.330900243309" calcext:value-type="float">
            <text:p>-24.33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style-name="ce3" table:formula="of:=([.S100]-[.S99])/[.S99]*100" office:value-type="float" office:value="-13.953488372093" calcext:value-type="float">
            <text:p>-13.95</text:p>
          </table:table-cell>
          <table:table-cell office:value-type="float" office:value="280" calcext:value-type="float">
            <text:p>280</text:p>
          </table:table-cell>
          <table:table-cell table:style-name="ce3" table:formula="of:=([.U100]-[.U99])/[.U99]*100" office:value-type="float" office:value="-13.5802469135802" calcext:value-type="float">
            <text:p>-13.58</text:p>
          </table:table-cell>
          <table:table-cell table:formula="of:=[.U100]/[.$W$94]" office:value-type="float" office:value="115.724465558195" calcext:value-type="float">
            <text:p>115.72446555819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style-name="ce3" table:formula="of:=([.Z100]-[.Z99])/[.Z99]*100" office:value-type="float" office:value="-13.953488372093" calcext:value-type="float">
            <text:p>-13.95</text:p>
          </table:table-cell>
          <table:table-cell office:value-type="float" office:value="5565" calcext:value-type="float">
            <text:p>5565</text:p>
          </table:table-cell>
          <table:table-cell table:style-name="ce3" table:formula="of:=([.AB100]-[.AB99])/[.AB99]*100" office:value-type="float" office:value="-13.961038961039" calcext:value-type="float">
            <text:p>-13.96</text:p>
          </table:table-cell>
          <table:table-cell table:formula="of:=[.AB100]/[.$AD$95]" office:value-type="float" office:value="115.771162123386" calcext:value-type="float">
            <text:p>115.771162123386</text:p>
          </table:table-cell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101]-[.B100])/[.B100]*100" office:value-type="float" office:value="-1.99296600234467" calcext:value-type="float">
            <text:p>-1.99</text:p>
          </table:table-cell>
          <table:table-cell office:value-type="float" office:value="4841" calcext:value-type="float">
            <text:p>4841</text:p>
          </table:table-cell>
          <table:table-cell table:formula="of:=([.D101]-[.D100])/[.D100]*100" office:value-type="float" office:value="-1.24439004487964" calcext:value-type="float">
            <text:p>-1.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([.H101]-[.H100])/[.H100]*100" office:value-type="float" office:value="-1.8018018018018" calcext:value-type="float">
            <text:p>-1.80</text:p>
          </table:table-cell>
          <table:table-cell office:value-type="float" office:value="8056" calcext:value-type="float">
            <text:p>8056</text:p>
          </table:table-cell>
          <table:table-cell table:formula="of:=([.J101]-[.J100])/[.J100]*100" office:value-type="float" office:value="-1.32288094071534" calcext:value-type="float">
            <text:p>-1.32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([.N101]-[.N100])/[.N100]*100" office:value-type="float" office:value="-1.60771704180064" calcext:value-type="float">
            <text:p>-1.6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style-name="ce3" table:formula="of:=([.S101]-[.S100])/[.S100]*100" office:value-type="float" office:value="-1.8018018018018" calcext:value-type="float">
            <text:p>-1.80</text:p>
          </table:table-cell>
          <table:table-cell office:value-type="float" office:value="274" calcext:value-type="float">
            <text:p>274</text:p>
          </table:table-cell>
          <table:table-cell table:style-name="ce3" table:formula="of:=([.U101]-[.U100])/[.U100]*100" office:value-type="float" office:value="-2.14285714285714" calcext:value-type="float">
            <text:p>-2.14</text:p>
          </table:table-cell>
          <table:table-cell table:formula="of:=[.U101]/[.$W$94]" office:value-type="float" office:value="113.244655581948" calcext:value-type="float">
            <text:p>113.24465558194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style-name="ce3" table:formula="of:=([.Z101]-[.Z100])/[.Z100]*100" office:value-type="float" office:value="-1.8018018018018" calcext:value-type="float">
            <text:p>-1.80</text:p>
          </table:table-cell>
          <table:table-cell office:value-type="float" office:value="5505" calcext:value-type="float">
            <text:p>5505</text:p>
          </table:table-cell>
          <table:table-cell table:style-name="ce3" table:formula="of:=([.AB101]-[.AB100])/[.AB100]*100" office:value-type="float" office:value="-1.07816711590297" calcext:value-type="float">
            <text:p>-1.08</text:p>
          </table:table-cell>
          <table:table-cell table:formula="of:=[.AB101]/[.$AD$95]" office:value-type="float" office:value="114.522955523673" calcext:value-type="float">
            <text:p>114.522955523673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102]-[.B101])/[.B101]*100" office:value-type="float" office:value="-32.0574162679426" calcext:value-type="float">
            <text:p>-32.06</text:p>
          </table:table-cell>
          <table:table-cell office:value-type="float" office:value="3284" calcext:value-type="float">
            <text:p>3284</text:p>
          </table:table-cell>
          <table:table-cell table:formula="of:=([.D102]-[.D101])/[.D101]*100" office:value-type="float" office:value="-32.1627762858913" calcext:value-type="float">
            <text:p>-32.16</text:p>
          </table:table-cell>
          <table:table-cell table:number-columns-repeated="2"/>
          <table:table-cell office:value-type="float" office:value="86.4" calcext:value-type="float">
            <text:p>86.4</text:p>
          </table:table-cell>
          <table:table-cell table:formula="of:=([.H102]-[.H101])/[.H101]*100" office:value-type="float" office:value="-20.7339449541284" calcext:value-type="float">
            <text:p>-20.73</text:p>
          </table:table-cell>
          <table:table-cell office:value-type="float" office:value="6484" calcext:value-type="float">
            <text:p>6484</text:p>
          </table:table-cell>
          <table:table-cell table:formula="of:=([.J102]-[.J101])/[.J101]*100" office:value-type="float" office:value="-19.5134061569017" calcext:value-type="float">
            <text:p>-19.51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([.N102]-[.N101])/[.N101]*100" office:value-type="float" office:value="-25.4901960784314" calcext:value-type="float">
            <text:p>-25.49</text:p>
          </table:table-cell>
          <table:table-cell table:number-columns-repeated="3"/>
          <table:table-cell office:value-type="float" office:value="86.4" calcext:value-type="float">
            <text:p>86.4</text:p>
          </table:table-cell>
          <table:table-cell table:style-name="ce3" table:formula="of:=([.S102]-[.S101])/[.S101]*100" office:value-type="float" office:value="-20.7339449541284" calcext:value-type="float">
            <text:p>-20.73</text:p>
          </table:table-cell>
          <table:table-cell office:value-type="float" office:value="210" calcext:value-type="float">
            <text:p>210</text:p>
          </table:table-cell>
          <table:table-cell table:style-name="ce3" table:formula="of:=([.U102]-[.U101])/[.U101]*100" office:value-type="float" office:value="-23.3576642335766" calcext:value-type="float">
            <text:p>-23.36</text:p>
          </table:table-cell>
          <table:table-cell table:formula="of:=[.U102]/[.$W$94]" office:value-type="float" office:value="86.7933491686461" calcext:value-type="float">
            <text:p>86.7933491686461</text:p>
          </table:table-cell>
          <table:table-cell table:number-columns-repeated="2"/>
          <table:table-cell office:value-type="float" office:value="86.4" calcext:value-type="float">
            <text:p>86.4</text:p>
          </table:table-cell>
          <table:table-cell table:style-name="ce3" table:formula="of:=([.Z102]-[.Z101])/[.Z101]*100" office:value-type="float" office:value="-20.7339449541284" calcext:value-type="float">
            <text:p>-20.73</text:p>
          </table:table-cell>
          <table:table-cell office:value-type="float" office:value="4328" calcext:value-type="float">
            <text:p>4328</text:p>
          </table:table-cell>
          <table:table-cell table:style-name="ce3" table:formula="of:=([.AB102]-[.AB101])/[.AB101]*100" office:value-type="float" office:value="-21.3805631244323" calcext:value-type="float">
            <text:p>-21.38</text:p>
          </table:table-cell>
          <table:table-cell table:formula="of:=[.AB102]/[.$AD$95]" office:value-type="float" office:value="90.0373027259684" calcext:value-type="float">
            <text:p>90.0373027259684</text:p>
          </table:table-cell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103]-[.B102])/[.B102]*100" office:value-type="float" office:value="-35.5633802816901" calcext:value-type="float">
            <text:p>-35.56</text:p>
          </table:table-cell>
          <table:table-cell office:value-type="float" office:value="2106" calcext:value-type="float">
            <text:p>2106</text:p>
          </table:table-cell>
          <table:table-cell table:formula="of:=([.D103]-[.D102])/[.D102]*100" office:value-type="float" office:value="-35.8708891595615" calcext:value-type="float">
            <text:p>-35.87</text:p>
          </table:table-cell>
          <table:table-cell table:number-columns-repeated="2"/>
          <table:table-cell office:value-type="float" office:value="83.5" calcext:value-type="float">
            <text:p>83.5</text:p>
          </table:table-cell>
          <table:table-cell table:formula="of:=([.H103]-[.H102])/[.H102]*100" office:value-type="float" office:value="-3.35648148148149" calcext:value-type="float">
            <text:p>-3.36</text:p>
          </table:table-cell>
          <table:table-cell office:value-type="float" office:value="6215" calcext:value-type="float">
            <text:p>6215</text:p>
          </table:table-cell>
          <table:table-cell table:formula="of:=([.J103]-[.J102])/[.J102]*100" office:value-type="float" office:value="-4.14867365823566" calcext:value-type="float">
            <text:p>-4.1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([.N103]-[.N102])/[.N102]*100" office:value-type="float" office:value="-11.4035087719298" calcext:value-type="float">
            <text:p>-11.40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table:style-name="ce3" table:formula="of:=([.S103]-[.S102])/[.S102]*100" office:value-type="float" office:value="-3.35648148148149" calcext:value-type="float">
            <text:p>-3.36</text:p>
          </table:table-cell>
          <table:table-cell office:value-type="float" office:value="201" calcext:value-type="float">
            <text:p>201</text:p>
          </table:table-cell>
          <table:table-cell table:style-name="ce3" table:formula="of:=([.U103]-[.U102])/[.U102]*100" office:value-type="float" office:value="-4.28571428571429" calcext:value-type="float">
            <text:p>-4.29</text:p>
          </table:table-cell>
          <table:table-cell table:formula="of:=[.U103]/[.$W$94]" office:value-type="float" office:value="83.0736342042755" calcext:value-type="float">
            <text:p>83.0736342042755</text:p>
          </table:table-cell>
          <table:table-cell table:number-columns-repeated="2"/>
          <table:table-cell office:value-type="float" office:value="83.5" calcext:value-type="float">
            <text:p>83.5</text:p>
          </table:table-cell>
          <table:table-cell table:style-name="ce3" table:formula="of:=([.Z103]-[.Z102])/[.Z102]*100" office:value-type="float" office:value="-3.35648148148149" calcext:value-type="float">
            <text:p>-3.36</text:p>
          </table:table-cell>
          <table:table-cell office:value-type="float" office:value="4190" calcext:value-type="float">
            <text:p>4190</text:p>
          </table:table-cell>
          <table:table-cell table:style-name="ce3" table:formula="of:=([.AB103]-[.AB102])/[.AB102]*100" office:value-type="float" office:value="-3.18853974121996" calcext:value-type="float">
            <text:p>-3.19</text:p>
          </table:table-cell>
          <table:table-cell table:formula="of:=[.AB103]/[.$AD$95]" office:value-type="float" office:value="87.1664275466284" calcext:value-type="float">
            <text:p>87.1664275466284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104]-[.D103])/[.D103]*100" office:value-type="float" office:value="-100" calcext:value-type="float">
            <text:p>-100.00</text:p>
          </table:table-cell>
          <table:table-cell table:number-columns-repeated="14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17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9351" calcext:value-type="float">
            <text:p>9351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/>
          <table:table-cell office:value-type="float" office:value="11718" calcext:value-type="float">
            <text:p>11718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421" calcext:value-type="float">
            <text:p>421</text:p>
          </table:table-cell>
          <table:table-cell table:style-name="ce3"/>
          <table:table-cell table:formula="of:=[.U107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8364" calcext:value-type="float">
            <text:p>8364</text:p>
          </table:table-cell>
          <table:table-cell table:style-name="ce3" table:formula="of:=([.AB107]-[.AB106])/[.AB106]*100" office:value-type="string" office:string-value="" calcext:value-type="error">
            <text:p>#DIV/0!</text:p>
          </table:table-cell>
          <table:table-cell table:formula="of:=[.AB107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08]-[.B107])/[.B107]*100" office:value-type="float" office:value="0" calcext:value-type="float">
            <text:p>0.00</text:p>
          </table:table-cell>
          <table:table-cell office:value-type="float" office:value="9351" calcext:value-type="float">
            <text:p>9351</text:p>
          </table:table-cell>
          <table:table-cell table:formula="of:=([.D108]-[.D107])/[.D107]*100" office:value-type="float" office:value="0" calcext:value-type="float">
            <text:p>0.00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([.H108]-[.H107])/[.H107]*100" office:value-type="float" office:value="0" calcext:value-type="float">
            <text:p>0.00</text:p>
          </table:table-cell>
          <table:table-cell office:value-type="float" office:value="11718" calcext:value-type="float">
            <text:p>11718</text:p>
          </table:table-cell>
          <table:table-cell table:formula="of:=([.J108]-[.J107])/[.J107]*100" office:value-type="float" office:value="0" calcext:value-type="float">
            <text:p>0.0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formula="of:=([.N108]-[.N107])/[.N107]*100" office:value-type="float" office:value="0" calcext:value-type="float">
            <text:p>0.0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style-name="ce3" table:formula="of:=([.S108]-[.S107])/[.S107]*100" office:value-type="float" office:value="0" calcext:value-type="float">
            <text:p>0.00</text:p>
          </table:table-cell>
          <table:table-cell office:value-type="float" office:value="421" calcext:value-type="float">
            <text:p>421</text:p>
          </table:table-cell>
          <table:table-cell table:style-name="ce3" table:formula="of:=([.U108]-[.U107])/[.U107]*100" office:value-type="float" office:value="0" calcext:value-type="float">
            <text:p>0.00</text:p>
          </table:table-cell>
          <table:table-cell table:formula="of:=[.U108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 table:formula="of:=([.Z108]-[.Z107])/[.Z107]*100" office:value-type="float" office:value="0" calcext:value-type="float">
            <text:p>0.00</text:p>
          </table:table-cell>
          <table:table-cell office:value-type="float" office:value="8364" calcext:value-type="float">
            <text:p>8364</text:p>
          </table:table-cell>
          <table:table-cell table:style-name="ce3" table:formula="of:=([.AB108]-[.AB107])/[.AB107]*100" office:value-type="float" office:value="0" calcext:value-type="float">
            <text:p>0.00</text:p>
          </table:table-cell>
          <table:table-cell table:formula="of:=[.AB108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109]-[.B108])/[.B108]*100" office:value-type="float" office:value="-9.07543959160522" calcext:value-type="float">
            <text:p>-9.08</text:p>
          </table:table-cell>
          <table:table-cell office:value-type="float" office:value="8698" calcext:value-type="float">
            <text:p>8698</text:p>
          </table:table-cell>
          <table:table-cell table:formula="of:=([.D109]-[.D108])/[.D108]*100" office:value-type="float" office:value="-6.98321035183403" calcext:value-type="float">
            <text:p>-6.9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([.H109]-[.H108])/[.H108]*100" office:value-type="float" office:value="-10.3448275862069" calcext:value-type="float">
            <text:p>-10.34</text:p>
          </table:table-cell>
          <table:table-cell office:value-type="float" office:value="10735" calcext:value-type="float">
            <text:p>10735</text:p>
          </table:table-cell>
          <table:table-cell table:formula="of:=([.J109]-[.J108])/[.J108]*100" office:value-type="float" office:value="-8.38880355009387" calcext:value-type="float">
            <text:p>-8.39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table:formula="of:=([.N109]-[.N108])/[.N108]*100" office:value-type="float" office:value="-10.720887245841" calcext:value-type="float">
            <text:p>-10.72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style-name="ce3" table:formula="of:=([.S109]-[.S108])/[.S108]*100" office:value-type="float" office:value="-10.3448275862069" calcext:value-type="float">
            <text:p>-10.34</text:p>
          </table:table-cell>
          <table:table-cell office:value-type="float" office:value="384" calcext:value-type="float">
            <text:p>384</text:p>
          </table:table-cell>
          <table:table-cell table:style-name="ce3" table:formula="of:=([.U109]-[.U108])/[.U108]*100" office:value-type="float" office:value="-8.78859857482185" calcext:value-type="float">
            <text:p>-8.79</text:p>
          </table:table-cell>
          <table:table-cell table:formula="of:=[.U109]/[.$W$94]" office:value-type="float" office:value="158.70783847981" calcext:value-type="float">
            <text:p>158.7078384798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style-name="ce3" table:formula="of:=([.Z109]-[.Z108])/[.Z108]*100" office:value-type="float" office:value="-10.3448275862069" calcext:value-type="float">
            <text:p>-10.34</text:p>
          </table:table-cell>
          <table:table-cell office:value-type="float" office:value="7547" calcext:value-type="float">
            <text:p>7547</text:p>
          </table:table-cell>
          <table:table-cell table:style-name="ce3" table:formula="of:=([.AB109]-[.AB108])/[.AB108]*100" office:value-type="float" office:value="-9.76805356288857" calcext:value-type="float">
            <text:p>-9.77</text:p>
          </table:table-cell>
          <table:table-cell table:formula="of:=[.AB109]/[.$AD$95]" office:value-type="float" office:value="157.003586800574" calcext:value-type="float">
            <text:p>157.00358680057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110]-[.B109])/[.B109]*100" office:value-type="float" office:value="-2.24578914535246" calcext:value-type="float">
            <text:p>-2.25</text:p>
          </table:table-cell>
          <table:table-cell office:value-type="float" office:value="8655" calcext:value-type="float">
            <text:p>8655</text:p>
          </table:table-cell>
          <table:table-cell table:formula="of:=([.D110]-[.D109])/[.D109]*100" office:value-type="float" office:value="-0.494366521039319" calcext:value-type="float">
            <text:p>-0.49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([.H110]-[.H109])/[.H109]*100" office:value-type="float" office:value="-3.2051282051282" calcext:value-type="float">
            <text:p>-3.21</text:p>
          </table:table-cell>
          <table:table-cell office:value-type="float" office:value="10660" calcext:value-type="float">
            <text:p>10660</text:p>
          </table:table-cell>
          <table:table-cell table:formula="of:=([.J110]-[.J109])/[.J109]*100" office:value-type="float" office:value="-0.698649278062413" calcext:value-type="float">
            <text:p>-0.7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formula="of:=([.N110]-[.N109])/[.N109]*100" office:value-type="float" office:value="-2.69151138716356" calcext:value-type="float">
            <text:p>-2.69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style-name="ce3" table:formula="of:=([.S110]-[.S109])/[.S109]*100" office:value-type="float" office:value="-3.2051282051282" calcext:value-type="float">
            <text:p>-3.21</text:p>
          </table:table-cell>
          <table:table-cell office:value-type="float" office:value="375" calcext:value-type="float">
            <text:p>375</text:p>
          </table:table-cell>
          <table:table-cell table:style-name="ce3" table:formula="of:=([.U110]-[.U109])/[.U109]*100" office:value-type="float" office:value="-2.34375" calcext:value-type="float">
            <text:p>-2.34</text:p>
          </table:table-cell>
          <table:table-cell table:formula="of:=[.U110]/[.$W$94]" office:value-type="float" office:value="154.988123515439" calcext:value-type="float">
            <text:p>154.988123515439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ce3" table:formula="of:=([.Z110]-[.Z109])/[.Z109]*100" office:value-type="float" office:value="-3.2051282051282" calcext:value-type="float">
            <text:p>-3.21</text:p>
          </table:table-cell>
          <table:table-cell office:value-type="float" office:value="7421" calcext:value-type="float">
            <text:p>7421</text:p>
          </table:table-cell>
          <table:table-cell table:style-name="ce3" table:formula="of:=([.AB110]-[.AB109])/[.AB109]*100" office:value-type="float" office:value="-1.6695375645952" calcext:value-type="float">
            <text:p>-1.67</text:p>
          </table:table-cell>
          <table:table-cell table:formula="of:=[.AB110]/[.$AD$95]" office:value-type="float" office:value="154.382352941176" calcext:value-type="float">
            <text:p>154.382352941176</text:p>
          </table:table-cell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111]-[.B110])/[.B110]*100" office:value-type="float" office:value="-67.5175494575622" calcext:value-type="float">
            <text:p>-67.52</text:p>
          </table:table-cell>
          <table:table-cell office:value-type="float" office:value="3406" calcext:value-type="float">
            <text:p>3406</text:p>
          </table:table-cell>
          <table:table-cell table:formula="of:=([.D111]-[.D110])/[.D110]*100" office:value-type="float" office:value="-60.6470248411323" calcext:value-type="float">
            <text:p>-60.6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H111]-[.H110])/[.H110]*100" office:value-type="float" office:value="-20.5298013245033" calcext:value-type="float">
            <text:p>-20.53</text:p>
          </table:table-cell>
          <table:table-cell office:value-type="float" office:value="8687" calcext:value-type="float">
            <text:p>8687</text:p>
          </table:table-cell>
          <table:table-cell table:formula="of:=([.J111]-[.J110])/[.J110]*100" office:value-type="float" office:value="-18.5084427767355" calcext:value-type="float">
            <text:p>-18.5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([.N111]-[.N110])/[.N110]*100" office:value-type="float" office:value="-42.7659574468085" calcext:value-type="float">
            <text:p>-42.7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style-name="ce3" table:formula="of:=([.S111]-[.S110])/[.S110]*100" office:value-type="float" office:value="-20.5298013245033" calcext:value-type="float">
            <text:p>-20.53</text:p>
          </table:table-cell>
          <table:table-cell office:value-type="float" office:value="313" calcext:value-type="float">
            <text:p>313</text:p>
          </table:table-cell>
          <table:table-cell table:style-name="ce3" table:formula="of:=([.U111]-[.U110])/[.U110]*100" office:value-type="float" office:value="-16.5333333333333" calcext:value-type="float">
            <text:p>-16.53</text:p>
          </table:table-cell>
          <table:table-cell table:formula="of:=[.U111]/[.$W$94]" office:value-type="float" office:value="129.363420427553" calcext:value-type="float">
            <text:p>129.36342042755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3" table:formula="of:=([.Z111]-[.Z110])/[.Z110]*100" office:value-type="float" office:value="-20.5298013245033" calcext:value-type="float">
            <text:p>-20.53</text:p>
          </table:table-cell>
          <table:table-cell office:value-type="float" office:value="6250" calcext:value-type="float">
            <text:p>6250</text:p>
          </table:table-cell>
          <table:table-cell table:style-name="ce3" table:formula="of:=([.AB111]-[.AB110])/[.AB110]*100" office:value-type="float" office:value="-15.7795445357768" calcext:value-type="float">
            <text:p>-15.78</text:p>
          </table:table-cell>
          <table:table-cell table:formula="of:=[.AB111]/[.$AD$95]" office:value-type="float" office:value="130.021520803443" calcext:value-type="float">
            <text:p>130.021520803443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112]-[.B111])/[.B111]*100" office:value-type="float" office:value="-33.7917485265226" calcext:value-type="float">
            <text:p>-33.79</text:p>
          </table:table-cell>
          <table:table-cell office:value-type="float" office:value="2326" calcext:value-type="float">
            <text:p>2326</text:p>
          </table:table-cell>
          <table:table-cell table:formula="of:=([.D112]-[.D111])/[.D111]*100" office:value-type="float" office:value="-31.7087492660012" calcext:value-type="float">
            <text:p>-31.71</text:p>
          </table:table-cell>
          <table:table-cell table:number-columns-repeated="2"/>
          <table:table-cell office:value-type="float" office:value="94.6" calcext:value-type="float">
            <text:p>94.6</text:p>
          </table:table-cell>
          <table:table-cell table:formula="of:=([.H112]-[.H111])/[.H111]*100" office:value-type="float" office:value="-21.1666666666667" calcext:value-type="float">
            <text:p>-21.17</text:p>
          </table:table-cell>
          <table:table-cell office:value-type="float" office:value="6965" calcext:value-type="float">
            <text:p>6965</text:p>
          </table:table-cell>
          <table:table-cell table:formula="of:=([.J112]-[.J111])/[.J111]*100" office:value-type="float" office:value="-19.8227236099919" calcext:value-type="float">
            <text:p>-19.82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([.N112]-[.N111])/[.N111]*100" office:value-type="float" office:value="-25.2788104089219" calcext:value-type="float">
            <text:p>-25.28</text:p>
          </table:table-cell>
          <table:table-cell table:number-columns-repeated="3"/>
          <table:table-cell office:value-type="float" office:value="94.6" calcext:value-type="float">
            <text:p>94.6</text:p>
          </table:table-cell>
          <table:table-cell table:style-name="ce3" table:formula="of:=([.S112]-[.S111])/[.S111]*100" office:value-type="float" office:value="-21.1666666666667" calcext:value-type="float">
            <text:p>-21.17</text:p>
          </table:table-cell>
          <table:table-cell office:value-type="float" office:value="242" calcext:value-type="float">
            <text:p>242</text:p>
          </table:table-cell>
          <table:table-cell table:style-name="ce3" table:formula="of:=([.U112]-[.U111])/[.U111]*100" office:value-type="float" office:value="-22.6837060702875" calcext:value-type="float">
            <text:p>-22.68</text:p>
          </table:table-cell>
          <table:table-cell table:formula="of:=[.U112]/[.$W$94]" office:value-type="float" office:value="100.019002375297" calcext:value-type="float">
            <text:p>100.019002375297</text:p>
          </table:table-cell>
          <table:table-cell table:number-columns-repeated="2"/>
          <table:table-cell office:value-type="float" office:value="94.6" calcext:value-type="float">
            <text:p>94.6</text:p>
          </table:table-cell>
          <table:table-cell table:style-name="ce3" table:formula="of:=([.Z112]-[.Z111])/[.Z111]*100" office:value-type="float" office:value="-21.1666666666667" calcext:value-type="float">
            <text:p>-21.17</text:p>
          </table:table-cell>
          <table:table-cell office:value-type="float" office:value="4885" calcext:value-type="float">
            <text:p>4885</text:p>
          </table:table-cell>
          <table:table-cell table:style-name="ce3" table:formula="of:=([.AB112]-[.AB111])/[.AB111]*100" office:value-type="float" office:value="-21.84" calcext:value-type="float">
            <text:p>-21.84</text:p>
          </table:table-cell>
          <table:table-cell table:formula="of:=[.AB112]/[.$AD$95]" office:value-type="float" office:value="101.624820659971" calcext:value-type="float">
            <text:p>101.624820659971</text:p>
          </table:table-cell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113]-[.B112])/[.B112]*100" office:value-type="float" office:value="-70.0296735905044" calcext:value-type="float">
            <text:p>-70.03</text:p>
          </table:table-cell>
          <table:table-cell office:value-type="float" office:value="520" calcext:value-type="float">
            <text:p>520</text:p>
          </table:table-cell>
          <table:table-cell table:formula="of:=([.D113]-[.D112])/[.D112]*100" office:value-type="float" office:value="-77.6440240756664" calcext:value-type="float">
            <text:p>-77.64</text:p>
          </table:table-cell>
          <table:table-cell table:number-columns-repeated="2"/>
          <table:table-cell office:value-type="float" office:value="76.1" calcext:value-type="float">
            <text:p>76.1</text:p>
          </table:table-cell>
          <table:table-cell table:formula="of:=([.H113]-[.H112])/[.H112]*100" office:value-type="float" office:value="-19.5560253699789" calcext:value-type="float">
            <text:p>-19.56</text:p>
          </table:table-cell>
          <table:table-cell office:value-type="float" office:value="5497" calcext:value-type="float">
            <text:p>5497</text:p>
          </table:table-cell>
          <table:table-cell table:formula="of:=([.J113]-[.J112])/[.J112]*100" office:value-type="float" office:value="-21.0768126346016" calcext:value-type="float">
            <text:p>-21.0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([.N113]-[.N112])/[.N112]*100" office:value-type="float" office:value="-46.2686567164179" calcext:value-type="float">
            <text:p>-46.27</text:p>
          </table:table-cell>
          <table:table-cell table:number-columns-repeated="3"/>
          <table:table-cell office:value-type="float" office:value="76.1" calcext:value-type="float">
            <text:p>76.1</text:p>
          </table:table-cell>
          <table:table-cell table:style-name="ce3" table:formula="of:=([.S113]-[.S112])/[.S112]*100" office:value-type="float" office:value="-19.5560253699789" calcext:value-type="float">
            <text:p>-19.56</text:p>
          </table:table-cell>
          <table:table-cell office:value-type="float" office:value="206" calcext:value-type="float">
            <text:p>206</text:p>
          </table:table-cell>
          <table:table-cell table:style-name="ce3" table:formula="of:=([.U113]-[.U112])/[.U112]*100" office:value-type="float" office:value="-14.8760330578512" calcext:value-type="float">
            <text:p>-14.88</text:p>
          </table:table-cell>
          <table:table-cell table:formula="of:=[.U113]/[.$W$94]" office:value-type="float" office:value="85.1401425178147" calcext:value-type="float">
            <text:p>85.1401425178147</text:p>
          </table:table-cell>
          <table:table-cell table:number-columns-repeated="2"/>
          <table:table-cell office:value-type="float" office:value="76.1" calcext:value-type="float">
            <text:p>76.1</text:p>
          </table:table-cell>
          <table:table-cell table:style-name="ce3" table:formula="of:=([.Z113]-[.Z112])/[.Z112]*100" office:value-type="float" office:value="-19.5560253699789" calcext:value-type="float">
            <text:p>-19.56</text:p>
          </table:table-cell>
          <table:table-cell office:value-type="float" office:value="4124" calcext:value-type="float">
            <text:p>4124</text:p>
          </table:table-cell>
          <table:table-cell table:style-name="ce3" table:formula="of:=([.AB113]-[.AB112])/[.AB112]*100" office:value-type="float" office:value="-15.5783009211873" calcext:value-type="float">
            <text:p>-15.58</text:p>
          </table:table-cell>
          <table:table-cell table:formula="of:=[.AB113]/[.$AD$95]" office:value-type="float" office:value="85.7934002869441" calcext:value-type="float">
            <text:p>85.793400286944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formula="of:=[.AB114]/[.$AD$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17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9351" calcext:value-type="float">
            <text:p>9351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/>
          <table:table-cell office:value-type="float" office:value="11718" calcext:value-type="float">
            <text:p>11718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421" calcext:value-type="float">
            <text:p>421</text:p>
          </table:table-cell>
          <table:table-cell table:style-name="ce3"/>
          <table:table-cell table:formula="of:=[.U117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8364" calcext:value-type="float">
            <text:p>8364</text:p>
          </table:table-cell>
          <table:table-cell table:style-name="ce3"/>
          <table:table-cell table:formula="of:=[.AB117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18]-[.B117])/[.B117]*100" office:value-type="float" office:value="0" calcext:value-type="float">
            <text:p>0.00</text:p>
          </table:table-cell>
          <table:table-cell office:value-type="float" office:value="9351" calcext:value-type="float">
            <text:p>9351</text:p>
          </table:table-cell>
          <table:table-cell table:formula="of:=([.D118]-[.D117])/[.D117]*100" office:value-type="float" office:value="0" calcext:value-type="float">
            <text:p>0.00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([.H118]-[.H117])/[.H117]*100" office:value-type="float" office:value="0" calcext:value-type="float">
            <text:p>0.00</text:p>
          </table:table-cell>
          <table:table-cell office:value-type="float" office:value="11718" calcext:value-type="float">
            <text:p>11718</text:p>
          </table:table-cell>
          <table:table-cell table:formula="of:=([.J118]-[.J117])/[.J117]*100" office:value-type="float" office:value="0" calcext:value-type="float">
            <text:p>0.0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table:formula="of:=([.N118]-[.N117])/[.N117]*100" office:value-type="float" office:value="0" calcext:value-type="float">
            <text:p>0.00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style-name="ce3" table:formula="of:=([.S118]-[.S117])/[.S117]*100" office:value-type="float" office:value="0" calcext:value-type="float">
            <text:p>0.00</text:p>
          </table:table-cell>
          <table:table-cell office:value-type="float" office:value="421" calcext:value-type="float">
            <text:p>421</text:p>
          </table:table-cell>
          <table:table-cell table:style-name="ce3" table:formula="of:=([.U118]-[.U117])/[.U117]*100" office:value-type="float" office:value="0" calcext:value-type="float">
            <text:p>0.00</text:p>
          </table:table-cell>
          <table:table-cell table:formula="of:=[.U118]/[.$W$94]" office:value-type="float" office:value="174" calcext:value-type="float">
            <text:p>17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3" table:formula="of:=([.Z118]-[.Z117])/[.Z117]*100" office:value-type="float" office:value="0" calcext:value-type="float">
            <text:p>0.00</text:p>
          </table:table-cell>
          <table:table-cell office:value-type="float" office:value="8364" calcext:value-type="float">
            <text:p>8364</text:p>
          </table:table-cell>
          <table:table-cell table:style-name="ce3" table:formula="of:=([.AB118]-[.AB117])/[.AB117]*100" office:value-type="float" office:value="0" calcext:value-type="float">
            <text:p>0.00</text:p>
          </table:table-cell>
          <table:table-cell table:formula="of:=[.AB118]/[.$AD$9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19]-[.B118])/[.B118]*100" office:value-type="float" office:value="-18.7180941576858" calcext:value-type="float">
            <text:p>-18.72</text:p>
          </table:table-cell>
          <table:table-cell office:value-type="float" office:value="7947" calcext:value-type="float">
            <text:p>7947</text:p>
          </table:table-cell>
          <table:table-cell table:formula="of:=([.D119]-[.D118])/[.D118]*100" office:value-type="float" office:value="-15.0144369586141" calcext:value-type="float">
            <text:p>-15.0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([.H119]-[.H118])/[.H118]*100" office:value-type="float" office:value="-21.8390804597701" calcext:value-type="float">
            <text:p>-21.84</text:p>
          </table:table-cell>
          <table:table-cell office:value-type="float" office:value="9677" calcext:value-type="float">
            <text:p>9677</text:p>
          </table:table-cell>
          <table:table-cell table:formula="of:=([.J119]-[.J118])/[.J118]*100" office:value-type="float" office:value="-17.4176480628094" calcext:value-type="float">
            <text:p>-17.42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formula="of:=([.N119]-[.N118])/[.N118]*100" office:value-type="float" office:value="-20.3327171903882" calcext:value-type="float">
            <text:p>-20.3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style-name="ce3" table:formula="of:=([.S119]-[.S118])/[.S118]*100" office:value-type="float" office:value="-21.8390804597701" calcext:value-type="float">
            <text:p>-21.84</text:p>
          </table:table-cell>
          <table:table-cell office:value-type="float" office:value="342" calcext:value-type="float">
            <text:p>342</text:p>
          </table:table-cell>
          <table:table-cell table:style-name="ce3" table:formula="of:=([.U119]-[.U118])/[.U118]*100" office:value-type="float" office:value="-18.7648456057007" calcext:value-type="float">
            <text:p>-18.76</text:p>
          </table:table-cell>
          <table:table-cell table:formula="of:=[.U119]/[.$W$94]" office:value-type="float" office:value="141.349168646081" calcext:value-type="float">
            <text:p>141.34916864608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style-name="ce3" table:formula="of:=([.Z119]-[.Z118])/[.Z118]*100" office:value-type="float" office:value="-21.8390804597701" calcext:value-type="float">
            <text:p>-21.84</text:p>
          </table:table-cell>
          <table:table-cell office:value-type="float" office:value="6671" calcext:value-type="float">
            <text:p>6671</text:p>
          </table:table-cell>
          <table:table-cell table:style-name="ce3" table:formula="of:=([.AB119]-[.AB118])/[.AB118]*100" office:value-type="float" office:value="-20.2415112386418" calcext:value-type="float">
            <text:p>-20.24</text:p>
          </table:table-cell>
          <table:table-cell table:formula="of:=[.AB119]/[.$AD$95]" office:value-type="float" office:value="138.779770444763" calcext:value-type="float">
            <text:p>138.779770444763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20]-[.B119])/[.B119]*100" office:value-type="float" office:value="-3.90788555478018" calcext:value-type="float">
            <text:p>-3.91</text:p>
          </table:table-cell>
          <table:table-cell office:value-type="float" office:value="7887" calcext:value-type="float">
            <text:p>7887</text:p>
          </table:table-cell>
          <table:table-cell table:formula="of:=([.D120]-[.D119])/[.D119]*100" office:value-type="float" office:value="-0.755001887504719" calcext:value-type="float">
            <text:p>-0.7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([.H120]-[.H119])/[.H119]*100" office:value-type="float" office:value="-5.14705882352941" calcext:value-type="float">
            <text:p>-5.15</text:p>
          </table:table-cell>
          <table:table-cell office:value-type="float" office:value="9549" calcext:value-type="float">
            <text:p>9549</text:p>
          </table:table-cell>
          <table:table-cell table:formula="of:=([.J120]-[.J119])/[.J119]*100" office:value-type="float" office:value="-1.322723984706" calcext:value-type="float">
            <text:p>-1.32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formula="of:=([.N120]-[.N119])/[.N119]*100" office:value-type="float" office:value="-4.64037122969838" calcext:value-type="float">
            <text:p>-4.64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style-name="ce3" table:formula="of:=([.S120]-[.S119])/[.S119]*100" office:value-type="float" office:value="-5.14705882352941" calcext:value-type="float">
            <text:p>-5.15</text:p>
          </table:table-cell>
          <table:table-cell office:value-type="float" office:value="324" calcext:value-type="float">
            <text:p>324</text:p>
          </table:table-cell>
          <table:table-cell table:style-name="ce3" table:formula="of:=([.U120]-[.U119])/[.U119]*100" office:value-type="float" office:value="-5.26315789473684" calcext:value-type="float">
            <text:p>-5.26</text:p>
          </table:table-cell>
          <table:table-cell table:formula="of:=[.U120]/[.$W$94]" office:value-type="float" office:value="133.90973871734" calcext:value-type="float">
            <text:p>133.9097387173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style-name="ce3" table:formula="of:=([.Z120]-[.Z119])/[.Z119]*100" office:value-type="float" office:value="-5.14705882352941" calcext:value-type="float">
            <text:p>-5.15</text:p>
          </table:table-cell>
          <table:table-cell office:value-type="float" office:value="6468" calcext:value-type="float">
            <text:p>6468</text:p>
          </table:table-cell>
          <table:table-cell table:style-name="ce3" table:formula="of:=([.AB120]-[.AB119])/[.AB119]*100" office:value-type="float" office:value="-3.04302203567681" calcext:value-type="float">
            <text:p>-3.04</text:p>
          </table:table-cell>
          <table:table-cell table:formula="of:=[.AB120]/[.$AD$95]" office:value-type="float" office:value="134.556671449067" calcext:value-type="float">
            <text:p>134.556671449067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21]-[.B120])/[.B120]*100" office:value-type="float" office:value="-38.0537400145243" calcext:value-type="float">
            <text:p>-38.05</text:p>
          </table:table-cell>
          <table:table-cell office:value-type="float" office:value="4902" calcext:value-type="float">
            <text:p>4902</text:p>
          </table:table-cell>
          <table:table-cell table:formula="of:=([.D121]-[.D120])/[.D120]*100" office:value-type="float" office:value="-37.8470901483454" calcext:value-type="float">
            <text:p>-37.8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([.H121]-[.H120])/[.H120]*100" office:value-type="float" office:value="-13.953488372093" calcext:value-type="float">
            <text:p>-13.95</text:p>
          </table:table-cell>
          <table:table-cell office:value-type="float" office:value="8164" calcext:value-type="float">
            <text:p>8164</text:p>
          </table:table-cell>
          <table:table-cell table:formula="of:=([.J121]-[.J120])/[.J120]*100" office:value-type="float" office:value="-14.504136558802" calcext:value-type="float">
            <text:p>-14.50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([.N121]-[.N120])/[.N120]*100" office:value-type="float" office:value="-24.330900243309" calcext:value-type="float">
            <text:p>-24.33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style-name="ce3" table:formula="of:=([.S121]-[.S120])/[.S120]*100" office:value-type="float" office:value="-13.953488372093" calcext:value-type="float">
            <text:p>-13.95</text:p>
          </table:table-cell>
          <table:table-cell office:value-type="float" office:value="280" calcext:value-type="float">
            <text:p>280</text:p>
          </table:table-cell>
          <table:table-cell table:style-name="ce3" table:formula="of:=([.U121]-[.U120])/[.U120]*100" office:value-type="float" office:value="-13.5802469135802" calcext:value-type="float">
            <text:p>-13.58</text:p>
          </table:table-cell>
          <table:table-cell table:formula="of:=[.U121]/[.$W$94]" office:value-type="float" office:value="115.724465558195" calcext:value-type="float">
            <text:p>115.72446555819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style-name="ce3" table:formula="of:=([.Z121]-[.Z120])/[.Z120]*100" office:value-type="float" office:value="-13.953488372093" calcext:value-type="float">
            <text:p>-13.95</text:p>
          </table:table-cell>
          <table:table-cell office:value-type="float" office:value="5565" calcext:value-type="float">
            <text:p>5565</text:p>
          </table:table-cell>
          <table:table-cell table:style-name="ce3" table:formula="of:=([.AB121]-[.AB120])/[.AB120]*100" office:value-type="float" office:value="-13.961038961039" calcext:value-type="float">
            <text:p>-13.96</text:p>
          </table:table-cell>
          <table:table-cell table:formula="of:=[.AB121]/[.$AD$95]" office:value-type="float" office:value="115.771162123386" calcext:value-type="float">
            <text:p>115.771162123386</text:p>
          </table:table-cell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122]-[.B121])/[.B121]*100" office:value-type="float" office:value="-23.2121922626026" calcext:value-type="float">
            <text:p>-23.21</text:p>
          </table:table-cell>
          <table:table-cell office:value-type="float" office:value="4088" calcext:value-type="float">
            <text:p>4088</text:p>
          </table:table-cell>
          <table:table-cell table:formula="of:=([.D122]-[.D121])/[.D121]*100" office:value-type="float" office:value="-16.6054671562627" calcext:value-type="float">
            <text:p>-16.61</text:p>
          </table:table-cell>
          <table:table-cell table:number-columns-repeated="2"/>
          <table:table-cell office:value-type="float" office:value="82.3" calcext:value-type="float">
            <text:p>82.3</text:p>
          </table:table-cell>
          <table:table-cell table:formula="of:=([.H122]-[.H121])/[.H121]*100" office:value-type="float" office:value="-25.8558558558559" calcext:value-type="float">
            <text:p>-25.86</text:p>
          </table:table-cell>
          <table:table-cell office:value-type="float" office:value="6792" calcext:value-type="float">
            <text:p>6792</text:p>
          </table:table-cell>
          <table:table-cell table:formula="of:=([.J122]-[.J121])/[.J121]*100" office:value-type="float" office:value="-16.8054875061244" calcext:value-type="float">
            <text:p>-16.8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([.N122]-[.N121])/[.N121]*100" office:value-type="float" office:value="-24.4372990353698" calcext:value-type="float">
            <text:p>-24.44</text:p>
          </table:table-cell>
          <table:table-cell table:number-columns-repeated="3"/>
          <table:table-cell office:value-type="float" office:value="82.3" calcext:value-type="float">
            <text:p>82.3</text:p>
          </table:table-cell>
          <table:table-cell table:style-name="ce3" table:formula="of:=([.S122]-[.S121])/[.S121]*100" office:value-type="float" office:value="-25.8558558558559" calcext:value-type="float">
            <text:p>-25.86</text:p>
          </table:table-cell>
          <table:table-cell office:value-type="float" office:value="239" calcext:value-type="float">
            <text:p>239</text:p>
          </table:table-cell>
          <table:table-cell table:style-name="ce3" table:formula="of:=([.U122]-[.U121])/[.U121]*100" office:value-type="float" office:value="-14.6428571428571" calcext:value-type="float">
            <text:p>-14.64</text:p>
          </table:table-cell>
          <table:table-cell table:formula="of:=[.U122]/[.$W$94]" office:value-type="float" office:value="98.7790973871734" calcext:value-type="float">
            <text:p>98.7790973871734</text:p>
          </table:table-cell>
          <table:table-cell table:number-columns-repeated="2"/>
          <table:table-cell office:value-type="float" office:value="82.3" calcext:value-type="float">
            <text:p>82.3</text:p>
          </table:table-cell>
          <table:table-cell table:style-name="ce3" table:formula="of:=([.Z122]-[.Z121])/[.Z121]*100" office:value-type="float" office:value="-25.8558558558559" calcext:value-type="float">
            <text:p>-25.86</text:p>
          </table:table-cell>
          <table:table-cell office:value-type="float" office:value="4723" calcext:value-type="float">
            <text:p>4723</text:p>
          </table:table-cell>
          <table:table-cell table:style-name="ce3" table:formula="of:=([.AB122]-[.AB121])/[.AB121]*100" office:value-type="float" office:value="-15.1302785265049" calcext:value-type="float">
            <text:p>-15.13</text:p>
          </table:table-cell>
          <table:table-cell table:formula="of:=[.AB122]/[.$AD$95]" office:value-type="float" office:value="98.254662840746" calcext:value-type="float">
            <text:p>98.254662840746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123]-[.B122])/[.B122]*100" office:value-type="float" office:value="-32.9770992366412" calcext:value-type="float">
            <text:p>-32.98</text:p>
          </table:table-cell>
          <table:table-cell office:value-type="float" office:value="2743" calcext:value-type="float">
            <text:p>2743</text:p>
          </table:table-cell>
          <table:table-cell table:formula="of:=([.D123]-[.D122])/[.D122]*100" office:value-type="float" office:value="-32.9011741682975" calcext:value-type="float">
            <text:p>-32.90</text:p>
          </table:table-cell>
          <table:table-cell table:number-columns-repeated="2"/>
          <table:table-cell office:value-type="float" office:value="64.6" calcext:value-type="float">
            <text:p>64.6</text:p>
          </table:table-cell>
          <table:table-cell table:formula="of:=([.H123]-[.H122])/[.H122]*100" office:value-type="float" office:value="-21.5066828675577" calcext:value-type="float">
            <text:p>-21.51</text:p>
          </table:table-cell>
          <table:table-cell office:value-type="float" office:value="5452" calcext:value-type="float">
            <text:p>5452</text:p>
          </table:table-cell>
          <table:table-cell table:formula="of:=([.J123]-[.J122])/[.J122]*100" office:value-type="float" office:value="-19.7290930506478" calcext:value-type="float">
            <text:p>-19.73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([.N123]-[.N122])/[.N122]*100" office:value-type="float" office:value="-26.3829787234043" calcext:value-type="float">
            <text:p>-26.38</text:p>
          </table:table-cell>
          <table:table-cell table:number-columns-repeated="3"/>
          <table:table-cell office:value-type="float" office:value="64.6" calcext:value-type="float">
            <text:p>64.6</text:p>
          </table:table-cell>
          <table:table-cell table:style-name="ce3" table:formula="of:=([.S123]-[.S122])/[.S122]*100" office:value-type="float" office:value="-21.5066828675577" calcext:value-type="float">
            <text:p>-21.51</text:p>
          </table:table-cell>
          <table:table-cell office:value-type="float" office:value="180" calcext:value-type="float">
            <text:p>180</text:p>
          </table:table-cell>
          <table:table-cell table:style-name="ce3" table:formula="of:=([.U123]-[.U122])/[.U122]*100" office:value-type="float" office:value="-24.6861924686192" calcext:value-type="float">
            <text:p>-24.69</text:p>
          </table:table-cell>
          <table:table-cell table:formula="of:=[.U123]/[.$W$94]" office:value-type="float" office:value="74.3942992874109" calcext:value-type="float">
            <text:p>74.3942992874109</text:p>
          </table:table-cell>
          <table:table-cell table:number-columns-repeated="2"/>
          <table:table-cell office:value-type="float" office:value="64.6" calcext:value-type="float">
            <text:p>64.6</text:p>
          </table:table-cell>
          <table:table-cell table:style-name="ce3" table:formula="of:=([.Z123]-[.Z122])/[.Z122]*100" office:value-type="float" office:value="-21.5066828675577" calcext:value-type="float">
            <text:p>-21.51</text:p>
          </table:table-cell>
          <table:table-cell office:value-type="float" office:value="3704" calcext:value-type="float">
            <text:p>3704</text:p>
          </table:table-cell>
          <table:table-cell table:style-name="ce3" table:formula="of:=([.AB123]-[.AB122])/[.AB122]*100" office:value-type="float" office:value="-21.5752699555367" calcext:value-type="float">
            <text:p>-21.58</text:p>
          </table:table-cell>
          <table:table-cell table:formula="of:=[.AB123]/[.$AD$95]" office:value-type="float" office:value="77.0559540889527" calcext:value-type="float">
            <text:p>77.0559540889527</text:p>
          </table:table-cell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124]-[.B123])/[.B123]*100" office:value-type="float" office:value="-96.4464692482916" calcext:value-type="float">
            <text:p>-96.45</text:p>
          </table:table-cell>
          <table:table-cell office:value-type="float" office:value="45" calcext:value-type="float">
            <text:p>45</text:p>
          </table:table-cell>
          <table:table-cell table:formula="of:=([.D124]-[.D123])/[.D123]*100" office:value-type="float" office:value="-98.3594604447685" calcext:value-type="float">
            <text:p>-98.36</text:p>
          </table:table-cell>
          <table:table-cell table:number-columns-repeated="2"/>
          <table:table-cell office:value-type="float" office:value="29.1" calcext:value-type="float">
            <text:p>29.1</text:p>
          </table:table-cell>
          <table:table-cell table:formula="of:=([.H124]-[.H123])/[.H123]*100" office:value-type="float" office:value="-54.953560371517" calcext:value-type="float">
            <text:p>-54.95</text:p>
          </table:table-cell>
          <table:table-cell office:value-type="float" office:value="2283" calcext:value-type="float">
            <text:p>2283</text:p>
          </table:table-cell>
          <table:table-cell table:formula="of:=([.J124]-[.J123])/[.J123]*100" office:value-type="float" office:value="-58.1254585473221" calcext:value-type="float">
            <text:p>-58.13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([.N124]-[.N123])/[.N123]*100" office:value-type="float" office:value="-89.1329479768786" calcext:value-type="float">
            <text:p>-89.13</text:p>
          </table:table-cell>
          <table:table-cell table:number-columns-repeated="3"/>
          <table:table-cell office:value-type="float" office:value="29.1" calcext:value-type="float">
            <text:p>29.1</text:p>
          </table:table-cell>
          <table:table-cell table:style-name="ce3" table:formula="of:=([.S124]-[.S123])/[.S123]*100" office:value-type="float" office:value="-54.953560371517" calcext:value-type="float">
            <text:p>-54.95</text:p>
          </table:table-cell>
          <table:table-cell office:value-type="float" office:value="94" calcext:value-type="float">
            <text:p>94</text:p>
          </table:table-cell>
          <table:table-cell table:style-name="ce3" table:formula="of:=([.U124]-[.U123])/[.U123]*100" office:value-type="float" office:value="-47.7777777777778" calcext:value-type="float">
            <text:p>-47.78</text:p>
          </table:table-cell>
          <table:table-cell table:formula="of:=[.U124]/[.$W$94]" office:value-type="float" office:value="38.8503562945368" calcext:value-type="float">
            <text:p>38.8503562945368</text:p>
          </table:table-cell>
          <table:table-cell table:number-columns-repeated="2"/>
          <table:table-cell office:value-type="float" office:value="29.1" calcext:value-type="float">
            <text:p>29.1</text:p>
          </table:table-cell>
          <table:table-cell table:style-name="ce3" table:formula="of:=([.Z124]-[.Z123])/[.Z123]*100" office:value-type="float" office:value="-54.953560371517" calcext:value-type="float">
            <text:p>-54.95</text:p>
          </table:table-cell>
          <table:table-cell office:value-type="float" office:value="1921" calcext:value-type="float">
            <text:p>1921</text:p>
          </table:table-cell>
          <table:table-cell table:style-name="ce3" table:formula="of:=([.AB124]-[.AB123])/[.AB123]*100" office:value-type="float" office:value="-48.1371490280778" calcext:value-type="float">
            <text:p>-48.14</text:p>
          </table:table-cell>
          <table:table-cell table:formula="of:=[.AB124]/[.$AD$95]" office:value-type="float" office:value="39.9634146341463" calcext:value-type="float">
            <text:p>39.963414634146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>
            <text:p>T2_1400_600</text:p>
          </table:table-cell>
          <table:table-cell office:value-type="string" calcext:value-type="string">
            <text:p>Duhram 362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2 1200_600 DUHRAM 362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T2 1200_600 DUHRAM 40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D131]/[.B131]" office:value-type="float" office:value="4.05615428247306" calcext:value-type="float">
            <text:p>4.0561542824730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formula="of:=[.K131]/[.I131]" office:value-type="float" office:value="4.07146908678389" calcext:value-type="float">
            <text:p>4.07146908678389</text:p>
          </table:table-cell>
          <table:table-cell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/>
          <table:table-cell office:value-type="float" office:value="7765" calcext:value-type="float">
            <text:p>7765</text:p>
          </table:table-cell>
          <table:table-cell table:style-name="ce3"/>
          <table:table-cell table:formula="of:=[.U130]/[.S130]" office:value-type="float" office:value="14.3530499075786" calcext:value-type="float">
            <text:p>14.3530499075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7151" calcext:value-type="float">
            <text:p>7151</text:p>
          </table:table-cell>
          <table:table-cell table:number-columns-repeated="4"/>
          <table:table-cell table:style-name="Default" office:value-type="float" office:value="1763" calcext:value-type="float">
            <text:p>1763</text:p>
          </table:table-cell>
          <table:table-cell/>
          <table:table-cell table:style-name="Default" office:value-type="float" office:value="7178" calcext:value-type="float">
            <text:p>7178</text:p>
          </table:table-cell>
          <table:table-cell table:style-name="ce3"/>
          <table:table-cell table:formula="of:=[.K131]/[.$M$130]" office:value-type="float" office:value="1763" calcext:value-type="float">
            <text:p>1763</text:p>
          </table:table-cell>
          <table:table-cell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 table:style-name="ce3" table:formula="of:=([.S131]-[.S130])/[.S130]*100" office:value-type="float" office:value="0" calcext:value-type="float">
            <text:p>0.00</text:p>
          </table:table-cell>
          <table:table-cell office:value-type="float" office:value="7765" calcext:value-type="float">
            <text:p>7765</text:p>
          </table:table-cell>
          <table:table-cell table:style-name="ce3"/>
          <table:table-cell table:formula="of:=[.U131]/[.$W$130]"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B132]-[.B131])/[.B131]*100" office:value-type="float" office:value="0" calcext:value-type="float">
            <text:p>0</text:p>
          </table:table-cell>
          <table:table-cell office:value-type="float" office:value="7151" calcext:value-type="float">
            <text:p>7151</text:p>
          </table:table-cell>
          <table:table-cell table:formula="of:=([.D132]-[.D131])/[.D131]*100" office:value-type="float" office:value="0" calcext:value-type="float">
            <text:p>0.00</text:p>
          </table:table-cell>
          <table:table-cell table:number-columns-repeated="3"/>
          <table:table-cell table:style-name="Default" office:value-type="float" office:value="1763" calcext:value-type="float">
            <text:p>1763</text:p>
          </table:table-cell>
          <table:table-cell table:formula="of:=([.I132]-[.I131])/[.I131]*100" office:value-type="float" office:value="0" calcext:value-type="float">
            <text:p>0</text:p>
          </table:table-cell>
          <table:table-cell table:style-name="Default" office:value-type="float" office:value="7178" calcext:value-type="float">
            <text:p>7178</text:p>
          </table:table-cell>
          <table:table-cell table:style-name="ce3"/>
          <table:table-cell table:formula="of:=[.K132]/[.$M$130]" office:value-type="float" office:value="1763" calcext:value-type="float">
            <text:p>1763</text:p>
          </table:table-cell>
          <table:table-cell/>
          <table:table-cell table:style-name="Default"/>
          <table:table-cell table:number-columns-repeated="3"/>
          <table:table-cell office:value-type="float" office:value="431" calcext:value-type="float">
            <text:p>431</text:p>
          </table:table-cell>
          <table:table-cell table:style-name="ce3" table:formula="of:=([.S132]-[.S131])/[.S131]*100" office:value-type="float" office:value="-20.3327171903882" calcext:value-type="float">
            <text:p>-20.33</text:p>
          </table:table-cell>
          <table:table-cell office:value-type="float" office:value="6223" calcext:value-type="float">
            <text:p>6223</text:p>
          </table:table-cell>
          <table:table-cell table:style-name="ce3" table:formula="of:=([.U132]-[.U131])/[.U131]*100" office:value-type="float" office:value="-19.8583386992917" calcext:value-type="float">
            <text:p>-19.86</text:p>
          </table:table-cell>
          <table:table-cell table:formula="of:=[.U132]/[.$W$130]" office:value-type="float" office:value="433.566387636832" calcext:value-type="float">
            <text:p>433.566387636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33]-[.B132])/[.B132]*100" office:value-type="float" office:value="-18.7180941576858" calcext:value-type="float">
            <text:p>-18.72</text:p>
          </table:table-cell>
          <table:table-cell office:value-type="float" office:value="5762" calcext:value-type="float">
            <text:p>5762</text:p>
          </table:table-cell>
          <table:table-cell table:formula="of:=([.D133]-[.D132])/[.D132]*100" office:value-type="float" office:value="-19.4238568032443" calcext:value-type="float">
            <text:p>-19.42</text:p>
          </table:table-cell>
          <table:table-cell table:number-columns-repeated="3"/>
          <table:table-cell table:style-name="Default" office:value-type="float" office:value="1433" calcext:value-type="float">
            <text:p>1433</text:p>
          </table:table-cell>
          <table:table-cell table:style-name="ce3" table:formula="of:=([.I133]-[.I132])/[.I132]*100" office:value-type="float" office:value="-18.7180941576858" calcext:value-type="float">
            <text:p>-18.72</text:p>
          </table:table-cell>
          <table:table-cell table:style-name="Default" office:value-type="float" office:value="5761" calcext:value-type="float">
            <text:p>5761</text:p>
          </table:table-cell>
          <table:table-cell table:style-name="ce3" table:formula="of:=([.K133]-[.K132])/[.K132]*100" office:value-type="float" office:value="-19.7408748955141" calcext:value-type="float">
            <text:p>-19.74</text:p>
          </table:table-cell>
          <table:table-cell table:formula="of:=[.K133]/[.$M$130]" office:value-type="float" office:value="1414.96837559209" calcext:value-type="float">
            <text:p>1414.96837559209</text:p>
          </table:table-cell>
          <table:table-cell/>
          <table:table-cell table:style-name="Default"/>
          <table:table-cell table:number-columns-repeated="3"/>
          <table:table-cell office:value-type="float" office:value="411" calcext:value-type="float">
            <text:p>411</text:p>
          </table:table-cell>
          <table:table-cell table:style-name="ce3" table:formula="of:=([.S133]-[.S132])/[.S132]*100" office:value-type="float" office:value="-4.64037122969838" calcext:value-type="float">
            <text:p>-4.64</text:p>
          </table:table-cell>
          <table:table-cell office:value-type="float" office:value="6008" calcext:value-type="float">
            <text:p>6008</text:p>
          </table:table-cell>
          <table:table-cell table:style-name="ce3" table:formula="of:=([.U133]-[.U132])/[.U132]*100" office:value-type="float" office:value="-3.45492527719749" calcext:value-type="float">
            <text:p>-3.45</text:p>
          </table:table-cell>
          <table:table-cell table:formula="of:=[.U133]/[.$W$130]" office:value-type="float" office:value="418.586992916935" calcext:value-type="float">
            <text:p>418.586992916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34]-[.B133])/[.B133]*100" office:value-type="float" office:value="-3.90788555478018" calcext:value-type="float">
            <text:p>-3.91</text:p>
          </table:table-cell>
          <table:table-cell office:value-type="float" office:value="5594" calcext:value-type="float">
            <text:p>5594</text:p>
          </table:table-cell>
          <table:table-cell table:formula="of:=([.D134]-[.D133])/[.D133]*100" office:value-type="float" office:value="-2.91565428670601" calcext:value-type="float">
            <text:p>-2.92</text:p>
          </table:table-cell>
          <table:table-cell table:number-columns-repeated="3"/>
          <table:table-cell table:style-name="Default" office:value-type="float" office:value="1377" calcext:value-type="float">
            <text:p>1377</text:p>
          </table:table-cell>
          <table:table-cell table:style-name="ce3" table:formula="of:=([.I134]-[.I133])/[.I133]*100" office:value-type="float" office:value="-3.90788555478018" calcext:value-type="float">
            <text:p>-3.91</text:p>
          </table:table-cell>
          <table:table-cell table:style-name="Default" office:value-type="float" office:value="5609" calcext:value-type="float">
            <text:p>5609</text:p>
          </table:table-cell>
          <table:table-cell table:style-name="ce3" table:formula="of:=([.K134]-[.K133])/[.K133]*100" office:value-type="float" office:value="-2.63843082798125" calcext:value-type="float">
            <text:p>-2.64</text:p>
          </table:table-cell>
          <table:table-cell table:formula="of:=[.K134]/[.$M$130]" office:value-type="float" office:value="1377.63541376428" calcext:value-type="float">
            <text:p>1377.63541376428</text:p>
          </table:table-cell>
          <table:table-cell/>
          <table:table-cell table:style-name="Default"/>
          <table:table-cell table:number-columns-repeated="3"/>
          <table:table-cell office:value-type="float" office:value="311" calcext:value-type="float">
            <text:p>311</text:p>
          </table:table-cell>
          <table:table-cell table:style-name="ce3" table:formula="of:=([.S134]-[.S133])/[.S133]*100" office:value-type="float" office:value="-24.330900243309" calcext:value-type="float">
            <text:p>-24.33</text:p>
          </table:table-cell>
          <table:table-cell office:value-type="float" office:value="4718" calcext:value-type="float">
            <text:p>4718</text:p>
          </table:table-cell>
          <table:table-cell table:style-name="ce3" table:formula="of:=([.U134]-[.U133])/[.U133]*100" office:value-type="float" office:value="-21.4713715046605" calcext:value-type="float">
            <text:p>-21.47</text:p>
          </table:table-cell>
          <table:table-cell table:formula="of:=[.U134]/[.$W$130]" office:value-type="float" office:value="328.710624597553" calcext:value-type="float">
            <text:p>328.710624597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35]-[.B134])/[.B134]*100" office:value-type="float" office:value="-38.0537400145243" calcext:value-type="float">
            <text:p>-38.05</text:p>
          </table:table-cell>
          <table:table-cell office:value-type="float" office:value="3688" calcext:value-type="float">
            <text:p>3688</text:p>
          </table:table-cell>
          <table:table-cell table:formula="of:=([.D135]-[.D134])/[.D134]*100" office:value-type="float" office:value="-34.0722202359671" calcext:value-type="float">
            <text:p>-34.07</text:p>
          </table:table-cell>
          <table:table-cell table:number-columns-repeated="3"/>
          <table:table-cell table:style-name="Default" office:value-type="float" office:value="853" calcext:value-type="float">
            <text:p>853</text:p>
          </table:table-cell>
          <table:table-cell table:style-name="ce3" table:formula="of:=([.I135]-[.I134])/[.I134]*100" office:value-type="float" office:value="-38.0537400145243" calcext:value-type="float">
            <text:p>-38.05</text:p>
          </table:table-cell>
          <table:table-cell table:style-name="Default" office:value-type="float" office:value="3639" calcext:value-type="float">
            <text:p>3639</text:p>
          </table:table-cell>
          <table:table-cell table:style-name="ce3" table:formula="of:=([.K135]-[.K134])/[.K134]*100" office:value-type="float" office:value="-35.1221251559993" calcext:value-type="float">
            <text:p>-35.12</text:p>
          </table:table-cell>
          <table:table-cell table:formula="of:=[.K135]/[.$M$130]" office:value-type="float" office:value="893.780579548621" calcext:value-type="float">
            <text:p>893.780579548621</text:p>
          </table:table-cell>
          <table:table-cell/>
          <table:table-cell table:style-name="Default"/>
          <table:table-cell table:number-columns-repeated="3"/>
          <table:table-cell office:value-type="float" office:value="306" calcext:value-type="float">
            <text:p>306</text:p>
          </table:table-cell>
          <table:table-cell table:style-name="ce3" table:formula="of:=([.S135]-[.S134])/[.S134]*100" office:value-type="float" office:value="-1.60771704180064" calcext:value-type="float">
            <text:p>-1.61</text:p>
          </table:table-cell>
          <table:table-cell office:value-type="float" office:value="4662" calcext:value-type="float">
            <text:p>4662</text:p>
          </table:table-cell>
          <table:table-cell table:style-name="ce3" table:formula="of:=([.U135]-[.U134])/[.U134]*100" office:value-type="float" office:value="-1.18694362017804" calcext:value-type="float">
            <text:p>-1.19</text:p>
          </table:table-cell>
          <table:table-cell table:formula="of:=[.U135]/[.$W$130]" office:value-type="float" office:value="324.809014810045" calcext:value-type="float">
            <text:p>324.809014810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136]-[.B135])/[.B135]*100" office:value-type="float" office:value="-1.99296600234467" calcext:value-type="float">
            <text:p>-1.99</text:p>
          </table:table-cell>
          <table:table-cell office:value-type="float" office:value="3654" calcext:value-type="float">
            <text:p>3654</text:p>
          </table:table-cell>
          <table:table-cell table:formula="of:=([.D136]-[.D135])/[.D135]*100" office:value-type="float" office:value="-0.921908893709328" calcext:value-type="float">
            <text:p>-0.92</text:p>
          </table:table-cell>
          <table:table-cell table:number-columns-repeated="3"/>
          <table:table-cell table:style-name="Default" office:value-type="float" office:value="836" calcext:value-type="float">
            <text:p>836</text:p>
          </table:table-cell>
          <table:table-cell table:style-name="ce3" table:formula="of:=([.I136]-[.I135])/[.I135]*100" office:value-type="float" office:value="-1.99296600234467" calcext:value-type="float">
            <text:p>-1.99</text:p>
          </table:table-cell>
          <table:table-cell table:style-name="Default" office:value-type="float" office:value="3602" calcext:value-type="float">
            <text:p>3602</text:p>
          </table:table-cell>
          <table:table-cell table:style-name="ce3" table:formula="of:=([.K136]-[.K135])/[.K135]*100" office:value-type="float" office:value="-1.01676284693597" calcext:value-type="float">
            <text:p>-1.02</text:p>
          </table:table-cell>
          <table:table-cell table:formula="of:=[.K136]/[.$M$130]" office:value-type="float" office:value="884.692950682642" calcext:value-type="float">
            <text:p>884.692950682642</text:p>
          </table:table-cell>
          <table:table-cell/>
          <table:table-cell table:style-name="Default"/>
          <table:table-cell table:number-columns-repeated="3"/>
          <table:table-cell office:value-type="float" office:value="228" calcext:value-type="float">
            <text:p>228</text:p>
          </table:table-cell>
          <table:table-cell table:style-name="ce3" table:formula="of:=([.S136]-[.S135])/[.S135]*100" office:value-type="float" office:value="-25.4901960784314" calcext:value-type="float">
            <text:p>-25.49</text:p>
          </table:table-cell>
          <table:table-cell office:value-type="float" office:value="3486" calcext:value-type="float">
            <text:p>3486</text:p>
          </table:table-cell>
          <table:table-cell table:style-name="ce3" table:formula="of:=([.U136]-[.U135])/[.U135]*100" office:value-type="float" office:value="-25.2252252252252" calcext:value-type="float">
            <text:p>-25.23</text:p>
          </table:table-cell>
          <table:table-cell table:formula="of:=[.U136]/[.$W$130]" office:value-type="float" office:value="242.875209272376" calcext:value-type="float">
            <text:p>242.875209272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137]-[.B136])/[.B136]*100" office:value-type="float" office:value="-32.0574162679426" calcext:value-type="float">
            <text:p>-32.06</text:p>
          </table:table-cell>
          <table:table-cell office:value-type="float" office:value="2342" calcext:value-type="float">
            <text:p>2342</text:p>
          </table:table-cell>
          <table:table-cell table:formula="of:=([.D137]-[.D136])/[.D136]*100" office:value-type="float" office:value="-35.9058565955118" calcext:value-type="float">
            <text:p>-35.91</text:p>
          </table:table-cell>
          <table:table-cell table:number-columns-repeated="3"/>
          <table:table-cell table:style-name="Default" office:value-type="float" office:value="568" calcext:value-type="float">
            <text:p>568</text:p>
          </table:table-cell>
          <table:table-cell table:style-name="ce3" table:formula="of:=([.I137]-[.I136])/[.I136]*100" office:value-type="float" office:value="-32.0574162679426" calcext:value-type="float">
            <text:p>-32.06</text:p>
          </table:table-cell>
          <table:table-cell table:style-name="Default" office:value-type="float" office:value="2345" calcext:value-type="float">
            <text:p>2345</text:p>
          </table:table-cell>
          <table:table-cell table:style-name="ce3" table:formula="of:=([.K137]-[.K136])/[.K136]*100" office:value-type="float" office:value="-34.8972792892837" calcext:value-type="float">
            <text:p>-34.90</text:p>
          </table:table-cell>
          <table:table-cell table:formula="of:=[.K137]/[.$M$130]" office:value-type="float" office:value="575.959180830315" calcext:value-type="float">
            <text:p>575.959180830315</text:p>
          </table:table-cell>
          <table:table-cell/>
          <table:table-cell table:style-name="Default"/>
          <table:table-cell table:number-columns-repeated="3"/>
          <table:table-cell office:value-type="float" office:value="202" calcext:value-type="float">
            <text:p>202</text:p>
          </table:table-cell>
          <table:table-cell table:style-name="ce3" table:formula="of:=([.S137]-[.S136])/[.S136]*100" office:value-type="float" office:value="-11.4035087719298" calcext:value-type="float">
            <text:p>-11.40</text:p>
          </table:table-cell>
          <table:table-cell office:value-type="float" office:value="3105" calcext:value-type="float">
            <text:p>3105</text:p>
          </table:table-cell>
          <table:table-cell table:style-name="ce3" table:formula="of:=([.U137]-[.U136])/[.U136]*100" office:value-type="float" office:value="-10.9294320137694" calcext:value-type="float">
            <text:p>-10.93</text:p>
          </table:table-cell>
          <table:table-cell table:formula="of:=[.U137]/[.$W$130]" office:value-type="float" office:value="216.330328396652" calcext:value-type="float">
            <text:p>216.330328396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138]-[.B137])/[.B137]*100" office:value-type="float" office:value="-35.5633802816901" calcext:value-type="float">
            <text:p>-35.56</text:p>
          </table:table-cell>
          <table:table-cell office:value-type="float" office:value="1793" calcext:value-type="float">
            <text:p>1793</text:p>
          </table:table-cell>
          <table:table-cell table:formula="of:=([.D138]-[.D137])/[.D137]*100" office:value-type="float" office:value="-23.4415029888984" calcext:value-type="float">
            <text:p>-23.44</text:p>
          </table:table-cell>
          <table:table-cell table:number-columns-repeated="3"/>
          <table:table-cell table:style-name="Default" office:value-type="float" office:value="366" calcext:value-type="float">
            <text:p>366</text:p>
          </table:table-cell>
          <table:table-cell table:style-name="ce3" table:formula="of:=([.I138]-[.I137])/[.I137]*100" office:value-type="float" office:value="-35.5633802816901" calcext:value-type="float">
            <text:p>-35.56</text:p>
          </table:table-cell>
          <table:table-cell table:style-name="Default" office:value-type="float" office:value="1786" calcext:value-type="float">
            <text:p>1786</text:p>
          </table:table-cell>
          <table:table-cell table:style-name="ce3" table:formula="of:=([.K138]-[.K137])/[.K137]*100" office:value-type="float" office:value="-23.8379530916844" calcext:value-type="float">
            <text:p>-23.84</text:p>
          </table:table-cell>
          <table:table-cell table:formula="of:=[.K138]/[.$M$130]" office:value-type="float" office:value="438.662301476735" calcext:value-type="float">
            <text:p>438.662301476735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6"/>
          <table:table-cell table:style-name="ce1" office:value-type="string" calcext:value-type="string">
            <text:p>SR2j_2200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7765" calcext:value-type="float">
            <text:p>7765</text:p>
          </table:table-cell>
          <table:table-cell table:style-name="ce3"/>
          <table:table-cell table:formula="of:=[.U141]/[.$W$130]"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9351" calcext:value-type="float">
            <text:p>9351</text:p>
          </table:table-cell>
          <table:table-cell table:number-columns-repeated="4"/>
          <table:table-cell table:style-name="Default" office:value-type="float" office:value="1763" calcext:value-type="float">
            <text:p>1763</text:p>
          </table:table-cell>
          <table:table-cell table:style-name="ce3"/>
          <table:table-cell table:style-name="Default" office:value-type="float" office:value="7765" calcext:value-type="float">
            <text:p>7765</text:p>
          </table:table-cell>
          <table:table-cell table:style-name="ce3"/>
          <table:table-cell table:formula="of:=[.K142]/[.$W$130]" office:value-type="float" office:value="541" calcext:value-type="float">
            <text:p>541</text:p>
          </table:table-cell>
          <table:table-cell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 table:style-name="ce3" table:formula="of:=([.S142]-[.S141])/[.S141]*100" office:value-type="float" office:value="0" calcext:value-type="float">
            <text:p>0.00</text:p>
          </table:table-cell>
          <table:table-cell office:value-type="float" office:value="7765" calcext:value-type="float">
            <text:p>7765</text:p>
          </table:table-cell>
          <table:table-cell table:style-name="ce3" table:formula="of:=([.U142]-[.U141])/[.U141]*100" office:value-type="float" office:value="0" calcext:value-type="float">
            <text:p>0.00</text:p>
          </table:table-cell>
          <table:table-cell table:formula="of:=[.U142]/[.$W$130]"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43]-[.B142])/[.B142]*100" office:value-type="float" office:value="0" calcext:value-type="float">
            <text:p>0.00</text:p>
          </table:table-cell>
          <table:table-cell office:value-type="float" office:value="9351" calcext:value-type="float">
            <text:p>9351</text:p>
          </table:table-cell>
          <table:table-cell table:formula="of:=([.D143]-[.D142])/[.D142]*100" office:value-type="float" office:value="0" calcext:value-type="float">
            <text:p>0.00</text:p>
          </table:table-cell>
          <table:table-cell table:number-columns-repeated="3"/>
          <table:table-cell table:style-name="Default" office:value-type="float" office:value="1763" calcext:value-type="float">
            <text:p>1763</text:p>
          </table:table-cell>
          <table:table-cell table:style-name="ce3" table:formula="of:=([.I143]-[.I142])/[.I142]*100" office:value-type="float" office:value="0" calcext:value-type="float">
            <text:p>0.00</text:p>
          </table:table-cell>
          <table:table-cell table:style-name="Default" office:value-type="float" office:value="7765" calcext:value-type="float">
            <text:p>7765</text:p>
          </table:table-cell>
          <table:table-cell table:style-name="ce3" table:formula="of:=([.K143]-[.K142])/[.K142]*100" office:value-type="float" office:value="0" calcext:value-type="float">
            <text:p>0.00</text:p>
          </table:table-cell>
          <table:table-cell table:formula="of:=[.K143]/[.$W$130]" office:value-type="float" office:value="541" calcext:value-type="float">
            <text:p>541</text:p>
          </table:table-cell>
          <table:table-cell/>
          <table:table-cell table:style-name="Default"/>
          <table:table-cell table:number-columns-repeated="3"/>
          <table:table-cell office:value-type="float" office:value="483" calcext:value-type="float">
            <text:p>483</text:p>
          </table:table-cell>
          <table:table-cell table:style-name="ce3" table:formula="of:=([.S143]-[.S142])/[.S142]*100" office:value-type="float" office:value="-10.720887245841" calcext:value-type="float">
            <text:p>-10.72</text:p>
          </table:table-cell>
          <table:table-cell office:value-type="float" office:value="7034" calcext:value-type="float">
            <text:p>7034</text:p>
          </table:table-cell>
          <table:table-cell table:style-name="ce3" table:formula="of:=([.U143]-[.U142])/[.U142]*100" office:value-type="float" office:value="-9.41403734707019" calcext:value-type="float">
            <text:p>-9.41</text:p>
          </table:table-cell>
          <table:table-cell table:formula="of:=[.U143]/[.$W$130]" office:value-type="float" office:value="490.07005795235" calcext:value-type="float">
            <text:p>490.07005795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144]-[.B143])/[.B143]*100" office:value-type="float" office:value="-9.07543959160522" calcext:value-type="float">
            <text:p>-9.08</text:p>
          </table:table-cell>
          <table:table-cell office:value-type="float" office:value="8698" calcext:value-type="float">
            <text:p>8698</text:p>
          </table:table-cell>
          <table:table-cell table:formula="of:=([.D144]-[.D143])/[.D143]*100" office:value-type="float" office:value="-6.98321035183403" calcext:value-type="float">
            <text:p>-6.98</text:p>
          </table:table-cell>
          <table:table-cell table:number-columns-repeated="3"/>
          <table:table-cell table:style-name="Default" office:value-type="float" office:value="1603" calcext:value-type="float">
            <text:p>1603</text:p>
          </table:table-cell>
          <table:table-cell table:style-name="ce3" table:formula="of:=([.I144]-[.I143])/[.I143]*100" office:value-type="float" office:value="-9.07543959160522" calcext:value-type="float">
            <text:p>-9.08</text:p>
          </table:table-cell>
          <table:table-cell table:style-name="Default" office:value-type="float" office:value="7034" calcext:value-type="float">
            <text:p>7034</text:p>
          </table:table-cell>
          <table:table-cell table:style-name="ce3" table:formula="of:=([.K144]-[.K143])/[.K143]*100" office:value-type="float" office:value="-9.41403734707019" calcext:value-type="float">
            <text:p>-9.41</text:p>
          </table:table-cell>
          <table:table-cell table:formula="of:=[.K144]/[.$W$130]" office:value-type="float" office:value="490.07005795235" calcext:value-type="float">
            <text:p>490.07005795235</text:p>
          </table:table-cell>
          <table:table-cell/>
          <table:table-cell table:style-name="Default"/>
          <table:table-cell table:number-columns-repeated="3"/>
          <table:table-cell office:value-type="float" office:value="470" calcext:value-type="float">
            <text:p>470</text:p>
          </table:table-cell>
          <table:table-cell table:style-name="ce3" table:formula="of:=([.S144]-[.S143])/[.S143]*100" office:value-type="float" office:value="-2.69151138716356" calcext:value-type="float">
            <text:p>-2.69</text:p>
          </table:table-cell>
          <table:table-cell office:value-type="float" office:value="6913" calcext:value-type="float">
            <text:p>6913</text:p>
          </table:table-cell>
          <table:table-cell table:style-name="ce3" table:formula="of:=([.U144]-[.U143])/[.U143]*100" office:value-type="float" office:value="-1.7202160932613" calcext:value-type="float">
            <text:p>-1.72</text:p>
          </table:table-cell>
          <table:table-cell table:formula="of:=[.U144]/[.$W$130]" office:value-type="float" office:value="481.639793947199" calcext:value-type="float">
            <text:p>481.639793947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145]-[.B144])/[.B144]*100" office:value-type="float" office:value="-2.24578914535246" calcext:value-type="float">
            <text:p>-2.25</text:p>
          </table:table-cell>
          <table:table-cell office:value-type="float" office:value="8655" calcext:value-type="float">
            <text:p>8655</text:p>
          </table:table-cell>
          <table:table-cell table:formula="of:=([.D145]-[.D144])/[.D144]*100" office:value-type="float" office:value="-0.494366521039319" calcext:value-type="float">
            <text:p>-0.49</text:p>
          </table:table-cell>
          <table:table-cell table:number-columns-repeated="3"/>
          <table:table-cell table:style-name="Default" office:value-type="float" office:value="1567" calcext:value-type="float">
            <text:p>1567</text:p>
          </table:table-cell>
          <table:table-cell table:style-name="ce3" table:formula="of:=([.I145]-[.I144])/[.I144]*100" office:value-type="float" office:value="-2.24578914535246" calcext:value-type="float">
            <text:p>-2.25</text:p>
          </table:table-cell>
          <table:table-cell table:style-name="Default" office:value-type="float" office:value="6913" calcext:value-type="float">
            <text:p>6913</text:p>
          </table:table-cell>
          <table:table-cell table:style-name="ce3" table:formula="of:=([.K145]-[.K144])/[.K144]*100" office:value-type="float" office:value="-1.7202160932613" calcext:value-type="float">
            <text:p>-1.72</text:p>
          </table:table-cell>
          <table:table-cell table:formula="of:=[.K145]/[.$W$130]" office:value-type="float" office:value="481.639793947199" calcext:value-type="float">
            <text:p>481.639793947199</text:p>
          </table:table-cell>
          <table:table-cell/>
          <table:table-cell table:style-name="Default"/>
          <table:table-cell table:number-columns-repeated="3"/>
          <table:table-cell office:value-type="float" office:value="269" calcext:value-type="float">
            <text:p>269</text:p>
          </table:table-cell>
          <table:table-cell table:style-name="ce3" table:formula="of:=([.S145]-[.S144])/[.S144]*100" office:value-type="float" office:value="-42.7659574468085" calcext:value-type="float">
            <text:p>-42.77</text:p>
          </table:table-cell>
          <table:table-cell office:value-type="float" office:value="4854" calcext:value-type="float">
            <text:p>4854</text:p>
          </table:table-cell>
          <table:table-cell table:style-name="ce3" table:formula="of:=([.U145]-[.U144])/[.U144]*100" office:value-type="float" office:value="-29.784464053233" calcext:value-type="float">
            <text:p>-29.78</text:p>
          </table:table-cell>
          <table:table-cell table:formula="of:=[.U145]/[.$W$130]" office:value-type="float" office:value="338.18596265293" calcext:value-type="float">
            <text:p>338.18596265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146]-[.B145])/[.B145]*100" office:value-type="float" office:value="-67.5175494575622" calcext:value-type="float">
            <text:p>-67.52</text:p>
          </table:table-cell>
          <table:table-cell office:value-type="float" office:value="3406" calcext:value-type="float">
            <text:p>3406</text:p>
          </table:table-cell>
          <table:table-cell table:formula="of:=([.D146]-[.D145])/[.D145]*100" office:value-type="float" office:value="-60.6470248411323" calcext:value-type="float">
            <text:p>-60.65</text:p>
          </table:table-cell>
          <table:table-cell table:number-columns-repeated="3"/>
          <table:table-cell table:style-name="Default" office:value-type="float" office:value="509" calcext:value-type="float">
            <text:p>509</text:p>
          </table:table-cell>
          <table:table-cell table:style-name="ce3" table:formula="of:=([.I146]-[.I145])/[.I145]*100" office:value-type="float" office:value="-67.5175494575622" calcext:value-type="float">
            <text:p>-67.52</text:p>
          </table:table-cell>
          <table:table-cell table:style-name="Default" office:value-type="float" office:value="4854" calcext:value-type="float">
            <text:p>4854</text:p>
          </table:table-cell>
          <table:table-cell table:style-name="ce3" table:formula="of:=([.K146]-[.K145])/[.K145]*100" office:value-type="float" office:value="-29.784464053233" calcext:value-type="float">
            <text:p>-29.78</text:p>
          </table:table-cell>
          <table:table-cell table:formula="of:=[.K146]/[.$W$130]" office:value-type="float" office:value="338.18596265293" calcext:value-type="float">
            <text:p>338.18596265293</text:p>
          </table:table-cell>
          <table:table-cell/>
          <table:table-cell table:style-name="Default"/>
          <table:table-cell table:number-columns-repeated="3"/>
          <table:table-cell office:value-type="float" office:value="201" calcext:value-type="float">
            <text:p>201</text:p>
          </table:table-cell>
          <table:table-cell table:style-name="ce3" table:formula="of:=([.S146]-[.S145])/[.S145]*100" office:value-type="float" office:value="-25.2788104089219" calcext:value-type="float">
            <text:p>-25.28</text:p>
          </table:table-cell>
          <table:table-cell office:value-type="float" office:value="3592" calcext:value-type="float">
            <text:p>3592</text:p>
          </table:table-cell>
          <table:table-cell table:style-name="ce3" table:formula="of:=([.U146]-[.U145])/[.U145]*100" office:value-type="float" office:value="-25.9991759373712" calcext:value-type="float">
            <text:p>-26.00</text:p>
          </table:table-cell>
          <table:table-cell table:formula="of:=[.U146]/[.$W$130]" office:value-type="float" office:value="250.260399227302" calcext:value-type="float">
            <text:p>250.260399227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147]-[.B146])/[.B146]*100" office:value-type="float" office:value="-33.7917485265226" calcext:value-type="float">
            <text:p>-33.79</text:p>
          </table:table-cell>
          <table:table-cell office:value-type="float" office:value="2326" calcext:value-type="float">
            <text:p>2326</text:p>
          </table:table-cell>
          <table:table-cell table:formula="of:=([.D147]-[.D146])/[.D146]*100" office:value-type="float" office:value="-31.7087492660012" calcext:value-type="float">
            <text:p>-31.71</text:p>
          </table:table-cell>
          <table:table-cell table:number-columns-repeated="3"/>
          <table:table-cell table:style-name="Default" office:value-type="float" office:value="337" calcext:value-type="float">
            <text:p>337</text:p>
          </table:table-cell>
          <table:table-cell table:style-name="ce3" table:formula="of:=([.I147]-[.I146])/[.I146]*100" office:value-type="float" office:value="-33.7917485265226" calcext:value-type="float">
            <text:p>-33.79</text:p>
          </table:table-cell>
          <table:table-cell table:style-name="Default" office:value-type="float" office:value="3592" calcext:value-type="float">
            <text:p>3592</text:p>
          </table:table-cell>
          <table:table-cell table:style-name="ce3" table:formula="of:=([.K147]-[.K146])/[.K146]*100" office:value-type="float" office:value="-25.9991759373712" calcext:value-type="float">
            <text:p>-26.00</text:p>
          </table:table-cell>
          <table:table-cell table:formula="of:=[.K147]/[.$W$130]" office:value-type="float" office:value="250.260399227302" calcext:value-type="float">
            <text:p>250.260399227302</text:p>
          </table:table-cell>
          <table:table-cell/>
          <table:table-cell table:style-name="Default"/>
          <table:table-cell table:number-columns-repeated="3"/>
          <table:table-cell office:value-type="float" office:value="108" calcext:value-type="float">
            <text:p>108</text:p>
          </table:table-cell>
          <table:table-cell table:style-name="ce3" table:formula="of:=([.S147]-[.S146])/[.S146]*100" office:value-type="float" office:value="-46.2686567164179" calcext:value-type="float">
            <text:p>-46.27</text:p>
          </table:table-cell>
          <table:table-cell office:value-type="float" office:value="2190" calcext:value-type="float">
            <text:p>2190</text:p>
          </table:table-cell>
          <table:table-cell table:style-name="ce3" table:formula="of:=([.U147]-[.U146])/[.U146]*100" office:value-type="float" office:value="-39.0311804008909" calcext:value-type="float">
            <text:p>-39.03</text:p>
          </table:table-cell>
          <table:table-cell table:formula="of:=[.U147]/[.$W$130]" office:value-type="float" office:value="152.580811332904" calcext:value-type="float">
            <text:p>152.580811332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148]-[.B147])/[.B147]*100" office:value-type="float" office:value="-70.0296735905044" calcext:value-type="float">
            <text:p>-70.03</text:p>
          </table:table-cell>
          <table:table-cell office:value-type="float" office:value="520" calcext:value-type="float">
            <text:p>520</text:p>
          </table:table-cell>
          <table:table-cell table:formula="of:=([.D148]-[.D147])/[.D147]*100" office:value-type="float" office:value="-77.6440240756664" calcext:value-type="float">
            <text:p>-77.64</text:p>
          </table:table-cell>
          <table:table-cell table:number-columns-repeated="3"/>
          <table:table-cell table:style-name="Default" office:value-type="float" office:value="101" calcext:value-type="float">
            <text:p>101</text:p>
          </table:table-cell>
          <table:table-cell table:style-name="ce3" table:formula="of:=([.I148]-[.I147])/[.I147]*100" office:value-type="float" office:value="-70.0296735905044" calcext:value-type="float">
            <text:p>-70.03</text:p>
          </table:table-cell>
          <table:table-cell table:style-name="Default" office:value-type="float" office:value="2190" calcext:value-type="float">
            <text:p>2190</text:p>
          </table:table-cell>
          <table:table-cell table:style-name="ce3" table:formula="of:=([.K148]-[.K147])/[.K147]*100" office:value-type="float" office:value="-39.0311804008909" calcext:value-type="float">
            <text:p>-39.03</text:p>
          </table:table-cell>
          <table:table-cell table:formula="of:=[.K148]/[.$W$130]" office:value-type="float" office:value="152.580811332904" calcext:value-type="float">
            <text:p>152.580811332904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6"/>
          <table:table-cell table:style-name="ce1" office:value-type="string" calcext:value-type="string">
            <text:p>SR2j_2800</text:p>
          </table:table-cell>
          <table:table-cell table:style-name="ce3"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7765" calcext:value-type="float">
            <text:p>7765</text:p>
          </table:table-cell>
          <table:table-cell table:style-name="ce3"/>
          <table:table-cell table:formula="of:=[.U151]/[.$W$130]"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7151" calcext:value-type="float">
            <text:p>7151</text:p>
          </table:table-cell>
          <table:table-cell/>
          <table:table-cell table:formula="of:=[.D152]/[.B152]" office:value-type="float" office:value="4.05615428247306" calcext:value-type="float">
            <text:p>4.05615428247306</text:p>
          </table:table-cell>
          <table:table-cell table:number-columns-repeated="2"/>
          <table:table-cell table:style-name="Default" office:value-type="float" office:value="1763" calcext:value-type="float">
            <text:p>1763</text:p>
          </table:table-cell>
          <table:table-cell table:style-name="ce3"/>
          <table:table-cell table:style-name="Default" office:value-type="float" office:value="7765" calcext:value-type="float">
            <text:p>7765</text:p>
          </table:table-cell>
          <table:table-cell table:style-name="ce3"/>
          <table:table-cell table:formula="of:=[.K152]/[.$W$130]" office:value-type="float" office:value="541" calcext:value-type="float">
            <text:p>541</text:p>
          </table:table-cell>
          <table:table-cell/>
          <table:table-cell table:style-name="Default"/>
          <table:table-cell table:number-columns-repeated="3"/>
          <table:table-cell office:value-type="float" office:value="541" calcext:value-type="float">
            <text:p>541</text:p>
          </table:table-cell>
          <table:table-cell table:style-name="ce3" table:formula="of:=([.S152]-[.S151])/[.S151]*100" office:value-type="float" office:value="0" calcext:value-type="float">
            <text:p>0.00</text:p>
          </table:table-cell>
          <table:table-cell office:value-type="float" office:value="7765" calcext:value-type="float">
            <text:p>7765</text:p>
          </table:table-cell>
          <table:table-cell table:style-name="ce3" table:formula="of:=([.U152]-[.U151])/[.U151]*100" office:value-type="float" office:value="0" calcext:value-type="float">
            <text:p>0.00</text:p>
          </table:table-cell>
          <table:table-cell table:formula="of:=[.U152]/[.$W$130]"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153]-[.B152])/[.B152]*100" office:value-type="float" office:value="0" calcext:value-type="float">
            <text:p>0.00</text:p>
          </table:table-cell>
          <table:table-cell office:value-type="float" office:value="7151" calcext:value-type="float">
            <text:p>7151</text:p>
          </table:table-cell>
          <table:table-cell table:formula="of:=([.D153]-[.D152])/[.D152]*100" office:value-type="float" office:value="0" calcext:value-type="float">
            <text:p>0.00</text:p>
          </table:table-cell>
          <table:table-cell table:formula="of:=[.D153]/[.$F$152]" office:value-type="float" office:value="1763" calcext:value-type="float">
            <text:p>1763</text:p>
          </table:table-cell>
          <table:table-cell table:number-columns-repeated="2"/>
          <table:table-cell table:style-name="Default" office:value-type="float" office:value="1763" calcext:value-type="float">
            <text:p>1763</text:p>
          </table:table-cell>
          <table:table-cell table:style-name="ce3" table:formula="of:=([.I153]-[.I152])/[.I152]*100" office:value-type="float" office:value="0" calcext:value-type="float">
            <text:p>0.00</text:p>
          </table:table-cell>
          <table:table-cell table:style-name="Default" office:value-type="float" office:value="7765" calcext:value-type="float">
            <text:p>7765</text:p>
          </table:table-cell>
          <table:table-cell table:style-name="ce3" table:formula="of:=([.K153]-[.K152])/[.K152]*100" office:value-type="float" office:value="0" calcext:value-type="float">
            <text:p>0.00</text:p>
          </table:table-cell>
          <table:table-cell table:formula="of:=[.K153]/[.$W$130]" office:value-type="float" office:value="541" calcext:value-type="float">
            <text:p>541</text:p>
          </table:table-cell>
          <table:table-cell/>
          <table:table-cell table:style-name="Default"/>
          <table:table-cell table:number-columns-repeated="3"/>
          <table:table-cell office:value-type="float" office:value="431" calcext:value-type="float">
            <text:p>431</text:p>
          </table:table-cell>
          <table:table-cell table:style-name="ce3" table:formula="of:=([.S153]-[.S152])/[.S152]*100" office:value-type="float" office:value="-20.3327171903882" calcext:value-type="float">
            <text:p>-20.33</text:p>
          </table:table-cell>
          <table:table-cell office:value-type="float" office:value="6223" calcext:value-type="float">
            <text:p>6223</text:p>
          </table:table-cell>
          <table:table-cell table:style-name="ce3" table:formula="of:=([.U153]-[.U152])/[.U152]*100" office:value-type="float" office:value="-19.8583386992917" calcext:value-type="float">
            <text:p>-19.86</text:p>
          </table:table-cell>
          <table:table-cell table:formula="of:=[.U153]/[.$W$130]" office:value-type="float" office:value="433.566387636832" calcext:value-type="float">
            <text:p>433.566387636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154]-[.B153])/[.B153]*100" office:value-type="float" office:value="-18.7180941576858" calcext:value-type="float">
            <text:p>-18.72</text:p>
          </table:table-cell>
          <table:table-cell office:value-type="float" office:value="5762" calcext:value-type="float">
            <text:p>5762</text:p>
          </table:table-cell>
          <table:table-cell table:formula="of:=([.D154]-[.D153])/[.D153]*100" office:value-type="float" office:value="-19.4238568032443" calcext:value-type="float">
            <text:p>-19.42</text:p>
          </table:table-cell>
          <table:table-cell table:formula="of:=[.D154]/[.$F$152]" office:value-type="float" office:value="1420.5574045588" calcext:value-type="float">
            <text:p>1420.5574045588</text:p>
          </table:table-cell>
          <table:table-cell table:number-columns-repeated="2"/>
          <table:table-cell table:style-name="Default" office:value-type="float" office:value="1433" calcext:value-type="float">
            <text:p>1433</text:p>
          </table:table-cell>
          <table:table-cell table:style-name="ce3" table:formula="of:=([.I154]-[.I153])/[.I153]*100" office:value-type="float" office:value="-18.7180941576858" calcext:value-type="float">
            <text:p>-18.72</text:p>
          </table:table-cell>
          <table:table-cell table:style-name="Default" office:value-type="float" office:value="6223" calcext:value-type="float">
            <text:p>6223</text:p>
          </table:table-cell>
          <table:table-cell table:style-name="ce3" table:formula="of:=([.K154]-[.K153])/[.K153]*100" office:value-type="float" office:value="-19.8583386992917" calcext:value-type="float">
            <text:p>-19.86</text:p>
          </table:table-cell>
          <table:table-cell table:formula="of:=[.K154]/[.$W$130]" office:value-type="float" office:value="433.566387636832" calcext:value-type="float">
            <text:p>433.566387636832</text:p>
          </table:table-cell>
          <table:table-cell/>
          <table:table-cell table:style-name="Default"/>
          <table:table-cell table:number-columns-repeated="3"/>
          <table:table-cell office:value-type="float" office:value="411" calcext:value-type="float">
            <text:p>411</text:p>
          </table:table-cell>
          <table:table-cell table:style-name="ce3" table:formula="of:=([.S154]-[.S153])/[.S153]*100" office:value-type="float" office:value="-4.64037122969838" calcext:value-type="float">
            <text:p>-4.64</text:p>
          </table:table-cell>
          <table:table-cell office:value-type="float" office:value="6008" calcext:value-type="float">
            <text:p>6008</text:p>
          </table:table-cell>
          <table:table-cell table:style-name="ce3" table:formula="of:=([.U154]-[.U153])/[.U153]*100" office:value-type="float" office:value="-3.45492527719749" calcext:value-type="float">
            <text:p>-3.45</text:p>
          </table:table-cell>
          <table:table-cell table:formula="of:=[.U154]/[.$W$130]" office:value-type="float" office:value="418.586992916935" calcext:value-type="float">
            <text:p>418.586992916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155]-[.B154])/[.B154]*100" office:value-type="float" office:value="-3.90788555478018" calcext:value-type="float">
            <text:p>-3.91</text:p>
          </table:table-cell>
          <table:table-cell office:value-type="float" office:value="5594" calcext:value-type="float">
            <text:p>5594</text:p>
          </table:table-cell>
          <table:table-cell table:formula="of:=([.D155]-[.D154])/[.D154]*100" office:value-type="float" office:value="-2.91565428670601" calcext:value-type="float">
            <text:p>-2.92</text:p>
          </table:table-cell>
          <table:table-cell table:formula="of:=[.D155]/[.$F$152]" office:value-type="float" office:value="1379.13886169766" calcext:value-type="float">
            <text:p>1379.13886169766</text:p>
          </table:table-cell>
          <table:table-cell table:number-columns-repeated="2"/>
          <table:table-cell table:style-name="Default" office:value-type="float" office:value="1377" calcext:value-type="float">
            <text:p>1377</text:p>
          </table:table-cell>
          <table:table-cell table:style-name="ce3" table:formula="of:=([.I155]-[.I154])/[.I154]*100" office:value-type="float" office:value="-3.90788555478018" calcext:value-type="float">
            <text:p>-3.91</text:p>
          </table:table-cell>
          <table:table-cell table:style-name="Default" office:value-type="float" office:value="6008" calcext:value-type="float">
            <text:p>6008</text:p>
          </table:table-cell>
          <table:table-cell table:style-name="ce3" table:formula="of:=([.K155]-[.K154])/[.K154]*100" office:value-type="float" office:value="-3.45492527719749" calcext:value-type="float">
            <text:p>-3.45</text:p>
          </table:table-cell>
          <table:table-cell table:formula="of:=[.K155]/[.$W$130]" office:value-type="float" office:value="418.586992916935" calcext:value-type="float">
            <text:p>418.586992916935</text:p>
          </table:table-cell>
          <table:table-cell/>
          <table:table-cell table:style-name="Default"/>
          <table:table-cell table:number-columns-repeated="3"/>
          <table:table-cell office:value-type="float" office:value="311" calcext:value-type="float">
            <text:p>311</text:p>
          </table:table-cell>
          <table:table-cell table:style-name="ce3" table:formula="of:=([.S155]-[.S154])/[.S154]*100" office:value-type="float" office:value="-24.330900243309" calcext:value-type="float">
            <text:p>-24.33</text:p>
          </table:table-cell>
          <table:table-cell office:value-type="float" office:value="4718" calcext:value-type="float">
            <text:p>4718</text:p>
          </table:table-cell>
          <table:table-cell table:style-name="ce3" table:formula="of:=([.U155]-[.U154])/[.U154]*100" office:value-type="float" office:value="-21.4713715046605" calcext:value-type="float">
            <text:p>-21.47</text:p>
          </table:table-cell>
          <table:table-cell table:formula="of:=[.U155]/[.$W$130]" office:value-type="float" office:value="328.710624597553" calcext:value-type="float">
            <text:p>328.710624597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156]-[.B155])/[.B155]*100" office:value-type="float" office:value="-38.0537400145243" calcext:value-type="float">
            <text:p>-38.05</text:p>
          </table:table-cell>
          <table:table-cell office:value-type="float" office:value="3688" calcext:value-type="float">
            <text:p>3688</text:p>
          </table:table-cell>
          <table:table-cell table:formula="of:=([.D156]-[.D155])/[.D155]*100" office:value-type="float" office:value="-34.0722202359671" calcext:value-type="float">
            <text:p>-34.07</text:p>
          </table:table-cell>
          <table:table-cell table:formula="of:=[.D156]/[.$F$152]" office:value-type="float" office:value="909.235631380227" calcext:value-type="float">
            <text:p>909.235631380227</text:p>
          </table:table-cell>
          <table:table-cell table:number-columns-repeated="2"/>
          <table:table-cell table:style-name="Default" office:value-type="float" office:value="853" calcext:value-type="float">
            <text:p>853</text:p>
          </table:table-cell>
          <table:table-cell table:style-name="ce3" table:formula="of:=([.I156]-[.I155])/[.I155]*100" office:value-type="float" office:value="-38.0537400145243" calcext:value-type="float">
            <text:p>-38.05</text:p>
          </table:table-cell>
          <table:table-cell table:style-name="Default" office:value-type="float" office:value="4718" calcext:value-type="float">
            <text:p>4718</text:p>
          </table:table-cell>
          <table:table-cell table:style-name="ce3" table:formula="of:=([.K156]-[.K155])/[.K155]*100" office:value-type="float" office:value="-21.4713715046605" calcext:value-type="float">
            <text:p>-21.47</text:p>
          </table:table-cell>
          <table:table-cell table:formula="of:=[.K156]/[.$W$130]" office:value-type="float" office:value="328.710624597553" calcext:value-type="float">
            <text:p>328.710624597553</text:p>
          </table:table-cell>
          <table:table-cell/>
          <table:table-cell table:style-name="Default"/>
          <table:table-cell table:number-columns-repeated="3"/>
          <table:table-cell office:value-type="float" office:value="235" calcext:value-type="float">
            <text:p>235</text:p>
          </table:table-cell>
          <table:table-cell table:style-name="ce3" table:formula="of:=([.S156]-[.S155])/[.S155]*100" office:value-type="float" office:value="-24.4372990353698" calcext:value-type="float">
            <text:p>-24.44</text:p>
          </table:table-cell>
          <table:table-cell office:value-type="float" office:value="3697" calcext:value-type="float">
            <text:p>3697</text:p>
          </table:table-cell>
          <table:table-cell table:style-name="ce3" table:formula="of:=([.U156]-[.U155])/[.U155]*100" office:value-type="float" office:value="-21.6405256464604" calcext:value-type="float">
            <text:p>-21.64</text:p>
          </table:table-cell>
          <table:table-cell table:formula="of:=[.U156]/[.$W$130]" office:value-type="float" office:value="257.57591757888" calcext:value-type="float">
            <text:p>257.5759175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157]-[.B156])/[.B156]*100" office:value-type="float" office:value="-23.2121922626026" calcext:value-type="float">
            <text:p>-23.21</text:p>
          </table:table-cell>
          <table:table-cell office:value-type="float" office:value="3097" calcext:value-type="float">
            <text:p>3097</text:p>
          </table:table-cell>
          <table:table-cell table:formula="of:=([.D157]-[.D156])/[.D156]*100" office:value-type="float" office:value="-16.0249457700651" calcext:value-type="float">
            <text:p>-16.02</text:p>
          </table:table-cell>
          <table:table-cell table:formula="of:=[.D157]/[.$F$152]" office:value-type="float" office:value="763.531114529436" calcext:value-type="float">
            <text:p>763.531114529436</text:p>
          </table:table-cell>
          <table:table-cell table:number-columns-repeated="2"/>
          <table:table-cell table:style-name="Default" office:value-type="float" office:value="655" calcext:value-type="float">
            <text:p>655</text:p>
          </table:table-cell>
          <table:table-cell table:style-name="ce3" table:formula="of:=([.I157]-[.I156])/[.I156]*100" office:value-type="float" office:value="-23.2121922626026" calcext:value-type="float">
            <text:p>-23.21</text:p>
          </table:table-cell>
          <table:table-cell table:style-name="Default" office:value-type="float" office:value="3697" calcext:value-type="float">
            <text:p>3697</text:p>
          </table:table-cell>
          <table:table-cell table:style-name="ce3" table:formula="of:=([.K157]-[.K156])/[.K156]*100" office:value-type="float" office:value="-21.6405256464604" calcext:value-type="float">
            <text:p>-21.64</text:p>
          </table:table-cell>
          <table:table-cell table:formula="of:=[.K157]/[.$W$130]" office:value-type="float" office:value="257.57591757888" calcext:value-type="float">
            <text:p>257.57591757888</text:p>
          </table:table-cell>
          <table:table-cell/>
          <table:table-cell table:style-name="Default"/>
          <table:table-cell table:number-columns-repeated="3"/>
          <table:table-cell office:value-type="float" office:value="173" calcext:value-type="float">
            <text:p>173</text:p>
          </table:table-cell>
          <table:table-cell table:style-name="ce3" table:formula="of:=([.S157]-[.S156])/[.S156]*100" office:value-type="float" office:value="-26.3829787234043" calcext:value-type="float">
            <text:p>-26.38</text:p>
          </table:table-cell>
          <table:table-cell office:value-type="float" office:value="2961" calcext:value-type="float">
            <text:p>2961</text:p>
          </table:table-cell>
          <table:table-cell table:style-name="ce3" table:formula="of:=([.U157]-[.U156])/[.U156]*100" office:value-type="float" office:value="-19.9080335407087" calcext:value-type="float">
            <text:p>-19.91</text:p>
          </table:table-cell>
          <table:table-cell table:formula="of:=[.U157]/[.$W$130]" office:value-type="float" office:value="206.297617514488" calcext:value-type="float">
            <text:p>206.297617514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158]-[.B157])/[.B157]*100" office:value-type="float" office:value="-32.9770992366412" calcext:value-type="float">
            <text:p>-32.98</text:p>
          </table:table-cell>
          <table:table-cell office:value-type="float" office:value="1959" calcext:value-type="float">
            <text:p>1959</text:p>
          </table:table-cell>
          <table:table-cell table:formula="of:=([.D158]-[.D157])/[.D157]*100" office:value-type="float" office:value="-36.7452373264449" calcext:value-type="float">
            <text:p>-36.75</text:p>
          </table:table-cell>
          <table:table-cell table:formula="of:=[.D158]/[.$F$152]" office:value-type="float" office:value="482.969794434345" calcext:value-type="float">
            <text:p>482.969794434345</text:p>
          </table:table-cell>
          <table:table-cell table:number-columns-repeated="2"/>
          <table:table-cell table:style-name="Default" office:value-type="float" office:value="439" calcext:value-type="float">
            <text:p>439</text:p>
          </table:table-cell>
          <table:table-cell table:style-name="ce3" table:formula="of:=([.I158]-[.I157])/[.I157]*100" office:value-type="float" office:value="-32.9770992366412" calcext:value-type="float">
            <text:p>-32.98</text:p>
          </table:table-cell>
          <table:table-cell table:style-name="Default" office:value-type="float" office:value="2961" calcext:value-type="float">
            <text:p>2961</text:p>
          </table:table-cell>
          <table:table-cell table:style-name="ce3" table:formula="of:=([.K158]-[.K157])/[.K157]*100" office:value-type="float" office:value="-19.9080335407087" calcext:value-type="float">
            <text:p>-19.91</text:p>
          </table:table-cell>
          <table:table-cell table:formula="of:=[.K158]/[.$W$130]" office:value-type="float" office:value="206.297617514488" calcext:value-type="float">
            <text:p>206.297617514488</text:p>
          </table:table-cell>
          <table:table-cell/>
          <table:table-cell table:style-name="Default"/>
          <table:table-cell table:number-columns-repeated="3"/>
          <table:table-cell office:value-type="float" office:value="18.8" calcext:value-type="float">
            <text:p>18.8</text:p>
          </table:table-cell>
          <table:table-cell table:style-name="ce3" table:formula="of:=([.S158]-[.S157])/[.S157]*100" office:value-type="float" office:value="-89.1329479768786" calcext:value-type="float">
            <text:p>-89.13</text:p>
          </table:table-cell>
          <table:table-cell office:value-type="float" office:value="526" calcext:value-type="float">
            <text:p>526</text:p>
          </table:table-cell>
          <table:table-cell table:style-name="ce3" table:formula="of:=([.U158]-[.U157])/[.U157]*100" office:value-type="float" office:value="-82.2357311719014" calcext:value-type="float">
            <text:p>-82.24</text:p>
          </table:table-cell>
          <table:table-cell table:formula="of:=[.U158]/[.$W$130]" office:value-type="float" office:value="36.6472633612363" calcext:value-type="float">
            <text:p>36.6472633612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159]-[.B158])/[.B158]*100" office:value-type="float" office:value="-96.4464692482916" calcext:value-type="float">
            <text:p>-96.45</text:p>
          </table:table-cell>
          <table:table-cell office:value-type="float" office:value="131" calcext:value-type="float">
            <text:p>131</text:p>
          </table:table-cell>
          <table:table-cell table:formula="of:=([.D159]-[.D158])/[.D158]*100" office:value-type="float" office:value="-93.3129147524247" calcext:value-type="float">
            <text:p>-93.31</text:p>
          </table:table-cell>
          <table:table-cell table:formula="of:=[.D159]/[.$F$152]" office:value-type="float" office:value="32.2966018738638" calcext:value-type="float">
            <text:p>32.2966018738638</text:p>
          </table:table-cell>
          <table:table-cell table:number-columns-repeated="2"/>
          <table:table-cell table:style-name="Default" office:value-type="float" office:value="15.6" calcext:value-type="float">
            <text:p>15.6</text:p>
          </table:table-cell>
          <table:table-cell table:style-name="ce3" table:formula="of:=([.I159]-[.I158])/[.I158]*100" office:value-type="float" office:value="-96.4464692482916" calcext:value-type="float">
            <text:p>-96.45</text:p>
          </table:table-cell>
          <table:table-cell table:style-name="Default" office:value-type="float" office:value="526" calcext:value-type="float">
            <text:p>526</text:p>
          </table:table-cell>
          <table:table-cell table:style-name="ce3" table:formula="of:=([.K159]-[.K158])/[.K158]*100" office:value-type="float" office:value="-82.2357311719014" calcext:value-type="float">
            <text:p>-82.24</text:p>
          </table:table-cell>
          <table:table-cell table:formula="of:=[.K159]/[.$W$130]" office:value-type="float" office:value="36.6472633612363" calcext:value-type="float">
            <text:p>36.6472633612363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2">
          <table:table-cell table:style-name="ce39" table:number-columns-repeated="2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T6 800_600_400</text:p>
          </table:table-cell>
          <table:table-cell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5j</text:p>
          </table:table-cell>
          <table:table-cell table:style-name="Default"/>
          <table:table-cell/>
          <table:table-cell table:style-name="Default"/>
          <table:table-cell table:style-name="ce3" office:value-type="string" calcext:value-type="string">
            <text:p>scale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table:style-name="Default" office:value-type="float" office:value="489" calcext:value-type="float">
            <text:p>489</text:p>
          </table:table-cell>
          <table:table-cell table:style-name="ce3" table:formula="of:=([.E168]-[.E168])/[.E168]*100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office:value-type="float" office:value="565" calcext:value-type="float">
            <text:p>565</text:p>
          </table:table-cell>
          <table:table-cell table:formula="of:=([.J168]-[.J168])/[.J168]*100" office:value-type="float" office:value="0" calcext:value-type="float">
            <text:p>0.0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table:formula="of:=([.N168]-[.N168])/[.N168]*100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69]-[.B168])/[.B168]*100" office:value-type="float" office:value="0" calcext:value-type="float">
            <text:p>0.00</text:p>
          </table:table-cell>
          <table:table-cell/>
          <table:table-cell table:style-name="Default" office:value-type="float" office:value="489" calcext:value-type="float">
            <text:p>489</text:p>
          </table:table-cell>
          <table:table-cell table:style-name="ce3" table:formula="of:=([.E169]-[.E168])/[.E168]*100" office:value-type="float" office:value="0" calcext:value-type="float">
            <text:p>0.00</text:p>
          </table:table-cell>
          <table:table-cell table:number-columns-repeated="2"/>
          <table:table-cell table:style-name="Default"/>
          <table:table-cell office:value-type="float" office:value="565" calcext:value-type="float">
            <text:p>565</text:p>
          </table:table-cell>
          <table:table-cell table:formula="of:=([.J169]-[.J168])/[.J168]*100" office:value-type="float" office:value="0" calcext:value-type="float">
            <text:p>0.0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table:formula="of:=([.N169]-[.N168])/[.N168]*100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3513" calcext:value-type="float">
            <text:p>3513</text:p>
          </table:table-cell>
          <table:table-cell table:formula="of:=([.B170]-[.B169])/[.B169]*100" office:value-type="float" office:value="-42.4192755286019" calcext:value-type="float">
            <text:p>-42.42</text:p>
          </table:table-cell>
          <table:table-cell/>
          <table:table-cell table:style-name="Default" office:value-type="float" office:value="273" calcext:value-type="float">
            <text:p>273</text:p>
          </table:table-cell>
          <table:table-cell table:style-name="ce3" table:formula="of:=([.E170]-[.E169])/[.E169]*100" office:value-type="float" office:value="-44.1717791411043" calcext:value-type="float">
            <text:p>-44.17</text:p>
          </table:table-cell>
          <table:table-cell table:number-columns-repeated="2"/>
          <table:table-cell table:style-name="Default"/>
          <table:table-cell office:value-type="float" office:value="304" calcext:value-type="float">
            <text:p>304</text:p>
          </table:table-cell>
          <table:table-cell table:formula="of:=([.J170]-[.J169])/[.J169]*100" office:value-type="float" office:value="-46.1946902654867" calcext:value-type="float">
            <text:p>-46.19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([.N170]-[.N169])/[.N169]*100" office:value-type="float" office:value="-37.4384236453202" calcext:value-type="float">
            <text:p>-37.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2985" calcext:value-type="float">
            <text:p>2985</text:p>
          </table:table-cell>
          <table:table-cell table:formula="of:=([.B171]-[.B170])/[.B170]*100" office:value-type="float" office:value="-15.0298889837745" calcext:value-type="float">
            <text:p>-15.03</text:p>
          </table:table-cell>
          <table:table-cell/>
          <table:table-cell table:style-name="Default" office:value-type="float" office:value="212" calcext:value-type="float">
            <text:p>212</text:p>
          </table:table-cell>
          <table:table-cell table:style-name="ce3" table:formula="of:=([.E171]-[.E170])/[.E170]*100" office:value-type="float" office:value="-22.3443223443223" calcext:value-type="float">
            <text:p>-22.34</text:p>
          </table:table-cell>
          <table:table-cell table:number-columns-repeated="2"/>
          <table:table-cell table:style-name="Default"/>
          <table:table-cell office:value-type="float" office:value="240" calcext:value-type="float">
            <text:p>240</text:p>
          </table:table-cell>
          <table:table-cell table:formula="of:=([.J171]-[.J170])/[.J170]*100" office:value-type="float" office:value="-21.0526315789474" calcext:value-type="float">
            <text:p>-21.05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([.N171]-[.N170])/[.N170]*100" office:value-type="float" office:value="-17.0603674540682" calcext:value-type="float">
            <text:p>-17.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2669" calcext:value-type="float">
            <text:p>2669</text:p>
          </table:table-cell>
          <table:table-cell table:formula="of:=([.B172]-[.B171])/[.B171]*100" office:value-type="float" office:value="-10.5862646566164" calcext:value-type="float">
            <text:p>-10.59</text:p>
          </table:table-cell>
          <table:table-cell/>
          <table:table-cell table:style-name="Default" office:value-type="float" office:value="194" calcext:value-type="float">
            <text:p>194</text:p>
          </table:table-cell>
          <table:table-cell table:style-name="ce3" table:formula="of:=([.E172]-[.E171])/[.E171]*100" office:value-type="float" office:value="-8.49056603773585" calcext:value-type="float">
            <text:p>-8.49</text:p>
          </table:table-cell>
          <table:table-cell table:number-columns-repeated="2"/>
          <table:table-cell table:style-name="Default"/>
          <table:table-cell office:value-type="float" office:value="211" calcext:value-type="float">
            <text:p>211</text:p>
          </table:table-cell>
          <table:table-cell table:formula="of:=([.J172]-[.J171])/[.J171]*100" office:value-type="float" office:value="-12.0833333333333" calcext:value-type="float">
            <text:p>-12.08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N172]-[.N171])/[.N171]*100" office:value-type="float" office:value="-14.5569620253165" calcext:value-type="float">
            <text:p>-14.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240" calcext:value-type="float">
            <text:p>240</text:p>
          </table:table-cell>
          <table:table-cell table:formula="of:=([.B173]-[.B172])/[.B172]*100" office:value-type="float" office:value="-91.007868115399" calcext:value-type="float">
            <text:p>-91.0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ce3" table:formula="of:=([.E173]-[.E172])/[.E172]*100" office:value-type="float" office:value="-87.6288659793815" calcext:value-type="float">
            <text:p>-87.63</text:p>
          </table:table-cell>
          <table:table-cell table:number-columns-repeated="2"/>
          <table:table-cell table:style-name="Default"/>
          <table:table-cell office:value-type="float" office:value="40" calcext:value-type="float">
            <text:p>40</text:p>
          </table:table-cell>
          <table:table-cell table:formula="of:=([.J173]-[.J172])/[.J172]*100" office:value-type="float" office:value="-81.042654028436" calcext:value-type="float">
            <text:p>-81.0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([.N173]-[.N172])/[.N172]*100" office:value-type="float" office:value="-84.0740740740741" calcext:value-type="float">
            <text:p>-84.0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68.4" calcext:value-type="float">
            <text:p>68.4</text:p>
          </table:table-cell>
          <table:table-cell table:formula="of:=([.B174]-[.B173])/[.B173]*100" office:value-type="float" office:value="-71.5" calcext:value-type="float">
            <text:p>-71.50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ce3" table:formula="of:=([.E174]-[.E173])/[.E173]*100" office:value-type="float" office:value="-54.1666666666667" calcext:value-type="float">
            <text:p>-54.17</text:p>
          </table:table-cell>
          <table:table-cell table:number-columns-repeated="2"/>
          <table:table-cell table:style-name="Default"/>
          <table:table-cell office:value-type="float" office:value="15" calcext:value-type="float">
            <text:p>15</text:p>
          </table:table-cell>
          <table:table-cell table:formula="of:=([.J174]-[.J173])/[.J173]*100" office:value-type="float" office:value="-62.5" calcext:value-type="float">
            <text:p>-62.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N174]-[.N173])/[.N173]*100" office:value-type="float" office:value="-48.8372093023256" calcext:value-type="float">
            <text:p>-48.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68.4" calcext:value-type="float">
            <text:p>68.4</text:p>
          </table:table-cell>
          <table:table-cell table:formula="of:=([.B175]-[.B174])/[.B174]*100" office:value-type="float" office:value="0" calcext:value-type="float">
            <text:p>0.0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3" table:formula="of:=([.E175]-[.E174])/[.E174]*100" office:value-type="float" office:value="-9.09090909090909" calcext:value-type="float">
            <text:p>-9.09</text:p>
          </table:table-cell>
          <table:table-cell table:number-columns-repeated="2"/>
          <table:table-cell table:style-name="Default"/>
          <table:table-cell office:value-type="float" office:value="15" calcext:value-type="float">
            <text:p>15</text:p>
          </table:table-cell>
          <table:table-cell table:formula="of:=([.J175]-[.J174])/[.J174]*100" office:value-type="float" office:value="0" calcext:value-type="float">
            <text:p>0.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N175]-[.N174])/[.N174]*100" office:value-type="float" office:value="-4.54545454545455" calcext:value-type="float">
            <text:p>-4.55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6j-1000</text:p>
          </table:table-cell>
          <table:table-cell table:number-columns-repeated="2"/>
          <table:table-cell table:style-name="Default"/>
          <table:table-cell table:style-name="ce3"/>
          <table:table-cell/>
          <table:table-cell table:formula="of:=[.E179]/[.B179]" office:value-type="float" office:value="0.0721193247008687" calcext:value-type="float">
            <text:p>0.072119324700869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table:style-name="Default" office:value-type="float" office:value="440" calcext:value-type="float">
            <text:p>440</text:p>
          </table:table-cell>
          <table:table-cell table:style-name="ce3"/>
          <table:table-cell table:number-columns-repeated="2"/>
          <table:table-cell table:style-name="Default"/>
          <table:table-cell office:value-type="float" office:value="565" calcext:value-type="float">
            <text:p>565</text:p>
          </table:table-cell>
          <table:table-cell table:formula="of:=([.J179]-[.J179])/[.J179]*100" office:value-type="float" office:value="0" calcext:value-type="float">
            <text:p>0.0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80]-[.B179])/[.B179]*100" office:value-type="float" office:value="0" calcext:value-type="float">
            <text:p>0.00</text:p>
          </table:table-cell>
          <table:table-cell/>
          <table:table-cell table:style-name="Default" office:value-type="float" office:value="440" calcext:value-type="float">
            <text:p>440</text:p>
          </table:table-cell>
          <table:table-cell table:style-name="ce3" table:formula="of:=([.E180]-[.E179])/[.E179]*100" office:value-type="float" office:value="0" calcext:value-type="float">
            <text:p>0.00</text:p>
          </table:table-cell>
          <table:table-cell/>
          <table:table-cell table:formula="of:=[.E180]/[.$H$178]" office:value-type="float" office:value="6101" calcext:value-type="float">
            <text:p>6101</text:p>
          </table:table-cell>
          <table:table-cell table:style-name="Default"/>
          <table:table-cell office:value-type="float" office:value="565" calcext:value-type="float">
            <text:p>565</text:p>
          </table:table-cell>
          <table:table-cell table:formula="of:=([.J180]-[.J179])/[.J179]*100" office:value-type="float" office:value="0" calcext:value-type="float">
            <text:p>0.0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181]-[.B180])/[.B180]*100" office:value-type="float" office:value="-71.2833961645632" calcext:value-type="float">
            <text:p>-71.28</text:p>
          </table:table-cell>
          <table:table-cell/>
          <table:table-cell table:style-name="Default" office:value-type="float" office:value="186" calcext:value-type="float">
            <text:p>186</text:p>
          </table:table-cell>
          <table:table-cell table:style-name="ce3" table:formula="of:=([.E181]-[.E180])/[.E180]*100" office:value-type="float" office:value="-57.7272727272727" calcext:value-type="float">
            <text:p>-57.73</text:p>
          </table:table-cell>
          <table:table-cell/>
          <table:table-cell table:formula="of:=[.E181]/[.$H$178]" office:value-type="float" office:value="2579.05909090909" calcext:value-type="float">
            <text:p>2579.05909090909</text:p>
          </table:table-cell>
          <table:table-cell table:style-name="Default"/>
          <table:table-cell office:value-type="float" office:value="158" calcext:value-type="float">
            <text:p>158</text:p>
          </table:table-cell>
          <table:table-cell table:formula="of:=([.J181]-[.J180])/[.J180]*100" office:value-type="float" office:value="-72.0353982300885" calcext:value-type="float">
            <text:p>-72.04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182]-[.B181])/[.B181]*100" office:value-type="float" office:value="-17.351598173516" calcext:value-type="float">
            <text:p>-17.35</text:p>
          </table:table-cell>
          <table:table-cell/>
          <table:table-cell table:style-name="Default" office:value-type="float" office:value="162" calcext:value-type="float">
            <text:p>162</text:p>
          </table:table-cell>
          <table:table-cell table:style-name="ce3" table:formula="of:=([.E182]-[.E181])/[.E181]*100" office:value-type="float" office:value="-12.9032258064516" calcext:value-type="float">
            <text:p>-12.90</text:p>
          </table:table-cell>
          <table:table-cell/>
          <table:table-cell table:formula="of:=[.E182]/[.$H$178]" office:value-type="float" office:value="2246.27727272727" calcext:value-type="float">
            <text:p>2246.27727272727</text:p>
          </table:table-cell>
          <table:table-cell table:style-name="Default"/>
          <table:table-cell office:value-type="float" office:value="121" calcext:value-type="float">
            <text:p>121</text:p>
          </table:table-cell>
          <table:table-cell table:formula="of:=([.J182]-[.J181])/[.J181]*100" office:value-type="float" office:value="-23.4177215189873" calcext:value-type="float">
            <text:p>-23.42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183]-[.B182])/[.B182]*100" office:value-type="float" office:value="-13.5359116022099" calcext:value-type="float">
            <text:p>-13.54</text:p>
          </table:table-cell>
          <table:table-cell/>
          <table:table-cell table:style-name="Default" office:value-type="float" office:value="144" calcext:value-type="float">
            <text:p>144</text:p>
          </table:table-cell>
          <table:table-cell table:style-name="ce3" table:formula="of:=([.E183]-[.E182])/[.E182]*100" office:value-type="float" office:value="-11.1111111111111" calcext:value-type="float">
            <text:p>-11.11</text:p>
          </table:table-cell>
          <table:table-cell/>
          <table:table-cell table:formula="of:=[.E183]/[.$H$178]" office:value-type="float" office:value="1996.69090909091" calcext:value-type="float">
            <text:p>1996.69090909091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table:formula="of:=([.J183]-[.J182])/[.J182]*100" office:value-type="float" office:value="-15.702479338843" calcext:value-type="float">
            <text:p>-15.7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184]-[.B183])/[.B183]*100" office:value-type="float" office:value="-69.0095846645367" calcext:value-type="float">
            <text:p>-69.01</text:p>
          </table:table-cell>
          <table:table-cell/>
          <table:table-cell table:style-name="Default" office:value-type="float" office:value="58" calcext:value-type="float">
            <text:p>58</text:p>
          </table:table-cell>
          <table:table-cell table:style-name="ce3" table:formula="of:=([.E184]-[.E183])/[.E183]*100" office:value-type="float" office:value="-59.7222222222222" calcext:value-type="float">
            <text:p>-59.72</text:p>
          </table:table-cell>
          <table:table-cell/>
          <table:table-cell table:formula="of:=[.E184]/[.$H$178]" office:value-type="float" office:value="804.222727272727" calcext:value-type="float">
            <text:p>804.222727272727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formula="of:=([.J184]-[.J183])/[.J183]*100" office:value-type="float" office:value="-60.7843137254902" calcext:value-type="float">
            <text:p>-60.78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185]-[.B184])/[.B184]*100" office:value-type="float" office:value="-35.5670103092784" calcext:value-type="float">
            <text:p>-35.57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table:style-name="ce3" table:formula="of:=([.E185]-[.E184])/[.E184]*100" office:value-type="float" office:value="-24.1379310344828" calcext:value-type="float">
            <text:p>-24.14</text:p>
          </table:table-cell>
          <table:table-cell/>
          <table:table-cell table:formula="of:=[.E185]/[.$H$178]" office:value-type="float" office:value="610.1" calcext:value-type="float">
            <text:p>610.1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table:formula="of:=([.J185]-[.J184])/[.J184]*100" office:value-type="float" office:value="-30" calcext:value-type="float">
            <text:p>-30.0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186]-[.B185])/[.B185]*100" office:value-type="float" office:value="-50.8" calcext:value-type="float">
            <text:p>-50.80</text:p>
          </table:table-cell>
          <table:table-cell/>
          <table:table-cell table:style-name="Default" office:value-type="float" office:value="29" calcext:value-type="float">
            <text:p>29</text:p>
          </table:table-cell>
          <table:table-cell table:style-name="ce3" table:formula="of:=([.E186]-[.E185])/[.E185]*100" office:value-type="float" office:value="-34.0909090909091" calcext:value-type="float">
            <text:p>-34.09</text:p>
          </table:table-cell>
          <table:table-cell/>
          <table:table-cell table:formula="of:=[.E186]/[.$H$178]" office:value-type="float" office:value="402.111363636364" calcext:value-type="float">
            <text:p>402.11136363636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formula="of:=([.J186]-[.J185])/[.J185]*100" office:value-type="float" office:value="-60.7142857142857" calcext:value-type="float">
            <text:p>-60.71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187]-[.B186])/[.B186]*100" office:value-type="float" office:value="-91.5447154471545" calcext:value-type="float">
            <text:p>-91.5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3" table:formula="of:=([.E187]-[.E186])/[.E186]*100" office:value-type="float" office:value="-93.1034482758621" calcext:value-type="float">
            <text:p>-93.10</text:p>
          </table:table-cell>
          <table:table-cell/>
          <table:table-cell table:formula="of:=[.E187]/[.$H$178]" office:value-type="float" office:value="27.7318181818182" calcext:value-type="float">
            <text:p>27.731818181818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formula="of:=([.J187]-[.J186])/[.J186]*100" office:value-type="float" office:value="-72.7272727272727" calcext:value-type="float">
            <text:p>-72.73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10.4" calcext:value-type="float">
            <text:p>10.4</text:p>
          </table:table-cell>
          <table:table-cell table:formula="of:=([.B188]-[.B187])/[.B187]*100" office:value-type="float" office:value="0" calcext:value-type="float">
            <text:p>0.0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3" table:formula="of:=([.E188]-[.E187])/[.E187]*100" office:value-type="float" office:value="0" calcext:value-type="float">
            <text:p>0.00</text:p>
          </table:table-cell>
          <table:table-cell/>
          <table:table-cell table:formula="of:=[.E188]/[.$H$178]" office:value-type="float" office:value="27.7318181818182" calcext:value-type="float">
            <text:p>27.731818181818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formula="of:=([.J188]-[.J187])/[.J187]*100" office:value-type="float" office:value="0" calcext:value-type="float">
            <text:p>0.0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6j-22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92]-[.B191])/[.B191]*100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193]-[.B192])/[.B192]*100" office:value-type="float" office:value="-71.2833961645632" calcext:value-type="float">
            <text:p>-71.28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194]-[.B193])/[.B193]*100" office:value-type="float" office:value="-17.351598173516" calcext:value-type="float">
            <text:p>-17.3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195]-[.B194])/[.B194]*100" office:value-type="float" office:value="-13.5359116022099" calcext:value-type="float">
            <text:p>-13.54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196]-[.B195])/[.B195]*100" office:value-type="float" office:value="-69.0095846645367" calcext:value-type="float">
            <text:p>-69.01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197]-[.B196])/[.B196]*100" office:value-type="float" office:value="-35.5670103092784" calcext:value-type="float">
            <text:p>-35.57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198]-[.B197])/[.B197]*100" office:value-type="float" office:value="-50.8" calcext:value-type="float">
            <text:p>-50.8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199]-[.B198])/[.B198]*100" office:value-type="float" office:value="-91.5447154471545" calcext:value-type="float">
            <text:p>-91.54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3.31" calcext:value-type="float">
            <text:p>3.31</text:p>
          </table:table-cell>
          <table:table-cell table:formula="of:=([.B200]-[.B199])/[.B199]*100" office:value-type="float" office:value="-68.1730769230769" calcext:value-type="float">
            <text:p>-68.17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6j-34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04]-[.B203])/[.B203]*100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05]-[.B204])/[.B204]*100" office:value-type="float" office:value="-71.2833961645632" calcext:value-type="float">
            <text:p>-71.28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06]-[.B205])/[.B205]*100" office:value-type="float" office:value="-17.351598173516" calcext:value-type="float">
            <text:p>-17.3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07]-[.B206])/[.B206]*100" office:value-type="float" office:value="-13.5359116022099" calcext:value-type="float">
            <text:p>-13.54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08]-[.B207])/[.B207]*100" office:value-type="float" office:value="-69.0095846645367" calcext:value-type="float">
            <text:p>-69.01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09]-[.B208])/[.B208]*100" office:value-type="float" office:value="-35.5670103092784" calcext:value-type="float">
            <text:p>-35.57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10]-[.B209])/[.B209]*100" office:value-type="float" office:value="-50.8" calcext:value-type="float">
            <text:p>-50.8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84.6" calcext:value-type="float">
            <text:p>84.6</text:p>
          </table:table-cell>
          <table:table-cell table:formula="of:=([.B211]-[.B210])/[.B210]*100" office:value-type="float" office:value="-31.219512195122" calcext:value-type="float">
            <text:p>-31.22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0" calcext:value-type="float">
            <text:p>0</text:p>
          </table:table-cell>
          <table:table-cell table:formula="of:=([.B212]-[.B211])/[.B211]*100" office:value-type="float" office:value="-100" calcext:value-type="float">
            <text:p>-100.00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T2 1200_600 <text:s/>30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T2 1200_600 <text:s/>300 2jet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1" office:value-type="string" calcext:value-type="string">
            <text:p>T2 1200_600 <text:s/>NEWPYTHIA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D222]/[.B222]" office:value-type="float" office:value="1.92853091321611" calcext:value-type="float">
            <text:p>1.9285309132161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.L222]/[.J222]" office:value-type="float" office:value="0.385138967668746" calcext:value-type="float">
            <text:p>0.385138967668746</text:p>
          </table:table-cell>
          <table:table-cell table:style-name="Default"/>
          <table:table-cell table:number-columns-repeated="5"/>
          <table:table-cell table:formula="of:=[.S222]/[.Q222]" office:value-type="float" office:value="3.86273397617697" calcext:value-type="float">
            <text:p>3.86273397617697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1" office:value-type="string" calcext:value-type="string">
            <text:p>SR2j_1600</text:p>
          </table:table-cell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SR2j_1600</text:p>
          </table:table-cell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3400" calcext:value-type="float">
            <text:p>3400</text:p>
          </table:table-cell>
          <table:table-cell table:number-columns-repeated="4"/>
          <table:table-cell table:style-name="Default"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table:style-name="ce3"/>
          <table:table-cell/>
          <table:table-cell table:style-name="Default"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810" calcext:value-type="float">
            <text:p>681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B223]-[.B222])/[.B222]*100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table:formula="of:=([.D223]-[.D222])/[.D222]*100" office:value-type="float" office:value="0" calcext:value-type="float">
            <text:p>0.00</text:p>
          </table:table-cell>
          <table:table-cell table:formula="of:=[.D223]/[.$F$220]" office:value-type="float" office:value="1763" calcext:value-type="float">
            <text:p>1763</text:p>
          </table:table-cell>
          <table:table-cell table:number-columns-repeated="2"/>
          <table:table-cell table:style-name="Default"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J223]-[.J222])/[.J222]*100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style-name="ce3" table:formula="of:=([.L223]-[.L222])/[.L222]*100" office:value-type="float" office:value="0" calcext:value-type="float">
            <text:p>0.00</text:p>
          </table:table-cell>
          <table:table-cell table:formula="of:=[.L223]/[.$N$220]" office:value-type="float" office:value="1763" calcext:value-type="float">
            <text:p>1763</text:p>
          </table:table-cell>
          <table:table-cell table:style-name="Default"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Q223]-[.Q222])/[.Q222]*100" office:value-type="float" office:value="0" calcext:value-type="float">
            <text:p>0</text:p>
          </table:table-cell>
          <table:table-cell office:value-type="float" office:value="6810" calcext:value-type="float">
            <text:p>6810</text:p>
          </table:table-cell>
          <table:table-cell table:style-name="ce3" table:formula="of:=([.S223]-[.S222])/[.S222]*100" office:value-type="float" office:value="0" calcext:value-type="float">
            <text:p>0.00</text:p>
          </table:table-cell>
          <table:table-cell table:formula="of:=[.S223]/[.$U$220]" office:value-type="float" office:value="1763" calcext:value-type="float">
            <text:p>1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224]-[.B223])/[.B223]*100" office:value-type="float" office:value="-18.7180941576858" calcext:value-type="float">
            <text:p>-18.72</text:p>
          </table:table-cell>
          <table:table-cell office:value-type="float" office:value="2717" calcext:value-type="float">
            <text:p>2717</text:p>
          </table:table-cell>
          <table:table-cell table:formula="of:=([.D224]-[.D223])/[.D223]*100" office:value-type="float" office:value="-20.0882352941176" calcext:value-type="float">
            <text:p>-20.09</text:p>
          </table:table-cell>
          <table:table-cell table:formula="of:=[.D224]/[.$F$220]" office:value-type="float" office:value="1408.84441176471" calcext:value-type="float">
            <text:p>1408.84441176471</text:p>
          </table:table-cell>
          <table:table-cell table:number-columns-repeated="2"/>
          <table:table-cell table:style-name="Default"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J224]-[.J223])/[.J223]*100" office:value-type="float" office:value="-18.7180941576858" calcext:value-type="float">
            <text:p>-18.72</text:p>
          </table:table-cell>
          <table:table-cell office:value-type="float" office:value="533" calcext:value-type="float">
            <text:p>533</text:p>
          </table:table-cell>
          <table:table-cell table:style-name="ce3" table:formula="of:=([.L224]-[.L223])/[.L223]*100" office:value-type="float" office:value="-21.5022091310751" calcext:value-type="float">
            <text:p>-21.50</text:p>
          </table:table-cell>
          <table:table-cell table:formula="of:=[.L224]/[.$N$220]" office:value-type="float" office:value="1383.91605301915" calcext:value-type="float">
            <text:p>1383.91605301915</text:p>
          </table:table-cell>
          <table:table-cell table:style-name="Default"/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style-name="ce3" table:formula="of:=([.Q224]-[.Q223])/[.Q223]*100" office:value-type="float" office:value="-18.7180941576858" calcext:value-type="float">
            <text:p>-18.72</text:p>
          </table:table-cell>
          <table:table-cell office:value-type="float" office:value="5454" calcext:value-type="float">
            <text:p>5454</text:p>
          </table:table-cell>
          <table:table-cell table:style-name="ce3" table:formula="of:=([.S224]-[.S223])/[.S223]*100" office:value-type="float" office:value="-19.9118942731278" calcext:value-type="float">
            <text:p>-19.91</text:p>
          </table:table-cell>
          <table:table-cell table:formula="of:=[.S224]/[.$U$220]" office:value-type="float" office:value="1411.95330396476" calcext:value-type="float">
            <text:p>1411.95330396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225]-[.B224])/[.B224]*100" office:value-type="float" office:value="-3.90788555478018" calcext:value-type="float">
            <text:p>-3.91</text:p>
          </table:table-cell>
          <table:table-cell office:value-type="float" office:value="2638" calcext:value-type="float">
            <text:p>2638</text:p>
          </table:table-cell>
          <table:table-cell table:formula="of:=([.D225]-[.D224])/[.D224]*100" office:value-type="float" office:value="-2.90761869709238" calcext:value-type="float">
            <text:p>-2.91</text:p>
          </table:table-cell>
          <table:table-cell table:formula="of:=[.D225]/[.$F$220]" office:value-type="float" office:value="1367.88058823529" calcext:value-type="float">
            <text:p>1367.88058823529</text:p>
          </table:table-cell>
          <table:table-cell table:number-columns-repeated="2"/>
          <table:table-cell table:style-name="Default"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J225]-[.J224])/[.J224]*100" office:value-type="float" office:value="-3.90788555478018" calcext:value-type="float">
            <text:p>-3.91</text:p>
          </table:table-cell>
          <table:table-cell office:value-type="float" office:value="510" calcext:value-type="float">
            <text:p>510</text:p>
          </table:table-cell>
          <table:table-cell table:style-name="ce3" table:formula="of:=([.L225]-[.L224])/[.L224]*100" office:value-type="float" office:value="-4.31519699812383" calcext:value-type="float">
            <text:p>-4.32</text:p>
          </table:table-cell>
          <table:table-cell table:formula="of:=[.L225]/[.$N$220]" office:value-type="float" office:value="1324.19734904271" calcext:value-type="float">
            <text:p>1324.19734904271</text:p>
          </table:table-cell>
          <table:table-cell table:style-name="Default"/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style-name="ce3" table:formula="of:=([.Q225]-[.Q224])/[.Q224]*100" office:value-type="float" office:value="-3.90788555478018" calcext:value-type="float">
            <text:p>-3.91</text:p>
          </table:table-cell>
          <table:table-cell office:value-type="float" office:value="5294" calcext:value-type="float">
            <text:p>5294</text:p>
          </table:table-cell>
          <table:table-cell table:style-name="ce3" table:formula="of:=([.S225]-[.S224])/[.S224]*100" office:value-type="float" office:value="-2.93362669600293" calcext:value-type="float">
            <text:p>-2.93</text:p>
          </table:table-cell>
          <table:table-cell table:formula="of:=[.S225]/[.$U$220]" office:value-type="float" office:value="1370.53186490455" calcext:value-type="float">
            <text:p>1370.53186490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226]-[.B225])/[.B225]*100" office:value-type="float" office:value="-38.0537400145243" calcext:value-type="float">
            <text:p>-38.05</text:p>
          </table:table-cell>
          <table:table-cell office:value-type="float" office:value="1804" calcext:value-type="float">
            <text:p>1804</text:p>
          </table:table-cell>
          <table:table-cell table:formula="of:=([.D226]-[.D225])/[.D225]*100" office:value-type="float" office:value="-31.614859742229" calcext:value-type="float">
            <text:p>-31.61</text:p>
          </table:table-cell>
          <table:table-cell table:formula="of:=[.D226]/[.$F$220]" office:value-type="float" office:value="935.42705882353" calcext:value-type="float">
            <text:p>935.42705882353</text:p>
          </table:table-cell>
          <table:table-cell table:number-columns-repeated="2"/>
          <table:table-cell table:style-name="Default"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J226]-[.J225])/[.J225]*100" office:value-type="float" office:value="-38.0537400145243" calcext:value-type="float">
            <text:p>-38.05</text:p>
          </table:table-cell>
          <table:table-cell office:value-type="float" office:value="357" calcext:value-type="float">
            <text:p>357</text:p>
          </table:table-cell>
          <table:table-cell table:style-name="ce3" table:formula="of:=([.L226]-[.L225])/[.L225]*100" office:value-type="float" office:value="-30" calcext:value-type="float">
            <text:p>-30.00</text:p>
          </table:table-cell>
          <table:table-cell table:formula="of:=[.L226]/[.$N$220]" office:value-type="float" office:value="926.938144329897" calcext:value-type="float">
            <text:p>926.938144329897</text:p>
          </table:table-cell>
          <table:table-cell table:style-name="Default"/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style-name="ce3" table:formula="of:=([.Q226]-[.Q225])/[.Q225]*100" office:value-type="float" office:value="-38.0537400145243" calcext:value-type="float">
            <text:p>-38.05</text:p>
          </table:table-cell>
          <table:table-cell office:value-type="float" office:value="3362" calcext:value-type="float">
            <text:p>3362</text:p>
          </table:table-cell>
          <table:table-cell table:style-name="ce3" table:formula="of:=([.S226]-[.S225])/[.S225]*100" office:value-type="float" office:value="-36.4941443143181" calcext:value-type="float">
            <text:p>-36.49</text:p>
          </table:table-cell>
          <table:table-cell table:formula="of:=[.S226]/[.$U$220]" office:value-type="float" office:value="870.36798825257" calcext:value-type="float">
            <text:p>870.36798825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227]-[.B226])/[.B226]*100" office:value-type="float" office:value="-1.99296600234467" calcext:value-type="float">
            <text:p>-1.99</text:p>
          </table:table-cell>
          <table:table-cell office:value-type="float" office:value="1780" calcext:value-type="float">
            <text:p>1780</text:p>
          </table:table-cell>
          <table:table-cell table:formula="of:=([.D227]-[.D226])/[.D226]*100" office:value-type="float" office:value="-1.33037694013304" calcext:value-type="float">
            <text:p>-1.33</text:p>
          </table:table-cell>
          <table:table-cell table:formula="of:=[.D227]/[.$F$220]" office:value-type="float" office:value="922.982352941177" calcext:value-type="float">
            <text:p>922.982352941177</text:p>
          </table:table-cell>
          <table:table-cell table:number-columns-repeated="2"/>
          <table:table-cell table:style-name="Default"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J227]-[.J226])/[.J226]*100" office:value-type="float" office:value="-1.99296600234467" calcext:value-type="float">
            <text:p>-1.99</text:p>
          </table:table-cell>
          <table:table-cell office:value-type="float" office:value="351" calcext:value-type="float">
            <text:p>351</text:p>
          </table:table-cell>
          <table:table-cell table:style-name="ce3" table:formula="of:=([.L227]-[.L226])/[.L226]*100" office:value-type="float" office:value="-1.68067226890756" calcext:value-type="float">
            <text:p>-1.68</text:p>
          </table:table-cell>
          <table:table-cell table:formula="of:=[.L227]/[.$N$220]" office:value-type="float" office:value="911.359351988218" calcext:value-type="float">
            <text:p>911.359351988218</text:p>
          </table:table-cell>
          <table:table-cell table:style-name="Default"/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style-name="ce3" table:formula="of:=([.Q227]-[.Q226])/[.Q226]*100" office:value-type="float" office:value="-1.99296600234467" calcext:value-type="float">
            <text:p>-1.99</text:p>
          </table:table-cell>
          <table:table-cell office:value-type="float" office:value="3321" calcext:value-type="float">
            <text:p>3321</text:p>
          </table:table-cell>
          <table:table-cell table:style-name="ce3" table:formula="of:=([.S227]-[.S226])/[.S226]*100" office:value-type="float" office:value="-1.21951219512195" calcext:value-type="float">
            <text:p>-1.22</text:p>
          </table:table-cell>
          <table:table-cell table:formula="of:=[.S227]/[.$U$220]" office:value-type="float" office:value="859.753744493392" calcext:value-type="float">
            <text:p>859.753744493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228]-[.B227])/[.B227]*100" office:value-type="float" office:value="-32.0574162679426" calcext:value-type="float">
            <text:p>-32.06</text:p>
          </table:table-cell>
          <table:table-cell office:value-type="float" office:value="1138" calcext:value-type="float">
            <text:p>1138</text:p>
          </table:table-cell>
          <table:table-cell table:formula="of:=([.D228]-[.D227])/[.D227]*100" office:value-type="float" office:value="-36.0674157303371" calcext:value-type="float">
            <text:p>-36.07</text:p>
          </table:table-cell>
          <table:table-cell table:formula="of:=[.D228]/[.$F$220]" office:value-type="float" office:value="590.086470588235" calcext:value-type="float">
            <text:p>590.086470588235</text:p>
          </table:table-cell>
          <table:table-cell table:number-columns-repeated="2"/>
          <table:table-cell table:style-name="Default"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J228]-[.J227])/[.J227]*100" office:value-type="float" office:value="-32.0574162679426" calcext:value-type="float">
            <text:p>-32.06</text:p>
          </table:table-cell>
          <table:table-cell office:value-type="float" office:value="237" calcext:value-type="float">
            <text:p>237</text:p>
          </table:table-cell>
          <table:table-cell table:style-name="ce3" table:formula="of:=([.L228]-[.L227])/[.L227]*100" office:value-type="float" office:value="-32.4786324786325" calcext:value-type="float">
            <text:p>-32.48</text:p>
          </table:table-cell>
          <table:table-cell table:formula="of:=[.L228]/[.$N$220]" office:value-type="float" office:value="615.362297496318" calcext:value-type="float">
            <text:p>615.362297496318</text:p>
          </table:table-cell>
          <table:table-cell table:style-name="Default"/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style-name="ce3" table:formula="of:=([.Q228]-[.Q227])/[.Q227]*100" office:value-type="float" office:value="-32.0574162679426" calcext:value-type="float">
            <text:p>-32.06</text:p>
          </table:table-cell>
          <table:table-cell office:value-type="float" office:value="2247" calcext:value-type="float">
            <text:p>2247</text:p>
          </table:table-cell>
          <table:table-cell table:style-name="ce3" table:formula="of:=([.S228]-[.S227])/[.S227]*100" office:value-type="float" office:value="-32.3396567299006" calcext:value-type="float">
            <text:p>-32.34</text:p>
          </table:table-cell>
          <table:table-cell table:formula="of:=[.S228]/[.$U$220]" office:value-type="float" office:value="581.712334801762" calcext:value-type="float">
            <text:p>581.712334801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229]-[.B228])/[.B228]*100" office:value-type="float" office:value="-35.5633802816901" calcext:value-type="float">
            <text:p>-35.56</text:p>
          </table:table-cell>
          <table:table-cell office:value-type="float" office:value="882" calcext:value-type="float">
            <text:p>882</text:p>
          </table:table-cell>
          <table:table-cell table:formula="of:=([.D229]-[.D228])/[.D228]*100" office:value-type="float" office:value="-22.4956063268893" calcext:value-type="float">
            <text:p>-22.50</text:p>
          </table:table-cell>
          <table:table-cell table:formula="of:=[.D229]/[.$F$220]" office:value-type="float" office:value="457.342941176471" calcext:value-type="float">
            <text:p>457.342941176471</text:p>
          </table:table-cell>
          <table:table-cell table:number-columns-repeated="2"/>
          <table:table-cell table:style-name="Default"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J229]-[.J228])/[.J228]*100" office:value-type="float" office:value="-35.5633802816901" calcext:value-type="float">
            <text:p>-35.56</text:p>
          </table:table-cell>
          <table:table-cell office:value-type="float" office:value="186" calcext:value-type="float">
            <text:p>186</text:p>
          </table:table-cell>
          <table:table-cell table:style-name="ce3" table:formula="of:=([.L229]-[.L228])/[.L228]*100" office:value-type="float" office:value="-21.5189873417721" calcext:value-type="float">
            <text:p>-21.52</text:p>
          </table:table-cell>
          <table:table-cell table:formula="of:=[.L229]/[.$N$220]" office:value-type="float" office:value="482.942562592047" calcext:value-type="float">
            <text:p>482.942562592047</text:p>
          </table:table-cell>
          <table:table-cell table:style-name="Default"/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style-name="ce3" table:formula="of:=([.Q229]-[.Q228])/[.Q228]*100" office:value-type="float" office:value="-35.5633802816901" calcext:value-type="float">
            <text:p>-35.56</text:p>
          </table:table-cell>
          <table:table-cell office:value-type="float" office:value="1740" calcext:value-type="float">
            <text:p>1740</text:p>
          </table:table-cell>
          <table:table-cell table:style-name="ce3" table:formula="of:=([.S229]-[.S228])/[.S228]*100" office:value-type="float" office:value="-22.5634178905207" calcext:value-type="float">
            <text:p>-22.56</text:p>
          </table:table-cell>
          <table:table-cell table:formula="of:=[.S229]/[.$U$220]" office:value-type="float" office:value="450.458149779736" calcext:value-type="float">
            <text:p>450.4581497797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/>
          <table:table-cell table:formula="of:=[.S230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/>
          <table:table-cell table:formula="of:=[.S231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/>
          <table:table-cell table:formula="of:=[.S232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955" calcext:value-type="float">
            <text:p>6955</text:p>
          </table:table-cell>
          <table:table-cell/>
          <table:table-cell table:formula="of:=[.D233]/[.$F$220]" office:value-type="float" office:value="3606.37205882353" calcext:value-type="float">
            <text:p>3606.3720588235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ce3"/>
          <table:table-cell office:value-type="float" office:value="6810" calcext:value-type="float">
            <text:p>6810</text:p>
          </table:table-cell>
          <table:table-cell table:style-name="ce3"/>
          <table:table-cell table:formula="of:=[.S233]/[.$U$220]" office:value-type="float" office:value="1763" calcext:value-type="float">
            <text:p>1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234]-[.B233])/[.B233]*100" office:value-type="float" office:value="0" calcext:value-type="float">
            <text:p>0.00</text:p>
          </table:table-cell>
          <table:table-cell office:value-type="float" office:value="6955" calcext:value-type="float">
            <text:p>6955</text:p>
          </table:table-cell>
          <table:table-cell table:formula="of:=([.D234]-[.D233])/[.D233]*100" office:value-type="float" office:value="0" calcext:value-type="float">
            <text:p>0.00</text:p>
          </table:table-cell>
          <table:table-cell table:formula="of:=[.D234]/[.$F$220]" office:value-type="float" office:value="3606.37205882353" calcext:value-type="float">
            <text:p>3606.3720588235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ce3" table:formula="of:=([.Q234]-[.Q233])/[.Q233]*100" office:value-type="float" office:value="0" calcext:value-type="float">
            <text:p>0.00</text:p>
          </table:table-cell>
          <table:table-cell office:value-type="float" office:value="6810" calcext:value-type="float">
            <text:p>6810</text:p>
          </table:table-cell>
          <table:table-cell table:style-name="ce3" table:formula="of:=([.S234]-[.S233])/[.S233]*100" office:value-type="float" office:value="0" calcext:value-type="float">
            <text:p>0.00</text:p>
          </table:table-cell>
          <table:table-cell table:formula="of:=[.S234]/[.$U$220]" office:value-type="float" office:value="1763" calcext:value-type="float">
            <text:p>1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235]-[.B234])/[.B234]*100" office:value-type="float" office:value="-9.07543959160522" calcext:value-type="float">
            <text:p>-9.08</text:p>
          </table:table-cell>
          <table:table-cell office:value-type="float" office:value="6316" calcext:value-type="float">
            <text:p>6316</text:p>
          </table:table-cell>
          <table:table-cell table:formula="of:=([.D235]-[.D234])/[.D234]*100" office:value-type="float" office:value="-9.18763479511143" calcext:value-type="float">
            <text:p>-9.19</text:p>
          </table:table-cell>
          <table:table-cell table:formula="of:=[.D235]/[.$F$220]" office:value-type="float" office:value="3275.03176470588" calcext:value-type="float">
            <text:p>3275.0317647058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style-name="ce3" table:formula="of:=([.Q235]-[.Q234])/[.Q234]*100" office:value-type="float" office:value="-9.07543959160522" calcext:value-type="float">
            <text:p>-9.08</text:p>
          </table:table-cell>
          <table:table-cell office:value-type="float" office:value="6163" calcext:value-type="float">
            <text:p>6163</text:p>
          </table:table-cell>
          <table:table-cell table:style-name="ce3" table:formula="of:=([.S235]-[.S234])/[.S234]*100" office:value-type="float" office:value="-9.5007342143906" calcext:value-type="float">
            <text:p>-9.50</text:p>
          </table:table-cell>
          <table:table-cell table:formula="of:=[.S235]/[.$U$220]" office:value-type="float" office:value="1595.50205580029" calcext:value-type="float">
            <text:p>1595.50205580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236]-[.B235])/[.B235]*100" office:value-type="float" office:value="-2.24578914535246" calcext:value-type="float">
            <text:p>-2.25</text:p>
          </table:table-cell>
          <table:table-cell office:value-type="float" office:value="6227" calcext:value-type="float">
            <text:p>6227</text:p>
          </table:table-cell>
          <table:table-cell table:formula="of:=([.D236]-[.D235])/[.D235]*100" office:value-type="float" office:value="-1.40911969601013" calcext:value-type="float">
            <text:p>-1.41</text:p>
          </table:table-cell>
          <table:table-cell table:formula="of:=[.D236]/[.$F$220]" office:value-type="float" office:value="3228.88264705882" calcext:value-type="float">
            <text:p>3228.8826470588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style-name="ce3" table:formula="of:=([.Q236]-[.Q235])/[.Q235]*100" office:value-type="float" office:value="-2.24578914535246" calcext:value-type="float">
            <text:p>-2.25</text:p>
          </table:table-cell>
          <table:table-cell office:value-type="float" office:value="6067" calcext:value-type="float">
            <text:p>6067</text:p>
          </table:table-cell>
          <table:table-cell table:style-name="ce3" table:formula="of:=([.S236]-[.S235])/[.S235]*100" office:value-type="float" office:value="-1.55768294661691" calcext:value-type="float">
            <text:p>-1.56</text:p>
          </table:table-cell>
          <table:table-cell table:formula="of:=[.S236]/[.$U$220]" office:value-type="float" office:value="1570.64919236417" calcext:value-type="float">
            <text:p>1570.64919236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237]-[.B236])/[.B236]*100" office:value-type="float" office:value="-67.5175494575622" calcext:value-type="float">
            <text:p>-67.52</text:p>
          </table:table-cell>
          <table:table-cell office:value-type="float" office:value="3236" calcext:value-type="float">
            <text:p>3236</text:p>
          </table:table-cell>
          <table:table-cell table:formula="of:=([.D237]-[.D236])/[.D236]*100" office:value-type="float" office:value="-48.0327605588566" calcext:value-type="float">
            <text:p>-48.03</text:p>
          </table:table-cell>
          <table:table-cell table:formula="of:=[.D237]/[.$F$220]" office:value-type="float" office:value="1677.96117647059" calcext:value-type="float">
            <text:p>1677.9611764705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style-name="ce3" table:formula="of:=([.Q237]-[.Q236])/[.Q236]*100" office:value-type="float" office:value="-67.5175494575622" calcext:value-type="float">
            <text:p>-67.52</text:p>
          </table:table-cell>
          <table:table-cell office:value-type="float" office:value="3198" calcext:value-type="float">
            <text:p>3198</text:p>
          </table:table-cell>
          <table:table-cell table:style-name="ce3" table:formula="of:=([.S237]-[.S236])/[.S236]*100" office:value-type="float" office:value="-47.2886105159057" calcext:value-type="float">
            <text:p>-47.29</text:p>
          </table:table-cell>
          <table:table-cell table:formula="of:=[.S237]/[.$U$220]" office:value-type="float" office:value="827.911013215859" calcext:value-type="float">
            <text:p>827.911013215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238]-[.B237])/[.B237]*100" office:value-type="float" office:value="-33.7917485265226" calcext:value-type="float">
            <text:p>-33.79</text:p>
          </table:table-cell>
          <table:table-cell office:value-type="float" office:value="2172" calcext:value-type="float">
            <text:p>2172</text:p>
          </table:table-cell>
          <table:table-cell table:formula="of:=([.D238]-[.D237])/[.D237]*100" office:value-type="float" office:value="-32.8800988875154" calcext:value-type="float">
            <text:p>-32.88</text:p>
          </table:table-cell>
          <table:table-cell table:formula="of:=[.D238]/[.$F$220]" office:value-type="float" office:value="1126.24588235294" calcext:value-type="float">
            <text:p>1126.2458823529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style-name="ce3" table:formula="of:=([.Q238]-[.Q237])/[.Q237]*100" office:value-type="float" office:value="-33.7917485265226" calcext:value-type="float">
            <text:p>-33.79</text:p>
          </table:table-cell>
          <table:table-cell office:value-type="float" office:value="2175" calcext:value-type="float">
            <text:p>2175</text:p>
          </table:table-cell>
          <table:table-cell table:style-name="ce3" table:formula="of:=([.S238]-[.S237])/[.S237]*100" office:value-type="float" office:value="-31.9887429643527" calcext:value-type="float">
            <text:p>-31.99</text:p>
          </table:table-cell>
          <table:table-cell table:formula="of:=[.S238]/[.$U$220]" office:value-type="float" office:value="563.07268722467" calcext:value-type="float">
            <text:p>563.07268722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239]-[.B238])/[.B238]*100" office:value-type="float" office:value="-70.0296735905044" calcext:value-type="float">
            <text:p>-70.03</text:p>
          </table:table-cell>
          <table:table-cell office:value-type="float" office:value="763" calcext:value-type="float">
            <text:p>763</text:p>
          </table:table-cell>
          <table:table-cell table:formula="of:=([.D239]-[.D238])/[.D238]*100" office:value-type="float" office:value="-64.8710865561694" calcext:value-type="float">
            <text:p>-64.87</text:p>
          </table:table-cell>
          <table:table-cell table:formula="of:=[.D239]/[.$F$220]" office:value-type="float" office:value="395.637941176471" calcext:value-type="float">
            <text:p>395.63794117647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style-name="ce3" table:formula="of:=([.Q239]-[.Q238])/[.Q238]*100" office:value-type="float" office:value="-70.0296735905044" calcext:value-type="float">
            <text:p>-70.03</text:p>
          </table:table-cell>
          <table:table-cell office:value-type="float" office:value="771" calcext:value-type="float">
            <text:p>771</text:p>
          </table:table-cell>
          <table:table-cell table:style-name="ce3" table:formula="of:=([.S239]-[.S238])/[.S238]*100" office:value-type="float" office:value="-64.551724137931" calcext:value-type="float">
            <text:p>-64.55</text:p>
          </table:table-cell>
          <table:table-cell table:formula="of:=[.S239]/[.$U$220]" office:value-type="float" office:value="199.599559471366" calcext:value-type="float">
            <text:p>199.5995594713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formula="of:=[.S240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formula="of:=[.S241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formula="of:=[.S242]/[.$U$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955" calcext:value-type="float">
            <text:p>6955</text:p>
          </table:table-cell>
          <table:table-cell/>
          <table:table-cell table:formula="of:=[.D243]/[.$F$220]" office:value-type="float" office:value="3606.37205882353" calcext:value-type="float">
            <text:p>3606.3720588235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ce3"/>
          <table:table-cell office:value-type="float" office:value="6955" calcext:value-type="float">
            <text:p>6955</text:p>
          </table:table-cell>
          <table:table-cell table:style-name="ce3"/>
          <table:table-cell table:formula="of:=[.S243]/[.$U$220]" office:value-type="float" office:value="1800.53817914831" calcext:value-type="float">
            <text:p>1800.53817914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244]-[.B243])/[.B243]*100" office:value-type="float" office:value="0" calcext:value-type="float">
            <text:p>0.00</text:p>
          </table:table-cell>
          <table:table-cell office:value-type="float" office:value="6955" calcext:value-type="float">
            <text:p>6955</text:p>
          </table:table-cell>
          <table:table-cell table:formula="of:=([.D244]-[.D243])/[.D243]*100" office:value-type="float" office:value="0" calcext:value-type="float">
            <text:p>0.00</text:p>
          </table:table-cell>
          <table:table-cell table:formula="of:=[.D244]/[.$F$220]" office:value-type="float" office:value="3606.37205882353" calcext:value-type="float">
            <text:p>3606.3720588235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ce3" table:formula="of:=([.Q244]-[.Q243])/[.Q243]*100" office:value-type="float" office:value="0" calcext:value-type="float">
            <text:p>0.00</text:p>
          </table:table-cell>
          <table:table-cell office:value-type="float" office:value="6955" calcext:value-type="float">
            <text:p>6955</text:p>
          </table:table-cell>
          <table:table-cell table:style-name="ce3" table:formula="of:=([.S244]-[.S243])/[.S243]*100" office:value-type="float" office:value="0" calcext:value-type="float">
            <text:p>0.00</text:p>
          </table:table-cell>
          <table:table-cell table:formula="of:=[.S244]/[.$U$220]" office:value-type="float" office:value="1800.53817914831" calcext:value-type="float">
            <text:p>1800.53817914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245]-[.B244])/[.B244]*100" office:value-type="float" office:value="-18.7180941576858" calcext:value-type="float">
            <text:p>-18.72</text:p>
          </table:table-cell>
          <table:table-cell office:value-type="float" office:value="5615" calcext:value-type="float">
            <text:p>5615</text:p>
          </table:table-cell>
          <table:table-cell table:formula="of:=([.D245]-[.D244])/[.D244]*100" office:value-type="float" office:value="-19.2667145938174" calcext:value-type="float">
            <text:p>-19.27</text:p>
          </table:table-cell>
          <table:table-cell table:formula="of:=[.D245]/[.$F$220]" office:value-type="float" office:value="2911.54264705882" calcext:value-type="float">
            <text:p>2911.5426470588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style-name="ce3" table:formula="of:=([.Q245]-[.Q244])/[.Q244]*100" office:value-type="float" office:value="-18.7180941576858" calcext:value-type="float">
            <text:p>-18.72</text:p>
          </table:table-cell>
          <table:table-cell office:value-type="float" office:value="5615" calcext:value-type="float">
            <text:p>5615</text:p>
          </table:table-cell>
          <table:table-cell table:style-name="ce3" table:formula="of:=([.S245]-[.S244])/[.S244]*100" office:value-type="float" office:value="-19.2667145938174" calcext:value-type="float">
            <text:p>-19.27</text:p>
          </table:table-cell>
          <table:table-cell table:formula="of:=[.S245]/[.$U$220]" office:value-type="float" office:value="1453.63362701909" calcext:value-type="float">
            <text:p>1453.63362701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246]-[.B245])/[.B245]*100" office:value-type="float" office:value="-3.90788555478018" calcext:value-type="float">
            <text:p>-3.91</text:p>
          </table:table-cell>
          <table:table-cell office:value-type="float" office:value="5462" calcext:value-type="float">
            <text:p>5462</text:p>
          </table:table-cell>
          <table:table-cell table:formula="of:=([.D246]-[.D245])/[.D245]*100" office:value-type="float" office:value="-2.72484416740873" calcext:value-type="float">
            <text:p>-2.72</text:p>
          </table:table-cell>
          <table:table-cell table:formula="of:=[.D246]/[.$F$220]" office:value-type="float" office:value="2832.20764705882" calcext:value-type="float">
            <text:p>2832.2076470588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style-name="ce3" table:formula="of:=([.Q246]-[.Q245])/[.Q245]*100" office:value-type="float" office:value="-3.90788555478018" calcext:value-type="float">
            <text:p>-3.91</text:p>
          </table:table-cell>
          <table:table-cell office:value-type="float" office:value="5462" calcext:value-type="float">
            <text:p>5462</text:p>
          </table:table-cell>
          <table:table-cell table:style-name="ce3" table:formula="of:=([.S246]-[.S245])/[.S245]*100" office:value-type="float" office:value="-2.72484416740873" calcext:value-type="float">
            <text:p>-2.72</text:p>
          </table:table-cell>
          <table:table-cell table:formula="of:=[.S246]/[.$U$220]" office:value-type="float" office:value="1414.02437591777" calcext:value-type="float">
            <text:p>1414.0243759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247]-[.B246])/[.B246]*100" office:value-type="float" office:value="-38.0537400145243" calcext:value-type="float">
            <text:p>-38.05</text:p>
          </table:table-cell>
          <table:table-cell office:value-type="float" office:value="3546" calcext:value-type="float">
            <text:p>3546</text:p>
          </table:table-cell>
          <table:table-cell table:formula="of:=([.D247]-[.D246])/[.D246]*100" office:value-type="float" office:value="-35.0787257414866" calcext:value-type="float">
            <text:p>-35.08</text:p>
          </table:table-cell>
          <table:table-cell table:formula="of:=[.D247]/[.$F$220]" office:value-type="float" office:value="1838.70529411765" calcext:value-type="float">
            <text:p>1838.7052941176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style-name="ce3" table:formula="of:=([.Q247]-[.Q246])/[.Q246]*100" office:value-type="float" office:value="-38.0537400145243" calcext:value-type="float">
            <text:p>-38.05</text:p>
          </table:table-cell>
          <table:table-cell office:value-type="float" office:value="3546" calcext:value-type="float">
            <text:p>3546</text:p>
          </table:table-cell>
          <table:table-cell table:style-name="ce3" table:formula="of:=([.S247]-[.S246])/[.S246]*100" office:value-type="float" office:value="-35.0787257414866" calcext:value-type="float">
            <text:p>-35.08</text:p>
          </table:table-cell>
          <table:table-cell table:formula="of:=[.S247]/[.$U$220]" office:value-type="float" office:value="918.002643171806" calcext:value-type="float">
            <text:p>918.002643171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248]-[.B247])/[.B247]*100" office:value-type="float" office:value="-23.2121922626026" calcext:value-type="float">
            <text:p>-23.21</text:p>
          </table:table-cell>
          <table:table-cell office:value-type="float" office:value="2960" calcext:value-type="float">
            <text:p>2960</text:p>
          </table:table-cell>
          <table:table-cell table:formula="of:=([.D248]-[.D247])/[.D247]*100" office:value-type="float" office:value="-16.5256627185561" calcext:value-type="float">
            <text:p>-16.53</text:p>
          </table:table-cell>
          <table:table-cell table:formula="of:=[.D248]/[.$F$220]" office:value-type="float" office:value="1534.84705882353" calcext:value-type="float">
            <text:p>1534.8470588235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style-name="ce3" table:formula="of:=([.Q248]-[.Q247])/[.Q247]*100" office:value-type="float" office:value="-23.2121922626026" calcext:value-type="float">
            <text:p>-23.21</text:p>
          </table:table-cell>
          <table:table-cell office:value-type="float" office:value="2960" calcext:value-type="float">
            <text:p>2960</text:p>
          </table:table-cell>
          <table:table-cell table:style-name="ce3" table:formula="of:=([.S248]-[.S247])/[.S247]*100" office:value-type="float" office:value="-16.5256627185561" calcext:value-type="float">
            <text:p>-16.53</text:p>
          </table:table-cell>
          <table:table-cell table:formula="of:=[.S248]/[.$U$220]" office:value-type="float" office:value="766.296622613803" calcext:value-type="float">
            <text:p>766.296622613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249]-[.B248])/[.B248]*100" office:value-type="float" office:value="-32.9770992366412" calcext:value-type="float">
            <text:p>-32.98</text:p>
          </table:table-cell>
          <table:table-cell office:value-type="float" office:value="1904" calcext:value-type="float">
            <text:p>1904</text:p>
          </table:table-cell>
          <table:table-cell table:formula="of:=([.D249]-[.D248])/[.D248]*100" office:value-type="float" office:value="-35.6756756756757" calcext:value-type="float">
            <text:p>-35.68</text:p>
          </table:table-cell>
          <table:table-cell table:formula="of:=[.D249]/[.$F$220]" office:value-type="float" office:value="987.28" calcext:value-type="float">
            <text:p>987.2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style-name="ce3" table:formula="of:=([.Q249]-[.Q248])/[.Q248]*100" office:value-type="float" office:value="-32.9770992366412" calcext:value-type="float">
            <text:p>-32.98</text:p>
          </table:table-cell>
          <table:table-cell office:value-type="float" office:value="1904" calcext:value-type="float">
            <text:p>1904</text:p>
          </table:table-cell>
          <table:table-cell table:style-name="ce3" table:formula="of:=([.S249]-[.S248])/[.S248]*100" office:value-type="float" office:value="-35.6756756756757" calcext:value-type="float">
            <text:p>-35.68</text:p>
          </table:table-cell>
          <table:table-cell table:formula="of:=[.S249]/[.$U$220]" office:value-type="float" office:value="492.915124816446" calcext:value-type="float">
            <text:p>492.915124816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250]-[.B249])/[.B249]*100" office:value-type="float" office:value="-96.4464692482916" calcext:value-type="float">
            <text:p>-96.45</text:p>
          </table:table-cell>
          <table:table-cell office:value-type="float" office:value="129" calcext:value-type="float">
            <text:p>129</text:p>
          </table:table-cell>
          <table:table-cell table:formula="of:=([.D250]-[.D249])/[.D249]*100" office:value-type="float" office:value="-93.2247899159664" calcext:value-type="float">
            <text:p>-93.22</text:p>
          </table:table-cell>
          <table:table-cell table:formula="of:=[.D250]/[.$F$220]" office:value-type="float" office:value="66.8902941176471" calcext:value-type="float">
            <text:p>66.890294117647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style-name="ce3" table:formula="of:=([.Q250]-[.Q249])/[.Q249]*100" office:value-type="float" office:value="-96.4464692482916" calcext:value-type="float">
            <text:p>-96.45</text:p>
          </table:table-cell>
          <table:table-cell office:value-type="float" office:value="129" calcext:value-type="float">
            <text:p>129</text:p>
          </table:table-cell>
          <table:table-cell table:style-name="ce3" table:formula="of:=([.S250]-[.S249])/[.S249]*100" office:value-type="float" office:value="-93.2247899159664" calcext:value-type="float">
            <text:p>-93.22</text:p>
          </table:table-cell>
          <table:table-cell table:formula="of:=[.S250]/[.$U$220]" office:value-type="float" office:value="33.3960352422908" calcext:value-type="float">
            <text:p>33.3960352422908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41" office:value-type="string" calcext:value-type="string">
            <text:p>2 jets new pythia8</text:p>
          </table:table-cell>
          <table:table-cell table:style-name="ce41" table:number-columns-repeated="12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41" table:number-columns-repeated="13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8" office:value-type="string" calcext:value-type="string">
            <text:p>2200_6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/>
          <table:table-cell table:style-name="ce1" office:value-type="string" calcext:value-type="string">
            <text:p>SR4j-2200</text:p>
          </table:table-cell>
          <table:table-cell table:style-name="Default"/>
          <table:table-cell/>
          <table:table-cell table:style-name="Default"/>
          <table:table-cell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3" table:formula="of:=[.D259]/[.B259]" office:value-type="float" office:value="142.8125" calcext:value-type="float">
            <text:p>142.8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3" table:formula="of:=[.J259]/[.H259]" office:value-type="float" office:value="142.8125" calcext:value-type="float">
            <text:p>142.81</text:p>
          </table:table-cell>
          <table:table-cell table:style-name="ce31"/>
          <table:table-cell/>
          <table:table-cell table:style-name="Default"/>
          <table:table-cell/>
          <table:table-cell table:style-name="ce3"/>
          <table:table-cell table:formula="of:=[.P259]/[.N259]" office:value-type="float" office:value="142.8125" calcext:value-type="float">
            <text:p>142.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8226" calcext:value-type="float">
            <text:p>8226</text:p>
          </table:table-cell>
          <table:table-cell/>
          <table:table-cell table:style-name="ce3"/>
          <table:table-cell/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8226" calcext:value-type="float">
            <text:p>8226</text:p>
          </table:table-cell>
          <table:table-cell/>
          <table:table-cell table:style-name="ce3"/>
          <table:table-cell table:style-name="ce33"/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8226" calcext:value-type="float">
            <text:p>8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57.6" calcext:value-type="float">
            <text:p>57.60</text:p>
          </table:table-cell>
          <table:table-cell table:formula="of:=([.B260]-[.B259])/[.B259]" office:value-type="float" office:value="0" calcext:value-type="float">
            <text:p>0.00</text:p>
          </table:table-cell>
          <table:table-cell office:value-type="float" office:value="8226" calcext:value-type="float">
            <text:p>8226</text:p>
          </table:table-cell>
          <table:table-cell table:formula="of:=([.D260]-[.D259])/[.D259]*100" office:value-type="float" office:value="0" calcext:value-type="float">
            <text:p>0.00</text:p>
          </table:table-cell>
          <table:table-cell table:style-name="ce3" table:formula="of:=[.D260]/[.$F$258]" office:value-type="float" office:value="57.6" calcext:value-type="float">
            <text:p>57.60</text:p>
          </table:table-cell>
          <table:table-cell/>
          <table:table-cell table:style-name="ce3" office:value-type="float" office:value="57.6" calcext:value-type="float">
            <text:p>57.60</text:p>
          </table:table-cell>
          <table:table-cell table:formula="of:=([.H260]-[.H259])/[.H259]*100" office:value-type="float" office:value="0" calcext:value-type="float">
            <text:p>0.00</text:p>
          </table:table-cell>
          <table:table-cell office:value-type="float" office:value="8226" calcext:value-type="float">
            <text:p>8226</text:p>
          </table:table-cell>
          <table:table-cell table:formula="of:=([.J260]-[.J259])/[.J259]*100" office:value-type="float" office:value="0" calcext:value-type="float">
            <text:p>0.00</text:p>
          </table:table-cell>
          <table:table-cell table:style-name="ce3" table:formula="of:=[.J260]/[.$L$258]" office:value-type="float" office:value="57.6" calcext:value-type="float">
            <text:p>57.60</text:p>
          </table:table-cell>
          <table:table-cell table:style-name="ce33"/>
          <table:table-cell table:style-name="ce3" office:value-type="float" office:value="57.6" calcext:value-type="float">
            <text:p>57.60</text:p>
          </table:table-cell>
          <table:table-cell table:formula="of:=([.N260]-[.N259])/[.N259]*100" office:value-type="float" office:value="0" calcext:value-type="float">
            <text:p>0.00</text:p>
          </table:table-cell>
          <table:table-cell office:value-type="float" office:value="8226" calcext:value-type="float">
            <text:p>8226</text:p>
          </table:table-cell>
          <table:table-cell table:style-name="ce3" table:formula="of:=([.P260]-[.P259])/[.P259]*100" office:value-type="float" office:value="0" calcext:value-type="float">
            <text:p>0.00</text:p>
          </table:table-cell>
          <table:table-cell table:style-name="ce3" table:formula="of:=[.P260]/[.$R$258]" office:value-type="float" office:value="57.6" calcext:value-type="float">
            <text:p>57.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53.5" calcext:value-type="float">
            <text:p>53.50</text:p>
          </table:table-cell>
          <table:table-cell table:formula="of:=([.B261]-[.B260])/[.B260]*100" office:value-type="float" office:value="-7.11805555555556" calcext:value-type="float">
            <text:p>-7.12</text:p>
          </table:table-cell>
          <table:table-cell office:value-type="float" office:value="7707" calcext:value-type="float">
            <text:p>7707</text:p>
          </table:table-cell>
          <table:table-cell table:formula="of:=([.D261]-[.D260])/[.D260]*100" office:value-type="float" office:value="-6.30926331145149" calcext:value-type="float">
            <text:p>-6.31</text:p>
          </table:table-cell>
          <table:table-cell table:style-name="ce3" table:formula="of:=[.D261]/[.$F$258]" office:value-type="float" office:value="53.9658643326039" calcext:value-type="float">
            <text:p>53.97</text:p>
          </table:table-cell>
          <table:table-cell/>
          <table:table-cell table:style-name="ce3" office:value-type="float" office:value="53.5" calcext:value-type="float">
            <text:p>53.50</text:p>
          </table:table-cell>
          <table:table-cell table:formula="of:=([.H261]-[.H260])/[.H260]*100" office:value-type="float" office:value="-7.11805555555556" calcext:value-type="float">
            <text:p>-7.12</text:p>
          </table:table-cell>
          <table:table-cell office:value-type="float" office:value="7707" calcext:value-type="float">
            <text:p>7707</text:p>
          </table:table-cell>
          <table:table-cell table:formula="of:=([.J261]-[.J260])/[.J260]*100" office:value-type="float" office:value="-6.30926331145149" calcext:value-type="float">
            <text:p>-6.31</text:p>
          </table:table-cell>
          <table:table-cell table:style-name="ce3" table:formula="of:=[.J261]/[.$L$258]" office:value-type="float" office:value="53.9658643326039" calcext:value-type="float">
            <text:p>53.97</text:p>
          </table:table-cell>
          <table:table-cell table:style-name="ce33"/>
          <table:table-cell table:style-name="ce3" office:value-type="float" office:value="53.5" calcext:value-type="float">
            <text:p>53.50</text:p>
          </table:table-cell>
          <table:table-cell table:formula="of:=([.N261]-[.N260])/[.N260]*100" office:value-type="float" office:value="-7.11805555555556" calcext:value-type="float">
            <text:p>-7.12</text:p>
          </table:table-cell>
          <table:table-cell office:value-type="float" office:value="7707" calcext:value-type="float">
            <text:p>7707</text:p>
          </table:table-cell>
          <table:table-cell table:style-name="ce3" table:formula="of:=([.P261]-[.P260])/[.P260]*100" office:value-type="float" office:value="-6.30926331145149" calcext:value-type="float">
            <text:p>-6.31</text:p>
          </table:table-cell>
          <table:table-cell table:style-name="ce3" table:formula="of:=[.P261]/[.$R$258]" office:value-type="float" office:value="53.9658643326039" calcext:value-type="float">
            <text:p>53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44.7" calcext:value-type="float">
            <text:p>44.70</text:p>
          </table:table-cell>
          <table:table-cell table:formula="of:=([.B262]-[.B261])/[.B261]*100" office:value-type="float" office:value="-16.4485981308411" calcext:value-type="float">
            <text:p>-16.45</text:p>
          </table:table-cell>
          <table:table-cell office:value-type="float" office:value="6427" calcext:value-type="float">
            <text:p>6427</text:p>
          </table:table-cell>
          <table:table-cell table:formula="of:=([.D262]-[.D261])/[.D261]*100" office:value-type="float" office:value="-16.6082781886597" calcext:value-type="float">
            <text:p>-16.61</text:p>
          </table:table-cell>
          <table:table-cell table:style-name="ce3" table:formula="of:=[.D262]/[.$F$258]" office:value-type="float" office:value="45.0030634573304" calcext:value-type="float">
            <text:p>45.00</text:p>
          </table:table-cell>
          <table:table-cell/>
          <table:table-cell table:style-name="ce3" office:value-type="float" office:value="44.7" calcext:value-type="float">
            <text:p>44.70</text:p>
          </table:table-cell>
          <table:table-cell table:formula="of:=([.H262]-[.H261])/[.H261]*100" office:value-type="float" office:value="-16.4485981308411" calcext:value-type="float">
            <text:p>-16.45</text:p>
          </table:table-cell>
          <table:table-cell office:value-type="float" office:value="6427" calcext:value-type="float">
            <text:p>6427</text:p>
          </table:table-cell>
          <table:table-cell table:formula="of:=([.J262]-[.J261])/[.J261]*100" office:value-type="float" office:value="-16.6082781886597" calcext:value-type="float">
            <text:p>-16.61</text:p>
          </table:table-cell>
          <table:table-cell table:style-name="ce3" table:formula="of:=[.J262]/[.$L$258]" office:value-type="float" office:value="45.0030634573304" calcext:value-type="float">
            <text:p>45.00</text:p>
          </table:table-cell>
          <table:table-cell table:style-name="ce33"/>
          <table:table-cell table:style-name="ce3" office:value-type="float" office:value="44.7" calcext:value-type="float">
            <text:p>44.70</text:p>
          </table:table-cell>
          <table:table-cell table:formula="of:=([.N262]-[.N261])/[.N261]*100" office:value-type="float" office:value="-16.4485981308411" calcext:value-type="float">
            <text:p>-16.45</text:p>
          </table:table-cell>
          <table:table-cell office:value-type="float" office:value="6427" calcext:value-type="float">
            <text:p>6427</text:p>
          </table:table-cell>
          <table:table-cell table:style-name="ce3" table:formula="of:=([.P262]-[.P261])/[.P261]*100" office:value-type="float" office:value="-16.6082781886597" calcext:value-type="float">
            <text:p>-16.61</text:p>
          </table:table-cell>
          <table:table-cell table:style-name="ce3" table:formula="of:=[.P262]/[.$R$258]" office:value-type="float" office:value="45.0030634573304" calcext:value-type="float">
            <text:p>45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9.8" calcext:value-type="float">
            <text:p>39.80</text:p>
          </table:table-cell>
          <table:table-cell table:formula="of:=([.B263]-[.B262])/[.B262]*100" office:value-type="float" office:value="-10.9619686800895" calcext:value-type="float">
            <text:p>-10.96</text:p>
          </table:table-cell>
          <table:table-cell office:value-type="float" office:value="5685" calcext:value-type="float">
            <text:p>5685</text:p>
          </table:table-cell>
          <table:table-cell table:formula="of:=([.D263]-[.D262])/[.D262]*100" office:value-type="float" office:value="-11.545044344173" calcext:value-type="float">
            <text:p>-11.55</text:p>
          </table:table-cell>
          <table:table-cell table:style-name="ce3" table:formula="of:=[.D263]/[.$F$258]" office:value-type="float" office:value="39.8074398249453" calcext:value-type="float">
            <text:p>39.81</text:p>
          </table:table-cell>
          <table:table-cell/>
          <table:table-cell table:style-name="ce3" office:value-type="float" office:value="39.8" calcext:value-type="float">
            <text:p>39.80</text:p>
          </table:table-cell>
          <table:table-cell table:formula="of:=([.H263]-[.H262])/[.H262]*100" office:value-type="float" office:value="-10.9619686800895" calcext:value-type="float">
            <text:p>-10.96</text:p>
          </table:table-cell>
          <table:table-cell office:value-type="float" office:value="5685" calcext:value-type="float">
            <text:p>5685</text:p>
          </table:table-cell>
          <table:table-cell table:formula="of:=([.J263]-[.J262])/[.J262]*100" office:value-type="float" office:value="-11.545044344173" calcext:value-type="float">
            <text:p>-11.55</text:p>
          </table:table-cell>
          <table:table-cell table:style-name="ce3" table:formula="of:=[.J263]/[.$L$258]" office:value-type="float" office:value="39.8074398249453" calcext:value-type="float">
            <text:p>39.81</text:p>
          </table:table-cell>
          <table:table-cell table:style-name="ce33"/>
          <table:table-cell table:style-name="ce3" office:value-type="float" office:value="39.8" calcext:value-type="float">
            <text:p>39.80</text:p>
          </table:table-cell>
          <table:table-cell table:formula="of:=([.N263]-[.N262])/[.N262]*100" office:value-type="float" office:value="-10.9619686800895" calcext:value-type="float">
            <text:p>-10.96</text:p>
          </table:table-cell>
          <table:table-cell office:value-type="float" office:value="5685" calcext:value-type="float">
            <text:p>5685</text:p>
          </table:table-cell>
          <table:table-cell table:style-name="ce3" table:formula="of:=([.P263]-[.P262])/[.P262]*100" office:value-type="float" office:value="-11.545044344173" calcext:value-type="float">
            <text:p>-11.55</text:p>
          </table:table-cell>
          <table:table-cell table:style-name="ce3" table:formula="of:=[.P263]/[.$R$258]" office:value-type="float" office:value="39.8074398249453" calcext:value-type="float">
            <text:p>3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35.3" calcext:value-type="float">
            <text:p>35.30</text:p>
          </table:table-cell>
          <table:table-cell table:formula="of:=([.B264]-[.B263])/[.B263]*100" office:value-type="float" office:value="-11.3065326633166" calcext:value-type="float">
            <text:p>-11.31</text:p>
          </table:table-cell>
          <table:table-cell office:value-type="float" office:value="4964" calcext:value-type="float">
            <text:p>4964</text:p>
          </table:table-cell>
          <table:table-cell table:formula="of:=([.D264]-[.D263])/[.D263]*100" office:value-type="float" office:value="-12.6824978012313" calcext:value-type="float">
            <text:p>-12.68</text:p>
          </table:table-cell>
          <table:table-cell table:style-name="ce3" table:formula="of:=[.D264]/[.$F$258]" office:value-type="float" office:value="34.7588621444201" calcext:value-type="float">
            <text:p>34.76</text:p>
          </table:table-cell>
          <table:table-cell/>
          <table:table-cell table:style-name="ce3" office:value-type="float" office:value="35.3" calcext:value-type="float">
            <text:p>35.30</text:p>
          </table:table-cell>
          <table:table-cell table:formula="of:=([.H264]-[.H263])/[.H263]*100" office:value-type="float" office:value="-11.3065326633166" calcext:value-type="float">
            <text:p>-11.31</text:p>
          </table:table-cell>
          <table:table-cell office:value-type="float" office:value="4964" calcext:value-type="float">
            <text:p>4964</text:p>
          </table:table-cell>
          <table:table-cell table:formula="of:=([.J264]-[.J263])/[.J263]*100" office:value-type="float" office:value="-12.6824978012313" calcext:value-type="float">
            <text:p>-12.68</text:p>
          </table:table-cell>
          <table:table-cell table:style-name="ce3" table:formula="of:=[.J264]/[.$L$258]" office:value-type="float" office:value="34.7588621444201" calcext:value-type="float">
            <text:p>34.76</text:p>
          </table:table-cell>
          <table:table-cell table:style-name="ce33"/>
          <table:table-cell table:style-name="ce3" office:value-type="float" office:value="35.3" calcext:value-type="float">
            <text:p>35.30</text:p>
          </table:table-cell>
          <table:table-cell table:formula="of:=([.N264]-[.N263])/[.N263]*100" office:value-type="float" office:value="-11.3065326633166" calcext:value-type="float">
            <text:p>-11.31</text:p>
          </table:table-cell>
          <table:table-cell office:value-type="float" office:value="4964" calcext:value-type="float">
            <text:p>4964</text:p>
          </table:table-cell>
          <table:table-cell table:style-name="ce3" table:formula="of:=([.P264]-[.P263])/[.P263]*100" office:value-type="float" office:value="-12.6824978012313" calcext:value-type="float">
            <text:p>-12.68</text:p>
          </table:table-cell>
          <table:table-cell table:style-name="ce3" table:formula="of:=[.P264]/[.$R$258]" office:value-type="float" office:value="34.7588621444201" calcext:value-type="float">
            <text:p>34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32.1" calcext:value-type="float">
            <text:p>32.10</text:p>
          </table:table-cell>
          <table:table-cell table:formula="of:=([.B265]-[.B264])/[.B264]*100" office:value-type="float" office:value="-9.06515580736543" calcext:value-type="float">
            <text:p>-9.07</text:p>
          </table:table-cell>
          <table:table-cell office:value-type="float" office:value="4531" calcext:value-type="float">
            <text:p>4531</text:p>
          </table:table-cell>
          <table:table-cell table:formula="of:=([.D265]-[.D264])/[.D264]*100" office:value-type="float" office:value="-8.72280419016922" calcext:value-type="float">
            <text:p>-8.72</text:p>
          </table:table-cell>
          <table:table-cell table:style-name="ce3" table:formula="of:=[.D265]/[.$F$258]" office:value-type="float" office:value="31.7269146608315" calcext:value-type="float">
            <text:p>31.73</text:p>
          </table:table-cell>
          <table:table-cell/>
          <table:table-cell table:style-name="ce3" office:value-type="float" office:value="32.1" calcext:value-type="float">
            <text:p>32.10</text:p>
          </table:table-cell>
          <table:table-cell table:formula="of:=([.H265]-[.H264])/[.H264]*100" office:value-type="float" office:value="-9.06515580736543" calcext:value-type="float">
            <text:p>-9.07</text:p>
          </table:table-cell>
          <table:table-cell office:value-type="float" office:value="4531" calcext:value-type="float">
            <text:p>4531</text:p>
          </table:table-cell>
          <table:table-cell table:formula="of:=([.J265]-[.J264])/[.J264]*100" office:value-type="float" office:value="-8.72280419016922" calcext:value-type="float">
            <text:p>-8.72</text:p>
          </table:table-cell>
          <table:table-cell table:style-name="ce3" table:formula="of:=[.J265]/[.$L$258]" office:value-type="float" office:value="31.7269146608315" calcext:value-type="float">
            <text:p>31.73</text:p>
          </table:table-cell>
          <table:table-cell table:style-name="ce33"/>
          <table:table-cell table:style-name="ce3" office:value-type="float" office:value="32.1" calcext:value-type="float">
            <text:p>32.10</text:p>
          </table:table-cell>
          <table:table-cell table:formula="of:=([.N265]-[.N264])/[.N264]*100" office:value-type="float" office:value="-9.06515580736543" calcext:value-type="float">
            <text:p>-9.07</text:p>
          </table:table-cell>
          <table:table-cell office:value-type="float" office:value="4531" calcext:value-type="float">
            <text:p>4531</text:p>
          </table:table-cell>
          <table:table-cell table:style-name="ce3" table:formula="of:=([.P265]-[.P264])/[.P264]*100" office:value-type="float" office:value="-8.72280419016922" calcext:value-type="float">
            <text:p>-8.72</text:p>
          </table:table-cell>
          <table:table-cell table:style-name="ce3" table:formula="of:=[.P265]/[.$R$258]" office:value-type="float" office:value="31.7269146608315" calcext:value-type="float">
            <text:p>31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22.3" calcext:value-type="float">
            <text:p>22.30</text:p>
          </table:table-cell>
          <table:table-cell table:formula="of:=([.B266]-[.B265])/[.B265]*100" office:value-type="float" office:value="-30.5295950155763" calcext:value-type="float">
            <text:p>-30.53</text:p>
          </table:table-cell>
          <table:table-cell office:value-type="float" office:value="3100" calcext:value-type="float">
            <text:p>3100</text:p>
          </table:table-cell>
          <table:table-cell table:formula="of:=([.D266]-[.D265])/[.D265]*100" office:value-type="float" office:value="-31.5824321341867" calcext:value-type="float">
            <text:p>-31.58</text:p>
          </table:table-cell>
          <table:table-cell table:style-name="ce3" table:formula="of:=[.D266]/[.$F$258]" office:value-type="float" office:value="21.7067833698031" calcext:value-type="float">
            <text:p>21.71</text:p>
          </table:table-cell>
          <table:table-cell/>
          <table:table-cell table:style-name="ce3" office:value-type="float" office:value="22.3" calcext:value-type="float">
            <text:p>22.30</text:p>
          </table:table-cell>
          <table:table-cell table:formula="of:=([.H266]-[.H265])/[.H265]*100" office:value-type="float" office:value="-30.5295950155763" calcext:value-type="float">
            <text:p>-30.53</text:p>
          </table:table-cell>
          <table:table-cell office:value-type="float" office:value="3100" calcext:value-type="float">
            <text:p>3100</text:p>
          </table:table-cell>
          <table:table-cell table:formula="of:=([.J266]-[.J265])/[.J265]*100" office:value-type="float" office:value="-31.5824321341867" calcext:value-type="float">
            <text:p>-31.58</text:p>
          </table:table-cell>
          <table:table-cell table:style-name="ce3" table:formula="of:=[.J266]/[.$L$258]" office:value-type="float" office:value="21.7067833698031" calcext:value-type="float">
            <text:p>21.71</text:p>
          </table:table-cell>
          <table:table-cell table:style-name="ce33"/>
          <table:table-cell table:style-name="ce3" office:value-type="float" office:value="22.3" calcext:value-type="float">
            <text:p>22.30</text:p>
          </table:table-cell>
          <table:table-cell table:formula="of:=([.N266]-[.N265])/[.N265]*100" office:value-type="float" office:value="-30.5295950155763" calcext:value-type="float">
            <text:p>-30.53</text:p>
          </table:table-cell>
          <table:table-cell office:value-type="float" office:value="3100" calcext:value-type="float">
            <text:p>3100</text:p>
          </table:table-cell>
          <table:table-cell table:style-name="ce3" table:formula="of:=([.P266]-[.P265])/[.P265]*100" office:value-type="float" office:value="-31.5824321341867" calcext:value-type="float">
            <text:p>-31.58</text:p>
          </table:table-cell>
          <table:table-cell table:style-name="ce3" table:formula="of:=[.P266]/[.$R$258]" office:value-type="float" office:value="21.7067833698031" calcext:value-type="float">
            <text:p>21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9.6" calcext:value-type="float">
            <text:p>19.60</text:p>
          </table:table-cell>
          <table:table-cell table:formula="of:=([.B267]-[.B266])/[.B266]*100" office:value-type="float" office:value="-12.1076233183856" calcext:value-type="float">
            <text:p>-12.11</text:p>
          </table:table-cell>
          <table:table-cell office:value-type="float" office:value="2732" calcext:value-type="float">
            <text:p>2732</text:p>
          </table:table-cell>
          <table:table-cell table:formula="of:=([.D267]-[.D266])/[.D266]*100" office:value-type="float" office:value="-11.8709677419355" calcext:value-type="float">
            <text:p>-11.87</text:p>
          </table:table-cell>
          <table:table-cell table:style-name="ce3" table:formula="of:=[.D267]/[.$F$258]" office:value-type="float" office:value="19.1299781181619" calcext:value-type="float">
            <text:p>19.13</text:p>
          </table:table-cell>
          <table:table-cell/>
          <table:table-cell table:style-name="ce3" office:value-type="float" office:value="13.9" calcext:value-type="float">
            <text:p>13.90</text:p>
          </table:table-cell>
          <table:table-cell table:formula="of:=([.H267]-[.H266])/[.H266]*100" office:value-type="float" office:value="-37.6681614349776" calcext:value-type="float">
            <text:p>-37.67</text:p>
          </table:table-cell>
          <table:table-cell table:style-name="ce3" office:value-type="float" office:value="1984" calcext:value-type="float">
            <text:p>1984.00</text:p>
          </table:table-cell>
          <table:table-cell table:formula="of:=([.J267]-[.J266])/[.J266]*100" office:value-type="float" office:value="-36" calcext:value-type="float">
            <text:p>-36.00</text:p>
          </table:table-cell>
          <table:table-cell table:style-name="ce3" table:formula="of:=[.J267]/[.$L$258]" office:value-type="float" office:value="13.892341356674" calcext:value-type="float">
            <text:p>13.89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formula="of:=([.N267]-[.N266])/[.N266]*100" office:value-type="float" office:value="-37.6681614349776" calcext:value-type="float">
            <text:p>-37.67</text:p>
          </table:table-cell>
          <table:table-cell office:value-type="float" office:value="1984" calcext:value-type="float">
            <text:p>1984</text:p>
          </table:table-cell>
          <table:table-cell table:style-name="ce3" table:formula="of:=([.P267]-[.P266])/[.P266]*100" office:value-type="float" office:value="-36" calcext:value-type="float">
            <text:p>-36.00</text:p>
          </table:table-cell>
          <table:table-cell table:style-name="ce3" table:formula="of:=[.P267]/[.$R$258]" office:value-type="float" office:value="13.892341356674" calcext:value-type="float">
            <text:p>13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8.04" calcext:value-type="float">
            <text:p>8.04</text:p>
          </table:table-cell>
          <table:table-cell table:formula="of:=([.B268]-[.B267])/[.B267]*100" office:value-type="float" office:value="-58.9795918367347" calcext:value-type="float">
            <text:p>-58.98</text:p>
          </table:table-cell>
          <table:table-cell table:style-name="ce3" office:value-type="float" office:value="1121" calcext:value-type="float">
            <text:p>1121.00</text:p>
          </table:table-cell>
          <table:table-cell table:formula="of:=([.D268]-[.D267])/[.D267]*100" office:value-type="float" office:value="-58.9677891654466" calcext:value-type="float">
            <text:p>-58.97</text:p>
          </table:table-cell>
          <table:table-cell table:style-name="ce3" table:formula="of:=[.D268]/[.$F$258]" office:value-type="float" office:value="7.84945295404814" calcext:value-type="float">
            <text:p>7.85</text:p>
          </table:table-cell>
          <table:table-cell/>
          <table:table-cell table:style-name="ce3" office:value-type="float" office:value="13.6" calcext:value-type="float">
            <text:p>13.60</text:p>
          </table:table-cell>
          <table:table-cell table:formula="of:=([.H268]-[.H267])/[.H267]*100" office:value-type="float" office:value="-2.15827338129497" calcext:value-type="float">
            <text:p>-2.16</text:p>
          </table:table-cell>
          <table:table-cell table:style-name="ce3" office:value-type="float" office:value="1951" calcext:value-type="float">
            <text:p>1951.00</text:p>
          </table:table-cell>
          <table:table-cell table:formula="of:=([.J268]-[.J267])/[.J267]*100" office:value-type="float" office:value="-1.6633064516129" calcext:value-type="float">
            <text:p>-1.66</text:p>
          </table:table-cell>
          <table:table-cell table:style-name="ce3" table:formula="of:=[.J268]/[.$L$258]" office:value-type="float" office:value="13.6612691466083" calcext:value-type="float">
            <text:p>13.66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formula="of:=([.N268]-[.N267])/[.N267]*100" office:value-type="float" office:value="0" calcext:value-type="float">
            <text:p>0.00</text:p>
          </table:table-cell>
          <table:table-cell office:value-type="float" office:value="1984" calcext:value-type="float">
            <text:p>1984</text:p>
          </table:table-cell>
          <table:table-cell table:style-name="ce3" table:formula="of:=([.P268]-[.P267])/[.P267]*100" office:value-type="float" office:value="0" calcext:value-type="float">
            <text:p>0.00</text:p>
          </table:table-cell>
          <table:table-cell table:style-name="ce3" table:formula="of:=[.P268]/[.$R$258]" office:value-type="float" office:value="13.892341356674" calcext:value-type="float">
            <text:p>13.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5" office:value-type="string" calcext:value-type="string">
            <text:p>14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style-name="Default"/>
          <table:table-cell table:number-columns-repeated="3"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3" table:formula="of:=[.D272]/[.B272]" office:value-type="float" office:value="1.61592505854801" calcext:value-type="float">
            <text:p>1.62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J272]/[.H272]" office:value-type="float" office:value="1.61592505854801" calcext:value-type="float">
            <text:p>1.61592505854801</text:p>
          </table:table-cell>
          <table:table-cell table:style-name="ce31"/>
          <table:table-cell/>
          <table:table-cell table:style-name="Default"/>
          <table:table-cell table:number-columns-repeated="2"/>
          <table:table-cell table:formula="of:=[.P272]/[.N272]" office:value-type="float" office:value="1.61592505854801" calcext:value-type="float">
            <text:p>1.615925058548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62" calcext:value-type="float">
            <text:p>2562.00</text:p>
          </table:table-cell>
          <table:table-cell table:formula="of:=([.B272]-[.B271])/[.B271]*100" office:value-type="string" office:string-value="" calcext:value-type="error">
            <text:p>#DIV/0!</text:p>
          </table:table-cell>
          <table:table-cell office:value-type="float" office:value="4140" calcext:value-type="float">
            <text:p>4140</text:p>
          </table:table-cell>
          <table:table-cell table:formula="of:=([.D272]-[.E271])/[.E271]*100" office:value-type="string" office:string-value="" calcext:value-type="error">
            <text:p>#DIV/0!</text:p>
          </table:table-cell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/>
          <table:table-cell office:value-type="float" office:value="4140" calcext:value-type="float">
            <text:p>4140</text:p>
          </table:table-cell>
          <table:table-cell/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style-name="Default"/>
          <table:table-cell office:value-type="float" office:value="4140" calcext:value-type="float">
            <text:p>4140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2532" calcext:value-type="float">
            <text:p>2532.00</text:p>
          </table:table-cell>
          <table:table-cell table:formula="of:=([.B273]-[.B272])/[.B272]" office:value-type="float" office:value="-0.0117096018735363" calcext:value-type="float">
            <text:p>-0.01</text:p>
          </table:table-cell>
          <table:table-cell office:value-type="float" office:value="4140" calcext:value-type="float">
            <text:p>4140</text:p>
          </table:table-cell>
          <table:table-cell table:formula="of:=([.D273]-[.D272])/[.D272]*100" office:value-type="float" office:value="0" calcext:value-type="float">
            <text:p>0.00</text:p>
          </table:table-cell>
          <table:table-cell table:style-name="ce3" table:formula="of:=[.D273]/[.$F$271]" office:value-type="float" office:value="2562" calcext:value-type="float">
            <text:p>2562.00</text:p>
          </table:table-cell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formula="of:=([.H273]-[.H272])/[.H272]*100" office:value-type="float" office:value="0" calcext:value-type="float">
            <text:p>0.00</text:p>
          </table:table-cell>
          <table:table-cell office:value-type="float" office:value="4140" calcext:value-type="float">
            <text:p>4140</text:p>
          </table:table-cell>
          <table:table-cell table:formula="of:=([.J273]-[.J272])/[.J272]*100" office:value-type="float" office:value="0" calcext:value-type="float">
            <text:p>0.00</text:p>
          </table:table-cell>
          <table:table-cell table:style-name="ce3" table:formula="of:=[.J273]/[.$L$271]" office:value-type="float" office:value="2562" calcext:value-type="float">
            <text:p>2562.00</text:p>
          </table:table-cell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formula="of:=([.N273]-[.N272])/[.N272]*100" office:value-type="float" office:value="0" calcext:value-type="float">
            <text:p>0.00</text:p>
          </table:table-cell>
          <table:table-cell office:value-type="float" office:value="4140" calcext:value-type="float">
            <text:p>4140</text:p>
          </table:table-cell>
          <table:table-cell table:style-name="ce3" table:formula="of:=([.P273]-[.P272])/[.P272]*100" office:value-type="float" office:value="0" calcext:value-type="float">
            <text:p>0.00</text:p>
          </table:table-cell>
          <table:table-cell table:style-name="ce3" table:formula="of:=[.P273]/[.$R$271]" office:value-type="float" office:value="2562" calcext:value-type="float">
            <text:p>2562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1931" calcext:value-type="float">
            <text:p>1931.00</text:p>
          </table:table-cell>
          <table:table-cell table:formula="of:=([.B274]-[.B273])/[.B273]*100" office:value-type="float" office:value="-23.7361769352291" calcext:value-type="float">
            <text:p>-23.74</text:p>
          </table:table-cell>
          <table:table-cell office:value-type="float" office:value="3124" calcext:value-type="float">
            <text:p>3124</text:p>
          </table:table-cell>
          <table:table-cell table:formula="of:=([.D274]-[.D273])/[.D273]*100" office:value-type="float" office:value="-24.5410628019324" calcext:value-type="float">
            <text:p>-24.54</text:p>
          </table:table-cell>
          <table:table-cell table:style-name="ce3" table:formula="of:=[.D274]/[.$F$271]" office:value-type="float" office:value="1933.25797101449" calcext:value-type="float">
            <text:p>1933.26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formula="of:=([.H274]-[.H273])/[.H273]*100" office:value-type="float" office:value="-24.6291959406714" calcext:value-type="float">
            <text:p>-24.63</text:p>
          </table:table-cell>
          <table:table-cell office:value-type="float" office:value="3124" calcext:value-type="float">
            <text:p>3124</text:p>
          </table:table-cell>
          <table:table-cell table:formula="of:=([.J274]-[.J273])/[.J273]*100" office:value-type="float" office:value="-24.5410628019324" calcext:value-type="float">
            <text:p>-24.54</text:p>
          </table:table-cell>
          <table:table-cell table:style-name="ce3" table:formula="of:=[.J274]/[.$L$271]" office:value-type="float" office:value="1933.25797101449" calcext:value-type="float">
            <text:p>1933.26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formula="of:=([.N274]-[.N273])/[.N273]*100" office:value-type="float" office:value="-24.6291959406714" calcext:value-type="float">
            <text:p>-24.63</text:p>
          </table:table-cell>
          <table:table-cell office:value-type="float" office:value="3124" calcext:value-type="float">
            <text:p>3124</text:p>
          </table:table-cell>
          <table:table-cell table:style-name="ce3" table:formula="of:=([.P274]-[.P273])/[.P273]*100" office:value-type="float" office:value="-24.5410628019324" calcext:value-type="float">
            <text:p>-24.54</text:p>
          </table:table-cell>
          <table:table-cell table:style-name="ce3" table:formula="of:=[.P274]/[.$R$271]" office:value-type="float" office:value="1933.25797101449" calcext:value-type="float">
            <text:p>1933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718" calcext:value-type="float">
            <text:p>1718.00</text:p>
          </table:table-cell>
          <table:table-cell table:formula="of:=([.B275]-[.B274])/[.B274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formula="of:=([.D275]-[.D274])/[.D274]*100" office:value-type="float" office:value="-11.6837387964149" calcext:value-type="float">
            <text:p>-11.68</text:p>
          </table:table-cell>
          <table:table-cell table:style-name="ce3" table:formula="of:=[.D275]/[.$F$271]" office:value-type="float" office:value="1707.38115942029" calcext:value-type="float">
            <text:p>1707.38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formula="of:=([.H275]-[.H274])/[.H274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formula="of:=([.J275]-[.J274])/[.J274]*100" office:value-type="float" office:value="-11.6837387964149" calcext:value-type="float">
            <text:p>-11.68</text:p>
          </table:table-cell>
          <table:table-cell table:style-name="ce3" table:formula="of:=[.J275]/[.$L$271]" office:value-type="float" office:value="1707.38115942029" calcext:value-type="float">
            <text:p>1707.38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formula="of:=([.N275]-[.N274])/[.N274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style-name="ce3" table:formula="of:=([.P275]-[.P274])/[.P274]*100" office:value-type="float" office:value="-11.6837387964149" calcext:value-type="float">
            <text:p>-11.68</text:p>
          </table:table-cell>
          <table:table-cell table:style-name="ce3" table:formula="of:=[.P275]/[.$R$271]" office:value-type="float" office:value="1707.38115942029" calcext:value-type="float">
            <text:p>1707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583" calcext:value-type="float">
            <text:p>1583.00</text:p>
          </table:table-cell>
          <table:table-cell table:formula="of:=([.B276]-[.B275])/[.B275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formula="of:=([.D276]-[.D275])/[.D275]*100" office:value-type="float" office:value="-8.88002899601305" calcext:value-type="float">
            <text:p>-8.88</text:p>
          </table:table-cell>
          <table:table-cell table:style-name="ce3" table:formula="of:=[.D276]/[.$F$271]" office:value-type="float" office:value="1555.7652173913" calcext:value-type="float">
            <text:p>1555.77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formula="of:=([.H276]-[.H275])/[.H275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formula="of:=([.J276]-[.J275])/[.J275]*100" office:value-type="float" office:value="-8.88002899601305" calcext:value-type="float">
            <text:p>-8.88</text:p>
          </table:table-cell>
          <table:table-cell table:style-name="ce3" table:formula="of:=[.J276]/[.$L$271]" office:value-type="float" office:value="1555.7652173913" calcext:value-type="float">
            <text:p>1555.77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formula="of:=([.N276]-[.N275])/[.N275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style-name="ce3" table:formula="of:=([.P276]-[.P275])/[.P275]*100" office:value-type="float" office:value="-8.88002899601305" calcext:value-type="float">
            <text:p>-8.88</text:p>
          </table:table-cell>
          <table:table-cell table:style-name="ce3" table:formula="of:=[.P276]/[.$R$271]" office:value-type="float" office:value="1555.7652173913" calcext:value-type="float">
            <text:p>1555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661" calcext:value-type="float">
            <text:p>661.00</text:p>
          </table:table-cell>
          <table:table-cell table:formula="of:=([.B277]-[.B276])/[.B276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formula="of:=([.D277]-[.D276])/[.D276]*100" office:value-type="float" office:value="-55.7677008750994" calcext:value-type="float">
            <text:p>-55.77</text:p>
          </table:table-cell>
          <table:table-cell table:style-name="ce3" table:formula="of:=[.D277]/[.$F$271]" office:value-type="float" office:value="688.150724637681" calcext:value-type="float">
            <text:p>688.15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formula="of:=([.H277]-[.H276])/[.H276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formula="of:=([.J277]-[.J276])/[.J276]*100" office:value-type="float" office:value="-55.7677008750994" calcext:value-type="float">
            <text:p>-55.77</text:p>
          </table:table-cell>
          <table:table-cell table:style-name="ce3" table:formula="of:=[.J277]/[.$L$271]" office:value-type="float" office:value="688.150724637681" calcext:value-type="float">
            <text:p>688.15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formula="of:=([.N277]-[.N276])/[.N276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style-name="ce3" table:formula="of:=([.P277]-[.P276])/[.P276]*100" office:value-type="float" office:value="-55.7677008750994" calcext:value-type="float">
            <text:p>-55.77</text:p>
          </table:table-cell>
          <table:table-cell table:style-name="ce3" table:formula="of:=[.P277]/[.$R$271]" office:value-type="float" office:value="688.150724637681" calcext:value-type="float">
            <text:p>688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574" calcext:value-type="float">
            <text:p>574.00</text:p>
          </table:table-cell>
          <table:table-cell table:formula="of:=([.B278]-[.B277])/[.B277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formula="of:=([.D278]-[.D277])/[.D277]*100" office:value-type="float" office:value="-11.6906474820144" calcext:value-type="float">
            <text:p>-11.69</text:p>
          </table:table-cell>
          <table:table-cell table:style-name="ce3" table:formula="of:=[.D278]/[.$F$271]" office:value-type="float" office:value="607.701449275362" calcext:value-type="float">
            <text:p>607.70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formula="of:=([.H278]-[.H277])/[.H277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formula="of:=([.J278]-[.J277])/[.J277]*100" office:value-type="float" office:value="-11.6906474820144" calcext:value-type="float">
            <text:p>-11.69</text:p>
          </table:table-cell>
          <table:table-cell table:style-name="ce3" table:formula="of:=[.J278]/[.$L$271]" office:value-type="float" office:value="607.701449275362" calcext:value-type="float">
            <text:p>607.70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formula="of:=([.N278]-[.N277])/[.N277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style-name="ce3" table:formula="of:=([.P278]-[.P277])/[.P277]*100" office:value-type="float" office:value="-11.6906474820144" calcext:value-type="float">
            <text:p>-11.69</text:p>
          </table:table-cell>
          <table:table-cell table:style-name="ce3" table:formula="of:=[.P278]/[.$R$271]" office:value-type="float" office:value="607.701449275362" calcext:value-type="float">
            <text:p>607.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429" calcext:value-type="float">
            <text:p>429.00</text:p>
          </table:table-cell>
          <table:table-cell table:formula="of:=([.B279]-[.B278])/[.B278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formula="of:=([.D279]-[.D278])/[.D278]*100" office:value-type="float" office:value="-28.2077393075356" calcext:value-type="float">
            <text:p>-28.21</text:p>
          </table:table-cell>
          <table:table-cell table:style-name="ce3" table:formula="of:=[.D279]/[.$F$271]" office:value-type="float" office:value="436.282608695652" calcext:value-type="float">
            <text:p>436.28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formula="of:=([.H279]-[.H278])/[.H278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formula="of:=([.J279]-[.J278])/[.J278]*100" office:value-type="float" office:value="-28.2077393075356" calcext:value-type="float">
            <text:p>-28.21</text:p>
          </table:table-cell>
          <table:table-cell table:style-name="ce3" table:formula="of:=[.J279]/[.$L$271]" office:value-type="float" office:value="436.282608695652" calcext:value-type="float">
            <text:p>436.28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formula="of:=([.N279]-[.N278])/[.N278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style-name="ce3" table:formula="of:=([.P279]-[.P278])/[.P278]*100" office:value-type="float" office:value="-28.2077393075356" calcext:value-type="float">
            <text:p>-28.21</text:p>
          </table:table-cell>
          <table:table-cell table:style-name="ce3" table:formula="of:=[.P279]/[.$R$271]" office:value-type="float" office:value="436.282608695652" calcext:value-type="float">
            <text:p>436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398" calcext:value-type="float">
            <text:p>398.00</text:p>
          </table:table-cell>
          <table:table-cell table:formula="of:=([.B280]-[.B279])/[.B279]*100" office:value-type="float" office:value="-7.22610722610723" calcext:value-type="float">
            <text:p>-7.23</text:p>
          </table:table-cell>
          <table:table-cell table:style-name="ce3" office:value-type="float" office:value="660" calcext:value-type="float">
            <text:p>660.00</text:p>
          </table:table-cell>
          <table:table-cell table:formula="of:=([.D280]-[.D279])/[.D279]*100" office:value-type="float" office:value="-6.38297872340426" calcext:value-type="float">
            <text:p>-6.38</text:p>
          </table:table-cell>
          <table:table-cell table:style-name="ce3" table:formula="of:=[.D280]/[.$F$271]" office:value-type="float" office:value="408.434782608696" calcext:value-type="float">
            <text:p>408.43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H280]-[.H279])/[.H279]*100" office:value-type="float" office:value="-65.2680652680653" calcext:value-type="float">
            <text:p>-65.27</text:p>
          </table:table-cell>
          <table:table-cell table:style-name="ce3" office:value-type="float" office:value="250" calcext:value-type="float">
            <text:p>250.00</text:p>
          </table:table-cell>
          <table:table-cell table:formula="of:=([.J280]-[.J279])/[.J279]*100" office:value-type="float" office:value="-64.5390070921986" calcext:value-type="float">
            <text:p>-64.54</text:p>
          </table:table-cell>
          <table:table-cell table:style-name="ce3" table:formula="of:=[.J280]/[.$L$271]" office:value-type="float" office:value="154.710144927536" calcext:value-type="float">
            <text:p>154.71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N280]-[.N279])/[.N279]*100" office:value-type="float" office:value="-65.2680652680653" calcext:value-type="float">
            <text:p>-65.27</text:p>
          </table:table-cell>
          <table:table-cell table:style-name="ce3" office:value-type="float" office:value="250" calcext:value-type="float">
            <text:p>250.00</text:p>
          </table:table-cell>
          <table:table-cell table:style-name="ce3" table:formula="of:=([.P280]-[.P279])/[.P279]*100" office:value-type="float" office:value="-64.5390070921986" calcext:value-type="float">
            <text:p>-64.54</text:p>
          </table:table-cell>
          <table:table-cell table:style-name="ce3" table:formula="of:=[.P280]/[.$R$271]" office:value-type="float" office:value="154.710144927536" calcext:value-type="float">
            <text:p>154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0.279" calcext:value-type="float">
            <text:p>0.28</text:p>
          </table:table-cell>
          <table:table-cell table:formula="of:=([.B281]-[.B280])/[.B280]*100" office:value-type="float" office:value="-99.9298994974874" calcext:value-type="float">
            <text:p>-99.93</text:p>
          </table:table-cell>
          <table:table-cell table:style-name="ce3" office:value-type="float" office:value="3" calcext:value-type="float">
            <text:p>3.00</text:p>
          </table:table-cell>
          <table:table-cell table:formula="of:=([.D281]-[.D280])/[.D280]*100" office:value-type="float" office:value="-99.5454545454546" calcext:value-type="float">
            <text:p>-99.55</text:p>
          </table:table-cell>
          <table:table-cell table:style-name="ce3" table:formula="of:=[.D281]/[.$F$271]" office:value-type="float" office:value="1.85652173913043" calcext:value-type="float">
            <text:p>1.86</text:p>
          </table:table-cell>
          <table:table-cell table:style-name="ce33"/>
          <table:table-cell table:style-name="ce3" office:value-type="float" office:value="13.7" calcext:value-type="float">
            <text:p>13.70</text:p>
          </table:table-cell>
          <table:table-cell table:formula="of:=([.H281]-[.H280])/[.H280]*100" office:value-type="float" office:value="-90.8053691275168" calcext:value-type="float">
            <text:p>-90.81</text:p>
          </table:table-cell>
          <table:table-cell table:style-name="ce3" office:value-type="float" office:value="28" calcext:value-type="float">
            <text:p>28.00</text:p>
          </table:table-cell>
          <table:table-cell table:formula="of:=([.J281]-[.J280])/[.J280]*100" office:value-type="float" office:value="-88.8" calcext:value-type="float">
            <text:p>-88.80</text:p>
          </table:table-cell>
          <table:table-cell table:style-name="ce3" table:formula="of:=[.J281]/[.$L$271]" office:value-type="float" office:value="17.3275362318841" calcext:value-type="float">
            <text:p>17.33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formula="of:=([.N281]-[.N280])/[.N280]*100" office:value-type="float" office:value="0" calcext:value-type="float">
            <text:p>0.00</text:p>
          </table:table-cell>
          <table:table-cell office:value-type="float" office:value="248" calcext:value-type="float">
            <text:p>248</text:p>
          </table:table-cell>
          <table:table-cell table:style-name="ce3" table:formula="of:=([.P281]-[.P280])/[.P280]*100" office:value-type="float" office:value="-0.8" calcext:value-type="float">
            <text:p>-0.80</text:p>
          </table:table-cell>
          <table:table-cell table:style-name="ce3" table:formula="of:=[.P281]/[.$R$271]" office:value-type="float" office:value="153.472463768116" calcext:value-type="float">
            <text:p>153.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32" office:value-type="string" calcext:value-type="string">
            <text:p>18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/>
          <table:table-cell table:style-name="Default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style-name="Default"/>
          <table:table-cell table:number-columns-repeated="3"/>
          <table:table-cell table:style-name="ce31"/>
          <table:table-cell table:style-name="ce1" office:value-type="string" calcext:value-type="string">
            <text:p>SR4j-1000</text:p>
          </table:table-cell>
          <table:table-cell table:style-name="Default"/>
          <table:table-cell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scale factor</text:p>
          </table:table-cell>
          <table:table-cell/>
          <table:table-cell table:style-name="Default"/>
          <table:table-cell/>
          <table:table-cell table:style-name="Default"/>
          <table:table-cell table:style-name="ce3" table:formula="of:=[.D285]/[.B285]" office:value-type="float" office:value="10.5845824411135" calcext:value-type="float">
            <text:p>10.58</text:p>
          </table:table-cell>
          <table:table-cell table:style-name="ce31"/>
          <table:table-cell/>
          <table:table-cell table:style-name="Default"/>
          <table:table-cell table:number-columns-repeated="2"/>
          <table:table-cell table:style-name="ce3" table:formula="of:=[.J285]/[.H285]" office:value-type="float" office:value="10.5845824411135" calcext:value-type="float">
            <text:p>10.58</text:p>
          </table:table-cell>
          <table:table-cell table:style-name="ce31"/>
          <table:table-cell/>
          <table:table-cell table:style-name="Default"/>
          <table:table-cell table:number-columns-repeated="2"/>
          <table:table-cell table:style-name="ce3" table:formula="of:=[.P285]/[.N285]" office:value-type="float" office:value="10.5845824411135" calcext:value-type="float">
            <text:p>10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285]-[.B284])/[.B284]*100" office:value-type="string" office:string-value="" calcext:value-type="error">
            <text:p>#DIV/0!</text:p>
          </table:table-cell>
          <table:table-cell office:value-type="float" office:value="4943" calcext:value-type="float">
            <text:p>4943</text:p>
          </table:table-cell>
          <table:table-cell/>
          <table:table-cell table:style-name="ce3"/>
          <table:table-cell table:style-name="ce33"/>
          <table:table-cell table:style-name="ce3" office:value-type="float" office:value="467" calcext:value-type="float">
            <text:p>467.00</text:p>
          </table:table-cell>
          <table:table-cell/>
          <table:table-cell office:value-type="float" office:value="4943" calcext:value-type="float">
            <text:p>4943</text:p>
          </table:table-cell>
          <table:table-cell/>
          <table:table-cell table:style-name="ce3"/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style-name="Default"/>
          <table:table-cell office:value-type="float" office:value="4943" calcext:value-type="float">
            <text:p>4943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286]-[.B285])/[.B285]" office:value-type="float" office:value="0" calcext:value-type="float">
            <text:p>0.00</text:p>
          </table:table-cell>
          <table:table-cell office:value-type="float" office:value="4943" calcext:value-type="float">
            <text:p>4943</text:p>
          </table:table-cell>
          <table:table-cell table:formula="of:=([.D286]-[.D285])/[.D285]*100" office:value-type="float" office:value="0" calcext:value-type="float">
            <text:p>0.00</text:p>
          </table:table-cell>
          <table:table-cell table:style-name="ce3" table:formula="of:=[.D286]/[.$F$284]" office:value-type="float" office:value="467" calcext:value-type="float">
            <text:p>467.00</text:p>
          </table:table-cell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formula="of:=([.H286]-[.H285])/[.H285]*100" office:value-type="float" office:value="0" calcext:value-type="float">
            <text:p>0.00</text:p>
          </table:table-cell>
          <table:table-cell office:value-type="float" office:value="4943" calcext:value-type="float">
            <text:p>4943</text:p>
          </table:table-cell>
          <table:table-cell table:formula="of:=([.J286]-[.J285])/[.J285]*100" office:value-type="float" office:value="0" calcext:value-type="float">
            <text:p>0.00</text:p>
          </table:table-cell>
          <table:table-cell table:style-name="ce3" table:formula="of:=[.J286]/[.$L$284]" office:value-type="float" office:value="467" calcext:value-type="float">
            <text:p>467.00</text:p>
          </table:table-cell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formula="of:=([.N286]-[.N285])/[.N285]*100" office:value-type="float" office:value="0" calcext:value-type="float">
            <text:p>0.00</text:p>
          </table:table-cell>
          <table:table-cell office:value-type="float" office:value="4943" calcext:value-type="float">
            <text:p>4943</text:p>
          </table:table-cell>
          <table:table-cell table:style-name="ce3" table:formula="of:=([.P286]-[.P285])/[.P285]*100" office:value-type="float" office:value="0" calcext:value-type="float">
            <text:p>0.00</text:p>
          </table:table-cell>
          <table:table-cell table:style-name="ce3" table:formula="of:=[.P286]/[.$R$284]" office:value-type="float" office:value="467" calcext:value-type="float">
            <text:p>467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410" calcext:value-type="float">
            <text:p>410.00</text:p>
          </table:table-cell>
          <table:table-cell table:formula="of:=([.B287]-[.B286])/[.B286]*100" office:value-type="float" office:value="-12.2055674518201" calcext:value-type="float">
            <text:p>-12.21</text:p>
          </table:table-cell>
          <table:table-cell office:value-type="float" office:value="4307" calcext:value-type="float">
            <text:p>4307</text:p>
          </table:table-cell>
          <table:table-cell table:formula="of:=([.D287]-[.D286])/[.D286]*100" office:value-type="float" office:value="-12.8666801537528" calcext:value-type="float">
            <text:p>-12.87</text:p>
          </table:table-cell>
          <table:table-cell table:style-name="ce3" table:formula="of:=[.D287]/[.$F$284]" office:value-type="float" office:value="406.912603681975" calcext:value-type="float">
            <text:p>406.91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formula="of:=([.H287]-[.H286])/[.H286]*100" office:value-type="float" office:value="-12.2055674518201" calcext:value-type="float">
            <text:p>-12.21</text:p>
          </table:table-cell>
          <table:table-cell office:value-type="float" office:value="4307" calcext:value-type="float">
            <text:p>4307</text:p>
          </table:table-cell>
          <table:table-cell table:formula="of:=([.J287]-[.J286])/[.J286]*100" office:value-type="float" office:value="-12.8666801537528" calcext:value-type="float">
            <text:p>-12.87</text:p>
          </table:table-cell>
          <table:table-cell table:style-name="ce3" table:formula="of:=[.J287]/[.$L$284]" office:value-type="float" office:value="406.912603681975" calcext:value-type="float">
            <text:p>406.91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formula="of:=([.N287]-[.N286])/[.N286]*100" office:value-type="float" office:value="-12.2055674518201" calcext:value-type="float">
            <text:p>-12.21</text:p>
          </table:table-cell>
          <table:table-cell office:value-type="float" office:value="4307" calcext:value-type="float">
            <text:p>4307</text:p>
          </table:table-cell>
          <table:table-cell table:style-name="ce3" table:formula="of:=([.P287]-[.P286])/[.P286]*100" office:value-type="float" office:value="-12.8666801537528" calcext:value-type="float">
            <text:p>-12.87</text:p>
          </table:table-cell>
          <table:table-cell table:style-name="ce3" table:formula="of:=[.P287]/[.$R$284]" office:value-type="float" office:value="406.912603681975" calcext:value-type="float">
            <text:p>406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357" calcext:value-type="float">
            <text:p>357.00</text:p>
          </table:table-cell>
          <table:table-cell table:formula="of:=([.B288]-[.B287])/[.B287]*100" office:value-type="float" office:value="-12.9268292682927" calcext:value-type="float">
            <text:p>-12.93</text:p>
          </table:table-cell>
          <table:table-cell office:value-type="float" office:value="3710" calcext:value-type="float">
            <text:p>3710</text:p>
          </table:table-cell>
          <table:table-cell table:formula="of:=([.D288]-[.D287])/[.D287]*100" office:value-type="float" office:value="-13.8611562572556" calcext:value-type="float">
            <text:p>-13.86</text:p>
          </table:table-cell>
          <table:table-cell table:style-name="ce3" table:formula="of:=[.D288]/[.$F$284]" office:value-type="float" office:value="350.509811855149" calcext:value-type="float">
            <text:p>350.51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formula="of:=([.H288]-[.H287])/[.H287]*100" office:value-type="float" office:value="-12.9268292682927" calcext:value-type="float">
            <text:p>-12.93</text:p>
          </table:table-cell>
          <table:table-cell office:value-type="float" office:value="3710" calcext:value-type="float">
            <text:p>3710</text:p>
          </table:table-cell>
          <table:table-cell table:formula="of:=([.J288]-[.J287])/[.J287]*100" office:value-type="float" office:value="-13.8611562572556" calcext:value-type="float">
            <text:p>-13.86</text:p>
          </table:table-cell>
          <table:table-cell table:style-name="ce3" table:formula="of:=[.J288]/[.$L$284]" office:value-type="float" office:value="350.509811855149" calcext:value-type="float">
            <text:p>350.51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formula="of:=([.N288]-[.N287])/[.N287]*100" office:value-type="float" office:value="-12.9268292682927" calcext:value-type="float">
            <text:p>-12.93</text:p>
          </table:table-cell>
          <table:table-cell office:value-type="float" office:value="3710" calcext:value-type="float">
            <text:p>3710</text:p>
          </table:table-cell>
          <table:table-cell table:style-name="ce3" table:formula="of:=([.P288]-[.P287])/[.P287]*100" office:value-type="float" office:value="-13.8611562572556" calcext:value-type="float">
            <text:p>-13.86</text:p>
          </table:table-cell>
          <table:table-cell table:style-name="ce3" table:formula="of:=[.P288]/[.$R$284]" office:value-type="float" office:value="350.509811855149" calcext:value-type="float">
            <text:p>350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22" calcext:value-type="float">
            <text:p>322.00</text:p>
          </table:table-cell>
          <table:table-cell table:formula="of:=([.B289]-[.B288])/[.B288]*100" office:value-type="float" office:value="-9.80392156862745" calcext:value-type="float">
            <text:p>-9.80</text:p>
          </table:table-cell>
          <table:table-cell office:value-type="float" office:value="3342" calcext:value-type="float">
            <text:p>3342</text:p>
          </table:table-cell>
          <table:table-cell table:formula="of:=([.D289]-[.D288])/[.D288]*100" office:value-type="float" office:value="-9.91913746630728" calcext:value-type="float">
            <text:p>-9.92</text:p>
          </table:table-cell>
          <table:table-cell table:style-name="ce3" table:formula="of:=[.D289]/[.$F$284]" office:value-type="float" office:value="315.742261784341" calcext:value-type="float">
            <text:p>315.74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formula="of:=([.H289]-[.H288])/[.H288]*100" office:value-type="float" office:value="-9.80392156862745" calcext:value-type="float">
            <text:p>-9.80</text:p>
          </table:table-cell>
          <table:table-cell office:value-type="float" office:value="3342" calcext:value-type="float">
            <text:p>3342</text:p>
          </table:table-cell>
          <table:table-cell table:formula="of:=([.J289]-[.J288])/[.J288]*100" office:value-type="float" office:value="-9.91913746630728" calcext:value-type="float">
            <text:p>-9.92</text:p>
          </table:table-cell>
          <table:table-cell table:style-name="ce3" table:formula="of:=[.J289]/[.$L$284]" office:value-type="float" office:value="315.742261784341" calcext:value-type="float">
            <text:p>315.74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formula="of:=([.N289]-[.N288])/[.N288]*100" office:value-type="float" office:value="-9.80392156862745" calcext:value-type="float">
            <text:p>-9.80</text:p>
          </table:table-cell>
          <table:table-cell office:value-type="float" office:value="3342" calcext:value-type="float">
            <text:p>3342</text:p>
          </table:table-cell>
          <table:table-cell table:style-name="ce3" table:formula="of:=([.P289]-[.P288])/[.P288]*100" office:value-type="float" office:value="-9.91913746630728" calcext:value-type="float">
            <text:p>-9.92</text:p>
          </table:table-cell>
          <table:table-cell table:style-name="ce3" table:formula="of:=[.P289]/[.$R$284]" office:value-type="float" office:value="315.742261784341" calcext:value-type="float">
            <text:p>315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234" calcext:value-type="float">
            <text:p>234.00</text:p>
          </table:table-cell>
          <table:table-cell table:formula="of:=([.B290]-[.B289])/[.B289]*100" office:value-type="float" office:value="-27.3291925465838" calcext:value-type="float">
            <text:p>-27.33</text:p>
          </table:table-cell>
          <table:table-cell office:value-type="float" office:value="2384" calcext:value-type="float">
            <text:p>2384</text:p>
          </table:table-cell>
          <table:table-cell table:formula="of:=([.D290]-[.D289])/[.D289]*100" office:value-type="float" office:value="-28.6654697785757" calcext:value-type="float">
            <text:p>-28.67</text:p>
          </table:table-cell>
          <table:table-cell table:style-name="ce3" table:formula="of:=[.D290]/[.$F$284]" office:value-type="float" office:value="225.23325915436" calcext:value-type="float">
            <text:p>225.23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formula="of:=([.H290]-[.H289])/[.H289]*100" office:value-type="float" office:value="-27.3291925465838" calcext:value-type="float">
            <text:p>-27.33</text:p>
          </table:table-cell>
          <table:table-cell office:value-type="float" office:value="2384" calcext:value-type="float">
            <text:p>2384</text:p>
          </table:table-cell>
          <table:table-cell table:formula="of:=([.J290]-[.J289])/[.J289]*100" office:value-type="float" office:value="-28.6654697785757" calcext:value-type="float">
            <text:p>-28.67</text:p>
          </table:table-cell>
          <table:table-cell table:style-name="ce3" table:formula="of:=[.J290]/[.$L$284]" office:value-type="float" office:value="225.23325915436" calcext:value-type="float">
            <text:p>225.23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formula="of:=([.N290]-[.N289])/[.N289]*100" office:value-type="float" office:value="-27.3291925465838" calcext:value-type="float">
            <text:p>-27.33</text:p>
          </table:table-cell>
          <table:table-cell office:value-type="float" office:value="2384" calcext:value-type="float">
            <text:p>2384</text:p>
          </table:table-cell>
          <table:table-cell table:style-name="ce3" table:formula="of:=([.P290]-[.P289])/[.P289]*100" office:value-type="float" office:value="-28.6654697785757" calcext:value-type="float">
            <text:p>-28.67</text:p>
          </table:table-cell>
          <table:table-cell table:style-name="ce3" table:formula="of:=[.P290]/[.$R$284]" office:value-type="float" office:value="225.23325915436" calcext:value-type="float">
            <text:p>22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214" calcext:value-type="float">
            <text:p>214.00</text:p>
          </table:table-cell>
          <table:table-cell table:formula="of:=([.B291]-[.B290])/[.B290]*100" office:value-type="float" office:value="-8.54700854700855" calcext:value-type="float">
            <text:p>-8.55</text:p>
          </table:table-cell>
          <table:table-cell office:value-type="float" office:value="2211" calcext:value-type="float">
            <text:p>2211</text:p>
          </table:table-cell>
          <table:table-cell table:formula="of:=([.D291]-[.D290])/[.D290]*100" office:value-type="float" office:value="-7.25671140939597" calcext:value-type="float">
            <text:p>-7.26</text:p>
          </table:table-cell>
          <table:table-cell table:style-name="ce3" table:formula="of:=[.D291]/[.$F$284]" office:value-type="float" office:value="208.888731539551" calcext:value-type="float">
            <text:p>208.89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formula="of:=([.H291]-[.H290])/[.H290]*100" office:value-type="float" office:value="-8.54700854700855" calcext:value-type="float">
            <text:p>-8.55</text:p>
          </table:table-cell>
          <table:table-cell office:value-type="float" office:value="2211" calcext:value-type="float">
            <text:p>2211</text:p>
          </table:table-cell>
          <table:table-cell table:formula="of:=([.J291]-[.J290])/[.J290]*100" office:value-type="float" office:value="-7.25671140939597" calcext:value-type="float">
            <text:p>-7.26</text:p>
          </table:table-cell>
          <table:table-cell table:style-name="ce3" table:formula="of:=[.J291]/[.$L$284]" office:value-type="float" office:value="208.888731539551" calcext:value-type="float">
            <text:p>208.89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formula="of:=([.N291]-[.N290])/[.N290]*100" office:value-type="float" office:value="-8.54700854700855" calcext:value-type="float">
            <text:p>-8.55</text:p>
          </table:table-cell>
          <table:table-cell office:value-type="float" office:value="2211" calcext:value-type="float">
            <text:p>2211</text:p>
          </table:table-cell>
          <table:table-cell table:style-name="ce3" table:formula="of:=([.P291]-[.P290])/[.P290]*100" office:value-type="float" office:value="-7.25671140939597" calcext:value-type="float">
            <text:p>-7.26</text:p>
          </table:table-cell>
          <table:table-cell table:style-name="ce3" table:formula="of:=[.P291]/[.$R$284]" office:value-type="float" office:value="208.888731539551" calcext:value-type="float">
            <text:p>208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159" calcext:value-type="float">
            <text:p>159.00</text:p>
          </table:table-cell>
          <table:table-cell table:formula="of:=([.B292]-[.B291])/[.B291]*100" office:value-type="float" office:value="-25.7009345794392" calcext:value-type="float">
            <text:p>-25.70</text:p>
          </table:table-cell>
          <table:table-cell office:value-type="float" office:value="1643" calcext:value-type="float">
            <text:p>1643</text:p>
          </table:table-cell>
          <table:table-cell table:formula="of:=([.D292]-[.D291])/[.D291]*100" office:value-type="float" office:value="-25.6897331524197" calcext:value-type="float">
            <text:p>-25.69</text:p>
          </table:table-cell>
          <table:table-cell table:style-name="ce3" table:formula="of:=[.D292]/[.$F$284]" office:value-type="float" office:value="155.225773821566" calcext:value-type="float">
            <text:p>155.23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formula="of:=([.H292]-[.H291])/[.H291]*100" office:value-type="float" office:value="-25.7009345794392" calcext:value-type="float">
            <text:p>-25.70</text:p>
          </table:table-cell>
          <table:table-cell office:value-type="float" office:value="1643" calcext:value-type="float">
            <text:p>1643</text:p>
          </table:table-cell>
          <table:table-cell table:formula="of:=([.J292]-[.J291])/[.J291]*100" office:value-type="float" office:value="-25.6897331524197" calcext:value-type="float">
            <text:p>-25.69</text:p>
          </table:table-cell>
          <table:table-cell table:style-name="ce3" table:formula="of:=[.J292]/[.$L$284]" office:value-type="float" office:value="155.225773821566" calcext:value-type="float">
            <text:p>155.23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formula="of:=([.N292]-[.N291])/[.N291]*100" office:value-type="float" office:value="-25.7009345794392" calcext:value-type="float">
            <text:p>-25.70</text:p>
          </table:table-cell>
          <table:table-cell office:value-type="float" office:value="1643" calcext:value-type="float">
            <text:p>1643</text:p>
          </table:table-cell>
          <table:table-cell table:style-name="ce3" table:formula="of:=([.P292]-[.P291])/[.P291]*100" office:value-type="float" office:value="-25.6897331524197" calcext:value-type="float">
            <text:p>-25.69</text:p>
          </table:table-cell>
          <table:table-cell table:style-name="ce3" table:formula="of:=[.P292]/[.$R$284]" office:value-type="float" office:value="155.225773821566" calcext:value-type="float">
            <text:p>15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42" calcext:value-type="float">
            <text:p>142.00</text:p>
          </table:table-cell>
          <table:table-cell table:formula="of:=([.B293]-[.B292])/[.B292]*100" office:value-type="float" office:value="-10.6918238993711" calcext:value-type="float">
            <text:p>-10.69</text:p>
          </table:table-cell>
          <table:table-cell table:style-name="ce3" office:value-type="float" office:value="1480" calcext:value-type="float">
            <text:p>1480.00</text:p>
          </table:table-cell>
          <table:table-cell table:formula="of:=([.D293]-[.D292])/[.D292]*100" office:value-type="float" office:value="-9.92087644552648" calcext:value-type="float">
            <text:p>-9.92</text:p>
          </table:table-cell>
          <table:table-cell table:style-name="ce3" table:formula="of:=[.D293]/[.$F$284]" office:value-type="float" office:value="139.826016589116" calcext:value-type="float">
            <text:p>139.83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H293]-[.H292])/[.H292]*100" office:value-type="float" office:value="-47.9874213836478" calcext:value-type="float">
            <text:p>-47.99</text:p>
          </table:table-cell>
          <table:table-cell table:style-name="ce3" office:value-type="float" office:value="831" calcext:value-type="float">
            <text:p>831.00</text:p>
          </table:table-cell>
          <table:table-cell table:formula="of:=([.J293]-[.J292])/[.J292]*100" office:value-type="float" office:value="-49.4217894096166" calcext:value-type="float">
            <text:p>-49.42</text:p>
          </table:table-cell>
          <table:table-cell table:style-name="ce3" table:formula="of:=[.J293]/[.$L$284]" office:value-type="float" office:value="78.5104187740239" calcext:value-type="float">
            <text:p>78.51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N293]-[.N292])/[.N292]*100" office:value-type="float" office:value="-47.9874213836478" calcext:value-type="float">
            <text:p>-47.99</text:p>
          </table:table-cell>
          <table:table-cell table:style-name="ce3" office:value-type="float" office:value="831" calcext:value-type="float">
            <text:p>831.00</text:p>
          </table:table-cell>
          <table:table-cell table:style-name="ce3" table:formula="of:=([.P293]-[.P292])/[.P292]*100" office:value-type="float" office:value="-49.4217894096166" calcext:value-type="float">
            <text:p>-49.42</text:p>
          </table:table-cell>
          <table:table-cell table:style-name="ce3" table:formula="of:=[.P293]/[.$R$284]" office:value-type="float" office:value="78.5104187740239" calcext:value-type="float">
            <text:p>78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1.43" calcext:value-type="float">
            <text:p>1.43</text:p>
          </table:table-cell>
          <table:table-cell table:formula="of:=([.B294]-[.B293])/[.B293]*100" office:value-type="float" office:value="-98.9929577464789" calcext:value-type="float">
            <text:p>-98.99</text:p>
          </table:table-cell>
          <table:table-cell table:style-name="ce3" office:value-type="float" office:value="9" calcext:value-type="float">
            <text:p>9.00</text:p>
          </table:table-cell>
          <table:table-cell table:formula="of:=([.D294]-[.D293])/[.D293]*100" office:value-type="float" office:value="-99.3918918918919" calcext:value-type="float">
            <text:p>-99.39</text:p>
          </table:table-cell>
          <table:table-cell table:style-name="ce3" table:formula="of:=[.D294]/[.$F$284]" office:value-type="float" office:value="0.850293344123002" calcext:value-type="float">
            <text:p>0.85</text:p>
          </table:table-cell>
          <table:table-cell table:style-name="ce33"/>
          <table:table-cell table:style-name="ce3" office:value-type="float" office:value="34.9" calcext:value-type="float">
            <text:p>34.90</text:p>
          </table:table-cell>
          <table:table-cell table:formula="of:=([.H294]-[.H293])/[.H293]*100" office:value-type="float" office:value="-57.7992744860943" calcext:value-type="float">
            <text:p>-57.80</text:p>
          </table:table-cell>
          <table:table-cell table:style-name="ce3" office:value-type="float" office:value="334" calcext:value-type="float">
            <text:p>334.00</text:p>
          </table:table-cell>
          <table:table-cell table:formula="of:=([.J294]-[.J293])/[.J293]*100" office:value-type="float" office:value="-59.8074608904934" calcext:value-type="float">
            <text:p>-59.81</text:p>
          </table:table-cell>
          <table:table-cell table:style-name="ce3" table:formula="of:=[.J294]/[.$L$284]" office:value-type="float" office:value="31.555330770787" calcext:value-type="float">
            <text:p>31.56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formula="of:=([.N294]-[.N293])/[.N293]*100" office:value-type="float" office:value="0" calcext:value-type="float">
            <text:p>0.00</text:p>
          </table:table-cell>
          <table:table-cell table:style-name="ce3" office:value-type="float" office:value="831" calcext:value-type="float">
            <text:p>831.00</text:p>
          </table:table-cell>
          <table:table-cell table:style-name="ce3" table:formula="of:=([.P294]-[.P293])/[.P293]*100" office:value-type="float" office:value="0" calcext:value-type="float">
            <text:p>0.00</text:p>
          </table:table-cell>
          <table:table-cell table:style-name="ce3" table:formula="of:=[.P294]/[.$R$284]" office:value-type="float" office:value="78.5104187740239" calcext:value-type="float">
            <text:p>78.51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style-name="ce1" office:value-type="string" calcext:value-type="string">
            <text:p>T2 1200_6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T2 1400_600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T2_1600_400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R2j_1600</text:p>
          </table:table-cell>
          <table:table-cell table:number-columns-repeated="2"/>
          <table:table-cell table:style-name="Default"/>
          <table:table-cell table:formula="of:=[.D300]/[.B300]" office:value-type="float" office:value="3.47305728871242" calcext:value-type="float">
            <text:p>3.47305728871242</text:p>
          </table:table-cell>
          <table:table-cell table:number-columns-repeated="2"/>
          <table:table-cell table:style-name="Default"/>
          <table:table-cell table:number-columns-repeated="2"/>
          <table:table-cell table:formula="of:=[.J300]/[.H300]" office:value-type="float" office:value="12.7171903881701" calcext:value-type="float">
            <text:p>12.7171903881701</text:p>
          </table:table-cell>
          <table:table-cell table:number-columns-repeated="2"/>
          <table:table-cell table:style-name="Default"/>
          <table:table-cell table:number-columns-repeated="2"/>
          <table:table-cell table:formula="of:=[.P300]/[.N300]" office:value-type="float" office:value="44.5747126436782" calcext:value-type="float">
            <text:p>44.5747126436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6123" calcext:value-type="float">
            <text:p>6123</text:p>
          </table:table-cell>
          <table:table-cell/>
          <table:table-cell table:formula="of:=[.D300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 table:style-name="Default"/>
          <table:table-cell office:value-type="float" office:value="6880" calcext:value-type="float">
            <text:p>6880</text:p>
          </table:table-cell>
          <table:table-cell/>
          <table:table-cell table:formula="of:=[.J300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7756" calcext:value-type="float">
            <text:p>7756</text:p>
          </table:table-cell>
          <table:table-cell table:style-name="ce3"/>
          <table:table-cell table:formula="of:=[.P300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B301]-[.B300])/[.B300]*100" office:value-type="float" office:value="0" calcext:value-type="float">
            <text:p>0</text:p>
          </table:table-cell>
          <table:table-cell office:value-type="float" office:value="6123" calcext:value-type="float">
            <text:p>6123</text:p>
          </table:table-cell>
          <table:table-cell table:formula="of:=([.D301]-[.D300])/[.D300]*100" office:value-type="float" office:value="0" calcext:value-type="float">
            <text:p>0.00</text:p>
          </table:table-cell>
          <table:table-cell table:formula="of:=[.D301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([.H301]-[.H300])/[.H300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formula="of:=([.J301]-[.J300])/[.J300]*100" office:value-type="float" office:value="0" calcext:value-type="float">
            <text:p>0.00</text:p>
          </table:table-cell>
          <table:table-cell table:formula="of:=[.J301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([.N301]-[.N300])/[.N300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/>
          <table:table-cell table:formula="of:=[.P301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302]-[.B301])/[.B301]*100" office:value-type="float" office:value="-18.7180941576858" calcext:value-type="float">
            <text:p>-18.72</text:p>
          </table:table-cell>
          <table:table-cell office:value-type="float" office:value="4909" calcext:value-type="float">
            <text:p>4909</text:p>
          </table:table-cell>
          <table:table-cell table:formula="of:=([.D302]-[.D301])/[.D301]*100" office:value-type="float" office:value="-19.8268822472644" calcext:value-type="float">
            <text:p>-19.83</text:p>
          </table:table-cell>
          <table:table-cell table:formula="of:=[.D302]/[.$F$299]" office:value-type="float" office:value="1413.45206598073" calcext:value-type="float">
            <text:p>1413.45206598073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([.H302]-[.H301])/[.H301]*100" office:value-type="float" office:value="-20.3327171903882" calcext:value-type="float">
            <text:p>-20.33</text:p>
          </table:table-cell>
          <table:table-cell office:value-type="float" office:value="5532" calcext:value-type="float">
            <text:p>5532</text:p>
          </table:table-cell>
          <table:table-cell table:formula="of:=([.J302]-[.J301])/[.J301]*100" office:value-type="float" office:value="-19.593023255814" calcext:value-type="float">
            <text:p>-19.59</text:p>
          </table:table-cell>
          <table:table-cell table:formula="of:=[.J302]/[.$L$299]" office:value-type="float" office:value="435.001744186047" calcext:value-type="float">
            <text:p>435.00174418604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N302]-[.N301])/[.N301]*100" office:value-type="float" office:value="-21.8390804597701" calcext:value-type="float">
            <text:p>-21.84</text:p>
          </table:table-cell>
          <table:table-cell office:value-type="float" office:value="6086" calcext:value-type="float">
            <text:p>6086</text:p>
          </table:table-cell>
          <table:table-cell table:style-name="ce3" table:formula="of:=([.P302]-[.P301])/[.P301]*100" office:value-type="float" office:value="-21.5317173800928" calcext:value-type="float">
            <text:p>-21.53</text:p>
          </table:table-cell>
          <table:table-cell table:formula="of:=[.P302]/[.$R$299]" office:value-type="float" office:value="136.534811758638" calcext:value-type="float">
            <text:p>136.534811758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303]-[.B302])/[.B302]*100" office:value-type="float" office:value="-3.90788555478018" calcext:value-type="float">
            <text:p>-3.91</text:p>
          </table:table-cell>
          <table:table-cell office:value-type="float" office:value="4704" calcext:value-type="float">
            <text:p>4704</text:p>
          </table:table-cell>
          <table:table-cell table:formula="of:=([.D303]-[.D302])/[.D302]*100" office:value-type="float" office:value="-4.17600325931962" calcext:value-type="float">
            <text:p>-4.18</text:p>
          </table:table-cell>
          <table:table-cell table:formula="of:=[.D303]/[.$F$299]" office:value-type="float" office:value="1354.42626163645" calcext:value-type="float">
            <text:p>1354.42626163645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([.H303]-[.H302])/[.H302]*100" office:value-type="float" office:value="-4.64037122969838" calcext:value-type="float">
            <text:p>-4.64</text:p>
          </table:table-cell>
          <table:table-cell office:value-type="float" office:value="5230" calcext:value-type="float">
            <text:p>5230</text:p>
          </table:table-cell>
          <table:table-cell table:formula="of:=([.J303]-[.J302])/[.J302]*100" office:value-type="float" office:value="-5.45914678235719" calcext:value-type="float">
            <text:p>-5.46</text:p>
          </table:table-cell>
          <table:table-cell table:formula="of:=[.J303]/[.$L$299]" office:value-type="float" office:value="411.254360465116" calcext:value-type="float">
            <text:p>411.254360465116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([.N303]-[.N302])/[.N302]*100" office:value-type="float" office:value="-5.14705882352941" calcext:value-type="float">
            <text:p>-5.15</text:p>
          </table:table-cell>
          <table:table-cell office:value-type="float" office:value="5758" calcext:value-type="float">
            <text:p>5758</text:p>
          </table:table-cell>
          <table:table-cell table:style-name="ce3" table:formula="of:=([.P303]-[.P302])/[.P302]*100" office:value-type="float" office:value="-5.38941833716727" calcext:value-type="float">
            <text:p>-5.39</text:p>
          </table:table-cell>
          <table:table-cell table:formula="of:=[.P303]/[.$R$299]" office:value-type="float" office:value="129.176379577102" calcext:value-type="float">
            <text:p>129.176379577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304]-[.B303])/[.B303]*100" office:value-type="float" office:value="-38.0537400145243" calcext:value-type="float">
            <text:p>-38.05</text:p>
          </table:table-cell>
          <table:table-cell office:value-type="float" office:value="2968" calcext:value-type="float">
            <text:p>2968</text:p>
          </table:table-cell>
          <table:table-cell table:formula="of:=([.D304]-[.D303])/[.D303]*100" office:value-type="float" office:value="-36.9047619047619" calcext:value-type="float">
            <text:p>-36.90</text:p>
          </table:table-cell>
          <table:table-cell table:formula="of:=[.D304]/[.$F$299]" office:value-type="float" office:value="854.578474603952" calcext:value-type="float">
            <text:p>854.57847460395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([.H304]-[.H303])/[.H303]*100" office:value-type="float" office:value="-24.330900243309" calcext:value-type="float">
            <text:p>-24.33</text:p>
          </table:table-cell>
          <table:table-cell office:value-type="float" office:value="4019" calcext:value-type="float">
            <text:p>4019</text:p>
          </table:table-cell>
          <table:table-cell table:formula="of:=([.J304]-[.J303])/[.J303]*100" office:value-type="float" office:value="-23.1548757170172" calcext:value-type="float">
            <text:p>-23.15</text:p>
          </table:table-cell>
          <table:table-cell table:formula="of:=[.J304]/[.$L$299]" office:value-type="float" office:value="316.028924418605" calcext:value-type="float">
            <text:p>316.02892441860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([.N304]-[.N303])/[.N303]*100" office:value-type="float" office:value="-13.953488372093" calcext:value-type="float">
            <text:p>-13.95</text:p>
          </table:table-cell>
          <table:table-cell office:value-type="float" office:value="4946" calcext:value-type="float">
            <text:p>4946</text:p>
          </table:table-cell>
          <table:table-cell table:style-name="ce3" table:formula="of:=([.P304]-[.P303])/[.P303]*100" office:value-type="float" office:value="-14.102118791247" calcext:value-type="float">
            <text:p>-14.10</text:p>
          </table:table-cell>
          <table:table-cell table:formula="of:=[.P304]/[.$R$299]" office:value-type="float" office:value="110.959773078907" calcext:value-type="float">
            <text:p>110.959773078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305]-[.B304])/[.B304]*100" office:value-type="float" office:value="-1.99296600234467" calcext:value-type="float">
            <text:p>-1.99</text:p>
          </table:table-cell>
          <table:table-cell office:value-type="float" office:value="2928" calcext:value-type="float">
            <text:p>2928</text:p>
          </table:table-cell>
          <table:table-cell table:formula="of:=([.D305]-[.D304])/[.D304]*100" office:value-type="float" office:value="-1.34770889487871" calcext:value-type="float">
            <text:p>-1.35</text:p>
          </table:table-cell>
          <table:table-cell table:formula="of:=[.D305]/[.$F$299]" office:value-type="float" office:value="843.061244487996" calcext:value-type="float">
            <text:p>843.061244487996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([.H305]-[.H304])/[.H304]*100" office:value-type="float" office:value="-1.60771704180064" calcext:value-type="float">
            <text:p>-1.61</text:p>
          </table:table-cell>
          <table:table-cell office:value-type="float" office:value="3979" calcext:value-type="float">
            <text:p>3979</text:p>
          </table:table-cell>
          <table:table-cell table:formula="of:=([.J305]-[.J304])/[.J304]*100" office:value-type="float" office:value="-0.995272455834785" calcext:value-type="float">
            <text:p>-1.00</text:p>
          </table:table-cell>
          <table:table-cell table:formula="of:=[.J305]/[.$L$299]" office:value-type="float" office:value="312.883575581395" calcext:value-type="float">
            <text:p>312.883575581395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([.N305]-[.N304])/[.N304]*100" office:value-type="float" office:value="-1.8018018018018" calcext:value-type="float">
            <text:p>-1.80</text:p>
          </table:table-cell>
          <table:table-cell office:value-type="float" office:value="4876" calcext:value-type="float">
            <text:p>4876</text:p>
          </table:table-cell>
          <table:table-cell table:style-name="ce3" table:formula="of:=([.P305]-[.P304])/[.P304]*100" office:value-type="float" office:value="-1.4152850788516" calcext:value-type="float">
            <text:p>-1.42</text:p>
          </table:table-cell>
          <table:table-cell table:formula="of:=[.P305]/[.$R$299]" office:value-type="float" office:value="109.389375966993" calcext:value-type="float">
            <text:p>109.3893759669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306]-[.B305])/[.B305]*100" office:value-type="float" office:value="-32.0574162679426" calcext:value-type="float">
            <text:p>-32.06</text:p>
          </table:table-cell>
          <table:table-cell office:value-type="float" office:value="1986" calcext:value-type="float">
            <text:p>1986</text:p>
          </table:table-cell>
          <table:table-cell table:formula="of:=([.D306]-[.D305])/[.D305]*100" office:value-type="float" office:value="-32.172131147541" calcext:value-type="float">
            <text:p>-32.17</text:p>
          </table:table-cell>
          <table:table-cell table:formula="of:=[.D306]/[.$F$299]" office:value-type="float" office:value="571.830475257227" calcext:value-type="float">
            <text:p>571.830475257227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([.H306]-[.H305])/[.H305]*100" office:value-type="float" office:value="-25.4901960784314" calcext:value-type="float">
            <text:p>-25.49</text:p>
          </table:table-cell>
          <table:table-cell office:value-type="float" office:value="2939" calcext:value-type="float">
            <text:p>2939</text:p>
          </table:table-cell>
          <table:table-cell table:formula="of:=([.J306]-[.J305])/[.J305]*100" office:value-type="float" office:value="-26.1372204071375" calcext:value-type="float">
            <text:p>-26.14</text:p>
          </table:table-cell>
          <table:table-cell table:formula="of:=[.J306]/[.$L$299]" office:value-type="float" office:value="231.104505813953" calcext:value-type="float">
            <text:p>231.104505813953</text:p>
          </table:table-cell>
          <table:table-cell/>
          <table:table-cell office:value-type="float" office:value="86.4" calcext:value-type="float">
            <text:p>86.4</text:p>
          </table:table-cell>
          <table:table-cell table:formula="of:=([.N306]-[.N305])/[.N305]*100" office:value-type="float" office:value="-20.7339449541284" calcext:value-type="float">
            <text:p>-20.73</text:p>
          </table:table-cell>
          <table:table-cell office:value-type="float" office:value="3874" calcext:value-type="float">
            <text:p>3874</text:p>
          </table:table-cell>
          <table:table-cell table:style-name="ce3" table:formula="of:=([.P306]-[.P305])/[.P305]*100" office:value-type="float" office:value="-20.5496308449549" calcext:value-type="float">
            <text:p>-20.55</text:p>
          </table:table-cell>
          <table:table-cell table:formula="of:=[.P306]/[.$R$299]" office:value-type="float" office:value="86.9102630221764" calcext:value-type="float">
            <text:p>86.9102630221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307]-[.B306])/[.B306]*100" office:value-type="float" office:value="-35.5633802816901" calcext:value-type="float">
            <text:p>-35.56</text:p>
          </table:table-cell>
          <table:table-cell office:value-type="float" office:value="1320" calcext:value-type="float">
            <text:p>1320</text:p>
          </table:table-cell>
          <table:table-cell table:formula="of:=([.D307]-[.D306])/[.D306]*100" office:value-type="float" office:value="-33.5347432024169" calcext:value-type="float">
            <text:p>-33.53</text:p>
          </table:table-cell>
          <table:table-cell table:formula="of:=[.D307]/[.$F$299]" office:value-type="float" office:value="380.068593826556" calcext:value-type="float">
            <text:p>380.068593826556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([.H307]-[.H306])/[.H306]*100" office:value-type="float" office:value="-11.4035087719298" calcext:value-type="float">
            <text:p>-11.40</text:p>
          </table:table-cell>
          <table:table-cell office:value-type="float" office:value="2580" calcext:value-type="float">
            <text:p>2580</text:p>
          </table:table-cell>
          <table:table-cell table:formula="of:=([.J307]-[.J306])/[.J306]*100" office:value-type="float" office:value="-12.2150391289554" calcext:value-type="float">
            <text:p>-12.22</text:p>
          </table:table-cell>
          <table:table-cell table:formula="of:=[.J307]/[.$L$299]" office:value-type="float" office:value="202.875" calcext:value-type="float">
            <text:p>202.875</text:p>
          </table:table-cell>
          <table:table-cell/>
          <table:table-cell office:value-type="float" office:value="83.5" calcext:value-type="float">
            <text:p>83.5</text:p>
          </table:table-cell>
          <table:table-cell table:formula="of:=([.N307]-[.N306])/[.N306]*100" office:value-type="float" office:value="-3.35648148148149" calcext:value-type="float">
            <text:p>-3.36</text:p>
          </table:table-cell>
          <table:table-cell office:value-type="float" office:value="3743" calcext:value-type="float">
            <text:p>3743</text:p>
          </table:table-cell>
          <table:table-cell table:style-name="ce3" table:formula="of:=([.P307]-[.P306])/[.P306]*100" office:value-type="float" office:value="-3.38151781104801" calcext:value-type="float">
            <text:p>-3.38</text:p>
          </table:table-cell>
          <table:table-cell table:formula="of:=[.P307]/[.$R$299]" office:value-type="float" office:value="83.9713769984528" calcext:value-type="float">
            <text:p>83.9713769984528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ce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R2j_2200</text:p>
          </table:table-cell>
          <table:table-cell table:number-columns-repeated="14"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123" calcext:value-type="float">
            <text:p>6123</text:p>
          </table:table-cell>
          <table:table-cell/>
          <table:table-cell table:formula="of:=[.D311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6880" calcext:value-type="float">
            <text:p>6880</text:p>
          </table:table-cell>
          <table:table-cell/>
          <table:table-cell table:formula="of:=[.J311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7756" calcext:value-type="float">
            <text:p>7756</text:p>
          </table:table-cell>
          <table:table-cell table:style-name="ce3"/>
          <table:table-cell table:formula="of:=[.P311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312]-[.B311])/[.B311]*100" office:value-type="float" office:value="0" calcext:value-type="float">
            <text:p>0.00</text:p>
          </table:table-cell>
          <table:table-cell office:value-type="float" office:value="6123" calcext:value-type="float">
            <text:p>6123</text:p>
          </table:table-cell>
          <table:table-cell table:formula="of:=([.D312]-[.D311])/[.D311]*100" office:value-type="float" office:value="0" calcext:value-type="float">
            <text:p>0.00</text:p>
          </table:table-cell>
          <table:table-cell table:formula="of:=[.D312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([.H312]-[.H311])/[.H311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formula="of:=([.J312]-[.J311])/[.J311]*100" office:value-type="float" office:value="0" calcext:value-type="float">
            <text:p>0.00</text:p>
          </table:table-cell>
          <table:table-cell table:formula="of:=[.J312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([.N312]-[.N311])/[.N311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 table:formula="of:=([.P312]-[.P311])/[.P311]*100" office:value-type="float" office:value="0" calcext:value-type="float">
            <text:p>0.00</text:p>
          </table:table-cell>
          <table:table-cell table:formula="of:=[.P312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313]-[.B312])/[.B312]*100" office:value-type="float" office:value="-9.07543959160522" calcext:value-type="float">
            <text:p>-9.08</text:p>
          </table:table-cell>
          <table:table-cell office:value-type="float" office:value="5533" calcext:value-type="float">
            <text:p>5533</text:p>
          </table:table-cell>
          <table:table-cell table:formula="of:=([.D313]-[.D312])/[.D312]*100" office:value-type="float" office:value="-9.63579944471664" calcext:value-type="float">
            <text:p>-9.64</text:p>
          </table:table-cell>
          <table:table-cell table:formula="of:=[.D313]/[.$F$299]" office:value-type="float" office:value="1593.12085578965" calcext:value-type="float">
            <text:p>1593.12085578965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([.H313]-[.H312])/[.H312]*100" office:value-type="float" office:value="-10.720887245841" calcext:value-type="float">
            <text:p>-10.72</text:p>
          </table:table-cell>
          <table:table-cell office:value-type="float" office:value="6242" calcext:value-type="float">
            <text:p>6242</text:p>
          </table:table-cell>
          <table:table-cell table:formula="of:=([.J313]-[.J312])/[.J312]*100" office:value-type="float" office:value="-9.27325581395349" calcext:value-type="float">
            <text:p>-9.27</text:p>
          </table:table-cell>
          <table:table-cell table:formula="of:=[.J313]/[.$L$299]" office:value-type="float" office:value="490.831686046512" calcext:value-type="float">
            <text:p>490.831686046512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([.N313]-[.N312])/[.N312]*100" office:value-type="float" office:value="-10.3448275862069" calcext:value-type="float">
            <text:p>-10.34</text:p>
          </table:table-cell>
          <table:table-cell office:value-type="float" office:value="6906" calcext:value-type="float">
            <text:p>6906</text:p>
          </table:table-cell>
          <table:table-cell table:style-name="ce3" table:formula="of:=([.P313]-[.P312])/[.P312]*100" office:value-type="float" office:value="-10.959257349149" calcext:value-type="float">
            <text:p>-10.96</text:p>
          </table:table-cell>
          <table:table-cell table:formula="of:=[.P313]/[.$R$299]" office:value-type="float" office:value="154.930892212481" calcext:value-type="float">
            <text:p>154.930892212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314]-[.B313])/[.B313]*100" office:value-type="float" office:value="-2.24578914535246" calcext:value-type="float">
            <text:p>-2.25</text:p>
          </table:table-cell>
          <table:table-cell office:value-type="float" office:value="5423" calcext:value-type="float">
            <text:p>5423</text:p>
          </table:table-cell>
          <table:table-cell table:formula="of:=([.D314]-[.D313])/[.D313]*100" office:value-type="float" office:value="-1.98807157057654" calcext:value-type="float">
            <text:p>-1.99</text:p>
          </table:table-cell>
          <table:table-cell table:formula="of:=[.D314]/[.$F$299]" office:value-type="float" office:value="1561.44847297077" calcext:value-type="float">
            <text:p>1561.44847297077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([.H314]-[.H313])/[.H313]*100" office:value-type="float" office:value="-2.69151138716356" calcext:value-type="float">
            <text:p>-2.69</text:p>
          </table:table-cell>
          <table:table-cell office:value-type="float" office:value="6062" calcext:value-type="float">
            <text:p>6062</text:p>
          </table:table-cell>
          <table:table-cell table:formula="of:=([.J314]-[.J313])/[.J313]*100" office:value-type="float" office:value="-2.88369112463954" calcext:value-type="float">
            <text:p>-2.88</text:p>
          </table:table-cell>
          <table:table-cell table:formula="of:=[.J314]/[.$L$299]" office:value-type="float" office:value="476.67761627907" calcext:value-type="float">
            <text:p>476.67761627907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([.N314]-[.N313])/[.N313]*100" office:value-type="float" office:value="-3.2051282051282" calcext:value-type="float">
            <text:p>-3.21</text:p>
          </table:table-cell>
          <table:table-cell office:value-type="float" office:value="6697" calcext:value-type="float">
            <text:p>6697</text:p>
          </table:table-cell>
          <table:table-cell table:style-name="ce3" table:formula="of:=([.P314]-[.P313])/[.P313]*100" office:value-type="float" office:value="-3.02635389516363" calcext:value-type="float">
            <text:p>-3.03</text:p>
          </table:table-cell>
          <table:table-cell table:formula="of:=[.P314]/[.$R$299]" office:value-type="float" office:value="150.242135121197" calcext:value-type="float">
            <text:p>150.242135121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315]-[.B314])/[.B314]*100" office:value-type="float" office:value="-67.5175494575622" calcext:value-type="float">
            <text:p>-67.52</text:p>
          </table:table-cell>
          <table:table-cell office:value-type="float" office:value="1811" calcext:value-type="float">
            <text:p>1811</text:p>
          </table:table-cell>
          <table:table-cell table:formula="of:=([.D315]-[.D314])/[.D314]*100" office:value-type="float" office:value="-66.6052000737599" calcext:value-type="float">
            <text:p>-66.61</text:p>
          </table:table-cell>
          <table:table-cell table:formula="of:=[.D315]/[.$F$299]" office:value-type="float" office:value="521.442593499918" calcext:value-type="float">
            <text:p>521.44259349991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([.H315]-[.H314])/[.H314]*100" office:value-type="float" office:value="-42.7659574468085" calcext:value-type="float">
            <text:p>-42.77</text:p>
          </table:table-cell>
          <table:table-cell office:value-type="float" office:value="3442" calcext:value-type="float">
            <text:p>3442</text:p>
          </table:table-cell>
          <table:table-cell table:formula="of:=([.J315]-[.J314])/[.J314]*100" office:value-type="float" office:value="-43.2200593863411" calcext:value-type="float">
            <text:p>-43.22</text:p>
          </table:table-cell>
          <table:table-cell table:formula="of:=[.J315]/[.$L$299]" office:value-type="float" office:value="270.65726744186" calcext:value-type="float">
            <text:p>270.6572674418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([.N315]-[.N314])/[.N314]*100" office:value-type="float" office:value="-20.5298013245033" calcext:value-type="float">
            <text:p>-20.53</text:p>
          </table:table-cell>
          <table:table-cell office:value-type="float" office:value="5329" calcext:value-type="float">
            <text:p>5329</text:p>
          </table:table-cell>
          <table:table-cell table:style-name="ce3" table:formula="of:=([.P315]-[.P314])/[.P314]*100" office:value-type="float" office:value="-20.4270568911453" calcext:value-type="float">
            <text:p>-20.43</text:p>
          </table:table-cell>
          <table:table-cell table:formula="of:=[.P315]/[.$R$299]" office:value-type="float" office:value="119.552088705518" calcext:value-type="float">
            <text:p>119.552088705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316]-[.B315])/[.B315]*100" office:value-type="float" office:value="-33.7917485265226" calcext:value-type="float">
            <text:p>-33.79</text:p>
          </table:table-cell>
          <table:table-cell office:value-type="float" office:value="1218" calcext:value-type="float">
            <text:p>1218</text:p>
          </table:table-cell>
          <table:table-cell table:formula="of:=([.D316]-[.D315])/[.D315]*100" office:value-type="float" office:value="-32.7443401435671" calcext:value-type="float">
            <text:p>-32.74</text:p>
          </table:table-cell>
          <table:table-cell table:formula="of:=[.D316]/[.$F$299]" office:value-type="float" office:value="350.699657030867" calcext:value-type="float">
            <text:p>350.699657030867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([.H316]-[.H315])/[.H315]*100" office:value-type="float" office:value="-25.2788104089219" calcext:value-type="float">
            <text:p>-25.28</text:p>
          </table:table-cell>
          <table:table-cell office:value-type="float" office:value="2545" calcext:value-type="float">
            <text:p>2545</text:p>
          </table:table-cell>
          <table:table-cell table:formula="of:=([.J316]-[.J315])/[.J315]*100" office:value-type="float" office:value="-26.0604299825683" calcext:value-type="float">
            <text:p>-26.06</text:p>
          </table:table-cell>
          <table:table-cell table:formula="of:=[.J316]/[.$L$299]" office:value-type="float" office:value="200.122819767442" calcext:value-type="float">
            <text:p>200.122819767442</text:p>
          </table:table-cell>
          <table:table-cell/>
          <table:table-cell office:value-type="float" office:value="94.6" calcext:value-type="float">
            <text:p>94.6</text:p>
          </table:table-cell>
          <table:table-cell table:formula="of:=([.N316]-[.N315])/[.N315]*100" office:value-type="float" office:value="-21.1666666666667" calcext:value-type="float">
            <text:p>-21.17</text:p>
          </table:table-cell>
          <table:table-cell office:value-type="float" office:value="4196" calcext:value-type="float">
            <text:p>4196</text:p>
          </table:table-cell>
          <table:table-cell table:style-name="ce3" table:formula="of:=([.P316]-[.P315])/[.P315]*100" office:value-type="float" office:value="-21.2610245824733" calcext:value-type="float">
            <text:p>-21.26</text:p>
          </table:table-cell>
          <table:table-cell table:formula="of:=[.P316]/[.$R$299]" office:value-type="float" office:value="94.1340897369778" calcext:value-type="float">
            <text:p>94.1340897369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317]-[.B316])/[.B316]*100" office:value-type="float" office:value="-70.0296735905044" calcext:value-type="float">
            <text:p>-70.03</text:p>
          </table:table-cell>
          <table:table-cell office:value-type="float" office:value="326" calcext:value-type="float">
            <text:p>326</text:p>
          </table:table-cell>
          <table:table-cell table:formula="of:=([.D317]-[.D316])/[.D316]*100" office:value-type="float" office:value="-73.2348111658456" calcext:value-type="float">
            <text:p>-73.23</text:p>
          </table:table-cell>
          <table:table-cell table:formula="of:=[.D317]/[.$F$299]" office:value-type="float" office:value="93.8654254450433" calcext:value-type="float">
            <text:p>93.865425445043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([.H317]-[.H316])/[.H316]*100" office:value-type="float" office:value="-46.2686567164179" calcext:value-type="float">
            <text:p>-46.27</text:p>
          </table:table-cell>
          <table:table-cell office:value-type="float" office:value="1374" calcext:value-type="float">
            <text:p>1374</text:p>
          </table:table-cell>
          <table:table-cell table:formula="of:=([.J317]-[.J316])/[.J316]*100" office:value-type="float" office:value="-46.0117878192534" calcext:value-type="float">
            <text:p>-46.01</text:p>
          </table:table-cell>
          <table:table-cell table:formula="of:=[.J317]/[.$L$299]" office:value-type="float" office:value="108.04273255814" calcext:value-type="float">
            <text:p>108.04273255814</text:p>
          </table:table-cell>
          <table:table-cell/>
          <table:table-cell office:value-type="float" office:value="76.1" calcext:value-type="float">
            <text:p>76.1</text:p>
          </table:table-cell>
          <table:table-cell table:formula="of:=([.N317]-[.N316])/[.N316]*100" office:value-type="float" office:value="-19.5560253699789" calcext:value-type="float">
            <text:p>-19.56</text:p>
          </table:table-cell>
          <table:table-cell office:value-type="float" office:value="3448" calcext:value-type="float">
            <text:p>3448</text:p>
          </table:table-cell>
          <table:table-cell table:style-name="ce3" table:formula="of:=([.P317]-[.P316])/[.P316]*100" office:value-type="float" office:value="-17.8265014299333" calcext:value-type="float">
            <text:p>-17.83</text:p>
          </table:table-cell>
          <table:table-cell table:formula="of:=[.P317]/[.$R$299]" office:value-type="float" office:value="77.3532748839608" calcext:value-type="float">
            <text:p>77.3532748839608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ce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R2j_2800</text:p>
          </table:table-cell>
          <table:table-cell table:number-columns-repeated="14"/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123" calcext:value-type="float">
            <text:p>6123</text:p>
          </table:table-cell>
          <table:table-cell/>
          <table:table-cell table:formula="of:=[.D321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6880" calcext:value-type="float">
            <text:p>6880</text:p>
          </table:table-cell>
          <table:table-cell/>
          <table:table-cell table:formula="of:=[.J321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7756" calcext:value-type="float">
            <text:p>7756</text:p>
          </table:table-cell>
          <table:table-cell table:style-name="ce3"/>
          <table:table-cell table:formula="of:=[.P321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322]-[.B321])/[.B321]*100" office:value-type="float" office:value="0" calcext:value-type="float">
            <text:p>0.00</text:p>
          </table:table-cell>
          <table:table-cell office:value-type="float" office:value="6123" calcext:value-type="float">
            <text:p>6123</text:p>
          </table:table-cell>
          <table:table-cell table:formula="of:=([.D322]-[.D321])/[.D321]*100" office:value-type="float" office:value="0" calcext:value-type="float">
            <text:p>0.00</text:p>
          </table:table-cell>
          <table:table-cell table:formula="of:=[.D322]/[.$F$299]"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([.H322]-[.H321])/[.H321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formula="of:=([.J322]-[.J321])/[.J321]*100" office:value-type="float" office:value="0" calcext:value-type="float">
            <text:p>0.00</text:p>
          </table:table-cell>
          <table:table-cell table:formula="of:=[.J322]/[.$L$299]"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([.N322]-[.N321])/[.N321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 table:formula="of:=([.P322]-[.P321])/[.P321]*100" office:value-type="float" office:value="0" calcext:value-type="float">
            <text:p>0.00</text:p>
          </table:table-cell>
          <table:table-cell table:formula="of:=[.P322]/[.$R$299]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323]-[.B322])/[.B322]*100" office:value-type="float" office:value="-18.7180941576858" calcext:value-type="float">
            <text:p>-18.72</text:p>
          </table:table-cell>
          <table:table-cell office:value-type="float" office:value="4909" calcext:value-type="float">
            <text:p>4909</text:p>
          </table:table-cell>
          <table:table-cell table:formula="of:=([.D323]-[.D322])/[.D322]*100" office:value-type="float" office:value="-19.8268822472644" calcext:value-type="float">
            <text:p>-19.83</text:p>
          </table:table-cell>
          <table:table-cell table:formula="of:=[.D323]/[.$F$299]" office:value-type="float" office:value="1413.45206598073" calcext:value-type="float">
            <text:p>1413.45206598073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([.H323]-[.H322])/[.H322]*100" office:value-type="float" office:value="-20.3327171903882" calcext:value-type="float">
            <text:p>-20.33</text:p>
          </table:table-cell>
          <table:table-cell office:value-type="float" office:value="5532" calcext:value-type="float">
            <text:p>5532</text:p>
          </table:table-cell>
          <table:table-cell table:formula="of:=([.J323]-[.J322])/[.J322]*100" office:value-type="float" office:value="-19.593023255814" calcext:value-type="float">
            <text:p>-19.59</text:p>
          </table:table-cell>
          <table:table-cell table:formula="of:=[.J323]/[.$L$299]" office:value-type="float" office:value="435.001744186047" calcext:value-type="float">
            <text:p>435.00174418604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N323]-[.N322])/[.N322]*100" office:value-type="float" office:value="-21.8390804597701" calcext:value-type="float">
            <text:p>-21.84</text:p>
          </table:table-cell>
          <table:table-cell office:value-type="float" office:value="6086" calcext:value-type="float">
            <text:p>6086</text:p>
          </table:table-cell>
          <table:table-cell table:style-name="ce3" table:formula="of:=([.P323]-[.P322])/[.P322]*100" office:value-type="float" office:value="-21.5317173800928" calcext:value-type="float">
            <text:p>-21.53</text:p>
          </table:table-cell>
          <table:table-cell table:formula="of:=[.P323]/[.$R$299]" office:value-type="float" office:value="136.534811758638" calcext:value-type="float">
            <text:p>136.5348117586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324]-[.B323])/[.B323]*100" office:value-type="float" office:value="-3.90788555478018" calcext:value-type="float">
            <text:p>-3.91</text:p>
          </table:table-cell>
          <table:table-cell office:value-type="float" office:value="4704" calcext:value-type="float">
            <text:p>4704</text:p>
          </table:table-cell>
          <table:table-cell table:formula="of:=([.D324]-[.D323])/[.D323]*100" office:value-type="float" office:value="-4.17600325931962" calcext:value-type="float">
            <text:p>-4.18</text:p>
          </table:table-cell>
          <table:table-cell table:formula="of:=[.D324]/[.$F$299]" office:value-type="float" office:value="1354.42626163645" calcext:value-type="float">
            <text:p>1354.42626163645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([.H324]-[.H323])/[.H323]*100" office:value-type="float" office:value="-4.64037122969838" calcext:value-type="float">
            <text:p>-4.64</text:p>
          </table:table-cell>
          <table:table-cell office:value-type="float" office:value="5230" calcext:value-type="float">
            <text:p>5230</text:p>
          </table:table-cell>
          <table:table-cell table:formula="of:=([.J324]-[.J323])/[.J323]*100" office:value-type="float" office:value="-5.45914678235719" calcext:value-type="float">
            <text:p>-5.46</text:p>
          </table:table-cell>
          <table:table-cell table:formula="of:=[.J324]/[.$L$299]" office:value-type="float" office:value="411.254360465116" calcext:value-type="float">
            <text:p>411.254360465116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([.N324]-[.N323])/[.N323]*100" office:value-type="float" office:value="-5.14705882352941" calcext:value-type="float">
            <text:p>-5.15</text:p>
          </table:table-cell>
          <table:table-cell office:value-type="float" office:value="5758" calcext:value-type="float">
            <text:p>5758</text:p>
          </table:table-cell>
          <table:table-cell table:style-name="ce3" table:formula="of:=([.P324]-[.P323])/[.P323]*100" office:value-type="float" office:value="-5.38941833716727" calcext:value-type="float">
            <text:p>-5.39</text:p>
          </table:table-cell>
          <table:table-cell table:formula="of:=[.P324]/[.$R$299]" office:value-type="float" office:value="129.176379577102" calcext:value-type="float">
            <text:p>129.176379577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325]-[.B324])/[.B324]*100" office:value-type="float" office:value="-38.0537400145243" calcext:value-type="float">
            <text:p>-38.05</text:p>
          </table:table-cell>
          <table:table-cell office:value-type="float" office:value="2968" calcext:value-type="float">
            <text:p>2968</text:p>
          </table:table-cell>
          <table:table-cell table:formula="of:=([.D325]-[.D324])/[.D324]*100" office:value-type="float" office:value="-36.9047619047619" calcext:value-type="float">
            <text:p>-36.90</text:p>
          </table:table-cell>
          <table:table-cell table:formula="of:=[.D325]/[.$F$299]" office:value-type="float" office:value="854.578474603952" calcext:value-type="float">
            <text:p>854.57847460395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([.H325]-[.H324])/[.H324]*100" office:value-type="float" office:value="-24.330900243309" calcext:value-type="float">
            <text:p>-24.33</text:p>
          </table:table-cell>
          <table:table-cell office:value-type="float" office:value="4019" calcext:value-type="float">
            <text:p>4019</text:p>
          </table:table-cell>
          <table:table-cell table:formula="of:=([.J325]-[.J324])/[.J324]*100" office:value-type="float" office:value="-23.1548757170172" calcext:value-type="float">
            <text:p>-23.15</text:p>
          </table:table-cell>
          <table:table-cell table:formula="of:=[.J325]/[.$L$299]" office:value-type="float" office:value="316.028924418605" calcext:value-type="float">
            <text:p>316.02892441860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([.N325]-[.N324])/[.N324]*100" office:value-type="float" office:value="-13.953488372093" calcext:value-type="float">
            <text:p>-13.95</text:p>
          </table:table-cell>
          <table:table-cell office:value-type="float" office:value="4946" calcext:value-type="float">
            <text:p>4946</text:p>
          </table:table-cell>
          <table:table-cell table:style-name="ce3" table:formula="of:=([.P325]-[.P324])/[.P324]*100" office:value-type="float" office:value="-14.102118791247" calcext:value-type="float">
            <text:p>-14.10</text:p>
          </table:table-cell>
          <table:table-cell table:formula="of:=[.P325]/[.$R$299]" office:value-type="float" office:value="110.959773078907" calcext:value-type="float">
            <text:p>110.959773078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326]-[.B325])/[.B325]*100" office:value-type="float" office:value="-23.2121922626026" calcext:value-type="float">
            <text:p>-23.21</text:p>
          </table:table-cell>
          <table:table-cell office:value-type="float" office:value="2502" calcext:value-type="float">
            <text:p>2502</text:p>
          </table:table-cell>
          <table:table-cell table:formula="of:=([.D326]-[.D325])/[.D325]*100" office:value-type="float" office:value="-15.7008086253369" calcext:value-type="float">
            <text:p>-15.70</text:p>
          </table:table-cell>
          <table:table-cell table:formula="of:=[.D326]/[.$F$299]" office:value-type="float" office:value="720.402743753062" calcext:value-type="float">
            <text:p>720.40274375306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([.H326]-[.H325])/[.H325]*100" office:value-type="float" office:value="-24.4372990353698" calcext:value-type="float">
            <text:p>-24.44</text:p>
          </table:table-cell>
          <table:table-cell office:value-type="float" office:value="3395" calcext:value-type="float">
            <text:p>3395</text:p>
          </table:table-cell>
          <table:table-cell table:formula="of:=([.J326]-[.J325])/[.J325]*100" office:value-type="float" office:value="-15.5262503110226" calcext:value-type="float">
            <text:p>-15.53</text:p>
          </table:table-cell>
          <table:table-cell table:formula="of:=[.J326]/[.$L$299]" office:value-type="float" office:value="266.96148255814" calcext:value-type="float">
            <text:p>266.96148255814</text:p>
          </table:table-cell>
          <table:table-cell/>
          <table:table-cell office:value-type="float" office:value="82.3" calcext:value-type="float">
            <text:p>82.3</text:p>
          </table:table-cell>
          <table:table-cell table:formula="of:=([.N326]-[.N325])/[.N325]*100" office:value-type="float" office:value="-25.8558558558559" calcext:value-type="float">
            <text:p>-25.86</text:p>
          </table:table-cell>
          <table:table-cell office:value-type="float" office:value="4170" calcext:value-type="float">
            <text:p>4170</text:p>
          </table:table-cell>
          <table:table-cell table:style-name="ce3" table:formula="of:=([.P326]-[.P325])/[.P325]*100" office:value-type="float" office:value="-15.6894460169834" calcext:value-type="float">
            <text:p>-15.69</text:p>
          </table:table-cell>
          <table:table-cell table:formula="of:=[.P326]/[.$R$299]" office:value-type="float" office:value="93.5507993811243" calcext:value-type="float">
            <text:p>93.5507993811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327]-[.B326])/[.B326]*100" office:value-type="float" office:value="-32.9770992366412" calcext:value-type="float">
            <text:p>-32.98</text:p>
          </table:table-cell>
          <table:table-cell office:value-type="float" office:value="1689" calcext:value-type="float">
            <text:p>1689</text:p>
          </table:table-cell>
          <table:table-cell table:formula="of:=([.D327]-[.D326])/[.D326]*100" office:value-type="float" office:value="-32.4940047961631" calcext:value-type="float">
            <text:p>-32.49</text:p>
          </table:table-cell>
          <table:table-cell table:formula="of:=[.D327]/[.$F$299]" office:value-type="float" office:value="486.315041646252" calcext:value-type="float">
            <text:p>486.31504164625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([.H327]-[.H326])/[.H326]*100" office:value-type="float" office:value="-26.3829787234043" calcext:value-type="float">
            <text:p>-26.38</text:p>
          </table:table-cell>
          <table:table-cell office:value-type="float" office:value="2501" calcext:value-type="float">
            <text:p>2501</text:p>
          </table:table-cell>
          <table:table-cell table:formula="of:=([.J327]-[.J326])/[.J326]*100" office:value-type="float" office:value="-26.3328424153166" calcext:value-type="float">
            <text:p>-26.33</text:p>
          </table:table-cell>
          <table:table-cell table:formula="of:=[.J327]/[.$L$299]" office:value-type="float" office:value="196.662936046512" calcext:value-type="float">
            <text:p>196.662936046512</text:p>
          </table:table-cell>
          <table:table-cell/>
          <table:table-cell office:value-type="float" office:value="64.6" calcext:value-type="float">
            <text:p>64.6</text:p>
          </table:table-cell>
          <table:table-cell table:formula="of:=([.N327]-[.N326])/[.N326]*100" office:value-type="float" office:value="-21.5066828675577" calcext:value-type="float">
            <text:p>-21.51</text:p>
          </table:table-cell>
          <table:table-cell office:value-type="float" office:value="3308" calcext:value-type="float">
            <text:p>3308</text:p>
          </table:table-cell>
          <table:table-cell table:style-name="ce3" table:formula="of:=([.P327]-[.P326])/[.P326]*100" office:value-type="float" office:value="-20.6714628297362" calcext:value-type="float">
            <text:p>-20.67</text:p>
          </table:table-cell>
          <table:table-cell table:formula="of:=[.P327]/[.$R$299]" office:value-type="float" office:value="74.2124806601341" calcext:value-type="float">
            <text:p>74.21248066013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328]-[.B327])/[.B327]*100" office:value-type="float" office:value="-96.4464692482916" calcext:value-type="float">
            <text:p>-96.45</text:p>
          </table:table-cell>
          <table:table-cell office:value-type="float" office:value="57" calcext:value-type="float">
            <text:p>57</text:p>
          </table:table-cell>
          <table:table-cell table:formula="of:=([.D328]-[.D327])/[.D327]*100" office:value-type="float" office:value="-96.6252220248668" calcext:value-type="float">
            <text:p>-96.63</text:p>
          </table:table-cell>
          <table:table-cell table:formula="of:=[.D328]/[.$F$299]" office:value-type="float" office:value="16.4120529152376" calcext:value-type="float">
            <text:p>16.4120529152376</text:p>
          </table:table-cell>
          <table:table-cell/>
          <table:table-cell office:value-type="float" office:value="18.8" calcext:value-type="float">
            <text:p>18.8</text:p>
          </table:table-cell>
          <table:table-cell table:formula="of:=([.H328]-[.H327])/[.H327]*100" office:value-type="float" office:value="-89.1329479768786" calcext:value-type="float">
            <text:p>-89.13</text:p>
          </table:table-cell>
          <table:table-cell office:value-type="float" office:value="234" calcext:value-type="float">
            <text:p>234</text:p>
          </table:table-cell>
          <table:table-cell table:formula="of:=([.J328]-[.J327])/[.J327]*100" office:value-type="float" office:value="-90.6437425029988" calcext:value-type="float">
            <text:p>-90.64</text:p>
          </table:table-cell>
          <table:table-cell table:formula="of:=[.J328]/[.$L$299]" office:value-type="float" office:value="18.4002906976744" calcext:value-type="float">
            <text:p>18.4002906976744</text:p>
          </table:table-cell>
          <table:table-cell/>
          <table:table-cell office:value-type="float" office:value="29.1" calcext:value-type="float">
            <text:p>29.1</text:p>
          </table:table-cell>
          <table:table-cell table:formula="of:=([.N328]-[.N327])/[.N327]*100" office:value-type="float" office:value="-54.953560371517" calcext:value-type="float">
            <text:p>-54.95</text:p>
          </table:table-cell>
          <table:table-cell office:value-type="float" office:value="1398" calcext:value-type="float">
            <text:p>1398</text:p>
          </table:table-cell>
          <table:table-cell table:style-name="ce3" table:formula="of:=([.P328]-[.P327])/[.P327]*100" office:value-type="float" office:value="-57.738814993954" calcext:value-type="float">
            <text:p>-57.74</text:p>
          </table:table-cell>
          <table:table-cell table:formula="of:=[.P328]/[.$R$299]" office:value-type="float" office:value="31.3630737493553" calcext:value-type="float">
            <text:p>31.3630737493553</text:p>
          </table:table-cell>
          <table:table-cell table:number-columns-repeated="12"/>
        </table:table-row>
      </table:table>
      <table:table table:name="Sheet3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17" table:default-cell-style-name="Default"/>
        <table:table-row table:style-name="ro1">
          <table:table-cell table:style-name="ce41" office:value-type="string" calcext:value-type="string">
            <text:p>2 jets new pythia8</text:p>
          </table:table-cell>
          <table:table-cell table:style-name="ce41" table:number-columns-repeated="12"/>
          <table:table-cell table:number-columns-repeated="11"/>
        </table:table-row>
        <table:table-row table:style-name="ro1">
          <table:table-cell table:style-name="ce41" table:number-columns-repeated="13"/>
          <table:table-cell table:number-columns-repeated="11"/>
        </table:table-row>
        <table:table-row table:style-name="ro1">
          <table:table-cell table:style-name="ce8" office:value-type="string" calcext:value-type="string">
            <text:p>2200_6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 table:number-columns-repeated="2"/>
          <table:table-cell table:style-name="ce3"/>
          <table:table-cell/>
          <table:table-cell table:style-name="ce1" office:value-type="string" calcext:value-type="string">
            <text:p>SR4j-2200</text:p>
          </table:table-cell>
          <table:table-cell table:number-columns-repeated="4"/>
          <table:table-cell table:style-name="ce31"/>
          <table:table-cell table:style-name="ce1" office:value-type="string" calcext:value-type="string">
            <text:p>SR4j-1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formula="of:=[.D5]/[.B5]" office:value-type="float" office:value="723.871527777778" calcext:value-type="float">
            <text:p>723.87</text:p>
          </table:table-cell>
          <table:table-cell table:number-columns-repeated="5"/>
          <table:table-cell table:style-name="ce3"/>
          <table:table-cell table:style-name="ce3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57.6" calcext:value-type="float">
            <text:p>57.60</text:p>
          </table:table-cell>
          <table:table-cell/>
          <table:table-cell office:value-type="float" office:value="41695" calcext:value-type="float">
            <text:p>41695</text:p>
          </table:table-cell>
          <table:table-cell table:style-name="ce3" table:number-columns-repeated="2"/>
          <table:table-cell/>
          <table:table-cell table:style-name="ce3" office:value-type="float" office:value="57.6" calcext:value-type="float">
            <text:p>57.60</text:p>
          </table:table-cell>
          <table:table-cell table:style-name="ce3"/>
          <table:table-cell office:value-type="float" office:value="41695" calcext:value-type="float">
            <text:p>41695</text:p>
          </table:table-cell>
          <table:table-cell table:style-name="ce3" table:number-columns-repeated="2"/>
          <table:table-cell table:style-name="ce33"/>
          <table:table-cell table:style-name="ce3" office:value-type="float" office:value="57.6" calcext:value-type="float">
            <text:p>57.60</text:p>
          </table:table-cell>
          <table:table-cell table:style-name="ce3"/>
          <table:table-cell office:value-type="float" office:value="41695" calcext:value-type="float">
            <text:p>4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57.6" calcext:value-type="float">
            <text:p>57.60</text:p>
          </table:table-cell>
          <table:table-cell table:formula="of:=([.B6]-[.B5])/[.B5]" office:value-type="float" office:value="0" calcext:value-type="float">
            <text:p>0.00</text:p>
          </table:table-cell>
          <table:table-cell office:value-type="float" office:value="41695" calcext:value-type="float">
            <text:p>41695</text:p>
          </table:table-cell>
          <table:table-cell table:style-name="ce3" table:formula="of:=([.D6]-[.D5])/[.D5]*100" office:value-type="float" office:value="0" calcext:value-type="float">
            <text:p>0.00</text:p>
          </table:table-cell>
          <table:table-cell table:style-name="ce3" table:formula="of:=[.D6]/[.$F$4]" office:value-type="float" office:value="57.6" calcext:value-type="float">
            <text:p>57.60</text:p>
          </table:table-cell>
          <table:table-cell/>
          <table:table-cell table:style-name="ce3" office:value-type="float" office:value="57.6" calcext:value-type="float">
            <text:p>57.60</text:p>
          </table:table-cell>
          <table:table-cell table:style-name="ce3" table:formula="of:=([.H6]-[.H5])/[.H5]*100" office:value-type="float" office:value="0" calcext:value-type="float">
            <text:p>0.00</text:p>
          </table:table-cell>
          <table:table-cell office:value-type="float" office:value="41695" calcext:value-type="float">
            <text:p>41695</text:p>
          </table:table-cell>
          <table:table-cell table:style-name="ce3" table:formula="of:=([.J6]-[.J5])/[.J5]*100" office:value-type="float" office:value="0" calcext:value-type="float">
            <text:p>0.00</text:p>
          </table:table-cell>
          <table:table-cell table:style-name="ce3" table:formula="of:=[.J6]/[.$F$4]" office:value-type="float" office:value="57.6" calcext:value-type="float">
            <text:p>57.60</text:p>
          </table:table-cell>
          <table:table-cell table:style-name="ce33"/>
          <table:table-cell table:style-name="ce3" office:value-type="float" office:value="57.6" calcext:value-type="float">
            <text:p>57.60</text:p>
          </table:table-cell>
          <table:table-cell table:style-name="ce3" table:formula="of:=([.N6]-[.N5])/[.N5]*100" office:value-type="float" office:value="0" calcext:value-type="float">
            <text:p>0.00</text:p>
          </table:table-cell>
          <table:table-cell office:value-type="float" office:value="41695" calcext:value-type="float">
            <text:p>41695</text:p>
          </table:table-cell>
          <table:table-cell table:style-name="ce3" table:formula="of:=([.P6]-[.P5])/[.P5]*100" office:value-type="float" office:value="0" calcext:value-type="float">
            <text:p>0.00</text:p>
          </table:table-cell>
          <table:table-cell table:style-name="ce3" table:formula="of:=[.P6]/[.$F$4]" office:value-type="float" office:value="57.6" calcext:value-type="float">
            <text:p>57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53.5" calcext:value-type="float">
            <text:p>53.50</text:p>
          </table:table-cell>
          <table:table-cell table:formula="of:=([.B7]-[.B6])/[.B6]*100" office:value-type="float" office:value="-7.11805555555556" calcext:value-type="float">
            <text:p>-7.12</text:p>
          </table:table-cell>
          <table:table-cell office:value-type="float" office:value="39340" calcext:value-type="float">
            <text:p>39340</text:p>
          </table:table-cell>
          <table:table-cell table:style-name="ce3" table:formula="of:=([.D7]-[.D6])/[.D6]*100" office:value-type="float" office:value="-5.64815925170884" calcext:value-type="float">
            <text:p>-5.65</text:p>
          </table:table-cell>
          <table:table-cell table:style-name="ce3" table:formula="of:=[.D7]/[.$F$4]" office:value-type="float" office:value="54.3466602710157" calcext:value-type="float">
            <text:p>54.35</text:p>
          </table:table-cell>
          <table:table-cell/>
          <table:table-cell table:style-name="ce3" office:value-type="float" office:value="53.5" calcext:value-type="float">
            <text:p>53.50</text:p>
          </table:table-cell>
          <table:table-cell table:style-name="ce3" table:formula="of:=([.H7]-[.H6])/[.H6]*100" office:value-type="float" office:value="-7.11805555555556" calcext:value-type="float">
            <text:p>-7.12</text:p>
          </table:table-cell>
          <table:table-cell office:value-type="float" office:value="39340" calcext:value-type="float">
            <text:p>39340</text:p>
          </table:table-cell>
          <table:table-cell table:style-name="ce3" table:formula="of:=([.J7]-[.J6])/[.J6]*100" office:value-type="float" office:value="-5.64815925170884" calcext:value-type="float">
            <text:p>-5.65</text:p>
          </table:table-cell>
          <table:table-cell table:style-name="ce3" table:formula="of:=[.J7]/[.$F$4]" office:value-type="float" office:value="54.3466602710157" calcext:value-type="float">
            <text:p>54.35</text:p>
          </table:table-cell>
          <table:table-cell table:style-name="ce33"/>
          <table:table-cell table:style-name="ce3" office:value-type="float" office:value="53.5" calcext:value-type="float">
            <text:p>53.50</text:p>
          </table:table-cell>
          <table:table-cell table:style-name="ce3" table:formula="of:=([.N7]-[.N6])/[.N6]*100" office:value-type="float" office:value="-7.11805555555556" calcext:value-type="float">
            <text:p>-7.12</text:p>
          </table:table-cell>
          <table:table-cell office:value-type="float" office:value="39340" calcext:value-type="float">
            <text:p>39340</text:p>
          </table:table-cell>
          <table:table-cell table:style-name="ce3" table:formula="of:=([.P7]-[.P6])/[.P6]*100" office:value-type="float" office:value="-5.64815925170884" calcext:value-type="float">
            <text:p>-5.65</text:p>
          </table:table-cell>
          <table:table-cell table:style-name="ce3" table:formula="of:=[.P7]/[.$F$4]" office:value-type="float" office:value="54.3466602710157" calcext:value-type="float">
            <text:p>54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44.7" calcext:value-type="float">
            <text:p>44.70</text:p>
          </table:table-cell>
          <table:table-cell table:formula="of:=([.B8]-[.B7])/[.B7]*100" office:value-type="float" office:value="-16.4485981308411" calcext:value-type="float">
            <text:p>-16.45</text:p>
          </table:table-cell>
          <table:table-cell office:value-type="float" office:value="32898" calcext:value-type="float">
            <text:p>32898</text:p>
          </table:table-cell>
          <table:table-cell table:style-name="ce3" table:formula="of:=([.D8]-[.D7])/[.D7]*100" office:value-type="float" office:value="-16.3751906456533" calcext:value-type="float">
            <text:p>-16.38</text:p>
          </table:table-cell>
          <table:table-cell table:style-name="ce3" table:formula="of:=[.D8]/[.$F$4]" office:value-type="float" office:value="45.4472910420914" calcext:value-type="float">
            <text:p>45.45</text:p>
          </table:table-cell>
          <table:table-cell/>
          <table:table-cell table:style-name="ce3" office:value-type="float" office:value="44.7" calcext:value-type="float">
            <text:p>44.70</text:p>
          </table:table-cell>
          <table:table-cell table:style-name="ce3" table:formula="of:=([.H8]-[.H7])/[.H7]*100" office:value-type="float" office:value="-16.4485981308411" calcext:value-type="float">
            <text:p>-16.45</text:p>
          </table:table-cell>
          <table:table-cell office:value-type="float" office:value="32898" calcext:value-type="float">
            <text:p>32898</text:p>
          </table:table-cell>
          <table:table-cell table:style-name="ce3" table:formula="of:=([.J8]-[.J7])/[.J7]*100" office:value-type="float" office:value="-16.3751906456533" calcext:value-type="float">
            <text:p>-16.38</text:p>
          </table:table-cell>
          <table:table-cell table:style-name="ce3" table:formula="of:=[.J8]/[.$F$4]" office:value-type="float" office:value="45.4472910420914" calcext:value-type="float">
            <text:p>45.45</text:p>
          </table:table-cell>
          <table:table-cell table:style-name="ce33"/>
          <table:table-cell table:style-name="ce3" office:value-type="float" office:value="44.7" calcext:value-type="float">
            <text:p>44.70</text:p>
          </table:table-cell>
          <table:table-cell table:style-name="ce3" table:formula="of:=([.N8]-[.N7])/[.N7]*100" office:value-type="float" office:value="-16.4485981308411" calcext:value-type="float">
            <text:p>-16.45</text:p>
          </table:table-cell>
          <table:table-cell office:value-type="float" office:value="32898" calcext:value-type="float">
            <text:p>32898</text:p>
          </table:table-cell>
          <table:table-cell table:style-name="ce3" table:formula="of:=([.P8]-[.P7])/[.P7]*100" office:value-type="float" office:value="-16.3751906456533" calcext:value-type="float">
            <text:p>-16.38</text:p>
          </table:table-cell>
          <table:table-cell table:style-name="ce3" table:formula="of:=[.P8]/[.$F$4]" office:value-type="float" office:value="45.4472910420914" calcext:value-type="float">
            <text:p>45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9.8" calcext:value-type="float">
            <text:p>39.80</text:p>
          </table:table-cell>
          <table:table-cell table:formula="of:=([.B9]-[.B8])/[.B8]*100" office:value-type="float" office:value="-10.9619686800895" calcext:value-type="float">
            <text:p>-10.96</text:p>
          </table:table-cell>
          <table:table-cell office:value-type="float" office:value="28918" calcext:value-type="float">
            <text:p>28918</text:p>
          </table:table-cell>
          <table:table-cell table:style-name="ce3" table:formula="of:=([.D9]-[.D8])/[.D8]*100" office:value-type="float" office:value="-12.0979998784121" calcext:value-type="float">
            <text:p>-12.10</text:p>
          </table:table-cell>
          <table:table-cell table:style-name="ce3" table:formula="of:=[.D9]/[.$F$4]" office:value-type="float" office:value="39.9490778270776" calcext:value-type="float">
            <text:p>39.95</text:p>
          </table:table-cell>
          <table:table-cell/>
          <table:table-cell table:style-name="ce3" office:value-type="float" office:value="39.8" calcext:value-type="float">
            <text:p>39.80</text:p>
          </table:table-cell>
          <table:table-cell table:style-name="ce3" table:formula="of:=([.H9]-[.H8])/[.H8]*100" office:value-type="float" office:value="-10.9619686800895" calcext:value-type="float">
            <text:p>-10.96</text:p>
          </table:table-cell>
          <table:table-cell office:value-type="float" office:value="28918" calcext:value-type="float">
            <text:p>28918</text:p>
          </table:table-cell>
          <table:table-cell table:style-name="ce3" table:formula="of:=([.J9]-[.J8])/[.J8]*100" office:value-type="float" office:value="-12.0979998784121" calcext:value-type="float">
            <text:p>-12.10</text:p>
          </table:table-cell>
          <table:table-cell table:style-name="ce3" table:formula="of:=[.J9]/[.$F$4]" office:value-type="float" office:value="39.9490778270776" calcext:value-type="float">
            <text:p>39.95</text:p>
          </table:table-cell>
          <table:table-cell table:style-name="ce33"/>
          <table:table-cell table:style-name="ce3" office:value-type="float" office:value="39.8" calcext:value-type="float">
            <text:p>39.80</text:p>
          </table:table-cell>
          <table:table-cell table:style-name="ce3" table:formula="of:=([.N9]-[.N8])/[.N8]*100" office:value-type="float" office:value="-10.9619686800895" calcext:value-type="float">
            <text:p>-10.96</text:p>
          </table:table-cell>
          <table:table-cell office:value-type="float" office:value="28918" calcext:value-type="float">
            <text:p>28918</text:p>
          </table:table-cell>
          <table:table-cell table:style-name="ce3" table:formula="of:=([.P9]-[.P8])/[.P8]*100" office:value-type="float" office:value="-12.0979998784121" calcext:value-type="float">
            <text:p>-12.10</text:p>
          </table:table-cell>
          <table:table-cell table:style-name="ce3" table:formula="of:=[.P9]/[.$F$4]" office:value-type="float" office:value="39.9490778270776" calcext:value-type="float">
            <text:p>39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35.3" calcext:value-type="float">
            <text:p>35.30</text:p>
          </table:table-cell>
          <table:table-cell table:formula="of:=([.B10]-[.B9])/[.B9]*100" office:value-type="float" office:value="-11.3065326633166" calcext:value-type="float">
            <text:p>-11.31</text:p>
          </table:table-cell>
          <table:table-cell office:value-type="float" office:value="25629" calcext:value-type="float">
            <text:p>25629</text:p>
          </table:table-cell>
          <table:table-cell table:style-name="ce3" table:formula="of:=([.D10]-[.D9])/[.D9]*100" office:value-type="float" office:value="-11.3735389722664" calcext:value-type="float">
            <text:p>-11.37</text:p>
          </table:table-cell>
          <table:table-cell table:style-name="ce3" table:formula="of:=[.D10]/[.$F$4]" office:value-type="float" office:value="35.4054538913539" calcext:value-type="float">
            <text:p>35.41</text:p>
          </table:table-cell>
          <table:table-cell/>
          <table:table-cell table:style-name="ce3" office:value-type="float" office:value="35.3" calcext:value-type="float">
            <text:p>35.30</text:p>
          </table:table-cell>
          <table:table-cell table:style-name="ce3" table:formula="of:=([.H10]-[.H9])/[.H9]*100" office:value-type="float" office:value="-11.3065326633166" calcext:value-type="float">
            <text:p>-11.31</text:p>
          </table:table-cell>
          <table:table-cell office:value-type="float" office:value="25629" calcext:value-type="float">
            <text:p>25629</text:p>
          </table:table-cell>
          <table:table-cell table:style-name="ce3" table:formula="of:=([.J10]-[.J9])/[.J9]*100" office:value-type="float" office:value="-11.3735389722664" calcext:value-type="float">
            <text:p>-11.37</text:p>
          </table:table-cell>
          <table:table-cell table:style-name="ce3" table:formula="of:=[.J10]/[.$F$4]" office:value-type="float" office:value="35.4054538913539" calcext:value-type="float">
            <text:p>35.41</text:p>
          </table:table-cell>
          <table:table-cell table:style-name="ce33"/>
          <table:table-cell table:style-name="ce3" office:value-type="float" office:value="35.3" calcext:value-type="float">
            <text:p>35.30</text:p>
          </table:table-cell>
          <table:table-cell table:style-name="ce3" table:formula="of:=([.N10]-[.N9])/[.N9]*100" office:value-type="float" office:value="-11.3065326633166" calcext:value-type="float">
            <text:p>-11.31</text:p>
          </table:table-cell>
          <table:table-cell office:value-type="float" office:value="25629" calcext:value-type="float">
            <text:p>25629</text:p>
          </table:table-cell>
          <table:table-cell table:style-name="ce3" table:formula="of:=([.P10]-[.P9])/[.P9]*100" office:value-type="float" office:value="-11.3735389722664" calcext:value-type="float">
            <text:p>-11.37</text:p>
          </table:table-cell>
          <table:table-cell table:style-name="ce3" table:formula="of:=[.P10]/[.$F$4]" office:value-type="float" office:value="35.4054538913539" calcext:value-type="float">
            <text:p>35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32.1" calcext:value-type="float">
            <text:p>32.10</text:p>
          </table:table-cell>
          <table:table-cell table:formula="of:=([.B11]-[.B10])/[.B10]*100" office:value-type="float" office:value="-9.06515580736543" calcext:value-type="float">
            <text:p>-9.07</text:p>
          </table:table-cell>
          <table:table-cell office:value-type="float" office:value="23188" calcext:value-type="float">
            <text:p>23188</text:p>
          </table:table-cell>
          <table:table-cell table:style-name="ce3" table:formula="of:=([.D11]-[.D10])/[.D10]*100" office:value-type="float" office:value="-9.52436692808927" calcext:value-type="float">
            <text:p>-9.52</text:p>
          </table:table-cell>
          <table:table-cell table:style-name="ce3" table:formula="of:=[.D11]/[.$F$4]" office:value-type="float" office:value="32.0333085501859" calcext:value-type="float">
            <text:p>32.03</text:p>
          </table:table-cell>
          <table:table-cell/>
          <table:table-cell table:style-name="ce3" office:value-type="float" office:value="32.1" calcext:value-type="float">
            <text:p>32.10</text:p>
          </table:table-cell>
          <table:table-cell table:style-name="ce3" table:formula="of:=([.H11]-[.H10])/[.H10]*100" office:value-type="float" office:value="-9.06515580736543" calcext:value-type="float">
            <text:p>-9.07</text:p>
          </table:table-cell>
          <table:table-cell office:value-type="float" office:value="23188" calcext:value-type="float">
            <text:p>23188</text:p>
          </table:table-cell>
          <table:table-cell table:style-name="ce3" table:formula="of:=([.J11]-[.J10])/[.J10]*100" office:value-type="float" office:value="-9.52436692808927" calcext:value-type="float">
            <text:p>-9.52</text:p>
          </table:table-cell>
          <table:table-cell table:style-name="ce3" table:formula="of:=[.J11]/[.$F$4]" office:value-type="float" office:value="32.0333085501859" calcext:value-type="float">
            <text:p>32.03</text:p>
          </table:table-cell>
          <table:table-cell table:style-name="ce33"/>
          <table:table-cell table:style-name="ce3" office:value-type="float" office:value="32.1" calcext:value-type="float">
            <text:p>32.10</text:p>
          </table:table-cell>
          <table:table-cell table:style-name="ce3" table:formula="of:=([.N11]-[.N10])/[.N10]*100" office:value-type="float" office:value="-9.06515580736543" calcext:value-type="float">
            <text:p>-9.07</text:p>
          </table:table-cell>
          <table:table-cell office:value-type="float" office:value="23188" calcext:value-type="float">
            <text:p>23188</text:p>
          </table:table-cell>
          <table:table-cell table:style-name="ce3" table:formula="of:=([.P11]-[.P10])/[.P10]*100" office:value-type="float" office:value="-9.52436692808927" calcext:value-type="float">
            <text:p>-9.52</text:p>
          </table:table-cell>
          <table:table-cell table:style-name="ce3" table:formula="of:=[.P11]/[.$F$4]" office:value-type="float" office:value="32.0333085501859" calcext:value-type="float">
            <text:p>32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22.3" calcext:value-type="float">
            <text:p>22.30</text:p>
          </table:table-cell>
          <table:table-cell table:formula="of:=([.B12]-[.B11])/[.B11]*100" office:value-type="float" office:value="-30.5295950155763" calcext:value-type="float">
            <text:p>-30.53</text:p>
          </table:table-cell>
          <table:table-cell office:value-type="float" office:value="16184" calcext:value-type="float">
            <text:p>16184</text:p>
          </table:table-cell>
          <table:table-cell table:style-name="ce3" table:formula="of:=([.D12]-[.D11])/[.D11]*100" office:value-type="float" office:value="-30.2052785923754" calcext:value-type="float">
            <text:p>-30.21</text:p>
          </table:table-cell>
          <table:table-cell table:style-name="ce3" table:formula="of:=[.D12]/[.$F$4]" office:value-type="float" office:value="22.357558460247" calcext:value-type="float">
            <text:p>22.36</text:p>
          </table:table-cell>
          <table:table-cell/>
          <table:table-cell table:style-name="ce3" office:value-type="float" office:value="22.3" calcext:value-type="float">
            <text:p>22.30</text:p>
          </table:table-cell>
          <table:table-cell table:style-name="ce3" table:formula="of:=([.H12]-[.H11])/[.H11]*100" office:value-type="float" office:value="-30.5295950155763" calcext:value-type="float">
            <text:p>-30.53</text:p>
          </table:table-cell>
          <table:table-cell office:value-type="float" office:value="16184" calcext:value-type="float">
            <text:p>16184</text:p>
          </table:table-cell>
          <table:table-cell table:style-name="ce3" table:formula="of:=([.J12]-[.J11])/[.J11]*100" office:value-type="float" office:value="-30.2052785923754" calcext:value-type="float">
            <text:p>-30.21</text:p>
          </table:table-cell>
          <table:table-cell table:style-name="ce3" table:formula="of:=[.J12]/[.$F$4]" office:value-type="float" office:value="22.357558460247" calcext:value-type="float">
            <text:p>22.36</text:p>
          </table:table-cell>
          <table:table-cell table:style-name="ce33"/>
          <table:table-cell table:style-name="ce3" office:value-type="float" office:value="22.3" calcext:value-type="float">
            <text:p>22.30</text:p>
          </table:table-cell>
          <table:table-cell table:style-name="ce3" table:formula="of:=([.N12]-[.N11])/[.N11]*100" office:value-type="float" office:value="-30.5295950155763" calcext:value-type="float">
            <text:p>-30.53</text:p>
          </table:table-cell>
          <table:table-cell office:value-type="float" office:value="16184" calcext:value-type="float">
            <text:p>16184</text:p>
          </table:table-cell>
          <table:table-cell table:style-name="ce3" table:formula="of:=([.P12]-[.P11])/[.P11]*100" office:value-type="float" office:value="-30.2052785923754" calcext:value-type="float">
            <text:p>-30.21</text:p>
          </table:table-cell>
          <table:table-cell table:style-name="ce3" table:formula="of:=[.P12]/[.$F$4]" office:value-type="float" office:value="22.357558460247" calcext:value-type="float">
            <text:p>22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9.6" calcext:value-type="float">
            <text:p>19.60</text:p>
          </table:table-cell>
          <table:table-cell table:formula="of:=([.B13]-[.B12])/[.B12]*100" office:value-type="float" office:value="-12.1076233183856" calcext:value-type="float">
            <text:p>-12.11</text:p>
          </table:table-cell>
          <table:table-cell office:value-type="float" office:value="14217" calcext:value-type="float">
            <text:p>14217</text:p>
          </table:table-cell>
          <table:table-cell table:style-name="ce3" table:formula="of:=([.D13]-[.D12])/[.D12]*100" office:value-type="float" office:value="-12.1539792387543" calcext:value-type="float">
            <text:p>-12.15</text:p>
          </table:table-cell>
          <table:table-cell table:style-name="ce3" table:formula="of:=[.D13]/[.$F$4]" office:value-type="float" office:value="19.6402254466963" calcext:value-type="float">
            <text:p>19.64</text:p>
          </table:table-cell>
          <table:table-cell/>
          <table:table-cell table:style-name="ce3" office:value-type="float" office:value="13.9" calcext:value-type="float">
            <text:p>13.90</text:p>
          </table:table-cell>
          <table:table-cell table:style-name="ce3" table:formula="of:=([.H13]-[.H12])/[.H12]*100" office:value-type="float" office:value="-37.6681614349776" calcext:value-type="float">
            <text:p>-37.67</text:p>
          </table:table-cell>
          <table:table-cell table:style-name="ce3" office:value-type="float" office:value="10046" calcext:value-type="float">
            <text:p>10046.00</text:p>
          </table:table-cell>
          <table:table-cell table:style-name="ce3" table:formula="of:=([.J13]-[.J12])/[.J12]*100" office:value-type="float" office:value="-37.926347009392" calcext:value-type="float">
            <text:p>-37.93</text:p>
          </table:table-cell>
          <table:table-cell table:style-name="ce3" table:formula="of:=[.J13]/[.$F$4]" office:value-type="float" office:value="13.8781532557861" calcext:value-type="float">
            <text:p>13.88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style-name="ce3" table:formula="of:=([.N13]-[.N12])/[.N12]*100" office:value-type="float" office:value="-37.6681614349776" calcext:value-type="float">
            <text:p>-37.67</text:p>
          </table:table-cell>
          <table:table-cell table:style-name="ce3" office:value-type="float" office:value="10046" calcext:value-type="float">
            <text:p>10046.00</text:p>
          </table:table-cell>
          <table:table-cell table:style-name="ce3" table:formula="of:=([.P13]-[.P12])/[.P12]*100" office:value-type="float" office:value="-37.926347009392" calcext:value-type="float">
            <text:p>-37.93</text:p>
          </table:table-cell>
          <table:table-cell table:style-name="ce3" table:formula="of:=[.P13]/[.$F$4]" office:value-type="float" office:value="13.8781532557861" calcext:value-type="float">
            <text:p>1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8.04" calcext:value-type="float">
            <text:p>8.04</text:p>
          </table:table-cell>
          <table:table-cell table:formula="of:=([.B14]-[.B13])/[.B13]*100" office:value-type="float" office:value="-58.9795918367347" calcext:value-type="float">
            <text:p>-58.98</text:p>
          </table:table-cell>
          <table:table-cell table:style-name="ce3" office:value-type="float" office:value="6323" calcext:value-type="float">
            <text:p>6323.00</text:p>
          </table:table-cell>
          <table:table-cell table:style-name="ce3" table:formula="of:=([.D14]-[.D13])/[.D13]*100" office:value-type="float" office:value="-55.5250756137019" calcext:value-type="float">
            <text:p>-55.53</text:p>
          </table:table-cell>
          <table:table-cell table:style-name="ce3" table:formula="of:=[.D14]/[.$F$4]" office:value-type="float" office:value="8.73497541671663" calcext:value-type="float">
            <text:p>8.73</text:p>
          </table:table-cell>
          <table:table-cell/>
          <table:table-cell table:style-name="ce3" office:value-type="float" office:value="13.6" calcext:value-type="float">
            <text:p>13.60</text:p>
          </table:table-cell>
          <table:table-cell table:style-name="ce3" table:formula="of:=([.H14]-[.H13])/[.H13]*100" office:value-type="float" office:value="-2.15827338129497" calcext:value-type="float">
            <text:p>-2.16</text:p>
          </table:table-cell>
          <table:table-cell table:style-name="ce3" office:value-type="float" office:value="9856" calcext:value-type="float">
            <text:p>9856.00</text:p>
          </table:table-cell>
          <table:table-cell table:style-name="ce3" table:formula="of:=([.J14]-[.J13])/[.J13]*100" office:value-type="float" office:value="-1.89130001990842" calcext:value-type="float">
            <text:p>-1.89</text:p>
          </table:table-cell>
          <table:table-cell table:style-name="ce3" table:formula="of:=[.J14]/[.$F$4]" office:value-type="float" office:value="13.6156757404965" calcext:value-type="float">
            <text:p>13.62</text:p>
          </table:table-cell>
          <table:table-cell table:style-name="ce33"/>
          <table:table-cell table:style-name="ce3" office:value-type="float" office:value="13.9" calcext:value-type="float">
            <text:p>13.90</text:p>
          </table:table-cell>
          <table:table-cell table:style-name="ce3" table:formula="of:=([.N14]-[.N13])/[.N13]*100" office:value-type="float" office:value="0" calcext:value-type="float">
            <text:p>0.00</text:p>
          </table:table-cell>
          <table:table-cell office:value-type="float" office:value="10046" calcext:value-type="float">
            <text:p>10046</text:p>
          </table:table-cell>
          <table:table-cell table:style-name="ce3" table:formula="of:=([.P14]-[.P13])/[.P13]*100" office:value-type="float" office:value="0" calcext:value-type="float">
            <text:p>0.00</text:p>
          </table:table-cell>
          <table:table-cell table:style-name="ce3" table:formula="of:=[.P14]/[.$F$4]" office:value-type="float" office:value="13.8781532557861" calcext:value-type="float">
            <text:p>13.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45" office:value-type="string" calcext:value-type="string">
            <text:p>1400_1000</text:p>
          </table:table-cell>
          <table:table-cell table:style-name="ce49" office:value-type="string" calcext:value-type="string">
            <text:p>SR4j-3400</text:p>
          </table:table-cell>
          <table:table-cell table:style-name="ce51" table:number-columns-repeated="3"/>
          <table:table-cell table:style-name="ce52"/>
          <table:table-cell table:style-name="ce53"/>
          <table:table-cell table:style-name="ce49" office:value-type="string" calcext:value-type="string">
            <text:p>SR4j-2200</text:p>
          </table:table-cell>
          <table:table-cell table:style-name="ce51" table:number-columns-repeated="2"/>
          <table:table-cell table:style-name="ce52"/>
          <table:table-cell table:style-name="ce51"/>
          <table:table-cell table:style-name="ce53"/>
          <table:table-cell table:style-name="ce49" office:value-type="string" calcext:value-type="string">
            <text:p>SR4j-1000</text:p>
          </table:table-cell>
          <table:table-cell table:style-name="ce51" table:number-columns-repeated="2"/>
          <table:table-cell table:style-name="ce52"/>
          <table:table-cell table:style-name="ce56"/>
          <table:table-cell table:number-columns-repeated="6"/>
        </table:table-row>
        <table:table-row table:style-name="ro1">
          <table:table-cell table:style-name="ce46"/>
          <table:table-cell/>
          <table:table-cell table:style-name="Default"/>
          <table:table-cell table:number-columns-repeated="2"/>
          <table:table-cell table:style-name="ce3" table:formula="of:=[.D18]/[.B18]" office:value-type="float" office:value="1.61592505854801" calcext:value-type="float">
            <text:p>1.62</text:p>
          </table:table-cell>
          <table:table-cell table:style-name="ce31"/>
          <table:table-cell table:number-columns-repeated="3"/>
          <table:table-cell table:style-name="ce3"/>
          <table:table-cell table:formula="of:=[.J18]/[.H18]" office:value-type="float" office:value="1.61592505854801" calcext:value-type="float">
            <text:p>1.61592505854801</text:p>
          </table:table-cell>
          <table:table-cell table:style-name="ce31"/>
          <table:table-cell table:number-columns-repeated="4"/>
          <table:table-cell table:style-name="ce57" table:formula="of:=[.P18]/[.N18]" office:value-type="float" office:value="1.61592505854801" calcext:value-type="float">
            <text:p>1.61592505854801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Prese</text:p>
          </table:table-cell>
          <table:table-cell table:style-name="ce3" office:value-type="float" office:value="2562" calcext:value-type="float">
            <text:p>2562.00</text:p>
          </table:table-cell>
          <table:table-cell table:formula="of:=([.B18]-[.B17])/[.B17]*100" office:value-type="string" office:string-value="" calcext:value-type="error">
            <text:p>#DIV/0!</text:p>
          </table:table-cell>
          <table:table-cell office:value-type="float" office:value="4140" calcext:value-type="float">
            <text:p>4140</text:p>
          </table:table-cell>
          <table:table-cell table:style-name="ce3" table:formula="of:=([.D18]-[.E17])/[.E17]*100" office:value-type="string" office:string-value="" calcext:value-type="error">
            <text:p>#DIV/0!</text:p>
          </table:table-cell>
          <table:table-cell table:style-name="ce3"/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style-name="ce3"/>
          <table:table-cell office:value-type="float" office:value="4140" calcext:value-type="float">
            <text:p>4140</text:p>
          </table:table-cell>
          <table:table-cell table:style-name="ce3" table:number-columns-repeated="2"/>
          <table:table-cell table:style-name="ce33"/>
          <table:table-cell table:style-name="ce3" office:value-type="float" office:value="2562" calcext:value-type="float">
            <text:p>2562.00</text:p>
          </table:table-cell>
          <table:table-cell/>
          <table:table-cell office:value-type="float" office:value="4140" calcext:value-type="float">
            <text:p>4140</text:p>
          </table:table-cell>
          <table:table-cell table:style-name="ce3"/>
          <table:table-cell table:style-name="ce57"/>
          <table:table-cell table:number-columns-repeated="6"/>
        </table:table-row>
        <table:table-row table:style-name="ro1">
          <table:table-cell table:style-name="ce46" office:value-type="string" calcext:value-type="string">
            <text:p>Jet&gt;2</text:p>
          </table:table-cell>
          <table:table-cell table:style-name="ce3" office:value-type="float" office:value="2532" calcext:value-type="float">
            <text:p>2532.00</text:p>
          </table:table-cell>
          <table:table-cell table:formula="of:=([.B19]-[.B18])/[.B18]" office:value-type="float" office:value="-0.0117096018735363" calcext:value-type="float">
            <text:p>-0.01</text:p>
          </table:table-cell>
          <table:table-cell office:value-type="float" office:value="4140" calcext:value-type="float">
            <text:p>4140</text:p>
          </table:table-cell>
          <table:table-cell table:style-name="ce3" table:formula="of:=([.D19]-[.D18])/[.D18]*100" office:value-type="float" office:value="0" calcext:value-type="float">
            <text:p>0.00</text:p>
          </table:table-cell>
          <table:table-cell table:style-name="ce3" table:formula="of:=[.D19]/[.$F$17]" office:value-type="float" office:value="2562" calcext:value-type="float">
            <text:p>2562.00</text:p>
          </table:table-cell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style-name="ce3" table:formula="of:=([.H19]-[.H18])/[.H18]*100" office:value-type="float" office:value="0" calcext:value-type="float">
            <text:p>0.00</text:p>
          </table:table-cell>
          <table:table-cell office:value-type="float" office:value="4140" calcext:value-type="float">
            <text:p>4140</text:p>
          </table:table-cell>
          <table:table-cell table:style-name="ce3" table:formula="of:=([.J19]-[.J18])/[.J18]*100" office:value-type="float" office:value="0" calcext:value-type="float">
            <text:p>0.00</text:p>
          </table:table-cell>
          <table:table-cell table:style-name="ce3" table:formula="of:=[.J19]/[.$L$17]" office:value-type="float" office:value="2562" calcext:value-type="float">
            <text:p>2562.00</text:p>
          </table:table-cell>
          <table:table-cell table:style-name="ce33"/>
          <table:table-cell table:style-name="ce3" office:value-type="float" office:value="2562" calcext:value-type="float">
            <text:p>2562.00</text:p>
          </table:table-cell>
          <table:table-cell table:style-name="ce3" table:formula="of:=([.N19]-[.N18])/[.N18]*100" office:value-type="float" office:value="0" calcext:value-type="float">
            <text:p>0.00</text:p>
          </table:table-cell>
          <table:table-cell office:value-type="float" office:value="4140" calcext:value-type="float">
            <text:p>4140</text:p>
          </table:table-cell>
          <table:table-cell table:style-name="ce3" table:formula="of:=([.P19]-[.P18])/[.P18]*100" office:value-type="float" office:value="0" calcext:value-type="float">
            <text:p>0.00</text:p>
          </table:table-cell>
          <table:table-cell table:style-name="ce58" table:formula="of:=[.P19]/[.$R$17]" office:value-type="float" office:value="2562" calcext:value-type="float">
            <text:p>2562.0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Jet&gt;4</text:p>
          </table:table-cell>
          <table:table-cell table:style-name="ce3" office:value-type="float" office:value="1931" calcext:value-type="float">
            <text:p>1931.00</text:p>
          </table:table-cell>
          <table:table-cell table:formula="of:=([.B20]-[.B19])/[.B19]*100" office:value-type="float" office:value="-23.7361769352291" calcext:value-type="float">
            <text:p>-23.74</text:p>
          </table:table-cell>
          <table:table-cell office:value-type="float" office:value="3124" calcext:value-type="float">
            <text:p>3124</text:p>
          </table:table-cell>
          <table:table-cell table:style-name="ce3" table:formula="of:=([.D20]-[.D19])/[.D19]*100" office:value-type="float" office:value="-24.5410628019324" calcext:value-type="float">
            <text:p>-24.54</text:p>
          </table:table-cell>
          <table:table-cell table:style-name="ce3" table:formula="of:=[.D20]/[.$F$17]" office:value-type="float" office:value="1933.25797101449" calcext:value-type="float">
            <text:p>1933.26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style-name="ce3" table:formula="of:=([.H20]-[.H19])/[.H19]*100" office:value-type="float" office:value="-24.6291959406714" calcext:value-type="float">
            <text:p>-24.63</text:p>
          </table:table-cell>
          <table:table-cell office:value-type="float" office:value="3124" calcext:value-type="float">
            <text:p>3124</text:p>
          </table:table-cell>
          <table:table-cell table:style-name="ce3" table:formula="of:=([.J20]-[.J19])/[.J19]*100" office:value-type="float" office:value="-24.5410628019324" calcext:value-type="float">
            <text:p>-24.54</text:p>
          </table:table-cell>
          <table:table-cell table:style-name="ce3" table:formula="of:=[.J20]/[.$L$17]" office:value-type="float" office:value="1933.25797101449" calcext:value-type="float">
            <text:p>1933.26</text:p>
          </table:table-cell>
          <table:table-cell table:style-name="ce33"/>
          <table:table-cell table:style-name="ce3" office:value-type="float" office:value="1931" calcext:value-type="float">
            <text:p>1931.00</text:p>
          </table:table-cell>
          <table:table-cell table:style-name="ce3" table:formula="of:=([.N20]-[.N19])/[.N19]*100" office:value-type="float" office:value="-24.6291959406714" calcext:value-type="float">
            <text:p>-24.63</text:p>
          </table:table-cell>
          <table:table-cell office:value-type="float" office:value="3124" calcext:value-type="float">
            <text:p>3124</text:p>
          </table:table-cell>
          <table:table-cell table:style-name="ce3" table:formula="of:=([.P20]-[.P19])/[.P19]*100" office:value-type="float" office:value="-24.5410628019324" calcext:value-type="float">
            <text:p>-24.54</text:p>
          </table:table-cell>
          <table:table-cell table:style-name="ce58" table:formula="of:=[.P20]/[.$R$17]" office:value-type="float" office:value="1933.25797101449" calcext:value-type="float">
            <text:p>1933.26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Dphi(j3)&gt;0.4</text:p>
          </table:table-cell>
          <table:table-cell table:style-name="ce3" office:value-type="float" office:value="1718" calcext:value-type="float">
            <text:p>1718.00</text:p>
          </table:table-cell>
          <table:table-cell table:formula="of:=([.B21]-[.B20])/[.B20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style-name="ce3" table:formula="of:=([.D21]-[.D20])/[.D20]*100" office:value-type="float" office:value="-11.6837387964149" calcext:value-type="float">
            <text:p>-11.68</text:p>
          </table:table-cell>
          <table:table-cell table:style-name="ce3" table:formula="of:=[.D21]/[.$F$17]" office:value-type="float" office:value="1707.38115942029" calcext:value-type="float">
            <text:p>1707.38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style-name="ce3" table:formula="of:=([.H21]-[.H20])/[.H20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style-name="ce3" table:formula="of:=([.J21]-[.J20])/[.J20]*100" office:value-type="float" office:value="-11.6837387964149" calcext:value-type="float">
            <text:p>-11.68</text:p>
          </table:table-cell>
          <table:table-cell table:style-name="ce3" table:formula="of:=[.J21]/[.$L$17]" office:value-type="float" office:value="1707.38115942029" calcext:value-type="float">
            <text:p>1707.38</text:p>
          </table:table-cell>
          <table:table-cell table:style-name="ce33"/>
          <table:table-cell table:style-name="ce3" office:value-type="float" office:value="1718" calcext:value-type="float">
            <text:p>1718.00</text:p>
          </table:table-cell>
          <table:table-cell table:style-name="ce3" table:formula="of:=([.N21]-[.N20])/[.N20]*100" office:value-type="float" office:value="-11.0305541170378" calcext:value-type="float">
            <text:p>-11.03</text:p>
          </table:table-cell>
          <table:table-cell office:value-type="float" office:value="2759" calcext:value-type="float">
            <text:p>2759</text:p>
          </table:table-cell>
          <table:table-cell table:style-name="ce3" table:formula="of:=([.P21]-[.P20])/[.P20]*100" office:value-type="float" office:value="-11.6837387964149" calcext:value-type="float">
            <text:p>-11.68</text:p>
          </table:table-cell>
          <table:table-cell table:style-name="ce58" table:formula="of:=[.P21]/[.$R$17]" office:value-type="float" office:value="1707.38115942029" calcext:value-type="float">
            <text:p>1707.38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Dphi(rest)&gt;0.2</text:p>
          </table:table-cell>
          <table:table-cell table:style-name="ce3" office:value-type="float" office:value="1583" calcext:value-type="float">
            <text:p>1583.00</text:p>
          </table:table-cell>
          <table:table-cell table:formula="of:=([.B22]-[.B21])/[.B21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style-name="ce3" table:formula="of:=([.D22]-[.D21])/[.D21]*100" office:value-type="float" office:value="-8.88002899601305" calcext:value-type="float">
            <text:p>-8.88</text:p>
          </table:table-cell>
          <table:table-cell table:style-name="ce3" table:formula="of:=[.D22]/[.$F$17]" office:value-type="float" office:value="1555.7652173913" calcext:value-type="float">
            <text:p>1555.77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style-name="ce3" table:formula="of:=([.H22]-[.H21])/[.H21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style-name="ce3" table:formula="of:=([.J22]-[.J21])/[.J21]*100" office:value-type="float" office:value="-8.88002899601305" calcext:value-type="float">
            <text:p>-8.88</text:p>
          </table:table-cell>
          <table:table-cell table:style-name="ce3" table:formula="of:=[.J22]/[.$L$17]" office:value-type="float" office:value="1555.7652173913" calcext:value-type="float">
            <text:p>1555.77</text:p>
          </table:table-cell>
          <table:table-cell table:style-name="ce33"/>
          <table:table-cell table:style-name="ce3" office:value-type="float" office:value="1583" calcext:value-type="float">
            <text:p>1583.00</text:p>
          </table:table-cell>
          <table:table-cell table:style-name="ce3" table:formula="of:=([.N22]-[.N21])/[.N21]*100" office:value-type="float" office:value="-7.85797438882421" calcext:value-type="float">
            <text:p>-7.86</text:p>
          </table:table-cell>
          <table:table-cell office:value-type="float" office:value="2514" calcext:value-type="float">
            <text:p>2514</text:p>
          </table:table-cell>
          <table:table-cell table:style-name="ce3" table:formula="of:=([.P22]-[.P21])/[.P21]*100" office:value-type="float" office:value="-8.88002899601305" calcext:value-type="float">
            <text:p>-8.88</text:p>
          </table:table-cell>
          <table:table-cell table:style-name="ce58" table:formula="of:=[.P22]/[.$R$17]" office:value-type="float" office:value="1555.7652173913" calcext:value-type="float">
            <text:p>1555.77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pt(j4)&gt;100</text:p>
          </table:table-cell>
          <table:table-cell table:style-name="ce3" office:value-type="float" office:value="661" calcext:value-type="float">
            <text:p>661.00</text:p>
          </table:table-cell>
          <table:table-cell table:formula="of:=([.B23]-[.B22])/[.B22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style-name="ce3" table:formula="of:=([.D23]-[.D22])/[.D22]*100" office:value-type="float" office:value="-55.7677008750994" calcext:value-type="float">
            <text:p>-55.77</text:p>
          </table:table-cell>
          <table:table-cell table:style-name="ce3" table:formula="of:=[.D23]/[.$F$17]" office:value-type="float" office:value="688.150724637681" calcext:value-type="float">
            <text:p>688.15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style-name="ce3" table:formula="of:=([.H23]-[.H22])/[.H22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style-name="ce3" table:formula="of:=([.J23]-[.J22])/[.J22]*100" office:value-type="float" office:value="-55.7677008750994" calcext:value-type="float">
            <text:p>-55.77</text:p>
          </table:table-cell>
          <table:table-cell table:style-name="ce3" table:formula="of:=[.J23]/[.$L$17]" office:value-type="float" office:value="688.150724637681" calcext:value-type="float">
            <text:p>688.15</text:p>
          </table:table-cell>
          <table:table-cell table:style-name="ce33"/>
          <table:table-cell table:style-name="ce3" office:value-type="float" office:value="661" calcext:value-type="float">
            <text:p>661.00</text:p>
          </table:table-cell>
          <table:table-cell table:style-name="ce3" table:formula="of:=([.N23]-[.N22])/[.N22]*100" office:value-type="float" office:value="-58.2438408085913" calcext:value-type="float">
            <text:p>-58.24</text:p>
          </table:table-cell>
          <table:table-cell office:value-type="float" office:value="1112" calcext:value-type="float">
            <text:p>1112</text:p>
          </table:table-cell>
          <table:table-cell table:style-name="ce3" table:formula="of:=([.P23]-[.P22])/[.P22]*100" office:value-type="float" office:value="-55.7677008750994" calcext:value-type="float">
            <text:p>-55.77</text:p>
          </table:table-cell>
          <table:table-cell table:style-name="ce58" table:formula="of:=[.P23]/[.$R$17]" office:value-type="float" office:value="688.150724637681" calcext:value-type="float">
            <text:p>688.15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eta(j4)&lt;2</text:p>
          </table:table-cell>
          <table:table-cell table:style-name="ce3" office:value-type="float" office:value="574" calcext:value-type="float">
            <text:p>574.00</text:p>
          </table:table-cell>
          <table:table-cell table:formula="of:=([.B24]-[.B23])/[.B23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style-name="ce3" table:formula="of:=([.D24]-[.D23])/[.D23]*100" office:value-type="float" office:value="-11.6906474820144" calcext:value-type="float">
            <text:p>-11.69</text:p>
          </table:table-cell>
          <table:table-cell table:style-name="ce3" table:formula="of:=[.D24]/[.$F$17]" office:value-type="float" office:value="607.701449275362" calcext:value-type="float">
            <text:p>607.70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style-name="ce3" table:formula="of:=([.H24]-[.H23])/[.H23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style-name="ce3" table:formula="of:=([.J24]-[.J23])/[.J23]*100" office:value-type="float" office:value="-11.6906474820144" calcext:value-type="float">
            <text:p>-11.69</text:p>
          </table:table-cell>
          <table:table-cell table:style-name="ce3" table:formula="of:=[.J24]/[.$L$17]" office:value-type="float" office:value="607.701449275362" calcext:value-type="float">
            <text:p>607.70</text:p>
          </table:table-cell>
          <table:table-cell table:style-name="ce33"/>
          <table:table-cell table:style-name="ce3" office:value-type="float" office:value="574" calcext:value-type="float">
            <text:p>574.00</text:p>
          </table:table-cell>
          <table:table-cell table:style-name="ce3" table:formula="of:=([.N24]-[.N23])/[.N23]*100" office:value-type="float" office:value="-13.1618759455371" calcext:value-type="float">
            <text:p>-13.16</text:p>
          </table:table-cell>
          <table:table-cell office:value-type="float" office:value="982" calcext:value-type="float">
            <text:p>982</text:p>
          </table:table-cell>
          <table:table-cell table:style-name="ce3" table:formula="of:=([.P24]-[.P23])/[.P23]*100" office:value-type="float" office:value="-11.6906474820144" calcext:value-type="float">
            <text:p>-11.69</text:p>
          </table:table-cell>
          <table:table-cell table:style-name="ce58" table:formula="of:=[.P24]/[.$R$17]" office:value-type="float" office:value="607.701449275362" calcext:value-type="float">
            <text:p>607.7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Aplanarity</text:p>
          </table:table-cell>
          <table:table-cell table:style-name="ce3" office:value-type="float" office:value="429" calcext:value-type="float">
            <text:p>429.00</text:p>
          </table:table-cell>
          <table:table-cell table:formula="of:=([.B25]-[.B24])/[.B24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style-name="ce3" table:formula="of:=([.D25]-[.D24])/[.D24]*100" office:value-type="float" office:value="-28.2077393075356" calcext:value-type="float">
            <text:p>-28.21</text:p>
          </table:table-cell>
          <table:table-cell table:style-name="ce3" table:formula="of:=[.D25]/[.$F$17]" office:value-type="float" office:value="436.282608695652" calcext:value-type="float">
            <text:p>436.28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style-name="ce3" table:formula="of:=([.H25]-[.H24])/[.H24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style-name="ce3" table:formula="of:=([.J25]-[.J24])/[.J24]*100" office:value-type="float" office:value="-28.2077393075356" calcext:value-type="float">
            <text:p>-28.21</text:p>
          </table:table-cell>
          <table:table-cell table:style-name="ce3" table:formula="of:=[.J25]/[.$L$17]" office:value-type="float" office:value="436.282608695652" calcext:value-type="float">
            <text:p>436.28</text:p>
          </table:table-cell>
          <table:table-cell table:style-name="ce33"/>
          <table:table-cell table:style-name="ce3" office:value-type="float" office:value="429" calcext:value-type="float">
            <text:p>429.00</text:p>
          </table:table-cell>
          <table:table-cell table:style-name="ce3" table:formula="of:=([.N25]-[.N24])/[.N24]*100" office:value-type="float" office:value="-25.2613240418118" calcext:value-type="float">
            <text:p>-25.26</text:p>
          </table:table-cell>
          <table:table-cell office:value-type="float" office:value="705" calcext:value-type="float">
            <text:p>705</text:p>
          </table:table-cell>
          <table:table-cell table:style-name="ce3" table:formula="of:=([.P25]-[.P24])/[.P24]*100" office:value-type="float" office:value="-28.2077393075356" calcext:value-type="float">
            <text:p>-28.21</text:p>
          </table:table-cell>
          <table:table-cell table:style-name="ce58" table:formula="of:=[.P25]/[.$R$17]" office:value-type="float" office:value="436.282608695652" calcext:value-type="float">
            <text:p>436.28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Etmiss/HT</text:p>
          </table:table-cell>
          <table:table-cell table:style-name="ce3" office:value-type="float" office:value="398" calcext:value-type="float">
            <text:p>398.00</text:p>
          </table:table-cell>
          <table:table-cell table:formula="of:=([.B26]-[.B25])/[.B25]*100" office:value-type="float" office:value="-7.22610722610723" calcext:value-type="float">
            <text:p>-7.23</text:p>
          </table:table-cell>
          <table:table-cell table:style-name="ce3" office:value-type="float" office:value="660" calcext:value-type="float">
            <text:p>660.00</text:p>
          </table:table-cell>
          <table:table-cell table:style-name="ce3" table:formula="of:=([.D26]-[.D25])/[.D25]*100" office:value-type="float" office:value="-6.38297872340426" calcext:value-type="float">
            <text:p>-6.38</text:p>
          </table:table-cell>
          <table:table-cell table:style-name="ce3" table:formula="of:=[.D26]/[.$F$17]" office:value-type="float" office:value="408.434782608696" calcext:value-type="float">
            <text:p>408.43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style-name="ce3" table:formula="of:=([.H26]-[.H25])/[.H25]*100" office:value-type="float" office:value="-65.2680652680653" calcext:value-type="float">
            <text:p>-65.27</text:p>
          </table:table-cell>
          <table:table-cell table:style-name="ce3" office:value-type="float" office:value="250" calcext:value-type="float">
            <text:p>250.00</text:p>
          </table:table-cell>
          <table:table-cell table:style-name="ce3" table:formula="of:=([.J26]-[.J25])/[.J25]*100" office:value-type="float" office:value="-64.5390070921986" calcext:value-type="float">
            <text:p>-64.54</text:p>
          </table:table-cell>
          <table:table-cell table:style-name="ce3" table:formula="of:=[.J26]/[.$L$17]" office:value-type="float" office:value="154.710144927536" calcext:value-type="float">
            <text:p>154.71</text:p>
          </table:table-cell>
          <table:table-cell table:style-name="ce33"/>
          <table:table-cell table:style-name="ce3" office:value-type="float" office:value="149" calcext:value-type="float">
            <text:p>149.00</text:p>
          </table:table-cell>
          <table:table-cell table:style-name="ce3" table:formula="of:=([.N26]-[.N25])/[.N25]*100" office:value-type="float" office:value="-65.2680652680653" calcext:value-type="float">
            <text:p>-65.27</text:p>
          </table:table-cell>
          <table:table-cell table:style-name="ce3" office:value-type="float" office:value="250" calcext:value-type="float">
            <text:p>250.00</text:p>
          </table:table-cell>
          <table:table-cell table:style-name="ce3" table:formula="of:=([.P26]-[.P25])/[.P25]*100" office:value-type="float" office:value="-64.5390070921986" calcext:value-type="float">
            <text:p>-64.54</text:p>
          </table:table-cell>
          <table:table-cell table:style-name="ce58" table:formula="of:=[.P26]/[.$R$17]" office:value-type="float" office:value="154.710144927536" calcext:value-type="float">
            <text:p>154.71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Meff</text:p>
          </table:table-cell>
          <table:table-cell table:style-name="ce50" office:value-type="float" office:value="0.279" calcext:value-type="float">
            <text:p>0.28</text:p>
          </table:table-cell>
          <table:table-cell table:style-name="ce50" table:formula="of:=([.B27]-[.B26])/[.B26]*100" office:value-type="float" office:value="-99.9298994974874" calcext:value-type="float">
            <text:p>-99.93</text:p>
          </table:table-cell>
          <table:table-cell table:style-name="ce50" office:value-type="float" office:value="3" calcext:value-type="float">
            <text:p>3.00</text:p>
          </table:table-cell>
          <table:table-cell table:style-name="ce50" table:formula="of:=([.D27]-[.D26])/[.D26]*100" office:value-type="float" office:value="-99.5454545454546" calcext:value-type="float">
            <text:p>-99.55</text:p>
          </table:table-cell>
          <table:table-cell table:style-name="ce50" table:formula="of:=[.D27]/[.$F$17]" office:value-type="float" office:value="1.85652173913043" calcext:value-type="float">
            <text:p>1.86</text:p>
          </table:table-cell>
          <table:table-cell table:style-name="ce54"/>
          <table:table-cell table:style-name="ce50" office:value-type="float" office:value="13.7" calcext:value-type="float">
            <text:p>13.70</text:p>
          </table:table-cell>
          <table:table-cell table:style-name="ce50" table:formula="of:=([.H27]-[.H26])/[.H26]*100" office:value-type="float" office:value="-90.8053691275168" calcext:value-type="float">
            <text:p>-90.81</text:p>
          </table:table-cell>
          <table:table-cell table:style-name="ce50" office:value-type="float" office:value="28" calcext:value-type="float">
            <text:p>28.00</text:p>
          </table:table-cell>
          <table:table-cell table:style-name="ce50" table:formula="of:=([.J27]-[.J26])/[.J26]*100" office:value-type="float" office:value="-88.8" calcext:value-type="float">
            <text:p>-88.80</text:p>
          </table:table-cell>
          <table:table-cell table:style-name="ce50" table:formula="of:=[.J27]/[.$L$17]" office:value-type="float" office:value="17.3275362318841" calcext:value-type="float">
            <text:p>17.33</text:p>
          </table:table-cell>
          <table:table-cell table:style-name="ce54"/>
          <table:table-cell table:style-name="ce50" office:value-type="float" office:value="149" calcext:value-type="float">
            <text:p>149.00</text:p>
          </table:table-cell>
          <table:table-cell table:style-name="ce50" table:formula="of:=([.N27]-[.N26])/[.N26]*100" office:value-type="float" office:value="0" calcext:value-type="float">
            <text:p>0.00</text:p>
          </table:table-cell>
          <table:table-cell table:style-name="ce55" office:value-type="float" office:value="248" calcext:value-type="float">
            <text:p>248</text:p>
          </table:table-cell>
          <table:table-cell table:style-name="ce50" table:formula="of:=([.P27]-[.P26])/[.P26]*100" office:value-type="float" office:value="-0.8" calcext:value-type="float">
            <text:p>-0.80</text:p>
          </table:table-cell>
          <table:table-cell table:style-name="ce59" table:formula="of:=[.P27]/[.$R$17]" office:value-type="float" office:value="153.472463768116" calcext:value-type="float">
            <text:p>153.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32" office:value-type="string" calcext:value-type="string">
            <text:p>1800_1000</text:p>
          </table:table-cell>
          <table:table-cell table:style-name="ce1" office:value-type="string" calcext:value-type="string">
            <text:p>SR4j-3400</text:p>
          </table:table-cell>
          <table:table-cell table:style-name="Default"/>
          <table:table-cell table:number-columns-repeated="2"/>
          <table:table-cell table:style-name="ce3"/>
          <table:table-cell table:style-name="ce31"/>
          <table:table-cell table:style-name="ce1" office:value-type="string" calcext:value-type="string">
            <text:p>SR4j-2200</text:p>
          </table:table-cell>
          <table:table-cell table:number-columns-repeated="2"/>
          <table:table-cell table:style-name="ce3"/>
          <table:table-cell/>
          <table:table-cell table:style-name="ce31"/>
          <table:table-cell table:style-name="ce1" office:value-type="string" calcext:value-type="string">
            <text:p>SR4j-100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cale factor</text:p>
          </table:table-cell>
          <table:table-cell/>
          <table:table-cell table:style-name="Default"/>
          <table:table-cell table:number-columns-repeated="2"/>
          <table:table-cell table:style-name="ce3" table:formula="of:=[.D31]/[.B31]" office:value-type="float" office:value="78.6466809421841" calcext:value-type="float">
            <text:p>78.65</text:p>
          </table:table-cell>
          <table:table-cell table:style-name="ce31"/>
          <table:table-cell table:number-columns-repeated="3"/>
          <table:table-cell table:style-name="ce3"/>
          <table:table-cell table:style-name="ce3" table:formula="of:=[.J31]/[.H31]" office:value-type="float" office:value="78.6466809421841" calcext:value-type="float">
            <text:p>78.65</text:p>
          </table:table-cell>
          <table:table-cell table:style-name="ce31"/>
          <table:table-cell table:number-columns-repeated="4"/>
          <table:table-cell table:style-name="ce3" table:formula="of:=[.P31]/[.N31]" office:value-type="float" office:value="78.6466809421841" calcext:value-type="float">
            <text:p>78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31]-[.B30])/[.B30]*100" office:value-type="string" office:string-value="" calcext:value-type="error">
            <text:p>#DIV/0!</text:p>
          </table:table-cell>
          <table:table-cell office:value-type="float" office:value="36728" calcext:value-type="float">
            <text:p>36728</text:p>
          </table:table-cell>
          <table:table-cell table:style-name="ce3" table:number-columns-repeated="2"/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style-name="ce3"/>
          <table:table-cell office:value-type="float" office:value="36728" calcext:value-type="float">
            <text:p>36728</text:p>
          </table:table-cell>
          <table:table-cell table:style-name="ce3" table:number-columns-repeated="2"/>
          <table:table-cell table:style-name="ce33"/>
          <table:table-cell table:style-name="ce3" office:value-type="float" office:value="467" calcext:value-type="float">
            <text:p>467.00</text:p>
          </table:table-cell>
          <table:table-cell/>
          <table:table-cell office:value-type="float" office:value="36728" calcext:value-type="float">
            <text:p>3672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Jet&gt;2</text:p>
          </table:table-cell>
          <table:table-cell table:style-name="ce3" office:value-type="float" office:value="467" calcext:value-type="float">
            <text:p>467.00</text:p>
          </table:table-cell>
          <table:table-cell table:formula="of:=([.B32]-[.B31])/[.B31]" office:value-type="float" office:value="0" calcext:value-type="float">
            <text:p>0.00</text:p>
          </table:table-cell>
          <table:table-cell office:value-type="float" office:value="36728" calcext:value-type="float">
            <text:p>36728</text:p>
          </table:table-cell>
          <table:table-cell table:style-name="ce3" table:formula="of:=([.D32]-[.D31])/[.D31]*100" office:value-type="float" office:value="0" calcext:value-type="float">
            <text:p>0.00</text:p>
          </table:table-cell>
          <table:table-cell table:style-name="ce3" table:formula="of:=[.D32]/[.$F$30]" office:value-type="float" office:value="467" calcext:value-type="float">
            <text:p>467.00</text:p>
          </table:table-cell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style-name="ce3" table:formula="of:=([.H32]-[.H31])/[.H31]*100" office:value-type="float" office:value="0" calcext:value-type="float">
            <text:p>0.00</text:p>
          </table:table-cell>
          <table:table-cell office:value-type="float" office:value="36728" calcext:value-type="float">
            <text:p>36728</text:p>
          </table:table-cell>
          <table:table-cell table:style-name="ce3" table:formula="of:=([.J32]-[.J31])/[.J31]*100" office:value-type="float" office:value="0" calcext:value-type="float">
            <text:p>0.00</text:p>
          </table:table-cell>
          <table:table-cell table:style-name="ce3" table:formula="of:=[.J32]/[.$L$30]" office:value-type="float" office:value="467" calcext:value-type="float">
            <text:p>467.00</text:p>
          </table:table-cell>
          <table:table-cell table:style-name="ce33"/>
          <table:table-cell table:style-name="ce3" office:value-type="float" office:value="467" calcext:value-type="float">
            <text:p>467.00</text:p>
          </table:table-cell>
          <table:table-cell table:style-name="ce3" table:formula="of:=([.N32]-[.N31])/[.N31]*100" office:value-type="float" office:value="0" calcext:value-type="float">
            <text:p>0.00</text:p>
          </table:table-cell>
          <table:table-cell office:value-type="float" office:value="36728" calcext:value-type="float">
            <text:p>36728</text:p>
          </table:table-cell>
          <table:table-cell table:style-name="ce3" table:formula="of:=([.P32]-[.P31])/[.P31]*100" office:value-type="float" office:value="0" calcext:value-type="float">
            <text:p>0.00</text:p>
          </table:table-cell>
          <table:table-cell table:style-name="ce3" table:formula="of:=[.P32]/[.$R$30]" office:value-type="float" office:value="467" calcext:value-type="float">
            <text:p>467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&gt;4</text:p>
          </table:table-cell>
          <table:table-cell table:style-name="ce3" office:value-type="float" office:value="410" calcext:value-type="float">
            <text:p>410.00</text:p>
          </table:table-cell>
          <table:table-cell table:formula="of:=([.B33]-[.B32])/[.B32]*100" office:value-type="float" office:value="-12.2055674518201" calcext:value-type="float">
            <text:p>-12.21</text:p>
          </table:table-cell>
          <table:table-cell office:value-type="float" office:value="32831" calcext:value-type="float">
            <text:p>32831</text:p>
          </table:table-cell>
          <table:table-cell table:style-name="ce3" table:formula="of:=([.D33]-[.D32])/[.D32]*100" office:value-type="float" office:value="-10.6104334567632" calcext:value-type="float">
            <text:p>-10.61</text:p>
          </table:table-cell>
          <table:table-cell table:style-name="ce3" table:formula="of:=[.D33]/[.$F$30]" office:value-type="float" office:value="417.449275756916" calcext:value-type="float">
            <text:p>417.45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style-name="ce3" table:formula="of:=([.H33]-[.H32])/[.H32]*100" office:value-type="float" office:value="-12.2055674518201" calcext:value-type="float">
            <text:p>-12.21</text:p>
          </table:table-cell>
          <table:table-cell office:value-type="float" office:value="32831" calcext:value-type="float">
            <text:p>32831</text:p>
          </table:table-cell>
          <table:table-cell table:style-name="ce3" table:formula="of:=([.J33]-[.J32])/[.J32]*100" office:value-type="float" office:value="-10.6104334567632" calcext:value-type="float">
            <text:p>-10.61</text:p>
          </table:table-cell>
          <table:table-cell table:style-name="ce3" table:formula="of:=[.J33]/[.$L$30]" office:value-type="float" office:value="417.449275756916" calcext:value-type="float">
            <text:p>417.45</text:p>
          </table:table-cell>
          <table:table-cell table:style-name="ce33"/>
          <table:table-cell table:style-name="ce3" office:value-type="float" office:value="410" calcext:value-type="float">
            <text:p>410.00</text:p>
          </table:table-cell>
          <table:table-cell table:style-name="ce3" table:formula="of:=([.N33]-[.N32])/[.N32]*100" office:value-type="float" office:value="-12.2055674518201" calcext:value-type="float">
            <text:p>-12.21</text:p>
          </table:table-cell>
          <table:table-cell office:value-type="float" office:value="32831" calcext:value-type="float">
            <text:p>32831</text:p>
          </table:table-cell>
          <table:table-cell table:style-name="ce3" table:formula="of:=([.P33]-[.P32])/[.P32]*100" office:value-type="float" office:value="-10.6104334567632" calcext:value-type="float">
            <text:p>-10.61</text:p>
          </table:table-cell>
          <table:table-cell table:style-name="ce3" table:formula="of:=[.P33]/[.$R$30]" office:value-type="float" office:value="417.449275756916" calcext:value-type="float">
            <text:p>417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357" calcext:value-type="float">
            <text:p>357.00</text:p>
          </table:table-cell>
          <table:table-cell table:formula="of:=([.B34]-[.B33])/[.B33]*100" office:value-type="float" office:value="-12.9268292682927" calcext:value-type="float">
            <text:p>-12.93</text:p>
          </table:table-cell>
          <table:table-cell office:value-type="float" office:value="28345" calcext:value-type="float">
            <text:p>28345</text:p>
          </table:table-cell>
          <table:table-cell table:style-name="ce3" table:formula="of:=([.D34]-[.D33])/[.D33]*100" office:value-type="float" office:value="-13.6639152020956" calcext:value-type="float">
            <text:p>-13.66</text:p>
          </table:table-cell>
          <table:table-cell table:style-name="ce3" table:formula="of:=[.D34]/[.$F$30]" office:value-type="float" office:value="360.409360705729" calcext:value-type="float">
            <text:p>360.41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style-name="ce3" table:formula="of:=([.H34]-[.H33])/[.H33]*100" office:value-type="float" office:value="-12.9268292682927" calcext:value-type="float">
            <text:p>-12.93</text:p>
          </table:table-cell>
          <table:table-cell office:value-type="float" office:value="28345" calcext:value-type="float">
            <text:p>28345</text:p>
          </table:table-cell>
          <table:table-cell table:style-name="ce3" table:formula="of:=([.J34]-[.J33])/[.J33]*100" office:value-type="float" office:value="-13.6639152020956" calcext:value-type="float">
            <text:p>-13.66</text:p>
          </table:table-cell>
          <table:table-cell table:style-name="ce3" table:formula="of:=[.J34]/[.$L$30]" office:value-type="float" office:value="360.409360705729" calcext:value-type="float">
            <text:p>360.41</text:p>
          </table:table-cell>
          <table:table-cell table:style-name="ce33"/>
          <table:table-cell table:style-name="ce3" office:value-type="float" office:value="357" calcext:value-type="float">
            <text:p>357.00</text:p>
          </table:table-cell>
          <table:table-cell table:style-name="ce3" table:formula="of:=([.N34]-[.N33])/[.N33]*100" office:value-type="float" office:value="-12.9268292682927" calcext:value-type="float">
            <text:p>-12.93</text:p>
          </table:table-cell>
          <table:table-cell office:value-type="float" office:value="28345" calcext:value-type="float">
            <text:p>28345</text:p>
          </table:table-cell>
          <table:table-cell table:style-name="ce3" table:formula="of:=([.P34]-[.P33])/[.P33]*100" office:value-type="float" office:value="-13.6639152020956" calcext:value-type="float">
            <text:p>-13.66</text:p>
          </table:table-cell>
          <table:table-cell table:style-name="ce3" table:formula="of:=[.P34]/[.$R$30]" office:value-type="float" office:value="360.409360705729" calcext:value-type="float">
            <text:p>360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322" calcext:value-type="float">
            <text:p>322.00</text:p>
          </table:table-cell>
          <table:table-cell table:formula="of:=([.B35]-[.B34])/[.B34]*100" office:value-type="float" office:value="-9.80392156862745" calcext:value-type="float">
            <text:p>-9.80</text:p>
          </table:table-cell>
          <table:table-cell office:value-type="float" office:value="25417" calcext:value-type="float">
            <text:p>25417</text:p>
          </table:table-cell>
          <table:table-cell table:style-name="ce3" table:formula="of:=([.D35]-[.D34])/[.D34]*100" office:value-type="float" office:value="-10.3298641735756" calcext:value-type="float">
            <text:p>-10.33</text:p>
          </table:table-cell>
          <table:table-cell table:style-name="ce3" table:formula="of:=[.D35]/[.$F$30]" office:value-type="float" office:value="323.179563275975" calcext:value-type="float">
            <text:p>323.18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style-name="ce3" table:formula="of:=([.H35]-[.H34])/[.H34]*100" office:value-type="float" office:value="-9.80392156862745" calcext:value-type="float">
            <text:p>-9.80</text:p>
          </table:table-cell>
          <table:table-cell office:value-type="float" office:value="25417" calcext:value-type="float">
            <text:p>25417</text:p>
          </table:table-cell>
          <table:table-cell table:style-name="ce3" table:formula="of:=([.J35]-[.J34])/[.J34]*100" office:value-type="float" office:value="-10.3298641735756" calcext:value-type="float">
            <text:p>-10.33</text:p>
          </table:table-cell>
          <table:table-cell table:style-name="ce3" table:formula="of:=[.J35]/[.$L$30]" office:value-type="float" office:value="323.179563275975" calcext:value-type="float">
            <text:p>323.18</text:p>
          </table:table-cell>
          <table:table-cell table:style-name="ce33"/>
          <table:table-cell table:style-name="ce3" office:value-type="float" office:value="322" calcext:value-type="float">
            <text:p>322.00</text:p>
          </table:table-cell>
          <table:table-cell table:style-name="ce3" table:formula="of:=([.N35]-[.N34])/[.N34]*100" office:value-type="float" office:value="-9.80392156862745" calcext:value-type="float">
            <text:p>-9.80</text:p>
          </table:table-cell>
          <table:table-cell office:value-type="float" office:value="25417" calcext:value-type="float">
            <text:p>25417</text:p>
          </table:table-cell>
          <table:table-cell table:style-name="ce3" table:formula="of:=([.P35]-[.P34])/[.P34]*100" office:value-type="float" office:value="-10.3298641735756" calcext:value-type="float">
            <text:p>-10.33</text:p>
          </table:table-cell>
          <table:table-cell table:style-name="ce3" table:formula="of:=[.P35]/[.$R$30]" office:value-type="float" office:value="323.179563275975" calcext:value-type="float">
            <text:p>323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4)&gt;100</text:p>
          </table:table-cell>
          <table:table-cell table:style-name="ce3" office:value-type="float" office:value="234" calcext:value-type="float">
            <text:p>234.00</text:p>
          </table:table-cell>
          <table:table-cell table:formula="of:=([.B36]-[.B35])/[.B35]*100" office:value-type="float" office:value="-27.3291925465838" calcext:value-type="float">
            <text:p>-27.33</text:p>
          </table:table-cell>
          <table:table-cell office:value-type="float" office:value="18638" calcext:value-type="float">
            <text:p>18638</text:p>
          </table:table-cell>
          <table:table-cell table:style-name="ce3" table:formula="of:=([.D36]-[.D35])/[.D35]*100" office:value-type="float" office:value="-26.671125624582" calcext:value-type="float">
            <text:p>-26.67</text:p>
          </table:table-cell>
          <table:table-cell table:style-name="ce3" table:formula="of:=[.D36]/[.$F$30]" office:value-type="float" office:value="236.983935961664" calcext:value-type="float">
            <text:p>236.98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style-name="ce3" table:formula="of:=([.H36]-[.H35])/[.H35]*100" office:value-type="float" office:value="-27.3291925465838" calcext:value-type="float">
            <text:p>-27.33</text:p>
          </table:table-cell>
          <table:table-cell office:value-type="float" office:value="18638" calcext:value-type="float">
            <text:p>18638</text:p>
          </table:table-cell>
          <table:table-cell table:style-name="ce3" table:formula="of:=([.J36]-[.J35])/[.J35]*100" office:value-type="float" office:value="-26.671125624582" calcext:value-type="float">
            <text:p>-26.67</text:p>
          </table:table-cell>
          <table:table-cell table:style-name="ce3" table:formula="of:=[.J36]/[.$L$30]" office:value-type="float" office:value="236.983935961664" calcext:value-type="float">
            <text:p>236.98</text:p>
          </table:table-cell>
          <table:table-cell table:style-name="ce33"/>
          <table:table-cell table:style-name="ce3" office:value-type="float" office:value="234" calcext:value-type="float">
            <text:p>234.00</text:p>
          </table:table-cell>
          <table:table-cell table:style-name="ce3" table:formula="of:=([.N36]-[.N35])/[.N35]*100" office:value-type="float" office:value="-27.3291925465838" calcext:value-type="float">
            <text:p>-27.33</text:p>
          </table:table-cell>
          <table:table-cell office:value-type="float" office:value="18638" calcext:value-type="float">
            <text:p>18638</text:p>
          </table:table-cell>
          <table:table-cell table:style-name="ce3" table:formula="of:=([.P36]-[.P35])/[.P35]*100" office:value-type="float" office:value="-26.671125624582" calcext:value-type="float">
            <text:p>-26.67</text:p>
          </table:table-cell>
          <table:table-cell table:style-name="ce3" table:formula="of:=[.P36]/[.$R$30]" office:value-type="float" office:value="236.983935961664" calcext:value-type="float">
            <text:p>236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(j4)&lt;2</text:p>
          </table:table-cell>
          <table:table-cell table:style-name="ce3" office:value-type="float" office:value="214" calcext:value-type="float">
            <text:p>214.00</text:p>
          </table:table-cell>
          <table:table-cell table:formula="of:=([.B37]-[.B36])/[.B36]*100" office:value-type="float" office:value="-8.54700854700855" calcext:value-type="float">
            <text:p>-8.55</text:p>
          </table:table-cell>
          <table:table-cell office:value-type="float" office:value="17095" calcext:value-type="float">
            <text:p>17095</text:p>
          </table:table-cell>
          <table:table-cell table:style-name="ce3" table:formula="of:=([.D37]-[.D36])/[.D36]*100" office:value-type="float" office:value="-8.27878527739028" calcext:value-type="float">
            <text:p>-8.28</text:p>
          </table:table-cell>
          <table:table-cell table:style-name="ce3" table:formula="of:=[.D37]/[.$F$30]" office:value-type="float" office:value="217.36454476149" calcext:value-type="float">
            <text:p>217.36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style-name="ce3" table:formula="of:=([.H37]-[.H36])/[.H36]*100" office:value-type="float" office:value="-8.54700854700855" calcext:value-type="float">
            <text:p>-8.55</text:p>
          </table:table-cell>
          <table:table-cell office:value-type="float" office:value="17095" calcext:value-type="float">
            <text:p>17095</text:p>
          </table:table-cell>
          <table:table-cell table:style-name="ce3" table:formula="of:=([.J37]-[.J36])/[.J36]*100" office:value-type="float" office:value="-8.27878527739028" calcext:value-type="float">
            <text:p>-8.28</text:p>
          </table:table-cell>
          <table:table-cell table:style-name="ce3" table:formula="of:=[.J37]/[.$L$30]" office:value-type="float" office:value="217.36454476149" calcext:value-type="float">
            <text:p>217.36</text:p>
          </table:table-cell>
          <table:table-cell table:style-name="ce33"/>
          <table:table-cell table:style-name="ce3" office:value-type="float" office:value="214" calcext:value-type="float">
            <text:p>214.00</text:p>
          </table:table-cell>
          <table:table-cell table:style-name="ce3" table:formula="of:=([.N37]-[.N36])/[.N36]*100" office:value-type="float" office:value="-8.54700854700855" calcext:value-type="float">
            <text:p>-8.55</text:p>
          </table:table-cell>
          <table:table-cell office:value-type="float" office:value="17095" calcext:value-type="float">
            <text:p>17095</text:p>
          </table:table-cell>
          <table:table-cell table:style-name="ce3" table:formula="of:=([.P37]-[.P36])/[.P36]*100" office:value-type="float" office:value="-8.27878527739028" calcext:value-type="float">
            <text:p>-8.28</text:p>
          </table:table-cell>
          <table:table-cell table:style-name="ce3" table:formula="of:=[.P37]/[.$R$30]" office:value-type="float" office:value="217.36454476149" calcext:value-type="float">
            <text:p>217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anarity</text:p>
          </table:table-cell>
          <table:table-cell table:style-name="ce3" office:value-type="float" office:value="159" calcext:value-type="float">
            <text:p>159.00</text:p>
          </table:table-cell>
          <table:table-cell table:formula="of:=([.B38]-[.B37])/[.B37]*100" office:value-type="float" office:value="-25.7009345794392" calcext:value-type="float">
            <text:p>-25.70</text:p>
          </table:table-cell>
          <table:table-cell office:value-type="float" office:value="12569" calcext:value-type="float">
            <text:p>12569</text:p>
          </table:table-cell>
          <table:table-cell table:style-name="ce3" table:formula="of:=([.D38]-[.D37])/[.D37]*100" office:value-type="float" office:value="-26.4755776542849" calcext:value-type="float">
            <text:p>-26.48</text:p>
          </table:table-cell>
          <table:table-cell table:style-name="ce3" table:formula="of:=[.D38]/[.$F$30]" office:value-type="float" office:value="159.816025920279" calcext:value-type="float">
            <text:p>159.82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style-name="ce3" table:formula="of:=([.H38]-[.H37])/[.H37]*100" office:value-type="float" office:value="-25.7009345794392" calcext:value-type="float">
            <text:p>-25.70</text:p>
          </table:table-cell>
          <table:table-cell office:value-type="float" office:value="12569" calcext:value-type="float">
            <text:p>12569</text:p>
          </table:table-cell>
          <table:table-cell table:style-name="ce3" table:formula="of:=([.J38]-[.J37])/[.J37]*100" office:value-type="float" office:value="-26.4755776542849" calcext:value-type="float">
            <text:p>-26.48</text:p>
          </table:table-cell>
          <table:table-cell table:style-name="ce3" table:formula="of:=[.J38]/[.$L$30]" office:value-type="float" office:value="159.816025920279" calcext:value-type="float">
            <text:p>159.82</text:p>
          </table:table-cell>
          <table:table-cell table:style-name="ce33"/>
          <table:table-cell table:style-name="ce3" office:value-type="float" office:value="159" calcext:value-type="float">
            <text:p>159.00</text:p>
          </table:table-cell>
          <table:table-cell table:style-name="ce3" table:formula="of:=([.N38]-[.N37])/[.N37]*100" office:value-type="float" office:value="-25.7009345794392" calcext:value-type="float">
            <text:p>-25.70</text:p>
          </table:table-cell>
          <table:table-cell office:value-type="float" office:value="12569" calcext:value-type="float">
            <text:p>12569</text:p>
          </table:table-cell>
          <table:table-cell table:style-name="ce3" table:formula="of:=([.P38]-[.P37])/[.P37]*100" office:value-type="float" office:value="-26.4755776542849" calcext:value-type="float">
            <text:p>-26.48</text:p>
          </table:table-cell>
          <table:table-cell table:style-name="ce3" table:formula="of:=[.P38]/[.$R$30]" office:value-type="float" office:value="159.816025920279" calcext:value-type="float">
            <text:p>15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/HT</text:p>
          </table:table-cell>
          <table:table-cell table:style-name="ce3" office:value-type="float" office:value="142" calcext:value-type="float">
            <text:p>142.00</text:p>
          </table:table-cell>
          <table:table-cell table:formula="of:=([.B39]-[.B38])/[.B38]*100" office:value-type="float" office:value="-10.6918238993711" calcext:value-type="float">
            <text:p>-10.69</text:p>
          </table:table-cell>
          <table:table-cell table:style-name="ce3" office:value-type="float" office:value="11111" calcext:value-type="float">
            <text:p>11111.00</text:p>
          </table:table-cell>
          <table:table-cell table:style-name="ce3" table:formula="of:=([.D39]-[.D38])/[.D38]*100" office:value-type="float" office:value="-11.5999681756703" calcext:value-type="float">
            <text:p>-11.60</text:p>
          </table:table-cell>
          <table:table-cell table:style-name="ce3" table:formula="of:=[.D39]/[.$F$30]" office:value-type="float" office:value="141.277417773905" calcext:value-type="float">
            <text:p>141.28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style-name="ce3" table:formula="of:=([.H39]-[.H38])/[.H38]*100" office:value-type="float" office:value="-47.9874213836478" calcext:value-type="float">
            <text:p>-47.99</text:p>
          </table:table-cell>
          <table:table-cell table:style-name="ce3" office:value-type="float" office:value="6485" calcext:value-type="float">
            <text:p>6485.00</text:p>
          </table:table-cell>
          <table:table-cell table:style-name="ce3" table:formula="of:=([.J39]-[.J38])/[.J38]*100" office:value-type="float" office:value="-48.4048054737847" calcext:value-type="float">
            <text:p>-48.40</text:p>
          </table:table-cell>
          <table:table-cell table:style-name="ce3" table:formula="of:=[.J39]/[.$L$30]" office:value-type="float" office:value="82.4573894576345" calcext:value-type="float">
            <text:p>82.46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style-name="ce3" table:formula="of:=([.N39]-[.N38])/[.N38]*100" office:value-type="float" office:value="-47.9874213836478" calcext:value-type="float">
            <text:p>-47.99</text:p>
          </table:table-cell>
          <table:table-cell table:style-name="ce3" office:value-type="float" office:value="6485" calcext:value-type="float">
            <text:p>6485.00</text:p>
          </table:table-cell>
          <table:table-cell table:style-name="ce3" table:formula="of:=([.P39]-[.P38])/[.P38]*100" office:value-type="float" office:value="-48.4048054737847" calcext:value-type="float">
            <text:p>-48.40</text:p>
          </table:table-cell>
          <table:table-cell table:style-name="ce3" table:formula="of:=[.P39]/[.$R$30]" office:value-type="float" office:value="82.4573894576345" calcext:value-type="float">
            <text:p>82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</text:p>
          </table:table-cell>
          <table:table-cell table:style-name="ce3" office:value-type="float" office:value="1.43" calcext:value-type="float">
            <text:p>1.43</text:p>
          </table:table-cell>
          <table:table-cell table:formula="of:=([.B40]-[.B39])/[.B39]*100" office:value-type="float" office:value="-98.9929577464789" calcext:value-type="float">
            <text:p>-98.99</text:p>
          </table:table-cell>
          <table:table-cell table:style-name="ce3" office:value-type="float" office:value="360" calcext:value-type="float">
            <text:p>360.00</text:p>
          </table:table-cell>
          <table:table-cell table:style-name="ce3" table:formula="of:=([.D40]-[.D39])/[.D39]*100" office:value-type="float" office:value="-96.759967599676" calcext:value-type="float">
            <text:p>-96.76</text:p>
          </table:table-cell>
          <table:table-cell table:style-name="ce3" table:formula="of:=[.D40]/[.$F$30]" office:value-type="float" office:value="4.57743411021564" calcext:value-type="float">
            <text:p>4.58</text:p>
          </table:table-cell>
          <table:table-cell table:style-name="ce33"/>
          <table:table-cell table:style-name="ce3" office:value-type="float" office:value="34.9" calcext:value-type="float">
            <text:p>34.90</text:p>
          </table:table-cell>
          <table:table-cell table:style-name="ce3" table:formula="of:=([.H40]-[.H39])/[.H39]*100" office:value-type="float" office:value="-57.7992744860943" calcext:value-type="float">
            <text:p>-57.80</text:p>
          </table:table-cell>
          <table:table-cell table:style-name="ce3" office:value-type="float" office:value="3179" calcext:value-type="float">
            <text:p>3179.00</text:p>
          </table:table-cell>
          <table:table-cell table:style-name="ce3" table:formula="of:=([.J40]-[.J39])/[.J39]*100" office:value-type="float" office:value="-50.9791827293755" calcext:value-type="float">
            <text:p>-50.98</text:p>
          </table:table-cell>
          <table:table-cell table:style-name="ce3" table:formula="of:=[.J40]/[.$L$30]" office:value-type="float" office:value="40.4212862121542" calcext:value-type="float">
            <text:p>40.42</text:p>
          </table:table-cell>
          <table:table-cell table:style-name="ce33"/>
          <table:table-cell table:style-name="ce3" office:value-type="float" office:value="82.7" calcext:value-type="float">
            <text:p>82.70</text:p>
          </table:table-cell>
          <table:table-cell table:style-name="ce3" table:formula="of:=([.N40]-[.N39])/[.N39]*100" office:value-type="float" office:value="0" calcext:value-type="float">
            <text:p>0.00</text:p>
          </table:table-cell>
          <table:table-cell table:style-name="ce3" office:value-type="float" office:value="6485" calcext:value-type="float">
            <text:p>6485.00</text:p>
          </table:table-cell>
          <table:table-cell table:style-name="ce3" table:formula="of:=([.P40]-[.P39])/[.P39]*100" office:value-type="float" office:value="0" calcext:value-type="float">
            <text:p>0.00</text:p>
          </table:table-cell>
          <table:table-cell table:style-name="ce3" table:formula="of:=[.P40]/[.$R$30]" office:value-type="float" office:value="82.4573894576345" calcext:value-type="float">
            <text:p>82.46</text:p>
          </table:table-cell>
          <table:table-cell table:number-columns-repeated="6"/>
        </table:table-row>
        <table:table-row table:style-name="ro1" table:number-rows-repeated="2">
          <table:table-cell table:style-name="ce13" table:number-columns-repeated="18"/>
          <table:table-cell table:number-columns-repeated="6"/>
        </table:table-row>
        <table:table-row table:style-name="ro1">
          <table:table-cell table:style-name="ce1" office:value-type="string" calcext:value-type="string">
            <text:p>T2_1200_600</text:p>
          </table:table-cell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T2 1400_600</text:p>
          </table:table-cell>
          <table:table-cell table:number-columns-repeated="2"/>
          <table:table-cell table:style-name="ce3"/>
          <table:table-cell table:number-columns-repeated="2"/>
          <table:table-cell table:style-name="ce1" office:value-type="string" calcext:value-type="string">
            <text:p>T2_1600_4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SR2j_1600</text:p>
          </table:table-cell>
          <table:table-cell table:style-name="ce1"/>
          <table:table-cell table:number-columns-repeated="3"/>
          <table:table-cell table:formula="of:=[.D46]/[.B46]" office:value-type="float" office:value="3.47305728871242" calcext:value-type="float">
            <text:p>3.47305728871242</text:p>
          </table:table-cell>
          <table:table-cell table:number-columns-repeated="3"/>
          <table:table-cell table:style-name="ce3"/>
          <table:table-cell table:formula="of:=[.I46]/[.G46]" office:value-type="float" office:value="12.7171903881701" calcext:value-type="float">
            <text:p>12.7171903881701</text:p>
          </table:table-cell>
          <table:table-cell table:number-columns-repeated="4"/>
          <table:table-cell table:formula="of:=[.N46]/[.L46]" office:value-type="float" office:value="44.5747126436782" calcext:value-type="float">
            <text:p>44.574712643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 table:style-name="Default"/>
          <table:table-cell office:value-type="float" office:value="6123" calcext:value-type="float">
            <text:p>6123</text:p>
          </table:table-cell>
          <table:table-cell table:style-name="ce3"/>
          <table:table-cell table:formula="of:=[.D46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6880" calcext:value-type="float">
            <text:p>6880</text:p>
          </table:table-cell>
          <table:table-cell table:style-name="ce3"/>
          <table:table-cell table:formula="of:=[.I46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7756" calcext:value-type="float">
            <text:p>7756</text:p>
          </table:table-cell>
          <table:table-cell table:style-name="ce3"/>
          <table:table-cell table:formula="of:=[.N46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1763" calcext:value-type="float">
            <text:p>1763</text:p>
          </table:table-cell>
          <table:table-cell table:style-name="Default" table:formula="of:=([.B47]-[.B46])/[.B46]*100" office:value-type="float" office:value="0" calcext:value-type="float">
            <text:p>0</text:p>
          </table:table-cell>
          <table:table-cell office:value-type="float" office:value="6123" calcext:value-type="float">
            <text:p>6123</text:p>
          </table:table-cell>
          <table:table-cell table:style-name="ce3" table:formula="of:=([.D47]-[.D46])/[.D46]*100" office:value-type="float" office:value="0" calcext:value-type="float">
            <text:p>0.00</text:p>
          </table:table-cell>
          <table:table-cell table:formula="of:=[.D47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 table:style-name="ce3" table:formula="of:=([.G47]-[.G46])/[.G46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style-name="ce3" table:formula="of:=([.I47]-[.I46])/[.I46]*100" office:value-type="float" office:value="0" calcext:value-type="float">
            <text:p>0.00</text:p>
          </table:table-cell>
          <table:table-cell table:formula="of:=[.I47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 table:formula="of:=([.L47]-[.L46])/[.L46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/>
          <table:table-cell table:formula="of:=[.N47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48]-[.B47])/[.B47]*100" office:value-type="float" office:value="-18.7180941576858" calcext:value-type="float">
            <text:p>-18.72</text:p>
          </table:table-cell>
          <table:table-cell office:value-type="float" office:value="4909" calcext:value-type="float">
            <text:p>4909</text:p>
          </table:table-cell>
          <table:table-cell table:style-name="ce3" table:formula="of:=([.D48]-[.D47])/[.D47]*100" office:value-type="float" office:value="-19.8268822472644" calcext:value-type="float">
            <text:p>-19.83</text:p>
          </table:table-cell>
          <table:table-cell table:formula="of:=[.D48]/[.$F$45]" office:value-type="float" office:value="1413.45206598073" calcext:value-type="float">
            <text:p>1413.45206598073</text:p>
          </table:table-cell>
          <table:table-cell office:value-type="float" office:value="431" calcext:value-type="float">
            <text:p>431</text:p>
          </table:table-cell>
          <table:table-cell table:style-name="ce3" table:formula="of:=([.G48]-[.G47])/[.G47]*100" office:value-type="float" office:value="-20.3327171903882" calcext:value-type="float">
            <text:p>-20.33</text:p>
          </table:table-cell>
          <table:table-cell office:value-type="float" office:value="5532" calcext:value-type="float">
            <text:p>5532</text:p>
          </table:table-cell>
          <table:table-cell table:style-name="ce3" table:formula="of:=([.I48]-[.I47])/[.I47]*100" office:value-type="float" office:value="-19.593023255814" calcext:value-type="float">
            <text:p>-19.59</text:p>
          </table:table-cell>
          <table:table-cell table:formula="of:=[.I48]/[.$K$45]" office:value-type="float" office:value="435.001744186047" calcext:value-type="float">
            <text:p>435.001744186047</text:p>
          </table:table-cell>
          <table:table-cell office:value-type="float" office:value="136" calcext:value-type="float">
            <text:p>136</text:p>
          </table:table-cell>
          <table:table-cell table:style-name="ce3" table:formula="of:=([.L48]-[.L47])/[.L47]*100" office:value-type="float" office:value="-21.8390804597701" calcext:value-type="float">
            <text:p>-21.84</text:p>
          </table:table-cell>
          <table:table-cell office:value-type="float" office:value="6086" calcext:value-type="float">
            <text:p>6086</text:p>
          </table:table-cell>
          <table:table-cell table:style-name="ce3" table:formula="of:=([.N48]-[.N47])/[.N47]*100" office:value-type="float" office:value="-21.5317173800928" calcext:value-type="float">
            <text:p>-21.53</text:p>
          </table:table-cell>
          <table:table-cell table:formula="of:=[.N48]/[.$P$45]" office:value-type="float" office:value="136.534811758638" calcext:value-type="float">
            <text:p>136.534811758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49]-[.B48])/[.B48]*100" office:value-type="float" office:value="-3.90788555478018" calcext:value-type="float">
            <text:p>-3.91</text:p>
          </table:table-cell>
          <table:table-cell office:value-type="float" office:value="4704" calcext:value-type="float">
            <text:p>4704</text:p>
          </table:table-cell>
          <table:table-cell table:style-name="ce3" table:formula="of:=([.D49]-[.D48])/[.D48]*100" office:value-type="float" office:value="-4.17600325931962" calcext:value-type="float">
            <text:p>-4.18</text:p>
          </table:table-cell>
          <table:table-cell table:formula="of:=[.D49]/[.$F$45]" office:value-type="float" office:value="1354.42626163645" calcext:value-type="float">
            <text:p>1354.42626163645</text:p>
          </table:table-cell>
          <table:table-cell office:value-type="float" office:value="411" calcext:value-type="float">
            <text:p>411</text:p>
          </table:table-cell>
          <table:table-cell table:style-name="ce3" table:formula="of:=([.G49]-[.G48])/[.G48]*100" office:value-type="float" office:value="-4.64037122969838" calcext:value-type="float">
            <text:p>-4.64</text:p>
          </table:table-cell>
          <table:table-cell office:value-type="float" office:value="5230" calcext:value-type="float">
            <text:p>5230</text:p>
          </table:table-cell>
          <table:table-cell table:style-name="ce3" table:formula="of:=([.I49]-[.I48])/[.I48]*100" office:value-type="float" office:value="-5.45914678235719" calcext:value-type="float">
            <text:p>-5.46</text:p>
          </table:table-cell>
          <table:table-cell table:formula="of:=[.I49]/[.$K$45]" office:value-type="float" office:value="411.254360465116" calcext:value-type="float">
            <text:p>411.254360465116</text:p>
          </table:table-cell>
          <table:table-cell office:value-type="float" office:value="129" calcext:value-type="float">
            <text:p>129</text:p>
          </table:table-cell>
          <table:table-cell table:style-name="ce3" table:formula="of:=([.L49]-[.L48])/[.L48]*100" office:value-type="float" office:value="-5.14705882352941" calcext:value-type="float">
            <text:p>-5.15</text:p>
          </table:table-cell>
          <table:table-cell office:value-type="float" office:value="5758" calcext:value-type="float">
            <text:p>5758</text:p>
          </table:table-cell>
          <table:table-cell table:style-name="ce3" table:formula="of:=([.N49]-[.N48])/[.N48]*100" office:value-type="float" office:value="-5.38941833716727" calcext:value-type="float">
            <text:p>-5.39</text:p>
          </table:table-cell>
          <table:table-cell table:formula="of:=[.N49]/[.$P$45]" office:value-type="float" office:value="129.176379577102" calcext:value-type="float">
            <text:p>129.176379577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50]-[.B49])/[.B49]*100" office:value-type="float" office:value="-38.0537400145243" calcext:value-type="float">
            <text:p>-38.05</text:p>
          </table:table-cell>
          <table:table-cell office:value-type="float" office:value="2968" calcext:value-type="float">
            <text:p>2968</text:p>
          </table:table-cell>
          <table:table-cell table:style-name="ce3" table:formula="of:=([.D50]-[.D49])/[.D49]*100" office:value-type="float" office:value="-36.9047619047619" calcext:value-type="float">
            <text:p>-36.90</text:p>
          </table:table-cell>
          <table:table-cell table:formula="of:=[.D50]/[.$F$45]" office:value-type="float" office:value="854.578474603952" calcext:value-type="float">
            <text:p>854.578474603952</text:p>
          </table:table-cell>
          <table:table-cell office:value-type="float" office:value="311" calcext:value-type="float">
            <text:p>311</text:p>
          </table:table-cell>
          <table:table-cell table:style-name="ce3" table:formula="of:=([.G50]-[.G49])/[.G49]*100" office:value-type="float" office:value="-24.330900243309" calcext:value-type="float">
            <text:p>-24.33</text:p>
          </table:table-cell>
          <table:table-cell office:value-type="float" office:value="4019" calcext:value-type="float">
            <text:p>4019</text:p>
          </table:table-cell>
          <table:table-cell table:style-name="ce3" table:formula="of:=([.I50]-[.I49])/[.I49]*100" office:value-type="float" office:value="-23.1548757170172" calcext:value-type="float">
            <text:p>-23.15</text:p>
          </table:table-cell>
          <table:table-cell table:formula="of:=[.I50]/[.$K$45]" office:value-type="float" office:value="316.028924418605" calcext:value-type="float">
            <text:p>316.028924418605</text:p>
          </table:table-cell>
          <table:table-cell office:value-type="float" office:value="111" calcext:value-type="float">
            <text:p>111</text:p>
          </table:table-cell>
          <table:table-cell table:style-name="ce3" table:formula="of:=([.L50]-[.L49])/[.L49]*100" office:value-type="float" office:value="-13.953488372093" calcext:value-type="float">
            <text:p>-13.95</text:p>
          </table:table-cell>
          <table:table-cell office:value-type="float" office:value="4946" calcext:value-type="float">
            <text:p>4946</text:p>
          </table:table-cell>
          <table:table-cell table:style-name="ce3" table:formula="of:=([.N50]-[.N49])/[.N49]*100" office:value-type="float" office:value="-14.102118791247" calcext:value-type="float">
            <text:p>-14.10</text:p>
          </table:table-cell>
          <table:table-cell table:formula="of:=[.N50]/[.$P$45]" office:value-type="float" office:value="110.959773078907" calcext:value-type="float">
            <text:p>110.9597730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</text:p>
          </table:table-cell>
          <table:table-cell table:formula="of:=([.B51]-[.B50])/[.B50]*100" office:value-type="float" office:value="-1.99296600234467" calcext:value-type="float">
            <text:p>-1.99</text:p>
          </table:table-cell>
          <table:table-cell office:value-type="float" office:value="2908" calcext:value-type="float">
            <text:p>2908</text:p>
          </table:table-cell>
          <table:table-cell table:style-name="ce3" table:formula="of:=([.D51]-[.D50])/[.D50]*100" office:value-type="float" office:value="-2.02156334231806" calcext:value-type="float">
            <text:p>-2.02</text:p>
          </table:table-cell>
          <table:table-cell table:formula="of:=[.D51]/[.$F$45]" office:value-type="float" office:value="837.302629430018" calcext:value-type="float">
            <text:p>837.302629430018</text:p>
          </table:table-cell>
          <table:table-cell office:value-type="float" office:value="306" calcext:value-type="float">
            <text:p>306</text:p>
          </table:table-cell>
          <table:table-cell table:style-name="ce3" table:formula="of:=([.G51]-[.G50])/[.G50]*100" office:value-type="float" office:value="-1.60771704180064" calcext:value-type="float">
            <text:p>-1.61</text:p>
          </table:table-cell>
          <table:table-cell office:value-type="float" office:value="3950" calcext:value-type="float">
            <text:p>3950</text:p>
          </table:table-cell>
          <table:table-cell table:style-name="ce3" table:formula="of:=([.I51]-[.I50])/[.I50]*100" office:value-type="float" office:value="-1.716844986315" calcext:value-type="float">
            <text:p>-1.72</text:p>
          </table:table-cell>
          <table:table-cell table:formula="of:=[.I51]/[.$K$45]" office:value-type="float" office:value="310.603197674419" calcext:value-type="float">
            <text:p>310.603197674419</text:p>
          </table:table-cell>
          <table:table-cell office:value-type="float" office:value="109" calcext:value-type="float">
            <text:p>109</text:p>
          </table:table-cell>
          <table:table-cell table:style-name="ce3" table:formula="of:=([.L51]-[.L50])/[.L50]*100" office:value-type="float" office:value="-1.8018018018018" calcext:value-type="float">
            <text:p>-1.80</text:p>
          </table:table-cell>
          <table:table-cell office:value-type="float" office:value="4823" calcext:value-type="float">
            <text:p>4823</text:p>
          </table:table-cell>
          <table:table-cell table:style-name="ce3" table:formula="of:=([.N51]-[.N50])/[.N50]*100" office:value-type="float" office:value="-2.48685806712495" calcext:value-type="float">
            <text:p>-2.49</text:p>
          </table:table-cell>
          <table:table-cell table:formula="of:=[.N51]/[.$P$45]" office:value-type="float" office:value="108.20036101083" calcext:value-type="float">
            <text:p>108.20036101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table:formula="of:=([.B52]-[.B51])/[.B51]*100" office:value-type="float" office:value="-32.0574162679426" calcext:value-type="float">
            <text:p>-32.06</text:p>
          </table:table-cell>
          <table:table-cell office:value-type="float" office:value="1972" calcext:value-type="float">
            <text:p>1972</text:p>
          </table:table-cell>
          <table:table-cell table:style-name="ce3" table:formula="of:=([.D52]-[.D51])/[.D51]*100" office:value-type="float" office:value="-32.1870701513067" calcext:value-type="float">
            <text:p>-32.19</text:p>
          </table:table-cell>
          <table:table-cell table:formula="of:=[.D52]/[.$F$45]" office:value-type="float" office:value="567.799444716642" calcext:value-type="float">
            <text:p>567.799444716642</text:p>
          </table:table-cell>
          <table:table-cell office:value-type="float" office:value="228" calcext:value-type="float">
            <text:p>228</text:p>
          </table:table-cell>
          <table:table-cell table:style-name="ce3" table:formula="of:=([.G52]-[.G51])/[.G51]*100" office:value-type="float" office:value="-25.4901960784314" calcext:value-type="float">
            <text:p>-25.49</text:p>
          </table:table-cell>
          <table:table-cell office:value-type="float" office:value="2915" calcext:value-type="float">
            <text:p>2915</text:p>
          </table:table-cell>
          <table:table-cell table:style-name="ce3" table:formula="of:=([.I52]-[.I51])/[.I51]*100" office:value-type="float" office:value="-26.2025316455696" calcext:value-type="float">
            <text:p>-26.20</text:p>
          </table:table-cell>
          <table:table-cell table:formula="of:=[.I52]/[.$K$45]" office:value-type="float" office:value="229.217296511628" calcext:value-type="float">
            <text:p>229.217296511628</text:p>
          </table:table-cell>
          <table:table-cell office:value-type="float" office:value="86.4" calcext:value-type="float">
            <text:p>86.4</text:p>
          </table:table-cell>
          <table:table-cell table:style-name="ce3" table:formula="of:=([.L52]-[.L51])/[.L51]*100" office:value-type="float" office:value="-20.7339449541284" calcext:value-type="float">
            <text:p>-20.73</text:p>
          </table:table-cell>
          <table:table-cell office:value-type="float" office:value="3824" calcext:value-type="float">
            <text:p>3824</text:p>
          </table:table-cell>
          <table:table-cell table:style-name="ce3" table:formula="of:=([.N52]-[.N51])/[.N51]*100" office:value-type="float" office:value="-20.7132490151358" calcext:value-type="float">
            <text:p>-20.71</text:p>
          </table:table-cell>
          <table:table-cell table:formula="of:=[.N52]/[.$P$45]" office:value-type="float" office:value="85.7885507993811" calcext:value-type="float">
            <text:p>85.7885507993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table:formula="of:=([.B53]-[.B52])/[.B52]*100" office:value-type="float" office:value="-35.5633802816901" calcext:value-type="float">
            <text:p>-35.56</text:p>
          </table:table-cell>
          <table:table-cell office:value-type="float" office:value="1318" calcext:value-type="float">
            <text:p>1318</text:p>
          </table:table-cell>
          <table:table-cell table:style-name="ce3" table:formula="of:=([.D53]-[.D52])/[.D52]*100" office:value-type="float" office:value="-33.1643002028398" calcext:value-type="float">
            <text:p>-33.16</text:p>
          </table:table-cell>
          <table:table-cell table:formula="of:=[.D53]/[.$F$45]" office:value-type="float" office:value="379.492732320758" calcext:value-type="float">
            <text:p>379.492732320758</text:p>
          </table:table-cell>
          <table:table-cell office:value-type="float" office:value="202" calcext:value-type="float">
            <text:p>202</text:p>
          </table:table-cell>
          <table:table-cell table:style-name="ce3" table:formula="of:=([.G53]-[.G52])/[.G52]*100" office:value-type="float" office:value="-11.4035087719298" calcext:value-type="float">
            <text:p>-11.40</text:p>
          </table:table-cell>
          <table:table-cell office:value-type="float" office:value="2566" calcext:value-type="float">
            <text:p>2566</text:p>
          </table:table-cell>
          <table:table-cell table:style-name="ce3" table:formula="of:=([.I53]-[.I52])/[.I52]*100" office:value-type="float" office:value="-11.9725557461407" calcext:value-type="float">
            <text:p>-11.97</text:p>
          </table:table-cell>
          <table:table-cell table:formula="of:=[.I53]/[.$K$45]" office:value-type="float" office:value="201.774127906977" calcext:value-type="float">
            <text:p>201.774127906977</text:p>
          </table:table-cell>
          <table:table-cell office:value-type="float" office:value="83.5" calcext:value-type="float">
            <text:p>83.5</text:p>
          </table:table-cell>
          <table:table-cell table:style-name="ce3" table:formula="of:=([.L53]-[.L52])/[.L52]*100" office:value-type="float" office:value="-3.35648148148149" calcext:value-type="float">
            <text:p>-3.36</text:p>
          </table:table-cell>
          <table:table-cell office:value-type="float" office:value="3701" calcext:value-type="float">
            <text:p>3701</text:p>
          </table:table-cell>
          <table:table-cell table:style-name="ce3" table:formula="of:=([.N53]-[.N52])/[.N52]*100" office:value-type="float" office:value="-3.21652719665272" calcext:value-type="float">
            <text:p>-3.22</text:p>
          </table:table-cell>
          <table:table-cell table:formula="of:=[.N53]/[.$P$45]" office:value-type="float" office:value="83.0291387313048" calcext:value-type="float">
            <text:p>83.02913873130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formula="of:=[.D54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54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formula="of:=[.D55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55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style-name="ce1" office:value-type="string" calcext:value-type="string">
            <text:p>SR2j_2200</text:p>
          </table:table-cell>
          <table:table-cell table:number-columns-repeated="3"/>
          <table:table-cell table:style-name="ce3"/>
          <table:table-cell table:formula="of:=[.D56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56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123" calcext:value-type="float">
            <text:p>6123</text:p>
          </table:table-cell>
          <table:table-cell table:style-name="ce3"/>
          <table:table-cell table:formula="of:=[.D57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6880" calcext:value-type="float">
            <text:p>6880</text:p>
          </table:table-cell>
          <table:table-cell table:style-name="ce3"/>
          <table:table-cell table:formula="of:=[.I57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7756" calcext:value-type="float">
            <text:p>7756</text:p>
          </table:table-cell>
          <table:table-cell table:style-name="ce3"/>
          <table:table-cell table:formula="of:=[.N57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58]-[.B57])/[.B57]*100" office:value-type="float" office:value="0" calcext:value-type="float">
            <text:p>0.00</text:p>
          </table:table-cell>
          <table:table-cell office:value-type="float" office:value="6123" calcext:value-type="float">
            <text:p>6123</text:p>
          </table:table-cell>
          <table:table-cell table:style-name="ce3" table:formula="of:=([.D58]-[.D57])/[.D57]*100" office:value-type="float" office:value="0" calcext:value-type="float">
            <text:p>0.00</text:p>
          </table:table-cell>
          <table:table-cell table:formula="of:=[.D58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 table:style-name="ce3" table:formula="of:=([.G58]-[.G57])/[.G57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style-name="ce3" table:formula="of:=([.I58]-[.I57])/[.I57]*100" office:value-type="float" office:value="0" calcext:value-type="float">
            <text:p>0.00</text:p>
          </table:table-cell>
          <table:table-cell table:formula="of:=[.I58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 table:formula="of:=([.L58]-[.L57])/[.L57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 table:formula="of:=([.N58]-[.N57])/[.N57]*100" office:value-type="float" office:value="0" calcext:value-type="float">
            <text:p>0.00</text:p>
          </table:table-cell>
          <table:table-cell table:formula="of:=[.N58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table:formula="of:=([.B59]-[.B58])/[.B58]*100" office:value-type="float" office:value="-9.07543959160522" calcext:value-type="float">
            <text:p>-9.08</text:p>
          </table:table-cell>
          <table:table-cell office:value-type="float" office:value="5533" calcext:value-type="float">
            <text:p>5533</text:p>
          </table:table-cell>
          <table:table-cell table:style-name="ce3" table:formula="of:=([.D59]-[.D58])/[.D58]*100" office:value-type="float" office:value="-9.63579944471664" calcext:value-type="float">
            <text:p>-9.64</text:p>
          </table:table-cell>
          <table:table-cell table:formula="of:=[.D59]/[.$F$45]" office:value-type="float" office:value="1593.12085578965" calcext:value-type="float">
            <text:p>1593.12085578965</text:p>
          </table:table-cell>
          <table:table-cell office:value-type="float" office:value="483" calcext:value-type="float">
            <text:p>483</text:p>
          </table:table-cell>
          <table:table-cell table:style-name="ce3" table:formula="of:=([.G59]-[.G58])/[.G58]*100" office:value-type="float" office:value="-10.720887245841" calcext:value-type="float">
            <text:p>-10.72</text:p>
          </table:table-cell>
          <table:table-cell office:value-type="float" office:value="6242" calcext:value-type="float">
            <text:p>6242</text:p>
          </table:table-cell>
          <table:table-cell table:style-name="ce3" table:formula="of:=([.I59]-[.I58])/[.I58]*100" office:value-type="float" office:value="-9.27325581395349" calcext:value-type="float">
            <text:p>-9.27</text:p>
          </table:table-cell>
          <table:table-cell table:formula="of:=[.I59]/[.$K$45]" office:value-type="float" office:value="490.831686046512" calcext:value-type="float">
            <text:p>490.831686046512</text:p>
          </table:table-cell>
          <table:table-cell office:value-type="float" office:value="156" calcext:value-type="float">
            <text:p>156</text:p>
          </table:table-cell>
          <table:table-cell table:style-name="ce3" table:formula="of:=([.L59]-[.L58])/[.L58]*100" office:value-type="float" office:value="-10.3448275862069" calcext:value-type="float">
            <text:p>-10.34</text:p>
          </table:table-cell>
          <table:table-cell office:value-type="float" office:value="6906" calcext:value-type="float">
            <text:p>6906</text:p>
          </table:table-cell>
          <table:table-cell table:style-name="ce3" table:formula="of:=([.N59]-[.N58])/[.N58]*100" office:value-type="float" office:value="-10.959257349149" calcext:value-type="float">
            <text:p>-10.96</text:p>
          </table:table-cell>
          <table:table-cell table:formula="of:=[.N59]/[.$P$45]" office:value-type="float" office:value="154.930892212481" calcext:value-type="float">
            <text:p>154.930892212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table:formula="of:=([.B60]-[.B59])/[.B59]*100" office:value-type="float" office:value="-2.24578914535246" calcext:value-type="float">
            <text:p>-2.25</text:p>
          </table:table-cell>
          <table:table-cell office:value-type="float" office:value="5423" calcext:value-type="float">
            <text:p>5423</text:p>
          </table:table-cell>
          <table:table-cell table:style-name="ce3" table:formula="of:=([.D60]-[.D59])/[.D59]*100" office:value-type="float" office:value="-1.98807157057654" calcext:value-type="float">
            <text:p>-1.99</text:p>
          </table:table-cell>
          <table:table-cell table:formula="of:=[.D60]/[.$F$45]" office:value-type="float" office:value="1561.44847297077" calcext:value-type="float">
            <text:p>1561.44847297077</text:p>
          </table:table-cell>
          <table:table-cell office:value-type="float" office:value="470" calcext:value-type="float">
            <text:p>470</text:p>
          </table:table-cell>
          <table:table-cell table:style-name="ce3" table:formula="of:=([.G60]-[.G59])/[.G59]*100" office:value-type="float" office:value="-2.69151138716356" calcext:value-type="float">
            <text:p>-2.69</text:p>
          </table:table-cell>
          <table:table-cell office:value-type="float" office:value="6062" calcext:value-type="float">
            <text:p>6062</text:p>
          </table:table-cell>
          <table:table-cell table:style-name="ce3" table:formula="of:=([.I60]-[.I59])/[.I59]*100" office:value-type="float" office:value="-2.88369112463954" calcext:value-type="float">
            <text:p>-2.88</text:p>
          </table:table-cell>
          <table:table-cell table:formula="of:=[.I60]/[.$K$45]" office:value-type="float" office:value="476.67761627907" calcext:value-type="float">
            <text:p>476.67761627907</text:p>
          </table:table-cell>
          <table:table-cell office:value-type="float" office:value="151" calcext:value-type="float">
            <text:p>151</text:p>
          </table:table-cell>
          <table:table-cell table:style-name="ce3" table:formula="of:=([.L60]-[.L59])/[.L59]*100" office:value-type="float" office:value="-3.2051282051282" calcext:value-type="float">
            <text:p>-3.21</text:p>
          </table:table-cell>
          <table:table-cell office:value-type="float" office:value="6697" calcext:value-type="float">
            <text:p>6697</text:p>
          </table:table-cell>
          <table:table-cell table:style-name="ce3" table:formula="of:=([.N60]-[.N59])/[.N59]*100" office:value-type="float" office:value="-3.02635389516363" calcext:value-type="float">
            <text:p>-3.03</text:p>
          </table:table-cell>
          <table:table-cell table:formula="of:=[.N60]/[.$P$45]" office:value-type="float" office:value="150.242135121197" calcext:value-type="float">
            <text:p>150.242135121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table:formula="of:=([.B61]-[.B60])/[.B60]*100" office:value-type="float" office:value="-67.5175494575622" calcext:value-type="float">
            <text:p>-67.52</text:p>
          </table:table-cell>
          <table:table-cell office:value-type="float" office:value="1811" calcext:value-type="float">
            <text:p>1811</text:p>
          </table:table-cell>
          <table:table-cell table:style-name="ce3" table:formula="of:=([.D61]-[.D60])/[.D60]*100" office:value-type="float" office:value="-66.6052000737599" calcext:value-type="float">
            <text:p>-66.61</text:p>
          </table:table-cell>
          <table:table-cell table:formula="of:=[.D61]/[.$F$45]" office:value-type="float" office:value="521.442593499918" calcext:value-type="float">
            <text:p>521.442593499918</text:p>
          </table:table-cell>
          <table:table-cell office:value-type="float" office:value="269" calcext:value-type="float">
            <text:p>269</text:p>
          </table:table-cell>
          <table:table-cell table:style-name="ce3" table:formula="of:=([.G61]-[.G60])/[.G60]*100" office:value-type="float" office:value="-42.7659574468085" calcext:value-type="float">
            <text:p>-42.77</text:p>
          </table:table-cell>
          <table:table-cell office:value-type="float" office:value="3442" calcext:value-type="float">
            <text:p>3442</text:p>
          </table:table-cell>
          <table:table-cell table:style-name="ce3" table:formula="of:=([.I61]-[.I60])/[.I60]*100" office:value-type="float" office:value="-43.2200593863411" calcext:value-type="float">
            <text:p>-43.22</text:p>
          </table:table-cell>
          <table:table-cell table:formula="of:=[.I61]/[.$K$45]" office:value-type="float" office:value="270.65726744186" calcext:value-type="float">
            <text:p>270.65726744186</text:p>
          </table:table-cell>
          <table:table-cell office:value-type="float" office:value="120" calcext:value-type="float">
            <text:p>120</text:p>
          </table:table-cell>
          <table:table-cell table:style-name="ce3" table:formula="of:=([.L61]-[.L60])/[.L60]*100" office:value-type="float" office:value="-20.5298013245033" calcext:value-type="float">
            <text:p>-20.53</text:p>
          </table:table-cell>
          <table:table-cell office:value-type="float" office:value="5329" calcext:value-type="float">
            <text:p>5329</text:p>
          </table:table-cell>
          <table:table-cell table:style-name="ce3" table:formula="of:=([.N61]-[.N60])/[.N60]*100" office:value-type="float" office:value="-20.4270568911453" calcext:value-type="float">
            <text:p>-20.43</text:p>
          </table:table-cell>
          <table:table-cell table:formula="of:=[.N61]/[.$P$45]" office:value-type="float" office:value="119.552088705518" calcext:value-type="float">
            <text:p>119.552088705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table:formula="of:=([.B62]-[.B61])/[.B61]*100" office:value-type="float" office:value="-33.7917485265226" calcext:value-type="float">
            <text:p>-33.79</text:p>
          </table:table-cell>
          <table:table-cell office:value-type="float" office:value="1218" calcext:value-type="float">
            <text:p>1218</text:p>
          </table:table-cell>
          <table:table-cell table:style-name="ce3" table:formula="of:=([.D62]-[.D61])/[.D61]*100" office:value-type="float" office:value="-32.7443401435671" calcext:value-type="float">
            <text:p>-32.74</text:p>
          </table:table-cell>
          <table:table-cell table:formula="of:=[.D62]/[.$F$45]" office:value-type="float" office:value="350.699657030867" calcext:value-type="float">
            <text:p>350.699657030867</text:p>
          </table:table-cell>
          <table:table-cell office:value-type="float" office:value="201" calcext:value-type="float">
            <text:p>201</text:p>
          </table:table-cell>
          <table:table-cell table:style-name="ce3" table:formula="of:=([.G62]-[.G61])/[.G61]*100" office:value-type="float" office:value="-25.2788104089219" calcext:value-type="float">
            <text:p>-25.28</text:p>
          </table:table-cell>
          <table:table-cell office:value-type="float" office:value="2545" calcext:value-type="float">
            <text:p>2545</text:p>
          </table:table-cell>
          <table:table-cell table:style-name="ce3" table:formula="of:=([.I62]-[.I61])/[.I61]*100" office:value-type="float" office:value="-26.0604299825683" calcext:value-type="float">
            <text:p>-26.06</text:p>
          </table:table-cell>
          <table:table-cell table:formula="of:=[.I62]/[.$K$45]" office:value-type="float" office:value="200.122819767442" calcext:value-type="float">
            <text:p>200.122819767442</text:p>
          </table:table-cell>
          <table:table-cell office:value-type="float" office:value="94.6" calcext:value-type="float">
            <text:p>94.6</text:p>
          </table:table-cell>
          <table:table-cell table:style-name="ce3" table:formula="of:=([.L62]-[.L61])/[.L61]*100" office:value-type="float" office:value="-21.1666666666667" calcext:value-type="float">
            <text:p>-21.17</text:p>
          </table:table-cell>
          <table:table-cell office:value-type="float" office:value="4196" calcext:value-type="float">
            <text:p>4196</text:p>
          </table:table-cell>
          <table:table-cell table:style-name="ce3" table:formula="of:=([.N62]-[.N61])/[.N61]*100" office:value-type="float" office:value="-21.2610245824733" calcext:value-type="float">
            <text:p>-21.26</text:p>
          </table:table-cell>
          <table:table-cell table:formula="of:=[.N62]/[.$P$45]" office:value-type="float" office:value="94.1340897369778" calcext:value-type="float">
            <text:p>94.1340897369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table:formula="of:=([.B63]-[.B62])/[.B62]*100" office:value-type="float" office:value="-70.0296735905044" calcext:value-type="float">
            <text:p>-70.03</text:p>
          </table:table-cell>
          <table:table-cell office:value-type="float" office:value="346" calcext:value-type="float">
            <text:p>346</text:p>
          </table:table-cell>
          <table:table-cell table:style-name="ce3" table:formula="of:=([.D63]-[.D62])/[.D62]*100" office:value-type="float" office:value="-71.5927750410509" calcext:value-type="float">
            <text:p>-71.59</text:p>
          </table:table-cell>
          <table:table-cell table:formula="of:=[.D63]/[.$F$45]" office:value-type="float" office:value="99.6240405030214" calcext:value-type="float">
            <text:p>99.6240405030214</text:p>
          </table:table-cell>
          <table:table-cell office:value-type="float" office:value="108" calcext:value-type="float">
            <text:p>108</text:p>
          </table:table-cell>
          <table:table-cell table:style-name="ce3" table:formula="of:=([.G63]-[.G62])/[.G62]*100" office:value-type="float" office:value="-46.2686567164179" calcext:value-type="float">
            <text:p>-46.27</text:p>
          </table:table-cell>
          <table:table-cell office:value-type="float" office:value="1374" calcext:value-type="float">
            <text:p>1374</text:p>
          </table:table-cell>
          <table:table-cell table:style-name="ce3" table:formula="of:=([.I63]-[.I62])/[.I62]*100" office:value-type="float" office:value="-46.0117878192534" calcext:value-type="float">
            <text:p>-46.01</text:p>
          </table:table-cell>
          <table:table-cell table:formula="of:=[.I63]/[.$K$45]" office:value-type="float" office:value="108.04273255814" calcext:value-type="float">
            <text:p>108.04273255814</text:p>
          </table:table-cell>
          <table:table-cell office:value-type="float" office:value="76.1" calcext:value-type="float">
            <text:p>76.1</text:p>
          </table:table-cell>
          <table:table-cell table:style-name="ce3" table:formula="of:=([.L63]-[.L62])/[.L62]*100" office:value-type="float" office:value="-19.5560253699789" calcext:value-type="float">
            <text:p>-19.56</text:p>
          </table:table-cell>
          <table:table-cell office:value-type="float" office:value="3448" calcext:value-type="float">
            <text:p>3448</text:p>
          </table:table-cell>
          <table:table-cell table:style-name="ce3" table:formula="of:=([.N63]-[.N62])/[.N62]*100" office:value-type="float" office:value="-17.8265014299333" calcext:value-type="float">
            <text:p>-17.83</text:p>
          </table:table-cell>
          <table:table-cell table:formula="of:=[.N63]/[.$P$45]" office:value-type="float" office:value="77.3532748839608" calcext:value-type="float">
            <text:p>77.35327488396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formula="of:=[.D64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64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formula="of:=[.D65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65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table:style-name="ce1" office:value-type="string" calcext:value-type="string">
            <text:p>SR2j_2800</text:p>
          </table:table-cell>
          <table:table-cell table:number-columns-repeated="3"/>
          <table:table-cell table:style-name="ce3"/>
          <table:table-cell table:formula="of:=[.D66]/[.$F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formula="of:=[.I66]/[.$K$4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6123" calcext:value-type="float">
            <text:p>6123</text:p>
          </table:table-cell>
          <table:table-cell table:style-name="ce3"/>
          <table:table-cell table:formula="of:=[.D67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 table:style-name="ce3"/>
          <table:table-cell office:value-type="float" office:value="6880" calcext:value-type="float">
            <text:p>6880</text:p>
          </table:table-cell>
          <table:table-cell table:style-name="ce3"/>
          <table:table-cell table:formula="of:=[.I67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/>
          <table:table-cell office:value-type="float" office:value="7756" calcext:value-type="float">
            <text:p>7756</text:p>
          </table:table-cell>
          <table:table-cell table:style-name="ce3"/>
          <table:table-cell table:formula="of:=[.N67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table:formula="of:=([.B68]-[.B67])/[.B67]*100" office:value-type="float" office:value="0" calcext:value-type="float">
            <text:p>0.00</text:p>
          </table:table-cell>
          <table:table-cell office:value-type="float" office:value="6123" calcext:value-type="float">
            <text:p>6123</text:p>
          </table:table-cell>
          <table:table-cell table:style-name="ce3" table:formula="of:=([.D68]-[.D67])/[.D67]*100" office:value-type="float" office:value="0" calcext:value-type="float">
            <text:p>0.00</text:p>
          </table:table-cell>
          <table:table-cell table:formula="of:=[.D68]/[.$F$45]" office:value-type="float" office:value="1763" calcext:value-type="float">
            <text:p>1763</text:p>
          </table:table-cell>
          <table:table-cell office:value-type="float" office:value="541" calcext:value-type="float">
            <text:p>541</text:p>
          </table:table-cell>
          <table:table-cell table:style-name="ce3" table:formula="of:=([.G68]-[.G67])/[.G67]*100" office:value-type="float" office:value="0" calcext:value-type="float">
            <text:p>0.00</text:p>
          </table:table-cell>
          <table:table-cell office:value-type="float" office:value="6880" calcext:value-type="float">
            <text:p>6880</text:p>
          </table:table-cell>
          <table:table-cell table:style-name="ce3" table:formula="of:=([.I68]-[.I67])/[.I67]*100" office:value-type="float" office:value="0" calcext:value-type="float">
            <text:p>0.00</text:p>
          </table:table-cell>
          <table:table-cell table:formula="of:=[.I68]/[.$K$45]" office:value-type="float" office:value="541" calcext:value-type="float">
            <text:p>541</text:p>
          </table:table-cell>
          <table:table-cell office:value-type="float" office:value="174" calcext:value-type="float">
            <text:p>174</text:p>
          </table:table-cell>
          <table:table-cell table:style-name="ce3" table:formula="of:=([.L68]-[.L67])/[.L67]*100" office:value-type="float" office:value="0" calcext:value-type="float">
            <text:p>0.00</text:p>
          </table:table-cell>
          <table:table-cell office:value-type="float" office:value="7756" calcext:value-type="float">
            <text:p>7756</text:p>
          </table:table-cell>
          <table:table-cell table:style-name="ce3" table:formula="of:=([.N68]-[.N67])/[.N67]*100" office:value-type="float" office:value="0" calcext:value-type="float">
            <text:p>0.00</text:p>
          </table:table-cell>
          <table:table-cell table:formula="of:=[.N68]/[.$P$45]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table:formula="of:=([.B69]-[.B68])/[.B68]*100" office:value-type="float" office:value="-18.7180941576858" calcext:value-type="float">
            <text:p>-18.72</text:p>
          </table:table-cell>
          <table:table-cell office:value-type="float" office:value="4909" calcext:value-type="float">
            <text:p>4909</text:p>
          </table:table-cell>
          <table:table-cell table:style-name="ce3" table:formula="of:=([.D69]-[.D68])/[.D68]*100" office:value-type="float" office:value="-19.8268822472644" calcext:value-type="float">
            <text:p>-19.83</text:p>
          </table:table-cell>
          <table:table-cell table:formula="of:=[.D69]/[.$F$45]" office:value-type="float" office:value="1413.45206598073" calcext:value-type="float">
            <text:p>1413.45206598073</text:p>
          </table:table-cell>
          <table:table-cell office:value-type="float" office:value="431" calcext:value-type="float">
            <text:p>431</text:p>
          </table:table-cell>
          <table:table-cell table:style-name="ce3" table:formula="of:=([.G69]-[.G68])/[.G68]*100" office:value-type="float" office:value="-20.3327171903882" calcext:value-type="float">
            <text:p>-20.33</text:p>
          </table:table-cell>
          <table:table-cell office:value-type="float" office:value="5532" calcext:value-type="float">
            <text:p>5532</text:p>
          </table:table-cell>
          <table:table-cell table:style-name="ce3" table:formula="of:=([.I69]-[.I68])/[.I68]*100" office:value-type="float" office:value="-19.593023255814" calcext:value-type="float">
            <text:p>-19.59</text:p>
          </table:table-cell>
          <table:table-cell table:formula="of:=[.I69]/[.$K$45]" office:value-type="float" office:value="435.001744186047" calcext:value-type="float">
            <text:p>435.001744186047</text:p>
          </table:table-cell>
          <table:table-cell office:value-type="float" office:value="136" calcext:value-type="float">
            <text:p>136</text:p>
          </table:table-cell>
          <table:table-cell table:style-name="ce3" table:formula="of:=([.L69]-[.L68])/[.L68]*100" office:value-type="float" office:value="-21.8390804597701" calcext:value-type="float">
            <text:p>-21.84</text:p>
          </table:table-cell>
          <table:table-cell office:value-type="float" office:value="6086" calcext:value-type="float">
            <text:p>6086</text:p>
          </table:table-cell>
          <table:table-cell table:style-name="ce3" table:formula="of:=([.N69]-[.N68])/[.N68]*100" office:value-type="float" office:value="-21.5317173800928" calcext:value-type="float">
            <text:p>-21.53</text:p>
          </table:table-cell>
          <table:table-cell table:formula="of:=[.N69]/[.$P$45]" office:value-type="float" office:value="136.534811758638" calcext:value-type="float">
            <text:p>136.534811758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table:formula="of:=([.B70]-[.B69])/[.B69]*100" office:value-type="float" office:value="-3.90788555478018" calcext:value-type="float">
            <text:p>-3.91</text:p>
          </table:table-cell>
          <table:table-cell office:value-type="float" office:value="4704" calcext:value-type="float">
            <text:p>4704</text:p>
          </table:table-cell>
          <table:table-cell table:style-name="ce3" table:formula="of:=([.D70]-[.D69])/[.D69]*100" office:value-type="float" office:value="-4.17600325931962" calcext:value-type="float">
            <text:p>-4.18</text:p>
          </table:table-cell>
          <table:table-cell table:formula="of:=[.D70]/[.$F$45]" office:value-type="float" office:value="1354.42626163645" calcext:value-type="float">
            <text:p>1354.42626163645</text:p>
          </table:table-cell>
          <table:table-cell office:value-type="float" office:value="411" calcext:value-type="float">
            <text:p>411</text:p>
          </table:table-cell>
          <table:table-cell table:style-name="ce3" table:formula="of:=([.G70]-[.G69])/[.G69]*100" office:value-type="float" office:value="-4.64037122969838" calcext:value-type="float">
            <text:p>-4.64</text:p>
          </table:table-cell>
          <table:table-cell office:value-type="float" office:value="5230" calcext:value-type="float">
            <text:p>5230</text:p>
          </table:table-cell>
          <table:table-cell table:style-name="ce3" table:formula="of:=([.I70]-[.I69])/[.I69]*100" office:value-type="float" office:value="-5.45914678235719" calcext:value-type="float">
            <text:p>-5.46</text:p>
          </table:table-cell>
          <table:table-cell table:formula="of:=[.I70]/[.$K$45]" office:value-type="float" office:value="411.254360465116" calcext:value-type="float">
            <text:p>411.254360465116</text:p>
          </table:table-cell>
          <table:table-cell office:value-type="float" office:value="129" calcext:value-type="float">
            <text:p>129</text:p>
          </table:table-cell>
          <table:table-cell table:style-name="ce3" table:formula="of:=([.L70]-[.L69])/[.L69]*100" office:value-type="float" office:value="-5.14705882352941" calcext:value-type="float">
            <text:p>-5.15</text:p>
          </table:table-cell>
          <table:table-cell office:value-type="float" office:value="5758" calcext:value-type="float">
            <text:p>5758</text:p>
          </table:table-cell>
          <table:table-cell table:style-name="ce3" table:formula="of:=([.N70]-[.N69])/[.N69]*100" office:value-type="float" office:value="-5.38941833716727" calcext:value-type="float">
            <text:p>-5.39</text:p>
          </table:table-cell>
          <table:table-cell table:formula="of:=[.N70]/[.$P$45]" office:value-type="float" office:value="129.176379577102" calcext:value-type="float">
            <text:p>129.176379577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table:formula="of:=([.B71]-[.B70])/[.B70]*100" office:value-type="float" office:value="-38.0537400145243" calcext:value-type="float">
            <text:p>-38.05</text:p>
          </table:table-cell>
          <table:table-cell office:value-type="float" office:value="2968" calcext:value-type="float">
            <text:p>2968</text:p>
          </table:table-cell>
          <table:table-cell table:style-name="ce3" table:formula="of:=([.D71]-[.D70])/[.D70]*100" office:value-type="float" office:value="-36.9047619047619" calcext:value-type="float">
            <text:p>-36.90</text:p>
          </table:table-cell>
          <table:table-cell table:formula="of:=[.D71]/[.$F$45]" office:value-type="float" office:value="854.578474603952" calcext:value-type="float">
            <text:p>854.578474603952</text:p>
          </table:table-cell>
          <table:table-cell office:value-type="float" office:value="311" calcext:value-type="float">
            <text:p>311</text:p>
          </table:table-cell>
          <table:table-cell table:style-name="ce3" table:formula="of:=([.G71]-[.G70])/[.G70]*100" office:value-type="float" office:value="-24.330900243309" calcext:value-type="float">
            <text:p>-24.33</text:p>
          </table:table-cell>
          <table:table-cell office:value-type="float" office:value="4019" calcext:value-type="float">
            <text:p>4019</text:p>
          </table:table-cell>
          <table:table-cell table:style-name="ce3" table:formula="of:=([.I71]-[.I70])/[.I70]*100" office:value-type="float" office:value="-23.1548757170172" calcext:value-type="float">
            <text:p>-23.15</text:p>
          </table:table-cell>
          <table:table-cell table:formula="of:=[.I71]/[.$K$45]" office:value-type="float" office:value="316.028924418605" calcext:value-type="float">
            <text:p>316.028924418605</text:p>
          </table:table-cell>
          <table:table-cell office:value-type="float" office:value="111" calcext:value-type="float">
            <text:p>111</text:p>
          </table:table-cell>
          <table:table-cell table:style-name="ce3" table:formula="of:=([.L71]-[.L70])/[.L70]*100" office:value-type="float" office:value="-13.953488372093" calcext:value-type="float">
            <text:p>-13.95</text:p>
          </table:table-cell>
          <table:table-cell office:value-type="float" office:value="4946" calcext:value-type="float">
            <text:p>4946</text:p>
          </table:table-cell>
          <table:table-cell table:style-name="ce3" table:formula="of:=([.N71]-[.N70])/[.N70]*100" office:value-type="float" office:value="-14.102118791247" calcext:value-type="float">
            <text:p>-14.10</text:p>
          </table:table-cell>
          <table:table-cell table:formula="of:=[.N71]/[.$P$45]" office:value-type="float" office:value="110.959773078907" calcext:value-type="float">
            <text:p>110.9597730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</text:p>
          </table:table-cell>
          <table:table-cell table:formula="of:=([.B72]-[.B71])/[.B71]*100" office:value-type="float" office:value="-23.2121922626026" calcext:value-type="float">
            <text:p>-23.21</text:p>
          </table:table-cell>
          <table:table-cell office:value-type="float" office:value="2282" calcext:value-type="float">
            <text:p>2282</text:p>
          </table:table-cell>
          <table:table-cell table:style-name="ce3" table:formula="of:=([.D72]-[.D71])/[.D71]*100" office:value-type="float" office:value="-23.1132075471698" calcext:value-type="float">
            <text:p>-23.11</text:p>
          </table:table-cell>
          <table:table-cell table:formula="of:=[.D72]/[.$F$45]" office:value-type="float" office:value="657.057978115303" calcext:value-type="float">
            <text:p>657.057978115303</text:p>
          </table:table-cell>
          <table:table-cell office:value-type="float" office:value="235" calcext:value-type="float">
            <text:p>235</text:p>
          </table:table-cell>
          <table:table-cell table:style-name="ce3" table:formula="of:=([.G72]-[.G71])/[.G71]*100" office:value-type="float" office:value="-24.4372990353698" calcext:value-type="float">
            <text:p>-24.44</text:p>
          </table:table-cell>
          <table:table-cell office:value-type="float" office:value="3073" calcext:value-type="float">
            <text:p>3073</text:p>
          </table:table-cell>
          <table:table-cell table:style-name="ce3" table:formula="of:=([.I72]-[.I71])/[.I71]*100" office:value-type="float" office:value="-23.5381935804927" calcext:value-type="float">
            <text:p>-23.54</text:p>
          </table:table-cell>
          <table:table-cell table:formula="of:=[.I72]/[.$K$45]" office:value-type="float" office:value="241.641424418605" calcext:value-type="float">
            <text:p>241.641424418605</text:p>
          </table:table-cell>
          <table:table-cell office:value-type="float" office:value="82.3" calcext:value-type="float">
            <text:p>82.3</text:p>
          </table:table-cell>
          <table:table-cell table:style-name="ce3" table:formula="of:=([.L72]-[.L71])/[.L71]*100" office:value-type="float" office:value="-25.8558558558559" calcext:value-type="float">
            <text:p>-25.86</text:p>
          </table:table-cell>
          <table:table-cell office:value-type="float" office:value="3770" calcext:value-type="float">
            <text:p>3770</text:p>
          </table:table-cell>
          <table:table-cell table:style-name="ce3" table:formula="of:=([.N72]-[.N71])/[.N71]*100" office:value-type="float" office:value="-23.7767893247068" calcext:value-type="float">
            <text:p>-23.78</text:p>
          </table:table-cell>
          <table:table-cell table:formula="of:=[.N72]/[.$P$45]" office:value-type="float" office:value="84.5771015987623" calcext:value-type="float">
            <text:p>84.5771015987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table:formula="of:=([.B73]-[.B72])/[.B72]*100" office:value-type="float" office:value="-32.9770992366412" calcext:value-type="float">
            <text:p>-32.98</text:p>
          </table:table-cell>
          <table:table-cell office:value-type="float" office:value="1537" calcext:value-type="float">
            <text:p>1537</text:p>
          </table:table-cell>
          <table:table-cell table:style-name="ce3" table:formula="of:=([.D73]-[.D72])/[.D72]*100" office:value-type="float" office:value="-32.646801051709" calcext:value-type="float">
            <text:p>-32.65</text:p>
          </table:table-cell>
          <table:table-cell table:formula="of:=[.D73]/[.$F$45]" office:value-type="float" office:value="442.549567205618" calcext:value-type="float">
            <text:p>442.549567205618</text:p>
          </table:table-cell>
          <table:table-cell office:value-type="float" office:value="173" calcext:value-type="float">
            <text:p>173</text:p>
          </table:table-cell>
          <table:table-cell table:style-name="ce3" table:formula="of:=([.G73]-[.G72])/[.G72]*100" office:value-type="float" office:value="-26.3829787234043" calcext:value-type="float">
            <text:p>-26.38</text:p>
          </table:table-cell>
          <table:table-cell office:value-type="float" office:value="2255" calcext:value-type="float">
            <text:p>2255</text:p>
          </table:table-cell>
          <table:table-cell table:style-name="ce3" table:formula="of:=([.I73]-[.I72])/[.I72]*100" office:value-type="float" office:value="-26.618939147413" calcext:value-type="float">
            <text:p>-26.62</text:p>
          </table:table-cell>
          <table:table-cell table:formula="of:=[.I73]/[.$K$45]" office:value-type="float" office:value="177.319040697674" calcext:value-type="float">
            <text:p>177.319040697674</text:p>
          </table:table-cell>
          <table:table-cell office:value-type="float" office:value="64.6" calcext:value-type="float">
            <text:p>64.6</text:p>
          </table:table-cell>
          <table:table-cell table:style-name="ce3" table:formula="of:=([.L73]-[.L72])/[.L72]*100" office:value-type="float" office:value="-21.5066828675577" calcext:value-type="float">
            <text:p>-21.51</text:p>
          </table:table-cell>
          <table:table-cell office:value-type="float" office:value="2986" calcext:value-type="float">
            <text:p>2986</text:p>
          </table:table-cell>
          <table:table-cell table:style-name="ce3" table:formula="of:=([.N73]-[.N72])/[.N72]*100" office:value-type="float" office:value="-20.7957559681698" calcext:value-type="float">
            <text:p>-20.80</text:p>
          </table:table-cell>
          <table:table-cell table:formula="of:=[.N73]/[.$P$45]" office:value-type="float" office:value="66.9886539453326" calcext:value-type="float">
            <text:p>66.9886539453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table:formula="of:=([.B74]-[.B73])/[.B73]*100" office:value-type="float" office:value="-96.4464692482916" calcext:value-type="float">
            <text:p>-96.45</text:p>
          </table:table-cell>
          <table:table-cell office:value-type="float" office:value="54" calcext:value-type="float">
            <text:p>54</text:p>
          </table:table-cell>
          <table:table-cell table:style-name="ce3" table:formula="of:=([.D74]-[.D73])/[.D73]*100" office:value-type="float" office:value="-96.4866623292128" calcext:value-type="float">
            <text:p>-96.49</text:p>
          </table:table-cell>
          <table:table-cell table:formula="of:=[.D74]/[.$F$45]" office:value-type="float" office:value="15.5482606565409" calcext:value-type="float">
            <text:p>15.5482606565409</text:p>
          </table:table-cell>
          <table:table-cell office:value-type="float" office:value="18.8" calcext:value-type="float">
            <text:p>18.8</text:p>
          </table:table-cell>
          <table:table-cell table:style-name="ce3" table:formula="of:=([.G74]-[.G73])/[.G73]*100" office:value-type="float" office:value="-89.1329479768786" calcext:value-type="float">
            <text:p>-89.13</text:p>
          </table:table-cell>
          <table:table-cell office:value-type="float" office:value="223" calcext:value-type="float">
            <text:p>223</text:p>
          </table:table-cell>
          <table:table-cell table:style-name="ce3" table:formula="of:=([.I74]-[.I73])/[.I73]*100" office:value-type="float" office:value="-90.1108647450111" calcext:value-type="float">
            <text:p>-90.11</text:p>
          </table:table-cell>
          <table:table-cell table:formula="of:=[.I74]/[.$K$45]" office:value-type="float" office:value="17.5353197674419" calcext:value-type="float">
            <text:p>17.5353197674419</text:p>
          </table:table-cell>
          <table:table-cell office:value-type="float" office:value="29.1" calcext:value-type="float">
            <text:p>29.1</text:p>
          </table:table-cell>
          <table:table-cell table:style-name="ce3" table:formula="of:=([.L74]-[.L73])/[.L73]*100" office:value-type="float" office:value="-54.953560371517" calcext:value-type="float">
            <text:p>-54.95</text:p>
          </table:table-cell>
          <table:table-cell office:value-type="float" office:value="1330" calcext:value-type="float">
            <text:p>1330</text:p>
          </table:table-cell>
          <table:table-cell table:style-name="ce3" table:formula="of:=([.N74]-[.N73])/[.N73]*100" office:value-type="float" office:value="-55.4588077695914" calcext:value-type="float">
            <text:p>-55.46</text:p>
          </table:table-cell>
          <table:table-cell table:formula="of:=[.N74]/[.$P$45]" office:value-type="float" office:value="29.8375451263538" calcext:value-type="float">
            <text:p>29.83754512635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3">
          <table:table-cell table:style-name="ce13" table:number-columns-repeated="11"/>
          <table:table-cell table:number-columns-repeated="13"/>
        </table:table-row>
        <table:table-row table:style-name="ro1">
          <table:table-cell table:style-name="ce1" office:value-type="string" calcext:value-type="string">
            <text:p>T6 800_600_400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SR5j</text:p>
          </table:table-cell>
          <table:table-cell table:style-name="Default"/>
          <table:table-cell table:number-columns-repeated="2"/>
          <table:table-cell table:formula="of:=[.D82]/[.B82]" office:value-type="float" office:value="0.0478610063923947" calcext:value-type="float">
            <text:p>0.0478610063923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table:formula="of:=[.D82]/[.$F$81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83]-[.B82])/[.B82]*100" office:value-type="float" office:value="0" calcext:value-type="float">
            <text:p>0.00</text:p>
          </table:table-cell>
          <table:table-cell office:value-type="float" office:value="292" calcext:value-type="float">
            <text:p>292</text:p>
          </table:table-cell>
          <table:table-cell table:formula="of:=([.D83]-[.D82])/[.D82]*100" office:value-type="float" office:value="0" calcext:value-type="float">
            <text:p>0</text:p>
          </table:table-cell>
          <table:table-cell table:formula="of:=[.D83]/[.$F$81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3513" calcext:value-type="float">
            <text:p>3513</text:p>
          </table:table-cell>
          <table:table-cell table:formula="of:=([.B84]-[.B83])/[.B83]*100" office:value-type="float" office:value="-42.4192755286019" calcext:value-type="float">
            <text:p>-42.42</text:p>
          </table:table-cell>
          <table:table-cell office:value-type="float" office:value="176" calcext:value-type="float">
            <text:p>176</text:p>
          </table:table-cell>
          <table:table-cell table:formula="of:=([.D84]-[.D83])/[.D83]*100" office:value-type="float" office:value="-39.7260273972603" calcext:value-type="float">
            <text:p>-39.7260273972603</text:p>
          </table:table-cell>
          <table:table-cell table:formula="of:=[.D84]/[.$F$81]" office:value-type="float" office:value="3677.31506849315" calcext:value-type="float">
            <text:p>3677.315068493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2985" calcext:value-type="float">
            <text:p>2985</text:p>
          </table:table-cell>
          <table:table-cell table:formula="of:=([.B85]-[.B84])/[.B84]*100" office:value-type="float" office:value="-15.0298889837745" calcext:value-type="float">
            <text:p>-15.03</text:p>
          </table:table-cell>
          <table:table-cell office:value-type="float" office:value="154" calcext:value-type="float">
            <text:p>154</text:p>
          </table:table-cell>
          <table:table-cell table:formula="of:=([.D85]-[.D84])/[.D84]*100" office:value-type="float" office:value="-12.5" calcext:value-type="float">
            <text:p>-12.5</text:p>
          </table:table-cell>
          <table:table-cell table:formula="of:=[.D85]/[.$F$81]" office:value-type="float" office:value="3217.65068493151" calcext:value-type="float">
            <text:p>3217.650684931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2669" calcext:value-type="float">
            <text:p>2669</text:p>
          </table:table-cell>
          <table:table-cell table:formula="of:=([.B86]-[.B85])/[.B85]*100" office:value-type="float" office:value="-10.5862646566164" calcext:value-type="float">
            <text:p>-10.59</text:p>
          </table:table-cell>
          <table:table-cell office:value-type="float" office:value="134" calcext:value-type="float">
            <text:p>134</text:p>
          </table:table-cell>
          <table:table-cell table:formula="of:=([.D86]-[.D85])/[.D85]*100" office:value-type="float" office:value="-12.987012987013" calcext:value-type="float">
            <text:p>-12.987012987013</text:p>
          </table:table-cell>
          <table:table-cell table:formula="of:=[.D86]/[.$F$81]" office:value-type="float" office:value="2799.77397260274" calcext:value-type="float">
            <text:p>2799.773972602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240" calcext:value-type="float">
            <text:p>240</text:p>
          </table:table-cell>
          <table:table-cell table:formula="of:=([.B87]-[.B86])/[.B86]*100" office:value-type="float" office:value="-91.007868115399" calcext:value-type="float">
            <text:p>-91.01</text:p>
          </table:table-cell>
          <table:table-cell office:value-type="float" office:value="15" calcext:value-type="float">
            <text:p>15</text:p>
          </table:table-cell>
          <table:table-cell table:formula="of:=([.D87]-[.D86])/[.D86]*100" office:value-type="float" office:value="-88.8059701492537" calcext:value-type="float">
            <text:p>-88.8059701492537</text:p>
          </table:table-cell>
          <table:table-cell table:formula="of:=[.D87]/[.$F$81]" office:value-type="float" office:value="313.407534246575" calcext:value-type="float">
            <text:p>313.407534246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68.4" calcext:value-type="float">
            <text:p>68.4</text:p>
          </table:table-cell>
          <table:table-cell table:formula="of:=([.B88]-[.B87])/[.B87]*100" office:value-type="float" office:value="-71.5" calcext:value-type="float">
            <text:p>-71.50</text:p>
          </table:table-cell>
          <table:table-cell office:value-type="float" office:value="5" calcext:value-type="float">
            <text:p>5</text:p>
          </table:table-cell>
          <table:table-cell table:formula="of:=([.D88]-[.D87])/[.D87]*100" office:value-type="float" office:value="-66.6666666666667" calcext:value-type="float">
            <text:p>-66.6666666666667</text:p>
          </table:table-cell>
          <table:table-cell table:formula="of:=[.D88]/[.$F$81]" office:value-type="float" office:value="104.469178082192" calcext:value-type="float">
            <text:p>104.4691780821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68.4" calcext:value-type="float">
            <text:p>68.4</text:p>
          </table:table-cell>
          <table:table-cell table:formula="of:=([.B89]-[.B88])/[.B88]*100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formula="of:=([.D89]-[.D88])/[.D88]*100" office:value-type="float" office:value="-20" calcext:value-type="float">
            <text:p>-20</text:p>
          </table:table-cell>
          <table:table-cell table:formula="of:=[.D89]/[.$F$81]" office:value-type="float" office:value="83.5753424657534" calcext:value-type="float">
            <text:p>83.5753424657534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([.D93]-[.D92])/[.D92]*100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94]-[.B93])/[.B93]*100" office:value-type="float" office:value="0" calcext:value-type="float">
            <text:p>0.00</text:p>
          </table:table-cell>
          <table:table-cell office:value-type="float" office:value="292" calcext:value-type="float">
            <text:p>292</text:p>
          </table:table-cell>
          <table:table-cell table:formula="of:=([.D94]-[.D93])/[.D93]*10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95]-[.B94])/[.B94]*100" office:value-type="float" office:value="-71.2833961645632" calcext:value-type="float">
            <text:p>-71.28</text:p>
          </table:table-cell>
          <table:table-cell office:value-type="float" office:value="89" calcext:value-type="float">
            <text:p>89</text:p>
          </table:table-cell>
          <table:table-cell table:formula="of:=([.D95]-[.D94])/[.D94]*100" office:value-type="float" office:value="-69.5205479452055" calcext:value-type="float">
            <text:p>-69.52054794520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96]-[.B95])/[.B95]*100" office:value-type="float" office:value="-17.351598173516" calcext:value-type="float">
            <text:p>-17.35</text:p>
          </table:table-cell>
          <table:table-cell office:value-type="float" office:value="79" calcext:value-type="float">
            <text:p>79</text:p>
          </table:table-cell>
          <table:table-cell table:formula="of:=([.D96]-[.D95])/[.D95]*100" office:value-type="float" office:value="-11.2359550561798" calcext:value-type="float">
            <text:p>-11.23595505617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97]-[.B96])/[.B96]*100" office:value-type="float" office:value="-13.5359116022099" calcext:value-type="float">
            <text:p>-13.54</text:p>
          </table:table-cell>
          <table:table-cell office:value-type="float" office:value="63" calcext:value-type="float">
            <text:p>63</text:p>
          </table:table-cell>
          <table:table-cell table:formula="of:=([.D97]-[.D96])/[.D96]*100" office:value-type="float" office:value="-20.253164556962" calcext:value-type="float">
            <text:p>-20.2531645569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98]-[.B97])/[.B97]*100" office:value-type="float" office:value="-69.0095846645367" calcext:value-type="float">
            <text:p>-69.01</text:p>
          </table:table-cell>
          <table:table-cell office:value-type="float" office:value="23" calcext:value-type="float">
            <text:p>23</text:p>
          </table:table-cell>
          <table:table-cell table:formula="of:=([.D98]-[.D97])/[.D97]*100" office:value-type="float" office:value="-63.4920634920635" calcext:value-type="float">
            <text:p>-63.49206349206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99]-[.B98])/[.B98]*100" office:value-type="float" office:value="-35.5670103092784" calcext:value-type="float">
            <text:p>-35.57</text:p>
          </table:table-cell>
          <table:table-cell office:value-type="float" office:value="10" calcext:value-type="float">
            <text:p>10</text:p>
          </table:table-cell>
          <table:table-cell table:formula="of:=([.D99]-[.D98])/[.D98]*100" office:value-type="float" office:value="-56.5217391304348" calcext:value-type="float">
            <text:p>-56.52173913043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100]-[.B99])/[.B99]*100" office:value-type="float" office:value="-50.8" calcext:value-type="float">
            <text:p>-50.80</text:p>
          </table:table-cell>
          <table:table-cell office:value-type="float" office:value="17" calcext:value-type="float">
            <text:p>17</text:p>
          </table:table-cell>
          <table:table-cell table:formula="of:=([.D100]-[.D99])/[.D99]*100"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101]-[.B100])/[.B100]*100" office:value-type="float" office:value="-91.5447154471545" calcext:value-type="float">
            <text:p>-91.54</text:p>
          </table:table-cell>
          <table:table-cell office:value-type="float" office:value="0" calcext:value-type="float">
            <text:p>0</text:p>
          </table:table-cell>
          <table:table-cell table:formula="of:=([.D101]-[.D100])/[.D100]*100" office:value-type="float" office:value="-100" calcext:value-type="float">
            <text:p>-1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10.4" calcext:value-type="float">
            <text:p>10.4</text:p>
          </table:table-cell>
          <table:table-cell table:formula="of:=([.B102]-[.B101])/[.B101]*10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([.D102]-[.D101])/[.D101]*100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22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06]-[.B105])/[.B105]*100" office:value-type="float" office:value="0" calcext:value-type="float">
            <text:p>0.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107]-[.B106])/[.B106]*100" office:value-type="float" office:value="-71.2833961645632" calcext:value-type="float">
            <text:p>-71.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108]-[.B107])/[.B107]*100" office:value-type="float" office:value="-17.351598173516" calcext:value-type="float">
            <text:p>-17.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109]-[.B108])/[.B108]*100" office:value-type="float" office:value="-13.5359116022099" calcext:value-type="float">
            <text:p>-13.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110]-[.B109])/[.B109]*100" office:value-type="float" office:value="-69.0095846645367" calcext:value-type="float">
            <text:p>-69.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111]-[.B110])/[.B110]*100" office:value-type="float" office:value="-35.5670103092784" calcext:value-type="float">
            <text:p>-35.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112]-[.B111])/[.B111]*100" office:value-type="float" office:value="-50.8" calcext:value-type="float">
            <text:p>-50.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113]-[.B112])/[.B112]*100" office:value-type="float" office:value="-91.5447154471545" calcext:value-type="float">
            <text:p>-91.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3.31" calcext:value-type="float">
            <text:p>3.31</text:p>
          </table:table-cell>
          <table:table-cell table:formula="of:=([.B114]-[.B113])/[.B113]*100" office:value-type="float" office:value="-68.1730769230769" calcext:value-type="float">
            <text:p>-68.17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34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18]-[.B117])/[.B117]*100" office:value-type="float" office:value="0" calcext:value-type="float">
            <text:p>0.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119]-[.B118])/[.B118]*100" office:value-type="float" office:value="-71.2833961645632" calcext:value-type="float">
            <text:p>-71.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120]-[.B119])/[.B119]*100" office:value-type="float" office:value="-17.351598173516" calcext:value-type="float">
            <text:p>-17.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121]-[.B120])/[.B120]*100" office:value-type="float" office:value="-13.5359116022099" calcext:value-type="float">
            <text:p>-13.5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122]-[.B121])/[.B121]*100" office:value-type="float" office:value="-69.0095846645367" calcext:value-type="float">
            <text:p>-69.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123]-[.B122])/[.B122]*100" office:value-type="float" office:value="-35.5670103092784" calcext:value-type="float">
            <text:p>-35.5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124]-[.B123])/[.B123]*100" office:value-type="float" office:value="-50.8" calcext:value-type="float">
            <text:p>-50.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84.6" calcext:value-type="float">
            <text:p>84.6</text:p>
          </table:table-cell>
          <table:table-cell table:formula="of:=([.B125]-[.B124])/[.B124]*100" office:value-type="float" office:value="-31.219512195122" calcext:value-type="float">
            <text:p>-31.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0" calcext:value-type="float">
            <text:p>0</text:p>
          </table:table-cell>
          <table:table-cell table:formula="of:=([.B126]-[.B125])/[.B125]*100" office:value-type="float" office:value="-100" calcext:value-type="float">
            <text:p>-100.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2">
          <table:table-cell table:style-name="ce13" table:number-columns-repeated="1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8" office:value-type="string" calcext:value-type="string">
            <text:p>T5WW = 2200_1200_200</text:p>
          </table:table-cell>
          <table:table-cell/>
          <table:table-cell table:style-name="Default"/>
          <table:table-cell table:number-columns-repeated="2"/>
          <table:table-cell table:style-name="ce3"/>
          <table:table-cell/>
          <table:table-cell table:style-name="ce1" office:value-type="string" calcext:value-type="string">
            <text:p>2000-1500-1000</text:p>
          </table:table-cell>
          <table:table-cell table:number-columns-repeated="5"/>
          <table:table-cell table:style-name="ce1" office:value-type="string" calcext:value-type="string">
            <text:p>1400_1100_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R6j-1000</text:p>
          </table:table-cell>
          <table:table-cell/>
          <table:table-cell table:style-name="Default"/>
          <table:table-cell table:number-columns-repeated="2"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 table:number-columns-repeated="2"/>
          <table:table-cell table:style-name="ce3" table:formula="of:=[.D134]/[.B134]" office:value-type="float" office:value="751.574803149606" calcext:value-type="float">
            <text:p>751.57</text:p>
          </table:table-cell>
          <table:table-cell table:number-columns-repeated="5"/>
          <table:table-cell table:formula="of:=[.J134]/[.H134]" office:value-type="float" office:value="414.307931570762" calcext:value-type="float">
            <text:p>414.307931570762</text:p>
          </table:table-cell>
          <table:table-cell/>
          <table:table-cell table:style-name="ce3" office:value-type="float" office:value="1160" calcext:value-type="float">
            <text:p>1160.00</text:p>
          </table:table-cell>
          <table:table-cell/>
          <table:table-cell office:value-type="float" office:value="12782" calcext:value-type="float">
            <text:p>12782</text:p>
          </table:table-cell>
          <table:table-cell table:formula="of:=([.P133]-[.P132])/[.P132]*100" office:value-type="string" office:string-value="" calcext:value-type="error">
            <text:p>#DIV/0!</text:p>
          </table:table-cell>
          <table:table-cell table:formula="of:=[.P133]/[.N133]" office:value-type="float" office:value="11.0189655172414" calcext:value-type="float">
            <text:p>11.018965517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19090" calcext:value-type="float">
            <text:p>19090.00</text:p>
          </table:table-cell>
          <table:table-cell table:style-name="ce3" table:number-columns-repeated="2"/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26640" calcext:value-type="float">
            <text:p>26640</text:p>
          </table:table-cell>
          <table:table-cell table:number-columns-repeated="3"/>
          <table:table-cell table:style-name="ce3" office:value-type="float" office:value="1160" calcext:value-type="float">
            <text:p>1160.00</text:p>
          </table:table-cell>
          <table:table-cell/>
          <table:table-cell office:value-type="float" office:value="12782" calcext:value-type="float">
            <text:p>12782</text:p>
          </table:table-cell>
          <table:table-cell table:formula="of:=([.P134]-[.P133])/[.P133]*100" office:value-type="float" office:value="0" calcext:value-type="float">
            <text:p>0</text:p>
          </table:table-cell>
          <table:table-cell table:formula="of:=[.P134]/[.$R$133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135]-[.B134])/[.B134]*100" office:value-type="float" office:value="0" calcext:value-type="float">
            <text:p>0.00</text:p>
          </table:table-cell>
          <table:table-cell table:style-name="ce3" office:value-type="float" office:value="19090" calcext:value-type="float">
            <text:p>19090.00</text:p>
          </table:table-cell>
          <table:table-cell table:style-name="ce3" table:formula="of:=([.D135]-[.D134])/[.D134]*100" office:value-type="float" office:value="0" calcext:value-type="float">
            <text:p>0.00</text:p>
          </table:table-cell>
          <table:table-cell table:style-name="ce3" table:formula="of:=[.D135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 table:formula="of:=([.H135]-[.H134])/[.H134]*100" office:value-type="float" office:value="0" calcext:value-type="float">
            <text:p>0</text:p>
          </table:table-cell>
          <table:table-cell office:value-type="float" office:value="26640" calcext:value-type="float">
            <text:p>26640</text:p>
          </table:table-cell>
          <table:table-cell table:formula="of:=([.J135]-[.J134])/[.J134]*100" office:value-type="float" office:value="0" calcext:value-type="float">
            <text:p>0</text:p>
          </table:table-cell>
          <table:table-cell table:formula="of:=[.J135]/[.$L$133]" office:value-type="float" office:value="64.3" calcext:value-type="float">
            <text:p>64.3</text:p>
          </table:table-cell>
          <table:table-cell/>
          <table:table-cell table:style-name="ce3" office:value-type="float" office:value="798" calcext:value-type="float">
            <text:p>798.00</text:p>
          </table:table-cell>
          <table:table-cell table:formula="of:=([.N135]-[.N134])/[.N134]*100" office:value-type="float" office:value="-31.2068965517241" calcext:value-type="float">
            <text:p>-31.2068965517241</text:p>
          </table:table-cell>
          <table:table-cell office:value-type="float" office:value="9330" calcext:value-type="float">
            <text:p>9330</text:p>
          </table:table-cell>
          <table:table-cell table:formula="of:=([.P135]-[.P134])/[.P134]*100" office:value-type="float" office:value="-27.0067282115475" calcext:value-type="float">
            <text:p>-27.0067282115475</text:p>
          </table:table-cell>
          <table:table-cell table:formula="of:=[.P135]/[.$R$133]" office:value-type="float" office:value="846.721952746049" calcext:value-type="float">
            <text:p>846.721952746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136]-[.B135])/[.B135]*100" office:value-type="float" office:value="-14.5669291338583" calcext:value-type="float">
            <text:p>-14.57</text:p>
          </table:table-cell>
          <table:table-cell table:style-name="ce3" office:value-type="float" office:value="16218" calcext:value-type="float">
            <text:p>16218.00</text:p>
          </table:table-cell>
          <table:table-cell table:style-name="ce3" table:formula="of:=([.D136]-[.D135])/[.D135]*100" office:value-type="float" office:value="-15.0445259298062" calcext:value-type="float">
            <text:p>-15.04</text:p>
          </table:table-cell>
          <table:table-cell table:style-name="ce3" table:formula="of:=[.D136]/[.$F$133]" office:value-type="float" office:value="21.5786904138292" calcext:value-type="float">
            <text:p>21.58</text:p>
          </table:table-cell>
          <table:table-cell/>
          <table:table-cell office:value-type="float" office:value="50.7" calcext:value-type="float">
            <text:p>50.7</text:p>
          </table:table-cell>
          <table:table-cell table:formula="of:=([.H136]-[.H135])/[.H135]*100" office:value-type="float" office:value="-21.1508553654743" calcext:value-type="float">
            <text:p>-21.1508553654743</text:p>
          </table:table-cell>
          <table:table-cell office:value-type="float" office:value="20284" calcext:value-type="float">
            <text:p>20284</text:p>
          </table:table-cell>
          <table:table-cell table:formula="of:=([.J136]-[.J135])/[.J135]*100" office:value-type="float" office:value="-23.8588588588589" calcext:value-type="float">
            <text:p>-23.8588588588589</text:p>
          </table:table-cell>
          <table:table-cell table:formula="of:=[.J136]/[.$L$133]" office:value-type="float" office:value="48.9587537537537" calcext:value-type="float">
            <text:p>48.9587537537537</text:p>
          </table:table-cell>
          <table:table-cell/>
          <table:table-cell table:style-name="ce3" office:value-type="float" office:value="700" calcext:value-type="float">
            <text:p>700.00</text:p>
          </table:table-cell>
          <table:table-cell table:formula="of:=([.N136]-[.N135])/[.N135]*100" office:value-type="float" office:value="-12.280701754386" calcext:value-type="float">
            <text:p>-12.280701754386</text:p>
          </table:table-cell>
          <table:table-cell office:value-type="float" office:value="8080" calcext:value-type="float">
            <text:p>8080</text:p>
          </table:table-cell>
          <table:table-cell table:formula="of:=([.P136]-[.P135])/[.P135]*100" office:value-type="float" office:value="-13.3976420150054" calcext:value-type="float">
            <text:p>-13.3976420150054</text:p>
          </table:table-cell>
          <table:table-cell table:formula="of:=[.P136]/[.$R$133]" office:value-type="float" office:value="733.281176654671" calcext:value-type="float">
            <text:p>733.281176654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137]-[.B136])/[.B136]*100" office:value-type="float" office:value="-16.5898617511521" calcext:value-type="float">
            <text:p>-16.59</text:p>
          </table:table-cell>
          <table:table-cell office:value-type="float" office:value="13450" calcext:value-type="float">
            <text:p>13450</text:p>
          </table:table-cell>
          <table:table-cell table:style-name="ce3" table:formula="of:=([.D137]-[.D136])/[.D136]*100" office:value-type="float" office:value="-17.0674559131829" calcext:value-type="float">
            <text:p>-17.07</text:p>
          </table:table-cell>
          <table:table-cell table:style-name="ce3" table:formula="of:=[.D137]/[.$F$133]" office:value-type="float" office:value="17.8957569408067" calcext:value-type="float">
            <text:p>17.90</text:p>
          </table:table-cell>
          <table:table-cell/>
          <table:table-cell office:value-type="float" office:value="43.6" calcext:value-type="float">
            <text:p>43.6</text:p>
          </table:table-cell>
          <table:table-cell table:formula="of:=([.H137]-[.H136])/[.H136]*100" office:value-type="float" office:value="-14.0039447731755" calcext:value-type="float">
            <text:p>-14.0039447731755</text:p>
          </table:table-cell>
          <table:table-cell office:value-type="float" office:value="17517" calcext:value-type="float">
            <text:p>17517</text:p>
          </table:table-cell>
          <table:table-cell table:formula="of:=([.J137]-[.J136])/[.J136]*100" office:value-type="float" office:value="-13.6412936304476" calcext:value-type="float">
            <text:p>-13.6412936304476</text:p>
          </table:table-cell>
          <table:table-cell table:formula="of:=[.J137]/[.$L$133]" office:value-type="float" office:value="42.2801463963964" calcext:value-type="float">
            <text:p>42.2801463963964</text:p>
          </table:table-cell>
          <table:table-cell/>
          <table:table-cell table:style-name="ce3" office:value-type="float" office:value="600" calcext:value-type="float">
            <text:p>600.00</text:p>
          </table:table-cell>
          <table:table-cell table:formula="of:=([.N137]-[.N136])/[.N136]*100" office:value-type="float" office:value="-14.2857142857143" calcext:value-type="float">
            <text:p>-14.2857142857143</text:p>
          </table:table-cell>
          <table:table-cell office:value-type="float" office:value="6796" calcext:value-type="float">
            <text:p>6796</text:p>
          </table:table-cell>
          <table:table-cell table:formula="of:=([.P137]-[.P136])/[.P136]*100" office:value-type="float" office:value="-15.8910891089109" calcext:value-type="float">
            <text:p>-15.8910891089109</text:p>
          </table:table-cell>
          <table:table-cell table:formula="of:=[.P137]/[.$R$133]" office:value-type="float" office:value="616.754811453607" calcext:value-type="float">
            <text:p>616.754811453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138]-[.B137])/[.B137]*100" office:value-type="float" office:value="-20.4419889502762" calcext:value-type="float">
            <text:p>-20.44</text:p>
          </table:table-cell>
          <table:table-cell table:style-name="ce3" office:value-type="float" office:value="10558" calcext:value-type="float">
            <text:p>10558.00</text:p>
          </table:table-cell>
          <table:table-cell table:style-name="ce3" table:formula="of:=([.D138]-[.D137])/[.D137]*100" office:value-type="float" office:value="-21.5018587360595" calcext:value-type="float">
            <text:p>-21.50</text:p>
          </table:table-cell>
          <table:table-cell table:style-name="ce3" table:formula="of:=[.D138]/[.$F$133]" office:value-type="float" office:value="14.0478365636459" calcext:value-type="float">
            <text:p>14.05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H138]-[.H137])/[.H137]*100" office:value-type="float" office:value="-17.6605504587156" calcext:value-type="float">
            <text:p>-17.6605504587156</text:p>
          </table:table-cell>
          <table:table-cell office:value-type="float" office:value="14502" calcext:value-type="float">
            <text:p>14502</text:p>
          </table:table-cell>
          <table:table-cell table:formula="of:=([.J138]-[.J137])/[.J137]*100" office:value-type="float" office:value="-17.2118513444083" calcext:value-type="float">
            <text:p>-17.2118513444083</text:p>
          </table:table-cell>
          <table:table-cell table:formula="of:=[.J138]/[.$L$133]" office:value-type="float" office:value="35.0029504504504" calcext:value-type="float">
            <text:p>35.0029504504504</text:p>
          </table:table-cell>
          <table:table-cell/>
          <table:table-cell table:style-name="ce3" office:value-type="float" office:value="313" calcext:value-type="float">
            <text:p>313.00</text:p>
          </table:table-cell>
          <table:table-cell table:formula="of:=([.N138]-[.N137])/[.N137]*100" office:value-type="float" office:value="-47.8333333333333" calcext:value-type="float">
            <text:p>-47.8333333333333</text:p>
          </table:table-cell>
          <table:table-cell office:value-type="float" office:value="3882" calcext:value-type="float">
            <text:p>3882</text:p>
          </table:table-cell>
          <table:table-cell table:formula="of:=([.P138]-[.P137])/[.P137]*100" office:value-type="float" office:value="-42.8781636256622" calcext:value-type="float">
            <text:p>-42.8781636256622</text:p>
          </table:table-cell>
          <table:table-cell table:formula="of:=[.P138]/[.$R$133]" office:value-type="float" office:value="352.301674229385" calcext:value-type="float">
            <text:p>352.301674229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139]-[.B138])/[.B138]*100" office:value-type="float" office:value="-14.5833333333333" calcext:value-type="float">
            <text:p>-14.58</text:p>
          </table:table-cell>
          <table:table-cell table:style-name="ce3" office:value-type="float" office:value="8929" calcext:value-type="float">
            <text:p>8929.00</text:p>
          </table:table-cell>
          <table:table-cell table:style-name="ce3" table:formula="of:=([.D139]-[.D138])/[.D138]*100" office:value-type="float" office:value="-15.4290585338132" calcext:value-type="float">
            <text:p>-15.43</text:p>
          </table:table-cell>
          <table:table-cell table:style-name="ce3" table:formula="of:=[.D139]/[.$F$133]" office:value-type="float" office:value="11.8803876375065" calcext:value-type="float">
            <text:p>11.88</text:p>
          </table:table-cell>
          <table:table-cell/>
          <table:table-cell office:value-type="float" office:value="25.7" calcext:value-type="float">
            <text:p>25.7</text:p>
          </table:table-cell>
          <table:table-cell table:formula="of:=([.H139]-[.H138])/[.H138]*100" office:value-type="float" office:value="-28.4122562674095" calcext:value-type="float">
            <text:p>-28.4122562674095</text:p>
          </table:table-cell>
          <table:table-cell office:value-type="float" office:value="10238" calcext:value-type="float">
            <text:p>10238</text:p>
          </table:table-cell>
          <table:table-cell table:formula="of:=([.J139]-[.J138])/[.J138]*100" office:value-type="float" office:value="-29.40284098745" calcext:value-type="float">
            <text:p>-29.40284098745</text:p>
          </table:table-cell>
          <table:table-cell table:formula="of:=[.J139]/[.$L$133]" office:value-type="float" office:value="24.7110885885886" calcext:value-type="float">
            <text:p>24.7110885885886</text:p>
          </table:table-cell>
          <table:table-cell/>
          <table:table-cell table:style-name="ce3" office:value-type="float" office:value="260" calcext:value-type="float">
            <text:p>260.00</text:p>
          </table:table-cell>
          <table:table-cell table:formula="of:=([.N139]-[.N138])/[.N138]*100" office:value-type="float" office:value="-16.9329073482428" calcext:value-type="float">
            <text:p>-16.9329073482428</text:p>
          </table:table-cell>
          <table:table-cell office:value-type="float" office:value="3158" calcext:value-type="float">
            <text:p>3158</text:p>
          </table:table-cell>
          <table:table-cell table:formula="of:=([.P139]-[.P138])/[.P138]*100" office:value-type="float" office:value="-18.650180319423" calcext:value-type="float">
            <text:p>-18.650180319423</text:p>
          </table:table-cell>
          <table:table-cell table:formula="of:=[.P139]/[.$R$133]" office:value-type="float" office:value="286.596776717259" calcext:value-type="float">
            <text:p>286.596776717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140]-[.B139])/[.B139]*100" office:value-type="float" office:value="-14.6341463414634" calcext:value-type="float">
            <text:p>-14.63</text:p>
          </table:table-cell>
          <table:table-cell table:style-name="ce3" office:value-type="float" office:value="7587" calcext:value-type="float">
            <text:p>7587.00</text:p>
          </table:table-cell>
          <table:table-cell table:style-name="ce3" table:formula="of:=([.D140]-[.D139])/[.D139]*100" office:value-type="float" office:value="-15.0296785754284" calcext:value-type="float">
            <text:p>-15.03</text:p>
          </table:table-cell>
          <table:table-cell table:style-name="ce3" table:formula="of:=[.D140]/[.$F$133]" office:value-type="float" office:value="10.0948035620744" calcext:value-type="float">
            <text:p>10.09</text:p>
          </table:table-cell>
          <table:table-cell/>
          <table:table-cell office:value-type="float" office:value="22.6" calcext:value-type="float">
            <text:p>22.6</text:p>
          </table:table-cell>
          <table:table-cell table:formula="of:=([.H140]-[.H139])/[.H139]*100" office:value-type="float" office:value="-12.0622568093385" calcext:value-type="float">
            <text:p>-12.0622568093385</text:p>
          </table:table-cell>
          <table:table-cell office:value-type="float" office:value="8783" calcext:value-type="float">
            <text:p>8783</text:p>
          </table:table-cell>
          <table:table-cell table:formula="of:=([.J140]-[.J139])/[.J139]*100" office:value-type="float" office:value="-14.2117601093964" calcext:value-type="float">
            <text:p>-14.2117601093964</text:p>
          </table:table-cell>
          <table:table-cell table:formula="of:=[.J140]/[.$L$133]" office:value-type="float" office:value="21.199207957958" calcext:value-type="float">
            <text:p>21.199207957958</text:p>
          </table:table-cell>
          <table:table-cell/>
          <table:table-cell table:style-name="ce3" office:value-type="float" office:value="171" calcext:value-type="float">
            <text:p>171.00</text:p>
          </table:table-cell>
          <table:table-cell table:formula="of:=([.N140]-[.N139])/[.N139]*100" office:value-type="float" office:value="-34.2307692307692" calcext:value-type="float">
            <text:p>-34.2307692307692</text:p>
          </table:table-cell>
          <table:table-cell office:value-type="float" office:value="2120" calcext:value-type="float">
            <text:p>2120</text:p>
          </table:table-cell>
          <table:table-cell table:formula="of:=([.P140]-[.P139])/[.P139]*100" office:value-type="float" office:value="-32.8689043698543" calcext:value-type="float">
            <text:p>-32.8689043698543</text:p>
          </table:table-cell>
          <table:table-cell table:formula="of:=[.P140]/[.$R$133]" office:value-type="float" office:value="192.395556250978" calcext:value-type="float">
            <text:p>192.395556250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141]-[.B140])/[.B140]*100" office:value-type="float" office:value="-30.6666666666667" calcext:value-type="float">
            <text:p>-30.67</text:p>
          </table:table-cell>
          <table:table-cell table:style-name="ce3" office:value-type="float" office:value="5212" calcext:value-type="float">
            <text:p>5212.00</text:p>
          </table:table-cell>
          <table:table-cell table:style-name="ce3" table:formula="of:=([.D141]-[.D140])/[.D140]*100" office:value-type="float" office:value="-31.303545538421" calcext:value-type="float">
            <text:p>-31.30</text:p>
          </table:table-cell>
          <table:table-cell table:style-name="ce3" table:formula="of:=[.D141]/[.$F$133]" office:value-type="float" office:value="6.93477213200629" calcext:value-type="float">
            <text:p>6.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H141]-[.H140])/[.H140]*100" office:value-type="float" office:value="-29.2035398230089" calcext:value-type="float">
            <text:p>-29.2035398230089</text:p>
          </table:table-cell>
          <table:table-cell office:value-type="float" office:value="6205" calcext:value-type="float">
            <text:p>6205</text:p>
          </table:table-cell>
          <table:table-cell table:formula="of:=([.J141]-[.J140])/[.J140]*100" office:value-type="float" office:value="-29.3521575771376" calcext:value-type="float">
            <text:p>-29.3521575771376</text:p>
          </table:table-cell>
          <table:table-cell table:formula="of:=[.J141]/[.$L$133]" office:value-type="float" office:value="14.976783033033" calcext:value-type="float">
            <text:p>14.976783033033</text:p>
          </table:table-cell>
          <table:table-cell/>
          <table:table-cell table:style-name="ce3" office:value-type="float" office:value="42.8" calcext:value-type="float">
            <text:p>42.80</text:p>
          </table:table-cell>
          <table:table-cell table:formula="of:=([.N141]-[.N140])/[.N140]*100" office:value-type="float" office:value="-74.9707602339181" calcext:value-type="float">
            <text:p>-74.9707602339181</text:p>
          </table:table-cell>
          <table:table-cell office:value-type="float" office:value="544" calcext:value-type="float">
            <text:p>544</text:p>
          </table:table-cell>
          <table:table-cell table:formula="of:=([.P141]-[.P140])/[.P140]*100" office:value-type="float" office:value="-74.3396226415094" calcext:value-type="float">
            <text:p>-74.3396226415094</text:p>
          </table:table-cell>
          <table:table-cell table:formula="of:=[.P141]/[.$R$133]" office:value-type="float" office:value="49.3694257549679" calcext:value-type="float">
            <text:p>49.3694257549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3.58" calcext:value-type="float">
            <text:p>3.58</text:p>
          </table:table-cell>
          <table:table-cell table:formula="of:=([.B142]-[.B141])/[.B141]*100" office:value-type="float" office:value="-50.8241758241758" calcext:value-type="float">
            <text:p>-50.82</text:p>
          </table:table-cell>
          <table:table-cell table:style-name="ce3" office:value-type="float" office:value="2556" calcext:value-type="float">
            <text:p>2556.00</text:p>
          </table:table-cell>
          <table:table-cell table:style-name="ce3" table:formula="of:=([.D142]-[.D141])/[.D141]*100" office:value-type="float" office:value="-50.9593246354566" calcext:value-type="float">
            <text:p>-50.96</text:p>
          </table:table-cell>
          <table:table-cell table:style-name="ce3" table:formula="of:=[.D142]/[.$F$133]" office:value-type="float" office:value="3.40085908852802" calcext:value-type="float">
            <text:p>3.40</text:p>
          </table:table-cell>
          <table:table-cell/>
          <table:table-cell office:value-type="float" office:value="6.91" calcext:value-type="float">
            <text:p>6.91</text:p>
          </table:table-cell>
          <table:table-cell table:formula="of:=([.H142]-[.H141])/[.H141]*100" office:value-type="float" office:value="-56.8125" calcext:value-type="float">
            <text:p>-56.8125</text:p>
          </table:table-cell>
          <table:table-cell office:value-type="float" office:value="2686" calcext:value-type="float">
            <text:p>2686</text:p>
          </table:table-cell>
          <table:table-cell table:formula="of:=([.J142]-[.J141])/[.J141]*100" office:value-type="float" office:value="-56.7123287671233" calcext:value-type="float">
            <text:p>-56.7123287671233</text:p>
          </table:table-cell>
          <table:table-cell table:formula="of:=[.J142]/[.$L$133]" office:value-type="float" office:value="6.4831006006006" calcext:value-type="float">
            <text:p>6.4831006006006</text:p>
          </table:table-cell>
          <table:table-cell/>
          <table:table-cell table:style-name="ce3" office:value-type="float" office:value="42.8" calcext:value-type="float">
            <text:p>42.80</text:p>
          </table:table-cell>
          <table:table-cell table:formula="of:=([.N142]-[.N141])/[.N141]*100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P142]/[.$R$133]" office:value-type="float" office:value="49.3694257549679" calcext:value-type="float">
            <text:p>49.3694257549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&gt;1000</text:p>
          </table:table-cell>
          <table:table-cell table:style-name="ce3" office:value-type="float" office:value="3.58" calcext:value-type="float">
            <text:p>3.58</text:p>
          </table:table-cell>
          <table:table-cell table:formula="of:=([.B143]-[.B142])/[.B142]*100" office:value-type="float" office:value="0" calcext:value-type="float">
            <text:p>0.00</text:p>
          </table:table-cell>
          <table:table-cell table:style-name="ce3" office:value-type="float" office:value="2556" calcext:value-type="float">
            <text:p>2556.00</text:p>
          </table:table-cell>
          <table:table-cell table:style-name="ce3" table:formula="of:=([.D143]-[.D142])/[.D142]*100" office:value-type="float" office:value="0" calcext:value-type="float">
            <text:p>0.00</text:p>
          </table:table-cell>
          <table:table-cell table:style-name="ce3" table:formula="of:=[.D143]/[.$F$133]" office:value-type="float" office:value="3.40085908852802" calcext:value-type="float">
            <text:p>3.40</text:p>
          </table:table-cell>
          <table:table-cell/>
          <table:table-cell office:value-type="float" office:value="6.91" calcext:value-type="float">
            <text:p>6.91</text:p>
          </table:table-cell>
          <table:table-cell table:formula="of:=([.H143]-[.H142])/[.H142]*100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table:formula="of:=([.J143]-[.J142])/[.J142]*100" office:value-type="float" office:value="0" calcext:value-type="float">
            <text:p>0</text:p>
          </table:table-cell>
          <table:table-cell table:formula="of:=[.J143]/[.$L$133]" office:value-type="float" office:value="6.4831006006006" calcext:value-type="float">
            <text:p>6.4831006006006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>
            <text:p>SR6j-2200</text:p>
          </table:table-cell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19090" calcext:value-type="float">
            <text:p>19090.00</text:p>
          </table:table-cell>
          <table:table-cell table:style-name="ce3"/>
          <table:table-cell table:style-name="ce3" table:formula="of:=[.D147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26640" calcext:value-type="float">
            <text:p>26640</text:p>
          </table:table-cell>
          <table:table-cell/>
          <table:table-cell table:formula="of:=[.J147]/[.$L$133]" office:value-type="float" office:value="64.3" calcext:value-type="float">
            <text:p>64.3</text:p>
          </table:table-cell>
          <table:table-cell/>
          <table:table-cell table:style-name="ce3" office:value-type="float" office:value="1160" calcext:value-type="float">
            <text:p>1160.00</text:p>
          </table:table-cell>
          <table:table-cell/>
          <table:table-cell office:value-type="float" office:value="12782" calcext:value-type="float">
            <text:p>12782</text:p>
          </table:table-cell>
          <table:table-cell/>
          <table:table-cell table:formula="of:=[.P147]/[.N147]" office:value-type="float" office:value="11.0189655172414" calcext:value-type="float">
            <text:p>11.018965517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148]-[.B147])/[.B147]*100" office:value-type="float" office:value="0" calcext:value-type="float">
            <text:p>0.00</text:p>
          </table:table-cell>
          <table:table-cell table:style-name="ce3" office:value-type="float" office:value="19090" calcext:value-type="float">
            <text:p>19090.00</text:p>
          </table:table-cell>
          <table:table-cell table:style-name="ce3" table:formula="of:=([.D148]-[.D147])/[.D147]*100" office:value-type="float" office:value="0" calcext:value-type="float">
            <text:p>0.00</text:p>
          </table:table-cell>
          <table:table-cell table:style-name="ce3" table:formula="of:=[.D148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 table:formula="of:=([.H148]-[.H147])/[.H147]*100" office:value-type="float" office:value="0" calcext:value-type="float">
            <text:p>0</text:p>
          </table:table-cell>
          <table:table-cell office:value-type="float" office:value="26640" calcext:value-type="float">
            <text:p>26640</text:p>
          </table:table-cell>
          <table:table-cell table:formula="of:=([.J148]-[.J147])/[.J147]*100" office:value-type="float" office:value="0" calcext:value-type="float">
            <text:p>0</text:p>
          </table:table-cell>
          <table:table-cell table:formula="of:=[.J148]/[.$L$133]" office:value-type="float" office:value="64.3" calcext:value-type="float">
            <text:p>64.3</text:p>
          </table:table-cell>
          <table:table-cell/>
          <table:table-cell table:style-name="ce3" office:value-type="float" office:value="1160" calcext:value-type="float">
            <text:p>1160.00</text:p>
          </table:table-cell>
          <table:table-cell table:formula="of:=([.N148]-[.N147])/[.N147]*100" office:value-type="float" office:value="0" calcext:value-type="float">
            <text:p>0</text:p>
          </table:table-cell>
          <table:table-cell office:value-type="float" office:value="12782" calcext:value-type="float">
            <text:p>12782</text:p>
          </table:table-cell>
          <table:table-cell table:formula="of:=([.P148]-[.P147])/[.P147]*100" office:value-type="float" office:value="0" calcext:value-type="float">
            <text:p>0</text:p>
          </table:table-cell>
          <table:table-cell table:formula="of:=[.P148]/[.$R$147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149]-[.B148])/[.B148]*100" office:value-type="float" office:value="-14.5669291338583" calcext:value-type="float">
            <text:p>-14.57</text:p>
          </table:table-cell>
          <table:table-cell table:style-name="ce3" office:value-type="float" office:value="16218" calcext:value-type="float">
            <text:p>16218.00</text:p>
          </table:table-cell>
          <table:table-cell table:style-name="ce3" table:formula="of:=([.D149]-[.D148])/[.D148]*100" office:value-type="float" office:value="-15.0445259298062" calcext:value-type="float">
            <text:p>-15.04</text:p>
          </table:table-cell>
          <table:table-cell table:style-name="ce3" table:formula="of:=[.D149]/[.$F$133]" office:value-type="float" office:value="21.5786904138292" calcext:value-type="float">
            <text:p>21.58</text:p>
          </table:table-cell>
          <table:table-cell/>
          <table:table-cell office:value-type="float" office:value="50.7" calcext:value-type="float">
            <text:p>50.7</text:p>
          </table:table-cell>
          <table:table-cell table:formula="of:=([.H149]-[.H148])/[.H148]*100" office:value-type="float" office:value="-21.1508553654743" calcext:value-type="float">
            <text:p>-21.1508553654743</text:p>
          </table:table-cell>
          <table:table-cell office:value-type="float" office:value="20284" calcext:value-type="float">
            <text:p>20284</text:p>
          </table:table-cell>
          <table:table-cell table:formula="of:=([.J149]-[.J148])/[.J148]*100" office:value-type="float" office:value="-23.8588588588589" calcext:value-type="float">
            <text:p>-23.8588588588589</text:p>
          </table:table-cell>
          <table:table-cell table:formula="of:=[.J149]/[.$L$133]" office:value-type="float" office:value="48.9587537537537" calcext:value-type="float">
            <text:p>48.9587537537537</text:p>
          </table:table-cell>
          <table:table-cell/>
          <table:table-cell table:style-name="ce3" office:value-type="float" office:value="798" calcext:value-type="float">
            <text:p>798.00</text:p>
          </table:table-cell>
          <table:table-cell table:formula="of:=([.N149]-[.N148])/[.N148]*100" office:value-type="float" office:value="-31.2068965517241" calcext:value-type="float">
            <text:p>-31.2068965517241</text:p>
          </table:table-cell>
          <table:table-cell office:value-type="float" office:value="9330" calcext:value-type="float">
            <text:p>9330</text:p>
          </table:table-cell>
          <table:table-cell table:formula="of:=([.P149]-[.P148])/[.P148]*100" office:value-type="float" office:value="-27.0067282115475" calcext:value-type="float">
            <text:p>-27.0067282115475</text:p>
          </table:table-cell>
          <table:table-cell table:formula="of:=[.P149]/[.$R$147]" office:value-type="float" office:value="846.721952746049" calcext:value-type="float">
            <text:p>846.721952746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150]-[.B149])/[.B149]*100" office:value-type="float" office:value="-16.5898617511521" calcext:value-type="float">
            <text:p>-16.59</text:p>
          </table:table-cell>
          <table:table-cell office:value-type="float" office:value="13450" calcext:value-type="float">
            <text:p>13450</text:p>
          </table:table-cell>
          <table:table-cell table:style-name="ce3" table:formula="of:=([.D150]-[.D149])/[.D149]*100" office:value-type="float" office:value="-17.0674559131829" calcext:value-type="float">
            <text:p>-17.07</text:p>
          </table:table-cell>
          <table:table-cell table:style-name="ce3" table:formula="of:=[.D150]/[.$F$133]" office:value-type="float" office:value="17.8957569408067" calcext:value-type="float">
            <text:p>17.90</text:p>
          </table:table-cell>
          <table:table-cell/>
          <table:table-cell office:value-type="float" office:value="43.6" calcext:value-type="float">
            <text:p>43.6</text:p>
          </table:table-cell>
          <table:table-cell table:formula="of:=([.H150]-[.H149])/[.H149]*100" office:value-type="float" office:value="-14.0039447731755" calcext:value-type="float">
            <text:p>-14.0039447731755</text:p>
          </table:table-cell>
          <table:table-cell office:value-type="float" office:value="17517" calcext:value-type="float">
            <text:p>17517</text:p>
          </table:table-cell>
          <table:table-cell table:formula="of:=([.J150]-[.J149])/[.J149]*100" office:value-type="float" office:value="-13.6412936304476" calcext:value-type="float">
            <text:p>-13.6412936304476</text:p>
          </table:table-cell>
          <table:table-cell table:formula="of:=[.J150]/[.$L$133]" office:value-type="float" office:value="42.2801463963964" calcext:value-type="float">
            <text:p>42.2801463963964</text:p>
          </table:table-cell>
          <table:table-cell/>
          <table:table-cell table:style-name="ce3" office:value-type="float" office:value="700" calcext:value-type="float">
            <text:p>700.00</text:p>
          </table:table-cell>
          <table:table-cell table:formula="of:=([.N150]-[.N149])/[.N149]*100" office:value-type="float" office:value="-12.280701754386" calcext:value-type="float">
            <text:p>-12.280701754386</text:p>
          </table:table-cell>
          <table:table-cell office:value-type="float" office:value="8080" calcext:value-type="float">
            <text:p>8080</text:p>
          </table:table-cell>
          <table:table-cell table:formula="of:=([.P150]-[.P149])/[.P149]*100" office:value-type="float" office:value="-13.3976420150054" calcext:value-type="float">
            <text:p>-13.3976420150054</text:p>
          </table:table-cell>
          <table:table-cell table:formula="of:=[.P150]/[.$R$147]" office:value-type="float" office:value="733.281176654671" calcext:value-type="float">
            <text:p>733.281176654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151]-[.B150])/[.B150]*100" office:value-type="float" office:value="-20.4419889502762" calcext:value-type="float">
            <text:p>-20.44</text:p>
          </table:table-cell>
          <table:table-cell table:style-name="ce3" office:value-type="float" office:value="10558" calcext:value-type="float">
            <text:p>10558.00</text:p>
          </table:table-cell>
          <table:table-cell table:style-name="ce3" table:formula="of:=([.D151]-[.D150])/[.D150]*100" office:value-type="float" office:value="-21.5018587360595" calcext:value-type="float">
            <text:p>-21.50</text:p>
          </table:table-cell>
          <table:table-cell table:style-name="ce3" table:formula="of:=[.D151]/[.$F$133]" office:value-type="float" office:value="14.0478365636459" calcext:value-type="float">
            <text:p>14.05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H151]-[.H150])/[.H150]*100" office:value-type="float" office:value="-17.6605504587156" calcext:value-type="float">
            <text:p>-17.6605504587156</text:p>
          </table:table-cell>
          <table:table-cell office:value-type="float" office:value="14502" calcext:value-type="float">
            <text:p>14502</text:p>
          </table:table-cell>
          <table:table-cell table:formula="of:=([.J151]-[.J150])/[.J150]*100" office:value-type="float" office:value="-17.2118513444083" calcext:value-type="float">
            <text:p>-17.2118513444083</text:p>
          </table:table-cell>
          <table:table-cell table:formula="of:=[.J151]/[.$L$133]" office:value-type="float" office:value="35.0029504504504" calcext:value-type="float">
            <text:p>35.0029504504504</text:p>
          </table:table-cell>
          <table:table-cell/>
          <table:table-cell table:style-name="ce3" office:value-type="float" office:value="600" calcext:value-type="float">
            <text:p>600.00</text:p>
          </table:table-cell>
          <table:table-cell table:formula="of:=([.N151]-[.N150])/[.N150]*100" office:value-type="float" office:value="-14.2857142857143" calcext:value-type="float">
            <text:p>-14.2857142857143</text:p>
          </table:table-cell>
          <table:table-cell office:value-type="float" office:value="6796" calcext:value-type="float">
            <text:p>6796</text:p>
          </table:table-cell>
          <table:table-cell table:formula="of:=([.P151]-[.P150])/[.P150]*100" office:value-type="float" office:value="-15.8910891089109" calcext:value-type="float">
            <text:p>-15.8910891089109</text:p>
          </table:table-cell>
          <table:table-cell table:formula="of:=[.P151]/[.$R$147]" office:value-type="float" office:value="616.754811453607" calcext:value-type="float">
            <text:p>616.754811453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152]-[.B151])/[.B151]*100" office:value-type="float" office:value="-14.5833333333333" calcext:value-type="float">
            <text:p>-14.58</text:p>
          </table:table-cell>
          <table:table-cell table:style-name="ce3" office:value-type="float" office:value="8929" calcext:value-type="float">
            <text:p>8929.00</text:p>
          </table:table-cell>
          <table:table-cell table:style-name="ce3" table:formula="of:=([.D152]-[.D151])/[.D151]*100" office:value-type="float" office:value="-15.4290585338132" calcext:value-type="float">
            <text:p>-15.43</text:p>
          </table:table-cell>
          <table:table-cell table:style-name="ce3" table:formula="of:=[.D152]/[.$F$133]" office:value-type="float" office:value="11.8803876375065" calcext:value-type="float">
            <text:p>11.88</text:p>
          </table:table-cell>
          <table:table-cell/>
          <table:table-cell office:value-type="float" office:value="25.7" calcext:value-type="float">
            <text:p>25.7</text:p>
          </table:table-cell>
          <table:table-cell table:formula="of:=([.H152]-[.H151])/[.H151]*100" office:value-type="float" office:value="-28.4122562674095" calcext:value-type="float">
            <text:p>-28.4122562674095</text:p>
          </table:table-cell>
          <table:table-cell office:value-type="float" office:value="10238" calcext:value-type="float">
            <text:p>10238</text:p>
          </table:table-cell>
          <table:table-cell table:formula="of:=([.J152]-[.J151])/[.J151]*100" office:value-type="float" office:value="-29.40284098745" calcext:value-type="float">
            <text:p>-29.40284098745</text:p>
          </table:table-cell>
          <table:table-cell table:formula="of:=[.J152]/[.$L$133]" office:value-type="float" office:value="24.7110885885886" calcext:value-type="float">
            <text:p>24.7110885885886</text:p>
          </table:table-cell>
          <table:table-cell/>
          <table:table-cell table:style-name="ce3" office:value-type="float" office:value="313" calcext:value-type="float">
            <text:p>313.00</text:p>
          </table:table-cell>
          <table:table-cell table:formula="of:=([.N152]-[.N151])/[.N151]*100" office:value-type="float" office:value="-47.8333333333333" calcext:value-type="float">
            <text:p>-47.8333333333333</text:p>
          </table:table-cell>
          <table:table-cell office:value-type="float" office:value="3882" calcext:value-type="float">
            <text:p>3882</text:p>
          </table:table-cell>
          <table:table-cell table:formula="of:=([.P152]-[.P151])/[.P151]*100" office:value-type="float" office:value="-42.8781636256622" calcext:value-type="float">
            <text:p>-42.8781636256622</text:p>
          </table:table-cell>
          <table:table-cell table:formula="of:=[.P152]/[.$R$147]" office:value-type="float" office:value="352.301674229385" calcext:value-type="float">
            <text:p>352.301674229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153]-[.B152])/[.B152]*100" office:value-type="float" office:value="-14.6341463414634" calcext:value-type="float">
            <text:p>-14.63</text:p>
          </table:table-cell>
          <table:table-cell table:style-name="ce3" office:value-type="float" office:value="7587" calcext:value-type="float">
            <text:p>7587.00</text:p>
          </table:table-cell>
          <table:table-cell table:style-name="ce3" table:formula="of:=([.D153]-[.D152])/[.D152]*100" office:value-type="float" office:value="-15.0296785754284" calcext:value-type="float">
            <text:p>-15.03</text:p>
          </table:table-cell>
          <table:table-cell table:style-name="ce3" table:formula="of:=[.D153]/[.$F$133]" office:value-type="float" office:value="10.0948035620744" calcext:value-type="float">
            <text:p>10.09</text:p>
          </table:table-cell>
          <table:table-cell/>
          <table:table-cell office:value-type="float" office:value="22.6" calcext:value-type="float">
            <text:p>22.6</text:p>
          </table:table-cell>
          <table:table-cell table:formula="of:=([.H153]-[.H152])/[.H152]*100" office:value-type="float" office:value="-12.0622568093385" calcext:value-type="float">
            <text:p>-12.0622568093385</text:p>
          </table:table-cell>
          <table:table-cell office:value-type="float" office:value="8783" calcext:value-type="float">
            <text:p>8783</text:p>
          </table:table-cell>
          <table:table-cell table:formula="of:=([.J153]-[.J152])/[.J152]*100" office:value-type="float" office:value="-14.2117601093964" calcext:value-type="float">
            <text:p>-14.2117601093964</text:p>
          </table:table-cell>
          <table:table-cell table:formula="of:=[.J153]/[.$L$133]" office:value-type="float" office:value="21.199207957958" calcext:value-type="float">
            <text:p>21.199207957958</text:p>
          </table:table-cell>
          <table:table-cell/>
          <table:table-cell table:style-name="ce3" office:value-type="float" office:value="260" calcext:value-type="float">
            <text:p>260.00</text:p>
          </table:table-cell>
          <table:table-cell table:formula="of:=([.N153]-[.N152])/[.N152]*100" office:value-type="float" office:value="-16.9329073482428" calcext:value-type="float">
            <text:p>-16.9329073482428</text:p>
          </table:table-cell>
          <table:table-cell office:value-type="float" office:value="3158" calcext:value-type="float">
            <text:p>3158</text:p>
          </table:table-cell>
          <table:table-cell table:formula="of:=([.P153]-[.P152])/[.P152]*100" office:value-type="float" office:value="-18.650180319423" calcext:value-type="float">
            <text:p>-18.650180319423</text:p>
          </table:table-cell>
          <table:table-cell table:formula="of:=[.P153]/[.$R$147]" office:value-type="float" office:value="286.596776717259" calcext:value-type="float">
            <text:p>286.596776717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154]-[.B153])/[.B153]*100" office:value-type="float" office:value="-30.6666666666667" calcext:value-type="float">
            <text:p>-30.67</text:p>
          </table:table-cell>
          <table:table-cell table:style-name="ce3" office:value-type="float" office:value="5212" calcext:value-type="float">
            <text:p>5212.00</text:p>
          </table:table-cell>
          <table:table-cell table:style-name="ce3" table:formula="of:=([.D154]-[.D153])/[.D153]*100" office:value-type="float" office:value="-31.303545538421" calcext:value-type="float">
            <text:p>-31.30</text:p>
          </table:table-cell>
          <table:table-cell table:style-name="ce3" table:formula="of:=[.D154]/[.$F$133]" office:value-type="float" office:value="6.93477213200629" calcext:value-type="float">
            <text:p>6.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H154]-[.H153])/[.H153]*100" office:value-type="float" office:value="-29.2035398230089" calcext:value-type="float">
            <text:p>-29.2035398230089</text:p>
          </table:table-cell>
          <table:table-cell office:value-type="float" office:value="6205" calcext:value-type="float">
            <text:p>6205</text:p>
          </table:table-cell>
          <table:table-cell table:formula="of:=([.J154]-[.J153])/[.J153]*100" office:value-type="float" office:value="-29.3521575771376" calcext:value-type="float">
            <text:p>-29.3521575771376</text:p>
          </table:table-cell>
          <table:table-cell table:formula="of:=[.J154]/[.$L$133]" office:value-type="float" office:value="14.976783033033" calcext:value-type="float">
            <text:p>14.976783033033</text:p>
          </table:table-cell>
          <table:table-cell/>
          <table:table-cell table:style-name="ce3" office:value-type="float" office:value="171" calcext:value-type="float">
            <text:p>171.00</text:p>
          </table:table-cell>
          <table:table-cell table:formula="of:=([.N154]-[.N153])/[.N153]*100" office:value-type="float" office:value="-34.2307692307692" calcext:value-type="float">
            <text:p>-34.2307692307692</text:p>
          </table:table-cell>
          <table:table-cell office:value-type="float" office:value="2120" calcext:value-type="float">
            <text:p>2120</text:p>
          </table:table-cell>
          <table:table-cell table:formula="of:=([.P154]-[.P153])/[.P153]*100" office:value-type="float" office:value="-32.8689043698543" calcext:value-type="float">
            <text:p>-32.8689043698543</text:p>
          </table:table-cell>
          <table:table-cell table:formula="of:=[.P154]/[.$R$147]" office:value-type="float" office:value="192.395556250978" calcext:value-type="float">
            <text:p>192.395556250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3.59" calcext:value-type="float">
            <text:p>3.59</text:p>
          </table:table-cell>
          <table:table-cell table:formula="of:=([.B155]-[.B154])/[.B154]*100" office:value-type="float" office:value="-50.6868131868132" calcext:value-type="float">
            <text:p>-50.69</text:p>
          </table:table-cell>
          <table:table-cell table:style-name="ce3" office:value-type="float" office:value="2556" calcext:value-type="float">
            <text:p>2556.00</text:p>
          </table:table-cell>
          <table:table-cell table:style-name="ce3" table:formula="of:=([.D155]-[.D154])/[.D154]*100" office:value-type="float" office:value="-50.9593246354566" calcext:value-type="float">
            <text:p>-50.96</text:p>
          </table:table-cell>
          <table:table-cell table:style-name="ce3" table:formula="of:=[.D155]/[.$F$133]" office:value-type="float" office:value="3.40085908852802" calcext:value-type="float">
            <text:p>3.40</text:p>
          </table:table-cell>
          <table:table-cell/>
          <table:table-cell office:value-type="float" office:value="6.91" calcext:value-type="float">
            <text:p>6.91</text:p>
          </table:table-cell>
          <table:table-cell table:formula="of:=([.H155]-[.H154])/[.H154]*100" office:value-type="float" office:value="-56.8125" calcext:value-type="float">
            <text:p>-56.8125</text:p>
          </table:table-cell>
          <table:table-cell office:value-type="float" office:value="2686" calcext:value-type="float">
            <text:p>2686</text:p>
          </table:table-cell>
          <table:table-cell table:formula="of:=([.J155]-[.J154])/[.J154]*100" office:value-type="float" office:value="-56.7123287671233" calcext:value-type="float">
            <text:p>-56.7123287671233</text:p>
          </table:table-cell>
          <table:table-cell table:formula="of:=[.J155]/[.$L$133]" office:value-type="float" office:value="6.4831006006006" calcext:value-type="float">
            <text:p>6.4831006006006</text:p>
          </table:table-cell>
          <table:table-cell/>
          <table:table-cell table:style-name="ce3" office:value-type="float" office:value="42.8" calcext:value-type="float">
            <text:p>42.80</text:p>
          </table:table-cell>
          <table:table-cell table:formula="of:=([.N155]-[.N154])/[.N154]*100" office:value-type="float" office:value="-74.9707602339181" calcext:value-type="float">
            <text:p>-74.9707602339181</text:p>
          </table:table-cell>
          <table:table-cell office:value-type="float" office:value="544" calcext:value-type="float">
            <text:p>544</text:p>
          </table:table-cell>
          <table:table-cell table:formula="of:=([.P155]-[.P154])/[.P154]*100" office:value-type="float" office:value="-74.3396226415094" calcext:value-type="float">
            <text:p>-74.3396226415094</text:p>
          </table:table-cell>
          <table:table-cell table:formula="of:=[.P155]/[.$R$147]" office:value-type="float" office:value="49.3694257549679" calcext:value-type="float">
            <text:p>49.3694257549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&gt;2200</text:p>
          </table:table-cell>
          <table:table-cell table:style-name="ce3" office:value-type="float" office:value="3.57" calcext:value-type="float">
            <text:p>3.57</text:p>
          </table:table-cell>
          <table:table-cell table:formula="of:=([.B156]-[.B155])/[.B155]*100" office:value-type="float" office:value="-0.557103064066841" calcext:value-type="float">
            <text:p>-0.56</text:p>
          </table:table-cell>
          <table:table-cell table:style-name="ce3" office:value-type="float" office:value="2540" calcext:value-type="float">
            <text:p>2540.00</text:p>
          </table:table-cell>
          <table:table-cell table:style-name="ce3" table:formula="of:=([.D156]-[.D155])/[.D155]*100" office:value-type="float" office:value="-0.625978090766823" calcext:value-type="float">
            <text:p>-0.63</text:p>
          </table:table-cell>
          <table:table-cell table:style-name="ce3" table:formula="of:=[.D156]/[.$F$133]" office:value-type="float" office:value="3.37957045573599" calcext:value-type="float">
            <text:p>3.38</text:p>
          </table:table-cell>
          <table:table-cell/>
          <table:table-cell office:value-type="float" office:value="4.87" calcext:value-type="float">
            <text:p>4.87</text:p>
          </table:table-cell>
          <table:table-cell table:formula="of:=([.H156]-[.H155])/[.H155]*100" office:value-type="float" office:value="-29.5224312590449" calcext:value-type="float">
            <text:p>-29.5224312590449</text:p>
          </table:table-cell>
          <table:table-cell office:value-type="float" office:value="1838" calcext:value-type="float">
            <text:p>1838</text:p>
          </table:table-cell>
          <table:table-cell table:formula="of:=([.J156]-[.J155])/[.J155]*100" office:value-type="float" office:value="-31.5711094564408" calcext:value-type="float">
            <text:p>-31.5711094564408</text:p>
          </table:table-cell>
          <table:table-cell table:formula="of:=[.J156]/[.$L$133]" office:value-type="float" office:value="4.43631381381381" calcext:value-type="float">
            <text:p>4.43631381381381</text:p>
          </table:table-cell>
          <table:table-cell/>
          <table:table-cell table:style-name="ce3" office:value-type="float" office:value="4.96" calcext:value-type="float">
            <text:p>4.96</text:p>
          </table:table-cell>
          <table:table-cell table:formula="of:=([.N156]-[.N155])/[.N155]*100" office:value-type="float" office:value="-88.411214953271" calcext:value-type="float">
            <text:p>-88.411214953271</text:p>
          </table:table-cell>
          <table:table-cell office:value-type="float" office:value="66" calcext:value-type="float">
            <text:p>66</text:p>
          </table:table-cell>
          <table:table-cell table:formula="of:=([.P156]-[.P155])/[.P155]*100" office:value-type="float" office:value="-87.8676470588235" calcext:value-type="float">
            <text:p>-87.8676470588235</text:p>
          </table:table-cell>
          <table:table-cell table:formula="of:=[.P156]/[.$R$147]" office:value-type="float" office:value="5.98967297762478" calcext:value-type="float">
            <text:p>5.9896729776247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>
            <text:p>SR6j-3400</text:p>
          </table:table-cell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cale factor</text:p>
          </table:table-cell>
          <table:table-cell table:style-name="ce3"/>
          <table:table-cell/>
          <table:table-cell table:style-name="ce3" table:number-columns-repeated="3"/>
          <table:table-cell table:number-columns-repeated="11"/>
          <table:table-cell table:formula="of:=[.P160]/[.N160]" office:value-type="float" office:value="11.0189655172414" calcext:value-type="float">
            <text:p>11.0189655172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19090" calcext:value-type="float">
            <text:p>19090.00</text:p>
          </table:table-cell>
          <table:table-cell table:style-name="ce3"/>
          <table:table-cell table:style-name="ce3" table:formula="of:=[.D160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26640" calcext:value-type="float">
            <text:p>26640</text:p>
          </table:table-cell>
          <table:table-cell/>
          <table:table-cell table:formula="of:=[.J160]/[.$L$133]" office:value-type="float" office:value="64.3" calcext:value-type="float">
            <text:p>64.3</text:p>
          </table:table-cell>
          <table:table-cell/>
          <table:table-cell table:style-name="ce3" office:value-type="float" office:value="1160" calcext:value-type="float">
            <text:p>1160.00</text:p>
          </table:table-cell>
          <table:table-cell/>
          <table:table-cell office:value-type="float" office:value="12782" calcext:value-type="float">
            <text:p>12782</text:p>
          </table:table-cell>
          <table:table-cell/>
          <table:table-cell table:formula="of:=[.P160]/[.$R$159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161]-[.B160])/[.B160]*100" office:value-type="float" office:value="0" calcext:value-type="float">
            <text:p>0.00</text:p>
          </table:table-cell>
          <table:table-cell table:style-name="ce3" office:value-type="float" office:value="19090" calcext:value-type="float">
            <text:p>19090.00</text:p>
          </table:table-cell>
          <table:table-cell table:style-name="ce3" table:formula="of:=([.D161]-[.D160])/[.D160]*100" office:value-type="float" office:value="0" calcext:value-type="float">
            <text:p>0.00</text:p>
          </table:table-cell>
          <table:table-cell table:style-name="ce3" table:formula="of:=[.D161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 table:formula="of:=([.H161]-[.H160])/[.H160]*100" office:value-type="float" office:value="0" calcext:value-type="float">
            <text:p>0</text:p>
          </table:table-cell>
          <table:table-cell office:value-type="float" office:value="26640" calcext:value-type="float">
            <text:p>26640</text:p>
          </table:table-cell>
          <table:table-cell table:formula="of:=([.J161]-[.J160])/[.J160]*100" office:value-type="float" office:value="0" calcext:value-type="float">
            <text:p>0</text:p>
          </table:table-cell>
          <table:table-cell table:formula="of:=[.J161]/[.$L$133]" office:value-type="float" office:value="64.3" calcext:value-type="float">
            <text:p>64.3</text:p>
          </table:table-cell>
          <table:table-cell/>
          <table:table-cell table:style-name="ce3" office:value-type="float" office:value="1160" calcext:value-type="float">
            <text:p>1160.00</text:p>
          </table:table-cell>
          <table:table-cell table:formula="of:=([.N161]-[.N160])/[.N160]*100" office:value-type="float" office:value="0" calcext:value-type="float">
            <text:p>0</text:p>
          </table:table-cell>
          <table:table-cell office:value-type="float" office:value="12782" calcext:value-type="float">
            <text:p>12782</text:p>
          </table:table-cell>
          <table:table-cell table:formula="of:=([.P161]-[.P160])/[.P160]*100" office:value-type="float" office:value="0" calcext:value-type="float">
            <text:p>0</text:p>
          </table:table-cell>
          <table:table-cell table:formula="of:=[.P161]/[.$R$159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6</text:p>
          </table:table-cell>
          <table:table-cell table:style-name="ce3" office:value-type="float" office:value="21.7" calcext:value-type="float">
            <text:p>21.70</text:p>
          </table:table-cell>
          <table:table-cell table:formula="of:=([.B162]-[.B161])/[.B161]*100" office:value-type="float" office:value="-14.5669291338583" calcext:value-type="float">
            <text:p>-14.57</text:p>
          </table:table-cell>
          <table:table-cell table:style-name="ce3" office:value-type="float" office:value="16218" calcext:value-type="float">
            <text:p>16218.00</text:p>
          </table:table-cell>
          <table:table-cell table:style-name="ce3" table:formula="of:=([.D162]-[.D161])/[.D161]*100" office:value-type="float" office:value="-15.0445259298062" calcext:value-type="float">
            <text:p>-15.04</text:p>
          </table:table-cell>
          <table:table-cell table:style-name="ce3" table:formula="of:=[.D162]/[.$F$133]" office:value-type="float" office:value="21.5786904138292" calcext:value-type="float">
            <text:p>21.58</text:p>
          </table:table-cell>
          <table:table-cell/>
          <table:table-cell office:value-type="float" office:value="50.7" calcext:value-type="float">
            <text:p>50.7</text:p>
          </table:table-cell>
          <table:table-cell table:formula="of:=([.H162]-[.H161])/[.H161]*100" office:value-type="float" office:value="-21.1508553654743" calcext:value-type="float">
            <text:p>-21.1508553654743</text:p>
          </table:table-cell>
          <table:table-cell office:value-type="float" office:value="20284" calcext:value-type="float">
            <text:p>20284</text:p>
          </table:table-cell>
          <table:table-cell table:formula="of:=([.J162]-[.J161])/[.J161]*100" office:value-type="float" office:value="-23.8588588588589" calcext:value-type="float">
            <text:p>-23.8588588588589</text:p>
          </table:table-cell>
          <table:table-cell table:formula="of:=[.J162]/[.$L$133]" office:value-type="float" office:value="48.9587537537537" calcext:value-type="float">
            <text:p>48.9587537537537</text:p>
          </table:table-cell>
          <table:table-cell/>
          <table:table-cell table:style-name="ce3" office:value-type="float" office:value="798" calcext:value-type="float">
            <text:p>798.00</text:p>
          </table:table-cell>
          <table:table-cell table:formula="of:=([.N162]-[.N161])/[.N161]*100" office:value-type="float" office:value="-31.2068965517241" calcext:value-type="float">
            <text:p>-31.2068965517241</text:p>
          </table:table-cell>
          <table:table-cell office:value-type="float" office:value="9330" calcext:value-type="float">
            <text:p>9330</text:p>
          </table:table-cell>
          <table:table-cell table:formula="of:=([.P162]-[.P161])/[.P161]*100" office:value-type="float" office:value="-27.0067282115475" calcext:value-type="float">
            <text:p>-27.0067282115475</text:p>
          </table:table-cell>
          <table:table-cell table:formula="of:=[.P162]/[.$R$159]" office:value-type="float" office:value="846.721952746049" calcext:value-type="float">
            <text:p>846.721952746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18.1" calcext:value-type="float">
            <text:p>18.10</text:p>
          </table:table-cell>
          <table:table-cell table:formula="of:=([.B163]-[.B162])/[.B162]*100" office:value-type="float" office:value="-16.5898617511521" calcext:value-type="float">
            <text:p>-16.59</text:p>
          </table:table-cell>
          <table:table-cell office:value-type="float" office:value="13450" calcext:value-type="float">
            <text:p>13450</text:p>
          </table:table-cell>
          <table:table-cell table:style-name="ce3" table:formula="of:=([.D163]-[.D162])/[.D162]*100" office:value-type="float" office:value="-17.0674559131829" calcext:value-type="float">
            <text:p>-17.07</text:p>
          </table:table-cell>
          <table:table-cell table:style-name="ce3" table:formula="of:=[.D163]/[.$F$133]" office:value-type="float" office:value="17.8957569408067" calcext:value-type="float">
            <text:p>17.90</text:p>
          </table:table-cell>
          <table:table-cell/>
          <table:table-cell office:value-type="float" office:value="43.6" calcext:value-type="float">
            <text:p>43.6</text:p>
          </table:table-cell>
          <table:table-cell table:formula="of:=([.H163]-[.H162])/[.H162]*100" office:value-type="float" office:value="-14.0039447731755" calcext:value-type="float">
            <text:p>-14.0039447731755</text:p>
          </table:table-cell>
          <table:table-cell office:value-type="float" office:value="17517" calcext:value-type="float">
            <text:p>17517</text:p>
          </table:table-cell>
          <table:table-cell table:formula="of:=([.J163]-[.J162])/[.J162]*100" office:value-type="float" office:value="-13.6412936304476" calcext:value-type="float">
            <text:p>-13.6412936304476</text:p>
          </table:table-cell>
          <table:table-cell table:formula="of:=[.J163]/[.$L$133]" office:value-type="float" office:value="42.2801463963964" calcext:value-type="float">
            <text:p>42.2801463963964</text:p>
          </table:table-cell>
          <table:table-cell/>
          <table:table-cell table:style-name="ce3" office:value-type="float" office:value="700" calcext:value-type="float">
            <text:p>700.00</text:p>
          </table:table-cell>
          <table:table-cell table:formula="of:=([.N163]-[.N162])/[.N162]*100" office:value-type="float" office:value="-12.280701754386" calcext:value-type="float">
            <text:p>-12.280701754386</text:p>
          </table:table-cell>
          <table:table-cell office:value-type="float" office:value="8080" calcext:value-type="float">
            <text:p>8080</text:p>
          </table:table-cell>
          <table:table-cell table:formula="of:=([.P163]-[.P162])/[.P162]*100" office:value-type="float" office:value="-13.3976420150054" calcext:value-type="float">
            <text:p>-13.3976420150054</text:p>
          </table:table-cell>
          <table:table-cell table:formula="of:=[.P163]/[.$R$159]" office:value-type="float" office:value="733.281176654671" calcext:value-type="float">
            <text:p>733.281176654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4.4" calcext:value-type="float">
            <text:p>14.40</text:p>
          </table:table-cell>
          <table:table-cell table:formula="of:=([.B164]-[.B163])/[.B163]*100" office:value-type="float" office:value="-20.4419889502762" calcext:value-type="float">
            <text:p>-20.44</text:p>
          </table:table-cell>
          <table:table-cell table:style-name="ce3" office:value-type="float" office:value="10558" calcext:value-type="float">
            <text:p>10558.00</text:p>
          </table:table-cell>
          <table:table-cell table:style-name="ce3" table:formula="of:=([.D164]-[.D163])/[.D163]*100" office:value-type="float" office:value="-21.5018587360595" calcext:value-type="float">
            <text:p>-21.50</text:p>
          </table:table-cell>
          <table:table-cell table:style-name="ce3" table:formula="of:=[.D164]/[.$F$133]" office:value-type="float" office:value="14.0478365636459" calcext:value-type="float">
            <text:p>14.05</text:p>
          </table:table-cell>
          <table:table-cell/>
          <table:table-cell office:value-type="float" office:value="35.9" calcext:value-type="float">
            <text:p>35.9</text:p>
          </table:table-cell>
          <table:table-cell table:formula="of:=([.H164]-[.H163])/[.H163]*100" office:value-type="float" office:value="-17.6605504587156" calcext:value-type="float">
            <text:p>-17.6605504587156</text:p>
          </table:table-cell>
          <table:table-cell office:value-type="float" office:value="14502" calcext:value-type="float">
            <text:p>14502</text:p>
          </table:table-cell>
          <table:table-cell table:formula="of:=([.J164]-[.J163])/[.J163]*100" office:value-type="float" office:value="-17.2118513444083" calcext:value-type="float">
            <text:p>-17.2118513444083</text:p>
          </table:table-cell>
          <table:table-cell table:formula="of:=[.J164]/[.$L$133]" office:value-type="float" office:value="35.0029504504504" calcext:value-type="float">
            <text:p>35.0029504504504</text:p>
          </table:table-cell>
          <table:table-cell/>
          <table:table-cell table:style-name="ce3" office:value-type="float" office:value="600" calcext:value-type="float">
            <text:p>600.00</text:p>
          </table:table-cell>
          <table:table-cell table:formula="of:=([.N164]-[.N163])/[.N163]*100" office:value-type="float" office:value="-14.2857142857143" calcext:value-type="float">
            <text:p>-14.2857142857143</text:p>
          </table:table-cell>
          <table:table-cell office:value-type="float" office:value="6796" calcext:value-type="float">
            <text:p>6796</text:p>
          </table:table-cell>
          <table:table-cell table:formula="of:=([.P164]-[.P163])/[.P163]*100" office:value-type="float" office:value="-15.8910891089109" calcext:value-type="float">
            <text:p>-15.8910891089109</text:p>
          </table:table-cell>
          <table:table-cell table:formula="of:=[.P164]/[.$R$159]" office:value-type="float" office:value="616.754811453607" calcext:value-type="float">
            <text:p>616.754811453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6)&gt;75</text:p>
          </table:table-cell>
          <table:table-cell table:style-name="ce3" office:value-type="float" office:value="12.3" calcext:value-type="float">
            <text:p>12.30</text:p>
          </table:table-cell>
          <table:table-cell table:formula="of:=([.B165]-[.B164])/[.B164]*100" office:value-type="float" office:value="-14.5833333333333" calcext:value-type="float">
            <text:p>-14.58</text:p>
          </table:table-cell>
          <table:table-cell table:style-name="ce3" office:value-type="float" office:value="8929" calcext:value-type="float">
            <text:p>8929.00</text:p>
          </table:table-cell>
          <table:table-cell table:style-name="ce3" table:formula="of:=([.D165]-[.D164])/[.D164]*100" office:value-type="float" office:value="-15.4290585338132" calcext:value-type="float">
            <text:p>-15.43</text:p>
          </table:table-cell>
          <table:table-cell table:style-name="ce3" table:formula="of:=[.D165]/[.$F$133]" office:value-type="float" office:value="11.8803876375065" calcext:value-type="float">
            <text:p>11.88</text:p>
          </table:table-cell>
          <table:table-cell/>
          <table:table-cell office:value-type="float" office:value="25.7" calcext:value-type="float">
            <text:p>25.7</text:p>
          </table:table-cell>
          <table:table-cell table:formula="of:=([.H165]-[.H164])/[.H164]*100" office:value-type="float" office:value="-28.4122562674095" calcext:value-type="float">
            <text:p>-28.4122562674095</text:p>
          </table:table-cell>
          <table:table-cell office:value-type="float" office:value="10238" calcext:value-type="float">
            <text:p>10238</text:p>
          </table:table-cell>
          <table:table-cell table:formula="of:=([.J165]-[.J164])/[.J164]*100" office:value-type="float" office:value="-29.40284098745" calcext:value-type="float">
            <text:p>-29.40284098745</text:p>
          </table:table-cell>
          <table:table-cell table:formula="of:=[.J165]/[.$L$133]" office:value-type="float" office:value="24.7110885885886" calcext:value-type="float">
            <text:p>24.7110885885886</text:p>
          </table:table-cell>
          <table:table-cell/>
          <table:table-cell table:style-name="ce3" office:value-type="float" office:value="313" calcext:value-type="float">
            <text:p>313.00</text:p>
          </table:table-cell>
          <table:table-cell table:formula="of:=([.N165]-[.N164])/[.N164]*100" office:value-type="float" office:value="-47.8333333333333" calcext:value-type="float">
            <text:p>-47.8333333333333</text:p>
          </table:table-cell>
          <table:table-cell office:value-type="float" office:value="3882" calcext:value-type="float">
            <text:p>3882</text:p>
          </table:table-cell>
          <table:table-cell table:formula="of:=([.P165]-[.P164])/[.P164]*100" office:value-type="float" office:value="-42.8781636256622" calcext:value-type="float">
            <text:p>-42.8781636256622</text:p>
          </table:table-cell>
          <table:table-cell table:formula="of:=[.P165]/[.$R$159]" office:value-type="float" office:value="352.301674229385" calcext:value-type="float">
            <text:p>352.301674229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(j6)&lt;2.0</text:p>
          </table:table-cell>
          <table:table-cell table:style-name="ce3" office:value-type="float" office:value="10.5" calcext:value-type="float">
            <text:p>10.50</text:p>
          </table:table-cell>
          <table:table-cell table:formula="of:=([.B166]-[.B165])/[.B165]*100" office:value-type="float" office:value="-14.6341463414634" calcext:value-type="float">
            <text:p>-14.63</text:p>
          </table:table-cell>
          <table:table-cell table:style-name="ce3" office:value-type="float" office:value="7587" calcext:value-type="float">
            <text:p>7587.00</text:p>
          </table:table-cell>
          <table:table-cell table:style-name="ce3" table:formula="of:=([.D166]-[.D165])/[.D165]*100" office:value-type="float" office:value="-15.0296785754284" calcext:value-type="float">
            <text:p>-15.03</text:p>
          </table:table-cell>
          <table:table-cell table:style-name="ce3" table:formula="of:=[.D166]/[.$F$133]" office:value-type="float" office:value="10.0948035620744" calcext:value-type="float">
            <text:p>10.09</text:p>
          </table:table-cell>
          <table:table-cell/>
          <table:table-cell office:value-type="float" office:value="22.6" calcext:value-type="float">
            <text:p>22.6</text:p>
          </table:table-cell>
          <table:table-cell table:formula="of:=([.H166]-[.H165])/[.H165]*100" office:value-type="float" office:value="-12.0622568093385" calcext:value-type="float">
            <text:p>-12.0622568093385</text:p>
          </table:table-cell>
          <table:table-cell office:value-type="float" office:value="8783" calcext:value-type="float">
            <text:p>8783</text:p>
          </table:table-cell>
          <table:table-cell table:formula="of:=([.J166]-[.J165])/[.J165]*100" office:value-type="float" office:value="-14.2117601093964" calcext:value-type="float">
            <text:p>-14.2117601093964</text:p>
          </table:table-cell>
          <table:table-cell table:formula="of:=[.J166]/[.$L$133]" office:value-type="float" office:value="21.199207957958" calcext:value-type="float">
            <text:p>21.199207957958</text:p>
          </table:table-cell>
          <table:table-cell/>
          <table:table-cell table:style-name="ce3" office:value-type="float" office:value="260" calcext:value-type="float">
            <text:p>260.00</text:p>
          </table:table-cell>
          <table:table-cell table:formula="of:=([.N166]-[.N165])/[.N165]*100" office:value-type="float" office:value="-16.9329073482428" calcext:value-type="float">
            <text:p>-16.9329073482428</text:p>
          </table:table-cell>
          <table:table-cell office:value-type="float" office:value="3158" calcext:value-type="float">
            <text:p>3158</text:p>
          </table:table-cell>
          <table:table-cell table:formula="of:=([.P166]-[.P165])/[.P165]*100" office:value-type="float" office:value="-18.650180319423" calcext:value-type="float">
            <text:p>-18.650180319423</text:p>
          </table:table-cell>
          <table:table-cell table:formula="of:=[.P166]/[.$R$159]" office:value-type="float" office:value="286.596776717259" calcext:value-type="float">
            <text:p>286.596776717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lanarity&lt;&gt;0.08</text:p>
          </table:table-cell>
          <table:table-cell table:style-name="ce3" office:value-type="float" office:value="7.28" calcext:value-type="float">
            <text:p>7.28</text:p>
          </table:table-cell>
          <table:table-cell table:formula="of:=([.B167]-[.B166])/[.B166]*100" office:value-type="float" office:value="-30.6666666666667" calcext:value-type="float">
            <text:p>-30.67</text:p>
          </table:table-cell>
          <table:table-cell table:style-name="ce3" office:value-type="float" office:value="5212" calcext:value-type="float">
            <text:p>5212.00</text:p>
          </table:table-cell>
          <table:table-cell table:style-name="ce3" table:formula="of:=([.D167]-[.D166])/[.D166]*100" office:value-type="float" office:value="-31.303545538421" calcext:value-type="float">
            <text:p>-31.30</text:p>
          </table:table-cell>
          <table:table-cell table:style-name="ce3" table:formula="of:=[.D167]/[.$F$133]" office:value-type="float" office:value="6.93477213200629" calcext:value-type="float">
            <text:p>6.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H167]-[.H166])/[.H166]*100" office:value-type="float" office:value="-29.2035398230089" calcext:value-type="float">
            <text:p>-29.2035398230089</text:p>
          </table:table-cell>
          <table:table-cell office:value-type="float" office:value="6205" calcext:value-type="float">
            <text:p>6205</text:p>
          </table:table-cell>
          <table:table-cell table:formula="of:=([.J167]-[.J166])/[.J166]*100" office:value-type="float" office:value="-29.3521575771376" calcext:value-type="float">
            <text:p>-29.3521575771376</text:p>
          </table:table-cell>
          <table:table-cell table:formula="of:=[.J167]/[.$L$133]" office:value-type="float" office:value="14.976783033033" calcext:value-type="float">
            <text:p>14.976783033033</text:p>
          </table:table-cell>
          <table:table-cell/>
          <table:table-cell table:style-name="ce3" office:value-type="float" office:value="171" calcext:value-type="float">
            <text:p>171.00</text:p>
          </table:table-cell>
          <table:table-cell table:formula="of:=([.N167]-[.N166])/[.N166]*100" office:value-type="float" office:value="-34.2307692307692" calcext:value-type="float">
            <text:p>-34.2307692307692</text:p>
          </table:table-cell>
          <table:table-cell office:value-type="float" office:value="2120" calcext:value-type="float">
            <text:p>2120</text:p>
          </table:table-cell>
          <table:table-cell table:formula="of:=([.P167]-[.P166])/[.P166]*100" office:value-type="float" office:value="-32.8689043698543" calcext:value-type="float">
            <text:p>-32.8689043698543</text:p>
          </table:table-cell>
          <table:table-cell table:formula="of:=[.P167]/[.$R$159]" office:value-type="float" office:value="192.395556250978" calcext:value-type="float">
            <text:p>192.395556250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_HT&gt;10</text:p>
          </table:table-cell>
          <table:table-cell table:style-name="ce3" office:value-type="float" office:value="6.03" calcext:value-type="float">
            <text:p>6.03</text:p>
          </table:table-cell>
          <table:table-cell table:formula="of:=([.B168]-[.B167])/[.B167]*100" office:value-type="float" office:value="-17.1703296703297" calcext:value-type="float">
            <text:p>-17.17</text:p>
          </table:table-cell>
          <table:table-cell table:style-name="ce3" office:value-type="float" office:value="4245" calcext:value-type="float">
            <text:p>4245.00</text:p>
          </table:table-cell>
          <table:table-cell table:style-name="ce3" table:formula="of:=([.D168]-[.D167])/[.D167]*100" office:value-type="float" office:value="-18.5533384497314" calcext:value-type="float">
            <text:p>-18.55</text:p>
          </table:table-cell>
          <table:table-cell table:style-name="ce3" table:formula="of:=[.D168]/[.$F$133]" office:value-type="float" office:value="5.64814038763751" calcext:value-type="float">
            <text:p>5.65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([.H168]-[.H167])/[.H167]*100" office:value-type="float" office:value="-15.625" calcext:value-type="float">
            <text:p>-15.625</text:p>
          </table:table-cell>
          <table:table-cell office:value-type="float" office:value="5292" calcext:value-type="float">
            <text:p>5292</text:p>
          </table:table-cell>
          <table:table-cell table:formula="of:=([.J168]-[.J167])/[.J167]*100" office:value-type="float" office:value="-14.7139403706688" calcext:value-type="float">
            <text:p>-14.7139403706688</text:p>
          </table:table-cell>
          <table:table-cell table:formula="of:=[.J168]/[.$L$133]" office:value-type="float" office:value="12.7731081081081" calcext:value-type="float">
            <text:p>12.7731081081081</text:p>
          </table:table-cell>
          <table:table-cell/>
          <table:table-cell table:style-name="ce3" office:value-type="float" office:value="143" calcext:value-type="float">
            <text:p>143.00</text:p>
          </table:table-cell>
          <table:table-cell table:formula="of:=([.N168]-[.N167])/[.N167]*100" office:value-type="float" office:value="-16.374269005848" calcext:value-type="float">
            <text:p>-16.374269005848</text:p>
          </table:table-cell>
          <table:table-cell office:value-type="float" office:value="1797" calcext:value-type="float">
            <text:p>1797</text:p>
          </table:table-cell>
          <table:table-cell table:formula="of:=([.P168]-[.P167])/[.P167]*100" office:value-type="float" office:value="-15.2358490566038" calcext:value-type="float">
            <text:p>-15.2358490566038</text:p>
          </table:table-cell>
          <table:table-cell table:formula="of:=[.P168]/[.$R$159]" office:value-type="float" office:value="163.082459708966" calcext:value-type="float">
            <text:p>163.08245970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&gt; 3400</text:p>
          </table:table-cell>
          <table:table-cell table:style-name="ce3" office:value-type="float" office:value="3.56" calcext:value-type="float">
            <text:p>3.56</text:p>
          </table:table-cell>
          <table:table-cell table:formula="of:=([.B169]-[.B168])/[.B168]*100" office:value-type="float" office:value="-40.9618573797678" calcext:value-type="float">
            <text:p>-40.96</text:p>
          </table:table-cell>
          <table:table-cell table:style-name="ce3" office:value-type="float" office:value="2448" calcext:value-type="float">
            <text:p>2448.00</text:p>
          </table:table-cell>
          <table:table-cell table:style-name="ce3" table:formula="of:=([.D169]-[.D168])/[.D168]*100" office:value-type="float" office:value="-42.3321554770318" calcext:value-type="float">
            <text:p>-42.33</text:p>
          </table:table-cell>
          <table:table-cell table:style-name="ce3" table:formula="of:=[.D169]/[.$F$133]" office:value-type="float" office:value="3.25716081718177" calcext:value-type="float">
            <text:p>3.26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([.H169]-[.H168])/[.H168]*100" office:value-type="float" office:value="-98.0740740740741" calcext:value-type="float">
            <text:p>-98.0740740740741</text:p>
          </table:table-cell>
          <table:table-cell office:value-type="float" office:value="105" calcext:value-type="float">
            <text:p>105</text:p>
          </table:table-cell>
          <table:table-cell table:formula="of:=([.J169]-[.J168])/[.J168]*100" office:value-type="float" office:value="-98.015873015873" calcext:value-type="float">
            <text:p>-98.015873015873</text:p>
          </table:table-cell>
          <table:table-cell table:formula="of:=[.J169]/[.$L$133]" office:value-type="float" office:value="0.253434684684685" calcext:value-type="float">
            <text:p>0.253434684684685</text:p>
          </table:table-cell>
          <table:table-cell/>
          <table:table-cell table:style-name="ce3" office:value-type="float" office:value="0.152" calcext:value-type="float">
            <text:p>0.15</text:p>
          </table:table-cell>
          <table:table-cell table:formula="of:=([.N169]-[.N168])/[.N168]*100" office:value-type="float" office:value="-99.8937062937063" calcext:value-type="float">
            <text:p>-99.8937062937063</text:p>
          </table:table-cell>
          <table:table-cell office:value-type="float" office:value="2" calcext:value-type="float">
            <text:p>2</text:p>
          </table:table-cell>
          <table:table-cell table:formula="of:=([.P169]-[.P168])/[.P168]*100" office:value-type="float" office:value="-99.8887033945465" calcext:value-type="float">
            <text:p>-99.8887033945465</text:p>
          </table:table-cell>
          <table:table-cell table:formula="of:=[.P169]/[.$R$159]" office:value-type="float" office:value="0.181505241746206" calcext:value-type="float">
            <text:p>0.181505241746206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>
            <text:p>SR5j1600</text:p>
          </table:table-cell>
          <table:table-cell table:style-name="ce3"/>
          <table:table-cell/>
          <table:table-cell table:style-name="ce3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table:style-name="ce3" office:value-type="float" office:value="25.4" calcext:value-type="float">
            <text:p>25.40</text:p>
          </table:table-cell>
          <table:table-cell/>
          <table:table-cell table:style-name="ce3" office:value-type="float" office:value="19090" calcext:value-type="float">
            <text:p>19090.00</text:p>
          </table:table-cell>
          <table:table-cell table:style-name="ce3"/>
          <table:table-cell table:style-name="ce3" table:formula="of:=[.D172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26640" calcext:value-type="float">
            <text:p>26640</text:p>
          </table:table-cell>
          <table:table-cell/>
          <table:table-cell table:formula="of:=[.J172]/[.$L$133]" office:value-type="float" office:value="64.3" calcext:value-type="float">
            <text:p>64.3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2782" calcext:value-type="float">
            <text:p>12782</text:p>
          </table:table-cell>
          <table:table-cell/>
          <table:table-cell table:formula="of:=[.P172]/[.$R$159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2</text:p>
          </table:table-cell>
          <table:table-cell table:style-name="ce3" office:value-type="float" office:value="25.4" calcext:value-type="float">
            <text:p>25.40</text:p>
          </table:table-cell>
          <table:table-cell table:formula="of:=([.B173]-[.B172])/[.B172]*100" office:value-type="float" office:value="0" calcext:value-type="float">
            <text:p>0.00</text:p>
          </table:table-cell>
          <table:table-cell table:style-name="ce3" office:value-type="float" office:value="19090" calcext:value-type="float">
            <text:p>19090.00</text:p>
          </table:table-cell>
          <table:table-cell table:style-name="ce3" table:formula="of:=([.D173]-[.D172])/[.D172]*100" office:value-type="float" office:value="0" calcext:value-type="float">
            <text:p>0.00</text:p>
          </table:table-cell>
          <table:table-cell table:style-name="ce3" table:formula="of:=[.D173]/[.$F$133]" office:value-type="float" office:value="25.4" calcext:value-type="float">
            <text:p>25.40</text:p>
          </table:table-cell>
          <table:table-cell/>
          <table:table-cell office:value-type="float" office:value="64.3" calcext:value-type="float">
            <text:p>64.3</text:p>
          </table:table-cell>
          <table:table-cell table:formula="of:=([.H173]-[.H172])/[.H172]*100" office:value-type="float" office:value="0" calcext:value-type="float">
            <text:p>0</text:p>
          </table:table-cell>
          <table:table-cell office:value-type="float" office:value="26640" calcext:value-type="float">
            <text:p>26640</text:p>
          </table:table-cell>
          <table:table-cell table:formula="of:=([.J173]-[.J172])/[.J172]*100" office:value-type="float" office:value="0" calcext:value-type="float">
            <text:p>0</text:p>
          </table:table-cell>
          <table:table-cell table:formula="of:=[.J173]/[.$L$133]" office:value-type="float" office:value="64.3" calcext:value-type="float">
            <text:p>64.3</text:p>
          </table:table-cell>
          <table:table-cell/>
          <table:table-cell office:value-type="float" office:value="1160" calcext:value-type="float">
            <text:p>1160</text:p>
          </table:table-cell>
          <table:table-cell table:formula="of:=([.N173]-[.N172])/[.N172]*100" office:value-type="float" office:value="0" calcext:value-type="float">
            <text:p>0</text:p>
          </table:table-cell>
          <table:table-cell office:value-type="float" office:value="12782" calcext:value-type="float">
            <text:p>12782</text:p>
          </table:table-cell>
          <table:table-cell table:formula="of:=([.P173]-[.P172])/[.P172]*100" office:value-type="float" office:value="0" calcext:value-type="float">
            <text:p>0</text:p>
          </table:table-cell>
          <table:table-cell table:formula="of:=[.P173]/[.$R$159]"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 &gt; 5</text:p>
          </table:table-cell>
          <table:table-cell table:style-name="ce3" office:value-type="float" office:value="24.4" calcext:value-type="float">
            <text:p>24.40</text:p>
          </table:table-cell>
          <table:table-cell table:formula="of:=([.B174]-[.B173])/[.B173]*100" office:value-type="float" office:value="-3.93700787401575" calcext:value-type="float">
            <text:p>-3.94</text:p>
          </table:table-cell>
          <table:table-cell table:style-name="ce3" office:value-type="float" office:value="18371" calcext:value-type="float">
            <text:p>18371.00</text:p>
          </table:table-cell>
          <table:table-cell table:style-name="ce3" table:formula="of:=([.D174]-[.D173])/[.D173]*100" office:value-type="float" office:value="-3.76636982713463" calcext:value-type="float">
            <text:p>-3.77</text:p>
          </table:table-cell>
          <table:table-cell table:style-name="ce3" table:formula="of:=[.D174]/[.$F$133]" office:value-type="float" office:value="24.4433420639078" calcext:value-type="float">
            <text:p>24.44</text:p>
          </table:table-cell>
          <table:table-cell/>
          <table:table-cell office:value-type="float" office:value="60.2" calcext:value-type="float">
            <text:p>60.2</text:p>
          </table:table-cell>
          <table:table-cell table:formula="of:=([.H174]-[.H173])/[.H173]*100" office:value-type="float" office:value="-6.37636080870917" calcext:value-type="float">
            <text:p>-6.37636080870917</text:p>
          </table:table-cell>
          <table:table-cell office:value-type="float" office:value="26145" calcext:value-type="float">
            <text:p>26145</text:p>
          </table:table-cell>
          <table:table-cell table:formula="of:=([.J174]-[.J173])/[.J173]*100" office:value-type="float" office:value="-1.85810810810811" calcext:value-type="float">
            <text:p>-1.85810810810811</text:p>
          </table:table-cell>
          <table:table-cell table:formula="of:=[.J174]/[.$L$133]" office:value-type="float" office:value="63.1052364864865" calcext:value-type="float">
            <text:p>63.1052364864865</text:p>
          </table:table-cell>
          <table:table-cell/>
          <table:table-cell office:value-type="float" office:value="1022" calcext:value-type="float">
            <text:p>1022</text:p>
          </table:table-cell>
          <table:table-cell table:formula="of:=([.N174]-[.N173])/[.N173]*100" office:value-type="float" office:value="-11.8965517241379" calcext:value-type="float">
            <text:p>-11.8965517241379</text:p>
          </table:table-cell>
          <table:table-cell office:value-type="float" office:value="11451" calcext:value-type="float">
            <text:p>11451</text:p>
          </table:table-cell>
          <table:table-cell table:formula="of:=([.P174]-[.P173])/[.P173]*100" office:value-type="float" office:value="-10.4130808950086" calcext:value-type="float">
            <text:p>-10.4130808950086</text:p>
          </table:table-cell>
          <table:table-cell table:formula="of:=[.P174]/[.$R$159]" office:value-type="float" office:value="1039.2082616179" calcext:value-type="float">
            <text:p>1039.2082616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j3)&gt;0.4</text:p>
          </table:table-cell>
          <table:table-cell table:style-name="ce3" office:value-type="float" office:value="20.4" calcext:value-type="float">
            <text:p>20.40</text:p>
          </table:table-cell>
          <table:table-cell table:formula="of:=([.B175]-[.B174])/[.B174]*100" office:value-type="float" office:value="-16.3934426229508" calcext:value-type="float">
            <text:p>-16.39</text:p>
          </table:table-cell>
          <table:table-cell table:style-name="ce3" office:value-type="float" office:value="15528" calcext:value-type="float">
            <text:p>15528.00</text:p>
          </table:table-cell>
          <table:table-cell table:style-name="ce3" table:formula="of:=([.D175]-[.D174])/[.D174]*100" office:value-type="float" office:value="-15.4754776549997" calcext:value-type="float">
            <text:p>-15.48</text:p>
          </table:table-cell>
          <table:table-cell table:style-name="ce3" table:formula="of:=[.D175]/[.$F$133]" office:value-type="float" office:value="20.6606181246726" calcext:value-type="float">
            <text:p>20.6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([.H175]-[.H174])/[.H174]*100" office:value-type="float" office:value="-13.6212624584718" calcext:value-type="float">
            <text:p>-13.6212624584718</text:p>
          </table:table-cell>
          <table:table-cell office:value-type="float" office:value="21235" calcext:value-type="float">
            <text:p>21235</text:p>
          </table:table-cell>
          <table:table-cell table:formula="of:=([.J175]-[.J174])/[.J174]*100" office:value-type="float" office:value="-18.7798814304838" calcext:value-type="float">
            <text:p>-18.7798814304838</text:p>
          </table:table-cell>
          <table:table-cell table:formula="of:=[.J175]/[.$L$133]" office:value-type="float" office:value="51.2541478978979" calcext:value-type="float">
            <text:p>51.2541478978979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([.N175]-[.N174])/[.N174]*100" office:value-type="float" office:value="-12.426614481409" calcext:value-type="float">
            <text:p>-12.426614481409</text:p>
          </table:table-cell>
          <table:table-cell office:value-type="float" office:value="9915" calcext:value-type="float">
            <text:p>9915</text:p>
          </table:table-cell>
          <table:table-cell table:formula="of:=([.P175]-[.P174])/[.P174]*100" office:value-type="float" office:value="-13.4136756615143" calcext:value-type="float">
            <text:p>-13.4136756615143</text:p>
          </table:table-cell>
          <table:table-cell table:formula="of:=[.P175]/[.$R$159]" office:value-type="float" office:value="899.812235956814" calcext:value-type="float">
            <text:p>899.8122359568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hi(rest)&gt;0.2</text:p>
          </table:table-cell>
          <table:table-cell table:style-name="ce3" office:value-type="float" office:value="16.5" calcext:value-type="float">
            <text:p>16.50</text:p>
          </table:table-cell>
          <table:table-cell table:formula="of:=([.B176]-[.B175])/[.B175]*100" office:value-type="float" office:value="-19.1176470588235" calcext:value-type="float">
            <text:p>-19.12</text:p>
          </table:table-cell>
          <table:table-cell table:style-name="ce3" office:value-type="float" office:value="12148" calcext:value-type="float">
            <text:p>12148.00</text:p>
          </table:table-cell>
          <table:table-cell table:style-name="ce3" table:formula="of:=([.D176]-[.D175])/[.D175]*100" office:value-type="float" office:value="-21.7671303451829" calcext:value-type="float">
            <text:p>-21.77</text:p>
          </table:table-cell>
          <table:table-cell table:style-name="ce3" table:formula="of:=[.D176]/[.$F$133]" office:value-type="float" office:value="16.1633944473546" calcext:value-type="float">
            <text:p>16.16</text:p>
          </table:table-cell>
          <table:table-cell/>
          <table:table-cell office:value-type="float" office:value="43.6" calcext:value-type="float">
            <text:p>43.6</text:p>
          </table:table-cell>
          <table:table-cell table:formula="of:=([.H176]-[.H175])/[.H175]*100" office:value-type="float" office:value="-16.1538461538462" calcext:value-type="float">
            <text:p>-16.1538461538462</text:p>
          </table:table-cell>
          <table:table-cell office:value-type="float" office:value="17886" calcext:value-type="float">
            <text:p>17886</text:p>
          </table:table-cell>
          <table:table-cell table:formula="of:=([.J176]-[.J175])/[.J175]*100" office:value-type="float" office:value="-15.7711325641629" calcext:value-type="float">
            <text:p>-15.7711325641629</text:p>
          </table:table-cell>
          <table:table-cell table:formula="of:=[.J176]/[.$L$133]" office:value-type="float" office:value="43.1707882882883" calcext:value-type="float">
            <text:p>43.170788288288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([.N176]-[.N175])/[.N175]*100" office:value-type="float" office:value="-12.5139664804469" calcext:value-type="float">
            <text:p>-12.5139664804469</text:p>
          </table:table-cell>
          <table:table-cell office:value-type="float" office:value="8459" calcext:value-type="float">
            <text:p>8459</text:p>
          </table:table-cell>
          <table:table-cell table:formula="of:=([.P176]-[.P175])/[.P175]*100" office:value-type="float" office:value="-14.6848209783157" calcext:value-type="float">
            <text:p>-14.6848209783157</text:p>
          </table:table-cell>
          <table:table-cell table:formula="of:=[.P176]/[.$R$159]" office:value-type="float" office:value="767.676419965577" calcext:value-type="float">
            <text:p>767.6764199655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(j1)</text:p>
          </table:table-cell>
          <table:table-cell table:style-name="ce3" office:value-type="float" office:value="13.1" calcext:value-type="float">
            <text:p>13.10</text:p>
          </table:table-cell>
          <table:table-cell table:formula="of:=([.B177]-[.B176])/[.B176]*100" office:value-type="float" office:value="-20.6060606060606" calcext:value-type="float">
            <text:p>-20.61</text:p>
          </table:table-cell>
          <table:table-cell table:style-name="ce3" office:value-type="float" office:value="9520" calcext:value-type="float">
            <text:p>9520.00</text:p>
          </table:table-cell>
          <table:table-cell table:style-name="ce3" table:formula="of:=([.D177]-[.D176])/[.D176]*100" office:value-type="float" office:value="-21.6331906486664" calcext:value-type="float">
            <text:p>-21.63</text:p>
          </table:table-cell>
          <table:table-cell table:style-name="ce3" table:formula="of:=[.D177]/[.$F$133]" office:value-type="float" office:value="12.6667365112624" calcext:value-type="float">
            <text:p>12.67</text:p>
          </table:table-cell>
          <table:table-cell/>
          <table:table-cell office:value-type="float" office:value="10.7" calcext:value-type="float">
            <text:p>10.7</text:p>
          </table:table-cell>
          <table:table-cell table:formula="of:=([.H177]-[.H176])/[.H176]*100" office:value-type="float" office:value="-75.4587155963303" calcext:value-type="float">
            <text:p>-75.4587155963303</text:p>
          </table:table-cell>
          <table:table-cell office:value-type="float" office:value="4011" calcext:value-type="float">
            <text:p>4011</text:p>
          </table:table-cell>
          <table:table-cell table:formula="of:=([.J177]-[.J176])/[.J176]*100" office:value-type="float" office:value="-77.5746393827575" calcext:value-type="float">
            <text:p>-77.5746393827575</text:p>
          </table:table-cell>
          <table:table-cell table:formula="of:=[.J177]/[.$L$133]" office:value-type="float" office:value="9.68120495495495" calcext:value-type="float">
            <text:p>9.68120495495495</text:p>
          </table:table-cell>
          <table:table-cell/>
          <table:table-cell office:value-type="float" office:value="46.2" calcext:value-type="float">
            <text:p>46.2</text:p>
          </table:table-cell>
          <table:table-cell table:formula="of:=([.N177]-[.N176])/[.N176]*100" office:value-type="float" office:value="-94.0996168582375" calcext:value-type="float">
            <text:p>-94.0996168582375</text:p>
          </table:table-cell>
          <table:table-cell office:value-type="float" office:value="506" calcext:value-type="float">
            <text:p>506</text:p>
          </table:table-cell>
          <table:table-cell table:formula="of:=([.P177]-[.P176])/[.P176]*100" office:value-type="float" office:value="-94.0182054616385" calcext:value-type="float">
            <text:p>-94.0182054616385</text:p>
          </table:table-cell>
          <table:table-cell table:formula="of:=[.P177]/[.$R$159]" office:value-type="float" office:value="45.92082616179" calcext:value-type="float">
            <text:p>45.92082616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miss_HT&gt;16</text:p>
          </table:table-cell>
          <table:table-cell table:style-name="ce3" office:value-type="float" office:value="6.38" calcext:value-type="float">
            <text:p>6.38</text:p>
          </table:table-cell>
          <table:table-cell table:formula="of:=([.B178]-[.B177])/[.B177]*100" office:value-type="float" office:value="-51.2977099236641" calcext:value-type="float">
            <text:p>-51.30</text:p>
          </table:table-cell>
          <table:table-cell table:style-name="ce3" office:value-type="float" office:value="4578" calcext:value-type="float">
            <text:p>4578.00</text:p>
          </table:table-cell>
          <table:table-cell table:style-name="ce3" table:formula="of:=([.D178]-[.D177])/[.D177]*100" office:value-type="float" office:value="-51.9117647058824" calcext:value-type="float">
            <text:p>-51.91</text:p>
          </table:table-cell>
          <table:table-cell table:style-name="ce3" table:formula="of:=[.D178]/[.$F$133]" office:value-type="float" office:value="6.09121005762179" calcext:value-type="float">
            <text:p>6.09</text:p>
          </table:table-cell>
          <table:table-cell/>
          <table:table-cell office:value-type="float" office:value="4.86" calcext:value-type="float">
            <text:p>4.86</text:p>
          </table:table-cell>
          <table:table-cell table:formula="of:=([.H178]-[.H177])/[.H177]*100" office:value-type="float" office:value="-54.5794392523364" calcext:value-type="float">
            <text:p>-54.5794392523364</text:p>
          </table:table-cell>
          <table:table-cell office:value-type="float" office:value="1869" calcext:value-type="float">
            <text:p>1869</text:p>
          </table:table-cell>
          <table:table-cell table:formula="of:=([.J178]-[.J177])/[.J177]*100" office:value-type="float" office:value="-53.4031413612565" calcext:value-type="float">
            <text:p>-53.4031413612565</text:p>
          </table:table-cell>
          <table:table-cell table:formula="of:=[.J178]/[.$L$133]" office:value-type="float" office:value="4.51113738738739" calcext:value-type="float">
            <text:p>4.51113738738739</text:p>
          </table:table-cell>
          <table:table-cell/>
          <table:table-cell office:value-type="float" office:value="18.6" calcext:value-type="float">
            <text:p>18.6</text:p>
          </table:table-cell>
          <table:table-cell table:formula="of:=([.N178]-[.N177])/[.N177]*100" office:value-type="float" office:value="-59.7402597402597" calcext:value-type="float">
            <text:p>-59.7402597402597</text:p>
          </table:table-cell>
          <table:table-cell office:value-type="float" office:value="212" calcext:value-type="float">
            <text:p>212</text:p>
          </table:table-cell>
          <table:table-cell table:formula="of:=([.P178]-[.P177])/[.P177]*100" office:value-type="float" office:value="-58.102766798419" calcext:value-type="float">
            <text:p>-58.102766798419</text:p>
          </table:table-cell>
          <table:table-cell table:formula="of:=[.P178]/[.$R$159]" office:value-type="float" office:value="19.2395556250978" calcext:value-type="float">
            <text:p>19.2395556250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ff&gt;3400</text:p>
          </table:table-cell>
          <table:table-cell table:style-name="ce3" office:value-type="float" office:value="6.38" calcext:value-type="float">
            <text:p>6.38</text:p>
          </table:table-cell>
          <table:table-cell table:formula="of:=([.B179]-[.B178])/[.B178]*100" office:value-type="float" office:value="0" calcext:value-type="float">
            <text:p>0.00</text:p>
          </table:table-cell>
          <table:table-cell table:style-name="ce3" office:value-type="float" office:value="4578" calcext:value-type="float">
            <text:p>4578.00</text:p>
          </table:table-cell>
          <table:table-cell table:style-name="ce3" table:formula="of:=([.D179]-[.D178])/[.D178]*100" office:value-type="float" office:value="0" calcext:value-type="float">
            <text:p>0.00</text:p>
          </table:table-cell>
          <table:table-cell table:style-name="ce3" table:formula="of:=[.D179]/[.$F$133]" office:value-type="float" office:value="6.09121005762179" calcext:value-type="float">
            <text:p>6.09</text:p>
          </table:table-cell>
          <table:table-cell/>
          <table:table-cell office:value-type="float" office:value="4.86" calcext:value-type="float">
            <text:p>4.86</text:p>
          </table:table-cell>
          <table:table-cell table:formula="of:=([.H179]-[.H178])/[.H178]*100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table:formula="of:=([.J179]-[.J178])/[.J178]*100" office:value-type="float" office:value="0" calcext:value-type="float">
            <text:p>0</text:p>
          </table:table-cell>
          <table:table-cell table:formula="of:=[.J179]/[.$L$133]" office:value-type="float" office:value="4.51113738738739" calcext:value-type="float">
            <text:p>4.51113738738739</text:p>
          </table:table-cell>
          <table:table-cell/>
          <table:table-cell office:value-type="float" office:value="18.4" calcext:value-type="float">
            <text:p>18.4</text:p>
          </table:table-cell>
          <table:table-cell table:formula="of:=([.N179]-[.N178])/[.N178]*100" office:value-type="float" office:value="-1.07526881720432" calcext:value-type="float">
            <text:p>-1.07526881720432</text:p>
          </table:table-cell>
          <table:table-cell office:value-type="float" office:value="211" calcext:value-type="float">
            <text:p>211</text:p>
          </table:table-cell>
          <table:table-cell table:formula="of:=([.P179]-[.P178])/[.P178]*100" office:value-type="float" office:value="-0.471698113207547" calcext:value-type="float">
            <text:p>-0.471698113207547</text:p>
          </table:table-cell>
          <table:table-cell table:formula="of:=[.P179]/[.$R$159]" office:value-type="float" office:value="19.1488030042247" calcext:value-type="float">
            <text:p>19.14880300422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2">
          <table:table-cell table:style-name="ce48"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T6 800_600_400</text:p>
          </table:table-cell>
          <table:table-cell office:value-type="string" calcext:value-type="string">
            <text:p>using the left. Increase number!</text:p>
          </table:table-cell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SR5j</text:p>
          </table:table-cell>
          <table:table-cell table:style-name="Default"/>
          <table:table-cell table:number-columns-repeated="2"/>
          <table:table-cell table:formula="of:=[.D188]/[.B188]" office:value-type="float" office:value="1.29667267661039" calcext:value-type="float">
            <text:p>1.296672676610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7911" calcext:value-type="float">
            <text:p>7911</text:p>
          </table:table-cell>
          <table:table-cell table:number-columns-repeated="3"/>
          <table:table-cell office:value-type="float" office:value="941" calcext:value-type="float">
            <text:p>9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189]-[.B188])/[.B188]*100" office:value-type="float" office:value="0" calcext:value-type="float">
            <text:p>0.00</text:p>
          </table:table-cell>
          <table:table-cell office:value-type="float" office:value="7911" calcext:value-type="float">
            <text:p>7911</text:p>
          </table:table-cell>
          <table:table-cell table:formula="of:=([.H189]-[.H188])/[.H188]*100" office:value-type="float" office:value="0" calcext:value-type="float">
            <text:p>0</text:p>
          </table:table-cell>
          <table:table-cell table:formula="of:=[.H189]/[.$F$187]" office:value-type="float" office:value="725.703577297434" calcext:value-type="float">
            <text:p>725.703577297434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3513" calcext:value-type="float">
            <text:p>3513</text:p>
          </table:table-cell>
          <table:table-cell table:formula="of:=([.B190]-[.B189])/[.B189]*100" office:value-type="float" office:value="-42.4192755286019" calcext:value-type="float">
            <text:p>-42.42</text:p>
          </table:table-cell>
          <table:table-cell office:value-type="float" office:value="4702" calcext:value-type="float">
            <text:p>4702</text:p>
          </table:table-cell>
          <table:table-cell table:formula="of:=([.H190]-[.H189])/[.H189]*100" office:value-type="float" office:value="-9.24548352816153" calcext:value-type="float">
            <text:p>-9.24548352816153</text:p>
          </table:table-cell>
          <table:table-cell table:formula="of:=[.H190]/[.$F$187]" office:value-type="float" office:value="658.608772595121" calcext:value-type="float">
            <text:p>658.608772595121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2985" calcext:value-type="float">
            <text:p>2985</text:p>
          </table:table-cell>
          <table:table-cell table:formula="of:=([.B191]-[.B190])/[.B190]*100" office:value-type="float" office:value="-15.0298889837745" calcext:value-type="float">
            <text:p>-15.03</text:p>
          </table:table-cell>
          <table:table-cell office:value-type="float" office:value="3957" calcext:value-type="float">
            <text:p>3957</text:p>
          </table:table-cell>
          <table:table-cell table:formula="of:=([.H191]-[.H190])/[.H190]*100" office:value-type="float" office:value="-3.27868852459016" calcext:value-type="float">
            <text:p>-3.27868852459016</text:p>
          </table:table-cell>
          <table:table-cell table:formula="of:=[.H191]/[.$F$187]" office:value-type="float" office:value="637.0150423461" calcext:value-type="float">
            <text:p>637.0150423461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2669" calcext:value-type="float">
            <text:p>2669</text:p>
          </table:table-cell>
          <table:table-cell table:formula="of:=([.B192]-[.B191])/[.B191]*100" office:value-type="float" office:value="-10.5862646566164" calcext:value-type="float">
            <text:p>-10.59</text:p>
          </table:table-cell>
          <table:table-cell office:value-type="float" office:value="3508" calcext:value-type="float">
            <text:p>3508</text:p>
          </table:table-cell>
          <table:table-cell table:formula="of:=([.H192]-[.H191])/[.H191]*100" office:value-type="float" office:value="-96.2469733656174" calcext:value-type="float">
            <text:p>-96.2469733656174</text:p>
          </table:table-cell>
          <table:table-cell table:formula="of:=[.H192]/[.$F$187]" office:value-type="float" office:value="23.9073442042725" calcext:value-type="float">
            <text:p>23.907344204272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240" calcext:value-type="float">
            <text:p>240</text:p>
          </table:table-cell>
          <table:table-cell table:formula="of:=([.B193]-[.B192])/[.B192]*100" office:value-type="float" office:value="-91.007868115399" calcext:value-type="float">
            <text:p>-91.01</text:p>
          </table:table-cell>
          <table:table-cell office:value-type="float" office:value="408" calcext:value-type="float">
            <text:p>408</text:p>
          </table:table-cell>
          <table:table-cell table:formula="of:=([.D193]-[.D192])/[.D192]*100" office:value-type="float" office:value="-88.369441277081" calcext:value-type="float">
            <text:p>-88.369441277081</text:p>
          </table:table-cell>
          <table:table-cell table:formula="of:=[.D193]/[.$F$187]" office:value-type="float" office:value="314.651497914297" calcext:value-type="float">
            <text:p>314.651497914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68.4" calcext:value-type="float">
            <text:p>68.4</text:p>
          </table:table-cell>
          <table:table-cell table:formula="of:=([.B194]-[.B193])/[.B193]*100" office:value-type="float" office:value="-71.5" calcext:value-type="float">
            <text:p>-71.50</text:p>
          </table:table-cell>
          <table:table-cell office:value-type="float" office:value="138" calcext:value-type="float">
            <text:p>138</text:p>
          </table:table-cell>
          <table:table-cell table:formula="of:=([.D194]-[.D193])/[.D193]*100" office:value-type="float" office:value="-66.1764705882353" calcext:value-type="float">
            <text:p>-66.1764705882353</text:p>
          </table:table-cell>
          <table:table-cell table:formula="of:=[.D194]/[.$F$187]" office:value-type="float" office:value="106.4262419416" calcext:value-type="float">
            <text:p>106.42624194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68.4" calcext:value-type="float">
            <text:p>68.4</text:p>
          </table:table-cell>
          <table:table-cell table:formula="of:=([.B195]-[.B194])/[.B194]*100" office:value-type="float" office:value="0" calcext:value-type="float">
            <text:p>0.00</text:p>
          </table:table-cell>
          <table:table-cell office:value-type="float" office:value="137" calcext:value-type="float">
            <text:p>137</text:p>
          </table:table-cell>
          <table:table-cell table:formula="of:=([.D195]-[.D194])/[.D194]*100" office:value-type="float" office:value="-0.72463768115942" calcext:value-type="float">
            <text:p>-0.72463768115942</text:p>
          </table:table-cell>
          <table:table-cell table:formula="of:=[.D195]/[.$F$187]" office:value-type="float" office:value="105.65503728985" calcext:value-type="float">
            <text:p>105.65503728985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10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7911" calcext:value-type="float">
            <text:p>7911</text:p>
          </table:table-cell>
          <table:table-cell/>
          <table:table-cell table:formula="of:=[.D199]/[.$F$187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00]-[.B199])/[.B199]*100" office:value-type="float" office:value="0" calcext:value-type="float">
            <text:p>0.00</text:p>
          </table:table-cell>
          <table:table-cell office:value-type="float" office:value="7911" calcext:value-type="float">
            <text:p>7911</text:p>
          </table:table-cell>
          <table:table-cell table:formula="of:=([.D200]-[.D199])/[.D199]*100" office:value-type="float" office:value="0" calcext:value-type="float">
            <text:p>0</text:p>
          </table:table-cell>
          <table:table-cell table:formula="of:=[.D200]/[.$F$187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01]-[.B200])/[.B200]*100" office:value-type="float" office:value="-71.2833961645632" calcext:value-type="float">
            <text:p>-71.28</text:p>
          </table:table-cell>
          <table:table-cell office:value-type="float" office:value="2554" calcext:value-type="float">
            <text:p>2554</text:p>
          </table:table-cell>
          <table:table-cell table:formula="of:=([.D201]-[.D200])/[.D200]*100" office:value-type="float" office:value="-67.7158387055998" calcext:value-type="float">
            <text:p>-67.7158387055998</text:p>
          </table:table-cell>
          <table:table-cell table:formula="of:=[.D201]/[.$F$187]" office:value-type="float" office:value="1969.65668057136" calcext:value-type="float">
            <text:p>1969.65668057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02]-[.B201])/[.B201]*100" office:value-type="float" office:value="-17.351598173516" calcext:value-type="float">
            <text:p>-17.35</text:p>
          </table:table-cell>
          <table:table-cell office:value-type="float" office:value="2126" calcext:value-type="float">
            <text:p>2126</text:p>
          </table:table-cell>
          <table:table-cell table:formula="of:=([.D202]-[.D201])/[.D201]*100" office:value-type="float" office:value="-16.7580266249021" calcext:value-type="float">
            <text:p>-16.7580266249021</text:p>
          </table:table-cell>
          <table:table-cell table:formula="of:=[.D202]/[.$F$187]" office:value-type="float" office:value="1639.58108962205" calcext:value-type="float">
            <text:p>1639.581089622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03]-[.B202])/[.B202]*100" office:value-type="float" office:value="-13.5359116022099" calcext:value-type="float">
            <text:p>-13.54</text:p>
          </table:table-cell>
          <table:table-cell office:value-type="float" office:value="1834" calcext:value-type="float">
            <text:p>1834</text:p>
          </table:table-cell>
          <table:table-cell table:formula="of:=([.D203]-[.D202])/[.D202]*100" office:value-type="float" office:value="-13.7347130761994" calcext:value-type="float">
            <text:p>-13.7347130761994</text:p>
          </table:table-cell>
          <table:table-cell table:formula="of:=[.D203]/[.$F$187]" office:value-type="float" office:value="1414.38933131083" calcext:value-type="float">
            <text:p>1414.389331310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04]-[.B203])/[.B203]*100" office:value-type="float" office:value="-69.0095846645367" calcext:value-type="float">
            <text:p>-69.01</text:p>
          </table:table-cell>
          <table:table-cell office:value-type="float" office:value="667" calcext:value-type="float">
            <text:p>667</text:p>
          </table:table-cell>
          <table:table-cell table:formula="of:=([.D204]-[.D203])/[.D203]*100" office:value-type="float" office:value="-63.6314067611778" calcext:value-type="float">
            <text:p>-63.6314067611778</text:p>
          </table:table-cell>
          <table:table-cell table:formula="of:=[.D204]/[.$F$187]" office:value-type="float" office:value="514.393502717735" calcext:value-type="float">
            <text:p>514.393502717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05]-[.B204])/[.B204]*100" office:value-type="float" office:value="-35.5670103092784" calcext:value-type="float">
            <text:p>-35.57</text:p>
          </table:table-cell>
          <table:table-cell office:value-type="float" office:value="475" calcext:value-type="float">
            <text:p>475</text:p>
          </table:table-cell>
          <table:table-cell table:formula="of:=([.D205]-[.D204])/[.D204]*100" office:value-type="float" office:value="-28.7856071964018" calcext:value-type="float">
            <text:p>-28.7856071964018</text:p>
          </table:table-cell>
          <table:table-cell table:formula="of:=[.D205]/[.$F$187]" office:value-type="float" office:value="366.322209581595" calcext:value-type="float">
            <text:p>366.3222095815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06]-[.B205])/[.B205]*100" office:value-type="float" office:value="-50.8" calcext:value-type="float">
            <text:p>-50.80</text:p>
          </table:table-cell>
          <table:table-cell office:value-type="float" office:value="229" calcext:value-type="float">
            <text:p>229</text:p>
          </table:table-cell>
          <table:table-cell table:formula="of:=([.D206]-[.D205])/[.D205]*100" office:value-type="float" office:value="-51.7894736842105" calcext:value-type="float">
            <text:p>-51.7894736842105</text:p>
          </table:table-cell>
          <table:table-cell table:formula="of:=[.D206]/[.$F$187]" office:value-type="float" office:value="176.605865250916" calcext:value-type="float">
            <text:p>176.6058652509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207]-[.B206])/[.B206]*100" office:value-type="float" office:value="-91.5447154471545" calcext:value-type="float">
            <text:p>-91.54</text:p>
          </table:table-cell>
          <table:table-cell office:value-type="float" office:value="22" calcext:value-type="float">
            <text:p>22</text:p>
          </table:table-cell>
          <table:table-cell table:formula="of:=([.D207]-[.D206])/[.D206]*100" office:value-type="float" office:value="-90.3930131004367" calcext:value-type="float">
            <text:p>-90.3930131004367</text:p>
          </table:table-cell>
          <table:table-cell table:formula="of:=[.D207]/[.$F$187]" office:value-type="float" office:value="16.966502338516" calcext:value-type="float">
            <text:p>16.966502338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10.4" calcext:value-type="float">
            <text:p>10.4</text:p>
          </table:table-cell>
          <table:table-cell table:formula="of:=([.B208]-[.B207])/[.B207]*100"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table:formula="of:=([.D208]-[.D207])/[.D207]*100" office:value-type="float" office:value="0" calcext:value-type="float">
            <text:p>0</text:p>
          </table:table-cell>
          <table:table-cell table:formula="of:=[.D208]/[.$F$187]" office:value-type="float" office:value="16.966502338516" calcext:value-type="float">
            <text:p>16.966502338516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R6j-220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7911" calcext:value-type="float">
            <text:p>7911</text:p>
          </table:table-cell>
          <table:table-cell/>
          <table:table-cell table:formula="of:=[.D212]/[.$F$187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12]-[.B211])/[.B211]*100" office:value-type="float" office:value="0" calcext:value-type="float">
            <text:p>0.00</text:p>
          </table:table-cell>
          <table:table-cell office:value-type="float" office:value="7911" calcext:value-type="float">
            <text:p>7911</text:p>
          </table:table-cell>
          <table:table-cell table:formula="of:=([.D212]-[.D211])/[.D211]*100" office:value-type="float" office:value="0" calcext:value-type="float">
            <text:p>0</text:p>
          </table:table-cell>
          <table:table-cell table:formula="of:=[.D213]/[.$F$187]" office:value-type="float" office:value="1969.65668057136" calcext:value-type="float">
            <text:p>1969.65668057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13]-[.B212])/[.B212]*100" office:value-type="float" office:value="-71.2833961645632" calcext:value-type="float">
            <text:p>-71.28</text:p>
          </table:table-cell>
          <table:table-cell office:value-type="float" office:value="2554" calcext:value-type="float">
            <text:p>2554</text:p>
          </table:table-cell>
          <table:table-cell table:formula="of:=([.D213]-[.D212])/[.D212]*100" office:value-type="float" office:value="-67.7158387055998" calcext:value-type="float">
            <text:p>-67.7158387055998</text:p>
          </table:table-cell>
          <table:table-cell table:formula="of:=[.D214]/[.$F$187]" office:value-type="float" office:value="1639.58108962205" calcext:value-type="float">
            <text:p>1639.581089622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14]-[.B213])/[.B213]*100" office:value-type="float" office:value="-17.351598173516" calcext:value-type="float">
            <text:p>-17.35</text:p>
          </table:table-cell>
          <table:table-cell office:value-type="float" office:value="2126" calcext:value-type="float">
            <text:p>2126</text:p>
          </table:table-cell>
          <table:table-cell table:formula="of:=([.D214]-[.D213])/[.D213]*100" office:value-type="float" office:value="-16.7580266249021" calcext:value-type="float">
            <text:p>-16.7580266249021</text:p>
          </table:table-cell>
          <table:table-cell table:formula="of:=[.D215]/[.$F$187]" office:value-type="float" office:value="1414.38933131083" calcext:value-type="float">
            <text:p>1414.389331310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15]-[.B214])/[.B214]*100" office:value-type="float" office:value="-13.5359116022099" calcext:value-type="float">
            <text:p>-13.54</text:p>
          </table:table-cell>
          <table:table-cell office:value-type="float" office:value="1834" calcext:value-type="float">
            <text:p>1834</text:p>
          </table:table-cell>
          <table:table-cell table:formula="of:=([.D215]-[.D214])/[.D214]*100" office:value-type="float" office:value="-13.7347130761994" calcext:value-type="float">
            <text:p>-13.7347130761994</text:p>
          </table:table-cell>
          <table:table-cell table:formula="of:=[.D216]/[.$F$187]" office:value-type="float" office:value="514.393502717735" calcext:value-type="float">
            <text:p>514.393502717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16]-[.B215])/[.B215]*100" office:value-type="float" office:value="-69.0095846645367" calcext:value-type="float">
            <text:p>-69.01</text:p>
          </table:table-cell>
          <table:table-cell office:value-type="float" office:value="667" calcext:value-type="float">
            <text:p>667</text:p>
          </table:table-cell>
          <table:table-cell table:formula="of:=([.D216]-[.D215])/[.D215]*100" office:value-type="float" office:value="-63.6314067611778" calcext:value-type="float">
            <text:p>-63.6314067611778</text:p>
          </table:table-cell>
          <table:table-cell table:formula="of:=[.D217]/[.$F$187]" office:value-type="float" office:value="366.322209581595" calcext:value-type="float">
            <text:p>366.3222095815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17]-[.B216])/[.B216]*100" office:value-type="float" office:value="-35.5670103092784" calcext:value-type="float">
            <text:p>-35.57</text:p>
          </table:table-cell>
          <table:table-cell office:value-type="float" office:value="475" calcext:value-type="float">
            <text:p>475</text:p>
          </table:table-cell>
          <table:table-cell table:formula="of:=([.D217]-[.D216])/[.D216]*100" office:value-type="float" office:value="-28.7856071964018" calcext:value-type="float">
            <text:p>-28.7856071964018</text:p>
          </table:table-cell>
          <table:table-cell table:formula="of:=[.D218]/[.$F$187]" office:value-type="float" office:value="176.605865250916" calcext:value-type="float">
            <text:p>176.6058652509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18]-[.B217])/[.B217]*100" office:value-type="float" office:value="-50.8" calcext:value-type="float">
            <text:p>-50.80</text:p>
          </table:table-cell>
          <table:table-cell office:value-type="float" office:value="229" calcext:value-type="float">
            <text:p>229</text:p>
          </table:table-cell>
          <table:table-cell table:formula="of:=([.D218]-[.D217])/[.D217]*100" office:value-type="float" office:value="-51.7894736842105" calcext:value-type="float">
            <text:p>-51.7894736842105</text:p>
          </table:table-cell>
          <table:table-cell table:formula="of:=[.D218]/[.$F$187]" office:value-type="float" office:value="176.605865250916" calcext:value-type="float">
            <text:p>176.6058652509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10.4" calcext:value-type="float">
            <text:p>10.4</text:p>
          </table:table-cell>
          <table:table-cell table:formula="of:=([.B219]-[.B218])/[.B218]*100" office:value-type="float" office:value="-91.5447154471545" calcext:value-type="float">
            <text:p>-91.54</text:p>
          </table:table-cell>
          <table:table-cell office:value-type="float" office:value="22" calcext:value-type="float">
            <text:p>22</text:p>
          </table:table-cell>
          <table:table-cell table:formula="of:=([.D219]-[.D218])/[.D218]*100" office:value-type="float" office:value="-90.3930131004367" calcext:value-type="float">
            <text:p>-90.3930131004367</text:p>
          </table:table-cell>
          <table:table-cell table:formula="of:=[.D219]/[.$F$187]" office:value-type="float" office:value="16.966502338516" calcext:value-type="float">
            <text:p>16.966502338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3.31" calcext:value-type="float">
            <text:p>3.31</text:p>
          </table:table-cell>
          <table:table-cell table:formula="of:=([.B220]-[.B219])/[.B219]*100" office:value-type="float" office:value="-68.1730769230769" calcext:value-type="float">
            <text:p>-68.17</text:p>
          </table:table-cell>
          <table:table-cell office:value-type="float" office:value="8" calcext:value-type="float">
            <text:p>8</text:p>
          </table:table-cell>
          <table:table-cell table:formula="of:=([.D220]-[.D219])/[.D219]*100" office:value-type="float" office:value="-63.6363636363636" calcext:value-type="float">
            <text:p>-63.6363636363636</text:p>
          </table:table-cell>
          <table:table-cell table:formula="of:=[.D220]/[.$F$187]" office:value-type="float" office:value="6.16963721400581" calcext:value-type="float">
            <text:p>6.1696372140058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[.D221]/[.$F$18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R6j-3400</text:p>
          </table:table-cell>
          <table:table-cell table:number-columns-repeated="3"/>
          <table:table-cell table:formula="of:=[.D222]/[.$F$18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6101" calcext:value-type="float">
            <text:p>6101</text:p>
          </table:table-cell>
          <table:table-cell/>
          <table:table-cell office:value-type="float" office:value="7911" calcext:value-type="float">
            <text:p>7911</text:p>
          </table:table-cell>
          <table:table-cell/>
          <table:table-cell table:formula="of:=[.D223]/[.$F$187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6101" calcext:value-type="float">
            <text:p>6101</text:p>
          </table:table-cell>
          <table:table-cell table:formula="of:=([.B224]-[.B223])/[.B223]*100" office:value-type="float" office:value="0" calcext:value-type="float">
            <text:p>0.00</text:p>
          </table:table-cell>
          <table:table-cell office:value-type="float" office:value="7911" calcext:value-type="float">
            <text:p>7911</text:p>
          </table:table-cell>
          <table:table-cell table:formula="of:=([.D224]-[.D223])/[.D223]*100" office:value-type="float" office:value="0" calcext:value-type="float">
            <text:p>0</text:p>
          </table:table-cell>
          <table:table-cell table:formula="of:=[.D224]/[.$F$187]" office:value-type="float" office:value="6101" calcext:value-type="float">
            <text:p>6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1752" calcext:value-type="float">
            <text:p>1752</text:p>
          </table:table-cell>
          <table:table-cell table:formula="of:=([.B225]-[.B224])/[.B224]*100" office:value-type="float" office:value="-71.2833961645632" calcext:value-type="float">
            <text:p>-71.28</text:p>
          </table:table-cell>
          <table:table-cell office:value-type="float" office:value="2554" calcext:value-type="float">
            <text:p>2554</text:p>
          </table:table-cell>
          <table:table-cell table:formula="of:=([.D225]-[.D224])/[.D224]*100" office:value-type="float" office:value="-67.7158387055998" calcext:value-type="float">
            <text:p>-67.7158387055998</text:p>
          </table:table-cell>
          <table:table-cell table:formula="of:=[.D225]/[.$F$187]" office:value-type="float" office:value="1969.65668057136" calcext:value-type="float">
            <text:p>1969.65668057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448" calcext:value-type="float">
            <text:p>1448</text:p>
          </table:table-cell>
          <table:table-cell table:formula="of:=([.B226]-[.B225])/[.B225]*100" office:value-type="float" office:value="-17.351598173516" calcext:value-type="float">
            <text:p>-17.35</text:p>
          </table:table-cell>
          <table:table-cell office:value-type="float" office:value="2126" calcext:value-type="float">
            <text:p>2126</text:p>
          </table:table-cell>
          <table:table-cell table:formula="of:=([.D226]-[.D225])/[.D225]*100" office:value-type="float" office:value="-16.7580266249021" calcext:value-type="float">
            <text:p>-16.7580266249021</text:p>
          </table:table-cell>
          <table:table-cell table:formula="of:=[.D226]/[.$F$187]" office:value-type="float" office:value="1639.58108962205" calcext:value-type="float">
            <text:p>1639.581089622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252" calcext:value-type="float">
            <text:p>1252</text:p>
          </table:table-cell>
          <table:table-cell table:formula="of:=([.B227]-[.B226])/[.B226]*100" office:value-type="float" office:value="-13.5359116022099" calcext:value-type="float">
            <text:p>-13.54</text:p>
          </table:table-cell>
          <table:table-cell office:value-type="float" office:value="1834" calcext:value-type="float">
            <text:p>1834</text:p>
          </table:table-cell>
          <table:table-cell table:formula="of:=([.D227]-[.D226])/[.D226]*100" office:value-type="float" office:value="-13.7347130761994" calcext:value-type="float">
            <text:p>-13.7347130761994</text:p>
          </table:table-cell>
          <table:table-cell table:formula="of:=[.D227]/[.$F$187]" office:value-type="float" office:value="1414.38933131083" calcext:value-type="float">
            <text:p>1414.389331310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388" calcext:value-type="float">
            <text:p>388</text:p>
          </table:table-cell>
          <table:table-cell table:formula="of:=([.B228]-[.B227])/[.B227]*100" office:value-type="float" office:value="-69.0095846645367" calcext:value-type="float">
            <text:p>-69.01</text:p>
          </table:table-cell>
          <table:table-cell office:value-type="float" office:value="667" calcext:value-type="float">
            <text:p>667</text:p>
          </table:table-cell>
          <table:table-cell table:formula="of:=([.D228]-[.D227])/[.D227]*100" office:value-type="float" office:value="-63.6314067611778" calcext:value-type="float">
            <text:p>-63.6314067611778</text:p>
          </table:table-cell>
          <table:table-cell table:formula="of:=[.D228]/[.$F$187]" office:value-type="float" office:value="514.393502717735" calcext:value-type="float">
            <text:p>514.393502717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250" calcext:value-type="float">
            <text:p>250</text:p>
          </table:table-cell>
          <table:table-cell table:formula="of:=([.B229]-[.B228])/[.B228]*100" office:value-type="float" office:value="-35.5670103092784" calcext:value-type="float">
            <text:p>-35.57</text:p>
          </table:table-cell>
          <table:table-cell office:value-type="float" office:value="475" calcext:value-type="float">
            <text:p>475</text:p>
          </table:table-cell>
          <table:table-cell table:formula="of:=([.D229]-[.D228])/[.D228]*100" office:value-type="float" office:value="-28.7856071964018" calcext:value-type="float">
            <text:p>-28.7856071964018</text:p>
          </table:table-cell>
          <table:table-cell table:formula="of:=[.D229]/[.$F$187]" office:value-type="float" office:value="366.322209581595" calcext:value-type="float">
            <text:p>366.3222095815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123" calcext:value-type="float">
            <text:p>123</text:p>
          </table:table-cell>
          <table:table-cell table:formula="of:=([.B230]-[.B229])/[.B229]*100" office:value-type="float" office:value="-50.8" calcext:value-type="float">
            <text:p>-50.80</text:p>
          </table:table-cell>
          <table:table-cell office:value-type="float" office:value="229" calcext:value-type="float">
            <text:p>229</text:p>
          </table:table-cell>
          <table:table-cell table:formula="of:=([.D230]-[.D229])/[.D229]*100" office:value-type="float" office:value="-51.7894736842105" calcext:value-type="float">
            <text:p>-51.7894736842105</text:p>
          </table:table-cell>
          <table:table-cell table:formula="of:=[.D230]/[.$F$187]" office:value-type="float" office:value="176.605865250916" calcext:value-type="float">
            <text:p>176.6058652509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84.6" calcext:value-type="float">
            <text:p>84.6</text:p>
          </table:table-cell>
          <table:table-cell table:formula="of:=([.B231]-[.B230])/[.B230]*100" office:value-type="float" office:value="-31.219512195122" calcext:value-type="float">
            <text:p>-31.22</text:p>
          </table:table-cell>
          <table:table-cell office:value-type="float" office:value="177" calcext:value-type="float">
            <text:p>177</text:p>
          </table:table-cell>
          <table:table-cell table:formula="of:=([.D231]-[.D230])/[.D230]*100" office:value-type="float" office:value="-22.707423580786" calcext:value-type="float">
            <text:p>-22.707423580786</text:p>
          </table:table-cell>
          <table:table-cell table:formula="of:=[.D231]/[.$F$187]" office:value-type="float" office:value="136.503223359879" calcext:value-type="float">
            <text:p>136.5032233598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0" calcext:value-type="float">
            <text:p>0</text:p>
          </table:table-cell>
          <table:table-cell table:formula="of:=([.B232]-[.B231])/[.B231]*100" office:value-type="float" office:value="-100" calcext:value-type="float">
            <text:p>-100.00</text:p>
          </table:table-cell>
          <table:table-cell office:value-type="float" office:value="0" calcext:value-type="float">
            <text:p>0</text:p>
          </table:table-cell>
          <table:table-cell table:formula="of:=([.D232]-[.D231])/[.D231]*100" office:value-type="float" office:value="-100" calcext:value-type="float">
            <text:p>-100</text:p>
          </table:table-cell>
          <table:table-cell table:formula="of:=[.D232]/[.$F$187]" office:value-type="float" office:value="0" calcext:value-type="float">
            <text:p>0</text:p>
          </table:table-cell>
          <table:table-cell table:number-columns-repeated="18"/>
        </table:table-row>
      </table:table>
      <table:table table:name="Sheet4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2_1200_60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R2j_1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office:value-type="float" office:value="-18.7180941576858" calcext:value-type="float">
            <text:p>-18.7180941576858</text:p>
          </table:table-cell>
          <table:table-cell office:value-type="float" office:value="1413.45206598073" calcext:value-type="float">
            <text:p>1413.45206598073</text:p>
          </table:table-cell>
          <table:table-cell office:value-type="float" office:value="-19.8268822472644" calcext:value-type="float">
            <text:p>-19.8268822472644</text:p>
          </table:table-cell>
          <table:table-cell office:value-type="float" office:value="431" calcext:value-type="float">
            <text:p>431</text:p>
          </table:table-cell>
          <table:table-cell office:value-type="float" office:value="-20.3327171903882" calcext:value-type="float">
            <text:p>-20.3327171903882</text:p>
          </table:table-cell>
          <table:table-cell office:value-type="float" office:value="435.001744186047" calcext:value-type="float">
            <text:p>435.001744186047</text:p>
          </table:table-cell>
          <table:table-cell office:value-type="float" office:value="-19.593023255814" calcext:value-type="float">
            <text:p>-19.593023255814</text:p>
          </table:table-cell>
          <table:table-cell office:value-type="float" office:value="136" calcext:value-type="float">
            <text:p>136</text:p>
          </table:table-cell>
          <table:table-cell office:value-type="float" office:value="-21.8390804597701" calcext:value-type="float">
            <text:p>-21.8390804597701</text:p>
          </table:table-cell>
          <table:table-cell office:value-type="float" office:value="136.534811758638" calcext:value-type="float">
            <text:p>136.534811758638</text:p>
          </table:table-cell>
          <table:table-cell office:value-type="float" office:value="-21.5317173800928" calcext:value-type="float">
            <text:p>-21.5317173800928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office:value-type="float" office:value="-3.90788555478018" calcext:value-type="float">
            <text:p>-3.90788555478018</text:p>
          </table:table-cell>
          <table:table-cell office:value-type="float" office:value="1354.42626163645" calcext:value-type="float">
            <text:p>1354.42626163645</text:p>
          </table:table-cell>
          <table:table-cell office:value-type="float" office:value="-4.17600325931962" calcext:value-type="float">
            <text:p>-4.17600325931962</text:p>
          </table:table-cell>
          <table:table-cell office:value-type="float" office:value="411" calcext:value-type="float">
            <text:p>411</text:p>
          </table:table-cell>
          <table:table-cell office:value-type="float" office:value="-4.64037122969838" calcext:value-type="float">
            <text:p>-4.64037122969838</text:p>
          </table:table-cell>
          <table:table-cell office:value-type="float" office:value="411.254360465116" calcext:value-type="float">
            <text:p>411.254360465116</text:p>
          </table:table-cell>
          <table:table-cell office:value-type="float" office:value="-5.45914678235719" calcext:value-type="float">
            <text:p>-5.45914678235719</text:p>
          </table:table-cell>
          <table:table-cell office:value-type="float" office:value="129" calcext:value-type="float">
            <text:p>129</text:p>
          </table:table-cell>
          <table:table-cell office:value-type="float" office:value="-5.14705882352941" calcext:value-type="float">
            <text:p>-5.14705882352941</text:p>
          </table:table-cell>
          <table:table-cell office:value-type="float" office:value="129.176379577102" calcext:value-type="float">
            <text:p>129.176379577102</text:p>
          </table:table-cell>
          <table:table-cell office:value-type="float" office:value="-5.38941833716727" calcext:value-type="float">
            <text:p>-5.38941833716727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office:value-type="float" office:value="-38.0537400145243" calcext:value-type="float">
            <text:p>-38.0537400145243</text:p>
          </table:table-cell>
          <table:table-cell office:value-type="float" office:value="854.578474603952" calcext:value-type="float">
            <text:p>854.578474603952</text:p>
          </table:table-cell>
          <table:table-cell office:value-type="float" office:value="-36.9047619047619" calcext:value-type="float">
            <text:p>-36.9047619047619</text:p>
          </table:table-cell>
          <table:table-cell office:value-type="float" office:value="311" calcext:value-type="float">
            <text:p>311</text:p>
          </table:table-cell>
          <table:table-cell office:value-type="float" office:value="-24.330900243309" calcext:value-type="float">
            <text:p>-24.330900243309</text:p>
          </table:table-cell>
          <table:table-cell office:value-type="float" office:value="316.028924418605" calcext:value-type="float">
            <text:p>316.028924418605</text:p>
          </table:table-cell>
          <table:table-cell office:value-type="float" office:value="-23.1548757170172" calcext:value-type="float">
            <text:p>-23.1548757170172</text:p>
          </table:table-cell>
          <table:table-cell office:value-type="float" office:value="111" calcext:value-type="float">
            <text:p>111</text:p>
          </table:table-cell>
          <table:table-cell office:value-type="float" office:value="-13.953488372093" calcext:value-type="float">
            <text:p>-13.953488372093</text:p>
          </table:table-cell>
          <table:table-cell office:value-type="float" office:value="110.959773078907" calcext:value-type="float">
            <text:p>110.959773078907</text:p>
          </table:table-cell>
          <table:table-cell office:value-type="float" office:value="-14.102118791247" calcext:value-type="float">
            <text:p>-14.102118791247</text:p>
          </table:table-cell>
        </table:table-row>
        <table:table-row table:style-name="ro1">
          <table:table-cell office:value-type="string" calcext:value-type="string">
            <text:p>eta(j1J2)&lt;2</text:p>
          </table:table-cell>
          <table:table-cell office:value-type="float" office:value="836" calcext:value-type="float">
            <text:p>836</text:p>
          </table:table-cell>
          <table:table-cell office:value-type="float" office:value="-1.99296600234467" calcext:value-type="float">
            <text:p>-1.99296600234467</text:p>
          </table:table-cell>
          <table:table-cell office:value-type="float" office:value="843.061244487996" calcext:value-type="float">
            <text:p>843.061244487996</text:p>
          </table:table-cell>
          <table:table-cell office:value-type="float" office:value="-1.34770889487871" calcext:value-type="float">
            <text:p>-1.34770889487871</text:p>
          </table:table-cell>
          <table:table-cell office:value-type="float" office:value="306" calcext:value-type="float">
            <text:p>306</text:p>
          </table:table-cell>
          <table:table-cell office:value-type="float" office:value="-1.60771704180064" calcext:value-type="float">
            <text:p>-1.60771704180064</text:p>
          </table:table-cell>
          <table:table-cell office:value-type="float" office:value="312.883575581395" calcext:value-type="float">
            <text:p>312.883575581395</text:p>
          </table:table-cell>
          <table:table-cell office:value-type="float" office:value="-0.995272455834785" calcext:value-type="float">
            <text:p>-0.995272455834785</text:p>
          </table:table-cell>
          <table:table-cell office:value-type="float" office:value="109" calcext:value-type="float">
            <text:p>109</text:p>
          </table:table-cell>
          <table:table-cell office:value-type="float" office:value="-1.8018018018018" calcext:value-type="float">
            <text:p>-1.8018018018018</text:p>
          </table:table-cell>
          <table:table-cell office:value-type="float" office:value="109.389375966993" calcext:value-type="float">
            <text:p>109.389375966993</text:p>
          </table:table-cell>
          <table:table-cell office:value-type="float" office:value="-1.4152850788516" calcext:value-type="float">
            <text:p>-1.4152850788516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</text:p>
          </table:table-cell>
          <table:table-cell office:value-type="float" office:value="-32.0574162679426" calcext:value-type="float">
            <text:p>-32.0574162679426</text:p>
          </table:table-cell>
          <table:table-cell office:value-type="float" office:value="571.830475257227" calcext:value-type="float">
            <text:p>571.830475257227</text:p>
          </table:table-cell>
          <table:table-cell office:value-type="float" office:value="-32.172131147541" calcext:value-type="float">
            <text:p>-32.172131147541</text:p>
          </table:table-cell>
          <table:table-cell office:value-type="float" office:value="228" calcext:value-type="float">
            <text:p>228</text:p>
          </table:table-cell>
          <table:table-cell office:value-type="float" office:value="-25.4901960784314" calcext:value-type="float">
            <text:p>-25.4901960784314</text:p>
          </table:table-cell>
          <table:table-cell office:value-type="float" office:value="231.104505813953" calcext:value-type="float">
            <text:p>231.104505813953</text:p>
          </table:table-cell>
          <table:table-cell office:value-type="float" office:value="-26.1372204071375" calcext:value-type="float">
            <text:p>-26.1372204071375</text:p>
          </table:table-cell>
          <table:table-cell office:value-type="float" office:value="86.4" calcext:value-type="float">
            <text:p>86.4</text:p>
          </table:table-cell>
          <table:table-cell office:value-type="float" office:value="-20.7339449541284" calcext:value-type="float">
            <text:p>-20.7339449541284</text:p>
          </table:table-cell>
          <table:table-cell office:value-type="float" office:value="86.9102630221764" calcext:value-type="float">
            <text:p>86.9102630221764</text:p>
          </table:table-cell>
          <table:table-cell office:value-type="float" office:value="-20.5496308449549" calcext:value-type="float">
            <text:p>-20.5496308449549</text:p>
          </table:table-cell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</text:p>
          </table:table-cell>
          <table:table-cell office:value-type="float" office:value="-35.5633802816901" calcext:value-type="float">
            <text:p>-35.5633802816901</text:p>
          </table:table-cell>
          <table:table-cell office:value-type="float" office:value="380.068593826556" calcext:value-type="float">
            <text:p>380.068593826556</text:p>
          </table:table-cell>
          <table:table-cell office:value-type="float" office:value="-33.5347432024169" calcext:value-type="float">
            <text:p>-33.5347432024169</text:p>
          </table:table-cell>
          <table:table-cell office:value-type="float" office:value="202" calcext:value-type="float">
            <text:p>202</text:p>
          </table:table-cell>
          <table:table-cell office:value-type="float" office:value="-11.4035087719298" calcext:value-type="float">
            <text:p>-11.4035087719298</text:p>
          </table:table-cell>
          <table:table-cell office:value-type="float" office:value="202.875" calcext:value-type="float">
            <text:p>202.875</text:p>
          </table:table-cell>
          <table:table-cell office:value-type="float" office:value="-12.2150391289554" calcext:value-type="float">
            <text:p>-12.2150391289554</text:p>
          </table:table-cell>
          <table:table-cell office:value-type="float" office:value="83.5" calcext:value-type="float">
            <text:p>83.5</text:p>
          </table:table-cell>
          <table:table-cell office:value-type="float" office:value="-3.35648148148149" calcext:value-type="float">
            <text:p>-3.35648148148149</text:p>
          </table:table-cell>
          <table:table-cell office:value-type="float" office:value="83.9713769984528" calcext:value-type="float">
            <text:p>83.9713769984528</text:p>
          </table:table-cell>
          <table:table-cell office:value-type="float" office:value="-3.38151781104801" calcext:value-type="float">
            <text:p>-3.38151781104801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</text:p>
          </table:table-cell>
          <table:table-cell office:value-type="float" office:value="-9.07543959160522" calcext:value-type="float">
            <text:p>-9.07543959160522</text:p>
          </table:table-cell>
          <table:table-cell office:value-type="float" office:value="1593.12085578965" calcext:value-type="float">
            <text:p>1593.12085578965</text:p>
          </table:table-cell>
          <table:table-cell office:value-type="float" office:value="-9.63579944471664" calcext:value-type="float">
            <text:p>-9.63579944471664</text:p>
          </table:table-cell>
          <table:table-cell office:value-type="float" office:value="483" calcext:value-type="float">
            <text:p>483</text:p>
          </table:table-cell>
          <table:table-cell office:value-type="float" office:value="-10.720887245841" calcext:value-type="float">
            <text:p>-10.720887245841</text:p>
          </table:table-cell>
          <table:table-cell office:value-type="float" office:value="490.831686046512" calcext:value-type="float">
            <text:p>490.831686046512</text:p>
          </table:table-cell>
          <table:table-cell office:value-type="float" office:value="-9.27325581395349" calcext:value-type="float">
            <text:p>-9.27325581395349</text:p>
          </table:table-cell>
          <table:table-cell office:value-type="float" office:value="156" calcext:value-type="float">
            <text:p>156</text:p>
          </table:table-cell>
          <table:table-cell office:value-type="float" office:value="-10.3448275862069" calcext:value-type="float">
            <text:p>-10.3448275862069</text:p>
          </table:table-cell>
          <table:table-cell office:value-type="float" office:value="154.930892212481" calcext:value-type="float">
            <text:p>154.930892212481</text:p>
          </table:table-cell>
          <table:table-cell office:value-type="float" office:value="-10.959257349149" calcext:value-type="float">
            <text:p>-10.959257349149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</text:p>
          </table:table-cell>
          <table:table-cell office:value-type="float" office:value="-2.24578914535246" calcext:value-type="float">
            <text:p>-2.24578914535246</text:p>
          </table:table-cell>
          <table:table-cell office:value-type="float" office:value="1561.44847297077" calcext:value-type="float">
            <text:p>1561.44847297077</text:p>
          </table:table-cell>
          <table:table-cell office:value-type="float" office:value="-1.98807157057654" calcext:value-type="float">
            <text:p>-1.98807157057654</text:p>
          </table:table-cell>
          <table:table-cell office:value-type="float" office:value="470" calcext:value-type="float">
            <text:p>470</text:p>
          </table:table-cell>
          <table:table-cell office:value-type="float" office:value="-2.69151138716356" calcext:value-type="float">
            <text:p>-2.69151138716356</text:p>
          </table:table-cell>
          <table:table-cell office:value-type="float" office:value="476.67761627907" calcext:value-type="float">
            <text:p>476.67761627907</text:p>
          </table:table-cell>
          <table:table-cell office:value-type="float" office:value="-2.88369112463954" calcext:value-type="float">
            <text:p>-2.88369112463954</text:p>
          </table:table-cell>
          <table:table-cell office:value-type="float" office:value="151" calcext:value-type="float">
            <text:p>151</text:p>
          </table:table-cell>
          <table:table-cell office:value-type="float" office:value="-3.2051282051282" calcext:value-type="float">
            <text:p>-3.2051282051282</text:p>
          </table:table-cell>
          <table:table-cell office:value-type="float" office:value="150.242135121197" calcext:value-type="float">
            <text:p>150.242135121197</text:p>
          </table:table-cell>
          <table:table-cell office:value-type="float" office:value="-3.02635389516363" calcext:value-type="float">
            <text:p>-3.02635389516363</text:p>
          </table:table-cell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</text:p>
          </table:table-cell>
          <table:table-cell office:value-type="float" office:value="-67.5175494575622" calcext:value-type="float">
            <text:p>-67.5175494575622</text:p>
          </table:table-cell>
          <table:table-cell office:value-type="float" office:value="521.442593499918" calcext:value-type="float">
            <text:p>521.442593499918</text:p>
          </table:table-cell>
          <table:table-cell office:value-type="float" office:value="-66.6052000737599" calcext:value-type="float">
            <text:p>-66.6052000737599</text:p>
          </table:table-cell>
          <table:table-cell office:value-type="float" office:value="269" calcext:value-type="float">
            <text:p>269</text:p>
          </table:table-cell>
          <table:table-cell office:value-type="float" office:value="-42.7659574468085" calcext:value-type="float">
            <text:p>-42.7659574468085</text:p>
          </table:table-cell>
          <table:table-cell office:value-type="float" office:value="270.65726744186" calcext:value-type="float">
            <text:p>270.65726744186</text:p>
          </table:table-cell>
          <table:table-cell office:value-type="float" office:value="-43.2200593863411" calcext:value-type="float">
            <text:p>-43.2200593863411</text:p>
          </table:table-cell>
          <table:table-cell office:value-type="float" office:value="120" calcext:value-type="float">
            <text:p>120</text:p>
          </table:table-cell>
          <table:table-cell office:value-type="float" office:value="-20.5298013245033" calcext:value-type="float">
            <text:p>-20.5298013245033</text:p>
          </table:table-cell>
          <table:table-cell office:value-type="float" office:value="119.552088705518" calcext:value-type="float">
            <text:p>119.552088705518</text:p>
          </table:table-cell>
          <table:table-cell office:value-type="float" office:value="-20.4270568911453" calcext:value-type="float">
            <text:p>-20.4270568911453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</text:p>
          </table:table-cell>
          <table:table-cell office:value-type="float" office:value="-33.7917485265226" calcext:value-type="float">
            <text:p>-33.7917485265226</text:p>
          </table:table-cell>
          <table:table-cell office:value-type="float" office:value="350.699657030867" calcext:value-type="float">
            <text:p>350.699657030867</text:p>
          </table:table-cell>
          <table:table-cell office:value-type="float" office:value="-32.7443401435671" calcext:value-type="float">
            <text:p>-32.7443401435671</text:p>
          </table:table-cell>
          <table:table-cell office:value-type="float" office:value="201" calcext:value-type="float">
            <text:p>201</text:p>
          </table:table-cell>
          <table:table-cell office:value-type="float" office:value="-25.2788104089219" calcext:value-type="float">
            <text:p>-25.2788104089219</text:p>
          </table:table-cell>
          <table:table-cell office:value-type="float" office:value="200.122819767442" calcext:value-type="float">
            <text:p>200.122819767442</text:p>
          </table:table-cell>
          <table:table-cell office:value-type="float" office:value="-26.0604299825683" calcext:value-type="float">
            <text:p>-26.0604299825683</text:p>
          </table:table-cell>
          <table:table-cell office:value-type="float" office:value="94.6" calcext:value-type="float">
            <text:p>94.6</text:p>
          </table:table-cell>
          <table:table-cell office:value-type="float" office:value="-21.1666666666667" calcext:value-type="float">
            <text:p>-21.1666666666667</text:p>
          </table:table-cell>
          <table:table-cell office:value-type="float" office:value="94.1340897369778" calcext:value-type="float">
            <text:p>94.1340897369778</text:p>
          </table:table-cell>
          <table:table-cell office:value-type="float" office:value="-21.2610245824733" calcext:value-type="float">
            <text:p>-21.2610245824733</text:p>
          </table:table-cell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</text:p>
          </table:table-cell>
          <table:table-cell office:value-type="float" office:value="-70.0296735905044" calcext:value-type="float">
            <text:p>-70.0296735905044</text:p>
          </table:table-cell>
          <table:table-cell office:value-type="float" office:value="93.8654254450433" calcext:value-type="float">
            <text:p>93.8654254450433</text:p>
          </table:table-cell>
          <table:table-cell office:value-type="float" office:value="-73.2348111658456" calcext:value-type="float">
            <text:p>-73.2348111658456</text:p>
          </table:table-cell>
          <table:table-cell office:value-type="float" office:value="108" calcext:value-type="float">
            <text:p>108</text:p>
          </table:table-cell>
          <table:table-cell office:value-type="float" office:value="-46.2686567164179" calcext:value-type="float">
            <text:p>-46.2686567164179</text:p>
          </table:table-cell>
          <table:table-cell office:value-type="float" office:value="108.04273255814" calcext:value-type="float">
            <text:p>108.04273255814</text:p>
          </table:table-cell>
          <table:table-cell office:value-type="float" office:value="-46.0117878192534" calcext:value-type="float">
            <text:p>-46.0117878192534</text:p>
          </table:table-cell>
          <table:table-cell office:value-type="float" office:value="76.1" calcext:value-type="float">
            <text:p>76.1</text:p>
          </table:table-cell>
          <table:table-cell office:value-type="float" office:value="-19.5560253699789" calcext:value-type="float">
            <text:p>-19.5560253699789</text:p>
          </table:table-cell>
          <table:table-cell office:value-type="float" office:value="77.3532748839608" calcext:value-type="float">
            <text:p>77.3532748839608</text:p>
          </table:table-cell>
          <table:table-cell office:value-type="float" office:value="-17.8265014299333" calcext:value-type="float">
            <text:p>-17.8265014299333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1763" calcext:value-type="float">
            <text:p>176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</text:p>
          </table:table-cell>
          <table:table-cell office:value-type="float" office:value="-18.7180941576858" calcext:value-type="float">
            <text:p>-18.7180941576858</text:p>
          </table:table-cell>
          <table:table-cell office:value-type="float" office:value="1413.45206598073" calcext:value-type="float">
            <text:p>1413.45206598073</text:p>
          </table:table-cell>
          <table:table-cell office:value-type="float" office:value="-19.8268822472644" calcext:value-type="float">
            <text:p>-19.8268822472644</text:p>
          </table:table-cell>
          <table:table-cell office:value-type="float" office:value="431" calcext:value-type="float">
            <text:p>431</text:p>
          </table:table-cell>
          <table:table-cell office:value-type="float" office:value="-20.3327171903882" calcext:value-type="float">
            <text:p>-20.3327171903882</text:p>
          </table:table-cell>
          <table:table-cell office:value-type="float" office:value="435.001744186047" calcext:value-type="float">
            <text:p>435.001744186047</text:p>
          </table:table-cell>
          <table:table-cell office:value-type="float" office:value="-19.593023255814" calcext:value-type="float">
            <text:p>-19.593023255814</text:p>
          </table:table-cell>
          <table:table-cell office:value-type="float" office:value="136" calcext:value-type="float">
            <text:p>136</text:p>
          </table:table-cell>
          <table:table-cell office:value-type="float" office:value="-21.8390804597701" calcext:value-type="float">
            <text:p>-21.8390804597701</text:p>
          </table:table-cell>
          <table:table-cell office:value-type="float" office:value="136.534811758638" calcext:value-type="float">
            <text:p>136.534811758638</text:p>
          </table:table-cell>
          <table:table-cell office:value-type="float" office:value="-21.5317173800928" calcext:value-type="float">
            <text:p>-21.5317173800928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</text:p>
          </table:table-cell>
          <table:table-cell office:value-type="float" office:value="-3.90788555478018" calcext:value-type="float">
            <text:p>-3.90788555478018</text:p>
          </table:table-cell>
          <table:table-cell office:value-type="float" office:value="1354.42626163645" calcext:value-type="float">
            <text:p>1354.42626163645</text:p>
          </table:table-cell>
          <table:table-cell office:value-type="float" office:value="-4.17600325931962" calcext:value-type="float">
            <text:p>-4.17600325931962</text:p>
          </table:table-cell>
          <table:table-cell office:value-type="float" office:value="411" calcext:value-type="float">
            <text:p>411</text:p>
          </table:table-cell>
          <table:table-cell office:value-type="float" office:value="-4.64037122969838" calcext:value-type="float">
            <text:p>-4.64037122969838</text:p>
          </table:table-cell>
          <table:table-cell office:value-type="float" office:value="411.254360465116" calcext:value-type="float">
            <text:p>411.254360465116</text:p>
          </table:table-cell>
          <table:table-cell office:value-type="float" office:value="-5.45914678235719" calcext:value-type="float">
            <text:p>-5.45914678235719</text:p>
          </table:table-cell>
          <table:table-cell office:value-type="float" office:value="129" calcext:value-type="float">
            <text:p>129</text:p>
          </table:table-cell>
          <table:table-cell office:value-type="float" office:value="-5.14705882352941" calcext:value-type="float">
            <text:p>-5.14705882352941</text:p>
          </table:table-cell>
          <table:table-cell office:value-type="float" office:value="129.176379577102" calcext:value-type="float">
            <text:p>129.176379577102</text:p>
          </table:table-cell>
          <table:table-cell office:value-type="float" office:value="-5.38941833716727" calcext:value-type="float">
            <text:p>-5.38941833716727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</text:p>
          </table:table-cell>
          <table:table-cell office:value-type="float" office:value="-38.0537400145243" calcext:value-type="float">
            <text:p>-38.0537400145243</text:p>
          </table:table-cell>
          <table:table-cell office:value-type="float" office:value="854.578474603952" calcext:value-type="float">
            <text:p>854.578474603952</text:p>
          </table:table-cell>
          <table:table-cell office:value-type="float" office:value="-36.9047619047619" calcext:value-type="float">
            <text:p>-36.9047619047619</text:p>
          </table:table-cell>
          <table:table-cell office:value-type="float" office:value="311" calcext:value-type="float">
            <text:p>311</text:p>
          </table:table-cell>
          <table:table-cell office:value-type="float" office:value="-24.330900243309" calcext:value-type="float">
            <text:p>-24.330900243309</text:p>
          </table:table-cell>
          <table:table-cell office:value-type="float" office:value="316.028924418605" calcext:value-type="float">
            <text:p>316.028924418605</text:p>
          </table:table-cell>
          <table:table-cell office:value-type="float" office:value="-23.1548757170172" calcext:value-type="float">
            <text:p>-23.1548757170172</text:p>
          </table:table-cell>
          <table:table-cell office:value-type="float" office:value="111" calcext:value-type="float">
            <text:p>111</text:p>
          </table:table-cell>
          <table:table-cell office:value-type="float" office:value="-13.953488372093" calcext:value-type="float">
            <text:p>-13.953488372093</text:p>
          </table:table-cell>
          <table:table-cell office:value-type="float" office:value="110.959773078907" calcext:value-type="float">
            <text:p>110.959773078907</text:p>
          </table:table-cell>
          <table:table-cell office:value-type="float" office:value="-14.102118791247" calcext:value-type="float">
            <text:p>-14.102118791247</text:p>
          </table:table-cell>
        </table:table-row>
        <table:table-row table:style-name="ro1">
          <table:table-cell office:value-type="string" calcext:value-type="string">
            <text:p>eta(j1J2)&lt;1.2</text:p>
          </table:table-cell>
          <table:table-cell office:value-type="float" office:value="655" calcext:value-type="float">
            <text:p>655</text:p>
          </table:table-cell>
          <table:table-cell office:value-type="float" office:value="-23.2121922626026" calcext:value-type="float">
            <text:p>-23.2121922626026</text:p>
          </table:table-cell>
          <table:table-cell office:value-type="float" office:value="720.402743753062" calcext:value-type="float">
            <text:p>720.402743753062</text:p>
          </table:table-cell>
          <table:table-cell office:value-type="float" office:value="-15.7008086253369" calcext:value-type="float">
            <text:p>-15.7008086253369</text:p>
          </table:table-cell>
          <table:table-cell office:value-type="float" office:value="235" calcext:value-type="float">
            <text:p>235</text:p>
          </table:table-cell>
          <table:table-cell office:value-type="float" office:value="-24.4372990353698" calcext:value-type="float">
            <text:p>-24.4372990353698</text:p>
          </table:table-cell>
          <table:table-cell office:value-type="float" office:value="266.96148255814" calcext:value-type="float">
            <text:p>266.96148255814</text:p>
          </table:table-cell>
          <table:table-cell office:value-type="float" office:value="-15.5262503110226" calcext:value-type="float">
            <text:p>-15.5262503110226</text:p>
          </table:table-cell>
          <table:table-cell office:value-type="float" office:value="82.3" calcext:value-type="float">
            <text:p>82.3</text:p>
          </table:table-cell>
          <table:table-cell office:value-type="float" office:value="-25.8558558558559" calcext:value-type="float">
            <text:p>-25.8558558558559</text:p>
          </table:table-cell>
          <table:table-cell office:value-type="float" office:value="93.5507993811243" calcext:value-type="float">
            <text:p>93.5507993811243</text:p>
          </table:table-cell>
          <table:table-cell office:value-type="float" office:value="-15.6894460169834" calcext:value-type="float">
            <text:p>-15.6894460169834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</text:p>
          </table:table-cell>
          <table:table-cell office:value-type="float" office:value="-32.9770992366412" calcext:value-type="float">
            <text:p>-32.9770992366412</text:p>
          </table:table-cell>
          <table:table-cell office:value-type="float" office:value="486.315041646252" calcext:value-type="float">
            <text:p>486.315041646252</text:p>
          </table:table-cell>
          <table:table-cell office:value-type="float" office:value="-32.4940047961631" calcext:value-type="float">
            <text:p>-32.4940047961631</text:p>
          </table:table-cell>
          <table:table-cell office:value-type="float" office:value="173" calcext:value-type="float">
            <text:p>173</text:p>
          </table:table-cell>
          <table:table-cell office:value-type="float" office:value="-26.3829787234043" calcext:value-type="float">
            <text:p>-26.3829787234043</text:p>
          </table:table-cell>
          <table:table-cell office:value-type="float" office:value="196.662936046512" calcext:value-type="float">
            <text:p>196.662936046512</text:p>
          </table:table-cell>
          <table:table-cell office:value-type="float" office:value="-26.3328424153166" calcext:value-type="float">
            <text:p>-26.3328424153166</text:p>
          </table:table-cell>
          <table:table-cell office:value-type="float" office:value="64.6" calcext:value-type="float">
            <text:p>64.6</text:p>
          </table:table-cell>
          <table:table-cell office:value-type="float" office:value="-21.5066828675577" calcext:value-type="float">
            <text:p>-21.5066828675577</text:p>
          </table:table-cell>
          <table:table-cell office:value-type="float" office:value="74.2124806601341" calcext:value-type="float">
            <text:p>74.2124806601341</text:p>
          </table:table-cell>
          <table:table-cell office:value-type="float" office:value="-20.6714628297362" calcext:value-type="float">
            <text:p>-20.6714628297362</text:p>
          </table:table-cell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office:value-type="float" office:value="-96.4464692482916" calcext:value-type="float">
            <text:p>-96.4464692482916</text:p>
          </table:table-cell>
          <table:table-cell office:value-type="float" office:value="16.4120529152376" calcext:value-type="float">
            <text:p>16.4120529152376</text:p>
          </table:table-cell>
          <table:table-cell office:value-type="float" office:value="-96.6252220248668" calcext:value-type="float">
            <text:p>-96.6252220248668</text:p>
          </table:table-cell>
          <table:table-cell office:value-type="float" office:value="18.8" calcext:value-type="float">
            <text:p>18.8</text:p>
          </table:table-cell>
          <table:table-cell office:value-type="float" office:value="-89.1329479768786" calcext:value-type="float">
            <text:p>-89.1329479768786</text:p>
          </table:table-cell>
          <table:table-cell office:value-type="float" office:value="18.4002906976744" calcext:value-type="float">
            <text:p>18.4002906976744</text:p>
          </table:table-cell>
          <table:table-cell office:value-type="float" office:value="-90.6437425029988" calcext:value-type="float">
            <text:p>-90.6437425029988</text:p>
          </table:table-cell>
          <table:table-cell office:value-type="float" office:value="29.1" calcext:value-type="float">
            <text:p>29.1</text:p>
          </table:table-cell>
          <table:table-cell office:value-type="float" office:value="-54.953560371517" calcext:value-type="float">
            <text:p>-54.953560371517</text:p>
          </table:table-cell>
          <table:table-cell office:value-type="float" office:value="31.3630737493553" calcext:value-type="float">
            <text:p>31.3630737493553</text:p>
          </table:table-cell>
          <table:table-cell office:value-type="float" office:value="-57.738814993954" calcext:value-type="float">
            <text:p>-57.738814993954</text:p>
          </table:table-cell>
        </table:table-row>
      </table:table>
      <table:table table:name="Sheet5" table:style-name="ta1">
        <table:table-column table:style-name="co26" table:default-cell-style-name="Default"/>
        <table:table-column table:style-name="co2" table:number-columns-repeated="12" table:default-cell-style-name="ce76"/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.0</text:p>
          </table:table-cell>
          <table:table-cell/>
          <table:table-cell office:value-type="float" office:value="1763" calcext:value-type="float">
            <text:p>1763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174" calcext:value-type="float">
            <text:p>174.0</text:p>
          </table:table-cell>
          <table:table-cell/>
          <table:table-cell office:value-type="float" office:value="174" calcext:value-type="float">
            <text:p>174.0</text:p>
          </table:table-cell>
          <table:table-cell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/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.0</text:p>
          </table:table-cell>
          <table:table-cell office:value-type="float" office:value="-18.7180941576858" calcext:value-type="float">
            <text:p>-18.7</text:p>
          </table:table-cell>
          <table:table-cell office:value-type="float" office:value="1413.45206598073" calcext:value-type="float">
            <text:p>1413.5</text:p>
          </table:table-cell>
          <table:table-cell office:value-type="float" office:value="-19.8268822472644" calcext:value-type="float">
            <text:p>-19.8</text:p>
          </table:table-cell>
          <table:table-cell office:value-type="float" office:value="431" calcext:value-type="float">
            <text:p>431.0</text:p>
          </table:table-cell>
          <table:table-cell office:value-type="float" office:value="-20.3327171903882" calcext:value-type="float">
            <text:p>-20.3</text:p>
          </table:table-cell>
          <table:table-cell office:value-type="float" office:value="435.001744186047" calcext:value-type="float">
            <text:p>435.0</text:p>
          </table:table-cell>
          <table:table-cell office:value-type="float" office:value="-19.593023255814" calcext:value-type="float">
            <text:p>-19.6</text:p>
          </table:table-cell>
          <table:table-cell office:value-type="float" office:value="136" calcext:value-type="float">
            <text:p>136.0</text:p>
          </table:table-cell>
          <table:table-cell office:value-type="float" office:value="-21.8390804597701" calcext:value-type="float">
            <text:p>-21.8</text:p>
          </table:table-cell>
          <table:table-cell office:value-type="float" office:value="136.534811758638" calcext:value-type="float">
            <text:p>136.5</text:p>
          </table:table-cell>
          <table:table-cell office:value-type="float" office:value="-21.5317173800928" calcext:value-type="float">
            <text:p>-21.5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.0</text:p>
          </table:table-cell>
          <table:table-cell office:value-type="float" office:value="-3.90788555478018" calcext:value-type="float">
            <text:p>-3.9</text:p>
          </table:table-cell>
          <table:table-cell office:value-type="float" office:value="1354.42626163645" calcext:value-type="float">
            <text:p>1354.4</text:p>
          </table:table-cell>
          <table:table-cell office:value-type="float" office:value="-4.17600325931962" calcext:value-type="float">
            <text:p>-4.2</text:p>
          </table:table-cell>
          <table:table-cell office:value-type="float" office:value="411" calcext:value-type="float">
            <text:p>411.0</text:p>
          </table:table-cell>
          <table:table-cell office:value-type="float" office:value="-4.64037122969838" calcext:value-type="float">
            <text:p>-4.6</text:p>
          </table:table-cell>
          <table:table-cell office:value-type="float" office:value="411.254360465116" calcext:value-type="float">
            <text:p>411.3</text:p>
          </table:table-cell>
          <table:table-cell office:value-type="float" office:value="-5.45914678235719" calcext:value-type="float">
            <text:p>-5.5</text:p>
          </table:table-cell>
          <table:table-cell office:value-type="float" office:value="129" calcext:value-type="float">
            <text:p>129.0</text:p>
          </table:table-cell>
          <table:table-cell office:value-type="float" office:value="-5.14705882352941" calcext:value-type="float">
            <text:p>-5.1</text:p>
          </table:table-cell>
          <table:table-cell office:value-type="float" office:value="129.176379577102" calcext:value-type="float">
            <text:p>129.2</text:p>
          </table:table-cell>
          <table:table-cell office:value-type="float" office:value="-5.38941833716727" calcext:value-type="float">
            <text:p>-5.4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.0</text:p>
          </table:table-cell>
          <table:table-cell office:value-type="float" office:value="-38.0537400145243" calcext:value-type="float">
            <text:p>-38.1</text:p>
          </table:table-cell>
          <table:table-cell office:value-type="float" office:value="854.578474603952" calcext:value-type="float">
            <text:p>854.6</text:p>
          </table:table-cell>
          <table:table-cell office:value-type="float" office:value="-36.9047619047619" calcext:value-type="float">
            <text:p>-36.9</text:p>
          </table:table-cell>
          <table:table-cell office:value-type="float" office:value="311" calcext:value-type="float">
            <text:p>311.0</text:p>
          </table:table-cell>
          <table:table-cell office:value-type="float" office:value="-24.330900243309" calcext:value-type="float">
            <text:p>-24.3</text:p>
          </table:table-cell>
          <table:table-cell office:value-type="float" office:value="316.028924418605" calcext:value-type="float">
            <text:p>316.0</text:p>
          </table:table-cell>
          <table:table-cell office:value-type="float" office:value="-23.1548757170172" calcext:value-type="float">
            <text:p>-23.2</text:p>
          </table:table-cell>
          <table:table-cell office:value-type="float" office:value="111" calcext:value-type="float">
            <text:p>111.0</text:p>
          </table:table-cell>
          <table:table-cell office:value-type="float" office:value="-13.953488372093" calcext:value-type="float">
            <text:p>-14.0</text:p>
          </table:table-cell>
          <table:table-cell office:value-type="float" office:value="110.959773078907" calcext:value-type="float">
            <text:p>111.0</text:p>
          </table:table-cell>
          <table:table-cell office:value-type="float" office:value="-14.102118791247" calcext:value-type="float">
            <text:p>-14.1</text:p>
          </table:table-cell>
        </table:table-row>
        <table:table-row table:style-name="ro1">
          <table:table-cell office:value-type="string" calcext:value-type="string">
            <text:p>eta(j1,2)&lt;2</text:p>
          </table:table-cell>
          <table:table-cell office:value-type="float" office:value="836" calcext:value-type="float">
            <text:p>836.0</text:p>
          </table:table-cell>
          <table:table-cell office:value-type="float" office:value="-1.99296600234467" calcext:value-type="float">
            <text:p>-2.0</text:p>
          </table:table-cell>
          <table:table-cell office:value-type="float" office:value="837.302629430018" calcext:value-type="float">
            <text:p>837.3</text:p>
          </table:table-cell>
          <table:table-cell office:value-type="float" office:value="-2.02156334231806" calcext:value-type="float">
            <text:p>-2.0</text:p>
          </table:table-cell>
          <table:table-cell office:value-type="float" office:value="306" calcext:value-type="float">
            <text:p>306.0</text:p>
          </table:table-cell>
          <table:table-cell office:value-type="float" office:value="-1.60771704180064" calcext:value-type="float">
            <text:p>-1.6</text:p>
          </table:table-cell>
          <table:table-cell office:value-type="float" office:value="310.603197674419" calcext:value-type="float">
            <text:p>310.6</text:p>
          </table:table-cell>
          <table:table-cell office:value-type="float" office:value="-1.716844986315" calcext:value-type="float">
            <text:p>-1.7</text:p>
          </table:table-cell>
          <table:table-cell office:value-type="float" office:value="109" calcext:value-type="float">
            <text:p>109.0</text:p>
          </table:table-cell>
          <table:table-cell office:value-type="float" office:value="-1.8018018018018" calcext:value-type="float">
            <text:p>-1.8</text:p>
          </table:table-cell>
          <table:table-cell office:value-type="float" office:value="108.20036101083" calcext:value-type="float">
            <text:p>108.2</text:p>
          </table:table-cell>
          <table:table-cell office:value-type="float" office:value="-2.48685806712495" calcext:value-type="float">
            <text:p>-2.5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568" calcext:value-type="float">
            <text:p>568.0</text:p>
          </table:table-cell>
          <table:table-cell office:value-type="float" office:value="-32.0574162679426" calcext:value-type="float">
            <text:p>-32.1</text:p>
          </table:table-cell>
          <table:table-cell office:value-type="float" office:value="567.799444716642" calcext:value-type="float">
            <text:p>567.8</text:p>
          </table:table-cell>
          <table:table-cell office:value-type="float" office:value="-32.1870701513067" calcext:value-type="float">
            <text:p>-32.2</text:p>
          </table:table-cell>
          <table:table-cell office:value-type="float" office:value="228" calcext:value-type="float">
            <text:p>228.0</text:p>
          </table:table-cell>
          <table:table-cell office:value-type="float" office:value="-25.4901960784314" calcext:value-type="float">
            <text:p>-25.5</text:p>
          </table:table-cell>
          <table:table-cell office:value-type="float" office:value="229.217296511628" calcext:value-type="float">
            <text:p>229.2</text:p>
          </table:table-cell>
          <table:table-cell office:value-type="float" office:value="-26.2025316455696" calcext:value-type="float">
            <text:p>-26.2</text:p>
          </table:table-cell>
          <table:table-cell office:value-type="float" office:value="86.4" calcext:value-type="float">
            <text:p>86.4</text:p>
          </table:table-cell>
          <table:table-cell office:value-type="float" office:value="-20.7339449541284" calcext:value-type="float">
            <text:p>-20.7</text:p>
          </table:table-cell>
          <table:table-cell office:value-type="float" office:value="85.7885507993811" calcext:value-type="float">
            <text:p>85.8</text:p>
          </table:table-cell>
          <table:table-cell office:value-type="float" office:value="-20.7132490151358" calcext:value-type="float">
            <text:p>-20.7</text:p>
          </table:table-cell>
        </table:table-row>
        <table:table-row table:style-name="ro1">
          <table:table-cell office:value-type="string" calcext:value-type="string">
            <text:p>Meff&gt;1600</text:p>
          </table:table-cell>
          <table:table-cell office:value-type="float" office:value="366" calcext:value-type="float">
            <text:p>366.0</text:p>
          </table:table-cell>
          <table:table-cell office:value-type="float" office:value="-35.5633802816901" calcext:value-type="float">
            <text:p>-35.6</text:p>
          </table:table-cell>
          <table:table-cell office:value-type="float" office:value="379.492732320758" calcext:value-type="float">
            <text:p>379.5</text:p>
          </table:table-cell>
          <table:table-cell office:value-type="float" office:value="-33.1643002028398" calcext:value-type="float">
            <text:p>-33.2</text:p>
          </table:table-cell>
          <table:table-cell office:value-type="float" office:value="202" calcext:value-type="float">
            <text:p>202.0</text:p>
          </table:table-cell>
          <table:table-cell office:value-type="float" office:value="-11.4035087719298" calcext:value-type="float">
            <text:p>-11.4</text:p>
          </table:table-cell>
          <table:table-cell office:value-type="float" office:value="201.774127906977" calcext:value-type="float">
            <text:p>201.8</text:p>
          </table:table-cell>
          <table:table-cell office:value-type="float" office:value="-11.9725557461407" calcext:value-type="float">
            <text:p>-12.0</text:p>
          </table:table-cell>
          <table:table-cell office:value-type="float" office:value="83.5" calcext:value-type="float">
            <text:p>83.5</text:p>
          </table:table-cell>
          <table:table-cell office:value-type="float" office:value="-3.35648148148149" calcext:value-type="float">
            <text:p>-3.4</text:p>
          </table:table-cell>
          <table:table-cell office:value-type="float" office:value="83.0291387313048" calcext:value-type="float">
            <text:p>83.0</text:p>
          </table:table-cell>
          <table:table-cell office:value-type="float" office:value="-3.21652719665272" calcext:value-type="float">
            <text:p>-3.2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.0</text:p>
          </table:table-cell>
          <table:table-cell/>
          <table:table-cell office:value-type="float" office:value="1763" calcext:value-type="float">
            <text:p>1763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174" calcext:value-type="float">
            <text:p>174.0</text:p>
          </table:table-cell>
          <table:table-cell/>
          <table:table-cell office:value-type="float" office:value="174" calcext:value-type="float">
            <text:p>174.0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603" calcext:value-type="float">
            <text:p>1603.0</text:p>
          </table:table-cell>
          <table:table-cell office:value-type="float" office:value="-9.07543959160522" calcext:value-type="float">
            <text:p>-9.1</text:p>
          </table:table-cell>
          <table:table-cell office:value-type="float" office:value="1593.12085578965" calcext:value-type="float">
            <text:p>1593.1</text:p>
          </table:table-cell>
          <table:table-cell office:value-type="float" office:value="-9.63579944471664" calcext:value-type="float">
            <text:p>-9.6</text:p>
          </table:table-cell>
          <table:table-cell office:value-type="float" office:value="483" calcext:value-type="float">
            <text:p>483.0</text:p>
          </table:table-cell>
          <table:table-cell office:value-type="float" office:value="-10.720887245841" calcext:value-type="float">
            <text:p>-10.7</text:p>
          </table:table-cell>
          <table:table-cell office:value-type="float" office:value="490.831686046512" calcext:value-type="float">
            <text:p>490.8</text:p>
          </table:table-cell>
          <table:table-cell office:value-type="float" office:value="-9.27325581395349" calcext:value-type="float">
            <text:p>-9.3</text:p>
          </table:table-cell>
          <table:table-cell office:value-type="float" office:value="156" calcext:value-type="float">
            <text:p>156.0</text:p>
          </table:table-cell>
          <table:table-cell office:value-type="float" office:value="-10.3448275862069" calcext:value-type="float">
            <text:p>-10.3</text:p>
          </table:table-cell>
          <table:table-cell office:value-type="float" office:value="154.930892212481" calcext:value-type="float">
            <text:p>154.9</text:p>
          </table:table-cell>
          <table:table-cell office:value-type="float" office:value="-10.959257349149" calcext:value-type="float">
            <text:p>-11.0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67" calcext:value-type="float">
            <text:p>1567.0</text:p>
          </table:table-cell>
          <table:table-cell office:value-type="float" office:value="-2.24578914535246" calcext:value-type="float">
            <text:p>-2.2</text:p>
          </table:table-cell>
          <table:table-cell office:value-type="float" office:value="1561.44847297077" calcext:value-type="float">
            <text:p>1561.4</text:p>
          </table:table-cell>
          <table:table-cell office:value-type="float" office:value="-1.98807157057654" calcext:value-type="float">
            <text:p>-2.0</text:p>
          </table:table-cell>
          <table:table-cell office:value-type="float" office:value="470" calcext:value-type="float">
            <text:p>470.0</text:p>
          </table:table-cell>
          <table:table-cell office:value-type="float" office:value="-2.69151138716356" calcext:value-type="float">
            <text:p>-2.7</text:p>
          </table:table-cell>
          <table:table-cell office:value-type="float" office:value="476.67761627907" calcext:value-type="float">
            <text:p>476.7</text:p>
          </table:table-cell>
          <table:table-cell office:value-type="float" office:value="-2.88369112463954" calcext:value-type="float">
            <text:p>-2.9</text:p>
          </table:table-cell>
          <table:table-cell office:value-type="float" office:value="151" calcext:value-type="float">
            <text:p>151.0</text:p>
          </table:table-cell>
          <table:table-cell office:value-type="float" office:value="-3.2051282051282" calcext:value-type="float">
            <text:p>-3.2</text:p>
          </table:table-cell>
          <table:table-cell office:value-type="float" office:value="150.242135121197" calcext:value-type="float">
            <text:p>150.2</text:p>
          </table:table-cell>
          <table:table-cell office:value-type="float" office:value="-3.02635389516363" calcext:value-type="float">
            <text:p>-3.0</text:p>
          </table:table-cell>
        </table:table-row>
        <table:table-row table:style-name="ro1">
          <table:table-cell office:value-type="string" calcext:value-type="string">
            <text:p>pt(j1)&gt;600</text:p>
          </table:table-cell>
          <table:table-cell office:value-type="float" office:value="509" calcext:value-type="float">
            <text:p>509.0</text:p>
          </table:table-cell>
          <table:table-cell office:value-type="float" office:value="-67.5175494575622" calcext:value-type="float">
            <text:p>-67.5</text:p>
          </table:table-cell>
          <table:table-cell office:value-type="float" office:value="521.442593499918" calcext:value-type="float">
            <text:p>521.4</text:p>
          </table:table-cell>
          <table:table-cell office:value-type="float" office:value="-66.6052000737599" calcext:value-type="float">
            <text:p>-66.6</text:p>
          </table:table-cell>
          <table:table-cell office:value-type="float" office:value="269" calcext:value-type="float">
            <text:p>269.0</text:p>
          </table:table-cell>
          <table:table-cell office:value-type="float" office:value="-42.7659574468085" calcext:value-type="float">
            <text:p>-42.8</text:p>
          </table:table-cell>
          <table:table-cell office:value-type="float" office:value="270.65726744186" calcext:value-type="float">
            <text:p>270.7</text:p>
          </table:table-cell>
          <table:table-cell office:value-type="float" office:value="-43.2200593863411" calcext:value-type="float">
            <text:p>-43.2</text:p>
          </table:table-cell>
          <table:table-cell office:value-type="float" office:value="120" calcext:value-type="float">
            <text:p>120.0</text:p>
          </table:table-cell>
          <table:table-cell office:value-type="float" office:value="-20.5298013245033" calcext:value-type="float">
            <text:p>-20.5</text:p>
          </table:table-cell>
          <table:table-cell office:value-type="float" office:value="119.552088705518" calcext:value-type="float">
            <text:p>119.6</text:p>
          </table:table-cell>
          <table:table-cell office:value-type="float" office:value="-20.4270568911453" calcext:value-type="float">
            <text:p>-20.4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37" calcext:value-type="float">
            <text:p>337.0</text:p>
          </table:table-cell>
          <table:table-cell office:value-type="float" office:value="-33.7917485265226" calcext:value-type="float">
            <text:p>-33.8</text:p>
          </table:table-cell>
          <table:table-cell office:value-type="float" office:value="350.699657030867" calcext:value-type="float">
            <text:p>350.7</text:p>
          </table:table-cell>
          <table:table-cell office:value-type="float" office:value="-32.7443401435671" calcext:value-type="float">
            <text:p>-32.7</text:p>
          </table:table-cell>
          <table:table-cell office:value-type="float" office:value="201" calcext:value-type="float">
            <text:p>201.0</text:p>
          </table:table-cell>
          <table:table-cell office:value-type="float" office:value="-25.2788104089219" calcext:value-type="float">
            <text:p>-25.3</text:p>
          </table:table-cell>
          <table:table-cell office:value-type="float" office:value="200.122819767442" calcext:value-type="float">
            <text:p>200.1</text:p>
          </table:table-cell>
          <table:table-cell office:value-type="float" office:value="-26.0604299825683" calcext:value-type="float">
            <text:p>-26.1</text:p>
          </table:table-cell>
          <table:table-cell office:value-type="float" office:value="94.6" calcext:value-type="float">
            <text:p>94.6</text:p>
          </table:table-cell>
          <table:table-cell office:value-type="float" office:value="-21.1666666666667" calcext:value-type="float">
            <text:p>-21.2</text:p>
          </table:table-cell>
          <table:table-cell office:value-type="float" office:value="94.1340897369778" calcext:value-type="float">
            <text:p>94.1</text:p>
          </table:table-cell>
          <table:table-cell office:value-type="float" office:value="-21.2610245824733" calcext:value-type="float">
            <text:p>-21.3</text:p>
          </table:table-cell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101" calcext:value-type="float">
            <text:p>101.0</text:p>
          </table:table-cell>
          <table:table-cell office:value-type="float" office:value="-70.0296735905044" calcext:value-type="float">
            <text:p>-70.0</text:p>
          </table:table-cell>
          <table:table-cell office:value-type="float" office:value="99.6240405030214" calcext:value-type="float">
            <text:p>99.6</text:p>
          </table:table-cell>
          <table:table-cell office:value-type="float" office:value="-71.5927750410509" calcext:value-type="float">
            <text:p>-71.6</text:p>
          </table:table-cell>
          <table:table-cell office:value-type="float" office:value="108" calcext:value-type="float">
            <text:p>108.0</text:p>
          </table:table-cell>
          <table:table-cell office:value-type="float" office:value="-46.2686567164179" calcext:value-type="float">
            <text:p>-46.3</text:p>
          </table:table-cell>
          <table:table-cell office:value-type="float" office:value="108.04273255814" calcext:value-type="float">
            <text:p>108.0</text:p>
          </table:table-cell>
          <table:table-cell office:value-type="float" office:value="-46.0117878192534" calcext:value-type="float">
            <text:p>-46.0</text:p>
          </table:table-cell>
          <table:table-cell office:value-type="float" office:value="76.1" calcext:value-type="float">
            <text:p>76.1</text:p>
          </table:table-cell>
          <table:table-cell office:value-type="float" office:value="-19.5560253699789" calcext:value-type="float">
            <text:p>-19.6</text:p>
          </table:table-cell>
          <table:table-cell office:value-type="float" office:value="77.3532748839608" calcext:value-type="float">
            <text:p>77.4</text:p>
          </table:table-cell>
          <table:table-cell office:value-type="float" office:value="-17.8265014299333" calcext:value-type="float">
            <text:p>-17.8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1763" calcext:value-type="float">
            <text:p>1763.0</text:p>
          </table:table-cell>
          <table:table-cell/>
          <table:table-cell office:value-type="float" office:value="1763" calcext:value-type="float">
            <text:p>1763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541" calcext:value-type="float">
            <text:p>541.0</text:p>
          </table:table-cell>
          <table:table-cell/>
          <table:table-cell office:value-type="float" office:value="174" calcext:value-type="float">
            <text:p>174.0</text:p>
          </table:table-cell>
          <table:table-cell/>
          <table:table-cell office:value-type="float" office:value="174" calcext:value-type="float">
            <text:p>174.0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1763" calcext:value-type="float">
            <text:p>1763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hi(j3)&gt;0.8</text:p>
          </table:table-cell>
          <table:table-cell office:value-type="float" office:value="1433" calcext:value-type="float">
            <text:p>1433.0</text:p>
          </table:table-cell>
          <table:table-cell office:value-type="float" office:value="-18.7180941576858" calcext:value-type="float">
            <text:p>-18.7</text:p>
          </table:table-cell>
          <table:table-cell office:value-type="float" office:value="1413.45206598073" calcext:value-type="float">
            <text:p>1413.5</text:p>
          </table:table-cell>
          <table:table-cell office:value-type="float" office:value="-19.8268822472644" calcext:value-type="float">
            <text:p>-19.8</text:p>
          </table:table-cell>
          <table:table-cell office:value-type="float" office:value="431" calcext:value-type="float">
            <text:p>431.0</text:p>
          </table:table-cell>
          <table:table-cell office:value-type="float" office:value="-20.3327171903882" calcext:value-type="float">
            <text:p>-20.3</text:p>
          </table:table-cell>
          <table:table-cell office:value-type="float" office:value="435.001744186047" calcext:value-type="float">
            <text:p>435.0</text:p>
          </table:table-cell>
          <table:table-cell office:value-type="float" office:value="-19.593023255814" calcext:value-type="float">
            <text:p>-19.6</text:p>
          </table:table-cell>
          <table:table-cell office:value-type="float" office:value="136" calcext:value-type="float">
            <text:p>136.0</text:p>
          </table:table-cell>
          <table:table-cell office:value-type="float" office:value="-21.8390804597701" calcext:value-type="float">
            <text:p>-21.8</text:p>
          </table:table-cell>
          <table:table-cell office:value-type="float" office:value="136.534811758638" calcext:value-type="float">
            <text:p>136.5</text:p>
          </table:table-cell>
          <table:table-cell office:value-type="float" office:value="-21.5317173800928" calcext:value-type="float">
            <text:p>-21.5</text:p>
          </table:table-cell>
        </table:table-row>
        <table:table-row table:style-name="ro1">
          <table:table-cell office:value-type="string" calcext:value-type="string">
            <text:p>Dphi(rest)&gt;0.4</text:p>
          </table:table-cell>
          <table:table-cell office:value-type="float" office:value="1377" calcext:value-type="float">
            <text:p>1377.0</text:p>
          </table:table-cell>
          <table:table-cell office:value-type="float" office:value="-3.90788555478018" calcext:value-type="float">
            <text:p>-3.9</text:p>
          </table:table-cell>
          <table:table-cell office:value-type="float" office:value="1354.42626163645" calcext:value-type="float">
            <text:p>1354.4</text:p>
          </table:table-cell>
          <table:table-cell office:value-type="float" office:value="-4.17600325931962" calcext:value-type="float">
            <text:p>-4.2</text:p>
          </table:table-cell>
          <table:table-cell office:value-type="float" office:value="411" calcext:value-type="float">
            <text:p>411.0</text:p>
          </table:table-cell>
          <table:table-cell office:value-type="float" office:value="-4.64037122969838" calcext:value-type="float">
            <text:p>-4.6</text:p>
          </table:table-cell>
          <table:table-cell office:value-type="float" office:value="411.254360465116" calcext:value-type="float">
            <text:p>411.3</text:p>
          </table:table-cell>
          <table:table-cell office:value-type="float" office:value="-5.45914678235719" calcext:value-type="float">
            <text:p>-5.5</text:p>
          </table:table-cell>
          <table:table-cell office:value-type="float" office:value="129" calcext:value-type="float">
            <text:p>129.0</text:p>
          </table:table-cell>
          <table:table-cell office:value-type="float" office:value="-5.14705882352941" calcext:value-type="float">
            <text:p>-5.1</text:p>
          </table:table-cell>
          <table:table-cell office:value-type="float" office:value="129.176379577102" calcext:value-type="float">
            <text:p>129.2</text:p>
          </table:table-cell>
          <table:table-cell office:value-type="float" office:value="-5.38941833716727" calcext:value-type="float">
            <text:p>-5.4</text:p>
          </table:table-cell>
        </table:table-row>
        <table:table-row table:style-name="ro1">
          <table:table-cell office:value-type="string" calcext:value-type="string">
            <text:p>pt(j2)&gt;250</text:p>
          </table:table-cell>
          <table:table-cell office:value-type="float" office:value="853" calcext:value-type="float">
            <text:p>853.0</text:p>
          </table:table-cell>
          <table:table-cell office:value-type="float" office:value="-38.0537400145243" calcext:value-type="float">
            <text:p>-38.1</text:p>
          </table:table-cell>
          <table:table-cell office:value-type="float" office:value="854.578474603952" calcext:value-type="float">
            <text:p>854.6</text:p>
          </table:table-cell>
          <table:table-cell office:value-type="float" office:value="-36.9047619047619" calcext:value-type="float">
            <text:p>-36.9</text:p>
          </table:table-cell>
          <table:table-cell office:value-type="float" office:value="311" calcext:value-type="float">
            <text:p>311.0</text:p>
          </table:table-cell>
          <table:table-cell office:value-type="float" office:value="-24.330900243309" calcext:value-type="float">
            <text:p>-24.3</text:p>
          </table:table-cell>
          <table:table-cell office:value-type="float" office:value="316.028924418605" calcext:value-type="float">
            <text:p>316.0</text:p>
          </table:table-cell>
          <table:table-cell office:value-type="float" office:value="-23.1548757170172" calcext:value-type="float">
            <text:p>-23.2</text:p>
          </table:table-cell>
          <table:table-cell office:value-type="float" office:value="111" calcext:value-type="float">
            <text:p>111.0</text:p>
          </table:table-cell>
          <table:table-cell office:value-type="float" office:value="-13.953488372093" calcext:value-type="float">
            <text:p>-14.0</text:p>
          </table:table-cell>
          <table:table-cell office:value-type="float" office:value="110.959773078907" calcext:value-type="float">
            <text:p>111.0</text:p>
          </table:table-cell>
          <table:table-cell office:value-type="float" office:value="-14.102118791247" calcext:value-type="float">
            <text:p>-14.1</text:p>
          </table:table-cell>
        </table:table-row>
        <table:table-row table:style-name="ro1">
          <table:table-cell office:value-type="string" calcext:value-type="string">
            <text:p>eta(j1,2)&lt;1.2</text:p>
          </table:table-cell>
          <table:table-cell office:value-type="float" office:value="655" calcext:value-type="float">
            <text:p>655.0</text:p>
          </table:table-cell>
          <table:table-cell office:value-type="float" office:value="-23.2121922626026" calcext:value-type="float">
            <text:p>-23.2</text:p>
          </table:table-cell>
          <table:table-cell office:value-type="float" office:value="657.057978115303" calcext:value-type="float">
            <text:p>657.1</text:p>
          </table:table-cell>
          <table:table-cell office:value-type="float" office:value="-23.1132075471698" calcext:value-type="float">
            <text:p>-23.1</text:p>
          </table:table-cell>
          <table:table-cell office:value-type="float" office:value="235" calcext:value-type="float">
            <text:p>235.0</text:p>
          </table:table-cell>
          <table:table-cell office:value-type="float" office:value="-24.4372990353698" calcext:value-type="float">
            <text:p>-24.4</text:p>
          </table:table-cell>
          <table:table-cell office:value-type="float" office:value="241.641424418605" calcext:value-type="float">
            <text:p>241.6</text:p>
          </table:table-cell>
          <table:table-cell office:value-type="float" office:value="-23.5381935804927" calcext:value-type="float">
            <text:p>-23.5</text:p>
          </table:table-cell>
          <table:table-cell office:value-type="float" office:value="82.3" calcext:value-type="float">
            <text:p>82.3</text:p>
          </table:table-cell>
          <table:table-cell office:value-type="float" office:value="-25.8558558558559" calcext:value-type="float">
            <text:p>-25.9</text:p>
          </table:table-cell>
          <table:table-cell office:value-type="float" office:value="84.5771015987623" calcext:value-type="float">
            <text:p>84.6</text:p>
          </table:table-cell>
          <table:table-cell office:value-type="float" office:value="-23.7767893247068" calcext:value-type="float">
            <text:p>-23.8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439" calcext:value-type="float">
            <text:p>439.0</text:p>
          </table:table-cell>
          <table:table-cell office:value-type="float" office:value="-32.9770992366412" calcext:value-type="float">
            <text:p>-33.0</text:p>
          </table:table-cell>
          <table:table-cell office:value-type="float" office:value="442.549567205618" calcext:value-type="float">
            <text:p>442.5</text:p>
          </table:table-cell>
          <table:table-cell office:value-type="float" office:value="-32.646801051709" calcext:value-type="float">
            <text:p>-32.6</text:p>
          </table:table-cell>
          <table:table-cell office:value-type="float" office:value="173" calcext:value-type="float">
            <text:p>173.0</text:p>
          </table:table-cell>
          <table:table-cell office:value-type="float" office:value="-26.3829787234043" calcext:value-type="float">
            <text:p>-26.4</text:p>
          </table:table-cell>
          <table:table-cell office:value-type="float" office:value="177.319040697674" calcext:value-type="float">
            <text:p>177.3</text:p>
          </table:table-cell>
          <table:table-cell office:value-type="float" office:value="-26.618939147413" calcext:value-type="float">
            <text:p>-26.6</text:p>
          </table:table-cell>
          <table:table-cell office:value-type="float" office:value="64.6" calcext:value-type="float">
            <text:p>64.6</text:p>
          </table:table-cell>
          <table:table-cell office:value-type="float" office:value="-21.5066828675577" calcext:value-type="float">
            <text:p>-21.5</text:p>
          </table:table-cell>
          <table:table-cell office:value-type="float" office:value="66.9886539453326" calcext:value-type="float">
            <text:p>67.0</text:p>
          </table:table-cell>
          <table:table-cell office:value-type="float" office:value="-20.7957559681698" calcext:value-type="float">
            <text:p>-20.8</text:p>
          </table:table-cell>
        </table:table-row>
        <table:table-row table:style-name="ro1">
          <table:table-cell office:value-type="string" calcext:value-type="string">
            <text:p>Meff&gt;2800</text:p>
          </table:table-cell>
          <table:table-cell office:value-type="float" office:value="15.6" calcext:value-type="float">
            <text:p>15.6</text:p>
          </table:table-cell>
          <table:table-cell office:value-type="float" office:value="-96.4464692482916" calcext:value-type="float">
            <text:p>-96.4</text:p>
          </table:table-cell>
          <table:table-cell office:value-type="float" office:value="15.5482606565409" calcext:value-type="float">
            <text:p>15.5</text:p>
          </table:table-cell>
          <table:table-cell office:value-type="float" office:value="-96.4866623292128" calcext:value-type="float">
            <text:p>-96.5</text:p>
          </table:table-cell>
          <table:table-cell office:value-type="float" office:value="18.8" calcext:value-type="float">
            <text:p>18.8</text:p>
          </table:table-cell>
          <table:table-cell office:value-type="float" office:value="-89.1329479768786" calcext:value-type="float">
            <text:p>-89.1</text:p>
          </table:table-cell>
          <table:table-cell office:value-type="float" office:value="17.5353197674419" calcext:value-type="float">
            <text:p>17.5</text:p>
          </table:table-cell>
          <table:table-cell office:value-type="float" office:value="-90.1108647450111" calcext:value-type="float">
            <text:p>-90.1</text:p>
          </table:table-cell>
          <table:table-cell office:value-type="float" office:value="29.1" calcext:value-type="float">
            <text:p>29.1</text:p>
          </table:table-cell>
          <table:table-cell office:value-type="float" office:value="-54.953560371517" calcext:value-type="float">
            <text:p>-55.0</text:p>
          </table:table-cell>
          <table:table-cell office:value-type="float" office:value="29.8375451263538" calcext:value-type="float">
            <text:p>29.8</text:p>
          </table:table-cell>
          <table:table-cell office:value-type="float" office:value="-55.4588077695914" calcext:value-type="float">
            <text:p>-55.5</text:p>
          </table:table-cell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t2</text:p>
          </table:table-cell>
          <table:table-cell table:style-name="Default" table:number-columns-repeated="12"/>
        </table:table-row>
      </table:table>
      <table:table table:name="Sheet6" table:style-name="ta1">
        <table:table-column table:style-name="co27" table:default-cell-style-name="Default"/>
        <table:table-column table:style-name="co2" table:number-columns-repeated="12" table:default-cell-style-name="ce76"/>
        <table:table-row table:style-name="ro1"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798" calcext:value-type="float">
            <text:p>798.0</text:p>
          </table:table-cell>
          <table:table-cell/>
          <table:table-cell office:value-type="float" office:value="846.721952746049" calcext:value-type="float">
            <text:p>846.7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798" calcext:value-type="float">
            <text:p>798.0</text:p>
          </table:table-cell>
          <table:table-cell office:value-type="float" office:value="-31.2068965517241" calcext:value-type="float">
            <text:p>-31.2</text:p>
          </table:table-cell>
          <table:table-cell office:value-type="float" office:value="846.721952746049" calcext:value-type="float">
            <text:p>846.7</text:p>
          </table:table-cell>
          <table:table-cell office:value-type="float" office:value="-27.0067282115475" calcext:value-type="float">
            <text:p>-27.0</text:p>
          </table:table-cell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office:value-type="float" office:value="-14.5669291338583" calcext:value-type="float">
            <text:p>-14.6</text:p>
          </table:table-cell>
          <table:table-cell office:value-type="float" office:value="21.5786904138292" calcext:value-type="float">
            <text:p>21.6</text:p>
          </table:table-cell>
          <table:table-cell office:value-type="float" office:value="-15.0445259298062" calcext:value-type="float">
            <text:p>-15.0</text:p>
          </table:table-cell>
          <table:table-cell office:value-type="float" office:value="50.7" calcext:value-type="float">
            <text:p>50.7</text:p>
          </table:table-cell>
          <table:table-cell office:value-type="float" office:value="-21.1508553654743" calcext:value-type="float">
            <text:p>-21.2</text:p>
          </table:table-cell>
          <table:table-cell office:value-type="float" office:value="48.9587537537537" calcext:value-type="float">
            <text:p>49.0</text:p>
          </table:table-cell>
          <table:table-cell office:value-type="float" office:value="-23.8588588588589" calcext:value-type="float">
            <text:p>-23.9</text:p>
          </table:table-cell>
          <table:table-cell office:value-type="float" office:value="700" calcext:value-type="float">
            <text:p>700.0</text:p>
          </table:table-cell>
          <table:table-cell office:value-type="float" office:value="-12.280701754386" calcext:value-type="float">
            <text:p>-12.3</text:p>
          </table:table-cell>
          <table:table-cell office:value-type="float" office:value="733.281176654671" calcext:value-type="float">
            <text:p>733.3</text:p>
          </table:table-cell>
          <table:table-cell office:value-type="float" office:value="-13.3976420150054" calcext:value-type="float">
            <text:p>-13.4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office:value-type="float" office:value="-16.5898617511521" calcext:value-type="float">
            <text:p>-16.6</text:p>
          </table:table-cell>
          <table:table-cell office:value-type="float" office:value="17.8957569408067" calcext:value-type="float">
            <text:p>17.9</text:p>
          </table:table-cell>
          <table:table-cell office:value-type="float" office:value="-17.0674559131829" calcext:value-type="float">
            <text:p>-17.1</text:p>
          </table:table-cell>
          <table:table-cell office:value-type="float" office:value="43.6" calcext:value-type="float">
            <text:p>43.6</text:p>
          </table:table-cell>
          <table:table-cell office:value-type="float" office:value="-14.0039447731755" calcext:value-type="float">
            <text:p>-14.0</text:p>
          </table:table-cell>
          <table:table-cell office:value-type="float" office:value="42.2801463963964" calcext:value-type="float">
            <text:p>42.3</text:p>
          </table:table-cell>
          <table:table-cell office:value-type="float" office:value="-13.6412936304476" calcext:value-type="float">
            <text:p>-13.6</text:p>
          </table:table-cell>
          <table:table-cell office:value-type="float" office:value="600" calcext:value-type="float">
            <text:p>600.0</text:p>
          </table:table-cell>
          <table:table-cell office:value-type="float" office:value="-14.2857142857143" calcext:value-type="float">
            <text:p>-14.3</text:p>
          </table:table-cell>
          <table:table-cell office:value-type="float" office:value="616.754811453607" calcext:value-type="float">
            <text:p>616.8</text:p>
          </table:table-cell>
          <table:table-cell office:value-type="float" office:value="-15.8910891089109" calcext:value-type="float">
            <text:p>-15.9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office:value-type="float" office:value="-20.4419889502762" calcext:value-type="float">
            <text:p>-20.4</text:p>
          </table:table-cell>
          <table:table-cell office:value-type="float" office:value="14.0478365636459" calcext:value-type="float">
            <text:p>14.0</text:p>
          </table:table-cell>
          <table:table-cell office:value-type="float" office:value="-21.5018587360595" calcext:value-type="float">
            <text:p>-21.5</text:p>
          </table:table-cell>
          <table:table-cell office:value-type="float" office:value="35.9" calcext:value-type="float">
            <text:p>35.9</text:p>
          </table:table-cell>
          <table:table-cell office:value-type="float" office:value="-17.6605504587156" calcext:value-type="float">
            <text:p>-17.7</text:p>
          </table:table-cell>
          <table:table-cell office:value-type="float" office:value="35.0029504504504" calcext:value-type="float">
            <text:p>35.0</text:p>
          </table:table-cell>
          <table:table-cell office:value-type="float" office:value="-17.2118513444083" calcext:value-type="float">
            <text:p>-17.2</text:p>
          </table:table-cell>
          <table:table-cell office:value-type="float" office:value="313" calcext:value-type="float">
            <text:p>313.0</text:p>
          </table:table-cell>
          <table:table-cell office:value-type="float" office:value="-47.8333333333333" calcext:value-type="float">
            <text:p>-47.8</text:p>
          </table:table-cell>
          <table:table-cell office:value-type="float" office:value="352.301674229385" calcext:value-type="float">
            <text:p>352.3</text:p>
          </table:table-cell>
          <table:table-cell office:value-type="float" office:value="-42.8781636256622" calcext:value-type="float">
            <text:p>-42.9</text:p>
          </table:table-cell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office:value-type="float" office:value="-14.5833333333333" calcext:value-type="float">
            <text:p>-14.6</text:p>
          </table:table-cell>
          <table:table-cell office:value-type="float" office:value="11.8803876375065" calcext:value-type="float">
            <text:p>11.9</text:p>
          </table:table-cell>
          <table:table-cell office:value-type="float" office:value="-15.4290585338132" calcext:value-type="float">
            <text:p>-15.4</text:p>
          </table:table-cell>
          <table:table-cell office:value-type="float" office:value="25.7" calcext:value-type="float">
            <text:p>25.7</text:p>
          </table:table-cell>
          <table:table-cell office:value-type="float" office:value="-28.4122562674095" calcext:value-type="float">
            <text:p>-28.4</text:p>
          </table:table-cell>
          <table:table-cell office:value-type="float" office:value="24.7110885885886" calcext:value-type="float">
            <text:p>24.7</text:p>
          </table:table-cell>
          <table:table-cell office:value-type="float" office:value="-29.40284098745" calcext:value-type="float">
            <text:p>-29.4</text:p>
          </table:table-cell>
          <table:table-cell office:value-type="float" office:value="260" calcext:value-type="float">
            <text:p>260.0</text:p>
          </table:table-cell>
          <table:table-cell office:value-type="float" office:value="-16.9329073482428" calcext:value-type="float">
            <text:p>-16.9</text:p>
          </table:table-cell>
          <table:table-cell office:value-type="float" office:value="286.596776717259" calcext:value-type="float">
            <text:p>286.6</text:p>
          </table:table-cell>
          <table:table-cell office:value-type="float" office:value="-18.650180319423" calcext:value-type="float">
            <text:p>-18.7</text:p>
          </table:table-cell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office:value-type="float" office:value="-14.6341463414634" calcext:value-type="float">
            <text:p>-14.6</text:p>
          </table:table-cell>
          <table:table-cell office:value-type="float" office:value="10.0948035620744" calcext:value-type="float">
            <text:p>10.1</text:p>
          </table:table-cell>
          <table:table-cell office:value-type="float" office:value="-15.0296785754284" calcext:value-type="float">
            <text:p>-15.0</text:p>
          </table:table-cell>
          <table:table-cell office:value-type="float" office:value="22.6" calcext:value-type="float">
            <text:p>22.6</text:p>
          </table:table-cell>
          <table:table-cell office:value-type="float" office:value="-12.0622568093385" calcext:value-type="float">
            <text:p>-12.1</text:p>
          </table:table-cell>
          <table:table-cell office:value-type="float" office:value="21.199207957958" calcext:value-type="float">
            <text:p>21.2</text:p>
          </table:table-cell>
          <table:table-cell office:value-type="float" office:value="-14.2117601093964" calcext:value-type="float">
            <text:p>-14.2</text:p>
          </table:table-cell>
          <table:table-cell office:value-type="float" office:value="171" calcext:value-type="float">
            <text:p>171.0</text:p>
          </table:table-cell>
          <table:table-cell office:value-type="float" office:value="-34.2307692307692" calcext:value-type="float">
            <text:p>-34.2</text:p>
          </table:table-cell>
          <table:table-cell office:value-type="float" office:value="192.395556250978" calcext:value-type="float">
            <text:p>192.4</text:p>
          </table:table-cell>
          <table:table-cell office:value-type="float" office:value="-32.8689043698543" calcext:value-type="float">
            <text:p>-32.9</text:p>
          </table:table-cell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3</text:p>
          </table:table-cell>
          <table:table-cell office:value-type="float" office:value="-30.6666666666667" calcext:value-type="float">
            <text:p>-30.7</text:p>
          </table:table-cell>
          <table:table-cell office:value-type="float" office:value="6.93477213200629" calcext:value-type="float">
            <text:p>6.9</text:p>
          </table:table-cell>
          <table:table-cell office:value-type="float" office:value="-31.303545538421" calcext:value-type="float">
            <text:p>-31.3</text:p>
          </table:table-cell>
          <table:table-cell office:value-type="float" office:value="16" calcext:value-type="float">
            <text:p>16.0</text:p>
          </table:table-cell>
          <table:table-cell office:value-type="float" office:value="-29.2035398230089" calcext:value-type="float">
            <text:p>-29.2</text:p>
          </table:table-cell>
          <table:table-cell office:value-type="float" office:value="14.976783033033" calcext:value-type="float">
            <text:p>15.0</text:p>
          </table:table-cell>
          <table:table-cell office:value-type="float" office:value="-29.3521575771376" calcext:value-type="float">
            <text:p>-29.4</text:p>
          </table:table-cell>
          <table:table-cell office:value-type="float" office:value="42.8" calcext:value-type="float">
            <text:p>42.8</text:p>
          </table:table-cell>
          <table:table-cell office:value-type="float" office:value="-74.9707602339181" calcext:value-type="float">
            <text:p>-75.0</text:p>
          </table:table-cell>
          <table:table-cell office:value-type="float" office:value="49.3694257549679" calcext:value-type="float">
            <text:p>49.4</text:p>
          </table:table-cell>
          <table:table-cell office:value-type="float" office:value="-74.3396226415094" calcext:value-type="float">
            <text:p>-74.3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.58" calcext:value-type="float">
            <text:p>3.6</text:p>
          </table:table-cell>
          <table:table-cell office:value-type="float" office:value="-50.8241758241758" calcext:value-type="float">
            <text:p>-50.8</text:p>
          </table:table-cell>
          <table:table-cell office:value-type="float" office:value="3.40085908852802" calcext:value-type="float">
            <text:p>3.4</text:p>
          </table:table-cell>
          <table:table-cell office:value-type="float" office:value="-50.9593246354566" calcext:value-type="float">
            <text:p>-51.0</text:p>
          </table:table-cell>
          <table:table-cell office:value-type="float" office:value="6.91" calcext:value-type="float">
            <text:p>6.9</text:p>
          </table:table-cell>
          <table:table-cell office:value-type="float" office:value="-56.8125" calcext:value-type="float">
            <text:p>-56.8</text:p>
          </table:table-cell>
          <table:table-cell office:value-type="float" office:value="6.4831006006006" calcext:value-type="float">
            <text:p>6.5</text:p>
          </table:table-cell>
          <table:table-cell office:value-type="float" office:value="-56.7123287671233" calcext:value-type="float">
            <text:p>-56.7</text:p>
          </table:table-cell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.0</text:p>
          </table:table-cell>
          <table:table-cell office:value-type="float" office:value="49.3694257549679" calcext:value-type="float">
            <text:p>49.4</text:p>
          </table:table-cell>
          <table:table-cell/>
        </table:table-row>
        <table:table-row table:style-name="ro1">
          <table:table-cell office:value-type="string" calcext:value-type="string">
            <text:p>Meff&gt;1000</text:p>
          </table:table-cell>
          <table:table-cell office:value-type="float" office:value="3.58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3.40085908852802" calcext:value-type="float">
            <text:p>3.4</text:p>
          </table:table-cell>
          <table:table-cell office:value-type="float" office:value="0" calcext:value-type="float">
            <text:p>0.0</text:p>
          </table:table-cell>
          <table:table-cell office:value-type="float" office:value="6.91" calcext:value-type="float">
            <text:p>6.9</text:p>
          </table:table-cell>
          <table:table-cell office:value-type="float" office:value="0" calcext:value-type="float">
            <text:p>0.0</text:p>
          </table:table-cell>
          <table:table-cell office:value-type="float" office:value="6.4831006006006" calcext:value-type="float">
            <text:p>6.5</text:p>
          </table:table-cell>
          <table:table-cell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1160" calcext:value-type="float">
            <text:p>1160.0</text:p>
          </table:table-cell>
          <table:table-cell/>
          <table:table-cell office:value-type="float" office:value="11.0189655172414" calcext:value-type="float">
            <text:p>11.0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1160" calcext:value-type="float">
            <text:p>1160.0</text:p>
          </table:table-cell>
          <table:table-cell office:value-type="float" office:value="0" calcext:value-type="float">
            <text:p>0.0</text:p>
          </table:table-cell>
          <table:table-cell office:value-type="float" office:value="1160" calcext:value-type="float">
            <text:p>1160.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office:value-type="float" office:value="-14.5669291338583" calcext:value-type="float">
            <text:p>-14.6</text:p>
          </table:table-cell>
          <table:table-cell office:value-type="float" office:value="21.5786904138292" calcext:value-type="float">
            <text:p>21.6</text:p>
          </table:table-cell>
          <table:table-cell office:value-type="float" office:value="-15.0445259298062" calcext:value-type="float">
            <text:p>-15.0</text:p>
          </table:table-cell>
          <table:table-cell office:value-type="float" office:value="50.7" calcext:value-type="float">
            <text:p>50.7</text:p>
          </table:table-cell>
          <table:table-cell office:value-type="float" office:value="-21.1508553654743" calcext:value-type="float">
            <text:p>-21.2</text:p>
          </table:table-cell>
          <table:table-cell office:value-type="float" office:value="48.9587537537537" calcext:value-type="float">
            <text:p>49.0</text:p>
          </table:table-cell>
          <table:table-cell office:value-type="float" office:value="-23.8588588588589" calcext:value-type="float">
            <text:p>-23.9</text:p>
          </table:table-cell>
          <table:table-cell office:value-type="float" office:value="798" calcext:value-type="float">
            <text:p>798.0</text:p>
          </table:table-cell>
          <table:table-cell office:value-type="float" office:value="-31.2068965517241" calcext:value-type="float">
            <text:p>-31.2</text:p>
          </table:table-cell>
          <table:table-cell office:value-type="float" office:value="846.721952746049" calcext:value-type="float">
            <text:p>846.7</text:p>
          </table:table-cell>
          <table:table-cell office:value-type="float" office:value="-27.0067282115475" calcext:value-type="float">
            <text:p>-27.0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office:value-type="float" office:value="-16.5898617511521" calcext:value-type="float">
            <text:p>-16.6</text:p>
          </table:table-cell>
          <table:table-cell office:value-type="float" office:value="17.8957569408067" calcext:value-type="float">
            <text:p>17.9</text:p>
          </table:table-cell>
          <table:table-cell office:value-type="float" office:value="-17.0674559131829" calcext:value-type="float">
            <text:p>-17.1</text:p>
          </table:table-cell>
          <table:table-cell office:value-type="float" office:value="43.6" calcext:value-type="float">
            <text:p>43.6</text:p>
          </table:table-cell>
          <table:table-cell office:value-type="float" office:value="-14.0039447731755" calcext:value-type="float">
            <text:p>-14.0</text:p>
          </table:table-cell>
          <table:table-cell office:value-type="float" office:value="42.2801463963964" calcext:value-type="float">
            <text:p>42.3</text:p>
          </table:table-cell>
          <table:table-cell office:value-type="float" office:value="-13.6412936304476" calcext:value-type="float">
            <text:p>-13.6</text:p>
          </table:table-cell>
          <table:table-cell office:value-type="float" office:value="700" calcext:value-type="float">
            <text:p>700.0</text:p>
          </table:table-cell>
          <table:table-cell office:value-type="float" office:value="-12.280701754386" calcext:value-type="float">
            <text:p>-12.3</text:p>
          </table:table-cell>
          <table:table-cell office:value-type="float" office:value="733.281176654671" calcext:value-type="float">
            <text:p>733.3</text:p>
          </table:table-cell>
          <table:table-cell office:value-type="float" office:value="-13.3976420150054" calcext:value-type="float">
            <text:p>-13.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office:value-type="float" office:value="-20.4419889502762" calcext:value-type="float">
            <text:p>-20.4</text:p>
          </table:table-cell>
          <table:table-cell office:value-type="float" office:value="14.0478365636459" calcext:value-type="float">
            <text:p>14.0</text:p>
          </table:table-cell>
          <table:table-cell office:value-type="float" office:value="-21.5018587360595" calcext:value-type="float">
            <text:p>-21.5</text:p>
          </table:table-cell>
          <table:table-cell office:value-type="float" office:value="35.9" calcext:value-type="float">
            <text:p>35.9</text:p>
          </table:table-cell>
          <table:table-cell office:value-type="float" office:value="-17.6605504587156" calcext:value-type="float">
            <text:p>-17.7</text:p>
          </table:table-cell>
          <table:table-cell office:value-type="float" office:value="35.0029504504504" calcext:value-type="float">
            <text:p>35.0</text:p>
          </table:table-cell>
          <table:table-cell office:value-type="float" office:value="-17.2118513444083" calcext:value-type="float">
            <text:p>-17.2</text:p>
          </table:table-cell>
          <table:table-cell office:value-type="float" office:value="600" calcext:value-type="float">
            <text:p>600.0</text:p>
          </table:table-cell>
          <table:table-cell office:value-type="float" office:value="-14.2857142857143" calcext:value-type="float">
            <text:p>-14.3</text:p>
          </table:table-cell>
          <table:table-cell office:value-type="float" office:value="616.754811453607" calcext:value-type="float">
            <text:p>616.8</text:p>
          </table:table-cell>
          <table:table-cell office:value-type="float" office:value="-15.8910891089109" calcext:value-type="float">
            <text:p>-15.9</text:p>
          </table:table-cell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office:value-type="float" office:value="-14.5833333333333" calcext:value-type="float">
            <text:p>-14.6</text:p>
          </table:table-cell>
          <table:table-cell office:value-type="float" office:value="11.8803876375065" calcext:value-type="float">
            <text:p>11.9</text:p>
          </table:table-cell>
          <table:table-cell office:value-type="float" office:value="-15.4290585338132" calcext:value-type="float">
            <text:p>-15.4</text:p>
          </table:table-cell>
          <table:table-cell office:value-type="float" office:value="25.7" calcext:value-type="float">
            <text:p>25.7</text:p>
          </table:table-cell>
          <table:table-cell office:value-type="float" office:value="-28.4122562674095" calcext:value-type="float">
            <text:p>-28.4</text:p>
          </table:table-cell>
          <table:table-cell office:value-type="float" office:value="24.7110885885886" calcext:value-type="float">
            <text:p>24.7</text:p>
          </table:table-cell>
          <table:table-cell office:value-type="float" office:value="-29.40284098745" calcext:value-type="float">
            <text:p>-29.4</text:p>
          </table:table-cell>
          <table:table-cell office:value-type="float" office:value="313" calcext:value-type="float">
            <text:p>313.0</text:p>
          </table:table-cell>
          <table:table-cell office:value-type="float" office:value="-47.8333333333333" calcext:value-type="float">
            <text:p>-47.8</text:p>
          </table:table-cell>
          <table:table-cell office:value-type="float" office:value="352.301674229385" calcext:value-type="float">
            <text:p>352.3</text:p>
          </table:table-cell>
          <table:table-cell office:value-type="float" office:value="-42.8781636256622" calcext:value-type="float">
            <text:p>-42.9</text:p>
          </table:table-cell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office:value-type="float" office:value="-14.6341463414634" calcext:value-type="float">
            <text:p>-14.6</text:p>
          </table:table-cell>
          <table:table-cell office:value-type="float" office:value="10.0948035620744" calcext:value-type="float">
            <text:p>10.1</text:p>
          </table:table-cell>
          <table:table-cell office:value-type="float" office:value="-15.0296785754284" calcext:value-type="float">
            <text:p>-15.0</text:p>
          </table:table-cell>
          <table:table-cell office:value-type="float" office:value="22.6" calcext:value-type="float">
            <text:p>22.6</text:p>
          </table:table-cell>
          <table:table-cell office:value-type="float" office:value="-12.0622568093385" calcext:value-type="float">
            <text:p>-12.1</text:p>
          </table:table-cell>
          <table:table-cell office:value-type="float" office:value="21.199207957958" calcext:value-type="float">
            <text:p>21.2</text:p>
          </table:table-cell>
          <table:table-cell office:value-type="float" office:value="-14.2117601093964" calcext:value-type="float">
            <text:p>-14.2</text:p>
          </table:table-cell>
          <table:table-cell office:value-type="float" office:value="260" calcext:value-type="float">
            <text:p>260.0</text:p>
          </table:table-cell>
          <table:table-cell office:value-type="float" office:value="-16.9329073482428" calcext:value-type="float">
            <text:p>-16.9</text:p>
          </table:table-cell>
          <table:table-cell office:value-type="float" office:value="286.596776717259" calcext:value-type="float">
            <text:p>286.6</text:p>
          </table:table-cell>
          <table:table-cell office:value-type="float" office:value="-18.650180319423" calcext:value-type="float">
            <text:p>-18.7</text:p>
          </table:table-cell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3</text:p>
          </table:table-cell>
          <table:table-cell office:value-type="float" office:value="-30.6666666666667" calcext:value-type="float">
            <text:p>-30.7</text:p>
          </table:table-cell>
          <table:table-cell office:value-type="float" office:value="6.93477213200629" calcext:value-type="float">
            <text:p>6.9</text:p>
          </table:table-cell>
          <table:table-cell office:value-type="float" office:value="-31.303545538421" calcext:value-type="float">
            <text:p>-31.3</text:p>
          </table:table-cell>
          <table:table-cell office:value-type="float" office:value="16" calcext:value-type="float">
            <text:p>16.0</text:p>
          </table:table-cell>
          <table:table-cell office:value-type="float" office:value="-29.2035398230089" calcext:value-type="float">
            <text:p>-29.2</text:p>
          </table:table-cell>
          <table:table-cell office:value-type="float" office:value="14.976783033033" calcext:value-type="float">
            <text:p>15.0</text:p>
          </table:table-cell>
          <table:table-cell office:value-type="float" office:value="-29.3521575771376" calcext:value-type="float">
            <text:p>-29.4</text:p>
          </table:table-cell>
          <table:table-cell office:value-type="float" office:value="171" calcext:value-type="float">
            <text:p>171.0</text:p>
          </table:table-cell>
          <table:table-cell office:value-type="float" office:value="-34.2307692307692" calcext:value-type="float">
            <text:p>-34.2</text:p>
          </table:table-cell>
          <table:table-cell office:value-type="float" office:value="192.395556250978" calcext:value-type="float">
            <text:p>192.4</text:p>
          </table:table-cell>
          <table:table-cell office:value-type="float" office:value="-32.8689043698543" calcext:value-type="float">
            <text:p>-32.9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3.59" calcext:value-type="float">
            <text:p>3.6</text:p>
          </table:table-cell>
          <table:table-cell office:value-type="float" office:value="-50.6868131868132" calcext:value-type="float">
            <text:p>-50.7</text:p>
          </table:table-cell>
          <table:table-cell office:value-type="float" office:value="3.40085908852802" calcext:value-type="float">
            <text:p>3.4</text:p>
          </table:table-cell>
          <table:table-cell office:value-type="float" office:value="-50.9593246354566" calcext:value-type="float">
            <text:p>-51.0</text:p>
          </table:table-cell>
          <table:table-cell office:value-type="float" office:value="6.91" calcext:value-type="float">
            <text:p>6.9</text:p>
          </table:table-cell>
          <table:table-cell office:value-type="float" office:value="-56.8125" calcext:value-type="float">
            <text:p>-56.8</text:p>
          </table:table-cell>
          <table:table-cell office:value-type="float" office:value="6.4831006006006" calcext:value-type="float">
            <text:p>6.5</text:p>
          </table:table-cell>
          <table:table-cell office:value-type="float" office:value="-56.7123287671233" calcext:value-type="float">
            <text:p>-56.7</text:p>
          </table:table-cell>
          <table:table-cell office:value-type="float" office:value="42.8" calcext:value-type="float">
            <text:p>42.8</text:p>
          </table:table-cell>
          <table:table-cell office:value-type="float" office:value="-74.9707602339181" calcext:value-type="float">
            <text:p>-75.0</text:p>
          </table:table-cell>
          <table:table-cell office:value-type="float" office:value="49.3694257549679" calcext:value-type="float">
            <text:p>49.4</text:p>
          </table:table-cell>
          <table:table-cell office:value-type="float" office:value="-74.3396226415094" calcext:value-type="float">
            <text:p>-74.3</text:p>
          </table:table-cell>
        </table:table-row>
        <table:table-row table:style-name="ro1">
          <table:table-cell office:value-type="string" calcext:value-type="string">
            <text:p>Meff&gt;2200</text:p>
          </table:table-cell>
          <table:table-cell office:value-type="float" office:value="3.57" calcext:value-type="float">
            <text:p>3.6</text:p>
          </table:table-cell>
          <table:table-cell office:value-type="float" office:value="-0.557103064066841" calcext:value-type="float">
            <text:p>-0.6</text:p>
          </table:table-cell>
          <table:table-cell office:value-type="float" office:value="3.37957045573599" calcext:value-type="float">
            <text:p>3.4</text:p>
          </table:table-cell>
          <table:table-cell office:value-type="float" office:value="-0.625978090766823" calcext:value-type="float">
            <text:p>-0.6</text:p>
          </table:table-cell>
          <table:table-cell office:value-type="float" office:value="4.87" calcext:value-type="float">
            <text:p>4.9</text:p>
          </table:table-cell>
          <table:table-cell office:value-type="float" office:value="-29.5224312590449" calcext:value-type="float">
            <text:p>-29.5</text:p>
          </table:table-cell>
          <table:table-cell office:value-type="float" office:value="4.43631381381381" calcext:value-type="float">
            <text:p>4.4</text:p>
          </table:table-cell>
          <table:table-cell office:value-type="float" office:value="-31.5711094564408" calcext:value-type="float">
            <text:p>-31.6</text:p>
          </table:table-cell>
          <table:table-cell office:value-type="float" office:value="4.96" calcext:value-type="float">
            <text:p>5.0</text:p>
          </table:table-cell>
          <table:table-cell office:value-type="float" office:value="-88.411214953271" calcext:value-type="float">
            <text:p>-88.4</text:p>
          </table:table-cell>
          <table:table-cell office:value-type="float" office:value="5.98967297762478" calcext:value-type="float">
            <text:p>6.0</text:p>
          </table:table-cell>
          <table:table-cell office:value-type="float" office:value="-87.8676470588235" calcext:value-type="float">
            <text:p>-87.9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1160" calcext:value-type="float">
            <text:p>1160.0</text:p>
          </table:table-cell>
          <table:table-cell/>
          <table:table-cell office:value-type="float" office:value="1160" calcext:value-type="float">
            <text:p>1160.0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.0</text:p>
          </table:table-cell>
          <table:table-cell office:value-type="float" office:value="1160" calcext:value-type="float">
            <text:p>1160.0</text:p>
          </table:table-cell>
          <table:table-cell office:value-type="float" office:value="0" calcext:value-type="float">
            <text:p>0.0</text:p>
          </table:table-cell>
          <table:table-cell office:value-type="float" office:value="1160" calcext:value-type="float">
            <text:p>1160.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 &gt; 6</text:p>
          </table:table-cell>
          <table:table-cell office:value-type="float" office:value="21.7" calcext:value-type="float">
            <text:p>21.7</text:p>
          </table:table-cell>
          <table:table-cell office:value-type="float" office:value="-14.5669291338583" calcext:value-type="float">
            <text:p>-14.6</text:p>
          </table:table-cell>
          <table:table-cell office:value-type="float" office:value="21.5786904138292" calcext:value-type="float">
            <text:p>21.6</text:p>
          </table:table-cell>
          <table:table-cell office:value-type="float" office:value="-15.0445259298062" calcext:value-type="float">
            <text:p>-15.0</text:p>
          </table:table-cell>
          <table:table-cell office:value-type="float" office:value="50.7" calcext:value-type="float">
            <text:p>50.7</text:p>
          </table:table-cell>
          <table:table-cell office:value-type="float" office:value="-21.1508553654743" calcext:value-type="float">
            <text:p>-21.2</text:p>
          </table:table-cell>
          <table:table-cell office:value-type="float" office:value="48.9587537537537" calcext:value-type="float">
            <text:p>49.0</text:p>
          </table:table-cell>
          <table:table-cell office:value-type="float" office:value="-23.8588588588589" calcext:value-type="float">
            <text:p>-23.9</text:p>
          </table:table-cell>
          <table:table-cell office:value-type="float" office:value="798" calcext:value-type="float">
            <text:p>798.0</text:p>
          </table:table-cell>
          <table:table-cell office:value-type="float" office:value="-31.2068965517241" calcext:value-type="float">
            <text:p>-31.2</text:p>
          </table:table-cell>
          <table:table-cell office:value-type="float" office:value="846.721952746049" calcext:value-type="float">
            <text:p>846.7</text:p>
          </table:table-cell>
          <table:table-cell office:value-type="float" office:value="-27.0067282115475" calcext:value-type="float">
            <text:p>-27.0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8.1" calcext:value-type="float">
            <text:p>18.1</text:p>
          </table:table-cell>
          <table:table-cell office:value-type="float" office:value="-16.5898617511521" calcext:value-type="float">
            <text:p>-16.6</text:p>
          </table:table-cell>
          <table:table-cell office:value-type="float" office:value="17.8957569408067" calcext:value-type="float">
            <text:p>17.9</text:p>
          </table:table-cell>
          <table:table-cell office:value-type="float" office:value="-17.0674559131829" calcext:value-type="float">
            <text:p>-17.1</text:p>
          </table:table-cell>
          <table:table-cell office:value-type="float" office:value="43.6" calcext:value-type="float">
            <text:p>43.6</text:p>
          </table:table-cell>
          <table:table-cell office:value-type="float" office:value="-14.0039447731755" calcext:value-type="float">
            <text:p>-14.0</text:p>
          </table:table-cell>
          <table:table-cell office:value-type="float" office:value="42.2801463963964" calcext:value-type="float">
            <text:p>42.3</text:p>
          </table:table-cell>
          <table:table-cell office:value-type="float" office:value="-13.6412936304476" calcext:value-type="float">
            <text:p>-13.6</text:p>
          </table:table-cell>
          <table:table-cell office:value-type="float" office:value="700" calcext:value-type="float">
            <text:p>700.0</text:p>
          </table:table-cell>
          <table:table-cell office:value-type="float" office:value="-12.280701754386" calcext:value-type="float">
            <text:p>-12.3</text:p>
          </table:table-cell>
          <table:table-cell office:value-type="float" office:value="733.281176654671" calcext:value-type="float">
            <text:p>733.3</text:p>
          </table:table-cell>
          <table:table-cell office:value-type="float" office:value="-13.3976420150054" calcext:value-type="float">
            <text:p>-13.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4.4" calcext:value-type="float">
            <text:p>14.4</text:p>
          </table:table-cell>
          <table:table-cell office:value-type="float" office:value="-20.4419889502762" calcext:value-type="float">
            <text:p>-20.4</text:p>
          </table:table-cell>
          <table:table-cell office:value-type="float" office:value="14.0478365636459" calcext:value-type="float">
            <text:p>14.0</text:p>
          </table:table-cell>
          <table:table-cell office:value-type="float" office:value="-21.5018587360595" calcext:value-type="float">
            <text:p>-21.5</text:p>
          </table:table-cell>
          <table:table-cell office:value-type="float" office:value="35.9" calcext:value-type="float">
            <text:p>35.9</text:p>
          </table:table-cell>
          <table:table-cell office:value-type="float" office:value="-17.6605504587156" calcext:value-type="float">
            <text:p>-17.7</text:p>
          </table:table-cell>
          <table:table-cell office:value-type="float" office:value="35.0029504504504" calcext:value-type="float">
            <text:p>35.0</text:p>
          </table:table-cell>
          <table:table-cell office:value-type="float" office:value="-17.2118513444083" calcext:value-type="float">
            <text:p>-17.2</text:p>
          </table:table-cell>
          <table:table-cell office:value-type="float" office:value="600" calcext:value-type="float">
            <text:p>600.0</text:p>
          </table:table-cell>
          <table:table-cell office:value-type="float" office:value="-14.2857142857143" calcext:value-type="float">
            <text:p>-14.3</text:p>
          </table:table-cell>
          <table:table-cell office:value-type="float" office:value="616.754811453607" calcext:value-type="float">
            <text:p>616.8</text:p>
          </table:table-cell>
          <table:table-cell office:value-type="float" office:value="-15.8910891089109" calcext:value-type="float">
            <text:p>-15.9</text:p>
          </table:table-cell>
        </table:table-row>
        <table:table-row table:style-name="ro1">
          <table:table-cell office:value-type="string" calcext:value-type="string">
            <text:p>pt(j6)&gt;75</text:p>
          </table:table-cell>
          <table:table-cell office:value-type="float" office:value="12.3" calcext:value-type="float">
            <text:p>12.3</text:p>
          </table:table-cell>
          <table:table-cell office:value-type="float" office:value="-14.5833333333333" calcext:value-type="float">
            <text:p>-14.6</text:p>
          </table:table-cell>
          <table:table-cell office:value-type="float" office:value="11.8803876375065" calcext:value-type="float">
            <text:p>11.9</text:p>
          </table:table-cell>
          <table:table-cell office:value-type="float" office:value="-15.4290585338132" calcext:value-type="float">
            <text:p>-15.4</text:p>
          </table:table-cell>
          <table:table-cell office:value-type="float" office:value="25.7" calcext:value-type="float">
            <text:p>25.7</text:p>
          </table:table-cell>
          <table:table-cell office:value-type="float" office:value="-28.4122562674095" calcext:value-type="float">
            <text:p>-28.4</text:p>
          </table:table-cell>
          <table:table-cell office:value-type="float" office:value="24.7110885885886" calcext:value-type="float">
            <text:p>24.7</text:p>
          </table:table-cell>
          <table:table-cell office:value-type="float" office:value="-29.40284098745" calcext:value-type="float">
            <text:p>-29.4</text:p>
          </table:table-cell>
          <table:table-cell office:value-type="float" office:value="313" calcext:value-type="float">
            <text:p>313.0</text:p>
          </table:table-cell>
          <table:table-cell office:value-type="float" office:value="-47.8333333333333" calcext:value-type="float">
            <text:p>-47.8</text:p>
          </table:table-cell>
          <table:table-cell office:value-type="float" office:value="352.301674229385" calcext:value-type="float">
            <text:p>352.3</text:p>
          </table:table-cell>
          <table:table-cell office:value-type="float" office:value="-42.8781636256622" calcext:value-type="float">
            <text:p>-42.9</text:p>
          </table:table-cell>
        </table:table-row>
        <table:table-row table:style-name="ro1">
          <table:table-cell office:value-type="string" calcext:value-type="string">
            <text:p>eta(j6)&lt;2.0</text:p>
          </table:table-cell>
          <table:table-cell office:value-type="float" office:value="10.5" calcext:value-type="float">
            <text:p>10.5</text:p>
          </table:table-cell>
          <table:table-cell office:value-type="float" office:value="-14.6341463414634" calcext:value-type="float">
            <text:p>-14.6</text:p>
          </table:table-cell>
          <table:table-cell office:value-type="float" office:value="10.0948035620744" calcext:value-type="float">
            <text:p>10.1</text:p>
          </table:table-cell>
          <table:table-cell office:value-type="float" office:value="-15.0296785754284" calcext:value-type="float">
            <text:p>-15.0</text:p>
          </table:table-cell>
          <table:table-cell office:value-type="float" office:value="22.6" calcext:value-type="float">
            <text:p>22.6</text:p>
          </table:table-cell>
          <table:table-cell office:value-type="float" office:value="-12.0622568093385" calcext:value-type="float">
            <text:p>-12.1</text:p>
          </table:table-cell>
          <table:table-cell office:value-type="float" office:value="21.199207957958" calcext:value-type="float">
            <text:p>21.2</text:p>
          </table:table-cell>
          <table:table-cell office:value-type="float" office:value="-14.2117601093964" calcext:value-type="float">
            <text:p>-14.2</text:p>
          </table:table-cell>
          <table:table-cell office:value-type="float" office:value="260" calcext:value-type="float">
            <text:p>260.0</text:p>
          </table:table-cell>
          <table:table-cell office:value-type="float" office:value="-16.9329073482428" calcext:value-type="float">
            <text:p>-16.9</text:p>
          </table:table-cell>
          <table:table-cell office:value-type="float" office:value="286.596776717259" calcext:value-type="float">
            <text:p>286.6</text:p>
          </table:table-cell>
          <table:table-cell office:value-type="float" office:value="-18.650180319423" calcext:value-type="float">
            <text:p>-18.7</text:p>
          </table:table-cell>
        </table:table-row>
        <table:table-row table:style-name="ro1">
          <table:table-cell office:value-type="string" calcext:value-type="string">
            <text:p>Aplanarity&lt;&gt;0.08</text:p>
          </table:table-cell>
          <table:table-cell office:value-type="float" office:value="7.28" calcext:value-type="float">
            <text:p>7.3</text:p>
          </table:table-cell>
          <table:table-cell office:value-type="float" office:value="-30.6666666666667" calcext:value-type="float">
            <text:p>-30.7</text:p>
          </table:table-cell>
          <table:table-cell office:value-type="float" office:value="6.93477213200629" calcext:value-type="float">
            <text:p>6.9</text:p>
          </table:table-cell>
          <table:table-cell office:value-type="float" office:value="-31.303545538421" calcext:value-type="float">
            <text:p>-31.3</text:p>
          </table:table-cell>
          <table:table-cell office:value-type="float" office:value="16" calcext:value-type="float">
            <text:p>16.0</text:p>
          </table:table-cell>
          <table:table-cell office:value-type="float" office:value="-29.2035398230089" calcext:value-type="float">
            <text:p>-29.2</text:p>
          </table:table-cell>
          <table:table-cell office:value-type="float" office:value="14.976783033033" calcext:value-type="float">
            <text:p>15.0</text:p>
          </table:table-cell>
          <table:table-cell office:value-type="float" office:value="-29.3521575771376" calcext:value-type="float">
            <text:p>-29.4</text:p>
          </table:table-cell>
          <table:table-cell office:value-type="float" office:value="171" calcext:value-type="float">
            <text:p>171.0</text:p>
          </table:table-cell>
          <table:table-cell office:value-type="float" office:value="-34.2307692307692" calcext:value-type="float">
            <text:p>-34.2</text:p>
          </table:table-cell>
          <table:table-cell office:value-type="float" office:value="192.395556250978" calcext:value-type="float">
            <text:p>192.4</text:p>
          </table:table-cell>
          <table:table-cell office:value-type="float" office:value="-32.8689043698543" calcext:value-type="float">
            <text:p>-32.9</text:p>
          </table:table-cell>
        </table:table-row>
        <table:table-row table:style-name="ro1">
          <table:table-cell office:value-type="string" calcext:value-type="string">
            <text:p>Etmiss_HT&gt;10</text:p>
          </table:table-cell>
          <table:table-cell office:value-type="float" office:value="6.03" calcext:value-type="float">
            <text:p>6.0</text:p>
          </table:table-cell>
          <table:table-cell office:value-type="float" office:value="-17.1703296703297" calcext:value-type="float">
            <text:p>-17.2</text:p>
          </table:table-cell>
          <table:table-cell office:value-type="float" office:value="5.64814038763751" calcext:value-type="float">
            <text:p>5.6</text:p>
          </table:table-cell>
          <table:table-cell office:value-type="float" office:value="-18.5533384497314" calcext:value-type="float">
            <text:p>-18.6</text:p>
          </table:table-cell>
          <table:table-cell office:value-type="float" office:value="13.5" calcext:value-type="float">
            <text:p>13.5</text:p>
          </table:table-cell>
          <table:table-cell office:value-type="float" office:value="-15.625" calcext:value-type="float">
            <text:p>-15.6</text:p>
          </table:table-cell>
          <table:table-cell office:value-type="float" office:value="12.7731081081081" calcext:value-type="float">
            <text:p>12.8</text:p>
          </table:table-cell>
          <table:table-cell office:value-type="float" office:value="-14.7139403706688" calcext:value-type="float">
            <text:p>-14.7</text:p>
          </table:table-cell>
          <table:table-cell office:value-type="float" office:value="143" calcext:value-type="float">
            <text:p>143.0</text:p>
          </table:table-cell>
          <table:table-cell office:value-type="float" office:value="-16.374269005848" calcext:value-type="float">
            <text:p>-16.4</text:p>
          </table:table-cell>
          <table:table-cell office:value-type="float" office:value="163.082459708966" calcext:value-type="float">
            <text:p>163.1</text:p>
          </table:table-cell>
          <table:table-cell office:value-type="float" office:value="-15.2358490566038" calcext:value-type="float">
            <text:p>-15.2</text:p>
          </table:table-cell>
        </table:table-row>
        <table:table-row table:style-name="ro1">
          <table:table-cell office:value-type="string" calcext:value-type="string">
            <text:p>Meff&gt; 3400</text:p>
          </table:table-cell>
          <table:table-cell office:value-type="float" office:value="3.56" calcext:value-type="float">
            <text:p>3.6</text:p>
          </table:table-cell>
          <table:table-cell office:value-type="float" office:value="-40.9618573797678" calcext:value-type="float">
            <text:p>-41.0</text:p>
          </table:table-cell>
          <table:table-cell office:value-type="float" office:value="3.25716081718177" calcext:value-type="float">
            <text:p>3.3</text:p>
          </table:table-cell>
          <table:table-cell office:value-type="float" office:value="-42.3321554770318" calcext:value-type="float">
            <text:p>-42.3</text:p>
          </table:table-cell>
          <table:table-cell office:value-type="float" office:value="0.26" calcext:value-type="float">
            <text:p>0.3</text:p>
          </table:table-cell>
          <table:table-cell office:value-type="float" office:value="-98.0740740740741" calcext:value-type="float">
            <text:p>-98.1</text:p>
          </table:table-cell>
          <table:table-cell office:value-type="float" office:value="0.253434684684685" calcext:value-type="float">
            <text:p>0.3</text:p>
          </table:table-cell>
          <table:table-cell office:value-type="float" office:value="-98.015873015873" calcext:value-type="float">
            <text:p>-98.0</text:p>
          </table:table-cell>
          <table:table-cell office:value-type="float" office:value="0.152" calcext:value-type="float">
            <text:p>0.2</text:p>
          </table:table-cell>
          <table:table-cell office:value-type="float" office:value="-99.8937062937063" calcext:value-type="float">
            <text:p>-99.9</text:p>
          </table:table-cell>
          <table:table-cell office:value-type="float" office:value="0.181505241746206" calcext:value-type="float">
            <text:p>0.2</text:p>
          </table:table-cell>
          <table:table-cell office:value-type="float" office:value="-99.8887033945465" calcext:value-type="float">
            <text:p>-99.9</text:p>
          </table:table-cell>
        </table:table-row>
      </table:table>
      <table:table table:name="Sheet7" table:style-name="ta1">
        <table:table-column table:style-name="co28" table:default-cell-style-name="Default"/>
        <table:table-column table:style-name="co2" table:number-columns-repeated="12" table:default-cell-style-name="ce76"/>
        <table:table-row table:style-name="ro1">
          <table:table-cell office:value-type="string" calcext:value-type="string">
            <text:p>Prese</text:p>
          </table:table-cell>
          <table:table-cell office:value-type="float" office:value="2562" calcext:value-type="float">
            <text:p>2562.0</text:p>
          </table:table-cell>
          <table:table-cell table:number-columns-repeated="3"/>
          <table:table-cell office:value-type="float" office:value="467" calcext:value-type="float">
            <text:p>467.0</text:p>
          </table:table-cell>
          <table:table-cell table:formula="of:#DIV/0!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7.6" calcext:value-type="float">
            <text:p>57.6</text:p>
          </table:table-cell>
          <table:table-cell/>
          <table:table-cell office:value-type="float" office:value="41695" calcext:value-type="float">
            <text:p>41695.0</text:p>
          </table:table-cell>
          <table:table-cell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2532" calcext:value-type="float">
            <text:p>2532.0</text:p>
          </table:table-cell>
          <table:table-cell office:value-type="float" office:value="-0.0117096018735363" calcext:value-type="float">
            <text:p>0.0</text:p>
          </table:table-cell>
          <table:table-cell office:value-type="float" office:value="2562" calcext:value-type="float">
            <text:p>2562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&gt;4</text:p>
          </table:table-cell>
          <table:table-cell office:value-type="float" office:value="1931" calcext:value-type="float">
            <text:p>1931.0</text:p>
          </table:table-cell>
          <table:table-cell office:value-type="float" office:value="-23.7361769352291" calcext:value-type="float">
            <text:p>-23.7</text:p>
          </table:table-cell>
          <table:table-cell office:value-type="float" office:value="1933.25797101449" calcext:value-type="float">
            <text:p>1933.3</text:p>
          </table:table-cell>
          <table:table-cell office:value-type="float" office:value="-24.5410628019324" calcext:value-type="float">
            <text:p>-24.5</text:p>
          </table:table-cell>
          <table:table-cell office:value-type="float" office:value="410" calcext:value-type="float">
            <text:p>410.0</text:p>
          </table:table-cell>
          <table:table-cell office:value-type="float" office:value="-12.2055674518201" calcext:value-type="float">
            <text:p>-12.2</text:p>
          </table:table-cell>
          <table:table-cell office:value-type="float" office:value="417.449275756916" calcext:value-type="float">
            <text:p>417.4</text:p>
          </table:table-cell>
          <table:table-cell office:value-type="float" office:value="-10.6104334567632" calcext:value-type="float">
            <text:p>-10.6</text:p>
          </table:table-cell>
          <table:table-cell office:value-type="float" office:value="53.5" calcext:value-type="float">
            <text:p>53.5</text:p>
          </table:table-cell>
          <table:table-cell office:value-type="float" office:value="-7.11805555555556" calcext:value-type="float">
            <text:p>-7.1</text:p>
          </table:table-cell>
          <table:table-cell office:value-type="float" office:value="54.3466602710157" calcext:value-type="float">
            <text:p>54.3</text:p>
          </table:table-cell>
          <table:table-cell office:value-type="float" office:value="-5.64815925170884" calcext:value-type="float">
            <text:p>-5.6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718" calcext:value-type="float">
            <text:p>1718.0</text:p>
          </table:table-cell>
          <table:table-cell office:value-type="float" office:value="-11.0305541170378" calcext:value-type="float">
            <text:p>-11.0</text:p>
          </table:table-cell>
          <table:table-cell office:value-type="float" office:value="1707.38115942029" calcext:value-type="float">
            <text:p>1707.4</text:p>
          </table:table-cell>
          <table:table-cell office:value-type="float" office:value="-11.6837387964149" calcext:value-type="float">
            <text:p>-11.7</text:p>
          </table:table-cell>
          <table:table-cell office:value-type="float" office:value="357" calcext:value-type="float">
            <text:p>357.0</text:p>
          </table:table-cell>
          <table:table-cell office:value-type="float" office:value="-12.9268292682927" calcext:value-type="float">
            <text:p>-12.9</text:p>
          </table:table-cell>
          <table:table-cell office:value-type="float" office:value="360.409360705729" calcext:value-type="float">
            <text:p>360.4</text:p>
          </table:table-cell>
          <table:table-cell office:value-type="float" office:value="-13.6639152020956" calcext:value-type="float">
            <text:p>-13.7</text:p>
          </table:table-cell>
          <table:table-cell office:value-type="float" office:value="44.7" calcext:value-type="float">
            <text:p>44.7</text:p>
          </table:table-cell>
          <table:table-cell office:value-type="float" office:value="-16.4485981308411" calcext:value-type="float">
            <text:p>-16.4</text:p>
          </table:table-cell>
          <table:table-cell office:value-type="float" office:value="45.4472910420914" calcext:value-type="float">
            <text:p>45.4</text:p>
          </table:table-cell>
          <table:table-cell office:value-type="float" office:value="-16.3751906456533" calcext:value-type="float">
            <text:p>-16.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83" calcext:value-type="float">
            <text:p>1583.0</text:p>
          </table:table-cell>
          <table:table-cell office:value-type="float" office:value="-7.85797438882421" calcext:value-type="float">
            <text:p>-7.9</text:p>
          </table:table-cell>
          <table:table-cell office:value-type="float" office:value="1555.7652173913" calcext:value-type="float">
            <text:p>1555.8</text:p>
          </table:table-cell>
          <table:table-cell office:value-type="float" office:value="-8.88002899601305" calcext:value-type="float">
            <text:p>-8.9</text:p>
          </table:table-cell>
          <table:table-cell office:value-type="float" office:value="322" calcext:value-type="float">
            <text:p>322.0</text:p>
          </table:table-cell>
          <table:table-cell office:value-type="float" office:value="-9.80392156862745" calcext:value-type="float">
            <text:p>-9.8</text:p>
          </table:table-cell>
          <table:table-cell office:value-type="float" office:value="323.179563275975" calcext:value-type="float">
            <text:p>323.2</text:p>
          </table:table-cell>
          <table:table-cell office:value-type="float" office:value="-10.3298641735756" calcext:value-type="float">
            <text:p>-10.3</text:p>
          </table:table-cell>
          <table:table-cell office:value-type="float" office:value="39.8" calcext:value-type="float">
            <text:p>39.8</text:p>
          </table:table-cell>
          <table:table-cell office:value-type="float" office:value="-10.9619686800895" calcext:value-type="float">
            <text:p>-11.0</text:p>
          </table:table-cell>
          <table:table-cell office:value-type="float" office:value="39.9490778270776" calcext:value-type="float">
            <text:p>39.9</text:p>
          </table:table-cell>
          <table:table-cell office:value-type="float" office:value="-12.0979998784121" calcext:value-type="float">
            <text:p>-12.1</text:p>
          </table:table-cell>
        </table:table-row>
        <table:table-row table:style-name="ro1">
          <table:table-cell office:value-type="string" calcext:value-type="string">
            <text:p>pt(j4)&gt;100</text:p>
          </table:table-cell>
          <table:table-cell office:value-type="float" office:value="661" calcext:value-type="float">
            <text:p>661.0</text:p>
          </table:table-cell>
          <table:table-cell office:value-type="float" office:value="-58.2438408085913" calcext:value-type="float">
            <text:p>-58.2</text:p>
          </table:table-cell>
          <table:table-cell office:value-type="float" office:value="688.150724637681" calcext:value-type="float">
            <text:p>688.2</text:p>
          </table:table-cell>
          <table:table-cell office:value-type="float" office:value="-55.7677008750994" calcext:value-type="float">
            <text:p>-55.8</text:p>
          </table:table-cell>
          <table:table-cell office:value-type="float" office:value="234" calcext:value-type="float">
            <text:p>234.0</text:p>
          </table:table-cell>
          <table:table-cell office:value-type="float" office:value="-27.3291925465838" calcext:value-type="float">
            <text:p>-27.3</text:p>
          </table:table-cell>
          <table:table-cell office:value-type="float" office:value="236.983935961664" calcext:value-type="float">
            <text:p>237.0</text:p>
          </table:table-cell>
          <table:table-cell office:value-type="float" office:value="-26.671125624582" calcext:value-type="float">
            <text:p>-26.7</text:p>
          </table:table-cell>
          <table:table-cell office:value-type="float" office:value="35.3" calcext:value-type="float">
            <text:p>35.3</text:p>
          </table:table-cell>
          <table:table-cell office:value-type="float" office:value="-11.3065326633166" calcext:value-type="float">
            <text:p>-11.3</text:p>
          </table:table-cell>
          <table:table-cell office:value-type="float" office:value="35.4054538913539" calcext:value-type="float">
            <text:p>35.4</text:p>
          </table:table-cell>
          <table:table-cell office:value-type="float" office:value="-11.3735389722664" calcext:value-type="float">
            <text:p>-11.4</text:p>
          </table:table-cell>
        </table:table-row>
        <table:table-row table:style-name="ro1">
          <table:table-cell office:value-type="string" calcext:value-type="string">
            <text:p>eta(j4)&lt;2</text:p>
          </table:table-cell>
          <table:table-cell office:value-type="float" office:value="574" calcext:value-type="float">
            <text:p>574.0</text:p>
          </table:table-cell>
          <table:table-cell office:value-type="float" office:value="-13.1618759455371" calcext:value-type="float">
            <text:p>-13.2</text:p>
          </table:table-cell>
          <table:table-cell office:value-type="float" office:value="607.701449275362" calcext:value-type="float">
            <text:p>607.7</text:p>
          </table:table-cell>
          <table:table-cell office:value-type="float" office:value="-11.6906474820144" calcext:value-type="float">
            <text:p>-11.7</text:p>
          </table:table-cell>
          <table:table-cell office:value-type="float" office:value="214" calcext:value-type="float">
            <text:p>214.0</text:p>
          </table:table-cell>
          <table:table-cell office:value-type="float" office:value="-8.54700854700855" calcext:value-type="float">
            <text:p>-8.5</text:p>
          </table:table-cell>
          <table:table-cell office:value-type="float" office:value="217.36454476149" calcext:value-type="float">
            <text:p>217.4</text:p>
          </table:table-cell>
          <table:table-cell office:value-type="float" office:value="-8.27878527739028" calcext:value-type="float">
            <text:p>-8.3</text:p>
          </table:table-cell>
          <table:table-cell office:value-type="float" office:value="32.1" calcext:value-type="float">
            <text:p>32.1</text:p>
          </table:table-cell>
          <table:table-cell office:value-type="float" office:value="-9.06515580736543" calcext:value-type="float">
            <text:p>-9.1</text:p>
          </table:table-cell>
          <table:table-cell office:value-type="float" office:value="32.0333085501859" calcext:value-type="float">
            <text:p>32.0</text:p>
          </table:table-cell>
          <table:table-cell office:value-type="float" office:value="-9.52436692808927" calcext:value-type="float">
            <text:p>-9.5</text:p>
          </table:table-cell>
        </table:table-row>
        <table:table-row table:style-name="ro1">
          <table:table-cell office:value-type="string" calcext:value-type="string">
            <text:p>Aplanarity</text:p>
          </table:table-cell>
          <table:table-cell office:value-type="float" office:value="429" calcext:value-type="float">
            <text:p>429.0</text:p>
          </table:table-cell>
          <table:table-cell office:value-type="float" office:value="-25.2613240418118" calcext:value-type="float">
            <text:p>-25.3</text:p>
          </table:table-cell>
          <table:table-cell office:value-type="float" office:value="436.282608695652" calcext:value-type="float">
            <text:p>436.3</text:p>
          </table:table-cell>
          <table:table-cell office:value-type="float" office:value="-28.2077393075356" calcext:value-type="float">
            <text:p>-28.2</text:p>
          </table:table-cell>
          <table:table-cell office:value-type="float" office:value="159" calcext:value-type="float">
            <text:p>159.0</text:p>
          </table:table-cell>
          <table:table-cell office:value-type="float" office:value="-25.7009345794392" calcext:value-type="float">
            <text:p>-25.7</text:p>
          </table:table-cell>
          <table:table-cell office:value-type="float" office:value="159.816025920279" calcext:value-type="float">
            <text:p>159.8</text:p>
          </table:table-cell>
          <table:table-cell office:value-type="float" office:value="-26.4755776542849" calcext:value-type="float">
            <text:p>-26.5</text:p>
          </table:table-cell>
          <table:table-cell office:value-type="float" office:value="22.3" calcext:value-type="float">
            <text:p>22.3</text:p>
          </table:table-cell>
          <table:table-cell office:value-type="float" office:value="-30.5295950155763" calcext:value-type="float">
            <text:p>-30.5</text:p>
          </table:table-cell>
          <table:table-cell office:value-type="float" office:value="22.357558460247" calcext:value-type="float">
            <text:p>22.4</text:p>
          </table:table-cell>
          <table:table-cell office:value-type="float" office:value="-30.2052785923754" calcext:value-type="float">
            <text:p>-30.2</text:p>
          </table:table-cell>
        </table:table-row>
        <table:table-row table:style-name="ro1">
          <table:table-cell office:value-type="string" calcext:value-type="string">
            <text:p>Etmiss/HT</text:p>
          </table:table-cell>
          <table:table-cell office:value-type="float" office:value="398" calcext:value-type="float">
            <text:p>398.0</text:p>
          </table:table-cell>
          <table:table-cell office:value-type="float" office:value="-7.22610722610723" calcext:value-type="float">
            <text:p>-7.2</text:p>
          </table:table-cell>
          <table:table-cell office:value-type="float" office:value="408.434782608696" calcext:value-type="float">
            <text:p>408.4</text:p>
          </table:table-cell>
          <table:table-cell office:value-type="float" office:value="-6.38297872340426" calcext:value-type="float">
            <text:p>-6.4</text:p>
          </table:table-cell>
          <table:table-cell office:value-type="float" office:value="142" calcext:value-type="float">
            <text:p>142.0</text:p>
          </table:table-cell>
          <table:table-cell office:value-type="float" office:value="-10.6918238993711" calcext:value-type="float">
            <text:p>-10.7</text:p>
          </table:table-cell>
          <table:table-cell office:value-type="float" office:value="141.277417773905" calcext:value-type="float">
            <text:p>141.3</text:p>
          </table:table-cell>
          <table:table-cell office:value-type="float" office:value="-11.5999681756703" calcext:value-type="float">
            <text:p>-11.6</text:p>
          </table:table-cell>
          <table:table-cell office:value-type="float" office:value="19.6" calcext:value-type="float">
            <text:p>19.6</text:p>
          </table:table-cell>
          <table:table-cell office:value-type="float" office:value="-12.1076233183856" calcext:value-type="float">
            <text:p>-12.1</text:p>
          </table:table-cell>
          <table:table-cell office:value-type="float" office:value="19.6402254466963" calcext:value-type="float">
            <text:p>19.6</text:p>
          </table:table-cell>
          <table:table-cell office:value-type="float" office:value="-12.1539792387543" calcext:value-type="float">
            <text:p>-12.2</text:p>
          </table:table-cell>
        </table:table-row>
        <table:table-row table:style-name="ro1">
          <table:table-cell office:value-type="string" calcext:value-type="string">
            <text:p>Meff</text:p>
          </table:table-cell>
          <table:table-cell office:value-type="float" office:value="0.279" calcext:value-type="float">
            <text:p>0.3</text:p>
          </table:table-cell>
          <table:table-cell office:value-type="float" office:value="-99.9298994974874" calcext:value-type="float">
            <text:p>-99.9</text:p>
          </table:table-cell>
          <table:table-cell office:value-type="float" office:value="1.85652173913043" calcext:value-type="float">
            <text:p>1.9</text:p>
          </table:table-cell>
          <table:table-cell office:value-type="float" office:value="-99.5454545454546" calcext:value-type="float">
            <text:p>-99.5</text:p>
          </table:table-cell>
          <table:table-cell office:value-type="float" office:value="1.43" calcext:value-type="float">
            <text:p>1.4</text:p>
          </table:table-cell>
          <table:table-cell office:value-type="float" office:value="-98.9929577464789" calcext:value-type="float">
            <text:p>-99.0</text:p>
          </table:table-cell>
          <table:table-cell office:value-type="float" office:value="4.57743411021564" calcext:value-type="float">
            <text:p>4.6</text:p>
          </table:table-cell>
          <table:table-cell office:value-type="float" office:value="-96.759967599676" calcext:value-type="float">
            <text:p>-96.8</text:p>
          </table:table-cell>
          <table:table-cell office:value-type="float" office:value="8.04" calcext:value-type="float">
            <text:p>8.0</text:p>
          </table:table-cell>
          <table:table-cell office:value-type="float" office:value="-58.9795918367347" calcext:value-type="float">
            <text:p>-59.0</text:p>
          </table:table-cell>
          <table:table-cell office:value-type="float" office:value="8.73497541671663" calcext:value-type="float">
            <text:p>8.7</text:p>
          </table:table-cell>
          <table:table-cell office:value-type="float" office:value="-55.5250756137019" calcext:value-type="float">
            <text:p>-55.5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2562" calcext:value-type="float">
            <text:p>2562.0</text:p>
          </table:table-cell>
          <table:table-cell table:number-columns-repeated="3"/>
          <table:table-cell office:value-type="float" office:value="467" calcext:value-type="float">
            <text:p>467.0</text:p>
          </table:table-cell>
          <table:table-cell table:number-columns-repeated="3"/>
          <table:table-cell office:value-type="float" office:value="57.6" calcext:value-type="float">
            <text:p>5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2562" calcext:value-type="float">
            <text:p>2562.0</text:p>
          </table:table-cell>
          <table:table-cell office:value-type="float" office:value="0" calcext:value-type="float">
            <text:p>0.0</text:p>
          </table:table-cell>
          <table:table-cell office:value-type="float" office:value="2562" calcext:value-type="float">
            <text:p>2562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&gt;4</text:p>
          </table:table-cell>
          <table:table-cell office:value-type="float" office:value="1931" calcext:value-type="float">
            <text:p>1931.0</text:p>
          </table:table-cell>
          <table:table-cell office:value-type="float" office:value="-24.6291959406714" calcext:value-type="float">
            <text:p>-24.6</text:p>
          </table:table-cell>
          <table:table-cell office:value-type="float" office:value="1933.25797101449" calcext:value-type="float">
            <text:p>1933.3</text:p>
          </table:table-cell>
          <table:table-cell office:value-type="float" office:value="-24.5410628019324" calcext:value-type="float">
            <text:p>-24.5</text:p>
          </table:table-cell>
          <table:table-cell office:value-type="float" office:value="410" calcext:value-type="float">
            <text:p>410.0</text:p>
          </table:table-cell>
          <table:table-cell office:value-type="float" office:value="-12.2055674518201" calcext:value-type="float">
            <text:p>-12.2</text:p>
          </table:table-cell>
          <table:table-cell office:value-type="float" office:value="417.449275756916" calcext:value-type="float">
            <text:p>417.4</text:p>
          </table:table-cell>
          <table:table-cell office:value-type="float" office:value="-10.6104334567632" calcext:value-type="float">
            <text:p>-10.6</text:p>
          </table:table-cell>
          <table:table-cell office:value-type="float" office:value="53.5" calcext:value-type="float">
            <text:p>53.5</text:p>
          </table:table-cell>
          <table:table-cell office:value-type="float" office:value="-7.11805555555556" calcext:value-type="float">
            <text:p>-7.1</text:p>
          </table:table-cell>
          <table:table-cell office:value-type="float" office:value="54.3466602710157" calcext:value-type="float">
            <text:p>54.3</text:p>
          </table:table-cell>
          <table:table-cell office:value-type="float" office:value="-5.64815925170884" calcext:value-type="float">
            <text:p>-5.6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718" calcext:value-type="float">
            <text:p>1718.0</text:p>
          </table:table-cell>
          <table:table-cell office:value-type="float" office:value="-11.0305541170378" calcext:value-type="float">
            <text:p>-11.0</text:p>
          </table:table-cell>
          <table:table-cell office:value-type="float" office:value="1707.38115942029" calcext:value-type="float">
            <text:p>1707.4</text:p>
          </table:table-cell>
          <table:table-cell office:value-type="float" office:value="-11.6837387964149" calcext:value-type="float">
            <text:p>-11.7</text:p>
          </table:table-cell>
          <table:table-cell office:value-type="float" office:value="357" calcext:value-type="float">
            <text:p>357.0</text:p>
          </table:table-cell>
          <table:table-cell office:value-type="float" office:value="-12.9268292682927" calcext:value-type="float">
            <text:p>-12.9</text:p>
          </table:table-cell>
          <table:table-cell office:value-type="float" office:value="360.409360705729" calcext:value-type="float">
            <text:p>360.4</text:p>
          </table:table-cell>
          <table:table-cell office:value-type="float" office:value="-13.6639152020956" calcext:value-type="float">
            <text:p>-13.7</text:p>
          </table:table-cell>
          <table:table-cell office:value-type="float" office:value="44.7" calcext:value-type="float">
            <text:p>44.7</text:p>
          </table:table-cell>
          <table:table-cell office:value-type="float" office:value="-16.4485981308411" calcext:value-type="float">
            <text:p>-16.4</text:p>
          </table:table-cell>
          <table:table-cell office:value-type="float" office:value="45.4472910420914" calcext:value-type="float">
            <text:p>45.4</text:p>
          </table:table-cell>
          <table:table-cell office:value-type="float" office:value="-16.3751906456533" calcext:value-type="float">
            <text:p>-16.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83" calcext:value-type="float">
            <text:p>1583.0</text:p>
          </table:table-cell>
          <table:table-cell office:value-type="float" office:value="-7.85797438882421" calcext:value-type="float">
            <text:p>-7.9</text:p>
          </table:table-cell>
          <table:table-cell office:value-type="float" office:value="1555.7652173913" calcext:value-type="float">
            <text:p>1555.8</text:p>
          </table:table-cell>
          <table:table-cell office:value-type="float" office:value="-8.88002899601305" calcext:value-type="float">
            <text:p>-8.9</text:p>
          </table:table-cell>
          <table:table-cell office:value-type="float" office:value="322" calcext:value-type="float">
            <text:p>322.0</text:p>
          </table:table-cell>
          <table:table-cell office:value-type="float" office:value="-9.80392156862745" calcext:value-type="float">
            <text:p>-9.8</text:p>
          </table:table-cell>
          <table:table-cell office:value-type="float" office:value="323.179563275975" calcext:value-type="float">
            <text:p>323.2</text:p>
          </table:table-cell>
          <table:table-cell office:value-type="float" office:value="-10.3298641735756" calcext:value-type="float">
            <text:p>-10.3</text:p>
          </table:table-cell>
          <table:table-cell office:value-type="float" office:value="39.8" calcext:value-type="float">
            <text:p>39.8</text:p>
          </table:table-cell>
          <table:table-cell office:value-type="float" office:value="-10.9619686800895" calcext:value-type="float">
            <text:p>-11.0</text:p>
          </table:table-cell>
          <table:table-cell office:value-type="float" office:value="39.9490778270776" calcext:value-type="float">
            <text:p>39.9</text:p>
          </table:table-cell>
          <table:table-cell office:value-type="float" office:value="-12.0979998784121" calcext:value-type="float">
            <text:p>-12.1</text:p>
          </table:table-cell>
        </table:table-row>
        <table:table-row table:style-name="ro1">
          <table:table-cell office:value-type="string" calcext:value-type="string">
            <text:p>pt(j4)&gt;100</text:p>
          </table:table-cell>
          <table:table-cell office:value-type="float" office:value="661" calcext:value-type="float">
            <text:p>661.0</text:p>
          </table:table-cell>
          <table:table-cell office:value-type="float" office:value="-58.2438408085913" calcext:value-type="float">
            <text:p>-58.2</text:p>
          </table:table-cell>
          <table:table-cell office:value-type="float" office:value="688.150724637681" calcext:value-type="float">
            <text:p>688.2</text:p>
          </table:table-cell>
          <table:table-cell office:value-type="float" office:value="-55.7677008750994" calcext:value-type="float">
            <text:p>-55.8</text:p>
          </table:table-cell>
          <table:table-cell office:value-type="float" office:value="234" calcext:value-type="float">
            <text:p>234.0</text:p>
          </table:table-cell>
          <table:table-cell office:value-type="float" office:value="-27.3291925465838" calcext:value-type="float">
            <text:p>-27.3</text:p>
          </table:table-cell>
          <table:table-cell office:value-type="float" office:value="236.983935961664" calcext:value-type="float">
            <text:p>237.0</text:p>
          </table:table-cell>
          <table:table-cell office:value-type="float" office:value="-26.671125624582" calcext:value-type="float">
            <text:p>-26.7</text:p>
          </table:table-cell>
          <table:table-cell office:value-type="float" office:value="35.3" calcext:value-type="float">
            <text:p>35.3</text:p>
          </table:table-cell>
          <table:table-cell office:value-type="float" office:value="-11.3065326633166" calcext:value-type="float">
            <text:p>-11.3</text:p>
          </table:table-cell>
          <table:table-cell office:value-type="float" office:value="35.4054538913539" calcext:value-type="float">
            <text:p>35.4</text:p>
          </table:table-cell>
          <table:table-cell office:value-type="float" office:value="-11.3735389722664" calcext:value-type="float">
            <text:p>-11.4</text:p>
          </table:table-cell>
        </table:table-row>
        <table:table-row table:style-name="ro1">
          <table:table-cell office:value-type="string" calcext:value-type="string">
            <text:p>eta(j4)&lt;2</text:p>
          </table:table-cell>
          <table:table-cell office:value-type="float" office:value="574" calcext:value-type="float">
            <text:p>574.0</text:p>
          </table:table-cell>
          <table:table-cell office:value-type="float" office:value="-13.1618759455371" calcext:value-type="float">
            <text:p>-13.2</text:p>
          </table:table-cell>
          <table:table-cell office:value-type="float" office:value="607.701449275362" calcext:value-type="float">
            <text:p>607.7</text:p>
          </table:table-cell>
          <table:table-cell office:value-type="float" office:value="-11.6906474820144" calcext:value-type="float">
            <text:p>-11.7</text:p>
          </table:table-cell>
          <table:table-cell office:value-type="float" office:value="214" calcext:value-type="float">
            <text:p>214.0</text:p>
          </table:table-cell>
          <table:table-cell office:value-type="float" office:value="-8.54700854700855" calcext:value-type="float">
            <text:p>-8.5</text:p>
          </table:table-cell>
          <table:table-cell office:value-type="float" office:value="217.36454476149" calcext:value-type="float">
            <text:p>217.4</text:p>
          </table:table-cell>
          <table:table-cell office:value-type="float" office:value="-8.27878527739028" calcext:value-type="float">
            <text:p>-8.3</text:p>
          </table:table-cell>
          <table:table-cell office:value-type="float" office:value="32.1" calcext:value-type="float">
            <text:p>32.1</text:p>
          </table:table-cell>
          <table:table-cell office:value-type="float" office:value="-9.06515580736543" calcext:value-type="float">
            <text:p>-9.1</text:p>
          </table:table-cell>
          <table:table-cell office:value-type="float" office:value="32.0333085501859" calcext:value-type="float">
            <text:p>32.0</text:p>
          </table:table-cell>
          <table:table-cell office:value-type="float" office:value="-9.52436692808927" calcext:value-type="float">
            <text:p>-9.5</text:p>
          </table:table-cell>
        </table:table-row>
        <table:table-row table:style-name="ro1">
          <table:table-cell office:value-type="string" calcext:value-type="string">
            <text:p>Aplanarity</text:p>
          </table:table-cell>
          <table:table-cell office:value-type="float" office:value="429" calcext:value-type="float">
            <text:p>429.0</text:p>
          </table:table-cell>
          <table:table-cell office:value-type="float" office:value="-25.2613240418118" calcext:value-type="float">
            <text:p>-25.3</text:p>
          </table:table-cell>
          <table:table-cell office:value-type="float" office:value="436.282608695652" calcext:value-type="float">
            <text:p>436.3</text:p>
          </table:table-cell>
          <table:table-cell office:value-type="float" office:value="-28.2077393075356" calcext:value-type="float">
            <text:p>-28.2</text:p>
          </table:table-cell>
          <table:table-cell office:value-type="float" office:value="159" calcext:value-type="float">
            <text:p>159.0</text:p>
          </table:table-cell>
          <table:table-cell office:value-type="float" office:value="-25.7009345794392" calcext:value-type="float">
            <text:p>-25.7</text:p>
          </table:table-cell>
          <table:table-cell office:value-type="float" office:value="159.816025920279" calcext:value-type="float">
            <text:p>159.8</text:p>
          </table:table-cell>
          <table:table-cell office:value-type="float" office:value="-26.4755776542849" calcext:value-type="float">
            <text:p>-26.5</text:p>
          </table:table-cell>
          <table:table-cell office:value-type="float" office:value="22.3" calcext:value-type="float">
            <text:p>22.3</text:p>
          </table:table-cell>
          <table:table-cell office:value-type="float" office:value="-30.5295950155763" calcext:value-type="float">
            <text:p>-30.5</text:p>
          </table:table-cell>
          <table:table-cell office:value-type="float" office:value="22.357558460247" calcext:value-type="float">
            <text:p>22.4</text:p>
          </table:table-cell>
          <table:table-cell office:value-type="float" office:value="-30.2052785923754" calcext:value-type="float">
            <text:p>-30.2</text:p>
          </table:table-cell>
        </table:table-row>
        <table:table-row table:style-name="ro1">
          <table:table-cell office:value-type="string" calcext:value-type="string">
            <text:p>Etmiss/HT</text:p>
          </table:table-cell>
          <table:table-cell office:value-type="float" office:value="149" calcext:value-type="float">
            <text:p>149.0</text:p>
          </table:table-cell>
          <table:table-cell office:value-type="float" office:value="-65.2680652680653" calcext:value-type="float">
            <text:p>-65.3</text:p>
          </table:table-cell>
          <table:table-cell office:value-type="float" office:value="154.710144927536" calcext:value-type="float">
            <text:p>154.7</text:p>
          </table:table-cell>
          <table:table-cell office:value-type="float" office:value="-64.5390070921986" calcext:value-type="float">
            <text:p>-64.5</text:p>
          </table:table-cell>
          <table:table-cell office:value-type="float" office:value="82.7" calcext:value-type="float">
            <text:p>82.7</text:p>
          </table:table-cell>
          <table:table-cell office:value-type="float" office:value="-47.9874213836478" calcext:value-type="float">
            <text:p>-48.0</text:p>
          </table:table-cell>
          <table:table-cell office:value-type="float" office:value="82.4573894576345" calcext:value-type="float">
            <text:p>82.5</text:p>
          </table:table-cell>
          <table:table-cell office:value-type="float" office:value="-48.4048054737847" calcext:value-type="float">
            <text:p>-48.4</text:p>
          </table:table-cell>
          <table:table-cell office:value-type="float" office:value="13.9" calcext:value-type="float">
            <text:p>13.9</text:p>
          </table:table-cell>
          <table:table-cell office:value-type="float" office:value="-37.6681614349776" calcext:value-type="float">
            <text:p>-37.7</text:p>
          </table:table-cell>
          <table:table-cell office:value-type="float" office:value="13.8781532557861" calcext:value-type="float">
            <text:p>13.9</text:p>
          </table:table-cell>
          <table:table-cell office:value-type="float" office:value="-37.926347009392" calcext:value-type="float">
            <text:p>-37.9</text:p>
          </table:table-cell>
        </table:table-row>
        <table:table-row table:style-name="ro1">
          <table:table-cell office:value-type="string" calcext:value-type="string">
            <text:p>Meff</text:p>
          </table:table-cell>
          <table:table-cell office:value-type="float" office:value="13.7" calcext:value-type="float">
            <text:p>13.7</text:p>
          </table:table-cell>
          <table:table-cell office:value-type="float" office:value="-90.8053691275168" calcext:value-type="float">
            <text:p>-90.8</text:p>
          </table:table-cell>
          <table:table-cell office:value-type="float" office:value="17.3275362318841" calcext:value-type="float">
            <text:p>17.3</text:p>
          </table:table-cell>
          <table:table-cell office:value-type="float" office:value="-88.8" calcext:value-type="float">
            <text:p>-88.8</text:p>
          </table:table-cell>
          <table:table-cell office:value-type="float" office:value="34.9" calcext:value-type="float">
            <text:p>34.9</text:p>
          </table:table-cell>
          <table:table-cell office:value-type="float" office:value="-57.7992744860943" calcext:value-type="float">
            <text:p>-57.8</text:p>
          </table:table-cell>
          <table:table-cell office:value-type="float" office:value="40.4212862121542" calcext:value-type="float">
            <text:p>40.4</text:p>
          </table:table-cell>
          <table:table-cell office:value-type="float" office:value="-50.9791827293755" calcext:value-type="float">
            <text:p>-51.0</text:p>
          </table:table-cell>
          <table:table-cell office:value-type="float" office:value="13.6" calcext:value-type="float">
            <text:p>13.6</text:p>
          </table:table-cell>
          <table:table-cell office:value-type="float" office:value="-2.15827338129497" calcext:value-type="float">
            <text:p>-2.2</text:p>
          </table:table-cell>
          <table:table-cell office:value-type="float" office:value="13.6156757404965" calcext:value-type="float">
            <text:p>13.6</text:p>
          </table:table-cell>
          <table:table-cell office:value-type="float" office:value="-1.89130001990842" calcext:value-type="float">
            <text:p>-1.9</text:p>
          </table:table-cell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2562" calcext:value-type="float">
            <text:p>2562.0</text:p>
          </table:table-cell>
          <table:table-cell table:number-columns-repeated="3"/>
          <table:table-cell office:value-type="float" office:value="467" calcext:value-type="float">
            <text:p>467.0</text:p>
          </table:table-cell>
          <table:table-cell table:number-columns-repeated="3"/>
          <table:table-cell office:value-type="float" office:value="57.6" calcext:value-type="float">
            <text:p>5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&gt;2</text:p>
          </table:table-cell>
          <table:table-cell office:value-type="float" office:value="2562" calcext:value-type="float">
            <text:p>2562.0</text:p>
          </table:table-cell>
          <table:table-cell office:value-type="float" office:value="0" calcext:value-type="float">
            <text:p>0.0</text:p>
          </table:table-cell>
          <table:table-cell office:value-type="float" office:value="2562" calcext:value-type="float">
            <text:p>2562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&gt;4</text:p>
          </table:table-cell>
          <table:table-cell office:value-type="float" office:value="1931" calcext:value-type="float">
            <text:p>1931.0</text:p>
          </table:table-cell>
          <table:table-cell office:value-type="float" office:value="-24.6291959406714" calcext:value-type="float">
            <text:p>-24.6</text:p>
          </table:table-cell>
          <table:table-cell office:value-type="float" office:value="1933.25797101449" calcext:value-type="float">
            <text:p>1933.3</text:p>
          </table:table-cell>
          <table:table-cell office:value-type="float" office:value="-24.5410628019324" calcext:value-type="float">
            <text:p>-24.5</text:p>
          </table:table-cell>
          <table:table-cell office:value-type="float" office:value="410" calcext:value-type="float">
            <text:p>410.0</text:p>
          </table:table-cell>
          <table:table-cell office:value-type="float" office:value="-12.2055674518201" calcext:value-type="float">
            <text:p>-12.2</text:p>
          </table:table-cell>
          <table:table-cell office:value-type="float" office:value="417.449275756916" calcext:value-type="float">
            <text:p>417.4</text:p>
          </table:table-cell>
          <table:table-cell office:value-type="float" office:value="-10.6104334567632" calcext:value-type="float">
            <text:p>-10.6</text:p>
          </table:table-cell>
          <table:table-cell office:value-type="float" office:value="53.5" calcext:value-type="float">
            <text:p>53.5</text:p>
          </table:table-cell>
          <table:table-cell office:value-type="float" office:value="-7.11805555555556" calcext:value-type="float">
            <text:p>-7.1</text:p>
          </table:table-cell>
          <table:table-cell office:value-type="float" office:value="54.3466602710157" calcext:value-type="float">
            <text:p>54.3</text:p>
          </table:table-cell>
          <table:table-cell office:value-type="float" office:value="-5.64815925170884" calcext:value-type="float">
            <text:p>-5.6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1718" calcext:value-type="float">
            <text:p>1718.0</text:p>
          </table:table-cell>
          <table:table-cell office:value-type="float" office:value="-11.0305541170378" calcext:value-type="float">
            <text:p>-11.0</text:p>
          </table:table-cell>
          <table:table-cell office:value-type="float" office:value="1707.38115942029" calcext:value-type="float">
            <text:p>1707.4</text:p>
          </table:table-cell>
          <table:table-cell office:value-type="float" office:value="-11.6837387964149" calcext:value-type="float">
            <text:p>-11.7</text:p>
          </table:table-cell>
          <table:table-cell office:value-type="float" office:value="357" calcext:value-type="float">
            <text:p>357.0</text:p>
          </table:table-cell>
          <table:table-cell office:value-type="float" office:value="-12.9268292682927" calcext:value-type="float">
            <text:p>-12.9</text:p>
          </table:table-cell>
          <table:table-cell office:value-type="float" office:value="360.409360705729" calcext:value-type="float">
            <text:p>360.4</text:p>
          </table:table-cell>
          <table:table-cell office:value-type="float" office:value="-13.6639152020956" calcext:value-type="float">
            <text:p>-13.7</text:p>
          </table:table-cell>
          <table:table-cell office:value-type="float" office:value="44.7" calcext:value-type="float">
            <text:p>44.7</text:p>
          </table:table-cell>
          <table:table-cell office:value-type="float" office:value="-16.4485981308411" calcext:value-type="float">
            <text:p>-16.4</text:p>
          </table:table-cell>
          <table:table-cell office:value-type="float" office:value="45.4472910420914" calcext:value-type="float">
            <text:p>45.4</text:p>
          </table:table-cell>
          <table:table-cell office:value-type="float" office:value="-16.3751906456533" calcext:value-type="float">
            <text:p>-16.4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583" calcext:value-type="float">
            <text:p>1583.0</text:p>
          </table:table-cell>
          <table:table-cell office:value-type="float" office:value="-7.85797438882421" calcext:value-type="float">
            <text:p>-7.9</text:p>
          </table:table-cell>
          <table:table-cell office:value-type="float" office:value="1555.7652173913" calcext:value-type="float">
            <text:p>1555.8</text:p>
          </table:table-cell>
          <table:table-cell office:value-type="float" office:value="-8.88002899601305" calcext:value-type="float">
            <text:p>-8.9</text:p>
          </table:table-cell>
          <table:table-cell office:value-type="float" office:value="322" calcext:value-type="float">
            <text:p>322.0</text:p>
          </table:table-cell>
          <table:table-cell office:value-type="float" office:value="-9.80392156862745" calcext:value-type="float">
            <text:p>-9.8</text:p>
          </table:table-cell>
          <table:table-cell office:value-type="float" office:value="323.179563275975" calcext:value-type="float">
            <text:p>323.2</text:p>
          </table:table-cell>
          <table:table-cell office:value-type="float" office:value="-10.3298641735756" calcext:value-type="float">
            <text:p>-10.3</text:p>
          </table:table-cell>
          <table:table-cell office:value-type="float" office:value="39.8" calcext:value-type="float">
            <text:p>39.8</text:p>
          </table:table-cell>
          <table:table-cell office:value-type="float" office:value="-10.9619686800895" calcext:value-type="float">
            <text:p>-11.0</text:p>
          </table:table-cell>
          <table:table-cell office:value-type="float" office:value="39.9490778270776" calcext:value-type="float">
            <text:p>39.9</text:p>
          </table:table-cell>
          <table:table-cell office:value-type="float" office:value="-12.0979998784121" calcext:value-type="float">
            <text:p>-12.1</text:p>
          </table:table-cell>
        </table:table-row>
        <table:table-row table:style-name="ro1">
          <table:table-cell office:value-type="string" calcext:value-type="string">
            <text:p>pt(j4)&gt;100</text:p>
          </table:table-cell>
          <table:table-cell office:value-type="float" office:value="661" calcext:value-type="float">
            <text:p>661.0</text:p>
          </table:table-cell>
          <table:table-cell office:value-type="float" office:value="-58.2438408085913" calcext:value-type="float">
            <text:p>-58.2</text:p>
          </table:table-cell>
          <table:table-cell office:value-type="float" office:value="688.150724637681" calcext:value-type="float">
            <text:p>688.2</text:p>
          </table:table-cell>
          <table:table-cell office:value-type="float" office:value="-55.7677008750994" calcext:value-type="float">
            <text:p>-55.8</text:p>
          </table:table-cell>
          <table:table-cell office:value-type="float" office:value="234" calcext:value-type="float">
            <text:p>234.0</text:p>
          </table:table-cell>
          <table:table-cell office:value-type="float" office:value="-27.3291925465838" calcext:value-type="float">
            <text:p>-27.3</text:p>
          </table:table-cell>
          <table:table-cell office:value-type="float" office:value="236.983935961664" calcext:value-type="float">
            <text:p>237.0</text:p>
          </table:table-cell>
          <table:table-cell office:value-type="float" office:value="-26.671125624582" calcext:value-type="float">
            <text:p>-26.7</text:p>
          </table:table-cell>
          <table:table-cell office:value-type="float" office:value="35.3" calcext:value-type="float">
            <text:p>35.3</text:p>
          </table:table-cell>
          <table:table-cell office:value-type="float" office:value="-11.3065326633166" calcext:value-type="float">
            <text:p>-11.3</text:p>
          </table:table-cell>
          <table:table-cell office:value-type="float" office:value="35.4054538913539" calcext:value-type="float">
            <text:p>35.4</text:p>
          </table:table-cell>
          <table:table-cell office:value-type="float" office:value="-11.3735389722664" calcext:value-type="float">
            <text:p>-11.4</text:p>
          </table:table-cell>
        </table:table-row>
        <table:table-row table:style-name="ro1">
          <table:table-cell office:value-type="string" calcext:value-type="string">
            <text:p>eta(j4)&lt;2</text:p>
          </table:table-cell>
          <table:table-cell office:value-type="float" office:value="574" calcext:value-type="float">
            <text:p>574.0</text:p>
          </table:table-cell>
          <table:table-cell office:value-type="float" office:value="-13.1618759455371" calcext:value-type="float">
            <text:p>-13.2</text:p>
          </table:table-cell>
          <table:table-cell office:value-type="float" office:value="607.701449275362" calcext:value-type="float">
            <text:p>607.7</text:p>
          </table:table-cell>
          <table:table-cell office:value-type="float" office:value="-11.6906474820144" calcext:value-type="float">
            <text:p>-11.7</text:p>
          </table:table-cell>
          <table:table-cell office:value-type="float" office:value="214" calcext:value-type="float">
            <text:p>214.0</text:p>
          </table:table-cell>
          <table:table-cell office:value-type="float" office:value="-8.54700854700855" calcext:value-type="float">
            <text:p>-8.5</text:p>
          </table:table-cell>
          <table:table-cell office:value-type="float" office:value="217.36454476149" calcext:value-type="float">
            <text:p>217.4</text:p>
          </table:table-cell>
          <table:table-cell office:value-type="float" office:value="-8.27878527739028" calcext:value-type="float">
            <text:p>-8.3</text:p>
          </table:table-cell>
          <table:table-cell office:value-type="float" office:value="32.1" calcext:value-type="float">
            <text:p>32.1</text:p>
          </table:table-cell>
          <table:table-cell office:value-type="float" office:value="-9.06515580736543" calcext:value-type="float">
            <text:p>-9.1</text:p>
          </table:table-cell>
          <table:table-cell office:value-type="float" office:value="32.0333085501859" calcext:value-type="float">
            <text:p>32.0</text:p>
          </table:table-cell>
          <table:table-cell office:value-type="float" office:value="-9.52436692808927" calcext:value-type="float">
            <text:p>-9.5</text:p>
          </table:table-cell>
        </table:table-row>
        <table:table-row table:style-name="ro1">
          <table:table-cell office:value-type="string" calcext:value-type="string">
            <text:p>Aplanarity</text:p>
          </table:table-cell>
          <table:table-cell office:value-type="float" office:value="429" calcext:value-type="float">
            <text:p>429.0</text:p>
          </table:table-cell>
          <table:table-cell office:value-type="float" office:value="-25.2613240418118" calcext:value-type="float">
            <text:p>-25.3</text:p>
          </table:table-cell>
          <table:table-cell office:value-type="float" office:value="436.282608695652" calcext:value-type="float">
            <text:p>436.3</text:p>
          </table:table-cell>
          <table:table-cell office:value-type="float" office:value="-28.2077393075356" calcext:value-type="float">
            <text:p>-28.2</text:p>
          </table:table-cell>
          <table:table-cell office:value-type="float" office:value="159" calcext:value-type="float">
            <text:p>159.0</text:p>
          </table:table-cell>
          <table:table-cell office:value-type="float" office:value="-25.7009345794392" calcext:value-type="float">
            <text:p>-25.7</text:p>
          </table:table-cell>
          <table:table-cell office:value-type="float" office:value="159.816025920279" calcext:value-type="float">
            <text:p>159.8</text:p>
          </table:table-cell>
          <table:table-cell office:value-type="float" office:value="-26.4755776542849" calcext:value-type="float">
            <text:p>-26.5</text:p>
          </table:table-cell>
          <table:table-cell office:value-type="float" office:value="22.3" calcext:value-type="float">
            <text:p>22.3</text:p>
          </table:table-cell>
          <table:table-cell office:value-type="float" office:value="-30.5295950155763" calcext:value-type="float">
            <text:p>-30.5</text:p>
          </table:table-cell>
          <table:table-cell office:value-type="float" office:value="22.357558460247" calcext:value-type="float">
            <text:p>22.4</text:p>
          </table:table-cell>
          <table:table-cell office:value-type="float" office:value="-30.2052785923754" calcext:value-type="float">
            <text:p>-30.2</text:p>
          </table:table-cell>
        </table:table-row>
        <table:table-row table:style-name="ro1">
          <table:table-cell office:value-type="string" calcext:value-type="string">
            <text:p>Etmiss/HT</text:p>
          </table:table-cell>
          <table:table-cell office:value-type="float" office:value="149" calcext:value-type="float">
            <text:p>149.0</text:p>
          </table:table-cell>
          <table:table-cell office:value-type="float" office:value="-65.2680652680653" calcext:value-type="float">
            <text:p>-65.3</text:p>
          </table:table-cell>
          <table:table-cell office:value-type="float" office:value="154.710144927536" calcext:value-type="float">
            <text:p>154.7</text:p>
          </table:table-cell>
          <table:table-cell office:value-type="float" office:value="-64.5390070921986" calcext:value-type="float">
            <text:p>-64.5</text:p>
          </table:table-cell>
          <table:table-cell office:value-type="float" office:value="82.7" calcext:value-type="float">
            <text:p>82.7</text:p>
          </table:table-cell>
          <table:table-cell office:value-type="float" office:value="-47.9874213836478" calcext:value-type="float">
            <text:p>-48.0</text:p>
          </table:table-cell>
          <table:table-cell office:value-type="float" office:value="82.4573894576345" calcext:value-type="float">
            <text:p>82.5</text:p>
          </table:table-cell>
          <table:table-cell office:value-type="float" office:value="-48.4048054737847" calcext:value-type="float">
            <text:p>-48.4</text:p>
          </table:table-cell>
          <table:table-cell office:value-type="float" office:value="13.9" calcext:value-type="float">
            <text:p>13.9</text:p>
          </table:table-cell>
          <table:table-cell office:value-type="float" office:value="-37.6681614349776" calcext:value-type="float">
            <text:p>-37.7</text:p>
          </table:table-cell>
          <table:table-cell office:value-type="float" office:value="13.8781532557861" calcext:value-type="float">
            <text:p>13.9</text:p>
          </table:table-cell>
          <table:table-cell office:value-type="float" office:value="-37.926347009392" calcext:value-type="float">
            <text:p>-37.9</text:p>
          </table:table-cell>
        </table:table-row>
        <table:table-row table:style-name="ro1">
          <table:table-cell office:value-type="string" calcext:value-type="string">
            <text:p>Meff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.0</text:p>
          </table:table-cell>
          <table:table-cell office:value-type="float" office:value="153.472463768116" calcext:value-type="float">
            <text:p>153.5</text:p>
          </table:table-cell>
          <table:table-cell office:value-type="float" office:value="-0.8" calcext:value-type="float">
            <text:p>-0.8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.0</text:p>
          </table:table-cell>
          <table:table-cell office:value-type="float" office:value="82.4573894576345" calcext:value-type="float">
            <text:p>82.5</text:p>
          </table:table-cell>
          <table:table-cell office:value-type="float" office:value="0" calcext:value-type="float">
            <text:p>0.0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.0</text:p>
          </table:table-cell>
          <table:table-cell office:value-type="float" office:value="13.8781532557861" calcext:value-type="float">
            <text:p>13.9</text:p>
          </table:table-cell>
          <table:table-cell office:value-type="float" office:value="0" calcext:value-type="float">
            <text:p>0.0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T1</text:p>
          </table:table-cell>
          <table:table-cell table:style-name="Default" table:number-columns-repeated="12"/>
        </table:table-row>
      </table:table>
      <table:table table:name="Sheet8" table:style-name="ta1">
        <table:table-column table:style-name="co2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se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Jet &gt; 2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t &gt; 5</text:p>
          </table:table-cell>
          <table:table-cell office:value-type="float" office:value="24.4" calcext:value-type="float">
            <text:p>24.4</text:p>
          </table:table-cell>
          <table:table-cell office:value-type="float" office:value="-3.93700787401575" calcext:value-type="float">
            <text:p>-3.93700787401575</text:p>
          </table:table-cell>
          <table:table-cell office:value-type="float" office:value="24.4433420639078" calcext:value-type="float">
            <text:p>24.4433420639078</text:p>
          </table:table-cell>
          <table:table-cell office:value-type="float" office:value="-3.76636982713463" calcext:value-type="float">
            <text:p>-3.76636982713463</text:p>
          </table:table-cell>
          <table:table-cell office:value-type="float" office:value="60.2" calcext:value-type="float">
            <text:p>60.2</text:p>
          </table:table-cell>
          <table:table-cell office:value-type="float" office:value="-6.37636080870917" calcext:value-type="float">
            <text:p>-6.37636080870917</text:p>
          </table:table-cell>
          <table:table-cell office:value-type="float" office:value="63.1052364864865" calcext:value-type="float">
            <text:p>63.1052364864865</text:p>
          </table:table-cell>
          <table:table-cell office:value-type="float" office:value="-1.85810810810811" calcext:value-type="float">
            <text:p>-1.85810810810811</text:p>
          </table:table-cell>
          <table:table-cell office:value-type="float" office:value="1022" calcext:value-type="float">
            <text:p>1022</text:p>
          </table:table-cell>
          <table:table-cell office:value-type="float" office:value="-11.8965517241379" calcext:value-type="float">
            <text:p>-11.8965517241379</text:p>
          </table:table-cell>
          <table:table-cell office:value-type="float" office:value="1039.2082616179" calcext:value-type="float">
            <text:p>1039.2082616179</text:p>
          </table:table-cell>
          <table:table-cell office:value-type="float" office:value="-10.4130808950086" calcext:value-type="float">
            <text:p>-10.4130808950086</text:p>
          </table:table-cell>
        </table:table-row>
        <table:table-row table:style-name="ro1">
          <table:table-cell office:value-type="string" calcext:value-type="string">
            <text:p>Dphi(j3)&gt;0.4</text:p>
          </table:table-cell>
          <table:table-cell office:value-type="float" office:value="20.4" calcext:value-type="float">
            <text:p>20.4</text:p>
          </table:table-cell>
          <table:table-cell office:value-type="float" office:value="-16.3934426229508" calcext:value-type="float">
            <text:p>-16.3934426229508</text:p>
          </table:table-cell>
          <table:table-cell office:value-type="float" office:value="20.6606181246726" calcext:value-type="float">
            <text:p>20.6606181246726</text:p>
          </table:table-cell>
          <table:table-cell office:value-type="float" office:value="-15.4754776549997" calcext:value-type="float">
            <text:p>-15.4754776549997</text:p>
          </table:table-cell>
          <table:table-cell office:value-type="float" office:value="52" calcext:value-type="float">
            <text:p>52</text:p>
          </table:table-cell>
          <table:table-cell office:value-type="float" office:value="-13.6212624584718" calcext:value-type="float">
            <text:p>-13.6212624584718</text:p>
          </table:table-cell>
          <table:table-cell office:value-type="float" office:value="51.2541478978979" calcext:value-type="float">
            <text:p>51.2541478978979</text:p>
          </table:table-cell>
          <table:table-cell office:value-type="float" office:value="-18.7798814304838" calcext:value-type="float">
            <text:p>-18.7798814304838</text:p>
          </table:table-cell>
          <table:table-cell office:value-type="float" office:value="895" calcext:value-type="float">
            <text:p>895</text:p>
          </table:table-cell>
          <table:table-cell office:value-type="float" office:value="-12.426614481409" calcext:value-type="float">
            <text:p>-12.426614481409</text:p>
          </table:table-cell>
          <table:table-cell office:value-type="float" office:value="899.812235956814" calcext:value-type="float">
            <text:p>899.812235956814</text:p>
          </table:table-cell>
          <table:table-cell office:value-type="float" office:value="-13.4136756615143" calcext:value-type="float">
            <text:p>-13.4136756615143</text:p>
          </table:table-cell>
        </table:table-row>
        <table:table-row table:style-name="ro1">
          <table:table-cell office:value-type="string" calcext:value-type="string">
            <text:p>Dphi(rest)&gt;0.2</text:p>
          </table:table-cell>
          <table:table-cell office:value-type="float" office:value="16.5" calcext:value-type="float">
            <text:p>16.5</text:p>
          </table:table-cell>
          <table:table-cell office:value-type="float" office:value="-19.1176470588235" calcext:value-type="float">
            <text:p>-19.1176470588235</text:p>
          </table:table-cell>
          <table:table-cell office:value-type="float" office:value="16.1633944473546" calcext:value-type="float">
            <text:p>16.1633944473546</text:p>
          </table:table-cell>
          <table:table-cell office:value-type="float" office:value="-21.7671303451829" calcext:value-type="float">
            <text:p>-21.7671303451829</text:p>
          </table:table-cell>
          <table:table-cell office:value-type="float" office:value="43.6" calcext:value-type="float">
            <text:p>43.6</text:p>
          </table:table-cell>
          <table:table-cell office:value-type="float" office:value="-16.1538461538462" calcext:value-type="float">
            <text:p>-16.1538461538462</text:p>
          </table:table-cell>
          <table:table-cell office:value-type="float" office:value="43.1707882882883" calcext:value-type="float">
            <text:p>43.1707882882883</text:p>
          </table:table-cell>
          <table:table-cell office:value-type="float" office:value="-15.7711325641629" calcext:value-type="float">
            <text:p>-15.7711325641629</text:p>
          </table:table-cell>
          <table:table-cell office:value-type="float" office:value="783" calcext:value-type="float">
            <text:p>783</text:p>
          </table:table-cell>
          <table:table-cell office:value-type="float" office:value="-12.5139664804469" calcext:value-type="float">
            <text:p>-12.5139664804469</text:p>
          </table:table-cell>
          <table:table-cell office:value-type="float" office:value="767.676419965577" calcext:value-type="float">
            <text:p>767.676419965577</text:p>
          </table:table-cell>
          <table:table-cell office:value-type="float" office:value="-14.6848209783157" calcext:value-type="float">
            <text:p>-14.6848209783157</text:p>
          </table:table-cell>
        </table:table-row>
        <table:table-row table:style-name="ro1">
          <table:table-cell office:value-type="string" calcext:value-type="string">
            <text:p>pt(j1)</text:p>
          </table:table-cell>
          <table:table-cell office:value-type="float" office:value="13.1" calcext:value-type="float">
            <text:p>13.1</text:p>
          </table:table-cell>
          <table:table-cell office:value-type="float" office:value="-20.6060606060606" calcext:value-type="float">
            <text:p>-20.6060606060606</text:p>
          </table:table-cell>
          <table:table-cell office:value-type="float" office:value="12.6667365112624" calcext:value-type="float">
            <text:p>12.6667365112624</text:p>
          </table:table-cell>
          <table:table-cell office:value-type="float" office:value="-21.6331906486664" calcext:value-type="float">
            <text:p>-21.6331906486664</text:p>
          </table:table-cell>
          <table:table-cell office:value-type="float" office:value="10.7" calcext:value-type="float">
            <text:p>10.7</text:p>
          </table:table-cell>
          <table:table-cell office:value-type="float" office:value="-75.4587155963303" calcext:value-type="float">
            <text:p>-75.4587155963303</text:p>
          </table:table-cell>
          <table:table-cell office:value-type="float" office:value="9.68120495495495" calcext:value-type="float">
            <text:p>9.68120495495495</text:p>
          </table:table-cell>
          <table:table-cell office:value-type="float" office:value="-77.5746393827575" calcext:value-type="float">
            <text:p>-77.5746393827575</text:p>
          </table:table-cell>
          <table:table-cell office:value-type="float" office:value="46.2" calcext:value-type="float">
            <text:p>46.2</text:p>
          </table:table-cell>
          <table:table-cell office:value-type="float" office:value="-94.0996168582375" calcext:value-type="float">
            <text:p>-94.0996168582375</text:p>
          </table:table-cell>
          <table:table-cell office:value-type="float" office:value="45.92082616179" calcext:value-type="float">
            <text:p>45.92082616179</text:p>
          </table:table-cell>
          <table:table-cell office:value-type="float" office:value="-94.0182054616385" calcext:value-type="float">
            <text:p>-94.0182054616385</text:p>
          </table:table-cell>
        </table:table-row>
        <table:table-row table:style-name="ro1">
          <table:table-cell office:value-type="string" calcext:value-type="string">
            <text:p>Etmiss_HT&gt;16</text:p>
          </table:table-cell>
          <table:table-cell office:value-type="float" office:value="6.38" calcext:value-type="float">
            <text:p>6.38</text:p>
          </table:table-cell>
          <table:table-cell office:value-type="float" office:value="-51.2977099236641" calcext:value-type="float">
            <text:p>-51.2977099236641</text:p>
          </table:table-cell>
          <table:table-cell office:value-type="float" office:value="6.09121005762179" calcext:value-type="float">
            <text:p>6.09121005762179</text:p>
          </table:table-cell>
          <table:table-cell office:value-type="float" office:value="-51.9117647058824" calcext:value-type="float">
            <text:p>-51.9117647058824</text:p>
          </table:table-cell>
          <table:table-cell office:value-type="float" office:value="4.86" calcext:value-type="float">
            <text:p>4.86</text:p>
          </table:table-cell>
          <table:table-cell office:value-type="float" office:value="-54.5794392523364" calcext:value-type="float">
            <text:p>-54.5794392523364</text:p>
          </table:table-cell>
          <table:table-cell office:value-type="float" office:value="4.51113738738739" calcext:value-type="float">
            <text:p>4.51113738738739</text:p>
          </table:table-cell>
          <table:table-cell office:value-type="float" office:value="-53.4031413612565" calcext:value-type="float">
            <text:p>-53.4031413612565</text:p>
          </table:table-cell>
          <table:table-cell office:value-type="float" office:value="18.6" calcext:value-type="float">
            <text:p>18.6</text:p>
          </table:table-cell>
          <table:table-cell office:value-type="float" office:value="-59.7402597402597" calcext:value-type="float">
            <text:p>-59.7402597402597</text:p>
          </table:table-cell>
          <table:table-cell office:value-type="float" office:value="19.2395556250978" calcext:value-type="float">
            <text:p>19.2395556250978</text:p>
          </table:table-cell>
          <table:table-cell office:value-type="float" office:value="-58.102766798419" calcext:value-type="float">
            <text:p>-58.102766798419</text:p>
          </table:table-cell>
        </table:table-row>
        <table:table-row table:style-name="ro1">
          <table:table-cell office:value-type="string" calcext:value-type="string">
            <text:p>Meff&gt;3400</text:p>
          </table:table-cell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6.09121005762179" calcext:value-type="float">
            <text:p>6.09121005762179</text:p>
          </table:table-cell>
          <table:table-cell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4.51113738738739" calcext:value-type="float">
            <text:p>4.51113738738739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-1.07526881720432" calcext:value-type="float">
            <text:p>-1.07526881720432</text:p>
          </table:table-cell>
          <table:table-cell office:value-type="float" office:value="19.1488030042247" calcext:value-type="float">
            <text:p>19.1488030042247</text:p>
          </table:table-cell>
          <table:table-cell office:value-type="float" office:value="-0.471698113207547" calcext:value-type="float">
            <text:p>-0.471698113207547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SR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0:38:30.972957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08:08.600204901</meta:creation-date>
    <dc:date>2019-10-10T10:45:10.832762406</dc:date>
    <meta:editing-duration>P5DT11H27M18S</meta:editing-duration>
    <meta:editing-cycles>203</meta:editing-cycles>
    <meta:generator>LibreOffice/6.0.7.3$Linux_X86_64 LibreOffice_project/00m0$Build-3</meta:generator>
    <meta:document-statistic meta:table-count="8" meta:cell-count="8298" meta:object-count="0"/>
  </office:meta>
</office:document-meta>
</file>